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Lyman direction Russian army shelled Makiyivka, Nevske and Bilohorivka of Luhansk region a...</text:span>
</text:h>
      <text:p text:style-name="P4">
Authors: liveuamap (Language: en)</text:p>
      <text:p text:style-name="P4">
Time: 2023-04-23T-62:31:00</text:p>
      <text:p text:style-name="P4">
Location: Bakhmut (Latitude:48.80822 Longtitude:38.25645)</text:p>
      <text:p text:style-name="P4">
Videos: []</text:p>
      <text:p text:style-name="P4">
Images: []</text:p>
      <text:p text:style-name="P4">
Tags: ["Russia"]</text:p>
      <text:p text:style-name="P4">
Id: 22557946</text:p>
      <!--METADATA-->
      <text:p text:style-name="P4">
At Lyman direction Russian army shelled Makiyivka, Nevske and Bilohorivka ofLuhansk region and Dibrova, Verkhnokamyanske and Spirne of Donetsk region, -General Staff of Armed Forces of Ukraine says in the morning report</text:p>
      <text:p text:style-name="P4">
News Collection Link: <text:a xlink:type="simple" xlink:href="https://liveuamap.com/en/2023/23-april-at-lyman-direction-russian-army-shelled-makiyivka" text:style-name="Internet_20_link" text:visited-style-name="Visited_20_Internet_20_Link">
https://liveuamap.com/en/2023/23-april-at-lyman-direction-russian-army-shelled-makiyivka</text:a>
</text:p>
      <text:p text:style-name="P4">
News Source: <text:a xlink:type="simple" xlink:href="https://t.me/lumsrc/4569" text:style-name="Internet_20_link" text:visited-style-name="Visited_20_Internet_20_Link">
https://t.me/lumsrc/4569</text:a>
</text:p>
      <!--NEWS-->
      <text:h text:style-name="P10" text:outline-level="1">
<text:span text:style-name="T4">
Bakhmut Directio Rusian Army Shelled Rozdolivka, Vasukivka, Orikhovo-Vasylivka, Novomark ...</text:span>
</text:h>
      <text:p text:style-name="P4">
Authors: liveuamap (Language: en)</text:p>
      <text:p text:style-name="P4">
Time: 2023-04-23T-64:31:00</text:p>
      <text:p text:style-name="P4">
Location: Novhorods'ke, Donetsk Oblast (Latitude:48.33023 Longtitude:37.8352)</text:p>
      <text:p text:style-name="P4">
Videos: []</text:p>
      <text:p text:style-name="P4">
Images: []</text:p>
      <text:p text:style-name="P4">
Tags: ["Russia"]</text:p>
      <text:p text:style-name="P4">
Id: 22557945</text:p>
      <!--METADATA-->
      <text:p text:style-name="P4">
AT BAKHMUT DIRECTION RUSSIAN ARMY SHELLED ROZDOLIVKA, VASUKIVKA, Orikhovo-Vasylivka, Novomarkove, Hryhorivka, BOHDANIVKA, BAKHMUT, IIVT, IIVKA, BOHDANIVKA Zne, Pivnichne, Pivdenneand New York of Donetsk Region, - General Staff of ARMED FORCES OF UKRAINESAYS IN THE MORNING REPORT</text:p>
      <text:p text:style-name="P4">
News Collection Link:(https://liveuamap.com/en/2023/23-april-at-bakhmut-direction-russian-army-shelled-rozdolivka)</text:p>
      <text:p text:style-name="P4">
News Source: <text:a xlink:type="simple" xlink:href="https://t.me/lumsrc/4570" text:style-name="Internet_20_link" text:visited-style-name="Visited_20_Internet_20_Link">
https://t.me/lumsrc/4570</text:a>
</text:p>
      <!--NEWS-->
      <text:h text:style-name="P10" text:outline-level="1">
<text:span text:style-name="T4">
JSC Avdiivka Directiones Rusian Army Shelled Novokalin, Steppe, Avdiivka, Tonyne, First ...</text:span>
</text:h>
      <text:p text:style-name="P4">
Authors: liveuamap (Language: en)</text:p>
      <text:p text:style-name="P4">
Time: 2023-04-23T-66:31:00</text:p>
      <text:p text:style-name="P4">
Location: Avdiyivka (Latitude:48.24891 Longtitude:37.69255)</text:p>
      <text:p text:style-name="P4">
Videos: []</text:p>
      <text:p text:style-name="P4">
Images: []</text:p>
      <text:p text:style-name="P4">
Tags: ["Russia"]</text:p>
      <text:p text:style-name="P4">
Id: 22557944</text:p>
      <!--METADATA-->
      <text:p text:style-name="P4">
At Avdiyivka directions Russian army shelled Novokalynove, Stepove, Avdiyivka,Tonenke, Pervomayske and Nevelske of Donetsk region, - General Staff of ArmedForces of Ukraine says in the morning report</text:p>
      <text:p text:style-name="P4">
News Collection Link: <text:a xlink:type="simple" xlink:href="https://liveuamap.com/en/2023/23-april-at-avdiyivka-directions-russian-army-shelled-novokalynove" text:style-name="Internet_20_link" text:visited-style-name="Visited_20_Internet_20_Link">
https://liveuamap.com/en/2023/23-april-at-avdiyivka-directions-russian-army-shelled-novokalynove</text:a>
</text:p>
      <text:p text:style-name="P4">
News Source: <text:a xlink:type="simple" xlink:href="https://t.me/lumsrc/4571" text:style-name="Internet_20_link" text:visited-style-name="Visited_20_Internet_20_Link">
https://t.me/lumsrc/4571</text:a>
</text:p>
      <!--NEWS-->
      <text:h text:style-name="P10" text:outline-level="1">
<text:span text:style-name="T4">
Zaporizka Oblast(20:12). Red Alert: aerial threat. Sirens sounding. Take cover now!</text:span>
</text:h>
      <text:p text:style-name="P4">
Authors: liveuamap (Language: en)</text:p>
      <text:p text:style-name="P4">
Time: 2023-04-23T14:13:00</text:p>
      <text:p text:style-name="P4">
Location: Zaporizka Oblast (Latitude:47.612951 Longtitude:35.765911)</text:p>
      <text:p text:style-name="P4">
Videos: []</text:p>
      <text:p text:style-name="P4">
Images: []</text:p>
      <text:p text:style-name="P4">
Tags: ["Europe", "Central and Eastern Europe"]</text:p>
      <text:p text:style-name="P4">
Id: 22558133</text:p>
      <!--METADATA-->
      <text:p text:style-name="P4">
Zaporizhzhia region(20:12). Red Alert: aerial threat. Sirens sounding. Take covernow!</text:p>
      <text:p text:style-name="P4">
News Collection Link: <text:a xlink:type="simple" xlink:href="https://liveuamap.com/en/2023/23-april-zaporizka-oblast2012-red-alert-aeriag" text:style-name="Internet_20_link" text:visited-style-name="Visited_20_Internet_20_Link">
https://liveuamap.com/en/2023/23-april-zaporizka-oblast2012-red-alert-aeriag</text:a>
</text:p>
      <text:p text:style-name="P4">
News Source: <text:a xlink:type="simple" xlink:href="https://t.me/air_alert_ua/43615" text:style-name="Internet_20_link" text:visited-style-name="Visited_20_Internet_20_Link">
https://t.me/air_alert_ua/43615</text:a>
</text:p>
      <!--NEWS-->
      <text:h text:style-name="P10" text:outline-level="1">
<text:span text:style-name="T4">
Donetsk Oblast(21:01). Red Alert: aerial threat. Sirens sounding. Take cover now!</text:span>
</text:h>
      <text:p text:style-name="P4">
Authors: liveuamap (Language: en)</text:p>
      <text:p text:style-name="P4">
Time: 2023-04-23T15:01:00</text:p>
      <text:p text:style-name="P4">
Location: Donetsk Oblast (Latitude:48.72744 Longtitude:37.5781)</text:p>
      <text:p text:style-name="P4">
Videos: []</text:p>
      <text:p text:style-name="P4">
Images: []</text:p>
      <text:p text:style-name="P4">
Tags: ["Europe", "Central and Eastern Europe"]</text:p>
      <text:p text:style-name="P4">
Id: 22558134</text:p>
      <!--METADATA-->
      <text:p text:style-name="P4">
Donetsk Oblast(21:01). Red Alert: aerial threat. Sirens sounding. Take covernow!</text:p>
      <text:p text:style-name="P4">
News Collection Link: <text:a xlink:type="simple" xlink:href="https://liveuamap.com/en/2023/23-april-donetsk-oblast2101-red-alert-aerial-g" text:style-name="Internet_20_link" text:visited-style-name="Visited_20_Internet_20_Link">
https://liveuamap.com/en/2023/23-april-donetsk-oblast2101-red-alert-aerial-g</text:a>
</text:p>
      <text:p text:style-name="P4">
News Source: <text:a xlink:type="simple" xlink:href="https://t.me/air_alert_ua/43618" text:style-name="Internet_20_link" text:visited-style-name="Visited_20_Internet_20_Link">
https://t.me/air_alert_ua/43618</text:a>
</text:p>
      <!--NEWS-->
      <text:h text:style-name="P10" text:outline-level="1">
<text:span text:style-name="T4">
Zaporizhzhya region, Poltava region, Kharkiv, Kharkiv region (22: hp). Red Alrt: Aerial dash ...</text:span>
</text:h>
      <text:p text:style-name="P4">
Authors: liveuamap (Language: en)</text:p>
      <text:p text:style-name="P4">
Time: 2023-04-23T16:45:00</text:p>
      <text:p text:style-name="P4">
Location: Zaporizka Oblast (Latitude:47.612661 Longtitude:35.766111)</text:p>
      <text:p text:style-name="P4">
Videos: []</text:p>
      <text:p text:style-name="P4">
Images: []</text:p>
      <text:p text:style-name="P4">
Tags: ["Europe", "Central and Eastern Europe"]</text:p>
      <text:p text:style-name="P4">
Id: 22558135</text:p>
      <!--METADATA-->
      <text:p text:style-name="P4">
Zaporizhzhya region, Poltava region, Kharkiv, Kharkiv region(22:44). RedAlert: aerial threat. Sirens sounding. Take cover now!</text:p>
      <text:p text:style-name="P4">
News Collection Link: <text:a xlink:type="simple" xlink:href="https://liveuamap.com/en/2023/23-april-zaporizka-oblast-poltavska-oblast-khg" text:style-name="Internet_20_link" text:visited-style-name="Visited_20_Internet_20_Link">
https://liveuamap.com/en/2023/23-april-zaporizka-oblast-poltavska-oblast-khg</text:a>
</text:p>
      <text:p text:style-name="P4">
News Source: <text:a xlink:type="simple" xlink:href="https://t.me/air_alert_ua/43622" text:style-name="Internet_20_link" text:visited-style-name="Visited_20_Internet_20_Link">
https://t.me/air_alert_ua/43622</text:a>
</text:p>
      <!--NEWS-->
      <text:h text:style-name="P10" text:outline-level="1">
<text:span text:style-name="T4">
Dnipro, Dnipropetrovska Oblast(22:44). Red Alert: aerial threat. Sirens sounding. Take cover ...</text:span>
</text:h>
      <text:p text:style-name="P4">
Authors: liveuamap (Language: en)</text:p>
      <text:p text:style-name="P4">
Time: 2023-04-23T16:46:00</text:p>
      <text:p text:style-name="P4">
Location: Dnipro (Latitude:48.45930000 Longtitude:35.03865000)</text:p>
      <text:p text:style-name="P4">
Videos: []</text:p>
      <text:p text:style-name="P4">
Images: []</text:p>
      <text:p text:style-name="P4">
Tags: ["Europe", "Central and Eastern Europe"]</text:p>
      <text:p text:style-name="P4">
Id: 22558136</text:p>
      <!--METADATA-->
      <text:p text:style-name="P4">
Dnipro, Dnipropetrovsk region(22:44). Red Alert: aerial threat. Sirenssounding. Take cover now!</text:p>
      <text:p text:style-name="P4">
News Collection Link: <text:a xlink:type="simple" xlink:href="https://liveuamap.com/en/2023/23-april-dnipro-dnipropetrovska-oblast2244-reg" text:style-name="Internet_20_link" text:visited-style-name="Visited_20_Internet_20_Link">
https://liveuamap.com/en/2023/23-april-dnipro-dnipropetrovska-oblast2244-reg</text:a>
</text:p>
      <text:p text:style-name="P4">
News Source: <text:a xlink:type="simple" xlink:href="https://t.me/suspilnednipro/14669" text:style-name="Internet_20_link" text:visited-style-name="Visited_20_Internet_20_Link">
https://t.me/suspilnednipro/14669</text:a>
</text:p>
      <!--NEWS-->
      <text:h text:style-name="P10" text:outline-level="1">
<text:span text:style-name="T4">
Sumska Oblast, Donetsk Oblast(22:45). Red Alert: aerial threat. Sirens sounding. Take cover now!</text:span>
</text:h>
      <text:p text:style-name="P4">
Authors: liveuamap (Language: en)</text:p>
      <text:p text:style-name="P4">
Time: 2023-04-23T16:47:00</text:p>
      <text:p text:style-name="P4">
Location: Sumska Oblast (Latitude:51.00000000 Longtitude:34.00000000)</text:p>
      <text:p text:style-name="P4">
Videos: []</text:p>
      <text:p text:style-name="P4">
Images: []</text:p>
      <text:p text:style-name="P4">
Tags: ["Europe", "Central and Eastern Europe"]</text:p>
      <text:p text:style-name="P4">
Id: 22558137</text:p>
      <!--METADATA-->
      <text:p text:style-name="P4">
Sumy region, Donetsk region(22:45). Red Alert: aerial threat. Sirenssounding. Take cover now!</text:p>
      <text:p text:style-name="P4">
News Collection Link: <text:a xlink:type="simple" xlink:href="https://liveuamap.com/en/2023/23-april-sumska-oblast-donetsk-oblast2245-redg" text:style-name="Internet_20_link" text:visited-style-name="Visited_20_Internet_20_Link">
https://liveuamap.com/en/2023/23-april-sumska-oblast-donetsk-oblast2245-redg</text:a>
</text:p>
      <text:p text:style-name="P4">
News Source: <text:a xlink:type="simple" xlink:href="https://t.me/air_alert_ua/43625" text:style-name="Internet_20_link" text:visited-style-name="Visited_20_Internet_20_Link">
https://t.me/air_alert_ua/43625</text:a>
</text:p>
      <!--NEWS-->
      <text:h text:style-name="P10" text:outline-level="1">
<text:span text:style-name="T4">
Zaporizka Oblast(00:06). Red Alert: aerial threat. Sirens sounding. Take cover now!</text:span>
</text:h>
      <text:p text:style-name="P4">
Authors: liveuamap (Language: en)</text:p>
      <text:p text:style-name="P4">
Time: 2023-04-23T18:07:00</text:p>
      <text:p text:style-name="P4">
Location: Zaporizka Oblast (Latitude:47.612841 Longtitude:35.766081)</text:p>
      <text:p text:style-name="P4">
Videos: []</text:p>
      <text:p text:style-name="P4">
Images: []</text:p>
      <text:p text:style-name="P4">
Tags: ["Europe", "Central and Eastern Europe"]</text:p>
      <text:p text:style-name="P4">
Id: 22558138</text:p>
      <!--METADATA-->
      <text:p text:style-name="P4">
Zaporizhzhia region(00:06). Red Alert: aerial threat. Sirens sounding. Take covernow!</text:p>
      <text:p text:style-name="P4">
News Collection Link: <text:a xlink:type="simple" xlink:href="https://liveuamap.com/en/2023/23-april-zaporizka-oblast0006-red-alert-aeriag" text:style-name="Internet_20_link" text:visited-style-name="Visited_20_Internet_20_Link">
https://liveuamap.com/en/2023/23-april-zaporizka-oblast0006-red-alert-aeriag</text:a>
</text:p>
      <text:p text:style-name="P4">
News Source: <text:a xlink:type="simple" xlink:href="https://t.me/air_alert_ua/43632" text:style-name="Internet_20_link" text:visited-style-name="Visited_20_Internet_20_Link">
https://t.me/air_alert_ua/43632</text:a>
</text:p>
      <!--NEWS-->
      <text:h text:style-name="P10" text:outline-level="1">
<text:span text:style-name="T4">
Zaporizka Oblast(01:40). Red Alert: aerial threat. Sirens sounding. Take cover now!</text:span>
</text:h>
      <text:p text:style-name="P4">
Authors: liveuamap (Language: en)</text:p>
      <text:p text:style-name="P4">
Time: 2023-04-23T19:41:00</text:p>
      <text:p text:style-name="P4">
Location: Zaporizka Oblast (Latitude:47.611841 Longtitude:35.765761)</text:p>
      <text:p text:style-name="P4">
Videos: []</text:p>
      <text:p text:style-name="P4">
Images: []</text:p>
      <text:p text:style-name="P4">
Tags: ["Europe", "Central and Eastern Europe"]</text:p>
      <text:p text:style-name="P4">
Id: 22558139</text:p>
      <!--METADATA-->
      <text:p text:style-name="P4">
Zaporizhzhia region(01:40). Red Alert: aerial threat. Sirens sounding. Take covernow!</text:p>
      <text:p text:style-name="P4">
News Collection Link: <text:a xlink:type="simple" xlink:href="https://liveuamap.com/en/2023/23-april-zaporizka-oblast0140-red-alert-aeriag" text:style-name="Internet_20_link" text:visited-style-name="Visited_20_Internet_20_Link">
https://liveuamap.com/en/2023/23-april-zaporizka-oblast0140-red-alert-aeriag</text:a>
</text:p>
      <text:p text:style-name="P4">
News Source: <text:a xlink:type="simple" xlink:href="https://t.me/air_alert_ua/43634" text:style-name="Internet_20_link" text:visited-style-name="Visited_20_Internet_20_Link">
https://t.me/air_alert_ua/43634</text:a>
</text:p>
      <!--NEWS-->
      <text:h text:style-name="P10" text:outline-level="1">
<text:span text:style-name="T4">
Doctors make an invaluable contribution to the state's defense capability - Anna Malyar</text:span>
</text:h>
      <text:p text:style-name="P4">
Author: ['АРМІЯINFORM']</text:p>
      <text:p text:style-name="P4">
Time: 2023-04-23T79:00:00-04:00</text:p>
      <text:p text:style-name="P4">
Description: “Ukrainian Medicine Front” - Tsivilni Tie -Vіskovі doctors at once as a rowing lif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988166_1194507931266345_3132785888064533294_n.jpg" text:style-name="Internet_20_link" text:visited-style-name="Visited_20_Internet_20_Link">
342988166_1194507931266345_3132785888064533294_n.jpg</text:a>
', '<text:a xlink:type="simple" xlink:href="https://armyinform.com.ua/wp-content/uploads/2023/04/342620576_1715232635568497_8165851594006101599_n.jpg" text:style-name="Internet_20_link" text:visited-style-name="Visited_20_Internet_20_Link">
342620576_1715232635568497_8165851594006101599_n.jpg</text:a>
', '<text:a xlink:type="simple" xlink:href="https://armyinform.com.ua/wp-content/uploads/2023/04/342614919_702520018296663_4446677339446725618_n.jpg" text:style-name="Internet_20_link" text:visited-style-name="Visited_20_Internet_20_Link">
342614919_702520018296663_4446677339446725618_n.jpg</text:a>
']</text:p>
      <text:p text:style-name="P4">
Tags: ['STOPRUSSIA', 'ВІЙСЬКОВІ ЛІКАРІ', 'ГАННА МАЛЯР', 'УКРАЇНСЬКИЙ МЕДИЧНИЙ ФРОНТ']</text:p>
      <text:p text:style-name="P4">
Category: News</text:p>
      <!--METADATA-->
      <text:p text:style-name="P4">
<draw:frame draw:style-name="fr1" draw:name="Image2" text:anchor-type="as-char" svg:width="6.9236in" svg:height="4.615733in" draw:z-index="0">
<draw:image xlink:href="../Images/AРМІЯINFORM/2023-04-23T79-00-00-04-00/342988166_1194507931266345_3132785888064533294_n.jpg" xlink:type="simple" xlink:show="embed" xlink:actuate="onLoad" draw:mime-type="image/jpeg"/>
</draw:frame>
The Ukrainian Medical Front - Civil and Military Doctors together save the life and health of our military.</text:p>
      <text:p text:style-name="P4">
500 doctors, military and volunteers in the same hall at the Medical MotivationalMeping conducted an important exchange of views, events, experience.</text:p>
      <text:p text:style-name="P4">
<draw:frame draw:style-name="fr1" draw:name="Image3" text:anchor-type="as-char" svg:width="6.9236in" svg:height="7.158206in" draw:z-index="0">
<draw:image xlink:href="../Images/AРМІЯINFORM/2023-04-23T79-00-00-04-00/342620576_1715232635568497_8165851594006101599_n.jpg" xlink:type="simple" xlink:show="embed" xlink:actuate="onLoad" draw:mime-type="image/jpeg"/>
</draw:frame>
“I will remind that in Ukraine to save our soldiers created a unique unified space of military and civilian medical institutions, which there are no analogues of the Air Force. Doctors have a very responsible area of the front. They make their own -grade contribution to the state's defense capability, ”<text:a xlink:type="simple" xlink:href="https://www.facebook.com/ganna.maliar/posts/pfbid0JeL22WEc894ufT376pirVcDD69zNwHGEDvigbFmmdWPT7Ca78vmsdUegvufVS4MXl" text:style-name="Internet_20_link" text:visited-style-name="Visited_20_Internet_20_Link">
noted</text:a>
Deputy Minister of Defense of Ukraine Anna Malyar.</text:p>
      <text:p text:style-name="P4">
<draw:frame draw:style-name="fr1" draw:name="Image4" text:anchor-type="as-char" svg:width="6.9236in" svg:height="5.1927in" draw:z-index="0">
<draw:image xlink:href="../Images/AРМІЯINFORM/2023-04-23T79-00-00-04-00/342614919_702520018296663_4446677339446725618_n.jpg" xlink:type="simple" xlink:show="embed" xlink:actuate="onLoad" draw:mime-type="image/jpeg"/>
</draw:frame>
</text:p>
      <text:p text:style-name="P4">
News Source: <text:a xlink:type="simple" xlink:href="https://armyinform.com.ua/2023/04/23/likari-roblyat-svij-neoczinennyj-vnesok-v-oboronozdatnist-derzhavy-ganna-malyar/" text:style-name="Internet_20_link" text:visited-style-name="Visited_20_Internet_20_Link">
https://armyinform.com.ua/2023/04/23/likari-roblyat-svij-neoczinennyj-vnesok-v-oboronozdatnist-derzhavy-ganna-malyar/</text:a>
</text:p>
      <!--NEWS-->
      <text:h text:style-name="P10" text:outline-level="1">
<text:span text:style-name="T4">
On the fact of today's shelling of Nikopol drones, a pre -trial investigation has been launched</text:span>
</text:h>
      <text:p text:style-name="P4">
Author: ['АРМІЯINFORM']</text:p>
      <text:p text:style-name="P4">
Time: 2023-04-23T98:00:00-04:00</text:p>
      <text:p text:style-name="P4">
Description: The agresor power attacked the nonsense m. Nikopol on the Dnipropetrovskiy-Rospocrat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2793513_1780329332382311_3231938476983012356_n.jpg" text:style-name="Internet_20_link" text:visited-style-name="Visited_20_Internet_20_Link">
342793513_1780329332382311_3231938476983012356_n.jpg</text:a>
']</text:p>
      <text:p text:style-name="P4">
Tags: ['STOPRUSSIA', 'АГРЕСІЯ РФ', 'ВІЙНА', 'ВОРОЖІ ОБСТРІЛИ', 'ВТОРГНЕННЯ РФ', 'НІКОПОЛЬ', 'ОФІС ГЕНЕРАЛЬНОГО ПРОКУРОРА']</text:p>
      <text:p text:style-name="P4">
Category: News</text:p>
      <!--METADATA-->
      <text:p text:style-name="P4">
<draw:frame draw:style-name="fr1" draw:name="Image5" text:anchor-type="as-char" svg:width="6.9236in" svg:height="3.894525in" draw:z-index="0">
<draw:image xlink:href="../Images/AРМІЯINFORM/2023-04-23T98-00-00-04-00/342793513_1780329332382311_3231938476983012356_n.jpg" xlink:type="simple" xlink:show="embed" xlink:actuate="onLoad" draw:mime-type="image/jpeg"/>
</draw:frame>
The aggressor state attacked the drones of Nikopol in Dnipropetrovsk-an investigation. About it <text:a xlink:type="simple" xlink:href="https://www.facebook.com/pgo.gov.ua/posts/pfbid0UL75B2bHf4ijrG6csPD41vqov9ZxqFGWhUsib5XEzm4J1tyoZMqu6ZYFcSv1Ew3Wl" text:style-name="Internet_20_link" text:visited-style-name="Visited_20_Internet_20_Link">
reports</text:a>
The Prosecutor General's Office on his Facebook official page.</text:p>
      <text:p text:style-name="P4">
With the procedural guidance of the Dnipropetrovsk Regional Prosecutor's Office, a case investigation into criminal proceedings on violation of the laws of war(Part 1 of Art. 438 of the Criminal Code of Ukraine).</text:p>
      <text:p text:style-name="P4">
За даними слідства, 23 квітня 2023 року армія рф атакувала м. Нікопольбезпілотними літальними апаратами. У результаті атаки постраждало 3 людей.</text:p>
      <text:p text:style-name="P4">
Пошкоджено комунальну будівлю, приватні будинки, господарські споруди,автомобіль.</text:p>
      <text:p text:style-name="P4">
— Прокурори продовжують вживати всі належні заходи задля документуваннявоєнних злочинів, вчинених представниками збройних сил рф, — йдеться уповідомлені.</text:p>
      <text:p text:style-name="P4">
News Source: <text:a xlink:type="simple" xlink:href="https://armyinform.com.ua/2023/04/23/za-faktom-sogodnishnogo-obstrilu-bezpilotnykamy-nikopolya-rozpochato-dosudove-rozsluduvannya/" text:style-name="Internet_20_link" text:visited-style-name="Visited_20_Internet_20_Link">
https://armyinform.com.ua/2023/04/23/za-faktom-sogodnishnogo-obstrilu-bezpilotnykamy-nikopolya-rozpochato-dosudove-rozsluduvannya/</text:a>
</text:p>
      <!--NEWS-->
      <text:h text:style-name="P10" text:outline-level="1">
<text:span text:style-name="T4">
In Transcarpathia to 20 years sentenced to the Rusyn FSB recruited FSB</text:span>
</text:h>
      <text:p text:style-name="P4">
Authors: Ukrinform (Person)</text:p>
      <text:p text:style-name="P4">
Publisher: Укринформ (Organization)</text:p>
      <text:p text:style-name="P4">
Published Time: 2023-04-24T-112:06:00+03:00</text:p>
      <text:p text:style-name="P4">
Modified Time: 2023-04-24T18:06:00+03:00</text:p>
      <text:p text:style-name="P4">
Description: Up to 20 years of imprisonment condemned the self-proclaimed "Prime Minister" of pseudo-formation "Republic of Subcarpathian Rus". - Ukrinform.</text:p>
      <text:p text:style-name="P4">
Images: ["<text:a xlink:type="simple" xlink:href="https://static.ukrinform.com/photos/2018_07/thumb_files/630_360_1532017869-1678.jpg" text:style-name="Internet_20_link" text:visited-style-name="Visited_20_Internet_20_Link">
630_360_15320...</text:a>
", "<text:a xlink:type="simple" xlink:href="https://static.ukrinform.com/photos/2023_04/1682348818-266.jpg" text:style-name="Internet_20_link" text:visited-style-name="Visited_20_Internet_20_Link">
1682348818-26...</text:a>
"]</text:p>
      <text:p text:style-name="P4">
Tags: ['фсб рф', 'Суд', 'Закарпаття']</text:p>
      <text:p text:style-name="P4">
Type: Article</text:p>
      <!--METADATA-->
      <text:p text:style-name="P4">
<draw:frame draw:style-name="fr1" draw:name="Image6" text:anchor-type="as-char" svg:width="6.9236in" svg:height="3.956343in" draw:z-index="0">
<draw:image xlink:href="../Images/yкринформ/2023-04-24T-112-06-00-03-00/630_360_1532017869-1678.jpg" xlink:type="simple" xlink:show="embed" xlink:actuate="onLoad" draw:mime-type="image/jpeg"/>
</draw:frame>
By 20 years imprisonment was condemned by a self-proclaimed Prime Minister pseudo-formation "Republic of Subcarpathian Rus".</text:p>
      <text:p text:style-name="P4">
This was reported in <text:a xlink:type="simple" xlink:href="http://www.facebook.com/ssu.uzhhorod/posts/pfbid02CcdwgoxHjW9CS62MV9D6Wxx13A49VhhMWsMMupy6DPWvTHu5edBsN6e1wsNeqLkEl" text:style-name="Internet_20_link" text:visited-style-name="Visited_20_Internet_20_Link">
</text:a>
SBU management in the Transcarpathian region, reports Ukrinform.</text:p>
      <text:p text:style-name="P4">
According to the intelligence service, the attacker, at the instructions of the special services of the Russian Federation, tried to create prerequisites for loosening the socio-political situation in the region. One of the key tasks was the creation and proclamation of the Pseudo -formation "Republic of Subcarpathian Rus" in the territory of the Vakarpattya region.</text:p>
      <text:p text:style-name="P4">
Law enforcement officers found that the attacker has repeatedly certified their intentions to change the administrative and territorial structure of the Ukrainian state.</text:p>
      <text:p text:style-name="P4">
"From the beginning of the full -scale invasion of Russia, he has intensified the promotion of anti -state pro -Russian narratives, in particular, to continue to promote the Kremlin version of the" genocide of Rusynov ". The hostile agent appealed to the President of Russia with a proposal: to transform Western Ukrainian; to incomplete the "special military operation" in Ukraine without taking into account the number of factors regarding Transcarpathia, " - the message reads.</text:p>
      <text:p text:style-name="P4">
<draw:frame draw:style-name="fr1" draw:name="Image7" text:anchor-type="as-char" svg:width="6.9236in" svg:height="4.615733in" draw:z-index="0">
<draw:image xlink:href="../Images/yкринформ/2023-04-24T-112-06-00-03-00/1682348818-266.jpg" xlink:type="simple" xlink:show="embed" xlink:actuate="onLoad" draw:mime-type="image/jpeg"/>
</draw:frame>
As it is noted, the defendant was made in the interstate search. Since 2014 he has been heard from court in the territory of the Russian Federation.</text:p>
      <text:p text:style-name="P4">
In 2021, the court had already found him guilty of Art. 109(Actions aimed at navatural change or overthrow of the constitutional order), ст. 110 (encroachment)and Art. 111(State Council)Criminal Code of Ukraine.</text:p>
      <text:p text:style-name="P4">
In April this year, by the decision of the Uzhgorod City Court of the Transcarpathian region, the attacker was found guilty of committing the offenses under Part 2 of Art. 110 and Part 2 of Art. 111 of the Criminal Code of Ukraine and sentenced to twenty years of imprisonment was imposed, informed in the SBU.</text:p>
      <text:p text:style-name="P4">
Currently, the verdict, according to the requirements of the Criminal Procedure Code, has not been valid.</text:p>
      <text:p text:style-name="P4">
<text:span text:style-name="T4">
 Read also: </text:span>
 <text:a xlink:type="simple" xlink:href="https://www.ukrinform.ua/rubric-society/3700000-sbu-zatrimala-oficera-cervinskogo-akogo-sukali-v-spravi-pro-obstril-aerodromu-kanatove-dzerelo.html" text:style-name="Internet_20_link" text:visited-style-name="Visited_20_Internet_20_Link">
<text:span text:style-name="T4">
 SBU </text:span>
</text:a>
</text:p>
      <text:p text:style-name="P4">
In 2019, the Mukachevo City Court sentenced Hitz to 12 years of age. In July 2021, the Lviv Court of Appeal left this verdict of Sile.</text:p>
      <text:p text:style-name="P4">
News Source: <text:a xlink:type="simple" xlink:href="https://www.ukrinform.ua/rubric-regions/3700088-na-zakarpatti-do-20-rokiv-zasudili-zaverbovanogo-fsb-psevdopremera-rusiniv.html" text:style-name="Internet_20_link" text:visited-style-name="Visited_20_Internet_20_Link">
https://www.ukrinform.ua/rubric-regions/3700088-na-zakarpatti-do-20-rokiv-zasudili-zaverbovanogo-fsb-psevdopremera-rusiniv.html</text:a>
</text:p>
      <!--NEWS-->
      <text:h text:style-name="P10" text:outline-level="1">
<text:span text:style-name="T4">
Ukrzaliznytsia has restored the grain transit territory of Poland</text:span>
</text:h>
      <text:p text:style-name="P4">
Authors: Ukrinform (Person)</text:p>
      <text:p text:style-name="P4">
Publisher: Укринформ (Organization)</text:p>
      <text:p text:style-name="P4">
Published Time: 2023-04-24T-12:58:00+03:00</text:p>
      <text:p text:style-name="P4">
Modified Time: 2023-04-24T23:58:00+03:00</text:p>
      <text:p text:style-name="P4">
Description: JSC "Ukrzaliznytsia" (UZ) resumed transportation of Ukrainian agricultural products for export by rail for transit through the territory of Poland, terminated from April 15. - Ukrinform.</text:p>
      <text:p text:style-name="P4">
Images: ["<text:a xlink:type="simple" xlink:href="https://static.ukrinform.com/photos/2023_04/thumb_files/630_360_1681898244-702.jpg" text:style-name="Internet_20_link" text:visited-style-name="Visited_20_Internet_20_Link">
630_360_16818...</text:a>
"]</text:p>
      <text:p text:style-name="P4">
Tags: ['Польща', 'Україна', 'Зерно', 'Укрзалізниця', 'Транзит']</text:p>
      <text:p text:style-name="P4">
Type: Article</text:p>
      <!--METADATA-->
      <text:p text:style-name="P4">
<draw:frame draw:style-name="fr1" draw:name="Image8" text:anchor-type="as-char" svg:width="6.9236in" svg:height="3.956343in" draw:z-index="0">
<draw:image xlink:href="../Images/yкринформ/2023-04-24T-12-58-00-03-00/630_360_1681898244-702.jpg" xlink:type="simple" xlink:show="embed" xlink:actuate="onLoad" draw:mime-type="image/jpeg"/>
</draw:frame>
JSC "Ukrzaliznytsia"(With)The transportation of Ukrainian agricultural products for export by rail for transit through the territory of Polish was resumed since April 15.</text:p>
      <text:p text:style-name="P4">
About it, as Ukrinform reports, reports <text:a xlink:type="simple" xlink:href="https://interfax.com.ua/news/economic/905917.html" text:style-name="Internet_20_link" text:visited-style-name="Visited_20_Internet_20_Link">
</text:a>
With reference to Ukrzaliznytsia.</text:p>
      <text:p text:style-name="P4">
"Ukrzaliznytsia restores export transit transportation of Ukrainian farmers by rail through the territory of Poland. A corresponding notification of the cancellation of restrictions on the said transportation company received from the Polish carrier PKP Cargo on April 21, 2023,"</text:p>
      <text:p text:style-name="P4">
<text:span text:style-name="T4">
 Read also: </text:span>
 <text:span text:style-name="T4">
 <text:a xlink:type="simple" xlink:href="https://www.ukrinform.ua/rubric-economy/3699157-ukrzaliznica-zapuskae-bezperesadkovij-rejs-z-avstrii.html" text:style-name="Internet_20_link" text:visited-style-name="Visited_20_Internet_20_Link">
</text:a>
</text:span>
</text:p>
      <text:p text:style-name="P4">
The company specified that the transportation of Ukrainian food is allowed for Nazemic transit and for transit to the seaports of Gdansk, Gdin, Swinouya and Shecin.</text:p>
      <text:p text:style-name="P4">
It is also reported that mirror restrictive conventions for the transit of ninestruation in the direction of Poland, introduced UZ from April 17 after the PKP Cargo and PKP LHS railway operators were addressed, and soon it was also budget.</text:p>
      <text:p text:style-name="P4">
<text:span text:style-name="T4">
 Read also: </text:span>
 <text:span text:style-name="T4">
 <text:a xlink:type="simple" xlink:href="https://www.ukrinform.ua/rubric-economy/3698426-obsagi-zernovih-perevezen-vpali-do-minimumu-za-pat-misaciv-ukrzaliznica.html" text:style-name="Internet_20_link" text:visited-style-name="Visited_20_Internet_20_Link">
</text:a>
</text:span>
</text:p>
      <text:p text:style-name="P4">
At the same time, the issue of 3,000 wagons with Ukrainian <text:span text:style-name="T4">
 <text:a xlink:type="simple" xlink:href="https://www.ukrinform.ua/tag-zerno" text:style-name="Internet_20_link" text:visited-style-name="Visited_20_Internet_20_Link">
</text:a>
</text:span>
, which have been loaded and adopted before the introduction of a conventional ban by Polish carriers, remains unresolved.</text:p>
      <text:p text:style-name="P4">
As it was reported earlier, in mid -April Poland, Hungary, Bulgaria, Slovakia and Romania unilaterally _ <text:span text:style-name="T4">
 [] <text:a xlink:type="simple" xlink:href="https://www.ukrinform.ua/rubric-economy/3697893-zaborona-importu-agroprodukcii-solskij-rozpoviv-pro-peregovori-z-okremimi-krainami-ta-es.html" text:style-name="Internet_20_link" text:visited-style-name="Visited_20_Internet_20_Link">
</text:a>
</text:span>
 _, but they allowed them to transit.</text:p>
      <text:p text:style-name="P4">
<text:span text:style-name="T4">
 Read also: </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Ukrainian cargoes are now heading to the Polish and German ports of the Nabalian Sea, as well as to Romanian and Bulgarian ports on the Merneys.</text:p>
      <text:p text:style-name="P4">
News Source: <text:a xlink:type="simple" xlink:href="https://www.ukrinform.ua/rubric-economy/3700204-ukrzaliznica-vidnovila-tranzit-zerna-teritorieu-polsi.html" text:style-name="Internet_20_link" text:visited-style-name="Visited_20_Internet_20_Link">
https://www.ukrinform.ua/rubric-economy/3700204-ukrzaliznica-vidnovila-tranzit-zerna-teritorieu-polsi.html</text:a>
</text:p>
      <!--NEWS-->
      <text:h text:style-name="P10" text:outline-level="1">
<text:span text:style-name="T4">
EU Post -Print at the UN: Russia has to fulfill the resolution on Ukraine if cares for multilaterality</text:span>
</text:h>
      <text:p text:style-name="P4">
Authors: Ukrinform (Person)</text:p>
      <text:p text:style-name="P4">
Publisher: Укринформ (Organization)</text:p>
      <text:p text:style-name="P4">
Published Time: 2023-04-24T-14:46:00+03:00</text:p>
      <text:p text:style-name="P4">
Modified Time: 2023-04-24T23:46:00+03:00</text:p>
      <text:p text:style-name="P4">
Description: A permanent representative of the EU at the UN UNOF Skoog, on behalf of 27 EU countries, accused Russia of cynicism against its debate debts on multilaterality in international relations and protection of the principles of the Charter of the United Nations. - Ukrinform.</text:p>
      <text:p text:style-name="P4">
Images: ["<text:a xlink:type="simple" xlink:href="https://static.ukrinform.com/photos/2023_04/thumb_files/630_360_1682369270-185.jpeg" text:style-name="Internet_20_link" text:visited-style-name="Visited_20_Internet_20_Link">
630_360_16823...</text:a>
"]</text:p>
      <text:p text:style-name="P4">
Tags: ['Євросоюз', 'ООН', 'Агресія РФ', 'росія', 'Радбез ООН']</text:p>
      <text:p text:style-name="P4">
Type: Article</text:p>
      <!--METADATA-->
      <text:p text:style-name="P4">
<draw:frame draw:style-name="fr1" draw:name="Image9" text:anchor-type="as-char" svg:width="6.9236in" svg:height="3.956343in" draw:z-index="0">
<draw:image xlink:href="../Images/yкринформ/2023-04-24T-14-46-00-03-00/630_360_1682369270-185.jpeg" xlink:type="simple" xlink:show="embed" xlink:actuate="onLoad" draw:mime-type="image/jpeg"/>
</draw:frame>
On behalf of 27 countries, the permanent representative of the European Union at the United Nations on behalf of 27 countries in ESCEMBER IN CYNYMA CONSISTRY ABOUT HIVING DEBATS OBTAINING IN THE MULTIPLE IN INTERNATIONAL RESEARCH AND PROTECTION OF THE PRINCIPLES OF THE NUMBER.</text:p>
      <text:p text:style-name="P4">
According to Ukrinform correspondent in New York, he stated this at a meeting of the UN Security Council, organized by Russia, on "Effective Multilaterality by Protecting the Principles of the UN Charter".</text:p>
      <text:p text:style-name="P4">
“In organizing these debates, Russia tries to present itself as a protector of the multilaterality assigned to the UN Charter. Nothing can be further distinguished. If Russia was indeed interested in the topic of today's order, it ceased to violate the UN Charter, international law and immediately withdrawing all its troops from all over Ukraine, ”reading a statement on behalf of the EU countries.</text:p>
      <text:p text:style-name="P4">
<text:span text:style-name="T4">
 Read also: </text:span>
 <text:span text:style-name="T4">
 <text:a xlink:type="simple" xlink:href="https://www.ukrinform.ua/rubric-world/3700178-postpred-ssa-pri-oon-nagadala-lavrovu-golovni-principi-statutu-organizacii.html" text:style-name="Internet_20_link" text:visited-style-name="Visited_20_Internet_20_Link">
</text:a>
</text:span>
</text:p>
      <text:p text:style-name="P4">
According to him, this day is "another sad example of Russian information manipulation, misinformation and abuse of their membership of the UNSR."</text:p>
      <text:p text:style-name="P4">
He called Russia's discussion of this topic with flashy hypocrisy, although effective multilaterality should actually play an important role in international relations.</text:p>
      <text:p text:style-name="P4">
Skoog also emphasized the need to reform the UN and all the global management system, including the Security Council.</text:p>
      <text:p text:style-name="P4">
<text:span text:style-name="T4">
 Read also: </text:span>
 <text:span text:style-name="T4">
 <text:a xlink:type="simple" xlink:href="https://www.ukrinform.ua/rubric-world/3700106-gensek-oon-u-vistupi-v-radbezi-prisvativ-vijni-rosii-proti-ukraini-odne-recenna.html" text:style-name="Internet_20_link" text:visited-style-name="Visited_20_Internet_20_Link">
</text:a>
</text:span>
</text:p>
      <text:p text:style-name="P4">
In addition, according to EU States, the international community should ensure that Russia is responsible for crimes committed in Ukraine and the opposition.</text:p>
      <text:p text:style-name="P4">
"The EU also remains an adamant supporter of the International Criminal Court, and we continue to call for the general ratification of the Roman Statute," he appealed, thus appealing to the MCS issued by the order for the arrest of President of RFVvolodimir Putin for abduction of Ukrainian children.</text:p>
      <text:p text:style-name="P4">
<text:span text:style-name="T4">
 Read also: </text:span>
 <text:span text:style-name="T4">
 <text:a xlink:type="simple" xlink:href="https://www.ukrinform.ua/rubric-world/3700118-lavrov-na-radbezi-oon-ozvuciv-novu-versiu-pricin-vijni-v-ukraini.html" text:style-name="Internet_20_link" text:visited-style-name="Visited_20_Internet_20_Link">
</text:a>
 </text:span>
</text:p>
      <text:p text:style-name="P4">
“141 The state supported this requirement. If Russia takes care of efficient multilayers, then this is the first way to prove it, ”the post -pre -EU said.</text:p>
      <text:p text:style-name="P4">
<text:span text:style-name="T4">
 Read also: </text:span>
 <text:span text:style-name="T4">
 <text:a xlink:type="simple" xlink:href="https://www.ukrinform.ua/rubric-world/3700167-britania-rozkritikuvala-licemirstvo-rosii-na-zasidanni-radbezu-oon.html" text:style-name="Internet_20_link" text:visited-style-name="Visited_20_Internet_20_Link">
</text:a>
</text:span>
</text:p>
      <text:p text:style-name="P4">
It was reported on Monday in <text:span text:style-name="T4">
 <text:a xlink:type="simple" xlink:href="https://www.ukrinform.ua/tag-radbez-oon" text:style-name="Internet_20_link" text:visited-style-name="Visited_20_Internet_20_Link">
</text:a>
</text:span>
 A meeting "Effective Multilateral Customs Protection of the Principles of the UN Charter" is held under the presidency of Lavrov. Lavrov presented Russia's position as if he defended multilateral relations and defends the principles of the UN Charter.</text:p>
      <text:p text:style-name="P4">
News Source: <text:a xlink:type="simple" xlink:href="https://www.ukrinform.ua/rubric-polytics/3700202-postpred-es-pri-oon-rosia-mae-vikonati-rezoluciu-sodo-ukraini-akso-pikluetsa-pro-bagatostoronnist.html" text:style-name="Internet_20_link" text:visited-style-name="Visited_20_Internet_20_Link">
https://www.ukrinform.ua/rubric-polytics/3700202-postpred-es-pri-oon-rosia-mae-vikonati-rezoluciu-sodo-ukraini-akso-pikluetsa-pro-bagatostoronnist.html</text:a>
</text:p>
      <!--NEWS-->
      <text:h text:style-name="P10" text:outline-level="1">
<text:span text:style-name="T4">
Over the past two years, explosive weapons have taken over the lives of over 50,000 people</text:span>
</text:h>
      <text:p text:style-name="P4">
Authors: Ukrinform (Person)</text:p>
      <text:p text:style-name="P4">
Publisher: Укринформ (Organization)</text:p>
      <text:p text:style-name="P4">
Published Time: 2023-04-24T-16:38:00+03:00</text:p>
      <text:p text:style-name="P4">
Modified Time: 2023-04-24T23:38:00+03:00</text:p>
      <text:p text:style-name="P4">
Description: More than 50,000 people were killed in 2021-22 due to the use of explosive weapons, especially their number during the Russian Federation against Ukraine. - Ukrinform.</text:p>
      <text:p text:style-name="P4">
Images: ["<text:a xlink:type="simple" xlink:href="https://static.ukrinform.com/photos/2016_08/thumb_files/630_360_1470728644-7859-bombezka-sirii.jpg" text:style-name="Internet_20_link" text:visited-style-name="Visited_20_Internet_20_Link">
630_360_14707...</text:a>
"]</text:p>
      <text:p text:style-name="P4">
Tags: ['Смерть', 'Вибухівка', 'Зброя', 'Бомба']</text:p>
      <text:p text:style-name="P4">
Type: Article</text:p>
      <!--METADATA-->
      <text:p text:style-name="P4">
<draw:frame draw:style-name="fr1" draw:name="Image10" text:anchor-type="as-char" svg:width="6.9236in" svg:height="3.956343in" draw:z-index="0">
<draw:image xlink:href="../Images/yкринформ/2023-04-24T-16-38-00-03-00/630_360_1470728644-7859-bombezka-sirii.jpg" xlink:type="simple" xlink:show="embed" xlink:actuate="onLoad" draw:mime-type="image/jpeg"/>
</draw:frame>
More than 50,000 people were killed in 2021-22 because of the use of explosive weapons, especially their number during the Russian Federation against Ukraine.</text:p>
      <text:p text:style-name="P4">
This is stated in <text:a xlink:type="simple" xlink:href="https://www.handicap-international.de/sn_uploads/document/Explosive_Weapons_Monitor_21-22.pdf" text:style-name="Internet_20_link" text:visited-style-name="Visited_20_Internet_20_Link">
</text:a>
, which was published on April 24, non -profit humanitarian organization Handicapinternational(HI)and its partnership organization International Network of Explosive Armed(New)Ukrinform correspondent reports.</text:p>
      <text:p text:style-name="P4">
In 2021/2022, 50,995 people were killed and received from explosive weapons. Among them were 32 136 civilians in 71 Tateria. Only in 2022 was an increase in the number of victims of the average population from attacks with explosive weapons from 11 343 to 20793, which is 83% more than in 2021.</text:p>
      <text:p text:style-name="P4">
<text:span text:style-name="T4">
 Read also: </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When using explosive weapons in residential quarters, 90% of victims make up. This ratio remained unchanged over the last 10 years. Significant growth can be explained by the invasion of Russia into Ukraine by the pelvic use of explosive weapons in Ethiopia, Myanmar and Somalia, and it will be in the report.</text:p>
      <text:p text:style-name="P4">
<text:span text:style-name="T4">
 Read also: </text:span>
 <text:span text:style-name="T4">
 <text:a xlink:type="simple" xlink:href="https://www.ukrinform.ua/rubric-ato/3692322-ce-krok-vidcau-gumenuk-rozpovila-pro-zastosuvanna-rosianami-aviacii-z-kerovanimi-bombami.html" text:style-name="Internet_20_link" text:visited-style-name="Visited_20_Internet_20_Link">
</text:a>
</text:span>
</text:p>
      <text:p text:style-name="P4">
“The number of victims of explosive weapons has increased sharply. These weapons are suffering and often leads to death. It often causes injuries to its victims, which often lead to the lifelong disability of the taviga injuries. Explosive <text:span text:style-name="T4">
 <text:a xlink:type="simple" xlink:href="https://www.ukrinform.ua/tag-zbroa" text:style-name="Internet_20_link" text:visited-style-name="Visited_20_Internet_20_Link">
</text:a>
</text:span>
 destroys buildings, schools and hospitals, so it is often impossible to help wounded, ”said Maria Fisher, Head of the Political Department of Handicap Internationalmany.</text:p>
      <text:p text:style-name="P4">
He noted that the purpose of providing information and analysis is to continue the pressure of the supra to implement specific strategies and measures to limit the use of explosive weapons in residential areas and to convince the states that have not not wrote the International Convention.</text:p>
      <text:p text:style-name="P4">
<text:span text:style-name="T4">
 Read also: </text:span>
 <text:span text:style-name="T4">
 <text:a xlink:type="simple" xlink:href="https://www.ukrinform.ua/rubric-ato/3699183-rosiani-vnoci-skinuli-kerovanu-bombu-na-cernigivsinu.html" text:style-name="Internet_20_link" text:visited-style-name="Visited_20_Internet_20_Link">
</text:a>
 </text:span>
</text:p>
      <text:p text:style-name="P4">
Six months after the Dublin Conference, with 83 countries signed an international agreement governing the use of explosive weapons in residential areas, the first comprehensive report is now being published. Explosive Weapons Monitor will be published annually.</text:p>
      <text:p text:style-name="P4">
Recall: Explosive Weapons Monitor was founded in 2022.</text:p>
      <text:p text:style-name="P4">
News Source: <text:a xlink:type="simple" xlink:href="https://www.ukrinform.ua/rubric-world/3700201-za-ostanni-dva-roki-vibuhova-zbroa-zabrala-zitta-ponad-50-tisac-ludej.html" text:style-name="Internet_20_link" text:visited-style-name="Visited_20_Internet_20_Link">
https://www.ukrinform.ua/rubric-world/3700201-za-ostanni-dva-roki-vibuhova-zbroa-zabrala-zitta-ponad-50-tisac-ludej.html</text:a>
</text:p>
      <!--NEWS-->
      <text:h text:style-name="P10" text:outline-level="1">
<text:span text:style-name="T4">
JSC Kupiansk Directio Rusian of the Army Shelled two -year, Mryanikivka, Massutivka, Lyman first, ...</text:span>
</text:h>
      <text:p text:style-name="P4">
Authors: liveuamap (Language: en)</text:p>
      <text:p text:style-name="P4">
Time: 2023-04-24T-16:53:00</text:p>
      <text:p text:style-name="P4">
Location: Luhansk (Latitude:49.03224 Longtitude:37.95227)</text:p>
      <text:p text:style-name="P4">
Videos: []</text:p>
      <text:p text:style-name="P4">
Images: []</text:p>
      <text:p text:style-name="P4">
Tags: ["Russia"]</text:p>
      <text:p text:style-name="P4">
Id: 22558276</text:p>
      <!--METADATA-->
      <text:p text:style-name="P4">
At Kupiansk direction Russian army shelled Dvorichna, Hryanykivka, Masutivka,Lyman Pershyy, Kyslivka and Berestove of Kharkiv region; Novoselivske ofLuhansk region; Torske and Spirne of Donetsk region, - General Staff of ArmedForces of Ukraine says in the morning report</text:p>
      <text:p text:style-name="P4">
News Collection Link: <text:a xlink:type="simple" xlink:href="https://liveuamap.com/en/2023/24-april-at-kupiansk-direction-russian-army-shelled-dvorichna" text:style-name="Internet_20_link" text:visited-style-name="Visited_20_Internet_20_Link">
https://liveuamap.com/en/2023/24-april-at-kupiansk-direction-russian-army-shelled-dvorichna</text:a>
</text:p>
      <text:p text:style-name="P4">
News Source: <text:a xlink:type="simple" xlink:href="https://t.me/lumsrc/4578" text:style-name="Internet_20_link" text:visited-style-name="Visited_20_Internet_20_Link">
https://t.me/lumsrc/4578</text:a>
</text:p>
      <!--NEWS-->
      <text:h text:style-name="P10" text:outline-level="1">
<text:span text:style-name="T4">
EU Council asked Georgia to present convincing results of democratic reforms by the end of the year</text:span>
</text:h>
      <text:p text:style-name="P4">
Authors: Ukrinform (Person)</text:p>
      <text:p text:style-name="P4">
Publisher: Укринформ (Organization)</text:p>
      <text:p text:style-name="P4">
Published Time: 2023-04-24T-18:29:00+03:00</text:p>
      <text:p text:style-name="P4">
Modified Time: 2023-04-24T23:29:00+03:00</text:p>
      <text:p text:style-name="P4">
Description: European government officials have called on Georgia to demonstrate convincing results of democratic development and reforms by the end of the year, when EU leaders make decisions to grant the country's status as a candidate for EU entry.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Грузія', 'Боррель']</text:p>
      <text:p text:style-name="P4">
Type: Article</text:p>
      <!--METADATA-->
      <text:p text:style-name="P4">
<draw:frame draw:style-name="fr1" draw:name="Image11" text:anchor-type="as-char" svg:width="6.9236in" svg:height="3.956343in" draw:z-index="0">
<draw:image xlink:href="../Images/yкринформ/2023-04-24T-18-29-00-03-00/630_360_1667561515-584.jpg" xlink:type="simple" xlink:show="embed" xlink:actuate="onLoad" draw:mime-type="image/jpeg"/>
</draw:frame>
European government officials have called on Georgia to demonstrate convincing results of democratic development and reforms by the end of the year, when EU leaders have made decisions to grant the country's status as a candidate for EU entry.</text:p>
      <text:p text:style-name="P4">
This was stated in Luxembourg today by the EU's Foreign Affairs Supervisions in Luxembourg.</text:p>
      <text:p text:style-name="P4">
“In Georgia - we had a business lunch with foreign minister to interfere with the historical opportunity in terms of the European perspective of Georgia, which requires further strengthening of its democracy. We have confirmed that <text:span text:style-name="T4">
 <text:a xlink:type="simple" xlink:href="https://www.ukrinform.ua/tag-gruzia" text:style-name="Internet_20_link" text:visited-style-name="Visited_20_Internet_20_Link">
</text:a>
</text:span>
 It makes significant progress in this, but requires more reforms. At the end of the year, the status of Georgia as a candidate country will be considered. We called on Minister Darchiashvili to provide a positive signal to convince member countries of achieving certain priorities for the process of entry, ”the EU High Representative said.</text:p>
      <text:p text:style-name="P4">
<text:span text:style-name="T4">
 Read also: </text:span>
 <text:span text:style-name="T4">
 <text:a xlink:type="simple" xlink:href="https://www.ukrinform.ua/rubric-polytics/3691328-prezidentka-gruzii-ukraincam-budemo-razom-u-evropi-zavdaki-borotbi-vasih-zahisnikiv.html" text:style-name="Internet_20_link" text:visited-style-name="Visited_20_Internet_20_Link">
</text:a>
</text:span>
</text:p>
      <text:p text:style-name="P4">
As it was reported, the Georgia Parliament on March 7 in an accelerated regime has suffered in the first reading the bill "On transparency . In the end, the ruling party "Georgian Dream" and the Movement "Power of the People" decided to withdraw this bill of Georgia. The EU representation in Georgia was greeted by customization.</text:p>
      <text:p text:style-name="P4">
<text:span text:style-name="T4">
 Read also: </text:span>
 <text:span text:style-name="T4">
 <text:a xlink:type="simple" xlink:href="https://www.ukrinform.ua/rubric-world/3696328-u-gruzii-sprostuvali-cutki-pro-ponovlenna-pramogo-aviaspolucenna-z-rf.html" text:style-name="Internet_20_link" text:visited-style-name="Visited_20_Internet_20_Link">
</text:a>
</text:span>
</text:p>
      <text:p text:style-name="P4">
Another problematic issue in the path of European integration is the maintenance of the seriously ill former President of Georgia <text:span text:style-name="T4">
 <text:a xlink:type="simple" xlink:href="https://www.ukrinform.ua/tag-saakasvili" text:style-name="Internet_20_link" text:visited-style-name="Visited_20_Internet_20_Link">
</text:a>
</text:span>
, the release of which is a significantness of European politicians as a prerequisite for any further movement group in democratic development.</text:p>
      <text:p text:style-name="P4">
News Source: <text:a xlink:type="simple" xlink:href="https://www.ukrinform.ua/rubric-world/3700200-rada-es-prosila-gruziu-predstaviti-perekonlivi-rezultati-demokraticnih-reform-do-kinca-roku.html" text:style-name="Internet_20_link" text:visited-style-name="Visited_20_Internet_20_Link">
https://www.ukrinform.ua/rubric-world/3700200-rada-es-prosila-gruziu-predstaviti-perekonlivi-rezultati-demokraticnih-reform-do-kinca-roku.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4-24T-18:53:00</text:p>
      <text:p text:style-name="P4">
Location: Bakhmut (Latitude:48.80539 Longtitude:38.24049)</text:p>
      <text:p text:style-name="P4">
Videos: []</text:p>
      <text:p text:style-name="P4">
Images: []</text:p>
      <text:p text:style-name="P4">
Tags: ["Russia"]</text:p>
      <text:p text:style-name="P4">
Id: 22558275</text:p>
      <!--METADATA-->
      <text:p text:style-name="P4">
At Lyman direction Russian army shelled Makiyivka, Nevske, Bilohorivka ofLuhansk region and Torske, Dibrova, Verkhnokamyanske and Spirne of Donetskregion, - General Staff of Armed Forces of Ukraine says in the morning report</text:p>
      <text:p text:style-name="P4">
News Collection Link: <text:a xlink:type="simple" xlink:href="https://liveuamap.com/en/2023/24-april-at-lyman-direction-russian-army-shelled-makiyivka" text:style-name="Internet_20_link" text:visited-style-name="Visited_20_Internet_20_Link">
https://liveuamap.com/en/2023/24-april-at-lyman-direction-russian-army-shelled-makiyivka</text:a>
</text:p>
      <text:p text:style-name="P4">
News Source: <text:a xlink:type="simple" xlink:href="https://t.me/lumsrc/4579" text:style-name="Internet_20_link" text:visited-style-name="Visited_20_Internet_20_Link">
https://t.me/lumsrc/4579</text:a>
</text:p>
      <!--NEWS-->
      <text:h text:style-name="P10" text:outline-level="1">
<text:span text:style-name="T4">
The prosecutor's office demands to take the mayor of Odessa Trukhanov in custody for millions of waste</text:span>
</text:h>
      <text:p text:style-name="P4">
Authors: Ukrinform (Person)</text:p>
      <text:p text:style-name="P4">
Publisher: Укринформ (Organization)</text:p>
      <text:p text:style-name="P4">
Published Time: 2023-04-24T-20:18:00+03:00</text:p>
      <text:p text:style-name="P4">
Modified Time: 2023-04-24T23:18:00+03:00</text:p>
      <text:p text:style-name="P4">
Description: During the hearing in the High Anti -Corruption Court in the Cracy of the Krajan, the SAP prosecutor filed a request for a change in the measure of restraint for the mayor of Odessa Gennady Trukhanov and his accomplices, who are accused of seizing budgetary funds. - Ukrinform.</text:p>
      <text:p text:style-name="P4">
Images: ["<text:a xlink:type="simple" xlink:href="https://static.ukrinform.com/photos/2019_06/thumb_files/630_360_1559482003-505.jpg" text:style-name="Internet_20_link" text:visited-style-name="Visited_20_Internet_20_Link">
630_360_15594...</text:a>
"]</text:p>
      <text:p text:style-name="P4">
Tags: ['НАБУ', 'Одеса', 'Суд', 'Труханов', 'Справа Труханова']</text:p>
      <text:p text:style-name="P4">
Type: Article</text:p>
      <!--METADATA-->
      <text:p text:style-name="P4">
<draw:frame draw:style-name="fr1" draw:name="Image12" text:anchor-type="as-char" svg:width="6.9236in" svg:height="3.956343in" draw:z-index="0">
<draw:image xlink:href="../Images/yкринформ/2023-04-24T-20-18-00-03-00/630_360_1559482003-505.jpg" xlink:type="simple" xlink:show="embed" xlink:actuate="onLoad" draw:mime-type="image/jpeg"/>
</draw:frame>
During the time in the Supreme Anti -Corruption Court in the Krajana case, the SAP prosecutor for a change in the measure of restraint for the mayor of Odessa Gennady Trukhanov Taih's accomplices, who are accused of seizing budgetary funds.</text:p>
      <text:p text:style-name="P4">
About this <text:a xlink:type="simple" xlink:href="https://t.me/fuckcorruption/2245" text:style-name="Internet_20_link" text:visited-style-name="Visited_20_Internet_20_Link">
 </text:a>
in the center of counteraction to corruption, reports Ukrinform.</text:p>
      <text:p text:style-name="P4">
"Today, the Supreme Anti -Corruption Court held a regular meeting in the case of Odessa Gennady Trukhanov and his accomplices, who have been accused of seizing 92 million UAH of the local budget for many years during the purchase of a bankrupt plant" Krayan ", - the message reads.</text:p>
      <text:p text:style-name="P4">
<text:span text:style-name="T4">
 Read also: </text:span>
 _ <text:span text:style-name="T4">
 <text:a xlink:type="simple" xlink:href="https://www.ukrinform.ua/rubric-regions/3588203-zelenskij-mae-zvernuti-uvagu-na-dii-truhanova-peticia-nabrala-25-tisac-pidpisiv.html" text:style-name="Internet_20_link" text:visited-style-name="Visited_20_Internet_20_Link">
</text:a>
</text:span>
 _</text:p>
      <text:p text:style-name="P4">
According to the CPC, it is about the mayor of Odessa Gennady Trukhanov, his deputy Pavel Collman, chairman of the standing committee on communal license of the Odessa City Council Vasyl Shchryabay, Director of the Department of Communal Property of the Odessa City Council Alexei Stotor and his deputy.</text:p>
      <text:p text:style-name="P4">
Instead of a personal obligation, the prosecutor asked the accused to appoint a pre -trial detention.</text:p>
      <text:p text:style-name="P4">
<text:span text:style-name="T4">
 Read also: </text:span>
 <text:span text:style-name="T4">
 <text:a xlink:type="simple" xlink:href="https://www.ukrinform.ua/rubric-regions/3689940-odeska-meria-vidstouvatime-u-verhovnomu-sudi-pravo-vlasnosti-na-budinok-russova-truhanov.html" text:style-name="Internet_20_link" text:visited-style-name="Visited_20_Internet_20_Link">
</text:a>
</text:span>
</text:p>
      <text:p text:style-name="P4">
It is noted that the defendants participated in the trial due to the proportion, and because of its poor quality to discuss the petition did not work out for tomorrow, April 25, all participants directly before the lounge in Kiev.</text:p>
      <text:p text:style-name="P4">
We will remind: according to NABU, in 2016, the Odessa mayor Trukhanovsky with other officials of the Odessa City Hall and representatives of the private company took possession of the local budget of the city of Odessa in the amount of 92 million UAH.</text:p>
      <text:p text:style-name="P4">
NABU detectives and SAP prosecutors in December 2016 initiated the reference to these funds, which were transferred to the account of LLC Developmenteite. January 24 2020 <text:span text:style-name="T4">
 <text:a xlink:type="simple" xlink:href="https://www.ukrinform.ua/tag-truhanov" text:style-name="Internet_20_link" text:visited-style-name="Visited_20_Internet_20_Link">
</text:a>
</text:span>
 The scales were reported suspicion.</text:p>
      <text:p text:style-name="P4">
In total, 12 persons were held accountable in the Crand of the Krayan and SAP plant, for 8 of whom the case is listened to by Wax. With regard to one of the participants, the case was closed in connection with her death.In October 2018, the Malinovsky District Court of Odessa was a guarantor act against eight persons -performers of the scheme, among them -Gentadiy Trukhanov. In the end, the court justified all the persons involved in the case.</text:p>
      <text:p text:style-name="P4">
In February 2021, the WACS Appeal Chamber of Appeal abolished Odessa Vyrokmalinovsky Court, but the CABS could not start a consideration. According to the Center for Combating Corruption, about 35 court sessions were appointed in two years, but they could not pass the preparatory meeting.</text:p>
      <text:p text:style-name="P4">
News Source: <text:a xlink:type="simple" xlink:href="https://www.ukrinform.ua/rubric-society/3700198-prokuratura-vimagae-vzati-mera-odesi-truhanova-pid-vartu-za-miljonni-roztrati.html" text:style-name="Internet_20_link" text:visited-style-name="Visited_20_Internet_20_Link">
https://www.ukrinform.ua/rubric-society/3700198-prokuratura-vimagae-vzati-mera-odesi-truhanova-pid-vartu-za-miljonni-roztrati.html</text:a>
</text:p>
      <!--NEWS-->
      <text:h text:style-name="P10" text:outline-level="1">
<text:span text:style-name="T4">
Bakhmut Directio Rusian Army Shelled Vasukivka, Orikhovo-Vasylivka, Markovo, Grigorivka, ...</text:span>
</text:h>
      <text:p text:style-name="P4">
Authors: liveuamap (Language: en)</text:p>
      <text:p text:style-name="P4">
Time: 2023-04-24T-20:53:00</text:p>
      <text:p text:style-name="P4">
Location: Novhorods'ke, Donetsk Oblast (Latitude:48.32852 Longtitude:37.8364)</text:p>
      <text:p text:style-name="P4">
Videos: []</text:p>
      <text:p text:style-name="P4">
Images: []</text:p>
      <text:p text:style-name="P4">
Tags: ["Russia"]</text:p>
      <text:p text:style-name="P4">
Id: 22558272</text:p>
      <!--METADATA-->
      <text:p text:style-name="P4">
At bakhmut Direction Russian Army Shelled Vasukivka, Orikhovo -Vasylivka, Markove, Hryhorivka, Bakhmut, Ivanivske, Chasiv Yar, Stuchky, NOVOCHKYKYKYKYKYKYKYKYKYKYKYKYAKYKA of ARMED FORCESOF UKRAINE SAYS IN THE MORNING REPORT</text:p>
      <text:p text:style-name="P4">
News Collection Link:(https://liveuamap.com/en/2023/24-april-at-bakhmut-direction-russian-army-shelled-vasukivka)</text:p>
      <text:p text:style-name="P4">
News Source: <text:a xlink:type="simple" xlink:href="https://t.me/lumsrc/4580" text:style-name="Internet_20_link" text:visited-style-name="Visited_20_Internet_20_Link">
https://t.me/lumsrc/4580</text:a>
</text:p>
      <!--NEWS-->
      <text:h text:style-name="P10" text:outline-level="1">
<text:span text:style-name="T4">
Brazil's club accepted the name and colors of Mariupol</text:span>
</text:h>
      <text:p text:style-name="P4">
Authors: Ukrinform (Person)</text:p>
      <text:p text:style-name="P4">
Publisher: Укринформ (Organization)</text:p>
      <text:p text:style-name="P4">
Published Time: 2023-04-24T-22:13:00+03:00</text:p>
      <text:p text:style-name="P4">
Modified Time: 2023-04-24T23:13:00+03:00</text:p>
      <text:p text:style-name="P4">
Description: Batel supported the Ukrainian team that suspended the championships as a result of the war. - Ukrinform.</text:p>
      <text:p text:style-name="P4">
Images: ["<text:a xlink:type="simple" xlink:href="https://static.ukrinform.com/photos/2023_04/thumb_files/630_360_1682367049-921.jpg" text:style-name="Internet_20_link" text:visited-style-name="Visited_20_Internet_20_Link">
630_360_16823...</text:a>
", "<text:a xlink:type="simple" xlink:href="https://static.ukrinform.com/photos/2023_04/1682367265-324.jpg" text:style-name="Internet_20_link" text:visited-style-name="Visited_20_Internet_20_Link">
1682367265-32...</text:a>
"]</text:p>
      <text:p text:style-name="P4">
Tags: ['Футбол', 'Маріуполь']</text:p>
      <text:p text:style-name="P4">
Type: Article</text:p>
      <!--METADATA-->
      <text:p text:style-name="P4">
<draw:frame draw:style-name="fr1" draw:name="Image13" text:anchor-type="as-char" svg:width="6.9236in" svg:height="3.956343in" draw:z-index="0">
<draw:image xlink:href="../Images/yкринформ/2023-04-24T-22-13-00-03-00/630_360_1682367049-921.jpg" xlink:type="simple" xlink:show="embed" xlink:actuate="onLoad" draw:mime-type="image/jpeg"/>
</draw:frame>
Batel supported the Ukrainian team that suspended the championships of all.</text:p>
      <text:p text:style-name="P4">
Brazilian Batel from the third division of the Parana state accepted the names of the Tailor "Mariupol", about it the club <text:a xlink:type="simple" xlink:href="https://www.instagram.com/p/CrWKd_COIG3/" text:style-name="Internet_20_link" text:visited-style-name="Visited_20_Internet_20_Link">
</text:a>
In his Instagram, Ukrinform reports.</text:p>
      <text:p text:style-name="P4">
The team is based in Guarapuauava, which houses the largest Ukrainian in Latin America. 75% of the population of the 52,000th city has Ukrainian roots.</text:p>
      <text:p text:style-name="P4">
<draw:frame draw:style-name="fr1" draw:name="Image14" text:anchor-type="as-char" svg:width="6.9236in" svg:height="6.872691in" draw:z-index="0">
<draw:image xlink:href="../Images/yкринформ/2023-04-24T-22-13-00-03-00/1682367265-324.jpg" xlink:type="simple" xlink:show="embed" xlink:actuate="onLoad" draw:mime-type="image/jpeg"/>
</draw:frame>
“Mariupol has become the most bombed city of Ukraine. 90% of the city ceased to exist: schools, theaters, cinemas and a football team that is most present. On March 19, 2022, Mariupol had to play with the Colossus of the Vladimir Boyko, the Colossus Stadium 57.3 kilometers from the border of Zhosy. But that match was never held.</text:p>
      <text:p text:style-name="P4">
Its stadium turned into ruins, and the team ceased to exist. Rare forecasts for return to the field. For a year, as Mariupol has been not on the field or beyond.</text:p>
      <text:p text:style-name="P4">
Brazil has always received thousands of Ukrainian immigrants. Ukrainian football has always occupied great Brazilian talents. Guarapuauava, a city in the district of the Prudentopolis, Parana, has 75% of the population of Ukrainian origin. The largest Ukrainian community in Latin America. And they will take care of Mariupol until the team is able to return to their homeland.</text:p>
      <text:p text:style-name="P4">
Batel will accept the name and colors of the Mariupol club. And he will take care of the team, leaving he will not be able to return home. Mariupol is a symbol of the stability of the Ukrainian Nation and the Nation. Let's keep the traditions and passion for football.</text:p>
      <text:p text:style-name="P4">
It's time to take care of this team, honor these colors and save their history. In the country of football, ”the statement reads.</text:p>
      <text:p text:style-name="P4">
<text:span text:style-name="T4">
 Read also: </text:span>
 <text:a xlink:type="simple" xlink:href="https://www.ukrinform.ua/rubric-sports/3700155-doneckij-sahtar-pidpisav-persogo-u-svoij-istorii-futbolista-z-ekvadoru.html" text:style-name="Internet_20_link" text:visited-style-name="Visited_20_Internet_20_Link">
</text:a>
As reported by Ukrinform, in May 2022 it became known that Mariupol will be raised in the season of the Ukrainian Premier League 2022/23 due to full-scale acquisition of the Russian Federation into the territory of Ukraine.</text:p>
      <text:p text:style-name="P4">
Photo: instagram.com/batelOFicial</text:p>
      <text:p text:style-name="P4">
News Source: <text:a xlink:type="simple" xlink:href="https://www.ukrinform.ua/rubric-sports/3700197-klub-z-brazilii-prijnav-nazvu-ta-kolori-mariupola.html" text:style-name="Internet_20_link" text:visited-style-name="Visited_20_Internet_20_Link">
https://www.ukrinform.ua/rubric-sports/3700197-klub-z-brazilii-prijnav-nazvu-ta-kolori-mariupola.html</text:a>
</text:p>
      <!--NEWS-->
      <text:h text:style-name="P10" text:outline-level="1">
<text:span text:style-name="T4">
JSC Avdiivka Directioz Rusian Army Shelled Novokalinova, Avdiivka, Severne, Tonne, Leso ...</text:span>
</text:h>
      <text:p text:style-name="P4">
Authors: liveuamap (Language: en)</text:p>
      <text:p text:style-name="P4">
Time: 2023-04-24T-22:53:00</text:p>
      <text:p text:style-name="P4">
Location: Donetsk Oblast (Latitude:48.05468 Longtitude:37.56603)</text:p>
      <text:p text:style-name="P4">
Videos: []</text:p>
      <text:p text:style-name="P4">
Images: []</text:p>
      <text:p text:style-name="P4">
Tags: ["Russia"]</text:p>
      <text:p text:style-name="P4">
Id: 22558270</text:p>
      <!--METADATA-->
      <text:p text:style-name="P4">
At Avdiyivka directions Russian army shelled Novokalynove, Avdiyivka,Syeverne, Tonenke, Lastochkyne, Pervomayske, Karlivka and Nevelske, - GeneralStaff of Armed Forces of Ukraine says in the morning report</text:p>
      <text:p text:style-name="P4">
News Collection Link: <text:a xlink:type="simple" xlink:href="https://liveuamap.com/en/2023/24-april-at-avdiyivka-directions-russian-army-shelled-novokalynove" text:style-name="Internet_20_link" text:visited-style-name="Visited_20_Internet_20_Link">
https://liveuamap.com/en/2023/24-april-at-avdiyivka-directions-russian-army-shelled-novokalynove</text:a>
</text:p>
      <text:p text:style-name="P4">
News Source: <text:a xlink:type="simple" xlink:href="https://t.me/lumsrc/4581" text:style-name="Internet_20_link" text:visited-style-name="Visited_20_Internet_20_Link">
https://t.me/lumsrc/4581</text:a>
</text:p>
      <!--NEWS-->
      <text:h text:style-name="P10" text:outline-level="1">
<text:span text:style-name="T4">
The White House responded to the calls of individual Republicans to reduce Ukraine's support</text:span>
</text:h>
      <text:p text:style-name="P4">
Authors: Ukrinform (Person)</text:p>
      <text:p text:style-name="P4">
Publisher: Укринформ (Organization)</text:p>
      <text:p text:style-name="P4">
Published Time: 2023-04-24T-24:09:00+03:00</text:p>
      <text:p text:style-name="P4">
Modified Time: 2023-04-24T23:09:00+03:00</text:p>
      <text:p text:style-name="P4">
Description: The support of Ukraine, as well as protecting the values of freedom around the world, directly meet the interests of the US national security, so the current White House administration, like all previous ones, will continue to pay direct attention. - Ukrinform.</text:p>
      <text:p text:style-name="P4">
Images: ["<text:a xlink:type="simple" xlink:href="https://static.ukrinform.com/photos/2022_02/thumb_files/630_360_1644169650-867.jpg" text:style-name="Internet_20_link" text:visited-style-name="Visited_20_Internet_20_Link">
630_360_16441...</text:a>
"]</text:p>
      <text:p text:style-name="P4">
Tags: ['Байден', 'США', 'Україна', 'Білий дім', 'Війна з росією']</text:p>
      <text:p text:style-name="P4">
Type: Article</text:p>
      <!--METADATA-->
      <text:p text:style-name="P4">
<draw:frame draw:style-name="fr1" draw:name="Image15" text:anchor-type="as-char" svg:width="6.9236in" svg:height="3.956343in" draw:z-index="0">
<draw:image xlink:href="../Images/yкринформ/2023-04-24T-24-09-00-03-00/630_360_1644169650-867.jpg" xlink:type="simple" xlink:show="embed" xlink:actuate="onLoad" draw:mime-type="image/jpeg"/>
</draw:frame>
Ukraine's support, as well as protecting the values of freedom around the world, directs the interests of the US national security, so the current administration of the White House, like all previous ones, will continue to be devoted to the direct attention.</text:p>
      <text:p text:style-name="P4">
This statement was made on Monday in Washington Advisor to the US Presidential Security Jake Sullivan, reports Ukrinform's own correspondent.</text:p>
      <text:p text:style-name="P4">
"I have heard the voices that argued, in particular, that we should not support Ukraine, but we need to focus on what is happening at home," Sullivan has made in response to the statements of individual republicans because of this reason.</text:p>
      <text:p text:style-name="P4">
<text:span text:style-name="T4">
 Read also: </text:span>
 <text:span text:style-name="T4">
 <text:a xlink:type="simple" xlink:href="https://www.ukrinform.ua/rubric-polytics/3697365-ermak-obgovoriv-iz-radnikom-bajdena-nadanna-bezpekovoi-dopomogi-ukraini.html" text:style-name="Internet_20_link" text:visited-style-name="Visited_20_Internet_20_Link">
</text:a>
</text:span>
</text:p>
      <text:p text:style-name="P4">
He stressed that the presidents who represented both democratic and republican parties have made efforts in one way in one way.</text:p>
      <text:p text:style-name="P4">
"We can take care of our people within the country and make far-reaching investments in our middle class in order to have a well-paid work for the outcomes and decades, as well as to defend values around the world, which we have been struck, including the values of freedom and freedom of the people of Ukraine,"---- The White House representative emphasized.</text:p>
      <text:p text:style-name="P4">
<text:span text:style-name="T4">
 Read also: </text:span>
 <text:span text:style-name="T4">
 <text:a xlink:type="simple" xlink:href="https://www.ukrinform.ua/rubric-ato/3699662-obicani-partnerami-sistemi-ppo-vze-u-dorozi-do-svoih-majbutnih-pozicij-povitrani-sili.html" text:style-name="Internet_20_link" text:visited-style-name="Visited_20_Internet_20_Link">
</text:a>
</text:span>
</text:p>
      <text:p text:style-name="P4">
He noted that it is not about something abstract, but about specific steps. A year after the start of full -scale aggression of the USA, not only mobilized the international coalition for the protection middle class.</text:p>
      <text:p text:style-name="P4">
“The United States has significant obligations around the world that are directly resettled by our national security and well -being of people in this country. And we are moving these obligations, ”Sullivan emphasized.</text:p>
      <text:p text:style-name="P4">
<text:span text:style-name="T4">
 Read also: </text:span>
 <text:span text:style-name="T4">
 <text:a xlink:type="simple" xlink:href="https://www.ukrinform.ua/rubric-world/3700126-ssa-vitaut-budaku-pidtrimku-ukraini-vid-usih-krain-bilij-dim.html" text:style-name="Internet_20_link" text:visited-style-name="Visited_20_Internet_20_Link">
</text:a>
 </text:span>
</text:p>
      <text:p text:style-name="P4">
News Source: <text:a xlink:type="simple" xlink:href="https://www.ukrinform.ua/rubric-polytics/3700194-bilij-dim-vidpoviv-na-zakliki-okremih-respublikanciv-skorotiti-pidtrimku-ukraini.html" text:style-name="Internet_20_link" text:visited-style-name="Visited_20_Internet_20_Link">
https://www.ukrinform.ua/rubric-polytics/3700194-bilij-dim-vidpoviv-na-zakliki-okremih-respublikanciv-skorotiti-pidtrimku-ukraini.html</text:a>
</text:p>
      <!--NEWS-->
      <text:h text:style-name="P10" text:outline-level="1">
<text:span text:style-name="T4">
JSC Marinka Direcion Rusian Army Shelled Krasnogorivka, St. George, Marinka, Victory, New ...</text:span>
</text:h>
      <text:p text:style-name="P4">
Authors: liveuamap (Language: en)</text:p>
      <text:p text:style-name="P4">
Time: 2023-04-24T-24:53:00</text:p>
      <text:p text:style-name="P4">
Location: Donetsk (Latitude:47.86443 Longtitude:37.45222)</text:p>
      <text:p text:style-name="P4">
Videos: []</text:p>
      <text:p text:style-name="P4">
Images: []</text:p>
      <text:p text:style-name="P4">
Tags: ["Russia"]</text:p>
      <text:p text:style-name="P4">
Id: 22558269</text:p>
      <!--METADATA-->
      <text:p text:style-name="P4">
At Maryinka direction Russian army shelled Krasnohorivka, Heorhiyivka,Maryinka, Pobyeda, Novomykhaylivka and Paraskoviyivka of Donetsk region, -General Staff of Armed Forces of Ukraine says in the morning report</text:p>
      <text:p text:style-name="P4">
News Collection Link: <text:a xlink:type="simple" xlink:href="https://liveuamap.com/en/2023/24-april-at-maryinka-direction-russian-army-shelled-krasnohorivka" text:style-name="Internet_20_link" text:visited-style-name="Visited_20_Internet_20_Link">
https://liveuamap.com/en/2023/24-april-at-maryinka-direction-russian-army-shelled-krasnohorivka</text:a>
</text:p>
      <text:p text:style-name="P4">
News Source: <text:a xlink:type="simple" xlink:href="https://t.me/lumsrc/4582" text:style-name="Internet_20_link" text:visited-style-name="Visited_20_Internet_20_Link">
https://t.me/lumsrc/4582</text:a>
</text:p>
      <!--NEWS-->
      <text:h text:style-name="P10" text:outline-level="1">
<text:span text:style-name="T4">
JSC Shaktarske Directio Rusian of the Army Shelled Bogoyavlenko, Novoukrainka, Village, Golden No ...</text:span>
</text:h>
      <text:p text:style-name="P4">
Authors: liveuamap (Language: en)</text:p>
      <text:p text:style-name="P4">
Time: 2023-04-24T-26:53:00</text:p>
      <text:p text:style-name="P4">
Location: Velyka Novosilka (Latitude:47.83955 Longtitude:36.82875)</text:p>
      <text:p text:style-name="P4">
Videos: []</text:p>
      <text:p text:style-name="P4">
Images: []</text:p>
      <text:p text:style-name="P4">
Tags: ["Russia"]</text:p>
      <text:p text:style-name="P4">
Id: 22558268</text:p>
      <!--METADATA-->
      <text:p text:style-name="P4">
At Shaktarske direction Russian army shelled Bohoyavlenka, Novoukrayinka,Vuhledar, Zolota Nyva, Prechystivka, Velyka Novosilka of Donetsk region, -General Staff of Armed Forces of Ukraine says in the morning report</text:p>
      <text:p text:style-name="P4">
News Collection Link: <text:a xlink:type="simple" xlink:href="https://liveuamap.com/en/2023/24-april-at-shaktarske-direction-russian-army-shelled-bohoyavlenka" text:style-name="Internet_20_link" text:visited-style-name="Visited_20_Internet_20_Link">
https://liveuamap.com/en/2023/24-april-at-shaktarske-direction-russian-army-shelled-bohoyavlenka</text:a>
</text:p>
      <text:p text:style-name="P4">
News Source: <text:a xlink:type="simple" xlink:href="https://t.me/lumsrc/4583" text:style-name="Internet_20_link" text:visited-style-name="Visited_20_Internet_20_Link">
https://t.me/lumsrc/4583</text:a>
</text:p>
      <!--NEWS-->
      <text:h text:style-name="P10" text:outline-level="1">
<text:span text:style-name="T4">
All key school disciplines will be saved - Ministry of Education</text:span>
</text:h>
      <text:p text:style-name="P4">
Authors: Ukrinform (Person)</text:p>
      <text:p text:style-name="P4">
Publisher: Укринформ (Organization)</text:p>
      <text:p text:style-name="P4">
Published Time: 2023-04-24T-27:54:00+03:00</text:p>
      <text:p text:style-name="P4">
Modified Time: 2023-04-24T22:54:00+03:00</text:p>
      <text:p text:style-name="P4">
Description: As part of the optimization of the number of disciplines at school, all key humanities and natural disciplines should be preserved. - Ukrinform.</text:p>
      <text:p text:style-name="P4">
Images: ["<text:a xlink:type="simple" xlink:href="https://static.ukrinform.com/photos/2022_11/thumb_files/630_360_1668109830-293.jpeg" text:style-name="Internet_20_link" text:visited-style-name="Visited_20_Internet_20_Link">
630_360_16681...</text:a>
"]</text:p>
      <text:p text:style-name="P4">
Tags: ['Освіта', 'Школа', 'Оксен Лісовий', 'Єдині новини']</text:p>
      <text:p text:style-name="P4">
Type: Article</text:p>
      <!--METADATA-->
      <text:p text:style-name="P4">
<draw:frame draw:style-name="fr1" draw:name="Image16" text:anchor-type="as-char" svg:width="6.9236in" svg:height="3.956343in" draw:z-index="0">
<draw:image xlink:href="../Images/yкринформ/2023-04-24T-27-54-00-03-00/630_360_1668109830-293.jpeg" xlink:type="simple" xlink:show="embed" xlink:actuate="onLoad" draw:mime-type="image/jpeg"/>
</draw:frame>
As part of the optimization of the number of disciplines at school, all key humanities and natural disciplines should be saved.</text:p>
      <text:p text:style-name="P4">
The Minister of Education and Science of Ukraine Oksen Lisovy said this in the Eviritelvagraphon "The One News", Ukrinform reports.</text:p>
      <text:p text:style-name="P4">
«On reduction of disciplines. First, we need to be aware that we do not allow the reduction of key disciplines, such as the history of Ukraine, Ukrainian, chemistry, physics, mathematics, biology - that is, all key disciplines that are in <text:span text:style-name="T4">
 [] <text:a xlink:type="simple" xlink:href="https://www.ukrinform.ua/tag-skola" text:style-name="Internet_20_link" text:visited-style-name="Visited_20_Internet_20_Link">
</text:a>
</text:span>
, must stay. Let's go to optimization of programs, we are talking about their concentration, saying, we are talking about the disciplines that can be saved, ”he said.</text:p>
      <text:p text:style-name="P4">
<text:span text:style-name="T4">
 Read also: </text:span>
 <text:span text:style-name="T4">
 <text:a xlink:type="simple" xlink:href="https://www.ukrinform.ua/rubric-society/3700181-multipredmetnij-test-za-kordonom-hocut-sklasti-16-tisac-osib-lisovij.html" text:style-name="Internet_20_link" text:visited-style-name="Visited_20_Internet_20_Link">
</text:a>
</text:span>
</text:p>
      <text:p text:style-name="P4">
Forest emphasized that the issue of optimization of school subjects is now issues of experts and expert considerations.</text:p>
      <text:p text:style-name="P4">
"All key disciplines - both natural and humanitarian should be preserved. They must be concentrated, but presented in such a way as to take into account the possibility of the child to absorb the whole array of knowledge," - explained the head of the Ministry of Education and Science.</text:p>
      <text:p text:style-name="P4">
<text:span text:style-name="T4">
 Read also: </text:span>
 <text:span text:style-name="T4">
 <text:a xlink:type="simple" xlink:href="https://www.ukrinform.ua/rubric-society/3699979-perehid-na-dvanadcatiricnu-skilnu-osvitu-mae-vidbutisa-u-2027-roci-mon.html" text:style-name="Internet_20_link" text:visited-style-name="Visited_20_Internet_20_Link">
</text:a>
</text:span>
</text:p>
      <text:p text:style-name="P4">
As it was reported, earlier education Minister Oksen Lisovyi _ <text:span text:style-name="T4">
 <text:a xlink:type="simple" xlink:href="https://www.ukrinform.ua/rubric-society/3696178-mon-iniciue-obgovorenna-kilkosti-predmetiv-aki-diti-maut-vivcati-u-skolah.html" text:style-name="Internet_20_link" text:visited-style-name="Visited_20_Internet_20_Link">
</text:a>
</text:span>
 _ what children have to study in schools.</text:p>
      <text:p text:style-name="P4">
News Source: <text:a xlink:type="simple" xlink:href="https://www.ukrinform.ua/rubric-society/3700193-vsi-klucovi-skilni-disciplini-budut-zberezeni-minosviti.html" text:style-name="Internet_20_link" text:visited-style-name="Visited_20_Internet_20_Link">
https://www.ukrinform.ua/rubric-society/3700193-vsi-klucovi-skilni-disciplini-budut-zberezeni-minosviti.html</text:a>
</text:p>
      <!--NEWS-->
      <text:h text:style-name="P10" text:outline-level="1">
<text:span text:style-name="T4">
At Zaporizhzhia and Kherson directions Russian army shelled Vremivka, Novosilka, Novopil of D...</text:span>
</text:h>
      <text:p text:style-name="P4">
Authors: liveuamap (Language: en)</text:p>
      <text:p text:style-name="P4">
Time: 2023-04-24T-28:53:00</text:p>
      <text:p text:style-name="P4">
Location: Kherson (Latitude:46.63164 Longtitude:32.61507)</text:p>
      <text:p text:style-name="P4">
Videos: []</text:p>
      <text:p text:style-name="P4">
Images: []</text:p>
      <text:p text:style-name="P4">
Tags: ["Russia"]</text:p>
      <text:p text:style-name="P4">
Id: 22558267</text:p>
      <!--METADATA-->
      <text:p text:style-name="P4">
At Zaporizhzhia and Kherson directions Russian army shelled Vremivka,Novosilka, Novopil of Donetsk region; Olhivske, Chervone, Charivne, Orikhiv ofZaporizhzhia region; Nikopol of Dnipropetrovsk region; Tomaryne,Odradokamyanka, Olhivka, Sadove, Kizomys of Kherson region and Kherson city, -General Staff of Armed Forces of Ukraine says in the morning report</text:p>
      <text:p text:style-name="P4">
News Collection Link: <text:a xlink:type="simple" xlink:href="https://liveuamap.com/en/2023/24-april-at-zaporizhzhia-and-kherson-directions-russian-army" text:style-name="Internet_20_link" text:visited-style-name="Visited_20_Internet_20_Link">
https://liveuamap.com/en/2023/24-april-at-zaporizhzhia-and-kherson-directions-russian-army</text:a>
</text:p>
      <text:p text:style-name="P4">
News Source: <text:a xlink:type="simple" xlink:href="https://t.me/lumsrc/4584" text:style-name="Internet_20_link" text:visited-style-name="Visited_20_Internet_20_Link">
https://t.me/lumsrc/4584</text:a>
</text:p>
      <!--NEWS-->
      <text:h text:style-name="P10" text:outline-level="1">
<text:span text:style-name="T4">
Fragchuk: I am satisfied with the quality of the game - not at all</text:span>
</text:h>
      <text:p text:style-name="P4">
Authors: Ukrinform (Person)</text:p>
      <text:p text:style-name="P4">
Publisher: Укринформ (Organization)</text:p>
      <text:p text:style-name="P4">
Published Time: 2023-04-24T-29:43:00+03:00</text:p>
      <text:p text:style-name="P4">
Modified Time: 2023-04-24T22:43:00+03:00</text:p>
      <text:p text:style-name="P4">
Description: The head coach of the national team of Ukraine with Hockey Vadim Fragchuk evaluated the quality of the game of the national team in the match of the World Cup against Serbia (7: 0). - Ukrinform.</text:p>
      <text:p text:style-name="P4">
Images: ["<text:a xlink:type="simple" xlink:href="https://static.ukrinform.com/photos/2023_04/thumb_files/630_360_1682364672-994.jpg" text:style-name="Internet_20_link" text:visited-style-name="Visited_20_Internet_20_Link">
630_360_16823...</text:a>
"]</text:p>
      <text:p text:style-name="P4">
Tags: ['Чемпіонат світу з хокею', 'хокей']</text:p>
      <text:p text:style-name="P4">
Type: Article</text:p>
      <!--METADATA-->
      <text:p text:style-name="P4">
<draw:frame draw:style-name="fr1" draw:name="Image17" text:anchor-type="as-char" svg:width="6.9236in" svg:height="3.956343in" draw:z-index="0">
<draw:image xlink:href="../Images/yкринформ/2023-04-24T-29-43-00-03-00/630_360_1682364672-994.jpg" xlink:type="simple" xlink:show="embed" xlink:actuate="onLoad" draw:mime-type="image/jpeg"/>
</draw:frame>
Vadim Fragchuk's Chief Trainer of Ukraine with Hockey evaluated the quality of the game of the national team in the match of the World Cup against Serbia(7:0).</text:p>
      <text:p text:style-name="P4">
Він розповів про це ексклюзивно в коментарі Укрінформу.</text:p>
      <text:p text:style-name="P4">
«Молодці, що перемогли сьогодні!Матч складався доволі складно: володілизначною перевагою, але не вдавалося забити. Ми багато «возили» по кутах, водній зоні фактично був весь матч. Потім додали, створили моменти іреалізували їх. В третьому періоді далася в знаки наша краща фізичнаготовність, тому закинули ще 5 шайб. Рахунком я задоволений, але якістю гри -не зовсім. Я розраховував на спокійніший хід поєдинку», - сказав Шахрайчук.</text:p>
      <text:p text:style-name="P4">
Головний тренер також наголосив на тому, що у команди залишається одна ціль -підвищитися в класі.</text:p>
      <text:p text:style-name="P4">
«Цілі не змінилися. Наше завдання - підвищитися в класі. Ми розуміємо, що цене так просто. До наших конкурентів, збірної Японії, яку ми не можемо ніяквиграти, додався Китай, якому ми поступилися. Якщо ми вдало зіграємо дванаступних матчі, то ми матимемо шанс на підвищення. Постараємося знайти в собівсі сили, щоб здобути таку довгоочікувану перемогу», - пояснив Шахрайчук.</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As it was reported, the national team of hockey plays at the World Cup in Divisions. After two matches in "blue and yellow" in the asset 4 points in the group.</text:p>
      <text:p text:style-name="P4">
Photo: Federation Press Service</text:p>
      <text:p text:style-name="P4">
News Source: <text:a xlink:type="simple" xlink:href="https://www.ukrinform.ua/rubric-sports/3700189-sahrajcuk-rahunkom-a-zadovolenij-ale-akistu-gri-ne-zovsim.html" text:style-name="Internet_20_link" text:visited-style-name="Visited_20_Internet_20_Link">
https://www.ukrinform.ua/rubric-sports/3700189-sahrajcuk-rahunkom-a-zadovolenij-ale-akistu-gri-ne-zovsim.html</text:a>
</text:p>
      <!--NEWS-->
      <text:h text:style-name="P10" text:outline-level="1">
<text:span text:style-name="T4">
Near Oleshok in Kherson region the guerrillas blew up a checkpoint</text:span>
</text:h>
      <text:p text:style-name="P4">
Authors: Ukrinform (Person)</text:p>
      <text:p text:style-name="P4">
Publisher: Укринформ (Organization)</text:p>
      <text:p text:style-name="P4">
Published Time: 2023-04-24T-31:37:00+03:00</text:p>
      <text:p text:style-name="P4">
Modified Time: 2023-04-24T22:37:00+03:00</text:p>
      <text:p text:style-name="P4">
Description: In the Kherson region, on April 23, the guerrillas blew up a checkpoint of Russian invaders. - Ukrinform.</text:p>
      <text:p text:style-name="P4">
Images: ["<text:a xlink:type="simple" xlink:href="https://static.ukrinform.com/photos/2022_12/thumb_files/630_360_1671332329-996.jpg" text:style-name="Internet_20_link" text:visited-style-name="Visited_20_Internet_20_Link">
630_360_16713...</text:a>
"]</text:p>
      <text:p text:style-name="P4">
Tags: ['Блокпост', 'Херсонщина', 'Вибух', 'Партизани']</text:p>
      <text:p text:style-name="P4">
Type: Article</text:p>
      <!--METADATA-->
      <text:p text:style-name="P4">
<draw:frame draw:style-name="fr1" draw:name="Image18" text:anchor-type="as-char" svg:width="6.9236in" svg:height="3.956343in" draw:z-index="0">
<draw:image xlink:href="../Images/yкринформ/2023-04-24T-31-37-00-03-00/630_360_1671332329-996.jpg" xlink:type="simple" xlink:show="embed" xlink:actuate="onLoad" draw:mime-type="image/jpeg"/>
</draw:frame>
 УХерсонській області 23 квітня партизани підірвали блокпост російськихзагарбників.</text:p>
      <text:p text:style-name="P4">
Як передає Укрінформ, про це <text:a xlink:type="simple" xlink:href="https://sprotyv.mod.gov.ua/2023/04/24/partyzany-pidirvaly-blok-post-rosiyan-bilya-oleshok/" text:style-name="Internet_20_link" text:visited-style-name="Visited_20_Internet_20_Link">
</text:a>
Center for National Resistance.</text:p>
      <text:p text:style-name="P4">
“In the temporarily occupied territory of the Kherson region, Partisans from the Movement" Atesh "conducted a successful operation. In particular, on the evening of April 23 near Oleshok there was a podirvanoblopost near a military infrastructure object, ”the testimony reads.</text:p>
      <text:p text:style-name="P4">
<text:span text:style-name="T4">
 Read also: </text:span>
 <text:span text:style-name="T4">
 <text:a xlink:type="simple" xlink:href="https://www.ukrinform.ua/rubric-regions/3690943-partizani-melitopola-vzali-na-sebe-vidpovidalnist-za-pidriv-avto-kolaboranta-zubareva.html" text:style-name="Internet_20_link" text:visited-style-name="Visited_20_Internet_20_Link">
</text:a>
</text:span>
</text:p>
      <text:p text:style-name="P4">
It is noted that for blasting <text:span text:style-name="T4">
 <text:a xlink:type="simple" xlink:href="https://www.ukrinform.ua/tag-partizani" text:style-name="Internet_20_link" text:visited-style-name="Visited_20_Internet_20_Link">
</text:a>
</text:span>
 They used a homemade explosive. As a result, the detachment of the Rosgardians, which duty, was eliminated.</text:p>
      <text:p text:style-name="P4">
<text:span text:style-name="T4">
 Read also: </text:span>
 <text:span text:style-name="T4">
 <text:a xlink:type="simple" xlink:href="https://www.ukrinform.ua/rubric-regions/3682172-u-novij-kahovci-partizani-pidirvali-kolaboranta-socmerezi.html" text:style-name="Internet_20_link" text:visited-style-name="Visited_20_Internet_20_Link">
</text:a>
</text:span>
</text:p>
      <text:p text:style-name="P4">
As reported by Ukrinform, from February 24, 2022 to April 24, 2023, about 187 thousand 080 Russian invaders, in this day, only 660 people were liquidated from February 24, 2023.</text:p>
      <text:p text:style-name="P4">
News Source: <text:a xlink:type="simple" xlink:href="https://www.ukrinform.ua/rubric-regions/3700190-bila-olesok-na-hersonsini-partizani-pidirvali-blokpost-rosian-centr-nacsprotivu.html" text:style-name="Internet_20_link" text:visited-style-name="Visited_20_Internet_20_Link">
https://www.ukrinform.ua/rubric-regions/3700190-bila-olesok-na-hersonsini-partizani-pidirvali-blokpost-rosian-centr-nacsprotivu.html</text:a>
</text:p>
      <!--NEWS-->
      <text:h text:style-name="P10" text:outline-level="1">
<text:span text:style-name="T4">
Russians can go on an offensive in several directions with improving weather - White House</text:span>
</text:h>
      <text:p text:style-name="P4">
Authors: Ukrinform (Person)</text:p>
      <text:p text:style-name="P4">
Publisher: Укринформ (Organization)</text:p>
      <text:p text:style-name="P4">
Published Time: 2023-04-24T-33:25:00+03:00</text:p>
      <text:p text:style-name="P4">
Modified Time: 2023-04-24T22:25:00+03:00</text:p>
      <text:p text:style-name="P4">
Description: With the improvement of weather conditions in Ukraine, Russian forces can go on an offensive in several sections of the front. - Ukrinform.</text:p>
      <text:p text:style-name="P4">
Images: ["<text:a xlink:type="simple" xlink:href="https://static.ukrinform.com/photos/2023_04/thumb_files/630_360_1682353687-777.jpg" text:style-name="Internet_20_link" text:visited-style-name="Visited_20_Internet_20_Link">
630_360_16823...</text:a>
"]</text:p>
      <text:p text:style-name="P4">
Tags: ['Міноборони', 'Оборона', 'США', 'Україна', 'Агресія РФ', 'Білий дім', 'Війна з росією']</text:p>
      <text:p text:style-name="P4">
Type: Article</text:p>
      <!--METADATA-->
      <text:p text:style-name="P4">
<draw:frame draw:style-name="fr1" draw:name="Image19" text:anchor-type="as-char" svg:width="6.9236in" svg:height="3.956343in" draw:z-index="0">
<draw:image xlink:href="../Images/yкринформ/2023-04-24T-33-25-00-03-00/630_360_1682353687-777.jpg" xlink:type="simple" xlink:show="embed" xlink:actuate="onLoad" draw:mime-type="image/jpeg"/>
</draw:frame>
In addition to the weather conditions in Ukraine, Russian forces can go on the offensive of many areas of the front.</text:p>
      <text:p text:style-name="P4">
Said about it in <text:a xlink:type="simple" xlink:href="https://ukrainian.voanews.com/a/rosiya-ukraina-kontrnastup/7063822.html" text:style-name="Internet_20_link" text:visited-style-name="Visited_20_Internet_20_Link">
</text:a>
White House National Security Council Coordinator John Kirby, Ukrinform reports.</text:p>
      <text:p text:style-name="P4">
"We know that in the spring, when the weather is improving, and it is already beginning to improve, we can expect that the Russians will want to go on the offensive on some girls," said Biden administration representative.</text:p>
      <text:p text:style-name="P4">
<text:span text:style-name="T4">
 Read also: </text:span>
 <text:span text:style-name="T4">
 <text:a xlink:type="simple" xlink:href="https://www.ukrinform.ua/rubric-ato/3700170-bilij-dim-pro-f16-dla-ukraini-ssa-zoseredzeni-na-nadanni-tiei-zbroi-aka-potribna-same-zaraz.html" text:style-name="Internet_20_link" text:visited-style-name="Visited_20_Internet_20_Link">
</text:a>
</text:span>
</text:p>
      <text:p text:style-name="P4">
He noted that he could not say where the Russians will want to advance. However, according to him, the United States seeks to provide Ukraine with better opportunities for defense. If Ukrainians decide on their own <text:span text:style-name="T4">
 <text:a xlink:type="simple" xlink:href="https://www.ukrinform.ua/tag-kontrnastup" text:style-name="Internet_20_link" text:visited-style-name="Visited_20_Internet_20_Link">
</text:a>
</text:span>
, they can also be able to use these opportunities.</text:p>
      <text:p text:style-name="P4">
"We are developing the capacities that we provide to Ukraine," he added.</text:p>
      <text:p text:style-name="P4">
<text:span text:style-name="T4">
 Read also: </text:span>
 <text:span text:style-name="T4">
 <text:a xlink:type="simple" xlink:href="https://www.ukrinform.ua/rubric-polytics/3700148-vasington-pidtverdiv-pidtrimku-clenstva-ukraini-v-nato.html" text:style-name="Internet_20_link" text:visited-style-name="Visited_20_Internet_20_Link">
</text:a>
</text:span>
</text:p>
      <text:p text:style-name="P4">
Kirby listed the needs of the Armed Forces for today, among which he called armored vehicles, artillery, air defense, logistics.</text:p>
      <text:p text:style-name="P4">
As reported by Ukrinform, in the US _ <text:span text:style-name="T4">
 <text:a xlink:type="simple" xlink:href="https://www.ukrinform.ua/rubric-ato/3700170-bilij-dim-pro-f16-dla-ukraini-ssa-zoseredzeni-na-nadanni-tiei-zbroi-aka-potribna-same-zaraz.html" text:style-name="Internet_20_link" text:visited-style-name="Visited_20_Internet_20_Link">
</text:a>
</text:span>
 _, which is focused on fastest efficient sending systems to Ukraine, which it can use Samozaraz.</text:p>
      <text:p text:style-name="P4">
News Source: <text:a xlink:type="simple" xlink:href="https://www.ukrinform.ua/rubric-ato/3700188-u-bilomu-domi-ne-viklucat-so-sili-rf-mozut-piti-v-nastup-na-kilkoh-dilankah.html" text:style-name="Internet_20_link" text:visited-style-name="Visited_20_Internet_20_Link">
https://www.ukrinform.ua/rubric-ato/3700188-u-bilomu-domi-ne-viklucat-so-sili-rf-mozut-piti-v-nastup-na-kilkoh-dilankah.html</text:a>
</text:p>
      <!--NEWS-->
      <text:h text:style-name="P10" text:outline-level="1">
<text:span text:style-name="T4">
Barcelona has concluded an agreement for the reconstruction of Camp Nou</text:span>
</text:h>
      <text:p text:style-name="P4">
Authors: Ukrinform (Person)</text:p>
      <text:p text:style-name="P4">
Publisher: Укринформ (Organization)</text:p>
      <text:p text:style-name="P4">
Published Time: 2023-04-24T-35:20:00+03:00</text:p>
      <text:p text:style-name="P4">
Modified Time: 2023-04-24T22:20:00+03:00</text:p>
      <text:p text:style-name="P4">
Description: The team will hold home matches at the Olympic Stadium in Barcelona - Ukrinform.</text:p>
      <text:p text:style-name="P4">
Images: ["<text:a xlink:type="simple" xlink:href="https://static.ukrinform.com/photos/2023_04/thumb_files/630_360_1682363705-878.jpg" text:style-name="Internet_20_link" text:visited-style-name="Visited_20_Internet_20_Link">
630_360_16823...</text:a>
"]</text:p>
      <text:p text:style-name="P4">
Tags: ['Барселона', 'Футбол']</text:p>
      <text:p text:style-name="P4">
Type: Article</text:p>
      <!--METADATA-->
      <text:p text:style-name="P4">
<draw:frame draw:style-name="fr1" draw:name="Image20" text:anchor-type="as-char" svg:width="6.9236in" svg:height="3.956343in" draw:z-index="0">
<draw:image xlink:href="../Images/yкринформ/2023-04-24T-35-20-00-03-00/630_360_1682363705-878.jpg" xlink:type="simple" xlink:show="embed" xlink:actuate="onLoad" draw:mime-type="image/jpeg"/>
</draw:frame>
The work team will hold home matches at the Barcelona Olympic Stadium</text:p>
      <text:p text:style-name="P4">
Barcelona <text:a xlink:type="simple" xlink:href="https://www.fcbarcelona.com/en/club/news/3234018/fc-barcelona-agrees-financing-for-espai-barca" text:style-name="Internet_20_link" text:visited-style-name="Visited_20_Internet_20_Link">
</text:a>
About the approval of the financing of the project ESPAIBARCA, ensuring the beginning of works on the reconstruction of Camp Nou, reports Ukrinform.</text:p>
      <text:p text:style-name="P4">
The club has agreed with 20 investors on financing in the amount of € 1.45 billion, which covers the cost of works for the implementation of the project. The property of the club was unused as a pledge, the stadium was not issued a mortgage.</text:p>
      <text:p text:style-name="P4">
The club will start repaying the funds for this operation after completion of the work, using the income derived from Camp Nou. It is estimated that about € 247 million will be found.</text:p>
      <text:p text:style-name="P4">
Now Barcelona will be able to start reconstruction of the stadium in the summer. The team will spend home matches at the Olympic stadium in Barcelona, which was divided by 55 926 people. The Catalans will play on it by November 2024 - then they expect to complete the reconstruction of Camp Nou.</text:p>
      <text:p text:style-name="P4">
<text:span text:style-name="T4">
 Read also: </text:span>
 <text:a xlink:type="simple" xlink:href="https://www.ukrinform.ua/rubric-sports/3699673-la-liga-barselona-minimalno-peremogla-atletiko.html" text:style-name="Internet_20_link" text:visited-style-name="Visited_20_Internet_20_Link">
<text:span text:style-name="T4">
 Barcelona </text:span>
</text:a>
As reported by Ukrinform, Barcelona defeated Atletico on her field 1-0 in 30th round of Spanish Primera.</text:p>
      <text:p text:style-name="P4">
Photo: fcbarcelona.com</text:p>
      <text:p text:style-name="P4">
News Source: <text:a xlink:type="simple" xlink:href="https://www.ukrinform.ua/rubric-sports/3700186-barselona-uklala-ugodu-dla-rekonstrukcii-kamp-nou.html" text:style-name="Internet_20_link" text:visited-style-name="Visited_20_Internet_20_Link">
https://www.ukrinform.ua/rubric-sports/3700186-barselona-uklala-ugodu-dla-rekonstrukcii-kamp-nou.html</text:a>
</text:p>
      <!--NEWS-->
      <text:h text:style-name="P10" text:outline-level="1">
<text:span text:style-name="T4">
Israel suggested to the parties to negotiate a ceasefire in Sudan</text:span>
</text:h>
      <text:p text:style-name="P4">
Authors: Ukrinform (Person)</text:p>
      <text:p text:style-name="P4">
Publisher: Укринформ (Organization)</text:p>
      <text:p text:style-name="P4">
Published Time: 2023-04-24T-37:13:00+03:00</text:p>
      <text:p text:style-name="P4">
Modified Time: 2023-04-24T22:13:00+03:00</text:p>
      <text:p text:style-name="P4">
Description: The Israeli authorities suggested that the RSF response (RSF) in Sudan to hold a ceasefire negotiations. - Ukrinform.</text:p>
      <text:p text:style-name="P4">
Images: ["<text:a xlink:type="simple" xlink:href="https://static.ukrinform.com/photos/2023_02/thumb_files/630_360_1676559091-274.jpg" text:style-name="Internet_20_link" text:visited-style-name="Visited_20_Internet_20_Link">
630_360_16765...</text:a>
"]</text:p>
      <text:p text:style-name="P4">
Tags: ['Ізраїль', 'Переговори', 'Судан']</text:p>
      <text:p text:style-name="P4">
Type: Article</text:p>
      <!--METADATA-->
      <text:p text:style-name="P4">
<draw:frame draw:style-name="fr1" draw:name="Image21" text:anchor-type="as-char" svg:width="6.9236in" svg:height="3.956343in" draw:z-index="0">
<draw:image xlink:href="../Images/yкринформ/2023-04-24T-37-13-00-03-00/630_360_1676559091-274.jpg" xlink:type="simple" xlink:show="embed" xlink:actuate="onLoad" draw:mime-type="image/jpeg"/>
</draw:frame>
Vladysrael offered to the military and forces of rapid response(RSF)In Sudani, there are negotiations on ceasefire.</text:p>
      <text:p text:style-name="P4">
As Ukrinform reports, it reports <text:a xlink:type="simple" xlink:href="https://www.theguardian.com/world/live/2023/apr/24/sudan-crisis-evacuations-khartoum-unrest-aid-latest-news-updates" text:style-name="Internet_20_link" text:visited-style-name="Visited_20_Internet_20_Link">
</text:a>
"Since the country has erupted in the country, Israel has tried to achieve fire by various channels, and the progress made over the last days in discussions with the sides is promising," said Israel's Minister of Ukraine.</text:p>
      <text:p text:style-name="P4">
The statement does not contain any additional details, except that the official of the otivals with the generals from the warring parties.</text:p>
      <text:p text:style-name="P4">
<text:span text:style-name="T4">
 Read also: </text:span>
 <text:span text:style-name="T4">
 <text:a xlink:type="simple" xlink:href="https://www.ukrinform.ua/rubric-society/3699956-mzs-opracovue-marsruti-evakuacii-ukrainciv-z-sudanu.html" text:style-name="Internet_20_link" text:visited-style-name="Visited_20_Internet_20_Link">
</text:a>
</text:span>
</text:p>
      <text:p text:style-name="P4">
In February, Sudan and Israel announced that they had completed the Normalization Agreement, and the signing of this Agreement was to be signed after the transfer of power to the civilian government in the Khatum.</text:p>
      <text:p text:style-name="P4">
Cohen expressed his hope that working on the achievement of peace in Sudan would "sign a historical peace agreement."</text:p>
      <text:p text:style-name="P4">
<text:span text:style-name="T4">
 Read also: </text:span>
 <text:span text:style-name="T4">
 <text:a xlink:type="simple" xlink:href="https://www.ukrinform.ua/rubric-world/3700052-sonajmense-420-ludej-zaginuli-vnaslidok-bojovih-dij-u-sudani.html" text:style-name="Internet_20_link" text:visited-style-name="Visited_20_Internet_20_Link">
</text:a>
</text:span>
</text:p>
      <text:p text:style-name="P4">
As reported by Ukrinform, on April 15, after several days of tension between the Army and the rapid response forces(RSF)In the Chartum, the explosions of the St. The dispute is concentrated around the proposed transition of the country of pre -trial rule.</text:p>
      <text:p text:style-name="P4">
The fighting in the country continues, a number of European countries make efforts to evacuate their own citizens with <text:span text:style-name="T4">
 <text:a xlink:type="simple" xlink:href="https://www.ukrinform.ua/tag-sudan" text:style-name="Internet_20_link" text:visited-style-name="Visited_20_Internet_20_Link">
</text:a>
</text:span>
.</text:p>
      <text:p text:style-name="P4">
<text:span text:style-name="T5">
Фото: Olivier Fitoussi/Flash90</text:span>
</text:p>
      <text:p text:style-name="P4">
News Source: <text:a xlink:type="simple" xlink:href="https://www.ukrinform.ua/rubric-world/3700185-izrail-zaproponuvav-storonam-provesti-peregovori-sodo-pripinenna-vognu-v-sudani.html" text:style-name="Internet_20_link" text:visited-style-name="Visited_20_Internet_20_Link">
https://www.ukrinform.ua/rubric-world/3700185-izrail-zaproponuvav-storonam-provesti-peregovori-sodo-pripinenna-vognu-v-sudani.html</text:a>
</text:p>
      <!--NEWS-->
      <text:h text:style-name="P10" text:outline-level="1">
<text:span text:style-name="T4">
The invaders during the day fired at seven communities of Sumy region</text:span>
</text:h>
      <text:p text:style-name="P4">
Authors: Ukrinform (Person)</text:p>
      <text:p text:style-name="P4">
Publisher: Укринформ (Organization)</text:p>
      <text:p text:style-name="P4">
Published Time: 2023-04-24T-40:59:00+03:00</text:p>
      <text:p text:style-name="P4">
Modified Time: 2023-04-24T21:59:00+03:00</text:p>
      <text:p text:style-name="P4">
Description: Russian troops fired at seven territorial communities of Sumy region on Monday, April 24.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2" text:anchor-type="as-char" svg:width="6.9236in" svg:height="3.956343in" draw:z-index="0">
<draw:image xlink:href="../Images/yкринформ/2023-04-24T-40-59-00-03-00/630_360_1674980674-403.jpeg" xlink:type="simple" xlink:show="embed" xlink:actuate="onLoad" draw:mime-type="image/jpeg"/>
</draw:frame>
Russian troops fired at seven territorial community region on Monday, April 24.</text:p>
      <text:p text:style-name="P4">
According to Ukrinform, the Sumy Regional Military Administration reports in <text:a xlink:type="simple" xlink:href="https://t.me/Sumy_news_ODA/15638" text:style-name="Internet_20_link" text:visited-style-name="Visited_20_Internet_20_Link">
</text:a>
.</text:p>
      <text:p text:style-name="P4">
“During the day, the Russians fired at 7 border communities-Esman, Miropil, Znob-Novgorod, Belopilsk, Shalyginsk, Seredi-Budsk, Yunakovskaya. 83 arrivals from mortars and artillery were recorded. Unfortunately, there is destruction, ”the message reads.</text:p>
      <text:p text:style-name="P4">
6 hits were recorded on the territory of the Miropil community. One sparse shelling damaged three private homes and a shop.</text:p>
      <text:p text:style-name="P4">
<text:span text:style-name="T4">
 Read also: </text:span>
 <text:span text:style-name="T4">
 <text:a xlink:type="simple" xlink:href="https://www.ukrinform.ua/rubric-ato/3700129-naev-pereviriv-pozicii-zsu-na-prikordonni-sumsini.html" text:style-name="Internet_20_link" text:visited-style-name="Visited_20_Internet_20_Link">
</text:a>
</text:span>
</text:p>
      <text:p text:style-name="P4">
There was a mortar shelling in the Esman community - one hit. Also Russian from artillery - 9 hits. In result <text:span text:style-name="T4">
<text:a xlink:type="simple" xlink:href="https://www.ukrinform.ua/tag-obstril" text:style-name="Internet_20_link" text:visited-style-name="Visited_20_Internet_20_Link">
 </text:a>
</text:span>
 The storage facility was damaged, the residential building was damaged by the fire.</text:p>
      <text:p text:style-name="P4">
On the territory of the Shalygin community, the enemy hit the artillery - 8 hits.</text:p>
      <text:p text:style-name="P4">
The Russians also fired the territory of the Belopil community from the mortar. 32 explosions were recorded.</text:p>
      <text:p text:style-name="P4">
<text:span text:style-name="T4">
 Read also: </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There were 15 mortars from the Znob-Novgorod community.</text:p>
      <text:p text:style-name="P4">
In addition, the Russians dumped three mines into the territory of the Yunak community.</text:p>
      <text:p text:style-name="P4">
In the mid -and -Buds community, a shelling was recorded - 9 trains.</text:p>
      <text:p text:style-name="P4">
<text:span text:style-name="T4">
 Read also: </text:span>
 <text:span text:style-name="T4">
 <text:a xlink:type="simple" xlink:href="https://www.ukrinform.ua/rubric-ato/3700114-vorog-zoseredivsa-na-troh-napramkah-sili-oboroni-vidbili-30-atak.html" text:style-name="Internet_20_link" text:visited-style-name="Visited_20_Internet_20_Link">
</text:a>
</text:span>
</text:p>
      <text:p text:style-name="P4">
As reported by Ukrinform, on April 24 the Russians _ <text:span text:style-name="T4">
 <text:a xlink:type="simple" xlink:href="https://www.ukrinform.ua/rubric-ato/3700160-rosiani-obstrilali-prikordonna-sumsini-i-cernigivsini-zafiksuvali-40-udariv.html" text:style-name="Internet_20_link" text:visited-style-name="Visited_20_Internet_20_Link">
</text:a>
</text:span>
 _</text:p>
      <text:p text:style-name="P4">
News Source: <text:a xlink:type="simple" xlink:href="https://www.ukrinform.ua/rubric-ato/3700183-zagarbniki-uprodovz-dna-obstrilali-sim-gromad-sumsini-ova.html" text:style-name="Internet_20_link" text:visited-style-name="Visited_20_Internet_20_Link">
https://www.ukrinform.ua/rubric-ato/3700183-zagarbniki-uprodovz-dna-obstrilali-sim-gromad-sumsini-ova.html</text:a>
</text:p>
      <!--NEWS-->
      <text:h text:style-name="P10" text:outline-level="1">
<text:span text:style-name="T4">
The SBU declared suspicion of "Wagner" from Kazakhstan, who was captured under Bakhmut</text:span>
</text:h>
      <text:p text:style-name="P4">
Authors: Ukrinform (Person)</text:p>
      <text:p text:style-name="P4">
Publisher: Укринформ (Organization)</text:p>
      <text:p text:style-name="P4">
Published Time: 2023-04-24T-42:41:00+03:00</text:p>
      <text:p text:style-name="P4">
Modified Time: 2023-04-24T21:41:00+03:00</text:p>
      <text:p text:style-name="P4">
Description: A citizen of one of the countries of Central Asia was suspected of participating in the private military company Wagner in hostilities against the Armed Forces of Ukraine. - Ukrinform.</text:p>
      <text:p text:style-name="P4">
Images: ["<text:a xlink:type="simple" xlink:href="https://static.ukrinform.com/photos/2017_11/thumb_files/630_360_1509709006-9626.jpg" text:style-name="Internet_20_link" text:visited-style-name="Visited_20_Internet_20_Link">
630_360_15097...</text:a>
"]</text:p>
      <text:p text:style-name="P4">
Tags: ['Бахмут', 'Казахстан', 'СБУ', 'ПВК "Вагнера"', 'Війна з росією']</text:p>
      <text:p text:style-name="P4">
Type: Article</text:p>
      <!--METADATA-->
      <text:p text:style-name="P4">
<draw:frame draw:style-name="fr1" draw:name="Image23" text:anchor-type="as-char" svg:width="6.9236in" svg:height="3.956343in" draw:z-index="0">
<draw:image xlink:href="../Images/yкринформ/2023-04-24T-42-41-00-03-00/630_360_1509709006-9626.jpg" xlink:type="simple" xlink:show="embed" xlink:actuate="onLoad" draw:mime-type="image/jpeg"/>
</draw:frame>
A citizen of one of the countries of Central Asia was suspected of involving the complications of the Wagner private military company in hostilities against the Armed Forces of Ukraine.</text:p>
      <text:p text:style-name="P4">
As Ukrinform reports, this has reported <text:a xlink:type="simple" xlink:href="https://ssu.gov.ua/novyny/za-materialamy-sbu-pered-sudom-postane-vahnerivets-yakyi-shturmuvav-pozytsii-syl-oborony-pid-bakhmutom" text:style-name="Internet_20_link" text:visited-style-name="Visited_20_Internet_20_Link">
</text:a>
.</text:p>
      <text:p text:style-name="P4">
The person involved in the commission of the crime under Part 4 of Art. 447(Participation in armed conflict, military or violent actions)Criminal code of Ukraine.</text:p>
      <text:p text:style-name="P4">
It was established that, serving a sentence in the Tyumen correctional colony of the Russian Federation for rape, in October 2022 the suspect received a proposal to enter into the so -called Wagner group to participate in <text:a xlink:type="simple" xlink:href="https://www.ukrinform.ua/tag-vijna" text:style-name="Internet_20_link" text:visited-style-name="Visited_20_Internet_20_Link">
</text:a>
against Ukraine.</text:p>
      <text:p text:style-name="P4">
<text:span text:style-name="T4">
 Read also: </text:span>
 <text:a xlink:type="simple" xlink:href="https://www.ukrinform.ua/rubric-ato/3670399-sbu-povidomila-pro-pidozru-polonenomu-biloruskomu-vagnerivcu.html" text:style-name="Internet_20_link" text:visited-style-name="Visited_20_Internet_20_Link">
</text:a>
Under the terms of the "contract", representatives of a private military company promise to a "salary" of 200 thousand rubles and "cancellation" of criminal record.</text:p>
      <text:p text:style-name="P4">
According to the investigation, a month later, the person involved with other convicts who joined the Wagner group, arrived in the city of Rostov(RF)Where is a military uniform, weapons and ammunition.</text:p>
      <text:p text:style-name="P4">
Subsequently, the mercenaries were sent to the Training Polygon, which is studied in the temporarily occupied territory of Luhansk region. The "training course" for the intruders did not occur due to the lack of instructors of the crash.</text:p>
      <text:p text:style-name="P4">
At the beginning of December 2022, the suspect was thrown into the Eastern Front as part of the Zagarbnitsky group. At the end of the same month, during the battle, the Nabakhmut direction of the Defense force took the mercenary.</text:p>
      <text:p text:style-name="P4">
How to specify in <text:a xlink:type="simple" xlink:href="https://www.gp.gov.ua/ua/posts/u-skladi-pvk-vagner-voyuvav-proti-zsu-gromadyaninu-kazaxstanu-povidomleno-pro-pidozru-u-naimanstvi" text:style-name="Internet_20_link" text:visited-style-name="Visited_20_Internet_20_Link">
</text:a>
, it is about a native of the Tayenshinsky district of Petropavlovsk region of the Republicaconds.</text:p>
      <text:p text:style-name="P4">
The person involved in fought against the units of the Armed Forces and the civilian population in the regions of the mysterious Luhansk region and the village of Yakovlivka of Bakhmut district of Donetsk region.</text:p>
      <text:p text:style-name="P4">
As of this time, the suspect is in custody. He threatens up to 10 years of imprisonment.</text:p>
      <text:p text:style-name="P4">
News Source: <text:a xlink:type="simple" xlink:href="https://www.ukrinform.ua/rubric-ato/3699980-sbu-ogolosila-pidozru-vagnerivcu-z-kazahstanu-akogo-vzali-v-polon-pid-bahmutom.html" text:style-name="Internet_20_link" text:visited-style-name="Visited_20_Internet_20_Link">
https://www.ukrinform.ua/rubric-ato/3699980-sbu-ogolosila-pidozru-vagnerivcu-z-kazahstanu-akogo-vzali-v-polon-pid-bahmutom.html</text:a>
</text:p>
      <!--NEWS-->
      <text:h text:style-name="P10" text:outline-level="1">
<text:span text:style-name="T4">
A multi -enthusiastic test abroad want to make 16,000 people - forest</text:span>
</text:h>
      <text:p text:style-name="P4">
Authors: Ukrinform (Person)</text:p>
      <text:p text:style-name="P4">
Publisher: Укринформ (Organization)</text:p>
      <text:p text:style-name="P4">
Published Time: 2023-04-24T-44:40:00+03:00</text:p>
      <text:p text:style-name="P4">
Modified Time: 2023-04-24T21:40:00+03:00</text:p>
      <text:p text:style-name="P4">
Description: Temporary examination points for the national multi -compartment test were formed in 49 cities of 31 countries, the desire to participate in the NMT abroad has now identified 16,000 people. - Ukrinform.</text:p>
      <text:p text:style-name="P4">
Images: ["<text:a xlink:type="simple" xlink:href="https://static.ukrinform.com/photos/2023_04/thumb_files/630_360_1682361912-600.jpg" text:style-name="Internet_20_link" text:visited-style-name="Visited_20_Internet_20_Link">
630_360_16823...</text:a>
"]</text:p>
      <text:p text:style-name="P4">
Tags: ['Вступна кампанія', 'Мультипредметний тест', 'Тест', 'Оксен Лісовий', 'Єдині новини']</text:p>
      <text:p text:style-name="P4">
Type: Article</text:p>
      <!--METADATA-->
      <text:p text:style-name="P4">
<draw:frame draw:style-name="fr1" draw:name="Image24" text:anchor-type="as-char" svg:width="6.9236in" svg:height="3.956343in" draw:z-index="0">
<draw:image xlink:href="../Images/yкринформ/2023-04-24T-44-40-00-03-00/630_360_1682361912-600.jpg" xlink:type="simple" xlink:show="embed" xlink:actuate="onLoad" draw:mime-type="image/jpeg"/>
</draw:frame>
Temporary -expert points for national multi -enthusiasm are tested in 49 cities of 31 countries, the desire to participate in the NMT abroad has now been founded 16,000.</text:p>
      <text:p text:style-name="P4">
The Minister of Education and Science of Ukraine Oksen Lisovy said this in the Eviritelvagraphon "The One News", Ukrinform reports.</text:p>
      <text:p text:style-name="P4">
“We are currently active. In two weeks we have 160,000 seized personal offices, 16,000 people have expressed a desire to make up <text:span text:style-name="T4">
 <text:a xlink:type="simple" xlink:href="https://www.ukrinform.ua/tag-multipredmetnij-test" text:style-name="Internet_20_link" text:visited-style-name="Visited_20_Internet_20_Link">
</text:a>
</text:span>
 from abroad. It has momented temporary examination points in Germany, Poland, in general, 49cades in 31 countries have today, ”he said.</text:p>
      <text:p text:style-name="P4">
<text:span text:style-name="T4">
 Read also: </text:span>
 <text:span text:style-name="T4">
 <text:a xlink:type="simple" xlink:href="https://www.ukrinform.ua/rubric-society/3699291-multipredmetnij-test-za-kordonom-mozna-sklasti-vze-u-49-mistah.html" text:style-name="Internet_20_link" text:visited-style-name="Visited_20_Internet_20_Link">
</text:a>
</text:span>
</text:p>
      <text:p text:style-name="P4">
According to the minister, this year there is about the same activity in the testing as in recent years.</text:p>
      <text:p text:style-name="P4">
Forest reminded that entrants make up three subjects, among which are the main ones are Ukrainian language and mathematics, and from additional - history of Ukraine, foreign language, chemistry, physics, biology.</text:p>
      <text:p text:style-name="P4">
<text:span text:style-name="T4">
 Read also: </text:span>
 <text:span text:style-name="T4">
 <text:a xlink:type="simple" xlink:href="https://www.ukrinform.ua/rubric-society/3691932-u-mon-ocikuut-so-kilkist-ohocih-sklasti-multipredmetnij-test-cogoric-zroste.html" text:style-name="Internet_20_link" text:visited-style-name="Visited_20_Internet_20_Link">
</text:a>
</text:span>
</text:p>
      <text:p text:style-name="P4">
As reported by Ukrinform, registration for participation in this year's national muscle -subject test _ <text:span text:style-name="T4">
 <text:a xlink:type="simple" xlink:href="https://www.ukrinform.ua/rubric-society/3691154-u-mon-rozpovili-skilki-trivatime-reestracia-na-multipredmetnij-test.html" text:style-name="Internet_20_link" text:visited-style-name="Visited_20_Internet_20_Link">
</text:a>
</text:span>
 _</text:p>
      <text:p text:style-name="P4">
News Source: <text:a xlink:type="simple" xlink:href="https://www.ukrinform.ua/rubric-society/3700181-multipredmetnij-test-za-kordonom-hocut-sklasti-16-tisac-osib-lisovij.html" text:style-name="Internet_20_link" text:visited-style-name="Visited_20_Internet_20_Link">
https://www.ukrinform.ua/rubric-society/3700181-multipredmetnij-test-za-kordonom-hocut-sklasti-16-tisac-osib-lisovij.html</text:a>
</text:p>
      <!--NEWS-->
      <text:h text:style-name="P10" text:outline-level="1">
<text:span text:style-name="T4">
"AZ" U-19-Winner of the UEFA Youth League</text:span>
</text:h>
      <text:p text:style-name="P4">
Authors: Ukrinform (Person)</text:p>
      <text:p text:style-name="P4">
Publisher: Укринформ (Organization)</text:p>
      <text:p text:style-name="P4">
Published Time: 2023-04-24T-46:32:00+03:00</text:p>
      <text:p text:style-name="P4">
Modified Time: 2023-04-24T21:32:00+03:00</text:p>
      <text:p text:style-name="P4">
Description: In the finals, the Netherlands defeated Haiduk. - Ukrinform.</text:p>
      <text:p text:style-name="P4">
Images: ["<text:a xlink:type="simple" xlink:href="https://static.ukrinform.com/photos/2023_04/thumb_files/630_360_1682361069-685.png" text:style-name="Internet_20_link" text:visited-style-name="Visited_20_Internet_20_Link">
630_360_16823...</text:a>
"]</text:p>
      <text:p text:style-name="P4">
Tags: ['Футбол']</text:p>
      <text:p text:style-name="P4">
Type: Article</text:p>
      <!--METADATA-->
      <text:p text:style-name="P4">
<draw:frame draw:style-name="fr1" draw:name="Image25" text:anchor-type="as-char" svg:width="6.9236in" svg:height="3.956343in" draw:z-index="0">
<draw:image xlink:href="../Images/yкринформ/2023-04-24T-46-32-00-03-00/630_360_1682361069-685.png" xlink:type="simple" xlink:show="embed" xlink:actuate="onLoad" draw:mime-type="image/png"/>
</draw:frame>
In the finals, they defeated Haiduk.</text:p>
      <text:p text:style-name="P4">
In the decisive match of the UEFA Youth League, the U-19 and Hayduk met U-19, Ukrinform reports.</text:p>
      <text:p text:style-name="P4">
The Dutch possessed an advantage in the first half, but were able to open the expense at its very end. Jaiden Addai striker sold his penalty.</text:p>
      <text:p text:style-name="P4">
After the break, "AZ" made a defeat. The doubles of Ernest Wots and Mexumerdin were distinguished.</text:p>
      <text:p text:style-name="P4">
For the first time, AZ wins the UEFA Youth League, becoming the first Krandland Club that he won the trophy. Last year, Benfica won in the finals.</text:p>
      <text:p text:style-name="P4">
<text:span text:style-name="T4">
 Read also: </text:span>
 <text:a xlink:type="simple" xlink:href="https://www.ukrinform.ua/rubric-sports/3699108-unacka-liga-uefa-alkmaar-ta-hajduk-zustrinutsa-u-finali.html" text:style-name="Internet_20_link" text:visited-style-name="Visited_20_Internet_20_Link">
<text:span text:style-name="T4">
 youthful </text:span>
 <text:span text:style-name="T4">
 League </text:span>
</text:a>
As reported by Ukrinform, the UEFA Youth League final reached the "Movement", Lviv residents gave way to Milan.(0:1), who then lost in the semifinals "haiduka"(1:3).</text:p>
      <text:p text:style-name="P4">
Фото: Getty Image</text:p>
      <text:p text:style-name="P4">
News Source: <text:a xlink:type="simple" xlink:href="https://www.ukrinform.ua/rubric-sports/3700179-az-u19-peremozec-unackoi-ligi-uefa.html" text:style-name="Internet_20_link" text:visited-style-name="Visited_20_Internet_20_Link">
https://www.ukrinform.ua/rubric-sports/3700179-az-u19-peremozec-unackoi-ligi-uefa.html</text:a>
</text:p>
      <!--NEWS-->
      <text:h text:style-name="P10" text:outline-level="1">
<text:span text:style-name="T4">
US post -press at the UN reminded Laurel's main principles of the organization's statute</text:span>
</text:h>
      <text:p text:style-name="P4">
Authors: Ukrinform (Person)</text:p>
      <text:p text:style-name="P4">
Publisher: Укринформ (Organization)</text:p>
      <text:p text:style-name="P4">
Published Time: 2023-04-24T-48:22:06+03:00</text:p>
      <text:p text:style-name="P4">
Modified Time: 2023-04-24T21:22:06+03:00</text:p>
      <text:p text:style-name="P4">
Description: The US permanent representative to the UN Linda Thomas Grinfield read Russian Foreign Minister Sergei Lavrov, who was presiding on Monday at a meeting of the Security Council, the main principles of the United Nations set out in its Charter. - Ukrinform.</text:p>
      <text:p text:style-name="P4">
Images: ["<text:a xlink:type="simple" xlink:href="https://static.ukrinform.com/photos/2021_03/thumb_files/630_360_1615424520-244.png" text:style-name="Internet_20_link" text:visited-style-name="Visited_20_Internet_20_Link">
630_360_16154...</text:a>
"]</text:p>
      <text:p text:style-name="P4">
Tags: ['США', 'росія', 'Радбез ООН']</text:p>
      <text:p text:style-name="P4">
Type: Article</text:p>
      <!--METADATA-->
      <text:p text:style-name="P4">
<draw:frame draw:style-name="fr1" draw:name="Image26" text:anchor-type="as-char" svg:width="6.9236in" svg:height="3.956343in" draw:z-index="0">
<draw:image xlink:href="../Images/yкринформ/2023-04-24T-48-22-06-03-00/630_360_1615424520-244.png" xlink:type="simple" xlink:show="embed" xlink:actuate="onLoad" draw:mime-type="image/png"/>
</draw:frame>
The UN-UN Warning Representative to Linda Thomas Grinfield read Russian Minister Sergei Lavrov, who was presiding on Monday at a radiation-safety meeting, the main principles of the United Nations, set out in her status.</text:p>
      <text:p text:style-name="P4">
This was reported by Ukrinform correspondent.</text:p>
      <text:p text:style-name="P4">
"Article 1: The goals of the United Nations are to maintain international peacekeeping ... But Article 2 clearly states:“ All members of the United States are maintained in their international relations from threats by force or its use as against territorial integrity or political non -volatility "What state, so in some other way,” she said, holding the UN Statute.</text:p>
      <text:p text:style-name="P4">
Thomas Grinfield emphasized that the "today's hypocritical organizer" of the meeting - Russia - "invaded its neighbor, into Ukraine, and struck the UN Creator and all values."</text:p>
      <text:p text:style-name="P4">
She emphasized that the Russians continue to kill and cripple Ukrainians, destroy Ukraine's infrastructure until this meeting is convened by Russia.</text:p>
      <text:p text:style-name="P4">
"While we are sitting here, we are preparing for the next Bucha, the next Mariupol, next Kherson, the next military crime followed by the next dishonesty," she added.</text:p>
      <text:p text:style-name="P4">
The post -press of the United States reminded that 141 states voted against Russia from 193, adopting the appropriate declaration of the UN General Assembly.</text:p>
      <text:p text:style-name="P4">
She stressed that Russia's violation of the UN Charter and International Law "applies not only to Ukraine or Europe - this applies to all of us."</text:p>
      <text:p text:style-name="P4">
“Today is Ukraine, but tomorrow it can be another country. Another little small, which is invaded from its larger neighbor, ” - explanatory plates.</text:p>
      <text:p text:style-name="P4">
She stressed that in addition to the invasion of the neighboring state, Russia turned the Global supplies of food, impeding the transportation of the Grain Sea, violating its obligations under the new SNO contract(As for the more reduction and restriction of strategic offensive weapons), made with dangerous and provocative nuclear threats, ignored universal human rights and fundamental freedoms - both in the Russian Federation and its possessions. The post -press of the United States reminded that Moscow illegally detained US citizens, including journalist Evan Gershkovich. <text:a xlink:type="simple" xlink:href="https://www.ukrinform.ua/tag-oon" text:style-name="Internet_20_link" text:visited-style-name="Visited_20_Internet_20_Link">
</text:a>
She needs reform, she emphasized. "In order to maintain and maintain its fundamental principles, this organization is evolved to meet the needs of the 21st century," she added.It was reported that on Monday at the UN Security Council under the chairmanship of Lavrov, "effective multilaterality is underway through the protection of the principles of the UN Charter."</text:p>
      <text:p text:style-name="P4">
News Source: <text:a xlink:type="simple" xlink:href="https://www.ukrinform.ua/rubric-world/3700178-postpred-ssa-pri-oon-nagadala-lavrovu-golovni-principi-statutu-organizacii.html" text:style-name="Internet_20_link" text:visited-style-name="Visited_20_Internet_20_Link">
https://www.ukrinform.ua/rubric-world/3700178-postpred-ssa-pri-oon-nagadala-lavrovu-golovni-principi-statutu-organizacii.html</text:a>
</text:p>
      <!--NEWS-->
      <text:h text:style-name="P10" text:outline-level="1">
<text:span text:style-name="T4">
Kostyuk and Svitolina conducted a joint training in Madrid</text:span>
</text:h>
      <text:p text:style-name="P4">
Authors: Ukrinform (Person)</text:p>
      <text:p text:style-name="P4">
Publisher: Укринформ (Organization)</text:p>
      <text:p text:style-name="P4">
Published Time: 2023-04-24T-50:19:01+03:00</text:p>
      <text:p text:style-name="P4">
Modified Time: 2023-04-24T21:19:01+03:00</text:p>
      <text:p text:style-name="P4">
Description: Ukrainian tennis players are preparing for the start at the WTA tournament 1000 in the capital of Spain. - Ukrinform.</text:p>
      <text:p text:style-name="P4">
Images: ["<text:a xlink:type="simple" xlink:href="https://static.ukrinform.com/photos/2023_04/thumb_files/630_360_1682360245-258.jpg" text:style-name="Internet_20_link" text:visited-style-name="Visited_20_Internet_20_Link">
630_360_16823...</text:a>
"]</text:p>
      <text:p text:style-name="P4">
Tags: ['Світоліна', 'Теніс', 'Марта Костюк']</text:p>
      <text:p text:style-name="P4">
Type: Article</text:p>
      <!--METADATA-->
      <text:p text:style-name="P4">
<draw:frame draw:style-name="fr1" draw:name="Image27" text:anchor-type="as-char" svg:width="6.9236in" svg:height="3.956343in" draw:z-index="0">
<draw:image xlink:href="../Images/yкринформ/2023-04-24T-50-19-01-03-00/630_360_1682360245-258.jpg" xlink:type="simple" xlink:show="embed" xlink:actuate="onLoad" draw:mime-type="image/jpeg"/>
</draw:frame>
Ukrainian tennis players are preparing for the start at the WTA tournament 1000 in the capital.</text:p>
      <text:p text:style-name="P4">
Martha Kostyuk(WTA 36) <text:a xlink:type="simple" xlink:href="https://www.instagram.com/stories/martakostyuk/3087984253665218491/" text:style-name="Internet_20_link" text:visited-style-name="Visited_20_Internet_20_Link">
</text:a>
Immediate Instagram photo, along with Elina Svitolina, reports Ukrinform.</text:p>
      <text:p text:style-name="P4">
The Ukrainians conducted training at the Madrid court. Martha and Elina will participate in the WTA 1000 Soil Tournament in the Spanish capital.</text:p>
      <text:p text:style-name="P4">
In the first round of the tournament, Elina Svitolina will play with Alexander Sasnovich, the match will take place on Wednesday, April 26. Martha Kostyuk will start performances with 1/32 final, she will meet with Kamila Osorio, or with a qualifying qualifying, with which Kolumbian will play in the first round.</text:p>
      <text:p text:style-name="P4">
<text:span text:style-name="T4">
 Read also: </text:span>
 <text:a xlink:type="simple" xlink:href="https://www.ukrinform.ua/rubric-sports/3699757-marta-kostuk-onovila-osobistij-rekord-u-rejtingu-wta.html" text:style-name="Internet_20_link" text:visited-style-name="Visited_20_Internet_20_Link">
<text:span text:style-name="T4">
 Kostyuk </text:span>
</text:a>
As reported by Ukrinform, Marta Kostyuk has updated her rating recorder this week and can be the first racket of Ukraine following the results of the tournament in Madrid.</text:p>
      <text:p text:style-name="P4">
Photo: instagram.com/stories/martakostyuk</text:p>
      <text:p text:style-name="P4">
News Source: <text:a xlink:type="simple" xlink:href="https://www.ukrinform.ua/rubric-sports/3700176-kostuk-ta-svitolina-proveli-spilne-trenuvanna-v-madridi.html" text:style-name="Internet_20_link" text:visited-style-name="Visited_20_Internet_20_Link">
https://www.ukrinform.ua/rubric-sports/3700176-kostuk-ta-svitolina-proveli-spilne-trenuvanna-v-madridi.html</text:a>
</text:p>
      <!--NEWS-->
      <text:h text:style-name="P10" text:outline-level="1">
<text:span text:style-name="T4">
У вівторок Україну прогріє до +20°</text:span>
</text:h>
      <text:p text:style-name="P4">
Authors: Ukrinform (Person)</text:p>
      <text:p text:style-name="P4">
Publisher: Укринформ (Organization)</text:p>
      <text:p text:style-name="P4">
Published Time: 2023-04-24T-52:18:00+03:00</text:p>
      <text:p text:style-name="P4">
Modified Time: 2023-04-24T21:18:00+03:00</text:p>
      <text:p text:style-name="P4">
Description: In Ukraine on Tuesday, April 25, short -term rains are expected in the western and eastern regions, in the rest of the territory without precipitation. - Ukrinform.</text:p>
      <text:p text:style-name="P4">
Images: ["<text:a xlink:type="simple" xlink:href="https://static.ukrinform.com/photos/2022_05/thumb_files/630_360_1652120765-423.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28" text:anchor-type="as-char" svg:width="6.9236in" svg:height="3.956343in" draw:z-index="0">
<draw:image xlink:href="../Images/yкринформ/2023-04-24T-52-18-00-03-00/630_360_1652120765-423.jpeg" xlink:type="simple" xlink:show="embed" xlink:actuate="onLoad" draw:mime-type="image/jpeg"/>
</draw:frame>
In Ukraine, on Tuesday, April 25, short -term rains are expected in the western brazing regions, in the rest of the territory without precipitation.</text:p>
      <text:p text:style-name="P4">
Ukrinform was reported at the Ukrainian Hydrometeorological Center.</text:p>
      <text:p text:style-name="P4">
The wind is mainly southern, 5-10 m/s. Temperature at night 4-9 ° heat; in the afternoon15-20 °, in the west and east of the country 9-14 °; On the highlands of the Carpathians at night and afternoon1-6 ° heat.</text:p>
      <text:p text:style-name="P4">
In Kyiv and Kyiv region, April 25 is changing cloudiness, without precipitation. The temperature in the capital at night 6-8 °, in the afternoon 17-19 °; On the area at night 4-9 °, in the afternoon15-20 °.</text:p>
      <text:p text:style-name="P4">
In the next two days, April 26-27, rainy weather will prevail in Ukraine. Thus, on April 26, at night in Western, Zhytomyr, Vinnytsia, in the day in the majority, in the majority, central and Odessa regions, moderate rains, in the rest of the territory without precipitation, in the afternoon small short -term rains; The temperature at night 5-10 °, in the afternoon 13-18 °, in the eastern and southern regions up to 21 °, in the western, Zhytomyr and Vinnytsia regions at night 3-8 ° heat, in the afternoon 6-11 °.</text:p>
      <text:p text:style-name="P4">
April 27 in the western regions without precipitation, in the rest of the territory small -lived rains(in the day in most central, southern and easthoblasta moderate rains); Temperature in the southern and eastern regions at night 5-10 °, in the afternoon 16-21 °, in the rest of the territory at night 3-8 ° heat(In the western regions1-6 ° heat, on the soil surface of frost 0-3 °), in the afternoon 8-13 ° warm. Carpathian highlands April 26 rain with wet snow, April 27 without precipitation; temperature at night and day 1-6 ° warm(On the night of April 27 0-5 ° Frost). Вітер вУкраїні південний з переходом на північно-західний, 5-10 м/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In the capital region, April 26-27 is cloudy with clearings, on April 26 at night, in the afternoon of rain. The temperature in Kiev at night is 8-10 °, in the afternoon 15-17 °; On the area 5-10 °, in the afternoon 13-18 °.</text:p>
      <text:p text:style-name="P4">
April 27 at night moderate, small in the day <text:a xlink:type="simple" xlink:href="https://www.ukrinform.ua/tag-kiiv" text:style-name="Internet_20_link" text:visited-style-name="Visited_20_Internet_20_Link">
</text:a>
. In Kiev at night 5-7 ° heat, in the afternoon 10-12 °; On the area at night 3-8 °, in the afternoon8-13 °.</text:p>
      <text:p text:style-name="P4">
During April 28-29, Ukraine, according to forecasts, will be almost unadashed. Only on April 28 at night on the Left Bank, in Odessa and Mykolaiv region, in the afternoon in the eastern and southeastern regions, on April 29, at night, in the daytime and southern parts, in the afternoon in most western regions it is possible to rains.<text:span text:style-name="T4">
 Read also: </text:span>
 <text:a xlink:type="simple" xlink:href="https://www.ukrinform.ua/rubric-world/3698438-u-grenlandii-katastroficno-svidko-tane-kriga-klimatologi.html" text:style-name="Internet_20_link" text:visited-style-name="Visited_20_Internet_20_Link">
<text:span text:style-name="T4">
 Climatologist </text:span>
</text:a>
In Kiev and the region on April 28-29 without precipitation. Temperature in the capital at night 3-5 ° heat; In the afternoon April 28, 11-13 °, April 29 13-15 °. On the area at night 1-6 ° warm(on the soil surface in places of frost 0-3 °); In the afternoon on April 28, 8-13 ° C, 29 April 11-16 °.</text:p>
      <text:p text:style-name="P4">
News Source: <text:a xlink:type="simple" xlink:href="https://www.ukrinform.ua/rubric-regions/3700010-u-vivtorok-ukrainu-progrie-do-20.html" text:style-name="Internet_20_link" text:visited-style-name="Visited_20_Internet_20_Link">
https://www.ukrinform.ua/rubric-regions/3700010-u-vivtorok-ukrainu-progrie-do-20.html</text:a>
</text:p>
      <!--NEWS-->
      <text:h text:style-name="P10" text:outline-level="1">
<text:span text:style-name="T4">
India's population this week will exceed the number of China - UN</text:span>
</text:h>
      <text:p text:style-name="P4">
Authors: Ukrinform (Person)</text:p>
      <text:p text:style-name="P4">
Publisher: Укринформ (Organization)</text:p>
      <text:p text:style-name="P4">
Published Time: 2023-04-24T-54:14:00+03:00</text:p>
      <text:p text:style-name="P4">
Modified Time: 2023-04-24T21:14:00+03:00</text:p>
      <text:p text:style-name="P4">
Description: According to the United Nations Department of Economic and Social Issues, India will be ahead of China by the end of this week and will become the most densely populated country in the world. - Ukrinform.</text:p>
      <text:p text:style-name="P4">
Images: ["<text:a xlink:type="simple" xlink:href="https://static.ukrinform.com/photos/2022_03/thumb_files/630_360_1647750937-982.jpeg" text:style-name="Internet_20_link" text:visited-style-name="Visited_20_Internet_20_Link">
630_360_16477...</text:a>
"]</text:p>
      <text:p text:style-name="P4">
Tags: ['Індія', 'Китай', 'Населення']</text:p>
      <text:p text:style-name="P4">
Type: Article</text:p>
      <!--METADATA-->
      <text:p text:style-name="P4">
<draw:frame draw:style-name="fr1" draw:name="Image29" text:anchor-type="as-char" svg:width="6.9236in" svg:height="3.956343in" draw:z-index="0">
<draw:image xlink:href="../Images/yкринформ/2023-04-24T-54-14-00-03-00/630_360_1647750937-982.jpeg" xlink:type="simple" xlink:show="embed" xlink:actuate="onLoad" draw:mime-type="image/jpeg"/>
</draw:frame>
According to the Unified Economic and Social Affairs Department, India will be ahead of China by the end of this week and will become the most human -populated country in the world.</text:p>
      <text:p text:style-name="P4">
As Ukrinform reports, it reports <text:a xlink:type="simple" xlink:href="https://www.bbc.com/news/world-asia-india-65380148" text:style-name="Internet_20_link" text:visited-style-name="Visited_20_Internet_20_Link">
</text:a>
.</text:p>
      <text:p text:style-name="P4">
According to new data, the population of India will reach 1 425 775 850 people by the end of April.</text:p>
      <text:p text:style-name="P4">
Last week the UN Foundation in the Population area(UNFPA)He predicted that India would be ahead of China, by the population, until the middle of this year.</text:p>
      <text:p text:style-name="P4">
<text:span text:style-name="T4">
 Read also: </text:span>
 <text:span text:style-name="T4">
 <text:a xlink:type="simple" xlink:href="https://www.ukrinform.ua/rubric-world/3698068-india-stane-persou-v-sviti-za-kilkistu-naselenna-kitaj-ne-perejmaetsa-cerez-takij-prognoz-oon.html" text:style-name="Internet_20_link" text:visited-style-name="Visited_20_Internet_20_Link">
</text:a>
</text:span>
</text:p>
      <text:p text:style-name="P4">
Together, these two Asian countries have more than a third of the planet's population over the last 70 years.</text:p>
      <text:p text:style-name="P4">
"China will soon give way to its ancient status of the most populous Ukraine in the world," the UN Economic and Social Question Department said in a statement(VILLAGE).</text:p>
      <text:p text:style-name="P4">
<text:span text:style-name="T4">
Читайте також:</text:span>
 <text:span text:style-name="T4">
<text:a xlink:type="simple" xlink:href="https://www.ukrinform.ua/rubric-world/3698937-india-pripinila-otrimuvati-postavki-rosijskoi-zbroi-cerez-pobouvanna-sankcij-ssa.html" text:style-name="Internet_20_link" text:visited-style-name="Visited_20_Internet_20_Link">
 </text:a>
</text:span>
</text:p>
      <text:p text:style-name="P4">
The statement states that “because of uncertainty related to the assessment of the population, the specific date when <text:span text:style-name="T4">
 <text:a xlink:type="simple" xlink:href="https://www.ukrinform.ua/tag-india" text:style-name="Internet_20_link" text:visited-style-name="Visited_20_Internet_20_Link">
</text:a>
</text:span>
 It is expected to exceed China by the population, it is approximate and can be revised. "</text:p>
      <text:p text:style-name="P4">
As reported, _ <text:span text:style-name="T4">
 <text:a xlink:type="simple" xlink:href="https://www.ukrinform.ua/rubric-world/3698068-india-stane-persou-v-sviti-za-kilkistu-naselenna-kitaj-ne-perejmaetsa-cerez-takij-prognoz-oon.html" text:style-name="Internet_20_link" text:visited-style-name="Visited_20_Internet_20_Link">
</text:a>
</text:span>
 _ because it considers the quality of demographic permanent that ensures the development of the country.</text:p>
      <text:p text:style-name="P4">
News Source: <text:a xlink:type="simple" xlink:href="https://www.ukrinform.ua/rubric-world/3700174-naselenna-indii-cogo-tizna-perevisit-za-kilkistu-kitaj-oon.html" text:style-name="Internet_20_link" text:visited-style-name="Visited_20_Internet_20_Link">
https://www.ukrinform.ua/rubric-world/3700174-naselenna-indii-cogo-tizna-perevisit-za-kilkistu-kitaj-oon.html</text:a>
</text:p>
      <!--NEWS-->
      <text:h text:style-name="P10" text:outline-level="1">
<text:span text:style-name="T4">
White House about F-16 for Ukraine: US focused on giving the weapon that is needed right now</text:span>
</text:h>
      <text:p text:style-name="P4">
Authors: Ukrinform (Person)</text:p>
      <text:p text:style-name="P4">
Publisher: Укринформ (Organization)</text:p>
      <text:p text:style-name="P4">
Published Time: 2023-04-24T-56:03:12+03:00</text:p>
      <text:p text:style-name="P4">
Modified Time: 2023-04-24T21:03:12+03:00</text:p>
      <text:p text:style-name="P4">
Description: The United States is currently focused on giving Ukraine the weapon that it can use right now as soon as possible, in the conditions of preparation for a counter-offensive, so the F-16 issue is not yet subject to consideration. - Ukrinform.</text:p>
      <text:p text:style-name="P4">
Images: ["<text:a xlink:type="simple" xlink:href="https://static.ukrinform.com/photos/2023_04/thumb_files/630_360_1682353688-641.jpg" text:style-name="Internet_20_link" text:visited-style-name="Visited_20_Internet_20_Link">
630_360_16823...</text:a>
"]</text:p>
      <text:p text:style-name="P4">
Tags: ['США', 'Україна', 'Винищувач']</text:p>
      <text:p text:style-name="P4">
Type: Article</text:p>
      <!--METADATA-->
      <text:p text:style-name="P4">
<draw:frame draw:style-name="fr1" draw:name="Image30" text:anchor-type="as-char" svg:width="6.9236in" svg:height="3.956343in" draw:z-index="0">
<draw:image xlink:href="../Images/yкринформ/2023-04-24T-56-03-12-03-00/630_360_1682353688-641.jpg" xlink:type="simple" xlink:show="embed" xlink:actuate="onLoad" draw:mime-type="image/jpeg"/>
</draw:frame>
The combination is currently focused on providing the weapons as soon as possible and efficiently as soon as possible, which it can use right now, in the face of preparation for counter-offensive, so the F-16 issue is not yet subject to consideration.</text:p>
      <text:p text:style-name="P4">
So commented on the position of Baiden's administration on the provision of Ukraine to Ukraine by a representative of the White House National Security Council John Kirby, Ukrinform correspondent reports.</text:p>
      <text:p text:style-name="P4">
“You heard the President Biden said it(Questions of transfer to Ukraine F-16 aircraft-ed.)Not currently being considered. What we are now focused on, the centennials, which, according to the Ukrainians themselves, really need it for the next weeks and months, ”the White House representative said.</text:p>
      <text:p text:style-name="P4">
He stressed that the US side maintains constant contact with Kiev.</text:p>
      <text:p text:style-name="P4">
"We are constantly discussing with Ukrainians almost every day, what their opportunities they need," Kirby said.</text:p>
      <text:p text:style-name="P4">
He also reminded that this was discussed in the 11th "Ramstin" last week, the devogue was focused, including on the strengthening of air defense, giving ammunition and delivery. In addition, the most important needs of the soups are taken into account in the latest defensive help packages <text:a xlink:type="simple" xlink:href="https://www.ukrinform.ua/tag-ssa" text:style-name="Internet_20_link" text:visited-style-name="Visited_20_Internet_20_Link">
</text:a>
. In the same context, the representative of Belibod pointed to the exercises of Ukrainian units on Western equipment.</text:p>
      <text:p text:style-name="P4">
<text:span text:style-name="T4">
 Read also: </text:span>
 <text:a xlink:type="simple" xlink:href="https://www.ukrinform.ua/rubric-polytics/3700084-ukraina-ocikue-na-pozitivne-risenna-partneriv-sodo-nadanna-bojovih-litakiv-stefancuk.html" text:style-name="Internet_20_link" text:visited-style-name="Visited_20_Internet_20_Link">
</text:a>
As reported by Ukrinform, the 11th meeting of the Contact Group on Defense of Ukraine took place last Friday at the US Air Force Ramstein Air Force. The meeting was attended by representatives of about 50 partner countries.</text:p>
      <text:p text:style-name="P4">
News Source: <text:a xlink:type="simple" xlink:href="https://www.ukrinform.ua/rubric-ato/3700170-bilij-dim-pro-f16-dla-ukraini-ssa-zoseredzeni-na-nadanni-tiei-zbroi-aka-potribna-same-zaraz.html" text:style-name="Internet_20_link" text:visited-style-name="Visited_20_Internet_20_Link">
https://www.ukrinform.ua/rubric-ato/3700170-bilij-dim-pro-f16-dla-ukraini-ssa-zoseredzeni-na-nadanni-tiei-zbroi-aka-potribna-same-zaraz.html</text:a>
</text:p>
      <!--NEWS-->
      <text:h text:style-name="P10" text:outline-level="1">
<text:span text:style-name="T4">
The second Dutch evacuation flight flew from Sudan</text:span>
</text:h>
      <text:p text:style-name="P4">
Authors: Ukrinform (Person)</text:p>
      <text:p text:style-name="P4">
Publisher: Укринформ (Organization)</text:p>
      <text:p text:style-name="P4">
Published Time: 2023-04-24T-58:01:06+03:00</text:p>
      <text:p text:style-name="P4">
Modified Time: 2023-04-24T21:01:06+03:00</text:p>
      <text:p text:style-name="P4">
Description: The second Dutch aircraft with evacuated people flew out of Sudan. - Ukrinform.</text:p>
      <text:p text:style-name="P4">
Images: ["<text:a xlink:type="simple" xlink:href="https://static.ukrinform.com/photos/2018_09/thumb_files/630_360_1536748525-9826.jpg" text:style-name="Internet_20_link" text:visited-style-name="Visited_20_Internet_20_Link">
630_360_15367...</text:a>
"]</text:p>
      <text:p text:style-name="P4">
Tags: ['Евакуація', 'Нідерланди', 'Судан']</text:p>
      <text:p text:style-name="P4">
Type: Article</text:p>
      <!--METADATA-->
      <text:p text:style-name="P4">
<draw:frame draw:style-name="fr1" draw:name="Image31" text:anchor-type="as-char" svg:width="6.9236in" svg:height="3.956343in" draw:z-index="0">
<draw:image xlink:href="../Images/yкринформ/2023-04-24T-58-01-06-03-00/630_360_1536748525-9826.jpg" xlink:type="simple" xlink:show="embed" xlink:actuate="onLoad" draw:mime-type="image/jpeg"/>
</draw:frame>
The second Dutch aircraft with evacuated people flew.</text:p>
      <text:p text:style-name="P4">
About it reports Ukrinform with reference to <text:a xlink:type="simple" xlink:href="https://nos.nl/collectie/13927/artikel/2472701-tweede-nederlandse-vliegtuig-met-evacues-vertrokken-uit-sudan" text:style-name="Internet_20_link" text:visited-style-name="Visited_20_Internet_20_Link">
</text:a>
.</text:p>
      <text:p text:style-name="P4">
“The second Dutch evacuation flight flew out of Sudan. The plane is heading for Jordan, ”the message reads.</text:p>
      <text:p text:style-name="P4">
It is noted that the Netherlands Foreign Ministry does not say how many people are recruiting. In Jordan, the evacuas are accepted by the Ministry's support for the medical group.</text:p>
      <text:p text:style-name="P4">
<text:span text:style-name="T4">
 Read also: </text:span>
 <text:a xlink:type="simple" xlink:href="https://www.ukrinform.ua/rubric-society/3699956-mzs-opracovue-marsruti-evakuacii-ukrainciv-z-sudanu.html" text:style-name="Internet_20_link" text:visited-style-name="Visited_20_Internet_20_Link">
</text:a>
</text:p>
      <text:p text:style-name="P4">
Після нічного евакуаційного рейсу Міністерство закордонних справ повідомило,що загалом шістдесят нідерландців покинули Судан.</text:p>
      <text:p text:style-name="P4">
Очікується, що вже завтра міністерство надасть нову інформацію про загальнукількість евакуйованих.</text:p>
      <text:p text:style-name="P4">
Як повідомляв Укрінформ, <text:a xlink:type="simple" xlink:href="https://www.ukrinform.ua/tag-niderlandi" text:style-name="Internet_20_link" text:visited-style-name="Visited_20_Internet_20_Link">
 </text:a>
Sudan's closure in Sudan and take steps to evacuate their citizens.</text:p>
      <text:p text:style-name="P4">
<text:span text:style-name="T4">
 Read also: </text:span>
 <text:a xlink:type="simple" xlink:href="https://www.ukrinform.ua/rubric-world/3699880-iz-sudanu-evakuuvali-21-diplomata-ta-ponad-tisacu-gromadan-krain-es-borrel.html" text:style-name="Internet_20_link" text:visited-style-name="Visited_20_Internet_20_Link">
</text:a>
April 15 After a few days of tension between Sudan army and forces(RSF)In the Chartum there were explosions and shooting. Contradicted to the country's proposed transition to civil rule.</text:p>
      <text:p text:style-name="P4">
The World Health Organization reported that <text:a xlink:type="simple" xlink:href="https://www.ukrinform.ua/rubric-world/3700052-sonajmense-420-ludej-zaginuli-vnaslidok-bojovih-dij-u-sudani.html" text:style-name="Internet_20_link" text:visited-style-name="Visited_20_Internet_20_Link">
</text:a>
After intense fighting broke out there.</text:p>
      <text:p text:style-name="P4">
News Source: <text:a xlink:type="simple" xlink:href="https://www.ukrinform.ua/rubric-world/3700168-drugij-niderlandskij-evakuacijnij-rejs-viletiv-iz-sudanu.html" text:style-name="Internet_20_link" text:visited-style-name="Visited_20_Internet_20_Link">
https://www.ukrinform.ua/rubric-world/3700168-drugij-niderlandskij-evakuacijnij-rejs-viletiv-iz-sudanu.html</text:a>
</text:p>
      <!--NEWS-->
      <text:h text:style-name="P10" text:outline-level="1">
<text:span text:style-name="T4">
Kirovohrad region, Poltava region, Cherkasy region (14:24). Red Alrt: Aerial Tchretate. Si...</text:span>
</text:h>
      <text:p text:style-name="P4">
Authors: liveuamap (Language: en)</text:p>
      <text:p text:style-name="P4">
Time: 2023-04-24T-5:25:00</text:p>
      <text:p text:style-name="P4">
Location: Kirovohradska Oblast (Latitude:48.50000000 Longtitude:32.00000000)</text:p>
      <text:p text:style-name="P4">
Videos: []</text:p>
      <text:p text:style-name="P4">
Images: []</text:p>
      <text:p text:style-name="P4">
Tags: ["Europe", "Central and Eastern Europe"]</text:p>
      <text:p text:style-name="P4">
Id: 22558302</text:p>
      <!--METADATA-->
      <text:p text:style-name="P4">
Kirovohrad region, Poltava region, Cherkasy region(14:24). Red Alert:aerial threat. Sirens sounding. Take cover now!</text:p>
      <text:p text:style-name="P4">
News Collection Link: <text:a xlink:type="simple" xlink:href="https://liveuamap.com/en/2023/24-april-kirovohradska-oblast-poltavska-oblasg" text:style-name="Internet_20_link" text:visited-style-name="Visited_20_Internet_20_Link">
https://liveuamap.com/en/2023/24-april-kirovohradska-oblast-poltavska-oblasg</text:a>
</text:p>
      <text:p text:style-name="P4">
News Source: <text:a xlink:type="simple" xlink:href="https://t.me/air_alert_ua/43653" text:style-name="Internet_20_link" text:visited-style-name="Visited_20_Internet_20_Link">
https://t.me/air_alert_ua/43653</text:a>
</text:p>
      <!--NEWS-->
      <text:h text:style-name="P10" text:outline-level="1">
<text:span text:style-name="T4">
Britain criticized Russia's hypocrisy at a UN Council meeting</text:span>
</text:h>
      <text:p text:style-name="P4">
Authors: Ukrinform (Person)</text:p>
      <text:p text:style-name="P4">
Publisher: Укринформ (Organization)</text:p>
      <text:p text:style-name="P4">
Published Time: 2023-04-24T-61:55:42+03:00</text:p>
      <text:p text:style-name="P4">
Modified Time: 2023-04-24T20:55:42+03:00</text:p>
      <text:p text:style-name="P4">
Description: Russia, having attacked Ukraine, showed the world, which means its idea of multilaterality, which was spoken at the UN Security Council meeting by the Foreign Minister Sergey Lavrov. - Ukrinform.</text:p>
      <text:p text:style-name="P4">
Images: ["<text:a xlink:type="simple" xlink:href="https://static.ukrinform.com/photos/2022_10/thumb_files/630_360_1666903324-447.jpg" text:style-name="Internet_20_link" text:visited-style-name="Visited_20_Internet_20_Link">
630_360_16669...</text:a>
"]</text:p>
      <text:p text:style-name="P4">
Tags: ['Британія', 'лавров', 'Радбез ООН', 'Війна з росією']</text:p>
      <text:p text:style-name="P4">
Type: Article</text:p>
      <!--METADATA-->
      <text:p text:style-name="P4">
<draw:frame draw:style-name="fr1" draw:name="Image32" text:anchor-type="as-char" svg:width="6.9236in" svg:height="3.956343in" draw:z-index="0">
<draw:image xlink:href="../Images/yкринформ/2023-04-24T-61-55-42-03-00/630_360_1666903324-447.jpg" xlink:type="simple" xlink:show="embed" xlink:actuate="onLoad" draw:mime-type="image/jpeg"/>
</draw:frame>
Russia, having attacked Ukraine, has shown the world, which means its idea of multilaterality, which was spoken at the UN Security Council meeting by the MSSSergiy Lavrov.</text:p>
      <text:p text:style-name="P4">
According to Ukrinform correspondent in New York, she stated this at open debate in Radbeza Postpreda UK at Oonbarbar Woodward.</text:p>
      <text:p text:style-name="P4">
“We saw what the Russian idea of multilaterality means for the world. For more than a full -scale invasion of Russia in Ukraine, President Putin brought this Ukraine unimaginable suffering by trampling the UN Statute. Thousands of Ukrainians have been killed, millions were forced to leave their homes, and billions of people around the world have grown up with a rapid increase in prices for raw materials and brackets, ”she said.</text:p>
      <text:p text:style-name="P4">
According to Woodward, the war has also become a real catastrophe for Russia itself, which suffered numerous human losses. Millions flee from the country to avoid a prize, freedom of speech is suppressed, Russia's economy is declining, noted.</text:p>
      <text:p text:style-name="P4">
"Her army is in a disorder, relying on Wagner - a non -reporting group, whose existence was denied a year ago, but who now issues the advisory foreign ministry during your prescription," she said, addressing Lavrov.</text:p>
      <text:p text:style-name="P4">
<text:span text:style-name="T4">
 Read also: </text:span>
 <text:a xlink:type="simple" xlink:href="https://www.ukrinform.ua/rubric-world/3700118-lavrov-na-radbezi-oon-ozvuciv-novu-versiu-pricin-vijni-v-ukraini.html" text:style-name="Internet_20_link" text:visited-style-name="Visited_20_Internet_20_Link">
<text:span text:style-name="T4">
 Lavrov </text:span>
</text:a>
The Russian generation has lost its future, and the Government of the Russian Federation cannot even be explained, it added, emphasizing that justifying the causes of war with the desire to "defeat Nazism and protect against biological weapons, is an obvious lies."</text:p>
      <text:p text:style-name="P4">
"Despite all the statements of Lavrov's Minister on effective multilaterality, I am not seeing effective or multilateral in Russia's foreign policy," Woodward said.</text:p>
      <text:p text:style-name="P4">
According to her, if Lavrov is interested in ending the conflict as soon as possible, Russia should immediately withdraw its troops from all over the Ukrainian territory.</text:p>
      <text:p text:style-name="P4">
It was reported that on Monday at the UN Security Council under the chairmanship of Lavrov, "effective multilaterality through the protection of the principles of the UN Charter."</text:p>
      <text:p text:style-name="P4">
<text:span text:style-name="T4">
 Read also: </text:span>
 <text:a xlink:type="simple" xlink:href="https://www.ukrinform.ua/rubric-world/3700106-gensek-oon-u-vistupi-v-radbezi-prisvativ-vijni-rosii-proti-ukraini-odne-recenna.html" text:style-name="Internet_20_link" text:visited-style-name="Visited_20_Internet_20_Link">
</text:a>
</text:p>
      <text:p text:style-name="P4">
News Source: <text:a xlink:type="simple" xlink:href="https://www.ukrinform.ua/rubric-world/3700167-britania-rozkritikuvala-licemirstvo-rosii-na-zasidanni-radbezu-oon.html" text:style-name="Internet_20_link" text:visited-style-name="Visited_20_Internet_20_Link">
https://www.ukrinform.ua/rubric-world/3700167-britania-rozkritikuvala-licemirstvo-rosii-na-zasidanni-radbezu-oon.html</text:a>
</text:p>
      <!--NEWS-->
      <text:h text:style-name="P10" text:outline-level="1">
<text:span text:style-name="T4">
Without free Belarus Ukraine will not be safe - Tikanovskaya</text:span>
</text:h>
      <text:p text:style-name="P4">
Authors: Ukrinform (Person)</text:p>
      <text:p text:style-name="P4">
Publisher: Укринформ (Organization)</text:p>
      <text:p text:style-name="P4">
Published Time: 2023-04-24T-63:48:32+03:00</text:p>
      <text:p text:style-name="P4">
Modified Time: 2023-04-24T20:48:32+03:00</text:p>
      <text:p text:style-name="P4">
Description: Freedom of Ukraine and Belarus are closely linked, Belarusians seek the victories of Ukraine, which will also be a guarantee of their own freedom. - Ukrinform.</text:p>
      <text:p text:style-name="P4">
Images: ["<text:a xlink:type="simple" xlink:href="https://static.ukrinform.com/photos/2020_09/thumb_files/630_360_1600100567-591.png" text:style-name="Internet_20_link" text:visited-style-name="Visited_20_Internet_20_Link">
630_360_16001...</text:a>
"]</text:p>
      <text:p text:style-name="P4">
Tags: ['білорусь', 'росія', 'Тихановська']</text:p>
      <text:p text:style-name="P4">
Type: Article</text:p>
      <!--METADATA-->
      <text:p text:style-name="P4">
<draw:frame draw:style-name="fr1" draw:name="Image33" text:anchor-type="as-char" svg:width="6.9236in" svg:height="3.956343in" draw:z-index="0">
<draw:image xlink:href="../Images/yкринформ/2023-04-24T-63-48-32-03-00/630_360_1600100567-591.png" xlink:type="simple" xlink:show="embed" xlink:actuate="onLoad" draw:mime-type="image/png"/>
</draw:frame>
Freedom Ukraine and Belarus are closely linked, Belarusians seek victories of Ukraine, as well as the key to their own freedom.</text:p>
      <text:p text:style-name="P4">
This was stated by the leader of the Belarusian opposition Svetlana Tikhanovskaya in the Berlin Power of Freedom, organized on April 24 by the German Fundmain, reports Ukrinform correspondent.</text:p>
      <text:p text:style-name="P4">
“The fate of Ukraine and <text:a xlink:type="simple" xlink:href="https://www.ukrinform.ua/tag-bilorus" text:style-name="Internet_20_link" text:visited-style-name="Visited_20_Internet_20_Link">
</text:a>
interconnected: not free Belarus without free Ukraine; There will also be no safe Belarus, ”Tikhanovskaya said.</text:p>
      <text:p text:style-name="P4">
She noted that hundreds of Belarusian volunteers are fighting side by side, many activists in the country themselves join in the guerrilla movement, volunteers collect information and transfer it to the Armed Forces. The Belarusian Vladagorstoko pursues people for it: on average, 20 people and protests against the regime, Tikhanovskaya.</text:p>
      <text:p text:style-name="P4">
She emphasized that Ukraine should provide everything needed in order to win it.</text:p>
      <text:p text:style-name="P4">
The oppositionist also urged the event to help hold Lukashenko's reference regime, as the tribunal should be not only for Putin, but also for her puppet - Lukashenko.</text:p>
      <text:p text:style-name="P4">
“Lukashenko knows that without Putin he will not last a day. Therefore, he allowed the Russian dictator to use the Belarusian territory for attack on Ukraine and supported this attack, ”Tikhanovskaya said, repeating that it was supported by Putin's war, not the Belarusian people.</text:p>
      <text:p text:style-name="P4">
“Putin wanted to do Ukraine as Belarus is today: a fully controlled puppet country with weak and humble government. But in the way of Lukashenko, who has completely obeyed Putin, the Ukrainian government of Inadrod stood up in defense of their state. The whole world is inspired by the determination of Ukrainian, ”the oppositionist emphasized.</text:p>
      <text:p text:style-name="P4">
According to her, plans to place nuclear weapons in Belarus will make 9 millions of Belarus hostages of two criminal regimes and create a constant threat to Ukraine, Europe, and the world.</text:p>
      <text:p text:style-name="P4">
“But the worst part will mean Russian control over Belarus for years. Mipovina is not allowed, ”Tikhanovskaya emphasized.</text:p>
      <text:p text:style-name="P4">
According to her, in 2020, Belarusians fought for the honest elections, today they will be fought for their sovereignty and the very existence of their country.</text:p>
      <text:p text:style-name="P4">
<text:span text:style-name="T4">
 Read also: </text:span>
 <text:a xlink:type="simple" xlink:href="https://www.ukrinform.ua/rubric-world/3687480-tihanovska-pro-rosijsku-adernu-zbrou-u-bilorusi-ce-prame-porusenna-konstitucii.html" text:style-name="Internet_20_link" text:visited-style-name="Visited_20_Internet_20_Link">
<text:span text:style-name="T4">
 Tyanovskaya </text:span>
</text:a>
</text:p>
      <text:p text:style-name="P4">
<text:span text:style-name="T5">
Foto: Poole First</text:span>
</text:p>
      <text:p text:style-name="P4">
News Source: <text:a xlink:type="simple" xlink:href="https://www.ukrinform.ua/rubric-world/3700163-bez-vilnoi-bilorusi-ukraina-ne-bude-v-bezpeci-tihanovska.html" text:style-name="Internet_20_link" text:visited-style-name="Visited_20_Internet_20_Link">
https://www.ukrinform.ua/rubric-world/3700163-bez-vilnoi-bilorusi-ukraina-ne-bude-v-bezpeci-tihanovska.html</text:a>
</text:p>
      <!--NEWS-->
      <text:h text:style-name="P10" text:outline-level="1">
<text:span text:style-name="T4">
In Canada, an avalanche came down, there is a dead</text:span>
</text:h>
      <text:p text:style-name="P4">
Authors: Ukrinform (Person)</text:p>
      <text:p text:style-name="P4">
Publisher: Укринформ (Organization)</text:p>
      <text:p text:style-name="P4">
Published Time: 2023-04-24T-65:47:03+03:00</text:p>
      <text:p text:style-name="P4">
Modified Time: 2023-04-24T20:47:03+03:00</text:p>
      <text:p text:style-name="P4">
Description: As a result of an avalanche in Canada, a person was killed, two managed to escape. - Ukrinform.</text:p>
      <text:p text:style-name="P4">
Images: ["<text:a xlink:type="simple" xlink:href="https://static.ukrinform.com/photos/2018_01/thumb_files/630_360_1515323527-9625.jpg" text:style-name="Internet_20_link" text:visited-style-name="Visited_20_Internet_20_Link">
630_360_15153...</text:a>
"]</text:p>
      <text:p text:style-name="P4">
Tags: ['Канада', 'Лавина', 'Загибель']</text:p>
      <text:p text:style-name="P4">
Type: Article</text:p>
      <!--METADATA-->
      <text:p text:style-name="P4">
<draw:frame draw:style-name="fr1" draw:name="Image34" text:anchor-type="as-char" svg:width="6.9236in" svg:height="3.956343in" draw:z-index="0">
<draw:image xlink:href="../Images/yкринформ/2023-04-24T-65-47-03-03-00/630_360_1515323527-9625.jpg" xlink:type="simple" xlink:show="embed" xlink:actuate="onLoad" draw:mime-type="image/jpeg"/>
</draw:frame>
As a result of an avalanche in Canada, a person was killed, two managed to rescue.</text:p>
      <text:p text:style-name="P4">
According to Ukrinform correspondent, it writes <text:a xlink:type="simple" xlink:href="https://www.cbc.ca/news/canada/calgary/man-dies-in-avalanche-in-closed-off-area-of-lake-louise-resort-1.6819944" text:style-name="Internet_20_link" text:visited-style-name="Visited_20_Internet_20_Link">
</text:a>
.</text:p>
      <text:p text:style-name="P4">
It is noted that the deadly incident occurred at the Lazelouise ski resort in Alberta province. “When rescuers arrived at the incident, they found that the group had entered the closed area and provoked a third -number avalanche. None of the members of the group had with them equipment for rescue during the avalanche, ”the material reads.</text:p>
      <text:p text:style-name="P4">
After the avalanche ascending, two people were partially under the snow and one. "Two partially buried people were mild injuries, and a person who has fallen under the snow was killed," the newspaper said.</text:p>
      <text:p text:style-name="P4">
<text:span text:style-name="T4">
 Read also: </text:span>
 <text:a xlink:type="simple" xlink:href="https://www.ukrinform.ua/rubric-world/3695787-v-italijskih-alpah-zijsla-lavina-troe-zagiblih.html" text:style-name="Internet_20_link" text:visited-style-name="Visited_20_Internet_20_Link">
<text:span text:style-name="T4">
 avalanche </text:span>
</text:a>
According to law enforcement officers, a 21-year-old man died 45 minutes under the snow until he was able to release. Rescuers delivered him a dock with a medical care on the mountain, where he was found dead.</text:p>
      <text:p text:style-name="P4">
Due to the weather features this season in <text:a xlink:type="simple" xlink:href="https://www.ukrinform.ua/tag-kanada" text:style-name="Internet_20_link" text:visited-style-name="Visited_20_Internet_20_Link">
</text:a>
Fix the increased danger of ascending avalanches. From the beginning of the year, they have already taken away at least 15 lives.</text:p>
      <text:p text:style-name="P4">
News Source: <text:a xlink:type="simple" xlink:href="https://www.ukrinform.ua/rubric-world/3700161-u-kanadi-zijsla-lavina-e-zagiblij.html" text:style-name="Internet_20_link" text:visited-style-name="Visited_20_Internet_20_Link">
https://www.ukrinform.ua/rubric-world/3700161-u-kanadi-zijsla-lavina-e-zagiblij.html</text:a>
</text:p>
      <!--NEWS-->
      <text:h text:style-name="P10" text:outline-level="1">
<text:span text:style-name="T4">
Explosions were reported in Sevastopol, due to suspected naval drones attack</text:span>
</text:h>
      <text:p text:style-name="P4">
Authors: liveuamap (Language: en)</text:p>
      <text:p text:style-name="P4">
Time: 2023-04-24T02:42:00</text:p>
      <text:p text:style-name="P4">
Location: Sevastopol, (Latitude:44.62052 Longtitude:33.52306)</text:p>
      <text:p text:style-name="P4">
Videos: []</text:p>
      <text:p text:style-name="P4">
Images: ["<text:a xlink:type="simple" xlink:href="https://liveuamap.com/pics/2023/04/24/22558239_0.jpg" text:style-name="Internet_20_link" text:visited-style-name="Visited_20_Internet_20_Link">
22558239_0.jpg</text:a>
"]</text:p>
      <text:p text:style-name="P4">
Tags: []</text:p>
      <text:p text:style-name="P4">
Id: 22558239</text:p>
      <!--METADATA-->
      <text:p text:style-name="P4">
Explosions were reported in Sevastopol, due to suspected naval drones attack</text:p>
      <text:p text:style-name="P4">
<draw:frame draw:style-name="fr1" draw:name="Image35" text:anchor-type="as-char" svg:width="6.9236in" svg:height="3.540892in" draw:z-index="0">
<draw:image xlink:href="../Images/liveuamap/2023-04-24T02-42-00/22558239_0.jpg" xlink:type="simple" xlink:show="embed" xlink:actuate="onLoad" draw:mime-type="image/jpeg"/>
</draw:frame>
News Collection Link: <text:a xlink:type="simple" xlink:href="https://liveuamap.com/en/2023/24-april-explosions-were-reported-in-sevastopol-due-to-suspected" text:style-name="Internet_20_link" text:visited-style-name="Visited_20_Internet_20_Link">
https://liveuamap.com/en/2023/24-april-explosions-were-reported-in-sevastopol-due-to-suspected</text:a>
</text:p>
      <text:p text:style-name="P4">
News Source: <text:a xlink:type="simple" xlink:href="https://t.me/censor_net/28262" text:style-name="Internet_20_link" text:visited-style-name="Visited_20_Internet_20_Link">
https://t.me/censor_net/28262</text:a>
</text:p>
      <!--NEWS-->
      <text:h text:style-name="P10" text:outline-level="1">
<text:span text:style-name="T4">
Donetsk Oblast(08:55). Red Alert: aerial threat. Sirens sounding. Take cover now!</text:span>
</text:h>
      <text:p text:style-name="P4">
Authors: liveuamap (Language: en)</text:p>
      <text:p text:style-name="P4">
Time: 2023-04-24T02:56:00</text:p>
      <text:p text:style-name="P4">
Location: Donetsk Oblast (Latitude:48.72738 Longtitude:37.57764)</text:p>
      <text:p text:style-name="P4">
Videos: []</text:p>
      <text:p text:style-name="P4">
Images: []</text:p>
      <text:p text:style-name="P4">
Tags: ["Europe", "Central and Eastern Europe"]</text:p>
      <text:p text:style-name="P4">
Id: 22558237</text:p>
      <!--METADATA-->
      <text:p text:style-name="P4">
Donetsk Oblast(08:55). Red Alert: aerial threat. Sirens sounding. Take covernow!</text:p>
      <text:p text:style-name="P4">
News Collection Link: <text:a xlink:type="simple" xlink:href="https://liveuamap.com/en/2023/24-april-donetsk-oblast0855-red-alert-aerial-g" text:style-name="Internet_20_link" text:visited-style-name="Visited_20_Internet_20_Link">
https://liveuamap.com/en/2023/24-april-donetsk-oblast0855-red-alert-aerial-g</text:a>
</text:p>
      <text:p text:style-name="P4">
News Source: <text:a xlink:type="simple" xlink:href="https://t.me/air_alert_ua/43637" text:style-name="Internet_20_link" text:visited-style-name="Visited_20_Internet_20_Link">
https://t.me/air_alert_ua/43637</text:a>
</text:p>
      <!--NEWS-->
      <text:h text:style-name="P10" text:outline-level="1">
<text:span text:style-name="T4">
Fire at oil depot in Rovenky, Luhansk region. Occupation authorities blame Ukrainian drones</text:span>
</text:h>
      <text:p text:style-name="P4">
Authors: liveuamap (Language: en)</text:p>
      <text:p text:style-name="P4">
Time: 2023-04-24T03:07:57</text:p>
      <text:p text:style-name="P4">
Location: Rovenky (Latitude:48.09173 Longtitude:39.36401)</text:p>
      <text:p text:style-name="P4">
Videos: []</text:p>
      <text:p text:style-name="P4">
Images: ["<text:a xlink:type="simple" xlink:href="https://liveuamap.com/pics/2023/04/24/22558238_1.jpg" text:style-name="Internet_20_link" text:visited-style-name="Visited_20_Internet_20_Link">
22558238_1.jpg</text:a>
", "<text:a xlink:type="simple" xlink:href="https://liveuamap.com/pics/2023/04/24/22558238_2.jpg" text:style-name="Internet_20_link" text:visited-style-name="Visited_20_Internet_20_Link">
22558238_2.jpg</text:a>
", "<text:a xlink:type="simple" xlink:href="https://liveuamap.com/pics/2023/04/24/22558238_3.jpg" text:style-name="Internet_20_link" text:visited-style-name="Visited_20_Internet_20_Link">
22558238_3.jpg</text:a>
"]</text:p>
      <text:p text:style-name="P4">
Tags: ["Minsk Monitor", "Central and Eastern Europe"]</text:p>
      <text:p text:style-name="P4">
Id: 22558238</text:p>
      <!--METADATA-->
      <text:p text:style-name="P4">
Fire at oil depot in Rovenky, Luhansk region. Occupation authorities blame Ukrainian drones<draw:frame draw:style-name="fr1" draw:name="Image36" text:anchor-type="as-char" svg:width="6.9236in" svg:height="9.218501in" draw:z-index="0">
<draw:image xlink:href="../Images/liveuamap/2023-04-24T03-07-57/22558238_1.jpg" xlink:type="simple" xlink:show="embed" xlink:actuate="onLoad" draw:mime-type="image/jpeg"/>
</draw:frame>
<draw:frame draw:style-name="fr1" draw:name="Image37" text:anchor-type="as-char" svg:width="6.9236in" svg:height="3.896998in" draw:z-index="0">
<draw:image xlink:href="../Images/liveuamap/2023-04-24T03-07-57/22558238_2.jpg" xlink:type="simple" xlink:show="embed" xlink:actuate="onLoad" draw:mime-type="image/jpeg"/>
</draw:frame>
<draw:frame draw:style-name="fr1" draw:name="Image38" text:anchor-type="as-char" svg:width="6.9236in" svg:height="3.896998in" draw:z-index="0">
<draw:image xlink:href="../Images/liveuamap/2023-04-24T03-07-57/22558238_3.jpg" xlink:type="simple" xlink:show="embed" xlink:actuate="onLoad" draw:mime-type="image/jpeg"/>
</draw:frame>
News Collection Link: <text:a xlink:type="simple" xlink:href="https://liveuamap.com/en/2023/24-april-fire-at-oil-depot-in-rovenky-luhansk-region-occupation" text:style-name="Internet_20_link" text:visited-style-name="Visited_20_Internet_20_Link">
https://liveuamap.com/en/2023/24-april-fire-at-oil-depot-in-rovenky-luhansk-region-occupation</text:a>
</text:p>
      <text:p text:style-name="P4">
News Source: <text:a xlink:type="simple" xlink:href="https://t.me/censor_net/28265" text:style-name="Internet_20_link" text:visited-style-name="Visited_20_Internet_20_Link">
https://t.me/censor_net/28265</text:a>
</text:p>
      <!--NEWS-->
      <text:h text:style-name="P10" text:outline-level="1">
<text:span text:style-name="T4">
Zaporizka Oblast(09:34). Red Alert: aerial threat. Sirens sounding. Take cover now!</text:span>
</text:h>
      <text:p text:style-name="P4">
Authors: liveuamap (Language: en)</text:p>
      <text:p text:style-name="P4">
Time: 2023-04-24T03:34:00</text:p>
      <text:p text:style-name="P4">
Location: Zaporizka Oblast (Latitude:47.613001 Longtitude:35.766451)</text:p>
      <text:p text:style-name="P4">
Videos: []</text:p>
      <text:p text:style-name="P4">
Images: []</text:p>
      <text:p text:style-name="P4">
Tags: ["Europe", "Central and Eastern Europe"]</text:p>
      <text:p text:style-name="P4">
Id: 22558241</text:p>
      <!--METADATA-->
      <text:p text:style-name="P4">
Zaporizhzhia region(09:34). Red Alert: aerial threat. Sirens sounding. Take covernow!</text:p>
      <text:p text:style-name="P4">
News Collection Link: <text:a xlink:type="simple" xlink:href="https://liveuamap.com/en/2023/24-april-zaporizka-oblast0934-red-alert-aeriag" text:style-name="Internet_20_link" text:visited-style-name="Visited_20_Internet_20_Link">
https://liveuamap.com/en/2023/24-april-zaporizka-oblast0934-red-alert-aeriag</text:a>
</text:p>
      <text:p text:style-name="P4">
News Source: <text:a xlink:type="simple" xlink:href="https://t.me/suspilnezaporizhzhya/12328" text:style-name="Internet_20_link" text:visited-style-name="Visited_20_Internet_20_Link">
https://t.me/suspilnezaporizhzhya/12328</text:a>
</text:p>
      <!--NEWS-->
      <text:h text:style-name="P10" text:outline-level="1">
<text:span text:style-name="T4">
Kherson, Khersonska Oblast(09:41). Red Alert: aerial threat. Sirens sounding. Take cover now!</text:span>
</text:h>
      <text:p text:style-name="P4">
Authors: liveuamap (Language: en)</text:p>
      <text:p text:style-name="P4">
Time: 2023-04-24T03:42:00</text:p>
      <text:p text:style-name="P4">
Location: Kherson (Latitude:46.65504 Longtitude:32.61761)</text:p>
      <text:p text:style-name="P4">
Videos: []</text:p>
      <text:p text:style-name="P4">
Images: []</text:p>
      <text:p text:style-name="P4">
Tags: ["Europe", "Central and Eastern Europe"]</text:p>
      <text:p text:style-name="P4">
Id: 22558242</text:p>
      <!--METADATA-->
      <text:p text:style-name="P4">
Kherson, Kherson region(09:41). Red Alert: aerial threat. Sirens sounding.Take cover now!</text:p>
      <text:p text:style-name="P4">
News Collection Link: <text:a xlink:type="simple" xlink:href="https://liveuamap.com/en/2023/24-april-kherson-khersonska-oblast0941-red-alg" text:style-name="Internet_20_link" text:visited-style-name="Visited_20_Internet_20_Link">
https://liveuamap.com/en/2023/24-april-kherson-khersonska-oblast0941-red-alg</text:a>
</text:p>
      <text:p text:style-name="P4">
News Source: <text:a xlink:type="simple" xlink:href="https://t.me/air_alert_ua/43639" text:style-name="Internet_20_link" text:visited-style-name="Visited_20_Internet_20_Link">
https://t.me/air_alert_ua/43639</text:a>
</text:p>
      <!--NEWS-->
      <text:h text:style-name="P10" text:outline-level="1">
<text:span text:style-name="T4">
Russian army conducted 1 missile strike, 46 airstrikes and around 60 shelling with MLRS in Lu...</text:span>
</text:h>
      <text:p text:style-name="P4">
Authors: liveuamap (Language: en)</text:p>
      <text:p text:style-name="P4">
Time: 2023-04-24T04:52:00</text:p>
      <text:p text:style-name="P4">
Location: Vuhledar (Latitude:47.73009 Longtitude:37.25876)</text:p>
      <text:p text:style-name="P4">
Videos: []</text:p>
      <text:p text:style-name="P4">
Images: []</text:p>
      <text:p text:style-name="P4">
Tags: ["Russia"]</text:p>
      <text:p text:style-name="P4">
Id: 22558279</text:p>
      <!--METADATA-->
      <text:p text:style-name="P4">
Russian army conducted 1 missile strike, 46 airstrikes and around 60 shellingwith MLRS in Luhansk, Donetsk, Zaporizhzhia and Kherson regions, - GeneralStaff of Armed Forces of Ukraine says in the morning report</text:p>
      <text:p text:style-name="P4">
News Collection Link: <text:a xlink:type="simple" xlink:href="https://liveuamap.com/en/2023/24-april-russian-army-conducted-1-missile-strike-46-airstrikes" text:style-name="Internet_20_link" text:visited-style-name="Visited_20_Internet_20_Link">
https://liveuamap.com/en/2023/24-april-russian-army-conducted-1-missile-strike-46-airstrikes</text:a>
</text:p>
      <text:p text:style-name="P4">
News Source: <text:a xlink:type="simple" xlink:href="https://t.me/lumsrc/4576" text:style-name="Internet_20_link" text:visited-style-name="Visited_20_Internet_20_Link">
https://t.me/lumsrc/4576</text:a>
</text:p>
      <!--NEWS-->
      <text:h text:style-name="P10" text:outline-level="1">
<text:span text:style-name="T4">
At Sivershchyna and Slobozhanschyna directions Russian army shelled Hremyach of Chernihiv reg...</text:span>
</text:h>
      <text:p text:style-name="P4">
Authors: liveuamap (Language: en)</text:p>
      <text:p text:style-name="P4">
Time: 2023-04-24T04:53:00</text:p>
      <text:p text:style-name="P4">
Location: Kharkiv (Latitude:49.94089 Longtitude:37.75374)</text:p>
      <text:p text:style-name="P4">
Videos: []</text:p>
      <text:p text:style-name="P4">
Images: []</text:p>
      <text:p text:style-name="P4">
Tags: ["Russia"]</text:p>
      <text:p text:style-name="P4">
Id: 22558277</text:p>
      <!--METADATA-->
      <text:p text:style-name="P4">
At Sivershchyna and Slobozhanschyna directions Russian army shelled Hremyachof Chernihiv region; Chervona Zorya, Pavlivka, Kindrativka, Tymofiyivka ofSumy region, also Hoptivka, Zelene, Neskuchne, Budarky, Milove and KrasnePershe of Kharkiv region, - General Staff of Armed Forces of Ukraine says inthe morning report</text:p>
      <text:p text:style-name="P4">
News Collection Link: <text:a xlink:type="simple" xlink:href="https://liveuamap.com/en/2023/24-april-at-sivershchyna-and-slobozhanschyna-directions-russian" text:style-name="Internet_20_link" text:visited-style-name="Visited_20_Internet_20_Link">
https://liveuamap.com/en/2023/24-april-at-sivershchyna-and-slobozhanschyna-directions-russian</text:a>
</text:p>
      <text:p text:style-name="P4">
News Source: <text:a xlink:type="simple" xlink:href="https://t.me/lumsrc/4577" text:style-name="Internet_20_link" text:visited-style-name="Visited_20_Internet_20_Link">
https://t.me/lumsrc/4577</text:a>
</text:p>
      <!--NEWS-->
      <text:h text:style-name="P10" text:outline-level="1">
<text:span text:style-name="T4">
Russian army conducted missile strike in Kramatorsk with 2 missiles overnight</text:span>
</text:h>
      <text:p text:style-name="P4">
Authors: liveuamap (Language: en)</text:p>
      <text:p text:style-name="P4">
Time: 2023-04-24T05:59:08</text:p>
      <text:p text:style-name="P4">
Location: Donetsk Oblast (Latitude:48.73178 Longtitude:37.57002)</text:p>
      <text:p text:style-name="P4">
Videos: []</text:p>
      <text:p text:style-name="P4">
Images: []</text:p>
      <text:p text:style-name="P4">
Tags: ["Europe", "Central and Eastern Europe"]</text:p>
      <text:p text:style-name="P4">
Id: 22558287</text:p>
      <!--METADATA-->
      <text:p text:style-name="P4">
Russian army conducted missile strike in Kramatorsk with 2 missiles overnight</text:p>
      <text:p text:style-name="P4">
News Collection Link: <text:a xlink:type="simple" xlink:href="https://liveuamap.com/en/2023/24-april-russian-army-conducted-missile-strike-in-kramatorsk" text:style-name="Internet_20_link" text:visited-style-name="Visited_20_Internet_20_Link">
https://liveuamap.com/en/2023/24-april-russian-army-conducted-missile-strike-in-kramatorsk</text:a>
</text:p>
      <text:p text:style-name="P4">
News Source: <text:a xlink:type="simple" xlink:href="https://t.me/UkraineNow/32095" text:style-name="Internet_20_link" text:visited-style-name="Visited_20_Internet_20_Link">
https://t.me/UkraineNow/32095</text:a>
</text:p>
      <!--NEWS-->
      <text:h text:style-name="P10" text:outline-level="1">
<text:span text:style-name="T4">
Donetsk Oblast(13:43). Red Alert: aerial threat. Sirens sounding. Take cover now!</text:span>
</text:h>
      <text:p text:style-name="P4">
Authors: liveuamap (Language: en)</text:p>
      <text:p text:style-name="P4">
Time: 2023-04-24T07:43:00</text:p>
      <text:p text:style-name="P4">
Location: Donetsk Oblast (Latitude:48.7271 Longtitude:37.57742)</text:p>
      <text:p text:style-name="P4">
Videos: []</text:p>
      <text:p text:style-name="P4">
Images: []</text:p>
      <text:p text:style-name="P4">
Tags: ["Europe", "Central and Eastern Europe"]</text:p>
      <text:p text:style-name="P4">
Id: 22558299</text:p>
      <!--METADATA-->
      <text:p text:style-name="P4">
Donetsk Oblast(13:43). Red Alert: aerial threat. Sirens sounding. Take covernow!</text:p>
      <text:p text:style-name="P4">
News Collection Link: <text:a xlink:type="simple" xlink:href="https://liveuamap.com/en/2023/24-april-donetsk-oblast1343-red-alert-aerial-g" text:style-name="Internet_20_link" text:visited-style-name="Visited_20_Internet_20_Link">
https://liveuamap.com/en/2023/24-april-donetsk-oblast1343-red-alert-aerial-g</text:a>
</text:p>
      <text:p text:style-name="P4">
News Source: <text:a xlink:type="simple" xlink:href="https://t.me/air_alert_ua/43646" text:style-name="Internet_20_link" text:visited-style-name="Visited_20_Internet_20_Link">
https://t.me/air_alert_ua/43646</text:a>
</text:p>
      <!--NEWS-->
      <text:h text:style-name="P10" text:outline-level="1">
<text:span text:style-name="T4">
Zaporizhzhya region, Dnipro, Dnipropetrovsk region (14:22). Red Alrt: Aerial Tchretate. Sirens Su ...</text:span>
</text:h>
      <text:p text:style-name="P4">
Authors: liveuamap (Language: en)</text:p>
      <text:p text:style-name="P4">
Time: 2023-04-24T08:22:00</text:p>
      <text:p text:style-name="P4">
Location: Zaporizka Oblast (Latitude:47.613061 Longtitude:35.765711)</text:p>
      <text:p text:style-name="P4">
Videos: []</text:p>
      <text:p text:style-name="P4">
Images: []</text:p>
      <text:p text:style-name="P4">
Tags: ["Europe", "Central and Eastern Europe"]</text:p>
      <text:p text:style-name="P4">
Id: 22558301</text:p>
      <!--METADATA-->
      <text:p text:style-name="P4">
Zaporizhzhia region, Dnipro, Dnipropetrovsk region(14:22). Red Alert: aerialthreat. Sirens sounding. Take cover now!</text:p>
      <text:p text:style-name="P4">
News Collection Link: <text:a xlink:type="simple" xlink:href="https://liveuamap.com/en/2023/24-april-zaporizka-oblast-dnipro-dnipropetrovg" text:style-name="Internet_20_link" text:visited-style-name="Visited_20_Internet_20_Link">
https://liveuamap.com/en/2023/24-april-zaporizka-oblast-dnipro-dnipropetrovg</text:a>
</text:p>
      <text:p text:style-name="P4">
News Source: <text:a xlink:type="simple" xlink:href="https://t.me/air_alert_ua/43650" text:style-name="Internet_20_link" text:visited-style-name="Visited_20_Internet_20_Link">
https://t.me/air_alert_ua/43650</text:a>
</text:p>
      <!--NEWS-->
      <text:h text:style-name="P10" text:outline-level="1">
<text:span text:style-name="T4">
Kharkiv, Kharkivska Oblast(14:25). Red Alert: aerial threat. Sirens sounding. Take cover now!</text:span>
</text:h>
      <text:p text:style-name="P4">
Authors: liveuamap (Language: en)</text:p>
      <text:p text:style-name="P4">
Time: 2023-04-24T08:25:00</text:p>
      <text:p text:style-name="P4">
Location: Kharkiv (Latitude:49.98081000 Longtitude:36.25272000)</text:p>
      <text:p text:style-name="P4">
Videos: []</text:p>
      <text:p text:style-name="P4">
Images: []</text:p>
      <text:p text:style-name="P4">
Tags: ["Europe", "Central and Eastern Europe"]</text:p>
      <text:p text:style-name="P4">
Id: 22558303</text:p>
      <!--METADATA-->
      <text:p text:style-name="P4">
Kharkiv, Kharkiv region(14:25). Red Alert: aerial threat. Sirens sounding.Take cover now!</text:p>
      <text:p text:style-name="P4">
News Collection Link: <text:a xlink:type="simple" xlink:href="https://liveuamap.com/en/2023/24-april-kharkiv-kharkivska-oblast1425-red-alg" text:style-name="Internet_20_link" text:visited-style-name="Visited_20_Internet_20_Link">
https://liveuamap.com/en/2023/24-april-kharkiv-kharkivska-oblast1425-red-alg</text:a>
</text:p>
      <text:p text:style-name="P4">
News Source: <text:a xlink:type="simple" xlink:href="https://t.me/suspilnekharkiv/24182" text:style-name="Internet_20_link" text:visited-style-name="Visited_20_Internet_20_Link">
https://t.me/suspilnekharkiv/24182</text:a>
</text:p>
      <!--NEWS-->
      <text:h text:style-name="P10" text:outline-level="1">
<text:span text:style-name="T4">
Sumska Oblast(14:25). Red Alert: aerial threat. Sirens sounding. Take cover now!</text:span>
</text:h>
      <text:p text:style-name="P4">
Authors: liveuamap (Language: en)</text:p>
      <text:p text:style-name="P4">
Time: 2023-04-24T08:27:00</text:p>
      <text:p text:style-name="P4">
Location: Sumska Oblast (Latitude:50.99986 Longtitude:33.99983)</text:p>
      <text:p text:style-name="P4">
Videos: []</text:p>
      <text:p text:style-name="P4">
Images: []</text:p>
      <text:p text:style-name="P4">
Tags: ["Europe", "Central and Eastern Europe"]</text:p>
      <text:p text:style-name="P4">
Id: 22558304</text:p>
      <!--METADATA-->
      <text:p text:style-name="P4">
Sumy region(14:25). Red Alert: aerial threat. Sirens sounding. Take covernow!</text:p>
      <text:p text:style-name="P4">
News Collection Link: <text:a xlink:type="simple" xlink:href="https://liveuamap.com/en/2023/24-april-sumska-oblast1425-red-alert-aerial-tg" text:style-name="Internet_20_link" text:visited-style-name="Visited_20_Internet_20_Link">
https://liveuamap.com/en/2023/24-april-sumska-oblast1425-red-alert-aerial-tg</text:a>
</text:p>
      <text:p text:style-name="P4">
News Source: <text:a xlink:type="simple" xlink:href="https://t.me/air_alert_ua/43655" text:style-name="Internet_20_link" text:visited-style-name="Visited_20_Internet_20_Link">
https://t.me/air_alert_ua/43655</text:a>
</text:p>
      <!--NEWS-->
      <text:h text:style-name="P10" text:outline-level="1">
<text:span text:style-name="T4">
An unknown quadrocopter fell on the territory of the Moscow Oil Refinery</text:span>
</text:h>
      <text:p text:style-name="P4">
Authors: liveuamap (Language: en)</text:p>
      <text:p text:style-name="P4">
Time: 2023-04-24T08:28:17</text:p>
      <text:p text:style-name="P4">
Location: Moscow, (Latitude:55.64904 Longtitude:37.80833)</text:p>
      <text:p text:style-name="P4">
Videos: []</text:p>
      <text:p text:style-name="P4">
Images: []</text:p>
      <text:p text:style-name="P4">
Tags: ["Russia", "Central and Eastern Europe"]</text:p>
      <text:p text:style-name="P4">
Id: 22558305</text:p>
      <!--METADATA-->
      <text:p text:style-name="P4">
An unknown quadrocopter fell on the territory of the Moscow Oil Refinery</text:p>
      <text:p text:style-name="P4">
News Collection Link: <text:a xlink:type="simple" xlink:href="https://liveuamap.com/en/2023/24-april-an-unknown-quadrocopter-fell-on-the-territory-of" text:style-name="Internet_20_link" text:visited-style-name="Visited_20_Internet_20_Link">
https://liveuamap.com/en/2023/24-april-an-unknown-quadrocopter-fell-on-the-territory-of</text:a>
</text:p>
      <text:p text:style-name="P4">
News Source: <text:a xlink:type="simple" xlink:href="https://t.me/bazabazon/17135" text:style-name="Internet_20_link" text:visited-style-name="Visited_20_Internet_20_Link">
https://t.me/bazabazon/17135</text:a>
</text:p>
      <!--NEWS-->
      <text:h text:style-name="P10" text:outline-level="1">
<text:span text:style-name="T4">
Donetsk Oblast(14:25). Red Alert: aerial threat. Sirens sounding. Take cover now!</text:span>
</text:h>
      <text:p text:style-name="P4">
Authors: liveuamap (Language: en)</text:p>
      <text:p text:style-name="P4">
Time: 2023-04-24T08:33:00</text:p>
      <text:p text:style-name="P4">
Location: Donetsk Oblast (Latitude:48.72833 Longtitude:37.57815)</text:p>
      <text:p text:style-name="P4">
Videos: []</text:p>
      <text:p text:style-name="P4">
Images: []</text:p>
      <text:p text:style-name="P4">
Tags: ["Europe", "Central and Eastern Europe"]</text:p>
      <text:p text:style-name="P4">
Id: 22558306</text:p>
      <!--METADATA-->
      <text:p text:style-name="P4">
Donetsk Oblast(14:25). Red Alert: aerial threat. Sirens sounding. Take covernow!</text:p>
      <text:p text:style-name="P4">
News Collection Link: <text:a xlink:type="simple" xlink:href="https://liveuamap.com/en/2023/24-april-donetsk-oblast1425-red-alert-aerial-g" text:style-name="Internet_20_link" text:visited-style-name="Visited_20_Internet_20_Link">
https://liveuamap.com/en/2023/24-april-donetsk-oblast1425-red-alert-aerial-g</text:a>
</text:p>
      <text:p text:style-name="P4">
News Source: <text:a xlink:type="simple" xlink:href="https://t.me/air_alert_ua/43656" text:style-name="Internet_20_link" text:visited-style-name="Visited_20_Internet_20_Link">
https://t.me/air_alert_ua/43656</text:a>
</text:p>
      <!--NEWS-->
      <text:h text:style-name="P10" text:outline-level="1">
<text:span text:style-name="T4">
Kherson, Khersonska Oblast(14:39). Red Alert: aerial threat. Sirens sounding. Take cover now!</text:span>
</text:h>
      <text:p text:style-name="P4">
Authors: liveuamap (Language: en)</text:p>
      <text:p text:style-name="P4">
Time: 2023-04-24T08:40:00</text:p>
      <text:p text:style-name="P4">
Location: Kherson (Latitude:46.65581000 Longtitude:32.61780000)</text:p>
      <text:p text:style-name="P4">
Videos: []</text:p>
      <text:p text:style-name="P4">
Images: []</text:p>
      <text:p text:style-name="P4">
Tags: ["Europe", "Central and Eastern Europe"]</text:p>
      <text:p text:style-name="P4">
Id: 22558307</text:p>
      <!--METADATA-->
      <text:p text:style-name="P4">
Kherson, Kherson region(14:39). Red Alert: aerial threat. Sirens sounding.Take cover now!</text:p>
      <text:p text:style-name="P4">
News Collection Link: <text:a xlink:type="simple" xlink:href="https://liveuamap.com/en/2023/24-april-kherson-khersonska-oblast1439-red-alg" text:style-name="Internet_20_link" text:visited-style-name="Visited_20_Internet_20_Link">
https://liveuamap.com/en/2023/24-april-kherson-khersonska-oblast1439-red-alg</text:a>
</text:p>
      <text:p text:style-name="P4">
News Source: <text:a xlink:type="simple" xlink:href="https://t.me/air_alert_ua/43657" text:style-name="Internet_20_link" text:visited-style-name="Visited_20_Internet_20_Link">
https://t.me/air_alert_ua/43657</text:a>
</text:p>
      <!--NEWS-->
      <text:h text:style-name="P10" text:outline-level="1">
<text:span text:style-name="T4">
Zaporizka Oblast(15:19). Red Alert: aerial threat. Sirens sounding. Take cover now!</text:span>
</text:h>
      <text:p text:style-name="P4">
Authors: liveuamap (Language: en)</text:p>
      <text:p text:style-name="P4">
Time: 2023-04-24T09:19:00</text:p>
      <text:p text:style-name="P4">
Location: Zaporizka Oblast (Latitude:47.612271 Longtitude:35.764131)</text:p>
      <text:p text:style-name="P4">
Videos: []</text:p>
      <text:p text:style-name="P4">
Images: []</text:p>
      <text:p text:style-name="P4">
Tags: ["Europe", "Central and Eastern Europe"]</text:p>
      <text:p text:style-name="P4">
Id: 22558309</text:p>
      <!--METADATA-->
      <text:p text:style-name="P4">
Zaporizhzhia region(15:19). Red Alert: aerial threat. Sirens sounding. Take covernow!</text:p>
      <text:p text:style-name="P4">
News Collection Link: <text:a xlink:type="simple" xlink:href="https://liveuamap.com/en/2023/24-april-zaporizka-oblast1519-red-alert-aeriag" text:style-name="Internet_20_link" text:visited-style-name="Visited_20_Internet_20_Link">
https://liveuamap.com/en/2023/24-april-zaporizka-oblast1519-red-alert-aeriag</text:a>
</text:p>
      <text:p text:style-name="P4">
News Source: <text:a xlink:type="simple" xlink:href="https://t.me/air_alert_ua/43669" text:style-name="Internet_20_link" text:visited-style-name="Visited_20_Internet_20_Link">
https://t.me/air_alert_ua/43669</text:a>
</text:p>
      <!--NEWS-->
      <text:h text:style-name="P10" text:outline-level="1">
<text:span text:style-name="T4">
Dnipro, Dnipropetrovska Oblast(15:19). Red Alert: aerial threat. Sirens sounding. Take cover ...</text:span>
</text:h>
      <text:p text:style-name="P4">
Authors: liveuamap (Language: en)</text:p>
      <text:p text:style-name="P4">
Time: 2023-04-24T09:22:00</text:p>
      <text:p text:style-name="P4">
Location: Dnipro (Latitude:48.45865 Longtitude:35.0391)</text:p>
      <text:p text:style-name="P4">
Videos: []</text:p>
      <text:p text:style-name="P4">
Images: []</text:p>
      <text:p text:style-name="P4">
Tags: ["Europe", "Central and Eastern Europe"]</text:p>
      <text:p text:style-name="P4">
Id: 22558310</text:p>
      <!--METADATA-->
      <text:p text:style-name="P4">
Dnipro, Dnipropetrovsk region(15:19). Red Alert: aerial threat. Sirenssounding. Take cover now!</text:p>
      <text:p text:style-name="P4">
News Collection Link: <text:a xlink:type="simple" xlink:href="https://liveuamap.com/en/2023/24-april-dnipro-dnipropetrovska-oblast1519-reg" text:style-name="Internet_20_link" text:visited-style-name="Visited_20_Internet_20_Link">
https://liveuamap.com/en/2023/24-april-dnipro-dnipropetrovska-oblast1519-reg</text:a>
</text:p>
      <text:p text:style-name="P4">
News Source: <text:a xlink:type="simple" xlink:href="https://t.me/air_alert_ua/43670" text:style-name="Internet_20_link" text:visited-style-name="Visited_20_Internet_20_Link">
https://t.me/air_alert_ua/43670</text:a>
</text:p>
      <!--NEWS-->
      <text:h text:style-name="P10" text:outline-level="1">
<text:span text:style-name="T4">
Donetsk Oblast(15:14). Red Alert: aerial threat. Sirens sounding. Take cover now!</text:span>
</text:h>
      <text:p text:style-name="P4">
Authors: liveuamap (Language: en)</text:p>
      <text:p text:style-name="P4">
Time: 2023-04-24T09:23:00</text:p>
      <text:p text:style-name="P4">
Location: Donetsk Oblast (Latitude:48.72846 Longtitude:37.57814)</text:p>
      <text:p text:style-name="P4">
Videos: []</text:p>
      <text:p text:style-name="P4">
Images: []</text:p>
      <text:p text:style-name="P4">
Tags: ["Europe", "Central and Eastern Europe"]</text:p>
      <text:p text:style-name="P4">
Id: 22558311</text:p>
      <!--METADATA-->
      <text:p text:style-name="P4">
Donetsk Oblast(15:14). Red Alert: aerial threat. Sirens sounding. Take covernow!</text:p>
      <text:p text:style-name="P4">
News Collection Link: <text:a xlink:type="simple" xlink:href="https://liveuamap.com/en/2023/24-april-donetsk-oblast1514-red-alert-aerial-g" text:style-name="Internet_20_link" text:visited-style-name="Visited_20_Internet_20_Link">
https://liveuamap.com/en/2023/24-april-donetsk-oblast1514-red-alert-aerial-g</text:a>
</text:p>
      <text:p text:style-name="P4">
News Source: <text:a xlink:type="simple" xlink:href="https://t.me/air_alert_ua/43668" text:style-name="Internet_20_link" text:visited-style-name="Visited_20_Internet_20_Link">
https://t.me/air_alert_ua/43668</text:a>
</text:p>
      <!--NEWS-->
      <text:h text:style-name="P10" text:outline-level="1">
<text:span text:style-name="T4">
Kherson, Khersonska Oblast(15:48). Red Alert: aerial threat. Sirens sounding. Take cover now!</text:span>
</text:h>
      <text:p text:style-name="P4">
Authors: liveuamap (Language: en)</text:p>
      <text:p text:style-name="P4">
Time: 2023-04-24T09:50:00</text:p>
      <text:p text:style-name="P4">
Location: Kherson (Latitude:46.65475 Longtitude:32.61757)</text:p>
      <text:p text:style-name="P4">
Videos: []</text:p>
      <text:p text:style-name="P4">
Images: []</text:p>
      <text:p text:style-name="P4">
Tags: ["Europe", "Central and Eastern Europe"]</text:p>
      <text:p text:style-name="P4">
Id: 22558312</text:p>
      <!--METADATA-->
      <text:p text:style-name="P4">
Kherson, Kherson region(15:48). Red Alert: aerial threat. Sirens sounding.Take cover now!</text:p>
      <text:p text:style-name="P4">
News Collection Link: <text:a xlink:type="simple" xlink:href="https://liveuamap.com/en/2023/24-april-kherson-khersonska-oblast1548-red-alg" text:style-name="Internet_20_link" text:visited-style-name="Visited_20_Internet_20_Link">
https://liveuamap.com/en/2023/24-april-kherson-khersonska-oblast1548-red-alg</text:a>
</text:p>
      <text:p text:style-name="P4">
News Source: <text:a xlink:type="simple" xlink:href="https://t.me/air_alert_ua/43671" text:style-name="Internet_20_link" text:visited-style-name="Visited_20_Internet_20_Link">
https://t.me/air_alert_ua/43671</text:a>
</text:p>
      <!--NEWS-->
      <text:h text:style-name="P10" text:outline-level="1">
<text:span text:style-name="T4">
Antonio Guterres, the head of the UN, denounces in front of Sergei Lavrov the devastation of ...</text:span>
</text:h>
      <text:p text:style-name="P4">
Authors: liveuamap (Language: en)</text:p>
      <text:p text:style-name="P4">
Time: 2023-04-24T10:29:38</text:p>
      <text:p text:style-name="P4">
Location: New York, New York (Latitude:40.74888 Longtitude:-73.96801)</text:p>
      <text:p text:style-name="P4">
Videos: []</text:p>
      <text:p text:style-name="P4">
Images: []</text:p>
      <text:p text:style-name="P4">
Tags: ["Russia"]</text:p>
      <text:p text:style-name="P4">
Id: 22558319</text:p>
      <!--METADATA-->
      <text:p text:style-name="P4">
Antonio Guterres, the head of the UN, denounces in front of Sergei Lavrov thedevastation of Ukraine after the Russian invasion</text:p>
      <text:p text:style-name="P4">
News Collection Link: <text:a xlink:type="simple" xlink:href="https://liveuamap.com/en/2023/24-april-antonio-guterres-the-head-of-the-un-denounces-in" text:style-name="Internet_20_link" text:visited-style-name="Visited_20_Internet_20_Link">
https://liveuamap.com/en/2023/24-april-antonio-guterres-the-head-of-the-un-denounces-in</text:a>
</text:p>
      <text:p text:style-name="P4">
News Source: <text:a xlink:type="simple" xlink:href="https://twitter.com/RFI/status/1650506777421570053" text:style-name="Internet_20_link" text:visited-style-name="Visited_20_Internet_20_Link">
https://twitter.com/RFI/status/1650506777421570053</text:a>
</text:p>
      <!--NEWS-->
      <text:h text:style-name="P10" text:outline-level="1">
<text:span text:style-name="T4">
FSB detained a man in St.Petersburg, accused him in a plotting arsons against police vehicles</text:span>
</text:h>
      <text:p text:style-name="P4">
Authors: liveuamap (Language: en)</text:p>
      <text:p text:style-name="P4">
Time: 2023-04-24T11:31:17</text:p>
      <text:p text:style-name="P4">
Location: St.Petersburg (Latitude:59.93016 Longtitude:30.36261)</text:p>
      <text:p text:style-name="P4">
Videos: []</text:p>
      <text:p text:style-name="P4">
Images: ["<text:a xlink:type="simple" xlink:href="https://russia.liveuamap.com/pics/2023/04/24/22558321_0.jpg" text:style-name="Internet_20_link" text:visited-style-name="Visited_20_Internet_20_Link">
22558321_0.jpg</text:a>
"]</text:p>
      <text:p text:style-name="P4">
Tags: ["Russia"]</text:p>
      <text:p text:style-name="P4">
Id: 22558321</text:p>
      <!--METADATA-->
      <text:p text:style-name="P4">
FSB detained a man in St.Petersburg, accused him in a plotting arsons againstpolice vehicles</text:p>
      <text:p text:style-name="P4">
<draw:frame draw:style-name="fr1" draw:name="Image39" text:anchor-type="as-char" svg:width="6.9236in" svg:height="3.894525in" draw:z-index="0">
<draw:image xlink:href="../Images/liveuamap/2023-04-24T11-31-17/22558321_0.jpg" xlink:type="simple" xlink:show="embed" xlink:actuate="onLoad" draw:mime-type="image/jpeg"/>
</draw:frame>
News Collection Link: <text:a xlink:type="simple" xlink:href="https://russia.liveuamap.com/en/2023/24-april-fsb-detained-a-man-in-stpetersburg-accused-him-in" text:style-name="Internet_20_link" text:visited-style-name="Visited_20_Internet_20_Link">
https://russia.liveuamap.com/en/2023/24-april-fsb-detained-a-man-in-stpetersburg-accused-him-in</text:a>
</text:p>
      <text:p text:style-name="P4">
News Source: <text:a xlink:type="simple" xlink:href="https://t.me/shot_shot/50512" text:style-name="Internet_20_link" text:visited-style-name="Visited_20_Internet_20_Link">
https://t.me/shot_shot/50512</text:a>
</text:p>
      <!--NEWS-->
      <text:h text:style-name="P10" text:outline-level="1">
<text:span text:style-name="T4">
Ukrainian air defense shot down 9 drones today, including 6 Shahed and 2 Lancet</text:span>
</text:h>
      <text:p text:style-name="P4">
Authors: liveuamap (Language: en)</text:p>
      <text:p text:style-name="P4">
Time: 2023-04-24T13:00:04</text:p>
      <text:p text:style-name="P4">
Location: Vuhledar (Latitude:47.80947 Longtitude:37.36725)</text:p>
      <text:p text:style-name="P4">
Videos: []</text:p>
      <text:p text:style-name="P4">
Images: []</text:p>
      <text:p text:style-name="P4">
Tags: ["Europe", "Central and Eastern Europe"]</text:p>
      <text:p text:style-name="P4">
Id: 22558373</text:p>
      <!--METADATA-->
      <text:p text:style-name="P4">
Ukrainian air defense shot down 9 drones today, including 6 Shahed and 2Lancet</text:p>
      <text:p text:style-name="P4">
News Collection Link: <text:a xlink:type="simple" xlink:href="https://liveuamap.com/en/2023/24-april-ukrainian-air-defense-shot-down-9-drones-today-including" text:style-name="Internet_20_link" text:visited-style-name="Visited_20_Internet_20_Link">
https://liveuamap.com/en/2023/24-april-ukrainian-air-defense-shot-down-9-drones-today-including</text:a>
</text:p>
      <text:p text:style-name="P4">
News Source: <text:a xlink:type="simple" xlink:href="https://t.me/suspilnenews/20134" text:style-name="Internet_20_link" text:visited-style-name="Visited_20_Internet_20_Link">
https://t.me/suspilnenews/20134</text:a>
</text:p>
      <!--NEWS-->
      <text:h text:style-name="P10" text:outline-level="1">
<text:span text:style-name="T4">
ClearView AI views Ukraine as a place to develop new products</text:span>
</text:h>
      <text:p text:style-name="P4">
Authors: Ukrinform (Person)</text:p>
      <text:p text:style-name="P4">
Publisher: Укринформ (Organization)</text:p>
      <text:p text:style-name="P4">
Published Time: 2023-04-24T15:34:00+03:00</text:p>
      <text:p text:style-name="P4">
Modified Time: 2023-04-24T15:34:00+03:00</text:p>
      <text:p text:style-name="P4">
Description: Clearview AI is interested in building Ukrainian digital infrastructure and views Ukraine as a place for the development and testing of new products. - Ukrinform.</text:p>
      <text:p text:style-name="P4">
Images: ["<text:a xlink:type="simple" xlink:href="https://static.ukrinform.com/photos/2023_04/thumb_files/630_360_1682339643-630.png" text:style-name="Internet_20_link" text:visited-style-name="Visited_20_Internet_20_Link">
630_360_16823...</text:a>
"]</text:p>
      <text:p text:style-name="P4">
Tags: ['Технології', 'Clearview AI']</text:p>
      <text:p text:style-name="P4">
Type: Article</text:p>
      <!--METADATA-->
      <text:p text:style-name="P4">
<draw:frame draw:style-name="fr1" draw:name="Image40" text:anchor-type="as-char" svg:width="6.9236in" svg:height="3.956343in" draw:z-index="0">
<draw:image xlink:href="../Images/yкринформ/2023-04-24T15-34-00-03-00/630_360_1682339643-630.png" xlink:type="simple" xlink:show="embed" xlink:actuate="onLoad" draw:mime-type="image/png"/>
</draw:frame>
The American company Clearview AI is interested in building Ukrainian -digit infrastructure, and views Ukraine as a place to develop tatesting new products.</text:p>
      <text:p text:style-name="P4">
About it in <text:a xlink:type="simple" xlink:href="http://www.ukrinform.ua/rubric-technology/3699902-hoan-tonthat-ceo-kompanii-clearview-ai.html" text:style-name="Internet_20_link" text:visited-style-name="Visited_20_Internet_20_Link">
</text:a>
Ceo Clearview AI HOAN TON-THAT reported CEO.</text:p>
      <text:p text:style-name="P4">
“We have plans and ideas for the future. But I cannot announce anything yet. I can only say that given the fact that Ukraine is intense, and Ukrainians are adapting to new technologies very quickly, we are looking at the option that your state can be a place for testing our new products, ” - said he.</text:p>
      <text:p text:style-name="P4">
<text:span text:style-name="T4">
 Read also: </text:span>
 <text:a xlink:type="simple" xlink:href="https://www.ukrinform.ua/rubric-society/3697027-google-ukraina-zapustiv-onlajngru-interland-bezpeka-ditej-v-interneti.html" text:style-name="Internet_20_link" text:visited-style-name="Visited_20_Internet_20_Link">
</text:a>
Hoan Tchat also stressed that Ukrainian developers work very qualitatively, and therefore it is planned to continue their involvement in Clearview AI. “We see Ukraine as a state where we will spend more time and develop more products. I emphasize that I am very impressed with the technical talents of Ukrainians, ”he added.</text:p>
      <text:p text:style-name="P4">
<text:span text:style-name="T4">
 Read also: </text:span>
 <text:a xlink:type="simple" xlink:href="https://www.ukrinform.ua/rubric-technology/3698334-mincifri-pidpisalo-memorandum-z-techosystem-dla-rozvitku-itindustrii.html" text:style-name="Internet_20_link" text:visited-style-name="Visited_20_Internet_20_Link">
</text:a>
As it was reported, Clearview AI is an American company that deals with the innovations and the provision of the most modern technologies to law enforcement agencies for crime investigation, public safety and law enforcement. It is the developer of the revolutionary intellectual platform, which is working on the basis of the technology of face recognition.</text:p>
      <text:p text:style-name="P4">
News Source: <text:a xlink:type="simple" xlink:href="https://www.ukrinform.ua/rubric-technology/3699998-clearview-ai-rozgladae-ukrainu-ak-misce-dla-rozrobki-novih-produktiv.html" text:style-name="Internet_20_link" text:visited-style-name="Visited_20_Internet_20_Link">
https://www.ukrinform.ua/rubric-technology/3699998-clearview-ai-rozgladae-ukrainu-ak-misce-dla-rozrobki-novih-produktiv.html</text:a>
</text:p>
      <!--NEWS-->
      <text:h text:style-name="P10" text:outline-level="1">
<text:span text:style-name="T4">
Italy's largest lake has been minimized in the past 70 years</text:span>
</text:h>
      <text:p text:style-name="P4">
Authors: Ukrinform (Person)</text:p>
      <text:p text:style-name="P4">
Publisher: Укринформ (Organization)</text:p>
      <text:p text:style-name="P4">
Published Time: 2023-04-24T15:42:00+03:00</text:p>
      <text:p text:style-name="P4">
Modified Time: 2023-04-24T15:42:00+03:00</text:p>
      <text:p text:style-name="P4">
Description: Most of the Italian Lake Garda, located in the northern part of the country, has reached the lowest level since 1953. - Ukrinform.</text:p>
      <text:p text:style-name="P4">
Images: ["<text:a xlink:type="simple" xlink:href="https://static.ukrinform.com/photos/2023_04/thumb_files/630_360_1682339337-671.jpg" text:style-name="Internet_20_link" text:visited-style-name="Visited_20_Internet_20_Link">
630_360_16823...</text:a>
"]</text:p>
      <text:p text:style-name="P4">
Tags: ['Італія', 'Клімат', 'Озеро', 'Посуха']</text:p>
      <text:p text:style-name="P4">
Type: Article</text:p>
      <!--METADATA-->
      <text:p text:style-name="P4">
<draw:frame draw:style-name="fr1" draw:name="Image41" text:anchor-type="as-char" svg:width="6.9236in" svg:height="3.956343in" draw:z-index="0">
<draw:image xlink:href="../Images/yкринформ/2023-04-24T15-42-00-03-00/630_360_1682339337-671.jpg" xlink:type="simple" xlink:show="embed" xlink:actuate="onLoad" draw:mime-type="image/jpeg"/>
</draw:frame>
The largest Lake of the Garda, which is located in the northern part of the country, has reached the familiar level since 1953.</text:p>
      <text:p text:style-name="P4">
As Ukrinform reports, it reports <text:a xlink:type="simple" xlink:href="https://www.ansa.it/english/news/2023/04/24/lake-garda-at-lowest-level-in-70-years_b2bb1a52-7325-4c94-bd4f-23104c094dd7.html" text:style-name="Internet_20_link" text:visited-style-name="Visited_20_Internet_20_Link">
</text:a>
On Monday, the satellite data showed that the largest lake in Italy was up to 45.8 centimeters above the hydrometric zero - the height above the average sea average, set as a conditional mark for this reservoir.</text:p>
      <text:p text:style-name="P4">
The data was obtained from the Sentinel-2 satellite as part of the European Observatory, which is part of the Copernicus program, which is carried out by the European Commission by the European Space Agency.</text:p>
      <text:p text:style-name="P4">
<text:span text:style-name="T4">
 Read also: </text:span>
 <text:a xlink:type="simple" xlink:href="https://www.ukrinform.ua/rubric-world/3698438-u-grenlandii-katastroficno-svidko-tane-kriga-klimatologi.html" text:style-name="Internet_20_link" text:visited-style-name="Visited_20_Internet_20_Link">
<text:span text:style-name="T4">
 Greenland </text:span>
 <text:span text:style-name="T4">
 </text:span>
 Catastrophically <text:span text:style-name="T4">
 </text:span>
 <text:span text:style-name="T4">
 quickly </text:span>
 <text:span text:style-name="T4">
 melting </text:span>
<text:span text:style-name="T5">
 ice </text:span>
<text:span text:style-name="T5">
 </text:span>
<text:span text:style-name="T5">
 </text:span>
<text:span text:style-name="T5">
 </text:span>
<text:span text:style-name="T5">
 Climatologists </text:span>
*</text:a>
The fall of water levels in a lake with an area of 370 square kilometers is a direct consequence <text:a xlink:type="simple" xlink:href="https://www.ukrinform.ua/tag-posuha" text:style-name="Internet_20_link" text:visited-style-name="Visited_20_Internet_20_Link">
</text:a>
which has covered many part of the day since the summer of last year and threatens agriculture, tourism, navigation and local communities in the region.</text:p>
      <text:p text:style-name="P4">
<text:span text:style-name="T4">
 Read also: </text:span>
 <text:a xlink:type="simple" xlink:href="https://www.ukrinform.ua/rubric-regions/3699776-v-ukraini-zalisautsa-pidtoplenimi-12-tisaci-gospodarstv-i-ponad-200-budinkiv.html" text:style-name="Internet_20_link" text:visited-style-name="Visited_20_Internet_20_Link">
</text:a>
As reported by Ukrinform, Secretary General of the World Meteorological Organization(Вов)Professor Petter Taalas said that <text:a xlink:type="simple" xlink:href="https://www.ukrinform.ua/rubric-world/3699440-naselenna-u-vsomu-sviti-strazdae-vid-ekstremalnih-pogodnih-i-klimaticnih-avis-vmo.html" text:style-name="Internet_20_link" text:visited-style-name="Visited_20_Internet_20_Link">
</text:a>
Photo: www.ansa.it</text:p>
      <text:p text:style-name="P4">
News Source: <text:a xlink:type="simple" xlink:href="https://www.ukrinform.ua/rubric-world/3700002-najbilse-ozero-italii-zmililo-do-minimumu-za-ostanni-70-rokiv.html" text:style-name="Internet_20_link" text:visited-style-name="Visited_20_Internet_20_Link">
https://www.ukrinform.ua/rubric-world/3700002-najbilse-ozero-italii-zmililo-do-minimumu-za-ostanni-70-rokiv.html</text:a>
</text:p>
      <!--NEWS-->
      <text:h text:style-name="P10" text:outline-level="1">
<text:span text:style-name="T4">
In Texas as a result of shooting at a party, 9 teenagers were injured</text:span>
</text:h>
      <text:p text:style-name="P4">
Authors: Ukrinform (Person)</text:p>
      <text:p text:style-name="P4">
Publisher: Укринформ (Organization)</text:p>
      <text:p text:style-name="P4">
Published Time: 2023-04-24T15:46:00+03:00</text:p>
      <text:p text:style-name="P4">
Modified Time: 2023-04-24T15:46:00+03:00</text:p>
      <text:p text:style-name="P4">
Description: Nine people suffered gunshot wounds at a graduation party near the city of Jasper, Texas, Sunday. - Ukrinform.</text:p>
      <text:p text:style-name="P4">
Images: ["<text:a xlink:type="simple" xlink:href="https://static.ukrinform.com/photos/2023_04/thumb_files/630_360_1682339863-482.jpeg" text:style-name="Internet_20_link" text:visited-style-name="Visited_20_Internet_20_Link">
630_360_16823...</text:a>
"]</text:p>
      <text:p text:style-name="P4">
Tags: ['Поранені', 'США', 'Стрілянина', 'Молодь']</text:p>
      <text:p text:style-name="P4">
Type: Article</text:p>
      <!--METADATA-->
      <text:p text:style-name="P4">
<draw:frame draw:style-name="fr1" draw:name="Image42" text:anchor-type="as-char" svg:width="6.9236in" svg:height="3.956343in" draw:z-index="0">
<draw:image xlink:href="../Images/yкринформ/2023-04-24T15-46-00-03-00/630_360_1682339863-482.jpeg" xlink:type="simple" xlink:show="embed" xlink:actuate="onLoad" draw:mime-type="image/jpeg"/>
</draw:frame>
Nine experts were gunshot wounds at a graduation party near the city, Texas, Sunday.</text:p>
      <text:p text:style-name="P4">
As Ukrinform reports, it reports <text:a xlink:type="simple" xlink:href="https://www.theolympian.com/news/politics-government/national-politics/article274642996.html" text:style-name="Internet_20_link" text:visited-style-name="Visited_20_Internet_20_Link">
</text:a>
According to local authorities, gunshot wounds do not threaten the lives of all the victims.</text:p>
      <text:p text:style-name="P4">
<text:a xlink:type="simple" xlink:href="https://www.ukrinform.ua/tag-strilanina" text:style-name="Internet_20_link" text:visited-style-name="Visited_20_Internet_20_Link">
</text:a>
happened at a graduation party that was going at home. Talking to local media on Sunday afternoon, Sheriff Driving Mitchel Newman informed that the age of victims is from 15 to 19 years.</text:p>
      <text:p text:style-name="P4">
Officials reported that most of the victims were delivered by Dummorial Hospital Jaspere, and one was taken to Christus's hospital St. Elizabeth in a bonont for assistance.</text:p>
      <text:p text:style-name="P4">
<text:span text:style-name="T4">
 Read also: </text:span>
 <text:a xlink:type="simple" xlink:href="https://www.ukrinform.ua/rubric-world/3697038-unaslidok-strilanini-u-stati-alabama-zaginuli-cotiri-ludini.html" text:style-name="Internet_20_link" text:visited-style-name="Visited_20_Internet_20_Link">
<text:span text:style-name="T4">
 shooting </text:span>
</text:a>
As of Sunday, no one was taken into custody in connection with the Cymincident, and in the office of the Sheriff District Jasper stated that there is currently ongoing investigation.</text:p>
      <text:p text:style-name="P4">
As reported by Ukrinform, in the central part of Mali, in the city of Sevary, <text:a xlink:type="simple" xlink:href="https://www.ukrinform.ua/rubric-world/3699397-u-mali-stavsa-potrijnij-terakt-devatero-zagiblih-i-ponad-60-poranenih.html" text:style-name="Internet_20_link" text:visited-style-name="Visited_20_Internet_20_Link">
</text:a>
The resulting of at least nine people and more than 60 were injured, about 20 buildings were destroyed.</text:p>
      <text:p text:style-name="P4">
<text:span text:style-name="T5">
Foto: Getty Images/istockphoto</text:span>
</text:p>
      <text:p text:style-name="P4">
News Source: <text:a xlink:type="simple" xlink:href="https://www.ukrinform.ua/rubric-world/3700001-u-tehasi-vnaslidok-strilanini-na-vecirci-postrazdali-9-pidlitkiv.html" text:style-name="Internet_20_link" text:visited-style-name="Visited_20_Internet_20_Link">
https://www.ukrinform.ua/rubric-world/3700001-u-tehasi-vnaslidok-strilanini-na-vecirci-postrazdali-9-pidlitkiv.html</text:a>
</text:p>
      <!--NEWS-->
      <text:h text:style-name="P10" text:outline-level="1">
<text:span text:style-name="T4">
Japan protested Russia through a ban for former inhabitants of the disputed islands</text:span>
</text:h>
      <text:p text:style-name="P4">
Authors: Ukrinform (Person)</text:p>
      <text:p text:style-name="P4">
Publisher: Укринформ (Organization)</text:p>
      <text:p text:style-name="P4">
Published Time: 2023-04-24T15:48:40+03:00</text:p>
      <text:p text:style-name="P4">
Modified Time: 2023-04-24T15:48:40+03:00</text:p>
      <text:p text:style-name="P4">
Description: The Government of Japan with diplomatic channels protested Moscow in connection with the ban on Russia's activities of one of the associations of former residents of the northern territories. - Ukrinform.</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Протест', 'Курильські острови']</text:p>
      <text:p text:style-name="P4">
Type: Article</text:p>
      <!--METADATA-->
      <text:p text:style-name="P4">
<draw:frame draw:style-name="fr1" draw:name="Image43" text:anchor-type="as-char" svg:width="6.9236in" svg:height="3.956343in" draw:z-index="0">
<draw:image xlink:href="../Images/yкринформ/2023-04-24T15-48-40-03-00/630_360_1664258482-721.jpg" xlink:type="simple" xlink:show="embed" xlink:actuate="onLoad" draw:mime-type="image/jpeg"/>
</draw:frame>
Government of diplomatic channels protested to Moscow in connection with the prohibition of the activity of one of the associations of former residents of the northern territories.</text:p>
      <text:p text:style-name="P4">
As Ukrinform reports, it reports <text:a xlink:type="simple" xlink:href="https://www3.nhk.or.jp/nhkworld/ru/news/422709/" text:style-name="Internet_20_link" text:visited-style-name="Visited_20_Internet_20_Link">
</text:a>
.</text:p>
      <text:p text:style-name="P4">
The Secretary General of the Cabinet of Ministers of Japan Matsuno Hirokadz stated that this association had been covering this issue in Japan for many years and supported the efforts of Tokyo and Moscow to conclude a peace treaty.</text:p>
      <text:p text:style-name="P4">
This step is obviously aimed at increasing pressure on <text:a xlink:type="simple" xlink:href="https://www.ukrinform.ua/tag-aponia" text:style-name="Internet_20_link" text:visited-style-name="Visited_20_Internet_20_Link">
</text:a>
For imposing sanctions against Russia, a liaison with invasion of Ukraine.</text:p>
      <text:p text:style-name="P4">
<text:span text:style-name="T4">
 Read also: </text:span>
 <text:a xlink:type="simple" xlink:href="https://www.ukrinform.ua/rubric-world/3699139-u-rf-viznali-nebazanou-organizacieu-souz-ziteliv-ostroviv-tisima-ta-habomaj.html" text:style-name="Internet_20_link" text:visited-style-name="Visited_20_Internet_20_Link">
<text:span text:style-name="T4">
 hubomay </text:span>
</text:a>
According to Matsuno, Russia's statements about this association are extremely unilaterally unjustified.</text:p>
      <text:p text:style-name="P4">
He added that since the former inhabitants of the islands are becoming older, they want the territorial issue of the northern territories to be settled, and they were able to attend the graves of their ancestors of the Natro Islands as soon as possible.</text:p>
      <text:p text:style-name="P4">
As reported by Ukrinform, the Prosecutor General's Office of Russia has entered a Japanese non -governmental organization "Union of Inhabitants of Tyhabomai Islands" to the list of Japanese.</text:p>
      <text:p text:style-name="P4">
News Source: <text:a xlink:type="simple" xlink:href="https://www.ukrinform.ua/rubric-world/3700004-aponia-zaavila-rosii-protest-cerez-zaboronu-dla-kolisnih-ziteliv-spirnih-ostroviv.html" text:style-name="Internet_20_link" text:visited-style-name="Visited_20_Internet_20_Link">
https://www.ukrinform.ua/rubric-world/3700004-aponia-zaavila-rosii-protest-cerez-zaboronu-dla-kolisnih-ziteliv-spirnih-ostroviv.html</text:a>
</text:p>
      <!--NEWS-->
      <text:h text:style-name="P10" text:outline-level="1">
<text:span text:style-name="T4">
The EU has created a civilian mission in Moldova to counteract hybrid threats</text:span>
</text:h>
      <text:p text:style-name="P4">
Authors: Ukrinform (Person)</text:p>
      <text:p text:style-name="P4">
Publisher: Укринформ (Organization)</text:p>
      <text:p text:style-name="P4">
Published Time: 2023-04-24T15:49:29+03:00</text:p>
      <text:p text:style-name="P4">
Modified Time: 2023-04-24T15:49:29+03:00</text:p>
      <text:p text:style-name="P4">
Description: The European Union established the EU Partnership Mission Civil Mission in the Republic of Moldova (Eupm Moldova) to enhance the stability of the Moldova Security Sector. - Ukrinform.</text:p>
      <text:p text:style-name="P4">
Images: ["<text:a xlink:type="simple" xlink:href="https://static.ukrinform.com/photos/2023_04/thumb_files/630_360_1682340443-590.jpg" text:style-name="Internet_20_link" text:visited-style-name="Visited_20_Internet_20_Link">
630_360_16823...</text:a>
"]</text:p>
      <text:p text:style-name="P4">
Tags: ['Євросоюз', 'Молдова', 'Безпека']</text:p>
      <text:p text:style-name="P4">
Type: Article</text:p>
      <!--METADATA-->
      <text:p text:style-name="P4">
<draw:frame draw:style-name="fr1" draw:name="Image44" text:anchor-type="as-char" svg:width="6.9236in" svg:height="3.956343in" draw:z-index="0">
<draw:image xlink:href="../Images/yкринформ/2023-04-24T15-49-29-03-00/630_360_1682340443-590.jpg" xlink:type="simple" xlink:show="embed" xlink:actuate="onLoad" draw:mime-type="image/jpeg"/>
</draw:frame>
The European Union founded the EU Partnership Mission Civil Mission in the Republic of Moldova(Eupm moldova)to enhance the stability of the safety sector.</text:p>
      <text:p text:style-name="P4">
As Ukrinform reports, this is said in <text:a xlink:type="simple" xlink:href="https://www.consilium.europa.eu/en/press/press-releases/2023/04/24/moldova-eu-sets-up-a-civilian-mission-to-strengthen-the-resilience-of-the-security-sector/" text:style-name="Internet_20_link" text:visited-style-name="Visited_20_Internet_20_Link">
</text:a>
.</text:p>
      <text:p text:style-name="P4">
“We observe the continuation and strengthening and attempts of Russia to destabilize moldover through hybrid actions. Today, we intensify the support of the EU's overalls of security, territorial integrity and sovereignty <text:a xlink:type="simple" xlink:href="https://www.ukrinform.ua/tag-moldova" text:style-name="Internet_20_link" text:visited-style-name="Visited_20_Internet_20_Link">
</text:a>
. The deployment of this new mission is another important political sign of EU support in the current difficult circumstances, ”said EU High Representative Josep Borrel.</text:p>
      <text:p text:style-name="P4">
It is noted that the purpose of the EUPM Moldova Civil Mission will be an increase in the country's security stakeholder in crisis management and hybrid threats, including cybersecurity, as well as counteracting foreign information manipulation and intervention.</text:p>
      <text:p text:style-name="P4">
The mission will advice at the strategic level for the development of hypolitics strategies, as well as determine the need to increase the potential for early prevention, identification, identification, identification, and response of inhibition threats.</text:p>
      <text:p text:style-name="P4">
<text:span text:style-name="T4">
 Read also: </text:span>
 <text:a xlink:type="simple" xlink:href="https://www.ukrinform.ua/rubric-world/3683702-sandu-pro-politiku-rf-sodo-moldovi-vid-kremla-lunaut-lise-pogrozi.html" text:style-name="Internet_20_link" text:visited-style-name="Visited_20_Internet_20_Link">
<text:span text:style-name="T4">
 Sandu </text:span>
 <text:span text:style-name="T4">
 About </text:span>
 <text:span text:style-name="T4">
 </text:span>
 <text:span text:style-name="T4">
 </text:span>
 <text:span text:style-name="T4">
 ABOUT </text:span>
 <text:span text:style-name="T4">
 Moldova </text:span>
<text:span text:style-name="T5">
 from </text:span>
<text:span text:style-name="T5">
 </text:span>
<text:span text:style-name="T5">
 </text:span>
<text:span text:style-name="T5">
 Kremlin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only </text:span>
<text:span text:style-name="T5">
 </text:span>
<text:span text:style-name="T5">
 threats </text:span>
*</text:a>
"In response to Moldova's request, Eupm Moldova will have an initial mandate for two years, and her operational headquarters will be in Moldova," the press release said.</text:p>
      <text:p text:style-name="P4">
In the near future, the head of the mission will be appointed, and by this time the prosecute on the spot will be Stefano Tomato, the Executive Director of One Smper -Rectors of the European Foreign Affairs.</text:p>
      <text:p text:style-name="P4">
As reported by Ukrinform, last month Borrel stated that <text:a xlink:type="simple" xlink:href="https://www.ukrinform.ua/rubric-world/3685882-es-napravit-do-moldovi-civilnu-misiu-dla-zahistu-vid-gibridnih-zagroz-borrel.html" text:style-name="Internet_20_link" text:visited-style-name="Visited_20_Internet_20_Link">
</text:a>
to help the country resist hybrid threats.  Photo from EuneGhbours East.eu_</text:p>
      <text:p text:style-name="P4">
News Source: <text:a xlink:type="simple" xlink:href="https://www.ukrinform.ua/rubric-world/3700005-es-stvoriv-civilnu-misiu-u-moldovi-dla-protidii-gibridnim-zagrozam.html" text:style-name="Internet_20_link" text:visited-style-name="Visited_20_Internet_20_Link">
https://www.ukrinform.ua/rubric-world/3700005-es-stvoriv-civilnu-misiu-u-moldovi-dla-protidii-gibridnim-zagrozam.html</text:a>
</text:p>
      <!--NEWS-->
      <text:h text:style-name="P10" text:outline-level="1">
<text:span text:style-name="T4">
Bakhmuta volleyball players made their way to Super League of Ukraine</text:span>
</text:h>
      <text:p text:style-name="P4">
Authors: Ukrinform (Person)</text:p>
      <text:p text:style-name="P4">
Publisher: Укринформ (Organization)</text:p>
      <text:p text:style-name="P4">
Published Time: 2023-04-24T15:51:00+03:00</text:p>
      <text:p text:style-name="P4">
Modified Time: 2023-04-24T15:51:00+03:00</text:p>
      <text:p text:style-name="P4">
Description: The victory of the volleyball club "Bakhmut-SHVSM" from Donetsk region ended the Championship of Ukraine in the Male High League. - Ukrinform.</text:p>
      <text:p text:style-name="P4">
Images: ["<text:a xlink:type="simple" xlink:href="https://static.ukrinform.com/photos/2023_04/thumb_files/630_360_1682340630-946.jpg" text:style-name="Internet_20_link" text:visited-style-name="Visited_20_Internet_20_Link">
630_360_16823...</text:a>
"]</text:p>
      <text:p text:style-name="P4">
Tags: ['Бахмут', 'Волейбол']</text:p>
      <text:p text:style-name="P4">
Type: Article</text:p>
      <!--METADATA-->
      <text:p text:style-name="P4">
<draw:frame draw:style-name="fr1" draw:name="Image45" text:anchor-type="as-char" svg:width="6.9236in" svg:height="3.956343in" draw:z-index="0">
<draw:image xlink:href="../Images/yкринформ/2023-04-24T15-51-00-03-00/630_360_1682340630-946.jpg" xlink:type="simple" xlink:show="embed" xlink:actuate="onLoad" draw:mime-type="image/jpeg"/>
</draw:frame>
The Bakhmut-SHVSM winning club from Donetsk region has ended the Ukrainian High League Championship.</text:p>
      <text:p text:style-name="P4">
As the Volleyball Federation of Ukraine informs( <text:a xlink:type="simple" xlink:href="https://www.fvu.in.ua/uk" text:style-name="Internet_20_link" text:visited-style-name="Visited_20_Internet_20_Link">
 </text:a>
 ), the wards of Nikolai Passmann's in the Finnish series were stronger than Chernihiv "Petrel-SHVSM", Ukrinform reports.</text:p>
      <text:p text:style-name="P4">
All three matches of the series for exit to the Super League of Ukraine ended on Tai Breics. The first match was won by the Chernihiv team - 3: 2(17:25, 23:25, 25:23,25:13, 15:13), and then twice success was on the side of Bakhmut -SchVSM - 3: 2(19:25,21:25, 25:23, 25:23, 15:11)and 3: 2(25:23, 24:26, 23:25, 25:16, 15:13).</text:p>
      <text:p text:style-name="P4">
Бронзовими призерами чоловічої вищої ліги став клуб «Хотинські козаки» ізміста Хотин Чернівецької області. У бронзовій серії вони також із рахунком 2:1перемогли хмельницьке «Поділля». І тут всі три партії завершилися зрезультатом 3:2.</text:p>
      <text:p text:style-name="P4">
<text:span text:style-name="T4">
Читайте також:</text:span>
 <text:a xlink:type="simple" xlink:href="https://www.ukrinform.ua/rubric-sports/3699609-prometej-vigrav-volejbolnu-superligu-ukraini.html" text:style-name="Internet_20_link" text:visited-style-name="Visited_20_Internet_20_Link">
 <text:span text:style-name="T4">
волейбол</text:span>
 </text:a>
As reported by Ukrinform, in the male superly the season-2022/23 champion Ukraine became Prometheus from the Dnieper, silver awards were won by volleyball players "Epicenter-Podolyany" from Gorodko of Khmelnitsky region, "Bronze" reached Kharkiv "Yurakademia".</text:p>
      <text:p text:style-name="P4">
Photo: FVU.</text:p>
      <text:p text:style-name="P4">
News Source: <text:a xlink:type="simple" xlink:href="https://www.ukrinform.ua/rubric-sports/3700006-volejbolisti-bahmuta-probilisa-do-superligi-ukraini.html" text:style-name="Internet_20_link" text:visited-style-name="Visited_20_Internet_20_Link">
https://www.ukrinform.ua/rubric-sports/3700006-volejbolisti-bahmuta-probilisa-do-superligi-ukraini.html</text:a>
</text:p>
      <!--NEWS-->
      <text:h text:style-name="P10" text:outline-level="1">
<text:span text:style-name="T4">
In Kherson region, invaders threaten to leave without medical services people who have not received passports of Russian Federation</text:span>
</text:h>
      <text:p text:style-name="P4">
Authors: Ukrinform (Person)</text:p>
      <text:p text:style-name="P4">
Publisher: Укринформ (Organization)</text:p>
      <text:p text:style-name="P4">
Published Time: 2023-04-24T15:56:00+03:00</text:p>
      <text:p text:style-name="P4">
Modified Time: 2023-04-24T15:56:00+03:00</text:p>
      <text:p text:style-name="P4">
Description: On the enemy of the Kherson region, local residents are forced to take Russian passports, threatening that they will be denied medical services and the intersection of Russian posts since May. - Ukrinform.</text:p>
      <text:p text:style-name="P4">
Images: ["<text:a xlink:type="simple" xlink:href="https://static.ukrinform.com/photos/2023_04/thumb_files/630_360_1682338820-571.jpg" text:style-name="Internet_20_link" text:visited-style-name="Visited_20_Internet_20_Link">
630_360_16823...</text:a>
"]</text:p>
      <text:p text:style-name="P4">
Tags: ['Херсонщина', 'Окупація', 'Паспорт', 'росія', 'Війна з росією']</text:p>
      <text:p text:style-name="P4">
Type: Article</text:p>
      <!--METADATA-->
      <text:p text:style-name="P4">
<draw:frame draw:style-name="fr1" draw:name="Image46" text:anchor-type="as-char" svg:width="6.9236in" svg:height="3.956343in" draw:z-index="0">
<draw:image xlink:href="../Images/yкринформ/2023-04-24T15-56-00-03-00/630_360_1682338820-571.jpg" xlink:type="simple" xlink:show="embed" xlink:actuate="onLoad" draw:mime-type="image/jpeg"/>
</draw:frame>
The enemy of the Kherson region, local residents, are forced by Brotherhood passports, threatening that since May they will be denied the provision of medical services and in the intersection of Russian checkpoints.</text:p>
      <text:p text:style-name="P4">
According to Ukrinform, about it at a briefing in <text:a xlink:type="simple" xlink:href="https://www.ukrinform.ua/rubric-presshall/3699646-hersonsina-potocna-situacia-v-misti-ta-regioni.html" text:style-name="Internet_20_link" text:visited-style-name="Visited_20_Internet_20_Link">
</text:a>
Alexander Proudin, Head of the Kherson Regional Regional Administration, informed.</text:p>
      <text:p text:style-name="P4">
“We know that the Russians are exacerbated by the forced certification of the residential bank of Kherson region, which is also a war crime, since May people who have no <text:a xlink:type="simple" xlink:href="https://www.ukrinform.ua/tag-pasport" text:style-name="Internet_20_link" text:visited-style-name="Visited_20_Internet_20_Link">
</text:a>
The Russian Federation, planning to rest in rights, will not be missed on Russian checkpoints, and will be and will be served in hospitals, etc. ” - says Ova Chief.</text:p>
      <text:p text:style-name="P4">
He stressed that the abduction, looting, illegal imprisonment of civilians, torture, murder is a terrible reality for the residents of the temporarily occupied territories of the region. There are many cases where local residents were thrown "drunk" only because they did not like someone.</text:p>
      <text:p text:style-name="P4">
<text:span text:style-name="T4">
 Read also: </text:span>
 <text:a xlink:type="simple" xlink:href="https://www.ukrinform.ua/rubric-ato/3699915-rosia-rozdae-svoi-pasporti-na-okupovanih-teritoriah-sob-pokazati-vtorgnenna-ak-uspih-rozvidka-britanii.html" text:style-name="Internet_20_link" text:visited-style-name="Visited_20_Internet_20_Link">
<text:span text:style-name="T4">
 intelligence </text:span>
</text:a>
Proudin also noted that in the territory captured by the Russians, some gilld units undergo rotation, but the total number of their personnel is composed as it was.</text:p>
      <text:p text:style-name="P4">
As reported by Ukrinform, the Armed Forces liberated the right -bank part of the Kherson region, in particular the city of Kherson. The part of the region, located on the left Berezidpipra, is temporarily captured by Russian troops.</text:p>
      <text:p text:style-name="P4">
News Source: <text:a xlink:type="simple" xlink:href="https://www.ukrinform.ua/rubric-regions/3700009-na-hersonsini-zagarbniki-pogrozuut-zalisiti-bez-medposlug-ludej-aki-ne-otrimali-pasportiv-rf.html" text:style-name="Internet_20_link" text:visited-style-name="Visited_20_Internet_20_Link">
https://www.ukrinform.ua/rubric-regions/3700009-na-hersonsini-zagarbniki-pogrozuut-zalisiti-bez-medposlug-ludej-aki-ne-otrimali-pasportiv-rf.html</text:a>
</text:p>
      <!--NEWS-->
      <text:h text:style-name="P10" text:outline-level="1">
<text:span text:style-name="T4">
Almost 12,000 objects have already been restored in Kyiv region</text:span>
</text:h>
      <text:p text:style-name="P4">
Authors: Ukrinform (Person)</text:p>
      <text:p text:style-name="P4">
Publisher: Укринформ (Organization)</text:p>
      <text:p text:style-name="P4">
Published Time: 2023-04-24T16:01:49+03:00</text:p>
      <text:p text:style-name="P4">
Modified Time: 2023-04-24T16:01:49+03:00</text:p>
      <text:p text:style-name="P4">
Description: In the Kiev region, after the Russian invasion, 11 thousand 784 objects were completely and partially restored. - Ukrinform.</text:p>
      <text:p text:style-name="P4">
Images: ["<text:a xlink:type="simple" xlink:href="https://static.ukrinform.com/photos/2023_04/thumb_files/630_360_1682341228-803.jpg" text:style-name="Internet_20_link" text:visited-style-name="Visited_20_Internet_20_Link">
630_360_16823...</text:a>
"]</text:p>
      <text:p text:style-name="P4">
Tags: ['Обстріл', 'СБУ', 'Затримання', 'Аеродром']</text:p>
      <text:p text:style-name="P4">
Type: Article</text:p>
      <!--METADATA-->
      <text:p text:style-name="P4">
<draw:frame draw:style-name="fr1" draw:name="Image47" text:anchor-type="as-char" svg:width="6.9236in" svg:height="3.956343in" draw:z-index="0">
<draw:image xlink:href="../Images/yкринформ/2023-04-24T16-01-49-03-00/630_360_1682341228-803.jpg" xlink:type="simple" xlink:show="embed" xlink:actuate="onLoad" draw:mime-type="image/jpeg"/>
</draw:frame>
After the Russian invasion, the UKIiv region resumed fully and partial 7 thousand 784 objects.</text:p>
      <text:p text:style-name="P4">
According to Ukrinform, the Kyiv Regional Military Administration reports in <text:a xlink:type="simple" xlink:href="https://t.me/kyivoda/9423" text:style-name="Internet_20_link" text:visited-style-name="Visited_20_Internet_20_Link">
</text:a>
.</text:p>
      <text:p text:style-name="P4">
"Among the recovered and partially with the provision of life: 10365 private households and apartment buildings, 187 institutions of general secondary and pre -school education, 100 health care institutions, 66 tits and administrative buildings," the message reads.</text:p>
      <text:p text:style-name="P4">
The deputy chairman of the Kiev OVA Mykola Boyko emphasized that the work is still very much, given the scale of the Russian army destroyed by the Russian army.</text:p>
      <text:p text:style-name="P4">
"But thanks to the joint work of all authorities and the assistance of foreign partners, the Kyiv region continues to restore the damaged occupants step by step," he said.</text:p>
      <text:p text:style-name="P4">
KOV emphasized that renewable work is carried out at the funds allocated by the State and Local Budgets, with the assistance of international partners, organizations and funds.</text:p>
      <text:p text:style-name="P4">
<text:span text:style-name="T4">
 Read also: </text:span>
 <text:a xlink:type="simple" xlink:href="https://www.ukrinform.ua/rubric-vidbudova/3699878-na-deokupovanij-teritorii-hersonsini-vidnovili-se-odnu-bazovu-stanciu-mobilnogo-zvazku.html" text:style-name="Internet_20_link" text:visited-style-name="Visited_20_Internet_20_Link">
</text:a>
As reported by Ukrinform, on April 21 in the Kiev OVA discussed ways of intensification of work in the issues of rebuilding the region with the Republic of Poland.</text:p>
      <text:p text:style-name="P4">
News Source: <text:a xlink:type="simple" xlink:href="https://www.ukrinform.ua/rubric-regions/3700011-na-kiivsini-vze-vidnovili-majze-12-tisac-obektiv-ova.html" text:style-name="Internet_20_link" text:visited-style-name="Visited_20_Internet_20_Link">
https://www.ukrinform.ua/rubric-regions/3700011-na-kiivsini-vze-vidnovili-majze-12-tisac-obektiv-ova.html</text:a>
</text:p>
      <!--NEWS-->
      <text:h text:style-name="P10" text:outline-level="1">
<text:span text:style-name="T4">
Night explosions in Sevastopol were "very successful" - Chubarov</text:span>
</text:h>
      <text:p text:style-name="P4">
Authors: Ukrinform (Person)</text:p>
      <text:p text:style-name="P4">
Publisher: Укринформ (Organization)</text:p>
      <text:p text:style-name="P4">
Published Time: 2023-04-24T16:02:14+03:00</text:p>
      <text:p text:style-name="P4">
Modified Time: 2023-04-24T16:02:14+03:00</text:p>
      <text:p text:style-name="P4">
Description: As a result of the explosions that occurred on the night of April 24 in the temporarily occupied Sevastopol, windows were knocked out in the houses, street lighting was damaged. - Ukrinform.</text:p>
      <text:p text:style-name="P4">
Images: ["<text:a xlink:type="simple" xlink:href="https://static.ukrinform.com/photos/2021_10/thumb_files/630_360_1634135673-379.jpg" text:style-name="Internet_20_link" text:visited-style-name="Visited_20_Internet_20_Link">
630_360_16341...</text:a>
"]</text:p>
      <text:p text:style-name="P4">
Tags: ['Чубаров', 'Окупація Криму', 'Вибух', 'Війна з росією']</text:p>
      <text:p text:style-name="P4">
Type: Article</text:p>
      <!--METADATA-->
      <text:p text:style-name="P4">
<draw:frame draw:style-name="fr1" draw:name="Image48" text:anchor-type="as-char" svg:width="6.9236in" svg:height="3.956343in" draw:z-index="0">
<draw:image xlink:href="../Images/yкринформ/2023-04-24T16-02-14-03-00/630_360_1634135673-379.jpg" xlink:type="simple" xlink:show="embed" xlink:actuate="onLoad" draw:mime-type="image/jpeg"/>
</draw:frame>
As a result of the explosions that occurred on the night of April 24 in the temporarily occupied Sevastopol, the homes were knocked out windows, street lighting was damaged.</text:p>
      <text:p text:style-name="P4">
The head of the Majlis of the Crimean Tatar people referred to Refat Chubarov Wefiri [].(https://www.youtube.com/watch?v=9oU3zJTmXyg), reports Ukrinform.</text:p>
      <text:p text:style-name="P4">
“In Sevastopol, powerful explosions were recorded at 3 o'clock 31 minutes and 3 o'clock 44 minutes. These were very spectacular explosions, as the video shows. As a result - in the military units near the Nakhimov College, the Rifle Bay of the Bunny, windows, broken street lighting and advertising shields are broken, ”he said.</text:p>
      <text:p text:style-name="P4">
<text:span text:style-name="T4">
 Read also: </text:span>
 <text:a xlink:type="simple" xlink:href="https://www.ukrinform.ua/rubric-crimea/3699838-zavilosa-video-nicnih-vibuhiv-u-sevastopoli.html" text:style-name="Internet_20_link" text:visited-style-name="Visited_20_Internet_20_Link">
<text:span text:style-name="T4">
 Sevastopol </text:span>
</text:a>
Chubarov added that the local Gaulayter Uzlivayev began to reassure people, as if Russian air defense had destroyed one of the drones, and the other, they say, exploded.</text:p>
      <text:p text:style-name="P4">
"But in fact, everything was very successful," Chubarov said.</text:p>
      <text:p text:style-name="P4">
As reported by Ukrinform, on the night of April 24 in Sevastopol <text:a xlink:type="simple" xlink:href="https://www.ukrinform.ua/rubric-crimea/3699728-u-sevastopoli-prolunali-vibuhi-okupanti-kazut-pro-ataku-nadvodnih-bezpilotnikiv.html" text:style-name="Internet_20_link" text:visited-style-name="Visited_20_Internet_20_Link">
</text:a>
: The so -called stated that the Russian fleet "reflected overwater drones."</text:p>
      <text:p text:style-name="P4">
News Source: <text:a xlink:type="simple" xlink:href="https://www.ukrinform.ua/rubric-crimea/3700012-nicni-vibuhi-v-sevastopoli-buli-duze-uspisnimi-cubarov.html" text:style-name="Internet_20_link" text:visited-style-name="Visited_20_Internet_20_Link">
https://www.ukrinform.ua/rubric-crimea/3700012-nicni-vibuhi-v-sevastopoli-buli-duze-uspisnimi-cubarov.html</text:a>
</text:p>
      <!--NEWS-->
      <text:h text:style-name="P10" text:outline-level="1">
<text:span text:style-name="T4">
Obtain an excerpt about criminal record now in "Action"</text:span>
</text:h>
      <text:p text:style-name="P4">
Authors: Ukrinform (Person)</text:p>
      <text:p text:style-name="P4">
Publisher: Укринформ (Organization)</text:p>
      <text:p text:style-name="P4">
Published Time: 2023-04-24T16:02:58+03:00</text:p>
      <text:p text:style-name="P4">
Modified Time: 2023-04-24T16:02:58+03:00</text:p>
      <text:p text:style-name="P4">
Description: The Ministry of Digital Transformation has launched a new service in the application, which allows Ukrainians to get a few clicks. - Ukrinform.</text:p>
      <text:p text:style-name="P4">
Images: ["<text:a xlink:type="simple" xlink:href="https://static.ukrinform.com/photos/2022_12/thumb_files/630_360_1670147688-316.jpg" text:style-name="Internet_20_link" text:visited-style-name="Visited_20_Internet_20_Link">
630_360_16701...</text:a>
"]</text:p>
      <text:p text:style-name="P4">
Tags: ['Федоров', 'Мінцифри', 'Додаток “ДІЯ”']</text:p>
      <text:p text:style-name="P4">
Type: Article</text:p>
      <!--METADATA-->
      <text:p text:style-name="P4">
<draw:frame draw:style-name="fr1" draw:name="Image49" text:anchor-type="as-char" svg:width="6.9236in" svg:height="3.956343in" draw:z-index="0">
<draw:image xlink:href="../Images/yкринформ/2023-04-24T16-02-58-03-00/630_360_1670147688-316.jpg" xlink:type="simple" xlink:show="embed" xlink:actuate="onLoad" draw:mime-type="image/jpeg"/>
</draw:frame>
The Ministry of Digital Transformation has launched a new service in the application, which allows Ukrainians to get a few clicks.</text:p>
      <text:p text:style-name="P4">
This was reported by Viceremier-Minister for Innovation, Development of Education, Science of Tatekhnologies-Minister of Digital Transformation Mikhail Fedorov, Ukrinform reports by reference to the press service <text:a xlink:type="simple" xlink:href="http://thedigital.gov.ua/news/vityag-pro-nesudimist-otrimuyte-odin-iz-nayzatrebuvanishikh-dokumentiv-u-dii" text:style-name="Internet_20_link" text:visited-style-name="Visited_20_Internet_20_Link">
</text:a>
.</text:p>
      <text:p text:style-name="P4">
“The Ministry of Defense Team continues to digitize the most popular state services. Digitracy is one of the most sought after documents in the country. About 1 million Ukrainians are performed annually. The document can now be obtained. Magtomatized the process of extracting the extract and made it as clear as possible so that Ukrainians can use a convenient online service, ”the minister said.</text:p>
      <text:p text:style-name="P4">
In order to get an excerpt of criminal record in action, you need to: in the application go to the service section; choose certificates and excerpts - extract on lack of criminal record; choose the type and purpose of the request; fill in self data; Send a request. If the information about you is in the central database and does not require additional verification, the data will be pulled from the registers and the extract will be formed automatically.</text:p>
      <text:p text:style-name="P4">
<text:span text:style-name="T4">
 Read also: </text:span>
 <text:a xlink:type="simple" xlink:href="https://www.ukrinform.ua/rubric-technology/3691856-zastosunok-helsi-zavantazili-ponad-5-miljoniv-ukrainciv.html" text:style-name="Internet_20_link" text:visited-style-name="Visited_20_Internet_20_Link">
<text:span text:style-name="T4">
 application </text:span>
</text:a>
As it was reported, in April the Verkhovna Rada supported the first reading of the law # 9165, which will allow Ukrainians to choose programs and projects, which are funded at the expense of the State Foundation for Regional Development, with the help of the portal "Action".</text:p>
      <text:p text:style-name="P4">
<text:span text:style-name="T5">
Foto: Minisfra</text:span>
</text:p>
      <text:p text:style-name="P4">
News Source: <text:a xlink:type="simple" xlink:href="https://www.ukrinform.ua/rubric-society/3700014-otrimati-vitag-pro-nesudimist-teper-mozna-v-dii.html" text:style-name="Internet_20_link" text:visited-style-name="Visited_20_Internet_20_Link">
https://www.ukrinform.ua/rubric-society/3700014-otrimati-vitag-pro-nesudimist-teper-mozna-v-dii.html</text:a>
</text:p>
      <!--NEWS-->
      <text:h text:style-name="P10" text:outline-level="1">
<text:span text:style-name="T4">
Zelensky in Zhytomyr awarded the Order of Prime Minister Estonia</text:span>
</text:h>
      <text:p text:style-name="P4">
Authors: Ukrinform (Person)</text:p>
      <text:p text:style-name="P4">
Publisher: Укринформ (Organization)</text:p>
      <text:p text:style-name="P4">
Published Time: 2023-04-24T16:05:00+03:00</text:p>
      <text:p text:style-name="P4">
Modified Time: 2023-04-24T16:05:00+03:00</text:p>
      <text:p text:style-name="P4">
Description: President of Ukraine Volodymyr Zelensky awarded the Order of Yaroslav the Wise Prime Minister of Estonia Kai Callas. - Ukrinform.</text:p>
      <text:p text:style-name="P4">
Images: ["<text:a xlink:type="simple" xlink:href="https://static.ukrinform.com/photos/2023_04/thumb_files/630_360_1682343201-317.jpeg" text:style-name="Internet_20_link" text:visited-style-name="Visited_20_Internet_20_Link">
630_360_16823...</text:a>
", "<text:a xlink:type="simple" xlink:href="https://static.ukrinform.com/photos/2023_04/1682343300-193.jpeg" text:style-name="Internet_20_link" text:visited-style-name="Visited_20_Internet_20_Link">
1682343300-19...</text:a>
", "<text:a xlink:type="simple" xlink:href="https://static.ukrinform.com/photos/2023_04/1682343418-798.jpeg" text:style-name="Internet_20_link" text:visited-style-name="Visited_20_Internet_20_Link">
1682343418-79...</text:a>
"]</text:p>
      <text:p text:style-name="P4">
Tags: ['Естонія', 'Житомир', 'Зеленський', 'Орден']</text:p>
      <text:p text:style-name="P4">
Type: Article</text:p>
      <!--METADATA-->
      <text:p text:style-name="P4">
<draw:frame draw:style-name="fr1" draw:name="Image50" text:anchor-type="as-char" svg:width="6.9236in" svg:height="3.956343in" draw:z-index="0">
<draw:image xlink:href="../Images/yкринформ/2023-04-24T16-05-00-03-00/630_360_1682343201-317.jpeg" xlink:type="simple" xlink:show="embed" xlink:actuate="onLoad" draw:mime-type="image/jpeg"/>
</draw:frame>
President of Ukraine Volodymyr Zelensky awarded the Order of Yaroslav the Wise Prime Minister of Estonia Kai Callas.</text:p>
      <text:p text:style-name="P4">
The head of state presented the Callas Order during their joint briefing in Zhytomyr, Ukrinform correspondent reports.</text:p>
      <text:p text:style-name="P4">
“It is an honor for me to hand over to you on behalf of the whole Ukrainian people a special reward of our people. This is the Order of Yaroslav the Wise. Thank you for the fact that Ukraine and your people and your state are creating together in Europe, ”” ”(https://www.ukrinform.ua/tag-zelenskij) .</text:p>
      <text:p text:style-name="P4">
<draw:frame draw:style-name="fr1" draw:name="Image51" text:anchor-type="as-char" svg:width="6.9236in" svg:height="4.617948in" draw:z-index="0">
<draw:image xlink:href="../Images/yкринформ/2023-04-24T16-05-00-03-00/1682343300-193.jpeg" xlink:type="simple" xlink:show="embed" xlink:actuate="onLoad" draw:mime-type="image/jpeg"/>
</draw:frame>
Callas thanked for the award and noted that she was her first foreign visit to the new government leader. She added that her presence in Ukraine symbolizes the support and faith of the Estonian government and the Estonian people in Ukraine.</text:p>
      <text:p text:style-name="P4">
<text:span text:style-name="T4">
 Read also: </text:span>
 <text:a xlink:type="simple" xlink:href="https://www.ukrinform.ua/rubric-polytics/3699701-zelenskij-anonsuvav-dekilka-vazlivih-miznarodnih-podij-dla-ukraini.html" text:style-name="Internet_20_link" text:visited-style-name="Visited_20_Internet_20_Link">
<text:span text:style-name="T4">
 Zelensky </text:span>
</text:a>
“Freedom should definitely overcome tyranny. This is our common motif and this is our focusunimer one relative to weapons, as well as training and ammunition. All this should be on a sufficient scale to win Ukraine in this wreath. It is also the reason why I suggested the EU jointly purchased a million artillery jails to Ukraine and send them directly to Ukraine. The decision was already made in March and now we need to make sure that it will be properly executed, ”Kaas added.</text:p>
      <text:p text:style-name="P4">
<text:span text:style-name="T4">
 Read also: </text:span>
 <text:a xlink:type="simple" xlink:href="https://www.ukrinform.ua/rubric-polytics/3699715-borrel-nazvav-neprijnatnou-zaavu-posla-knr-sodo-suverenitetu-kolisnih-radanskih-respublik.html" text:style-name="Internet_20_link" text:visited-style-name="Visited_20_Internet_20_Link">
</text:a>
President Volodymyr Zelensky thanked the Prime Minister of Estonia Kai Kai Kallas a sincere and timely support for Ukrainian defense.</text:p>
      <text:p text:style-name="P4">
<text:span text:style-name="T5">
Viso: <text:a xlink:type="simple" xlink:href="https://t.me/V_Zelenskiy_official/5981" text:style-name="Internet_20_link" text:visited-style-name="Visited_20_Internet_20_Link">
</text:a>
</text:span>
</text:p>
      <text:p text:style-name="P4">
“I am glad to welcome Estonia Prime Minister Kai Callas in Ukraine. I thank the panipremier-minister and the whole Estonian people for their sincere and, very important, timely support for our defense. If you look in the recalculation of pumping, then the help for our protection against Estonia is one of the largest Svita, ”Zelensky said during <text:a xlink:type="simple" xlink:href="https://t.me/V_Zelenskiy_official/5981" text:style-name="Internet_20_link" text:visited-style-name="Visited_20_Internet_20_Link">
</text:a>
 .</text:p>
      <text:p text:style-name="P4">
<draw:frame draw:style-name="fr1" draw:name="Image52" text:anchor-type="as-char" svg:width="6.9236in" svg:height="4.617948in" draw:z-index="0">
<draw:image xlink:href="../Images/yкринформ/2023-04-24T16-05-00-03-00/1682343418-798.jpeg" xlink:type="simple" xlink:show="embed" xlink:actuate="onLoad" draw:mime-type="image/jpeg"/>
</draw:frame>
As reported by Ukrinform, Estonia is considering military assistance to Ukraine, which reached 1% of the country's GDP as an investment in its own security.</text:p>
      <text:p text:style-name="P4">
<text:span text:style-name="T5">
Foto: op</text:span>
</text:p>
      <text:p text:style-name="P4">
News Source: <text:a xlink:type="simple" xlink:href="https://www.ukrinform.ua/rubric-polytics/3700021-zelenskij-u-zitomiri-nagorodiv-ordenom-premerku-estonii.html" text:style-name="Internet_20_link" text:visited-style-name="Visited_20_Internet_20_Link">
https://www.ukrinform.ua/rubric-polytics/3700021-zelenskij-u-zitomiri-nagorodiv-ordenom-premerku-estonii.html</text:a>
</text:p>
      <!--NEWS-->
      <text:h text:style-name="P10" text:outline-level="1">
<text:span text:style-name="T4">
The Russians fired twice from the artillery of Sumy region border</text:span>
</text:h>
      <text:p text:style-name="P4">
Authors: Ukrinform (Person)</text:p>
      <text:p text:style-name="P4">
Publisher: Укринформ (Organization)</text:p>
      <text:p text:style-name="P4">
Published Time: 2023-04-24T16:07:55+03:00</text:p>
      <text:p text:style-name="P4">
Modified Time: 2023-04-24T16:07:55+03:00</text:p>
      <text:p text:style-name="P4">
Description: As of 3:00 pm on April 24, Russian troops fired at the border of Sumy region twice with artillery. - Ukrinform.</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Війна з росією']</text:p>
      <text:p text:style-name="P4">
Type: Article</text:p>
      <!--METADATA-->
      <text:p text:style-name="P4">
<draw:frame draw:style-name="fr1" draw:name="Image53" text:anchor-type="as-char" svg:width="6.9236in" svg:height="3.956343in" draw:z-index="0">
<draw:image xlink:href="../Images/yкринформ/2023-04-24T16-07-55-03-00/630_360_1675087707-171.jpg" xlink:type="simple" xlink:show="embed" xlink:actuate="onLoad" draw:mime-type="image/jpeg"/>
</draw:frame>
As of 3:00 pm on April 24, the Russian border was fired at the Sumy Oblast Oblast.</text:p>
      <text:p text:style-name="P4">
According to Ukrinform, the Operational Command "North" reports in <text:a xlink:type="simple" xlink:href="http://t.me/ok_pivnich1/2028" text:style-name="Internet_20_link" text:visited-style-name="Visited_20_Internet_20_Link">
</text:a>
.</text:p>
      <text:p text:style-name="P4">
From 14:00 to 14:15 9 beats were recorded, probably from the artillery, the Urny of the settlement Kucherivka.</text:p>
      <text:p text:style-name="P4">
“Information was not received about losses among the local population. According to <text:a xlink:type="simple" xlink:href="https://www.ukrinform.ua/tag-dsns" text:style-name="Internet_20_link" text:visited-style-name="Visited_20_Internet_20_Link">
</text:a>
, as a result of the shelling, a landing house caught fire. Rescuers work in place, ”the message reads.</text:p>
      <text:p text:style-name="P4">
From 13:51 to 14:10, 8 beats were recorded, probably from the artillery, the Understanding of the settlement of Shaligine. There was no information about the loss of the local population of civil infrastructure.</text:p>
      <text:p text:style-name="P4">
<text:span text:style-name="T4">
 Read also: </text:span>
 <text:a xlink:type="simple" xlink:href="https://www.ukrinform.ua/rubric-ato/3699786-rosiani-vnoci-obstrilali-kramatorsk.html" text:style-name="Internet_20_link" text:visited-style-name="Visited_20_Internet_20_Link">
<text:span text:style-name="T4">
 firing </text:span>
</text:a>
As reported by Ukrinform, in the morning <text:a xlink:type="simple" xlink:href="https://www.ukrinform.ua/rubric-ato/3699789-zranku-rosiani-vdarili-z-artilerii-po-dvoh-gromadah-na-sumsini.html" text:style-name="Internet_20_link" text:visited-style-name="Visited_20_Internet_20_Link">
</text:a>
Two communities in Sumy region.</text:p>
      <text:p text:style-name="P4">
_ Photo illustrative_</text:p>
      <text:p text:style-name="P4">
News Source: <text:a xlink:type="simple" xlink:href="https://www.ukrinform.ua/rubric-ato/3700018-rosiani-dvici-obstrilali-z-artilerii-prikordonna-sumsini.html" text:style-name="Internet_20_link" text:visited-style-name="Visited_20_Internet_20_Link">
https://www.ukrinform.ua/rubric-ato/3700018-rosiani-dvici-obstrilali-z-artilerii-prikordonna-sumsini.html</text:a>
</text:p>
      <!--NEWS-->
      <text:h text:style-name="P10" text:outline-level="1">
<text:span text:style-name="T4">
The NAPC sanction lists are now in online service Youcontrol</text:span>
</text:h>
      <text:p text:style-name="P4">
Authors: Ukrinform (Person)</text:p>
      <text:p text:style-name="P4">
Publisher: Укринформ (Organization)</text:p>
      <text:p text:style-name="P4">
Published Time: 2023-04-24T16:10:30+03:00</text:p>
      <text:p text:style-name="P4">
Modified Time: 2023-04-24T16:10:30+03:00</text:p>
      <text:p text:style-name="P4">
Description: The prepared National Agency for the Prevention of Corruption Documents to impose sanctions on individuals and companies that have decided to cooperate with the aggressor state can now be found with the help of YouControl online service. - Ukrinform.</text:p>
      <text:p text:style-name="P4">
Images: ["<text:a xlink:type="simple" xlink:href="https://static.ukrinform.com/photos/2023_04/thumb_files/630_360_1682341737-733.png" text:style-name="Internet_20_link" text:visited-style-name="Visited_20_Internet_20_Link">
630_360_16823...</text:a>
"]</text:p>
      <text:p text:style-name="P4">
Tags: ['НАЗК', 'Санкції']</text:p>
      <text:p text:style-name="P4">
Type: Article</text:p>
      <!--METADATA-->
      <text:p text:style-name="P4">
<draw:frame draw:style-name="fr1" draw:name="Image54" text:anchor-type="as-char" svg:width="6.9236in" svg:height="3.956343in" draw:z-index="0">
<draw:image xlink:href="../Images/yкринформ/2023-04-24T16-10-30-03-00/630_360_1682341737-733.png" xlink:type="simple" xlink:show="embed" xlink:actuate="onLoad" draw:mime-type="image/png"/>
</draw:frame>
Prepared by the National Agency for the Prevention of Corruption for sanctions on individuals and companies that have approved to cooperate with the aggressor state, you can now get acquainted with the help of the online YouControl online service.</text:p>
      <text:p text:style-name="P4">
About it reports Ukrinform with reference to <text:a xlink:type="simple" xlink:href="https://nazk.gov.ua/uk/novyny/pro-nazk/sanktsijni-spysky-nazk-vidteper-i-v-onlajn-servisi-youcontrol/" text:style-name="Internet_20_link" text:visited-style-name="Visited_20_Internet_20_Link">
</text:a>
 агентства.</text:p>
      <text:p text:style-name="P4">
«Санкції — це така ж зброя, як танки та літаки. Застосування персональнихсанкцій для адміністративного колапсу може бути одним з найефективнішихінструментів для повного краху режиму московії», – сказав голова НАЗКОлександр Новіков.</text:p>
      <text:p text:style-name="P4">
Зауважується, що списки фізичних та юридичних осіб, що потрапили чи мають всішанси потрапити під санкції з початку війни рф проти України, важливі дляналежної перевірки контрагентів. Внесення даних НАЗК в базу YouControlдозволить бізнесу бачити деталі про санкції для запобігати ризикам у своїйдіяльності.</text:p>
      <text:p text:style-name="P4">
База містить 9037 підсанкційних осіб та 16702 потенційно підсанкційних осіб ірегулярно оновлюється.</text:p>
      <text:p text:style-name="P4">
<text:span text:style-name="T4">
Читайте також:</text:span>
 <text:a xlink:type="simple" xlink:href="https://www.ukrinform.ua/rubric-economy/3699174-ukraina-vnesla-irlandsku-kompaniu-peninsula-petroleum-do-pereliku-sponsoriv-vijni.html" text:style-name="Internet_20_link" text:visited-style-name="Visited_20_Internet_20_Link">
 </text:a>
It was reported that NAPC identifies the persons involved in the war and the public of the profile on the War and Sanction portal. The role of the agency in identification of candidates for sanctions is provided in the road map of individual sanctions, developed by an international sanction group.</text:p>
      <text:p text:style-name="P4">
<text:span text:style-name="T5">
Foto: nazk.gov.ua</text:span>
</text:p>
      <text:p text:style-name="P4">
News Source: <text:a xlink:type="simple" xlink:href="https://www.ukrinform.ua/rubric-society/3700020-sankcijni-spiski-nazk-vidteper-e-v-onlajnservisi-youcontrol.html" text:style-name="Internet_20_link" text:visited-style-name="Visited_20_Internet_20_Link">
https://www.ukrinform.ua/rubric-society/3700020-sankcijni-spiski-nazk-vidteper-e-v-onlajnservisi-youcontrol.html</text:a>
</text:p>
      <!--NEWS-->
      <text:h text:style-name="P10" text:outline-level="1">
<text:span text:style-name="T4">
China first published global color images of Mars</text:span>
</text:h>
      <text:p text:style-name="P4">
Authors: Ukrinform (Person)</text:p>
      <text:p text:style-name="P4">
Publisher: Укринформ (Organization)</text:p>
      <text:p text:style-name="P4">
Published Time: 2023-04-24T16:13:35+03:00</text:p>
      <text:p text:style-name="P4">
Modified Time: 2023-04-24T16:13:35+03:00</text:p>
      <text:p text:style-name="P4">
Description: The State Space Administration of the PRC and the Academy of Sciences of China jointly published global color images of Mars obtained with the help of the Tienven-1 orbital apparatus. - Ukrinform.</text:p>
      <text:p text:style-name="P4">
Images: ["<text:a xlink:type="simple" xlink:href="https://static.ukrinform.com/photos/2019_09/thumb_files/630_360_1569833978-505.jpg" text:style-name="Internet_20_link" text:visited-style-name="Visited_20_Internet_20_Link">
630_360_15698...</text:a>
", "<text:a xlink:type="simple" xlink:href="https://static.ukrinform.com/photos/2023_04/1682341773-235.jpg" text:style-name="Internet_20_link" text:visited-style-name="Visited_20_Internet_20_Link">
1682341773-23...</text:a>
", "<text:a xlink:type="simple" xlink:href="https://static.ukrinform.com/photos/2023_04/1682341772-614.jpg" text:style-name="Internet_20_link" text:visited-style-name="Visited_20_Internet_20_Link">
1682341772-61...</text:a>
", "<text:a xlink:type="simple" xlink:href="https://static.ukrinform.com/photos/2023_04/1682341772-150.jpg" text:style-name="Internet_20_link" text:visited-style-name="Visited_20_Internet_20_Link">
1682341772-15...</text:a>
"]</text:p>
      <text:p text:style-name="P4">
Tags: ['Фото', 'Китай', 'Космос', 'Марс']</text:p>
      <text:p text:style-name="P4">
Type: Article</text:p>
      <!--METADATA-->
      <text:p text:style-name="P4">
<draw:frame draw:style-name="fr1" draw:name="Image55" text:anchor-type="as-char" svg:width="6.9236in" svg:height="3.956343in" draw:z-index="0">
<draw:image xlink:href="../Images/yкринформ/2023-04-24T16-13-35-03-00/630_360_1569833978-505.jpg" xlink:type="simple" xlink:show="embed" xlink:actuate="onLoad" draw:mime-type="image/jpeg"/>
</draw:frame>
The State Cossack Management of the PRC and the Academy of Sciences of China jointly published global images of Mars, obtained with the help of the orbital apparatus "Tienven-1".</text:p>
      <text:p text:style-name="P4">
As Ukrinform reports, it reports <text:a xlink:type="simple" xlink:href="http://russian.news.cn/20230424/6724705819d349c3be01e75ea7cc017d/c.html" text:style-name="Internet_20_link" text:visited-style-name="Visited_20_Internet_20_Link">
</text:a>
 .</text:p>
      <text:p text:style-name="P4">
<draw:frame draw:style-name="fr1" draw:name="Image56" text:anchor-type="as-char" svg:width="6.9236in" svg:height="3.762973in" draw:z-index="0">
<draw:image xlink:href="../Images/yкринформ/2023-04-24T16-13-35-03-00/1682341773-235.jpg" xlink:type="simple" xlink:show="embed" xlink:actuate="onLoad" draw:mime-type="image/jpeg"/>
</draw:frame>
</text:p>
      <text:p text:style-name="P4">
<draw:frame draw:style-name="fr1" draw:name="Image57" text:anchor-type="as-char" svg:width="6.9236in" svg:height="3.762973in" draw:z-index="0">
<draw:image xlink:href="../Images/yкринформ/2023-04-24T16-13-35-03-00/1682341772-614.jpg" xlink:type="simple" xlink:show="embed" xlink:actuate="onLoad" draw:mime-type="image/jpeg"/>
</draw:frame>
</text:p>
      <text:p text:style-name="P4">
<draw:frame draw:style-name="fr1" draw:name="Image58" text:anchor-type="as-char" svg:width="6.9236in" svg:height="3.762973in" draw:z-index="0">
<draw:image xlink:href="../Images/yкринформ/2023-04-24T16-13-35-03-00/1682341772-150.jpg" xlink:type="simple" xlink:show="embed" xlink:actuate="onLoad" draw:mime-type="image/jpeg"/>
</draw:frame>
It is noted that the spatial resolution of the image of the red planet will be 76 m.</text:p>
      <text:p text:style-name="P4">
Color images were designed on the basis of 14 757 pictures taken by the camera, equipped on board the orbital apparatus "Tienven-1" in the period from November2021 to July 2022.</text:p>
      <text:p text:style-name="P4">
<text:span text:style-name="T4">
 Read also: </text:span>
 <text:a xlink:type="simple" xlink:href="https://www.ukrinform.ua/rubric-technology/3697064-spacex-provodit-persij-viprobuvalnij-polit-korabla-starship.html" text:style-name="Internet_20_link" text:visited-style-name="Visited_20_Internet_20_Link">
</text:a>
The first Chinese mission to Mars called "Tienven-1" was launched on July 232020. After the 202-day flight, the Martian probe went out into orbit Mars.Thim the module with the rover on board on May 15 carried out a soft planting of the donut red planet.</text:p>
      <text:p text:style-name="P4">
On May 22, Zhzhun's Marmore left a boarding platform and started researching planets.</text:p>
      <text:p text:style-name="P4">
<text:span text:style-name="T4">
 Read also: </text:span>
 <text:a xlink:type="simple" xlink:href="https://www.ukrinform.ua/rubric-technology/3696642-spacex-otrimala-licenziu-na-zapusk-svoei-najpotuznisoi-raketi-starship.html" text:style-name="Internet_20_link" text:visited-style-name="Visited_20_Internet_20_Link">
</text:a>
According to Ukrinform, a group of scientists under the guidance of New York University Abu Dhabi(Nyud)and the center of space <text:a xlink:type="simple" xlink:href="https://www.ukrinform.ua/tag-nauka" text:style-name="Internet_20_link" text:visited-style-name="Visited_20_Internet_20_Link">
</text:a>
The United Arab Emirates Create a New Detailed Red Planet map.</text:p>
      <text:p text:style-name="P4">
News Source: <text:a xlink:type="simple" xlink:href="https://www.ukrinform.ua/rubric-technology/3700023-kitaj-uperse-opublikuvav-globalni-kolorovi-zobrazenna-marsa.html" text:style-name="Internet_20_link" text:visited-style-name="Visited_20_Internet_20_Link">
https://www.ukrinform.ua/rubric-technology/3700023-kitaj-uperse-opublikuvav-globalni-kolorovi-zobrazenna-marsa.html</text:a>
</text:p>
      <!--NEWS-->
      <text:h text:style-name="P10" text:outline-level="1">
<text:span text:style-name="T4">
We do that in our power: in Berlin reacted to Melnik's words about increasing assistance</text:span>
</text:h>
      <text:p text:style-name="P4">
Authors: Ukrinform (Person)</text:p>
      <text:p text:style-name="P4">
Publisher: Укринформ (Organization)</text:p>
      <text:p text:style-name="P4">
Published Time: 2023-04-24T16:14:29+03:00</text:p>
      <text:p text:style-name="P4">
Modified Time: 2023-04-24T16:14:29+03:00</text:p>
      <text:p text:style-name="P4">
Description: Berlin took into account the words of the Deputy Minister of Foreign Affairs of Ukraine, the exhibit in Germany by Andriy Melnik about the need to increase military assistance to Ukraine. - Ukrinform.</text:p>
      <text:p text:style-name="P4">
Images: ["<text:a xlink:type="simple" xlink:href="https://static.ukrinform.com/photos/2022_07/thumb_files/630_360_1657277581-133.jpg" text:style-name="Internet_20_link" text:visited-style-name="Visited_20_Internet_20_Link">
630_360_16572...</text:a>
"]</text:p>
      <text:p text:style-name="P4">
Tags: ['Німеччина', 'Україна', 'Зброя', 'Мельник']</text:p>
      <text:p text:style-name="P4">
Type: Article</text:p>
      <!--METADATA-->
      <text:p text:style-name="P4">
<draw:frame draw:style-name="fr1" draw:name="Image59" text:anchor-type="as-char" svg:width="6.9236in" svg:height="3.956343in" draw:z-index="0">
<draw:image xlink:href="../Images/yкринформ/2023-04-24T16-14-29-03-00/630_360_1657277581-133.jpg" xlink:type="simple" xlink:show="embed" xlink:actuate="onLoad" draw:mime-type="image/jpeg"/>
</draw:frame>
The words of the Deputy Minister of Foreign Affairs of Ukraine, the exhibition of UFRN Andriy Melnik on the need to increase military assistance to Ukraine were taken into account.</text:p>
      <text:p text:style-name="P4">
This was stated by the German government, Steffen Gebbestyt at a briefing of at the forefront, Ukrinform correspondent reports.</text:p>
      <text:p text:style-name="P4">
“We took into account this requirement. Federal government, like many other countries <text:a xlink:type="simple" xlink:href="https://www.ukrinform.ua/tag-evropa" text:style-name="Internet_20_link" text:visited-style-name="Visited_20_Internet_20_Link">
</text:a>
and the Euro -Atlantic community, support Ukraine according to the opportunities: politically, financially, humanitarian, and armed. We do what is in our power, ”he said.</text:p>
      <text:p text:style-name="P4">
<text:span text:style-name="T4">
 Read also: </text:span>
 <text:a xlink:type="simple" xlink:href="https://www.ukrinform.ua/rubric-polytics/3699933-f16-dla-ukraini-stane-investicieu-desatilitta-u-bezpeku-evropi-kuleba.html" text:style-name="Internet_20_link" text:visited-style-name="Visited_20_Internet_20_Link">
<text:span text:style-name="T4">
 Kuleba </text:span>
</text:a>
Melnyk was reported on the eve of <text:a xlink:type="simple" xlink:href="https://www.ukrinform.ua/rubric-polytics/3699388-ukraini-potribno-u-10-raziv-bilse-zbroi-sob-zakinciti-vijnu-cogoric-mzs.html" text:style-name="Internet_20_link" text:visited-style-name="Visited_20_Internet_20_Link">
</text:a>
that Ukraine is grateful to the Allies for the military assistance provided, but to finish the war this year, the Armed Forces need 10 times more weapons. He also urged partners to cross "Artificial Red Lines" and allocate 1% of GDPna delivery of weapons to Ukraine.</text:p>
      <text:p text:style-name="P4">
News Source: <text:a xlink:type="simple" xlink:href="https://www.ukrinform.ua/rubric-polytics/3700025-robimo-so-v-nasih-silah-u-berlini-vidreaguvali-na-slova-melnika-pro-zbilsenna-dopomogi.html" text:style-name="Internet_20_link" text:visited-style-name="Visited_20_Internet_20_Link">
https://www.ukrinform.ua/rubric-polytics/3700025-robimo-so-v-nasih-silah-u-berlini-vidreaguvali-na-slova-melnika-pro-zbilsenna-dopomogi.html</text:a>
</text:p>
      <!--NEWS-->
      <text:h text:style-name="P10" text:outline-level="1">
<text:span text:style-name="T4">
The government has appointed a new composition of the Savings Bank Supervisory Board</text:span>
</text:h>
      <text:p text:style-name="P4">
Authors: Ukrinform (Person)</text:p>
      <text:p text:style-name="P4">
Publisher: Укринформ (Organization)</text:p>
      <text:p text:style-name="P4">
Published Time: 2023-04-24T16:15:51+03:00</text:p>
      <text:p text:style-name="P4">
Modified Time: 2023-04-24T16:15:51+03:00</text:p>
      <text:p text:style-name="P4">
Description: The Cabinet of Ministers has appointed independent members of the Savings Bank's supervisory board. - Ukrinform.</text:p>
      <text:p text:style-name="P4">
Images: ["<text:a xlink:type="simple" xlink:href="https://static.ukrinform.com/photos/2016_01/thumb_files/630_360_1452866137-1324.jpg" text:style-name="Internet_20_link" text:visited-style-name="Visited_20_Internet_20_Link">
630_360_14528...</text:a>
"]</text:p>
      <text:p text:style-name="P4">
Tags: ['Кабмін', 'Ощадбанк', 'Призначення']</text:p>
      <text:p text:style-name="P4">
Type: Article</text:p>
      <!--METADATA-->
      <text:p text:style-name="P4">
<draw:frame draw:style-name="fr1" draw:name="Image60" text:anchor-type="as-char" svg:width="6.9236in" svg:height="3.956343in" draw:z-index="0">
<draw:image xlink:href="../Images/yкринформ/2023-04-24T16-15-51-03-00/630_360_1452866137-1324.jpg" xlink:type="simple" xlink:show="embed" xlink:actuate="onLoad" draw:mime-type="image/jpeg"/>
</draw:frame>
The Cabinet of Ministers appointed independent members of the Savings Bank's supervisory board.</text:p>
      <text:p text:style-name="P4">
As Ukrinform reports, it reports <text:a xlink:type="simple" xlink:href="https://www.oschadbank.ua/news/vidbulas-rotacia-skladu-nagladovoi-radi-osadbanku" text:style-name="Internet_20_link" text:visited-style-name="Visited_20_Internet_20_Link">
</text:a>
"The Cabinet of Ministers of Ukraine has appointed six independent members of the Savings Bank of the Savings Bank, namely: Michal Krupinski, Elizabeth Nelson, Philip Hizley, Vladimir Lavrenchuk, Juan Enrique Pea Clory, Antonapeatigin," the message reads.</text:p>
      <text:p text:style-name="P4">
It is noted that Juan Enrique Perezalo and Anton Pyatigin were independent members of the previous council and will perform these functions on the following supervisory board. Four new members will replace Baiba apin, Michaelwinstein, Peter Briggs and Yanne Harunpaa.</text:p>
      <text:p text:style-name="P4">
The previous composition of the Council was first selected on the modern basis of the corporate administration and included six independent members who have considerable experience in the scope of banking and financial activities. This Council is approved by the Savings Bank's transformation into a commercially attractive institute for viewing possible privatization. The implementation of this strategy was suspended because of the armed aggression of the Russian Federation; The processes she launched were a significant factor in the stability and endurance that the bank demonstrated for the time.</text:p>
      <text:p text:style-name="P4">
<text:span text:style-name="T4">
 Read also: </text:span>
 <text:a xlink:type="simple" xlink:href="https://www.ukrinform.ua/rubric-economy/3691978-osadbank-rozpocinae-pilgove-kredituvanna-agrariiv.html" text:style-name="Internet_20_link" text:visited-style-name="Visited_20_Internet_20_Link">
<text:span text:style-name="T4">
 Sberbank </text:span>
</text:a>
“We thank the members of the Council who leave its composition for their hard work in the Bank and Ukraine, and we wish them success in their further activity. I hope that we will have such a fruitful cooperation with the Novozorzhevna Council, which will give us the opportunity to continue the reforms, ” - commented on the board of Savings Bank Sergey Naumov.</text:p>
      <text:p text:style-name="P4">
As it was reported, the Ministry of Finance in October 2022 began the competence selection of applicants for the position of independent members(https://www.ukrinform.ua/tag-osadbank)Ukreximbank.</text:p>
      <text:p text:style-name="P4">
News Source: <text:a xlink:type="simple" xlink:href="https://www.ukrinform.ua/rubric-economy/3700026-urad-priznaciv-novij-sklad-nagladovoi-radi-osadbanku.html" text:style-name="Internet_20_link" text:visited-style-name="Visited_20_Internet_20_Link">
https://www.ukrinform.ua/rubric-economy/3700026-urad-priznaciv-novij-sklad-nagladovoi-radi-osadbanku.html</text:a>
</text:p>
      <!--NEWS-->
      <text:h text:style-name="P10" text:outline-level="1">
<text:span text:style-name="T4">
EU and Norway have created the Green Alliance to combat climate change</text:span>
</text:h>
      <text:p text:style-name="P4">
Authors: Ukrinform (Person)</text:p>
      <text:p text:style-name="P4">
Publisher: Укринформ (Organization)</text:p>
      <text:p text:style-name="P4">
Published Time: 2023-04-24T16:16:01+03:00</text:p>
      <text:p text:style-name="P4">
Modified Time: 2023-04-24T16:16:01+03:00</text:p>
      <text:p text:style-name="P4">
Description: On Monday, April 24, the EU and Norway signed an agreement on the creation of the Green Alliance (Green Alliance), having undertaken to work together on the fight against climate change, nature protection and technology development required for fossil fuel. - Ukrinform.</text:p>
      <text:p text:style-name="P4">
Images: ["<text:a xlink:type="simple" xlink:href="https://static.ukrinform.com/photos/2023_04/thumb_files/630_360_1682341922-580.jpg" text:style-name="Internet_20_link" text:visited-style-name="Visited_20_Internet_20_Link">
630_360_16823...</text:a>
"]</text:p>
      <text:p text:style-name="P4">
Tags: ['Євросоюз', 'Норвегія', 'Зміна клімату']</text:p>
      <text:p text:style-name="P4">
Type: Article</text:p>
      <!--METADATA-->
      <text:p text:style-name="P4">
<draw:frame draw:style-name="fr1" draw:name="Image61" text:anchor-type="as-char" svg:width="6.9236in" svg:height="3.956343in" draw:z-index="0">
<draw:image xlink:href="../Images/yкринформ/2023-04-24T16-16-01-03-00/630_360_1682341922-580.jpg" xlink:type="simple" xlink:show="embed" xlink:actuate="onLoad" draw:mime-type="image/jpeg"/>
</draw:frame>
The EU and Norway have signed an agreement on the creation of Zelena aliesses on April 24(Green Alliance)Having undertaken to work together on climate struggle, nature protection and technology development required for rejection from fossil fuels.</text:p>
      <text:p text:style-name="P4">
As Ukrinform reports, it reports <text:a xlink:type="simple" xlink:href="https://www.euractiv.com/section/energy-environment/news/eu-norway-seal-green-alliance-to-tackle-climate-change/" text:style-name="Internet_20_link" text:visited-style-name="Visited_20_Internet_20_Link">
</text:a>
.</text:p>
      <text:p text:style-name="P4">
The agreement will cover various areas, including nature conservation, adaptation to the change of climate, as well as technologies that allow you to get rid of harmful emissions of CO2.</text:p>
      <text:p text:style-name="P4">
The document also refers to fossil fuel, renewable energy and hydrogen production, as well as obtaining critical raw materials, necessary for the introduction of environmental technologies.</text:p>
      <text:p text:style-name="P4">
“Many topics are under the auspices of Green Alliance. This will allow you to wrap the way of climate neutrality side by side, combine efforts, ”said the President of the European Commission Ursula von Der Lyen, signing Brussels.</text:p>
      <text:p text:style-name="P4">
"This Green Alliance [Green Alliance - Ed.] Is also a symbol of a deep connection between Norway and the EU," she added.</text:p>
      <text:p text:style-name="P4">
This agreement is a friend of its kind after such an agreement concluded between the EU and Japan in 2021.</text:p>
      <text:p text:style-name="P4">
On the eve of the signing of the agreement, Prime Minister of Norway Jonas Garstioreo stressed the need for rejection of fossil fuels, especially the post-indulgence of Russia in Ukraine.</text:p>
      <text:p text:style-name="P4">
"It is a paradox that these great ambitions have started moving forward thanks to the horrific ones that are being conducted in Europe, because the need to accelerate the introduction of green energy in thought," Stieor said.</text:p>
      <text:p text:style-name="P4">
“Norway seeks to achieve our climatic goals in close cooperation with our European partners. We are integrated into the European economy, and Greenalliance gives a very comprehensive answer about how we will do it, ”he added.</text:p>
      <text:p text:style-name="P4">
The signing of the Green Alliance Agreement was before the northern Sea summit, which will take place on Monday in Belgium, where representatives of the nine countries of the Tai -European Commission will be discussed how to accelerate the implementation of the project.</text:p>
      <text:p text:style-name="P4">
“The wind that use turbines in the North Sea will help the power of clean technologies of Europe. This will provide Europeans with safe thade energy, ”said Ursula von der Lyen.</text:p>
      <text:p text:style-name="P4">
<text:span text:style-name="T4">
 Read also: </text:span>
 <text:a xlink:type="simple" xlink:href="https://www.ukrinform.ua/rubric-economy/3675223-ukraina-moze-stati-eksporterom-zelenogo-abo-nizkovuglecevogo-vodnu-minenergo.html" text:style-name="Internet_20_link" text:visited-style-name="Visited_20_Internet_20_Link">
</text:a>
</text:p>
      <text:p text:style-name="P4">
"Green" hydrogen is a component of Green Deal in the transition from traditional sources to full replacement with renewable sources. This process can take 25 years. The necessary investments in such a transition are estimated at least $ 100 billion for Ukraine.</text:p>
      <text:p text:style-name="P4">
<text:span text:style-name="T5">
Foto: Daniel Reinhardt / EPA</text:span>
</text:p>
      <text:p text:style-name="P4">
News Source: <text:a xlink:type="simple" xlink:href="https://www.ukrinform.ua/rubric-world/3700027-es-ta-norvegia-stvorili-zelenij-alans-dla-borotbi-zi-zminou-klimatu.html" text:style-name="Internet_20_link" text:visited-style-name="Visited_20_Internet_20_Link">
https://www.ukrinform.ua/rubric-world/3700027-es-ta-norvegia-stvorili-zelenij-alans-dla-borotbi-zi-zminou-klimatu.html</text:a>
</text:p>
      <!--NEWS-->
      <text:h text:style-name="P10" text:outline-level="1">
<text:span text:style-name="T4">
The format of the Tribunal for Russia should provide for the punishment of its leaders - the Prime Minister of Estonia</text:span>
</text:h>
      <text:p text:style-name="P4">
Authors: Ukrinform (Person)</text:p>
      <text:p text:style-name="P4">
Publisher: Укринформ (Organization)</text:p>
      <text:p text:style-name="P4">
Published Time: 2023-04-24T16:19:00+03:00</text:p>
      <text:p text:style-name="P4">
Modified Time: 2023-04-24T16:19:00+03:00</text:p>
      <text:p text:style-name="P4">
Description: The format of the International Tribunal for Russia should provide for the prosecution of its leaders, who have made a decision to start the war against Ukraine. - Ukrinform.</text:p>
      <text:p text:style-name="P4">
Images: ["<text:a xlink:type="simple" xlink:href="https://static.ukrinform.com/photos/2023_04/thumb_files/630_360_1682343298-594.jpeg" text:style-name="Internet_20_link" text:visited-style-name="Visited_20_Internet_20_Link">
630_360_16823...</text:a>
"]</text:p>
      <text:p text:style-name="P4">
Tags: ['Естонія', 'Трибунал', 'росія']</text:p>
      <text:p text:style-name="P4">
Type: Article</text:p>
      <!--METADATA-->
      <text:p text:style-name="P4">
<draw:frame draw:style-name="fr1" draw:name="Image62" text:anchor-type="as-char" svg:width="6.9236in" svg:height="3.956343in" draw:z-index="0">
<draw:image xlink:href="../Images/yкринформ/2023-04-24T16-19-00-03-00/630_360_1682343298-594.jpeg" xlink:type="simple" xlink:show="embed" xlink:actuate="onLoad" draw:mime-type="image/jpeg"/>
</draw:frame>
The format of the International Tribunal for Russia should provide for the reference of its leaders, who made the decision to start the war of anti -Ukraine.</text:p>
      <text:p text:style-name="P4">
This was emphasized by Estonia Prime Minister Kai Callas in Zhytomyr during a joint briefing for journalists with President of Ukraine Volodymyrzelensky, Ukrinform correspondent reports.</text:p>
      <text:p text:style-name="P4">
“We support the International Tribunal for Investigation of Aggression Crime. Military rooms can be considered by the International Criminal Court and Courts in Ukraine because they were committed here. If we talk about the crime of aggression, it is a crime of leaders. I am a lawyer by education and I can say that any hybrid tribunal will allow Putin, Laurel and others to avoid responsibility. The crime of aggression is Caeslochin, who is committed by leaders and they need to be held accountable, ”Callas reported.</text:p>
      <text:p text:style-name="P4">
According to her, it is mistaken to consider the Victory of the International Criminal Court's arrest for Putin's arrest for deportation of children. It takes place to take place in a very clear format, which will allow to attract the reference of leaders <text:a xlink:type="simple" xlink:href="https://www.ukrinform.ua/tag-rosia" text:style-name="Internet_20_link" text:visited-style-name="Visited_20_Internet_20_Link">
</text:a>
- those who have decided to attack Ukraine. Callas emphasized that "there will be no victories without holding the reference of leaders."</text:p>
      <text:p text:style-name="P4">
She added that there could be no impunity and immunity for the crimes of the Russians, as crimes will encourage new atrocities without punishment.</text:p>
      <text:p text:style-name="P4">
<text:span text:style-name="T4">
 Read also: </text:span>
 <text:a xlink:type="simple" xlink:href="https://www.ukrinform.ua/rubric-polytics/3699703-stefancuk-zaklikav-kipr-dolucitisa-do-stvorenna-specialnogo-tribunalu-nad-rf.html" text:style-name="Internet_20_link" text:visited-style-name="Visited_20_Internet_20_Link">
<text:span text:style-name="T4">
 tribunal </text:span>
</text:a>
As reported by Ukrinform, judges of the International Criminal Court(MKS)Removed by the arrest of Russian President Vladimir Putin and the Russian children's Ombudsman Maria Lviv-Belova.</text:p>
      <text:p text:style-name="P4">
<text:span text:style-name="T5">
Foto: op</text:span>
</text:p>
      <text:p text:style-name="P4">
News Source: <text:a xlink:type="simple" xlink:href="https://www.ukrinform.ua/rubric-polytics/3700028-format-tribunalu-sodo-rosii-mae-peredbacati-pokaranna-ii-lideriv-premerka-estonii.html" text:style-name="Internet_20_link" text:visited-style-name="Visited_20_Internet_20_Link">
https://www.ukrinform.ua/rubric-polytics/3700028-format-tribunalu-sodo-rosii-mae-peredbacati-pokaranna-ii-lideriv-premerka-estonii.html</text:a>
</text:p>
      <!--NEWS-->
      <text:h text:style-name="P10" text:outline-level="1">
<text:span text:style-name="T4">
In Ovruch by June 1, the kindergarten will be completed at the expense of Estonia - Callas</text:span>
</text:h>
      <text:p text:style-name="P4">
Authors: Ukrinform (Person)</text:p>
      <text:p text:style-name="P4">
Publisher: Укринформ (Organization)</text:p>
      <text:p text:style-name="P4">
Published Time: 2023-04-24T16:20:00+03:00</text:p>
      <text:p text:style-name="P4">
Modified Time: 2023-04-24T16:20:00+03:00</text:p>
      <text:p text:style-name="P4">
Description: В Овручі на Житомирщині до 1 червня завершать будівництво дитячого садка, що зводиться за кошти Естонії. — Укрінформ.</text:p>
      <text:p text:style-name="P4">
Images: ["<text:a xlink:type="simple" xlink:href="https://static.ukrinform.com/photos/2023_04/thumb_files/630_360_1682343394-573.jpeg" text:style-name="Internet_20_link" text:visited-style-name="Visited_20_Internet_20_Link">
630_360_16823...</text:a>
"]</text:p>
      <text:p text:style-name="P4">
Tags: ['Дитсадок', 'Естонія', 'Житомирщина']</text:p>
      <text:p text:style-name="P4">
Type: Article</text:p>
      <!--METADATA-->
      <text:p text:style-name="P4">
<draw:frame draw:style-name="fr1" draw:name="Image63" text:anchor-type="as-char" svg:width="6.9236in" svg:height="3.956343in" draw:z-index="0">
<draw:image xlink:href="../Images/yкринформ/2023-04-24T16-20-00-03-00/630_360_1682343394-573.jpeg" xlink:type="simple" xlink:show="embed" xlink:actuate="onLoad" draw:mime-type="image/jpeg"/>
</draw:frame>
In Ovruchin Zhytomyr region will be completed by June 1, the construction of kindergarten, which is erected with Estonia.</text:p>
      <text:p text:style-name="P4">
This was reported by Estonia Prime Minister Kai Callas in Zhytomyr during a joint briefing for journalists with President of Ukraine Volodymyrzelensky, Ukrinform correspondent reports.</text:p>
      <text:p text:style-name="P4">
“Zhytomyr region is a region where Estonia focuses on reconstruction, giving an example of the rest. The first stage we are doing here is a kindergarten in Ovruch, it will be completed on June 1. I am very pleased to announce that Estonia will be involved in the kindergarten by Idrug for another 80 children. We will share our experiences and quality care for children. We also support the reconstruction of the bridge in raspberry and support other projects, including the Elena Zelenskaya Foundation, ” - Razalakallas.</text:p>
      <text:p text:style-name="P4">
<text:span text:style-name="T4">
 Read also: </text:span>
 <text:a xlink:type="simple" xlink:href="https://www.ukrinform.ua/rubric-polytics/3700021-zelenskij-u-zitomiri-nagorodiv-ordenom-premerku-estonii.html" text:style-name="Internet_20_link" text:visited-style-name="Visited_20_Internet_20_Link">
</text:a>
According to her, these buildings should be quite modern and so that other partners can easily reproduce them in Ukraine.</text:p>
      <text:p text:style-name="P4">
“Reconstruction in conjunction with European integration and reforms is a great acceleration for Ukraine's economy. Europe's requirements are a sign of quality for investors, and anti -corruption policy can lead to an increase in the economy. It was in our experience, so I am sure that it will be in the experience of Ukraine, ”the government added.</text:p>
      <text:p text:style-name="P4">
As reported by Ukrinform, a kindergarten is being built in Ovruch for money <text:a xlink:type="simple" xlink:href="https://www.ukrinform.ua/tag-estonia" text:style-name="Internet_20_link" text:visited-style-name="Visited_20_Internet_20_Link">
</text:a>
.</text:p>
      <text:p text:style-name="P4">
<text:span text:style-name="T5">
Foto: op</text:span>
</text:p>
      <text:p text:style-name="P4">
News Source: <text:a xlink:type="simple" xlink:href="https://www.ukrinform.ua/rubric-vidbudova/3700029-v-ovruci-do-1-cervna-zaversat-budivnictvo-ditsadka-za-kosti-estonii-kallas.html" text:style-name="Internet_20_link" text:visited-style-name="Visited_20_Internet_20_Link">
https://www.ukrinform.ua/rubric-vidbudova/3700029-v-ovruci-do-1-cervna-zaversat-budivnictvo-ditsadka-za-kosti-estonii-kallas.html</text:a>
</text:p>
      <!--NEWS-->
      <text:h text:style-name="P10" text:outline-level="1">
<text:span text:style-name="T4">
In Chernihiv found burials of late paganism</text:span>
</text:h>
      <text:p text:style-name="P4">
Authors: Ukrinform (Person)</text:p>
      <text:p text:style-name="P4">
Publisher: Укринформ (Organization)</text:p>
      <text:p text:style-name="P4">
Published Time: 2023-04-24T16:22:00+03:00</text:p>
      <text:p text:style-name="P4">
Modified Time: 2023-04-24T16:22:00+03:00</text:p>
      <text:p text:style-name="P4">
Description: In Chernihiv, during the excavation of a trench of water supply along Lyubetskaya, archaeologists found ancient burials of the ancient Russian era. - Ukrinform.</text:p>
      <text:p text:style-name="P4">
Images: ["<text:a xlink:type="simple" xlink:href="https://static.ukrinform.com/photos/2023_04/thumb_files/630_360_1682342301-345.jpg" text:style-name="Internet_20_link" text:visited-style-name="Visited_20_Internet_20_Link">
630_360_16823...</text:a>
", "<text:a xlink:type="simple" xlink:href="https://static.ukrinform.com/photos/2023_04/1682342301-940.jpg" text:style-name="Internet_20_link" text:visited-style-name="Visited_20_Internet_20_Link">
1682342301-94...</text:a>
", "<text:a xlink:type="simple" xlink:href="https://static.ukrinform.com/photos/2023_04/1682342300-611.jpg" text:style-name="Internet_20_link" text:visited-style-name="Visited_20_Internet_20_Link">
1682342300-61...</text:a>
", "<text:a xlink:type="simple" xlink:href="https://static.ukrinform.com/photos/2023_04/1682342300-108.jpg" text:style-name="Internet_20_link" text:visited-style-name="Visited_20_Internet_20_Link">
1682342300-10...</text:a>
", "<text:a xlink:type="simple" xlink:href="https://static.ukrinform.com/photos/2023_04/1682342300-776.jpg" text:style-name="Internet_20_link" text:visited-style-name="Visited_20_Internet_20_Link">
1682342300-77...</text:a>
"]</text:p>
      <text:p text:style-name="P4">
Tags: ['Чернігів', 'Поховання']</text:p>
      <text:p text:style-name="P4">
Type: Article</text:p>
      <!--METADATA-->
      <text:p text:style-name="P4">
<draw:frame draw:style-name="fr1" draw:name="Image64" text:anchor-type="as-char" svg:width="6.9236in" svg:height="3.956343in" draw:z-index="0">
<draw:image xlink:href="../Images/yкринформ/2023-04-24T16-22-00-03-00/630_360_1682342301-345.jpg" xlink:type="simple" xlink:show="embed" xlink:actuate="onLoad" draw:mime-type="image/jpeg"/>
</draw:frame>
During the excavation of a trench of water supply along the Lyubetskaya Archaeologists, the long -standing burials of the Old Russian era during the excavation of the trench.</text:p>
      <text:p text:style-name="P4">
About it reports archaeologist Igor Ignatenko in <text:a xlink:type="simple" xlink:href="https://www.facebook.com/ihor.ihnatenko/posts/pfbid0pQwXbvEZVDzXP6GkZTgfizygGyg7C4tzTrhLW8GrkGxa4X9jYcwxXDnxJVYcPoenl" text:style-name="Internet_20_link" text:visited-style-name="Visited_20_Internet_20_Link">
</text:a>
, reports Ukrinform.</text:p>
      <text:p text:style-name="P4">
<draw:frame draw:style-name="fr1" draw:name="Image65" text:anchor-type="as-char" svg:width="6.9236in" svg:height="9.220477in" draw:z-index="0">
<draw:image xlink:href="../Images/yкринформ/2023-04-24T16-22-00-03-00/1682342301-940.jpg" xlink:type="simple" xlink:show="embed" xlink:actuate="onLoad" draw:mime-type="image/jpeg"/>
</draw:frame>
"About that in Chernihiv on Lyubetska Street was a burial ground, researchers recognized in 2019, when there were soil burials of the ancient times near the chemists Palace. The burial grounds were overwhelmed by ancient Chernihiv. In addition, the mounds were mounding along the large roads that came out of the city. It was not enough to say that the burials had just been found, were tied to the mentioned "Zhmagil" or to the ancient Lubetsk road, "Ignatenko wrote.</text:p>
      <text:p text:style-name="P4">
<draw:frame draw:style-name="fr1" draw:name="Image66" text:anchor-type="as-char" svg:width="6.9236in" svg:height="9.221389in" draw:z-index="0">
<draw:image xlink:href="../Images/yкринформ/2023-04-24T16-22-00-03-00/1682342300-611.jpg" xlink:type="simple" xlink:show="embed" xlink:actuate="onLoad" draw:mime-type="image/jpeg"/>
</draw:frame>
According to him, burial mounds excavated in this place are re -enlightened, because the Chernihiv did not immediately become Christians, at least in the XI century., At the beginning of the XII century. Some of them hid their dead under mounds.</text:p>
      <text:p text:style-name="P4">
<draw:frame draw:style-name="fr1" draw:name="Image67" text:anchor-type="as-char" svg:width="6.9236in" svg:height="9.221389in" draw:z-index="0">
<draw:image xlink:href="../Images/yкринформ/2023-04-24T16-22-00-03-00/1682342300-108.jpg" xlink:type="simple" xlink:show="embed" xlink:actuate="onLoad" draw:mime-type="image/jpeg"/>
</draw:frame>
"The funeral rite is a very conservative element of material culture, archaeologists notice its changes that took place during the XI century. bloodthirsty " - in subcontracting no longer there are remains of bodies of humans and animals, specifically killed for the accompaniment of their master in the otherworld," Ignatenko established.</text:p>
      <text:p text:style-name="P4">
<draw:frame draw:style-name="fr1" draw:name="Image68" text:anchor-type="as-char" svg:width="6.9236in" svg:height="4.560784in" draw:z-index="0">
<draw:image xlink:href="../Images/yкринформ/2023-04-24T16-22-00-03-00/1682342300-776.jpg" xlink:type="simple" xlink:show="embed" xlink:actuate="onLoad" draw:mime-type="image/jpeg"/>
</draw:frame>
Lyubetskaya Street, namely Lyubetskaya, is one of the oldest in Chernihiv. Seeing the tenth century, Lyubetsky path combined the city with Lyubech and was a kind of branching of the path from the Varangians to the Greeks.</text:p>
      <text:p text:style-name="P4">
<text:span text:style-name="T4">
 Read also: </text:span>
 <text:a xlink:type="simple" xlink:href="https://www.ukrinform.ua/rubric-culture/3694749-viavlena-v-centri-zvagela-na-zitomirsini-pidzemna-sporuda-datuetsa-xvixviii-st.html" text:style-name="Internet_20_link" text:visited-style-name="Visited_20_Internet_20_Link">
</text:a>
</text:p>
      <text:p text:style-name="P4">
<text:span text:style-name="T5">
Photo: Facebook IHOR IHNATENKO</text:span>
</text:p>
      <text:p text:style-name="P4">
News Source: <text:a xlink:type="simple" xlink:href="https://www.ukrinform.ua/rubric-regions/3700031-u-cernigovi-znajsli-pohovanna-casiv-piznogo-azicnictva.html" text:style-name="Internet_20_link" text:visited-style-name="Visited_20_Internet_20_Link">
https://www.ukrinform.ua/rubric-regions/3700031-u-cernigovi-znajsli-pohovanna-casiv-piznogo-azicnictva.html</text:a>
</text:p>
      <!--NEWS-->
      <text:h text:style-name="P10" text:outline-level="1">
<text:span text:style-name="T4">
Estonia became the first state that began the practical restoration of Ukraine - Zelensky</text:span>
</text:h>
      <text:p text:style-name="P4">
Authors: Ukrinform (Person)</text:p>
      <text:p text:style-name="P4">
Publisher: Укринформ (Organization)</text:p>
      <text:p text:style-name="P4">
Published Time: 2023-04-24T16:25:00+03:00</text:p>
      <text:p text:style-name="P4">
Modified Time: 2023-04-24T16:25:00+03:00</text:p>
      <text:p text:style-name="P4">
Description: The help provided by Estonia for the rebuilding of Ukraine should be an example for other partners of our country. - Ukrinform.</text:p>
      <text:p text:style-name="P4">
Images: ["<text:a xlink:type="simple" xlink:href="https://static.ukrinform.com/photos/2023_04/thumb_files/630_360_1682343418-434.jpeg" text:style-name="Internet_20_link" text:visited-style-name="Visited_20_Internet_20_Link">
630_360_16823...</text:a>
"]</text:p>
      <text:p text:style-name="P4">
Tags: ['Естонія', 'Зеленський', 'Відновлення України']</text:p>
      <text:p text:style-name="P4">
Type: Article</text:p>
      <!--METADATA-->
      <text:p text:style-name="P4">
<draw:frame draw:style-name="fr1" draw:name="Image69" text:anchor-type="as-char" svg:width="6.9236in" svg:height="3.956343in" draw:z-index="0">
<draw:image xlink:href="../Images/yкринформ/2023-04-24T16-25-00-03-00/630_360_1682343418-434.jpeg" xlink:type="simple" xlink:show="embed" xlink:actuate="onLoad" draw:mime-type="image/jpeg"/>
</draw:frame>
The help provided by Estonia for the rebuilding of Ukraine should be an example for other partners of our country.</text:p>
      <text:p text:style-name="P4">
President of Ukraine Volodymyr Zelensky said this at a briefing in Zhytomyr, as a result of negotiations with Prime Minister Kaya Callas, Ukrinform reports.</text:p>
      <text:p text:style-name="P4">
“Our negotiations, as always, are meaningful. We have managed to discuss the whole spectrum that relevant right now, and first of all, our first -time opportunities. It is important that all our partners are now decisive, as fast as possible to supply the promised assistance, and especially the weapons, that they can accelerate the end of this war as much as possible, to release our land to the full force of international law, ”Zelensky said.</text:p>
      <text:p text:style-name="P4">
<text:span text:style-name="T5">
Viso: <text:a xlink:type="simple" xlink:href="https://t.me/kharkivoda/9953" text:style-name="Internet_20_link" text:visited-style-name="Visited_20_Internet_20_Link">
</text:a>
</text:span>
</text:p>
      <text:p text:style-name="P4">
According to him, the negotiations also discussed political interaction of Ukraine and Estonia on full membership of our country in the EU and <text:a xlink:type="simple" xlink:href="https://www.ukrinform.ua/tag-nato" text:style-name="Internet_20_link" text:visited-style-name="Visited_20_Internet_20_Link">
</text:a>
.</text:p>
      <text:p text:style-name="P4">
“Of course, we also talked about Ukraine's rebuilding. Estonia became the first state that has begun practical restoration on our land here, the Zditomir region, in Ovruch. This is the right example for many other partners. I'm sure we will do a lot together. I raised the issue of structuring assistance today today. In particular, the creation of the relevant representation, the office here, in Zhytomyr region, ”the President added.</text:p>
      <text:p text:style-name="P4">
Zelensky thanked <text:a xlink:type="simple" xlink:href="https://www.ukrinform.ua/tag-estonia" text:style-name="Internet_20_link" text:visited-style-name="Visited_20_Internet_20_Link">
</text:a>
And the reconciliation of sanctions against Russia.</text:p>
      <text:p text:style-name="P4">
<text:span text:style-name="T4">
 Read also: </text:span>
 <text:a xlink:type="simple" xlink:href="https://www.ukrinform.ua/rubric-vidbudova/3700029-v-ovruci-do-1-cervna-zaversat-budivnictvo-ditsadka-za-kosti-estonii-kallas.html" text:style-name="Internet_20_link" text:visited-style-name="Visited_20_Internet_20_Link">
</text:a>
“The terrorist state should be fully responsible for the committed in Ukraine. The punishment of all Russian murderers and terrorists, the creation of a corresponding tribunal for a crime of aggression, which will ensure the responsibility of the criminals, including the Russian top, is centered. Also compensation for the damage to the assets of the aggressor's assets, ”the Head of State said.</text:p>
      <text:p text:style-name="P4">
<text:span text:style-name="T4">
 Read also: </text:span>
 <text:a xlink:type="simple" xlink:href="https://www.ukrinform.ua/rubric-polytics/3699701-zelenskij-anonsuvav-dekilka-vazlivih-miznarodnih-podij-dla-ukraini.html" text:style-name="Internet_20_link" text:visited-style-name="Visited_20_Internet_20_Link">
<text:span text:style-name="T4">
 Zelensky </text:span>
</text:a>
As reported by Ukrinform, President of Ukraine Vladimir <text:a xlink:type="simple" xlink:href="https://www.ukrinform.ua/tag-zelenskij" text:style-name="Internet_20_link" text:visited-style-name="Visited_20_Internet_20_Link">
</text:a>
He awarded the Order of Yaroslav the Wise Presremier of Estonia Kai Callas.</text:p>
      <text:p text:style-name="P4">
<text:span text:style-name="T5">
Foto: op</text:span>
</text:p>
      <text:p text:style-name="P4">
News Source: <text:a xlink:type="simple" xlink:href="https://www.ukrinform.ua/rubric-vidbudova/3700033-estonia-stala-persou-derzavou-aka-pocala-prakticne-vidnovlenna-ukraini-zelenskij.html" text:style-name="Internet_20_link" text:visited-style-name="Visited_20_Internet_20_Link">
https://www.ukrinform.ua/rubric-vidbudova/3700033-estonia-stala-persou-derzavou-aka-pocala-prakticne-vidnovlenna-ukraini-zelenskij.html</text:a>
</text:p>
      <!--NEWS-->
      <text:h text:style-name="P10" text:outline-level="1">
<text:span text:style-name="T4">
Lithuania for the first time in history conducted a test shutdown from the Russian power system</text:span>
</text:h>
      <text:p text:style-name="P4">
Authors: Ukrinform (Person)</text:p>
      <text:p text:style-name="P4">
Publisher: Укринформ (Organization)</text:p>
      <text:p text:style-name="P4">
Published Time: 2023-04-24T16:27:12+03:00</text:p>
      <text:p text:style-name="P4">
Modified Time: 2023-04-24T16:27:12+03:00</text:p>
      <text:p text:style-name="P4">
Description: For the first time in the history of Lithuania, it was completely disconnected from the Russian power grid in the test mode, which lasted 10 hours, the power supply was carried out at the expense of local power plants, as well as imports from Poland and Sweden. - Ukrinform.</text:p>
      <text:p text:style-name="P4">
Images: ["<text:a xlink:type="simple" xlink:href="https://static.ukrinform.com/photos/2023_04/thumb_files/630_360_1682342595-998.jpg" text:style-name="Internet_20_link" text:visited-style-name="Visited_20_Internet_20_Link">
630_360_16823...</text:a>
"]</text:p>
      <text:p text:style-name="P4">
Tags: ['Електроенергія', 'Литва', 'росія']</text:p>
      <text:p text:style-name="P4">
Type: Article</text:p>
      <!--METADATA-->
      <text:p text:style-name="P4">
<draw:frame draw:style-name="fr1" draw:name="Image70" text:anchor-type="as-char" svg:width="6.9236in" svg:height="3.956343in" draw:z-index="0">
<draw:image xlink:href="../Images/yкринформ/2023-04-24T16-27-12-03-00/630_360_1682342595-998.jpg" xlink:type="simple" xlink:show="embed" xlink:actuate="onLoad" draw:mime-type="image/jpeg"/>
</draw:frame>
For the first time, Lithuania was completely disconnected from the Russian power grid, which lasted for 10 hours, the power supply was carried out at the expense of local power plants, as well as imports from Poland and Sweden.</text:p>
      <text:p text:style-name="P4">
According to Ukrinform, national [] reported on Monday <text:a xlink:type="simple" xlink:href="https://www.lrt.lt/ua/novini/1263/1969246/litva-uspishno-provela-testove-vidkliuchennia-vid-rosiis-koyi-energosistemi" text:style-name="Internet_20_link" text:visited-style-name="Visited_20_Internet_20_Link">
</text:a>
.</text:p>
      <text:p text:style-name="P4">
The Litgrid Lithuanian Lithuanian operator completely interrupted all connections by the Ridgee Electricity Network as part of the preparation of synchronization with Western Europe. The tests were conducted from 11 to 21 hours. Thus, for the first time in history, the Lithuanian electricity system worked completely autonomously, stated in the company. At the same time, consumers did not notice the tests. At this time, electricity was supplied to the country's power grid by local electricity plants, as well as imports from Sweden and Poland.</text:p>
      <text:p text:style-name="P4">
“Lithuania proudly announces the successful completion of the 10-hour shutdown of the other electricity network from the Russian without any unplanned shutdowns. This discloses the path to complete and final shutdown next year, ”the Foreign Minister of Lithuania Gabrielus Landsbergis said.</text:p>
      <text:p text:style-name="P4">
Lithuania, as well as Latvia and Estonia, seek to reduce its energy dependence on Russia, looking for alternative sources of oil supply, gas tellectro -energy. In May 2022, they completely stopped importing in the Russian Federation.</text:p>
      <text:p text:style-name="P4">
Although the Baltic countries are no longer importing Russian energy such as gas and gas after invasion of Ukraine last year, they are still entrusted to the stability of their electricity system.</text:p>
      <text:p text:style-name="P4">
Both Russian and continental-European systems operate at 50 Hz, but while the Russian system is managed from Moscow, the continental Europe network is decentralized, which means that every national network operator is responsible for maintaining the stability of its system.</text:p>
      <text:p text:style-name="P4">
<text:span text:style-name="T4">
 Read also: </text:span>
 <text:a xlink:type="simple" xlink:href="https://www.ukrinform.ua/rubric-economy/3695785-kraini-baltii-hocut-zupiniti-import-skraplenogo-gazu-z-rf.html" text:style-name="Internet_20_link" text:visited-style-name="Visited_20_Internet_20_Link">
<text:span text:style-name="T4">
 Countries </text:span>
 <text:span text:style-name="T4">
 Baltici </text:span>
 <text:span text:style-name="T4">
 </text:span>
 WANT <text:span text:style-name="T4">
 </text:span>
 <text:span text:style-name="T4">
 Stop </text:span>
 <text:span text:style-name="T4">
 Import </text:span>
<text:span text:style-name="T4">
 liquefied </text:span>
 <text:span text:style-name="T4">
 </text:span>
 gas **</text:a>
</text:p>
      <text:p text:style-name="P4">
Vilnius is now readiness to do so in 2024, Riga Itallin is asking more time to prepare for the transition.</text:p>
      <text:p text:style-name="P4">
As reported by Ukrinform, in March last year <text:a xlink:type="simple" xlink:href="https://www.ukrinform.ua/rubric-world/3424292-kraini-baltii-domovilisa-aknajsvidse-vidednatisa-vid-rosijskoi-elektromerezi.html" text:style-name="Internet_20_link" text:visited-style-name="Visited_20_Internet_20_Link">
</text:a>
followed by the synchronization of the Baltic countries with the European network earlier than 2025.</text:p>
      <text:p text:style-name="P4">
_ Photo: lrt_</text:p>
      <text:p text:style-name="P4">
News Source: <text:a xlink:type="simple" xlink:href="https://www.ukrinform.ua/rubric-economy/3700035-litva-vperse-v-istorii-provela-testove-vidklucenna-vid-rosijskoi-energosistemi.html" text:style-name="Internet_20_link" text:visited-style-name="Visited_20_Internet_20_Link">
https://www.ukrinform.ua/rubric-economy/3700035-litva-vperse-v-istorii-provela-testove-vidklucenna-vid-rosijskoi-energosistemi.html</text:a>
</text:p>
      <!--NEWS-->
      <text:h text:style-name="P10" text:outline-level="1">
<text:span text:style-name="T4">
The Ukrainian Football team will play with Germany on June 12</text:span>
</text:h>
      <text:p text:style-name="P4">
Authors: Ukrinform (Person)</text:p>
      <text:p text:style-name="P4">
Publisher: Укринформ (Organization)</text:p>
      <text:p text:style-name="P4">
Published Time: 2023-04-24T16:33:27+03:00</text:p>
      <text:p text:style-name="P4">
Modified Time: 2023-04-24T16:33:27+03:00</text:p>
      <text:p text:style-name="P4">
Description: The players of the national teams of Germany and Ukraine will hold a friendly match, which will be 1000 for the German team. - Ukrinform.</text:p>
      <text:p text:style-name="P4">
Images: ["<text:a xlink:type="simple" xlink:href="https://static.ukrinform.com/photos/2023_04/thumb_files/630_360_1682342448-638.jpg" text:style-name="Internet_20_link" text:visited-style-name="Visited_20_Internet_20_Link">
630_360_16823...</text:a>
"]</text:p>
      <text:p text:style-name="P4">
Tags: ['Футбол', 'Німеччина', 'Збірна України']</text:p>
      <text:p text:style-name="P4">
Type: Article</text:p>
      <!--METADATA-->
      <text:p text:style-name="P4">
<draw:frame draw:style-name="fr1" draw:name="Image71" text:anchor-type="as-char" svg:width="6.9236in" svg:height="3.956343in" draw:z-index="0">
<draw:image xlink:href="../Images/yкринформ/2023-04-24T16-33-27-03-00/630_360_1682342448-638.jpg" xlink:type="simple" xlink:show="embed" xlink:actuate="onLoad" draw:mime-type="image/jpeg"/>
</draw:frame>
Football players of Germany and Ukraine will hold a friendly match, which will be 1000 for the German team.</text:p>
      <text:p text:style-name="P4">
As the German Football Union declared( <text:a xlink:type="simple" xlink:href="https://www.instagram.com/dfb_team/" text:style-name="Internet_20_link" text:visited-style-name="Visited_20_Internet_20_Link">
</text:a>
), the meeting will take place on June 12 in Bremen in the Arena "Veserstadio", reports Ukrinform.</text:p>
      <text:p text:style-name="P4">
The game will be held in front of the duels of "blue-yellow" in the qualification(June 16)and Malta(June 19th).</text:p>
      <text:p text:style-name="P4">
<text:span text:style-name="T4">
Читайте також:</text:span>
 <text:a xlink:type="simple" xlink:href="https://www.ukrinform.ua/rubric-sports/3698455-zbirna-ukraini-z-futbolu-provede-matc-z-maltou-u-slovackij-trnavi.html" text:style-name="Internet_20_link" text:visited-style-name="Visited_20_Internet_20_Link">
 <text:span text:style-name="T4">
футбол</text:span>
 </text:a>
It is known that in 2023 the National Team of Germany was unforeseen in 2023, since the Bundestim has a direct permit to the final round of the organizer of Euro-2024.</text:p>
      <text:p text:style-name="P4">
For the German national team, the game against the team of Ukraine will be the anniversary of the 1000th Match of History.</text:p>
      <text:p text:style-name="P4">
After the match against the "blue-yellow" national team will play sparring with Poland(June 16 in Warsaw)and Columbia(June 20 in Helsenkirchen).</text:p>
      <text:p text:style-name="P4">
Фото: uaf.ua.</text:p>
      <text:p text:style-name="P4">
News Source: <text:a xlink:type="simple" xlink:href="https://www.ukrinform.ua/rubric-sports/3700039-zbirna-ukraini-z-futbolu-12-cervna-zigrae-z-nimeccinou.html" text:style-name="Internet_20_link" text:visited-style-name="Visited_20_Internet_20_Link">
https://www.ukrinform.ua/rubric-sports/3700039-zbirna-ukraini-z-futbolu-12-cervna-zigrae-z-nimeccinou.html</text:a>
</text:p>
      <!--NEWS-->
      <text:h text:style-name="P10" text:outline-level="1">
<text:span text:style-name="T4">
The EU imposed sanctions against the Russian company for supporting Assad regime</text:span>
</text:h>
      <text:p text:style-name="P4">
Authors: Ukrinform (Person)</text:p>
      <text:p text:style-name="P4">
Publisher: Укринформ (Organization)</text:p>
      <text:p text:style-name="P4">
Published Time: 2023-04-24T16:39:23+03:00</text:p>
      <text:p text:style-name="P4">
Modified Time: 2023-04-24T16:39:23+03:00</text:p>
      <text:p text:style-name="P4">
Description: The European Union has imposed sanctions against 25 individuals and 8 legal entities within the framework of EU restrictive measures, given the situation in Syria. Among them is a company from the Russian Federation.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Євросоюз', 'Санкції', 'Сирія']</text:p>
      <text:p text:style-name="P4">
Type: Article</text:p>
      <!--METADATA-->
      <text:p text:style-name="P4">
<draw:frame draw:style-name="fr1" draw:name="Image72" text:anchor-type="as-char" svg:width="6.9236in" svg:height="3.956343in" draw:z-index="0">
<draw:image xlink:href="../Images/yкринформ/2023-04-24T16-39-23-03-00/630_360_1591893289-695.jpg" xlink:type="simple" xlink:show="embed" xlink:actuate="onLoad" draw:mime-type="image/jpeg"/>
</draw:frame>
The European Union has imposed sanctions against 25 individuals and 8 legal entities in EU restrictive measures in view of the situation in Syria. Among them is the company from the Russian Federation.</text:p>
      <text:p text:style-name="P4">
As Ukrinform reports, this is said in <text:a xlink:type="simple" xlink:href="http://www.consilium.europa.eu/en/press/press-releases/2023/04/24/syria-eu-sanctions-drug-trade-benefitting-the-regime/" text:style-name="Internet_20_link" text:visited-style-name="Visited_20_Internet_20_Link">
</text:a>
EU Council.</text:p>
      <text:p text:style-name="P4">
It is noted that the EU has introduced a Russian engineering and construction company "Stitransgaz" and Gecophom, controlled by the Ministry of Ukraine and mineral resources of Syria, for providing support for Bashar Assad regime.</text:p>
      <text:p text:style-name="P4">
According to the EU Council, most of today's amendments are directed to persons and organizations responsible for production and trading drugs.</text:p>
      <text:p text:style-name="P4">
"Amphetamine trade has become a managed business model regime, enriched the internal environment of the regime and provides it with income that contributes to its ability to continue the policy of repression against civilian population," he goes to the press release.</text:p>
      <text:p text:style-name="P4">
For this reason, advice <text:a xlink:type="simple" xlink:href="https://www.ukrinform.ua/tag-evrosouz" text:style-name="Internet_20_link" text:visited-style-name="Visited_20_Internet_20_Link">
</text:a>
Included asad members of Assad family, including Bashar Assad's cousins, leaders of members related to the regime of armed formations and businessmen who have conventional ties with the Assad family, as well as persons related to the Syrian army Tsyria intelligence.</text:p>
      <text:p text:style-name="P4">
In total, the list of persons and companies under the sustaining in Syria is currently included in 322 persons, for whom the freezing of the asset is in operation, as well as 81 organizations for which it operates.</text:p>
      <text:p text:style-name="P4">
<text:span text:style-name="T4">
 Read also: </text:span>
 <text:a xlink:type="simple" xlink:href="https://www.ukrinform.ua/rubric-world/3699988-britania-ogolosila-pro-novi-sankcii-proti-iranu.html" text:style-name="Internet_20_link" text:visited-style-name="Visited_20_Internet_20_Link">
<text:span text:style-name="T4">
 sanctions </text:span>
</text:a>
As reported by Ukrinform, on April 7, the Cabinet of Ministers of Ukraine supported the decision to submit to the National Security and Defense Council proposals for the application of sanctions against Syria.</text:p>
      <text:p text:style-name="P4">
News Source: <text:a xlink:type="simple" xlink:href="https://www.ukrinform.ua/rubric-world/3700042-evrosouz-zaprovadiv-sankcii-proti-rosijskoi-kompanii-za-pidtrimku-rezimu-asada.html" text:style-name="Internet_20_link" text:visited-style-name="Visited_20_Internet_20_Link">
https://www.ukrinform.ua/rubric-world/3700042-evrosouz-zaprovadiv-sankcii-proti-rosijskoi-kompanii-za-pidtrimku-rezimu-asada.html</text:a>
</text:p>
      <!--NEWS-->
      <text:h text:style-name="P10" text:outline-level="1">
<text:span text:style-name="T4">
On the rivers of Transcarpathia April 25-26 is expected to increase water levels</text:span>
</text:h>
      <text:p text:style-name="P4">
Authors: Ukrinform (Person)</text:p>
      <text:p text:style-name="P4">
Publisher: Укринформ (Organization)</text:p>
      <text:p text:style-name="P4">
Published Time: 2023-04-24T16:42:40+03:00</text:p>
      <text:p text:style-name="P4">
Modified Time: 2023-04-24T16:42:40+03:00</text:p>
      <text:p text:style-name="P4">
Description: In the second half of the day, April 24 and April 25-26, water levels on the rivers of Transcarpathia are expected. - Ukrinform.</text:p>
      <text:p text:style-name="P4">
Images: ["<text:a xlink:type="simple" xlink:href="https://static.ukrinform.com/photos/2023_04/thumb_files/630_360_1682343596-175.jpg" text:style-name="Internet_20_link" text:visited-style-name="Visited_20_Internet_20_Link">
630_360_16823...</text:a>
"]</text:p>
      <text:p text:style-name="P4">
Tags: ['Вода', 'Закарпаття', 'Водопілля']</text:p>
      <text:p text:style-name="P4">
Type: Article</text:p>
      <!--METADATA-->
      <text:p text:style-name="P4">
<draw:frame draw:style-name="fr1" draw:name="Image73" text:anchor-type="as-char" svg:width="6.9236in" svg:height="3.956343in" draw:z-index="0">
<draw:image xlink:href="../Images/yкринформ/2023-04-24T16-42-40-03-00/630_360_1682343596-175.jpg" xlink:type="simple" xlink:show="embed" xlink:actuate="onLoad" draw:mime-type="image/jpeg"/>
</draw:frame>
In the second day of the day, April 24 and April 25-26, the level on the rivers of Transcarpathia is expected.</text:p>
      <text:p text:style-name="P4">
This is informed <text:a xlink:type="simple" xlink:href="http://dsns.gov.ua/uk/news/ostanni-novini/uvaga-poperedzennia-pro-pidvishhennia-rivniv-vodi-na-rickax-ukrayini-2" text:style-name="Internet_20_link" text:visited-style-name="Visited_20_Internet_20_Link">
</text:a>
, reports Ukrinform.</text:p>
      <text:p text:style-name="P4">
“In the second half of the day, 24-April and April 25-26, in connection with precipitation, it is expected to increase water levels over current marks, without negative consequences: on the rivers of the Dniester basin(Lviv, Ivano-Frankivsk region)by 0.2-0.7 m; On the rivers of Transcarpathia - 0.5-1.8 m, in the lower Borozhava rivers - up to 2.0-2.5 m, ”the SES said.</text:p>
      <text:p text:style-name="P4">
In turn, April 24-26, as a result of the passage of spring water supply through the Dnieper Cascade, will maintain flooding of floodplain terminations and lowered areas in a number of settlements.</text:p>
      <text:p text:style-name="P4">
In particular, this is expected at the Kremenchug reservoir in Cherkasy region(IIRIVEN DAKE - RED), and on Kremenchug, Kamiansky, Dniprovsky and Kakhovsky reservoirs in Poltava, Kirovograd, Dnipropetrovsk, Zaporizhzhya and Kherson regions(II level of danger - orange).</text:p>
      <text:p text:style-name="P4">
<text:span text:style-name="T4">
Читайте також:</text:span>
 <text:a xlink:type="simple" xlink:href="https://www.ukrinform.ua/rubric-economy/3699931-v-ukraini-cerez-silni-j-zatazni-dosi-zatrimuetsa-posivna.html" text:style-name="Internet_20_link" text:visited-style-name="Visited_20_Internet_20_Link">
 </text:a>
The press service was informed that the 24-flowers on the river Stir in the creation of the post of Kolka, while further growing water level 1-5 cm per day, the flooding(And the level of danger- yellow).</text:p>
      <text:p text:style-name="P4">
А 24-26 квітня на р. Дніпрі у м. <text:a xlink:type="simple" xlink:href="https://www.ukrinform.ua/tag-kiiv" text:style-name="Internet_20_link" text:visited-style-name="Visited_20_Internet_20_Link">
 </text:a>
 ,Вишгородському, Броварському та Бориспільському районах Київщиниутримуватиметься затоплення заплавних територій та часткове затоплення низькихприрічкових територій (And the level of danger is yellow).</text:p>
      <text:p text:style-name="P4">
За даними ДСНС, 24-27 квітня на Десні нижче Макошиного в межах Чернігівщинипродовжиться підвищення рівнів води на 2-5 см за добу з подальшим затопленнямпонижених ділянок заплави вздовж ділянки Десни Чернігів-Морівськ та у створіпоста Морівськ; з частковим затопленням територій міського пляжу, садово-дачної забудови, доріг на заплаві у Чернігові (Cordodivka district) (II levels of safe - orange).</text:p>
      <text:p text:style-name="P4">
<text:span text:style-name="T4">
 Read also: </text:span>
 <text:a xlink:type="simple" xlink:href="https://www.ukrinform.ua/rubric-kyiv/3699860-u-kievi-za-den-riven-vodi-u-dnipri-vpav-se-na-20-santimetriv.html" text:style-name="Internet_20_link" text:visited-style-name="Visited_20_Internet_20_Link">
<text:span text:style-name="T4">
 water </text:span>
</text:a>
It is noted that on April 24-27 on the Upper Dnieper within the country will maintain high water levels with a tendency of 1-10 cm per day, flooding, violation of transport, heating and cutting from the main routes of connection and partial flooding villages in the Chernihiv district Chernihiv region(II level of danger - orange).</text:p>
      <text:p text:style-name="P4">
Як повідомлялося, в Укргідроенерго заявили, що станом на 24 квітня фіксуєтьсяспад рівнів води у восьми річках, гідроенергетики здійснюють контрольованіскиди.</text:p>
      <text:p text:style-name="P4">
News Source: <text:a xlink:type="simple" xlink:href="https://www.ukrinform.ua/rubric-regions/3700043-na-rickah-zakarpatta-2526-kvitna-ocikuetsa-pidvisenna-rivniv-vodi.html" text:style-name="Internet_20_link" text:visited-style-name="Visited_20_Internet_20_Link">
https://www.ukrinform.ua/rubric-regions/3700043-na-rickah-zakarpatta-2526-kvitna-ocikuetsa-pidvisenna-rivniv-vodi.html</text:a>
</text:p>
      <!--NEWS-->
      <text:h text:style-name="P10" text:outline-level="1">
<text:span text:style-name="T4">
Two new UGCC communities appeared in Hungary</text:span>
</text:h>
      <text:p text:style-name="P4">
Authors: Ukrinform (Person)</text:p>
      <text:p text:style-name="P4">
Publisher: Укринформ (Organization)</text:p>
      <text:p text:style-name="P4">
Published Time: 2023-04-24T16:44:00+03:00</text:p>
      <text:p text:style-name="P4">
Modified Time: 2023-04-24T16:44:00+03:00</text:p>
      <text:p text:style-name="P4">
Description: Two new communities of the Ukrainian Greek Catholic Church were created in the Hungarian cities of Sombathay and Shiofok. - Ukrinform.</text:p>
      <text:p text:style-name="P4">
Images: ["<text:a xlink:type="simple" xlink:href="https://static.ukrinform.com/photos/2023_04/thumb_files/630_360_1682343890-433.jpg" text:style-name="Internet_20_link" text:visited-style-name="Visited_20_Internet_20_Link">
630_360_16823...</text:a>
"]</text:p>
      <text:p text:style-name="P4">
Tags: ['Церква', 'Діаспора', 'УГКЦ', 'Угорщина']</text:p>
      <text:p text:style-name="P4">
Type: Article</text:p>
      <!--METADATA-->
      <text:p text:style-name="P4">
<draw:frame draw:style-name="fr1" draw:name="Image74" text:anchor-type="as-char" svg:width="6.9236in" svg:height="3.956343in" draw:z-index="0">
<draw:image xlink:href="../Images/yкринформ/2023-04-24T16-44-00-03-00/630_360_1682343890-433.jpg" xlink:type="simple" xlink:show="embed" xlink:actuate="onLoad" draw:mime-type="image/jpeg"/>
</draw:frame>
Sombathai and Shiofok's eagle cities have created two new communities of the Ukrainian Greek Catholic Church.</text:p>
      <text:p text:style-name="P4">
As Ukrinform reports, this on Facebook reported <text:a xlink:type="simple" xlink:href="https://ugcc.ua/data/na-velykden-v-ugorshchyni-vidkrylysya-dvi-gromady-ugkts-2566/" text:style-name="Internet_20_link" text:visited-style-name="Visited_20_Internet_20_Link">
</text:a>
.</text:p>
      <text:p text:style-name="P4">
The first liturgy for the UGCC faithful in these cities was conducted on Easter with the Easter dishes</text:p>
      <text:p text:style-name="P4">
Prayer spent Fr. Damian Gaborius is accompanied by singing seminarians in the Lviv Ovenky Seminary.</text:p>
      <text:p text:style-name="P4">
Honorary Consul of Ukraine in Hungary P. Zoltan Croat took part in the worship service in Shiofok.</text:p>
      <text:p text:style-name="P4">
“In the newly created worship communities will take place once a month. Divisions for Ukrainians in Dery, Tataban, Sechweherwarwari also have also begun, ”said Fr. Damian Gaborius.</text:p>
      <text:p text:style-name="P4">
Recall that at the beginning of 2023 in Hungary <text:a xlink:type="simple" xlink:href="http://https://www.ukrinform.ua/rubric-diaspora/3660302-v-ugorsini-zavilasa-nova-gromada-ugkc.html" text:style-name="Internet_20_link" text:visited-style-name="Visited_20_Internet_20_Link">
</text:a>
The new community of the UGCC in the Hungarian city of Dary. UGCC communities <text:a xlink:type="simple" xlink:href="https://www.ukrinform.ua/rubric-diaspora/3653542-v-ugorsini-zavilisa-novi-gromadi-ugkc.html" text:style-name="Internet_20_link" text:visited-style-name="Visited_20_Internet_20_Link">
</text:a>
In Secherchwherravita Tatabani.</text:p>
      <text:p text:style-name="P4">
<text:span text:style-name="T5">
Foto: ugcc.ua</text:span>
</text:p>
      <text:p text:style-name="P4">
News Source: <text:a xlink:type="simple" xlink:href="https://www.ukrinform.ua/rubric-diaspora/3700044-v-ugorsini-vidkrilisa-dvi-novi-gromadi-ugkc.html" text:style-name="Internet_20_link" text:visited-style-name="Visited_20_Internet_20_Link">
https://www.ukrinform.ua/rubric-diaspora/3700044-v-ugorsini-vidkrilisa-dvi-novi-gromadi-ugkc.html</text:a>
</text:p>
      <!--NEWS-->
      <text:h text:style-name="P10" text:outline-level="1">
<text:span text:style-name="T4">
Russia uses military crimes as a method of warfare - Matviychuk in the OSCE</text:span>
</text:h>
      <text:p text:style-name="P4">
Authors: Ukrinform (Person)</text:p>
      <text:p text:style-name="P4">
Publisher: Укринформ (Organization)</text:p>
      <text:p text:style-name="P4">
Published Time: 2023-04-24T16:51:11+03:00</text:p>
      <text:p text:style-name="P4">
Modified Time: 2023-04-24T16:51:11+03:00</text:p>
      <text:p text:style-name="P4">
Description: Russia uses war crimes as a method of war against Ukraine, trying to break the will of Ukrainians to resist and occupy the country. - Ukrinform.</text:p>
      <text:p text:style-name="P4">
Images: ["<text:a xlink:type="simple" xlink:href="https://static.ukrinform.com/photos/2022_12/thumb_files/630_360_1672396902-770.jpg" text:style-name="Internet_20_link" text:visited-style-name="Visited_20_Internet_20_Link">
630_360_16723...</text:a>
", "<text:a xlink:type="simple" xlink:href="https://static.ukrinform.com/photos/2023_04/1682344154-933.jpg" text:style-name="Internet_20_link" text:visited-style-name="Visited_20_Internet_20_Link">
1682344154-93...</text:a>
"]</text:p>
      <text:p text:style-name="P4">
Tags: ['ОБСЄ', 'Україна', 'Воєнні злочини', 'Війна з росією']</text:p>
      <text:p text:style-name="P4">
Type: Article</text:p>
      <!--METADATA-->
      <text:p text:style-name="P4">
<draw:frame draw:style-name="fr1" draw:name="Image75" text:anchor-type="as-char" svg:width="6.9236in" svg:height="3.956343in" draw:z-index="0">
<draw:image xlink:href="../Images/yкринформ/2023-04-24T16-51-11-03-00/630_360_1672396902-770.jpg" xlink:type="simple" xlink:show="embed" xlink:actuate="onLoad" draw:mime-type="image/jpeg"/>
</draw:frame>
The Russian crimes as a method of war against Ukraine, trying to impose the will of Ukrainians to resist and occupy the country.</text:p>
      <text:p text:style-name="P4">
According to Ukrinform correspondent, the Ukrainian human rights activist, the head of the Civil Liberties Center and the Nobel Prize winner of Miroukeleksandra Matviychuk during the video clipping at the opening of an additional meeting(Shdm)On Monday in Vienna.</text:p>
      <text:p text:style-name="P4">
"I and other Ukrainian human rights activists are now working in conditions where the law is undeclared. Russian troops deliberately fire residents, schools, churches, hospitals, evacuation corridors, use a system of filtration camps Tadeport people, carry out murder, torture, rape, kidnapping. residents, "Matviychuk said at the beginning of her output.</text:p>
      <text:p text:style-name="P4">
She informed that after February 24, 2022, the Civil Freedom Center was united with dozens of regional organizations within the framework of the Putin Tribunal initiative: for the purpose of "documenting every episode of crimes of the Russian military in each of the most remote area of Ukraine."</text:p>
      <text:p text:style-name="P4">
<draw:frame draw:style-name="fr1" draw:name="Image76" text:anchor-type="as-char" svg:width="6.9236in" svg:height="5.199111in" draw:z-index="0">
<draw:image xlink:href="../Images/yкринформ/2023-04-24T16-51-11-03-00/1682344154-933.jpg" xlink:type="simple" xlink:show="embed" xlink:actuate="onLoad" draw:mime-type="image/jpeg"/>
</draw:frame>
"We have documented more than 36,000 war crimes. We can clearly say that Russia uses war crimes as a method of war.</text:p>
      <text:p text:style-name="P4">
In the course of her speech, Matviychuk also shared with the audience the distinctions of the people who survived the Russian captivity, in particular, a pregnant woman who was torture from the Russian military.</text:p>
      <text:p text:style-name="P4">
"When I ask myself the question of how such a bloody war with such a huge scale of violations of international humanitarian law, international criminal law and all basic standards in the field of human rights is stalmozing in our region - then I remember that Russian military enlightenment is the most serious war. Moldova, Georgia, Mali, Syria, Libya and other countries.The chairman of the Civil Liberty Center stressed that the Russian aggressive war of Ukraine "affected the dimension of values". "It's not just a war between two -states. It is a war between systems: between the authoritarian management system and the democratic system. <text:a xlink:type="simple" xlink:href="https://www.ukrinform.ua/tag-putin" text:style-name="Internet_20_link" text:visited-style-name="Visited_20_Internet_20_Link">
</text:a>
To hide the vision around the world that democracy and human rights are excellent and false and that they cannot be protected from war. We need to answer this. We must show an example of justice, "Matviychuk said.</text:p>
      <text:p text:style-name="P4">
According to her, the first step in this direction should be the creation of an International Special Tribunal on the crime of aggression against Ukraine and "bringing the reference of Putin, Lukashenko and others guilty of crimes." In addition, national systems need to be strengthened so that they can be able to investigate and persecute and persecute in thousands of criminal proceedings that are already officially registered. "</text:p>
      <text:p text:style-name="P4">
Matviychuk also stressed, it is time to "think about a new architecture in Europe, which will ensure the safety of all states and their citizens, regardless of participation or non -participation in military alliances and the capacity of their armed forces." "And finally it is necessary to restart the Helsinki process, and within its framework the right of a person should eventually get a priority place," - added the Ukrainian human rights activist.</text:p>
      <text:p text:style-name="P4">
<text:span text:style-name="T4">
 Read also: </text:span>
 <text:a xlink:type="simple" xlink:href="https://www.ukrinform.ua/rubric-polytics/3698442-ukraina-v-obse-nastav-cas-viznati-so-horosoi-rosii-v-najblizcomu-majbutnomu-ne-bude.html" text:style-name="Internet_20_link" text:visited-style-name="Visited_20_Internet_20_Link">
<text:span text:style-name="T4">
 OSCE </text:span>
</text:a>
As reported by Ukrinform, in Vienna on Monday, a two additional meeting on human dimension was opened in Vienna on Monday Monday on Monday(Shdm)On "Torture, other serious violations of international humanitarian law and gross violations of human rights human rights, during which great attention will be paid to Russian crime in Ukraine.</text:p>
      <text:p text:style-name="P4">
News Source: <text:a xlink:type="simple" xlink:href="https://www.ukrinform.ua/rubric-polytics/3700048-rosia-vikoristovue-voenni-zlocini-ak-metod-vedenna-vijni-matvijcuk-v-obse.html" text:style-name="Internet_20_link" text:visited-style-name="Visited_20_Internet_20_Link">
https://www.ukrinform.ua/rubric-polytics/3700048-rosia-vikoristovue-voenni-zlocini-ak-metod-vedenna-vijni-matvijcuk-v-obse.html</text:a>
</text:p>
      <!--NEWS-->
      <text:h text:style-name="P10" text:outline-level="1">
<text:span text:style-name="T4">
Veterans grants: Ukrainian defenders have applied for 21 million</text:span>
</text:h>
      <text:p text:style-name="P4">
Authors: Ukrinform (Person)</text:p>
      <text:p text:style-name="P4">
Publisher: Укринформ (Organization)</text:p>
      <text:p text:style-name="P4">
Published Time: 2023-04-24T16:51:59+03:00</text:p>
      <text:p text:style-name="P4">
Modified Time: 2023-04-24T16:51:59+03:00</text:p>
      <text:p text:style-name="P4">
Description: Within the first wave of applications for grants for veterans under the "Own business" program, 54 Ukrainian defenders and defenders invited grant funds for 21 million UAH for start or development of their business. - Ukrinform.</text:p>
      <text:p text:style-name="P4">
Images: ["<text:a xlink:type="simple" xlink:href="https://static.ukrinform.com/photos/2022_09/thumb_files/630_360_1664184137-668.jpg" text:style-name="Internet_20_link" text:visited-style-name="Visited_20_Internet_20_Link">
630_360_16641...</text:a>
"]</text:p>
      <text:p text:style-name="P4">
Tags: ['Бізнес', 'Ветерани війни', 'Грант']</text:p>
      <text:p text:style-name="P4">
Type: Article</text:p>
      <!--METADATA-->
      <text:p text:style-name="P4">
<draw:frame draw:style-name="fr1" draw:name="Image77" text:anchor-type="as-char" svg:width="6.9236in" svg:height="3.956343in" draw:z-index="0">
<draw:image xlink:href="../Images/yкринформ/2023-04-24T16-51-59-03-00/630_360_1664184137-668.jpg" xlink:type="simple" xlink:show="embed" xlink:actuate="onLoad" draw:mime-type="image/jpeg"/>
</draw:frame>
Within the first wave of filing applications for veterans under the Program "Own business" 54 Ukrainian defenders and defenders invited grant funds for 21 million for starting or developing their business.</text:p>
      <text:p text:style-name="P4">
As Ukrinform reports, it reports <text:a xlink:type="simple" xlink:href="https://www.me.gov.ua/News/Detail" text:style-name="Internet_20_link" text:visited-style-name="Visited_20_Internet_20_Link">
</text:a>
“54 Ukrainian defenders and defenders took advantage of financial support for the development of their own business and applied for veterans in the first wave. The maximum amount of the grant per 1 million UAH was asked for 5 applicants, 15 applications received from the second spouse veteran up to 500 thousand UAH, ”said the Deputy Minister of Economy of Ukraine Tetianenabblazhna.</text:p>
      <text:p text:style-name="P4">
She noted that 80% of applicants asked grants under programs that are being co -financing every one, that is, they are ready to share responsibility by the state for their development <text:a xlink:type="simple" xlink:href="https://www.ukrinform.ua/tag-biznes" text:style-name="Internet_20_link" text:visited-style-name="Visited_20_Internet_20_Link">
</text:a>
And they plan to put in their project 30% of their own funds. In general, veterans invited a grant 21 million UAH and intend to sell their business projections, worth more than UAH 32 million.</text:p>
      <text:p text:style-name="P4">
The grant applications received within the next 15 working days will be operated by the Savings Bank and the State Employment Service, which will check the applicant's deed and the documents submitted by him, will evaluate the realisticness of his business plan, after which he must be interviewed grant.</text:p>
      <text:p text:style-name="P4">
According to Ukrinform, since April 10, the government launched new grant programs for veterans to start or develop its own business. Applications for granting must be submitted through the portal.</text:p>
      <text:p text:style-name="P4">
<text:span text:style-name="T4">
 Read also: </text:span>
 <text:a xlink:type="simple" xlink:href="https://www.ukrinform.ua/rubric-economy/3694905-urad-planue-vidati-ponad-1000-grantiv-veteranam-na-start-vlasnogo-biznesu.html" text:style-name="Internet_20_link" text:visited-style-name="Visited_20_Internet_20_Link">
</text:a>
</text:p>
      <text:p text:style-name="P4">
Grants for UAH 500 thousand and UAH 1 million will be provided with co -financing: 30% of the funds should be invested in its case by a grant recipient, 70% will be provided by the state to view the grant.</text:p>
      <text:p text:style-name="P4">
News Source: <text:a xlink:type="simple" xlink:href="https://www.ukrinform.ua/rubric-economy/3700049-granti-dla-veteraniv-ukrainski-zahisniki-podali-zaavok-na-na-21-miljon.html" text:style-name="Internet_20_link" text:visited-style-name="Visited_20_Internet_20_Link">
https://www.ukrinform.ua/rubric-economy/3700049-granti-dla-veteraniv-ukrainski-zahisniki-podali-zaavok-na-na-21-miljon.html</text:a>
</text:p>
      <!--NEWS-->
      <text:h text:style-name="P10" text:outline-level="1">
<text:span text:style-name="T4">
The Ukrainian national team was unable to get on volleyball Euro 2023</text:span>
</text:h>
      <text:p text:style-name="P4">
Authors: Ukrinform (Person)</text:p>
      <text:p text:style-name="P4">
Publisher: Укринформ (Organization)</text:p>
      <text:p text:style-name="P4">
Published Time: 2023-04-24T16:57:00+03:00</text:p>
      <text:p text:style-name="P4">
Modified Time: 2023-04-24T16:57:00+03:00</text:p>
      <text:p text:style-name="P4">
Description: The Factory Meeting of the Volleyball players of Estonia and the national team of Ukraine (girls under 17 years old) was to decide which of the teams after Belgium would go to the European Championship 2023.-Ukrinform.</text:p>
      <text:p text:style-name="P4">
Images: ["<text:a xlink:type="simple" xlink:href="https://static.ukrinform.com/photos/2023_04/thumb_files/630_360_1682344656-115.jpg" text:style-name="Internet_20_link" text:visited-style-name="Visited_20_Internet_20_Link">
630_360_16823...</text:a>
"]</text:p>
      <text:p text:style-name="P4">
Tags: ['Волейбол']</text:p>
      <text:p text:style-name="P4">
Type: Article</text:p>
      <!--METADATA-->
      <text:p text:style-name="P4">
<draw:frame draw:style-name="fr1" draw:name="Image78" text:anchor-type="as-char" svg:width="6.9236in" svg:height="3.956343in" draw:z-index="0">
<draw:image xlink:href="../Images/yкринформ/2023-04-24T16-57-00-03-00/630_360_1682344656-115.jpg" xlink:type="simple" xlink:show="embed" xlink:actuate="onLoad" draw:mime-type="image/jpeg"/>
</draw:frame>
Occupation of the volleyball players of Estonia and the national team of Ukraine(Girls up to 17 years old)Malavishite, who from the teams after Belgium will go to the European Championship 2023.</text:p>
      <text:p text:style-name="P4">
According to the professional volleyball league of Ukraine( <text:a xlink:type="simple" xlink:href="https://pvlu.org/uk/divocha-zbirna-ukrayiny-u-17-postupylasya-odnolitkam-z-estoniyi-ta-ne-zmohla-vyyty-na-yevro-2023" text:style-name="Internet_20_link" text:visited-style-name="Visited_20_Internet_20_Link">
</text:a>
 ), as a result in this dullitri -faded eston - 3: 2(11:25, 25:23, 16:25, 26:24, 15:11), reports Ukrinform.</text:p>
      <text:p text:style-name="P4">
<text:span text:style-name="T4">
 Read also: </text:span>
 <text:a xlink:type="simple" xlink:href="https://www.ukrinform.ua/rubric-sports/3693098-prometej-cempion-ukraini-z-volejbolu.html" text:style-name="Internet_20_link" text:visited-style-name="Visited_20_Internet_20_Link">
<text:span text:style-name="T4">
 volleyball </text:span>
</text:a>
The game took place in the 1 Ttori Arena in Prystyn(Kosovo).</text:p>
      <text:p text:style-name="P4">
Фото: Getty Images.</text:p>
      <text:p text:style-name="P4">
News Source: <text:a xlink:type="simple" xlink:href="https://www.ukrinform.ua/rubric-sports/3700050-divoca-zbirna-ukraini-ne-zmogla-potrapiti-na-volejbolne-evro2023.html" text:style-name="Internet_20_link" text:visited-style-name="Visited_20_Internet_20_Link">
https://www.ukrinform.ua/rubric-sports/3700050-divoca-zbirna-ukraini-ne-zmogla-potrapiti-na-volejbolne-evro2023.html</text:a>
</text:p>
      <!--NEWS-->
      <text:h text:style-name="P10" text:outline-level="1">
<text:span text:style-name="T4">
In Ukraine, milk production has increased by 13% - a profile association</text:span>
</text:h>
      <text:p text:style-name="P4">
Authors: Ukrinform (Person)</text:p>
      <text:p text:style-name="P4">
Publisher: Укринформ (Organization)</text:p>
      <text:p text:style-name="P4">
Published Time: 2023-04-24T16:59:53+03:00</text:p>
      <text:p text:style-name="P4">
Modified Time: 2023-04-24T16:59:53+03:00</text:p>
      <text:p text:style-name="P4">
Description: In March 2023, Ukrainian farms of all categories produced 1.003 million tonnes of milk, which is 3/4 more than in February this year, and 13% more than in March 2022. - Ukrinform.</text:p>
      <text:p text:style-name="P4">
Images: ["<text:a xlink:type="simple" xlink:href="https://static.ukrinform.com/photos/2018_01/thumb_files/630_360_1515838759-3616.jpg" text:style-name="Internet_20_link" text:visited-style-name="Visited_20_Internet_20_Link">
630_360_15158...</text:a>
"]</text:p>
      <text:p text:style-name="P4">
Tags: ['Молоко', 'Виробництво']</text:p>
      <text:p text:style-name="P4">
Type: Article</text:p>
      <!--METADATA-->
      <text:p text:style-name="P4">
<draw:frame draw:style-name="fr1" draw:name="Image79" text:anchor-type="as-char" svg:width="6.9236in" svg:height="3.956343in" draw:z-index="0">
<draw:image xlink:href="../Images/yкринформ/2023-04-24T16-59-53-03-00/630_360_1515838759-3616.jpg" xlink:type="simple" xlink:show="embed" xlink:actuate="onLoad" draw:mime-type="image/jpeg"/>
</draw:frame>
In March2023, Ukrainian farms of all categories produced 1.003 million tonnes of milk, which is 3/4 more than in February this year, and 13% more than in March2022.</text:p>
      <text:p text:style-name="P4">
As Ukrinform reports, it reports <text:a xlink:type="simple" xlink:href="https://avm-ua.org/uk/post/v-berezni-ukraina-narostila-virobnictvo-moloka-i-alovicini" text:style-name="Internet_20_link" text:visited-style-name="Visited_20_Internet_20_Link">
</text:a>
It is noted that in March in Ukraine, the "large milk season" began and industrial farms increased its production to 245.7 thousand tons, 12.25% more than in February this year, as well as 13.5% more than Last year.</text:p>
      <text:p text:style-name="P4">
In March, the population produced 339.3 thousand tons, which is 11% less than the anti -analytical period last year.</text:p>
      <text:p text:style-name="P4">
According to preliminary data of the State Statistics Service, in January-March 2023 in Ukraine, farms of all categories produced about 1, 49 million tons of milk-raw material, which is 6% less than last year.</text:p>
      <text:p text:style-name="P4">
In the first quarter the population was observed in the first quarter: the volume of milk production decreased by 15.42% - to 810.4 thousand.(+5%)Difficult.</text:p>
      <text:p text:style-name="P4">
In January-March 2023, the highest rates of milk production growth from all kinds of farms, compared to the first quarter of 2022, were recorded in: Transcarpathian(+50%), Ivano-Frankivsk(+17%), Ternopil(+17%), Khmelnitskaya(+14,5%), Rivne(+12,2%)And Cherkasy(+11%)areas.</text:p>
      <text:p text:style-name="P4">
For the first quarter the leaders in terms of production of raw milk were: Poltava region - 150.6 thousand tons, Khmelnytsky region - 142.6 thousand tons, Vinnytsia region - 130 thousand tons; Cherkasy region-103.7 thousand tons, Zhytomyr region-98.2 thousand tons, Chernihiv region-90.9 thousand tons and Ternopil region 84.1 thousand tons. 53% of milk from the total shaft of milk in Ukraine.</text:p>
      <text:p text:style-name="P4">
The largest reduction in the production of milk was observed in the Lugansk and Zaporizhzhya military and Zaporizhzhya: in the first quarter in the Zaporizhzhya region produced 3.3 thousand tons of milk, and in the Luhansk region-8.6 thousand tons. . T raw materials, Aluga - 12.5 thousand tons. There are currently no data on the volume of milk yields in the Donetsk Tacherson regions, where battles with Russian invaders are ongoing.The Association explains that it is likely that the growth of raw material production in March is associated with the beginning of the "big milk season" in Ukraine. However, increasing the demand for dairy products in Ukraine in the short term is more likely due to limited demand in the domestic market.</text:p>
      <text:p text:style-name="P4">
At the same time, in foreign markets there is a limited demand for dairy products. In March, traditional buyers of Ukrainian dairy products as Israel and Georgia reduced imports of milk powder, Moldova reduced imported oil, and Kazakhstan bought less cheese.</text:p>
      <text:p text:style-name="P4">
<text:span text:style-name="T4">
 Read also: </text:span>
 <text:a xlink:type="simple" xlink:href="https://www.ukrinform.ua/rubric-economy/3698548-krainisusidi-hocut-rozsiriti-spisok-zaboronenoi-ukrainskoi-agroprodukcii.html" text:style-name="Internet_20_link" text:visited-style-name="Visited_20_Internet_20_Link">
</text:a>
As of today, Ukrainian dairy products are not in demand in the EU, where there are excess milk-raw materials, and warehouses are clogged with exchange products. In addition, under the pressure of local market operators, the Polish government introduced a temporary assembler for the import and transit of agricultural products from Ukraine, incl. Dairy, complicates the sale of domestic producers.</text:p>
      <text:p text:style-name="P4">
According to preliminary data of the State Statistics Service, in March 2023, Ukraine expert 8.94 thousand tons of dairy products worth $ 20.27 million, which is 1.8%more than in February this year.</text:p>
      <text:p text:style-name="P4">
News Source: <text:a xlink:type="simple" xlink:href="https://www.ukrinform.ua/rubric-economy/3700051-v-ukraini-virobnictvo-moloka-zroslo-na-13-profilna-asociacia.html" text:style-name="Internet_20_link" text:visited-style-name="Visited_20_Internet_20_Link">
https://www.ukrinform.ua/rubric-economy/3700051-v-ukraini-virobnictvo-moloka-zroslo-na-13-profilna-asociacia.html</text:a>
</text:p>
      <!--NEWS-->
      <text:h text:style-name="P10" text:outline-level="1">
<text:span text:style-name="T4">
At least 420 people were killed as a result of hostilities in Sudan</text:span>
</text:h>
      <text:p text:style-name="P4">
Authors: Ukrinform (Person)</text:p>
      <text:p text:style-name="P4">
Publisher: Укринформ (Organization)</text:p>
      <text:p text:style-name="P4">
Published Time: 2023-04-24T17:00:32+03:00</text:p>
      <text:p text:style-name="P4">
Modified Time: 2023-04-24T17:00:32+03:00</text:p>
      <text:p text:style-name="P4">
Description: The World Health Organization reported that at least 420 people were killed and 3,700 were injured in Sudan after intense fighting broke out there.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Поранені', 'Судан', 'Загибель']</text:p>
      <text:p text:style-name="P4">
Type: Article</text:p>
      <!--METADATA-->
      <text:p text:style-name="P4">
<draw:frame draw:style-name="fr1" draw:name="Image80" text:anchor-type="as-char" svg:width="6.9236in" svg:height="3.956343in" draw:z-index="0">
<draw:image xlink:href="../Images/yкринформ/2023-04-24T17-00-32-03-00/630_360_1681626756-721.jpg" xlink:type="simple" xlink:show="embed" xlink:actuate="onLoad" draw:mime-type="image/jpeg"/>
</draw:frame>
The World Health Organization reported that at least 420 people were killed and3700 injured in Sudan after intense fighting broke out there.</text:p>
      <text:p text:style-name="P4">
According to Ukrinform, this is reported on the site <text:a xlink:type="simple" xlink:href="https://www.emro.who.int/media/news/a-quarter-of-the-lives-lost-in-sudan-to-date-could-have-been-saved-if-health-care-workers-had-access-to-injured-civilians.html" text:style-name="Internet_20_link" text:visited-style-name="Visited_20_Internet_20_Link">
</text:a>
.</text:p>
      <text:p text:style-name="P4">
According to the Sudan Ministry of Health, more than 420 people were killed and 3,700 were injured as a result of the escalation of violence in Sudan on April 15.</text:p>
      <text:p text:style-name="P4">
It is noted that paramedics, nurses and doctors often cannot get the access to the wounded civilians due to the lack of safety guarantees of Tanapya on an ambulance and health care facilities.</text:p>
      <text:p text:style-name="P4">
<text:span text:style-name="T4">
 Read also: </text:span>
 <text:a xlink:type="simple" xlink:href="https://www.ukrinform.ua/rubric-society/3699956-mzs-opracovue-marsruti-evakuacii-ukrainciv-z-sudanu.html" text:style-name="Internet_20_link" text:visited-style-name="Visited_20_Internet_20_Link">
<text:span text:style-name="T4">
 Sudan </text:span>
</text:a>
The Sudanese Ministry of Health also reported that 20 hospitals are no longer functioning, and 12 more medical institutions are at risk of establishing a lack of medicines and medical professionals.</text:p>
      <text:p text:style-name="P4">
As reported by Ukrinform, on April 15, after several days of tension between the Army and the rapid response forces(RSF)In the Chartum, the explosions of the Tastrilyan. The dispute is concentrated around the proposed transition of the country of pre -trial rule.</text:p>
      <text:p text:style-name="P4">
<text:span text:style-name="T4">
 Read also: </text:span>
 <text:a xlink:type="simple" xlink:href="https://www.ukrinform.ua/rubric-world/3698631-pvk-vagner-bere-aktivnu-ucast-u-voennomu-konflikti-v-sudani-rozsliduvanna-cnn.html" text:style-name="Internet_20_link" text:visited-style-name="Visited_20_Internet_20_Link">
</text:a>
Fighting in the country is ongoing, a number of European countries make efforts to <text:a xlink:type="simple" xlink:href="https://www.ukrinform.ua/tag-evakuacia" text:style-name="Internet_20_link" text:visited-style-name="Visited_20_Internet_20_Link">
</text:a>
their own citizens from Sudan.</text:p>
      <text:p text:style-name="P4">
<text:span text:style-name="T5">
Foto: aa</text:span>
</text:p>
      <text:p text:style-name="P4">
News Source: <text:a xlink:type="simple" xlink:href="https://www.ukrinform.ua/rubric-world/3700052-sonajmense-420-ludej-zaginuli-vnaslidok-bojovih-dij-u-sudani.html" text:style-name="Internet_20_link" text:visited-style-name="Visited_20_Internet_20_Link">
https://www.ukrinform.ua/rubric-world/3700052-sonajmense-420-ludej-zaginuli-vnaslidok-bojovih-dij-u-sudani.html</text:a>
</text:p>
      <!--NEWS-->
      <text:h text:style-name="P10" text:outline-level="1">
<text:span text:style-name="T4">
In the UN is ready to help the EU resolve the issue with excess Ukrainian grain</text:span>
</text:h>
      <text:p text:style-name="P4">
Authors: Ukrinform (Person)</text:p>
      <text:p text:style-name="P4">
Publisher: Укринформ (Organization)</text:p>
      <text:p text:style-name="P4">
Published Time: 2023-04-24T17:02:41+03:00</text:p>
      <text:p text:style-name="P4">
Modified Time: 2023-04-24T17:02:41+03:00</text:p>
      <text:p text:style-name="P4">
Description: The UN World Food Program is ready to help the EU get rid of the surplus of Ukrainian grain and deliver it to the countries that need it most. - Ukrinform.</text:p>
      <text:p text:style-name="P4">
Images: ["<text:a xlink:type="simple" xlink:href="https://static.ukrinform.com/photos/2022_05/thumb_files/630_360_1651657694-321.jpg" text:style-name="Internet_20_link" text:visited-style-name="Visited_20_Internet_20_Link">
630_360_16516...</text:a>
"]</text:p>
      <text:p text:style-name="P4">
Tags: ['Європа', 'ООН', 'Україна', 'Зерно']</text:p>
      <text:p text:style-name="P4">
Type: Article</text:p>
      <!--METADATA-->
      <text:p text:style-name="P4">
<draw:frame draw:style-name="fr1" draw:name="Image81" text:anchor-type="as-char" svg:width="6.9236in" svg:height="3.956343in" draw:z-index="0">
<draw:image xlink:href="../Images/yкринформ/2023-04-24T17-02-41-03-00/630_360_1651657694-321.jpg" xlink:type="simple" xlink:show="embed" xlink:actuate="onLoad" draw:mime-type="image/jpeg"/>
</draw:frame>
The UN World Food Program is ready to help the EU get rid of the Ukrainian -grade surplus and deliver it to the countries that need it most.</text:p>
      <text:p text:style-name="P4">
As Ukrinform reports, it reports <text:a xlink:type="simple" xlink:href="http://www.politico.eu/article/world-food-programme-martin-frick-ready-help-shift-ukraine-grain/" text:style-name="Internet_20_link" text:visited-style-name="Visited_20_Internet_20_Link">
</text:a>
Inflate to the words of Martin Frika, director of the Global office of WFP at Brussels Berlin.</text:p>
      <text:p text:style-name="P4">
"Delivery of grain to some of the poorest people in the world is crucial to the ears of this global food crisis. We are transporting grain from Ukraine to the Black Sea and are ready to work with the European Commission and Member States to search for decisions," Fric said.</text:p>
      <text:p text:style-name="P4">
Representatives of the European Commission met on Sunday with representatives of the five countries of Eastern Europe to discuss proposals for solving the problems of Ukrainian grain and other foodstuffs after four of them - Poland, Hungary, Slovakia and Bulgaria - prohibited Naimport.</text:p>
      <text:p text:style-name="P4">
It is noted that WFP is already delivering products exported from Ukraine to the Black Sea Grain Initiative. The fate of the agreement was threatened after Moscow stated that it would no longer guarantee a safe passage since May 18.</text:p>
      <text:p text:style-name="P4">
<text:span text:style-name="T4">
 Read also: </text:span>
 <text:a xlink:type="simple" xlink:href="https://www.ukrinform.ua/rubric-economy/3698369-u-skladnosah-ukrainskih-ta-evropejskih-fermeriv-vinna-lise-rosia-trofimceva.html" text:style-name="Internet_20_link" text:visited-style-name="Visited_20_Internet_20_Link">
<text:span text:style-name="T4">
 Trofimtseva </text:span>
</text:a>
As it was reported, Poland, Hungary, Slovakia and Bulgaria introduced a prohibition on import of grain and other types of agricultural products from Ukraine. Poland also suspended the transit of Ukrainian APC products through its territory, but renewed it from April 21.</text:p>
      <text:p text:style-name="P4">
Romania has not yet imposed restrictions on the import and transit of Ukrainian agro -products, but increased control and inspection of agricultural goods imported by its territory.</text:p>
      <text:p text:style-name="P4">
The governments of these five countries have appealed to <text:a xlink:type="simple" xlink:href="https://www.ukrinform.ua/tag-evrokomisia" text:style-name="Internet_20_link" text:visited-style-name="Visited_20_Internet_20_Link">
</text:a>
With a letter that contains a request to take measures to restrict agricultural imports from Ukraine, since a large flow of grain and food and food from Ukraine has led to a fall in prices for products.</text:p>
      <text:p text:style-name="P4">
The European Commission has offered a package of assistance for farmers from the countries that bordering Ukraine, which includes financial assistance and other events. Assistance will be provided to the conditions that will be removed for the import of Ukrainian agro -products.</text:p>
      <text:p text:style-name="P4">
News Source: <text:a xlink:type="simple" xlink:href="https://www.ukrinform.ua/rubric-economy/3700053-v-oon-gotovi-dopomogti-es-virisiti-pitanna-z-nadliskom-ukrainskogo-zerna.html" text:style-name="Internet_20_link" text:visited-style-name="Visited_20_Internet_20_Link">
https://www.ukrinform.ua/rubric-economy/3700053-v-oon-gotovi-dopomogti-es-virisiti-pitanna-z-nadliskom-ukrainskogo-zerna.html</text:a>
</text:p>
      <!--NEWS-->
      <text:h text:style-name="P10" text:outline-level="1">
<text:span text:style-name="T4">
For the first quarter of depositors of bankrupt banks paid ₴ 1.5 billion</text:span>
</text:h>
      <text:p text:style-name="P4">
Authors: Ukrinform (Person)</text:p>
      <text:p text:style-name="P4">
Publisher: Укринформ (Organization)</text:p>
      <text:p text:style-name="P4">
Published Time: 2023-04-24T17:02:46+03:00</text:p>
      <text:p text:style-name="P4">
Modified Time: 2023-04-24T17:02:46+03:00</text:p>
      <text:p text:style-name="P4">
Description: In January-March 2023, payments of guaranteed compensation to depositors of banks, which are liquidated by the Deposit Guarantee Fund, amounted to more than UAH 1.5 billion. - Ukrinform.</text:p>
      <text:p text:style-name="P4">
Images: ["<text:a xlink:type="simple" xlink:href="https://static.ukrinform.com/photos/2020_12/thumb_files/630_360_1608662067-933.jpg" text:style-name="Internet_20_link" text:visited-style-name="Visited_20_Internet_20_Link">
630_360_16086...</text:a>
"]</text:p>
      <text:p text:style-name="P4">
Tags: ['Банк', 'Фонд гарантування', 'Гроші', 'Банкрутство']</text:p>
      <text:p text:style-name="P4">
Type: Article</text:p>
      <!--METADATA-->
      <text:p text:style-name="P4">
<draw:frame draw:style-name="fr1" draw:name="Image82" text:anchor-type="as-char" svg:width="6.9236in" svg:height="3.956343in" draw:z-index="0">
<draw:image xlink:href="../Images/yкринформ/2023-04-24T17-02-46-03-00/630_360_1608662067-933.jpg" xlink:type="simple" xlink:show="embed" xlink:actuate="onLoad" draw:mime-type="image/jpeg"/>
</draw:frame>
In January-March 2023, payments of guaranteed compensation to the depositors of banks, which are eliminated by the Deposit Guarantee Fund, amounted to more than UAH 1.5 mlrd.</text:p>
      <text:p text:style-name="P4">
As Ukrinform reports, it reports <text:a xlink:type="simple" xlink:href="https://www.fg.gov.ua/articles/53752-za-i-kvartal-2023-roku-viplati-garantovanogo-vidshkoduvannya-vkladnikam-bankiv-shcho-likviduyutsya-fondom-sklali-ponad-15-mlrd-grn.html" text:style-name="Internet_20_link" text:visited-style-name="Visited_20_Internet_20_Link">
</text:a>
"During the first quarter of 2023, the amount of payments guaranteed to banks in the management of the Deposit Guarantee Fund amounted to UAH 1,521.0 million.</text:p>
      <text:p text:style-name="P4">
The fund guarantee reminds that after the entry into force of the Law of Ukraine №2180-IX “On Amendments to Certain Laws of Ukraine on ensuring the stability(https://www.ukrinform.ua/tag-voennij-stan) та протягом трьох місяців післяйого скасування чи припинення запроваджено 100% гарантії за банківськимивкладами. Це означає, що вкладникам банків, визнаних неплатоспроможними на часдії цієї норми, Фонд відшкодовує повну суму їх вкладів.</text:p>
      <text:p text:style-name="P4">
Станом на 1 квітня 2023 року вкладникам банків, переданих в управління Фондупісля набрання чинності Закону України «Про систему гарантування вкладівфізичних осіб» (26.02.2012), The fund paid reimbursement totaling UAH 98328.4 million.</text:p>
      <text:p text:style-name="P4">
<text:span text:style-name="T4">
 Read also: </text:span>
 <text:a xlink:type="simple" xlink:href="https://www.ukrinform.ua/rubric-economy/3697378-vkladnikam-zbankrutilih-megabanku-i-banku-sic-vidskoduvali-5-milardiv.html" text:style-name="Internet_20_link" text:visited-style-name="Visited_20_Internet_20_Link">
</text:a>
Prior to the entry into force of the said Law, the Fund paid the depositors of the total amount of UAH 4 686.4 million. Until 2012, the Fund only reimbursed the amount of insolvent banks in depositors, while the NBU was the temporary administration and liquidation. Thus, from the beginning of the basis of the fund, the amount of payments of the guaranteed compensation is UAH 103 014.8 million.</text:p>
      <text:p text:style-name="P4">
As reported by Ukrinform, depositors of insolvent banks for 2022 rickets from the Deposit Guarantee Fund guaranteed repair for a total amount of UAH 5.8 billion.</text:p>
      <text:p text:style-name="P4">
News Source: <text:a xlink:type="simple" xlink:href="https://www.ukrinform.ua/rubric-economy/3700054-za-persij-kvartal-vkladnikam-zbankrutilih-bankiv-viplatili-15-milarda.html" text:style-name="Internet_20_link" text:visited-style-name="Visited_20_Internet_20_Link">
https://www.ukrinform.ua/rubric-economy/3700054-za-persij-kvartal-vkladnikam-zbankrutilih-bankiv-viplatili-15-milarda.html</text:a>
</text:p>
      <!--NEWS-->
      <text:h text:style-name="P10" text:outline-level="1">
<text:span text:style-name="T4">
The invaders are changing the fields in the Melitopol district</text:span>
</text:h>
      <text:p text:style-name="P4">
Authors: Ukrinform (Person)</text:p>
      <text:p text:style-name="P4">
Publisher: Укринформ (Organization)</text:p>
      <text:p text:style-name="P4">
Published Time: 2023-04-24T17:09:55+03:00</text:p>
      <text:p text:style-name="P4">
Modified Time: 2023-04-24T17:09:55+03:00</text:p>
      <text:p text:style-name="P4">
Description: Russian invaders are changing fields in the temporarily occupied territory of Melitopol district of Zaporizhzhya and forbid farmers to work. - Ukrinform.</text:p>
      <text:p text:style-name="P4">
Images: ["<text:a xlink:type="simple" xlink:href="https://static.ukrinform.com/photos/2019_08/thumb_files/630_360_1564648315-345.jpg" text:style-name="Internet_20_link" text:visited-style-name="Visited_20_Internet_20_Link">
630_360_15646...</text:a>
", "<text:a xlink:type="simple" xlink:href="https://static.ukrinform.com/photos/2023_04/1682345223-279.jpg" text:style-name="Internet_20_link" text:visited-style-name="Visited_20_Internet_20_Link">
1682345223-27...</text:a>
"]</text:p>
      <text:p text:style-name="P4">
Tags: ['Мелітополь', 'Міна', 'Запоріжжя', 'Війна з росією']</text:p>
      <text:p text:style-name="P4">
Type: Article</text:p>
      <!--METADATA-->
      <text:p text:style-name="P4">
<draw:frame draw:style-name="fr1" draw:name="Image83" text:anchor-type="as-char" svg:width="6.9236in" svg:height="3.956343in" draw:z-index="0">
<draw:image xlink:href="../Images/yкринформ/2023-04-24T17-09-55-03-00/630_360_1564648315-345.jpg" xlink:type="simple" xlink:show="embed" xlink:actuate="onLoad" draw:mime-type="image/jpeg"/>
</draw:frame>
Russian -enchantments are changing fields in the temporarily occupied territory of the Zaporozhye Melitopol district and forbid farmers to work.</text:p>
      <text:p text:style-name="P4">
This was reported in <text:a xlink:type="simple" xlink:href="http://t.me/ivan_fedorov_melitopol/1772" text:style-name="Internet_20_link" text:visited-style-name="Visited_20_Internet_20_Link">
</text:a>
Ivan Fedorov, City Golomelitopol, Ukrinform reports.</text:p>
      <text:p text:style-name="P4">
<draw:frame draw:style-name="fr1" draw:name="Image84" text:anchor-type="as-char" svg:width="6.9236in" svg:height="7.135154in" draw:z-index="0">
<draw:image xlink:href="../Images/yкринформ/2023-04-24T17-09-55-03-00/1682345223-279.jpg" xlink:type="simple" xlink:show="embed" xlink:actuate="onLoad" draw:mime-type="image/jpeg"/>
</draw:frame>
"The invaders are changing fields and ground roads in the area of Veslemelitopol district. Now farmers who were initially forced to sow land are forbidden to work in the fields," the message reads.</text:p>
      <text:p text:style-name="P4">
Fedorov recalled that before that the Russians changed the outskirts of Energodar and the site of Mikhailivka and Orlyansky-there were noticed in the fields a track miner GMZ-3, which can "sow" a strip of 1-2 kilometers in length within 10-20 minutes.</text:p>
      <text:p text:style-name="P4">
<text:span text:style-name="T4">
 Read also: </text:span>
 <text:a xlink:type="simple" xlink:href="https://www.ukrinform.ua/rubric-ato/3699381-zagarbniki-zaplanuvali-evakuaciu-z-energodara-na-5-travna-fedorov.html" text:style-name="Internet_20_link" text:visited-style-name="Visited_20_Internet_20_Link">
<text:span text:style-name="T4">
 Fedorov </text:span>
</text:a>
As reported by Ukrinform, in the Zaporizhzhya direction the enemy in anticipation of the Ukrainian counter -offensive erects fortifications, sets protintonic means and changes the territories.</text:p>
      <text:p text:style-name="P4">
News Source: <text:a xlink:type="simple" xlink:href="https://www.ukrinform.ua/rubric-regions/3700057-zagarbniki-minuut-pola-u-melitopolskomu-rajoni.html" text:style-name="Internet_20_link" text:visited-style-name="Visited_20_Internet_20_Link">
https://www.ukrinform.ua/rubric-regions/3700057-zagarbniki-minuut-pola-u-melitopolskomu-rajoni.html</text:a>
</text:p>
      <!--NEWS-->
      <text:h text:style-name="P10" text:outline-level="1">
<text:span text:style-name="T4">
The Parliamentary Summit of the Crimean Platform will be held in Prague on October 24</text:span>
</text:h>
      <text:p text:style-name="P4">
Authors: Ukrinform (Person)</text:p>
      <text:p text:style-name="P4">
Publisher: Укринформ (Organization)</text:p>
      <text:p text:style-name="P4">
Published Time: 2023-04-24T17:13:00+03:00</text:p>
      <text:p text:style-name="P4">
Modified Time: 2023-04-24T17:13:00+03:00</text:p>
      <text:p text:style-name="P4">
Description: The next parliamentary summit of the Crimean platform will take place in Prague on October 24. - Ukrinform.</text:p>
      <text:p text:style-name="P4">
Images: ["<text:a xlink:type="simple" xlink:href="https://static.ukrinform.com/photos/2023_04/thumb_files/630_360_1682345349-991.jpg" text:style-name="Internet_20_link" text:visited-style-name="Visited_20_Internet_20_Link">
630_360_16823...</text:a>
", "<text:a xlink:type="simple" xlink:href="https://static.ukrinform.com/photos/2023_04/1682345587-493.jpg" text:style-name="Internet_20_link" text:visited-style-name="Visited_20_Internet_20_Link">
1682345587-49...</text:a>
"]</text:p>
      <text:p text:style-name="P4">
Tags: ['Чехія', 'Парламент', 'Кримська платформа']</text:p>
      <text:p text:style-name="P4">
Type: Article</text:p>
      <!--METADATA-->
      <text:p text:style-name="P4">
<draw:frame draw:style-name="fr1" draw:name="Image85" text:anchor-type="as-char" svg:width="6.9236in" svg:height="3.956343in" draw:z-index="0">
<draw:image xlink:href="../Images/yкринформ/2023-04-24T17-13-00-03-00/630_360_1682345349-991.jpg" xlink:type="simple" xlink:show="embed" xlink:actuate="onLoad" draw:mime-type="image/jpeg"/>
</draw:frame>
The next parliamentary summit of the Crimean platform will take place in Prague on October 24.</text:p>
      <text:p text:style-name="P4">
This was announced by the head of the Parliament of the Czech Republic of Market Pekarov Adamov to meet the speakers of the parliaments of the European Union in Prague, reporting Ukrinform correspondent.</text:p>
      <text:p text:style-name="P4">
"The council that we have agreed with the Verkhovna Rada of Ukraine and its chairman Ruslanstefanchuk that on October 24, Prague will become the place of the second meeting of this initiative," the politician said.</text:p>
      <text:p text:style-name="P4">
<draw:frame draw:style-name="fr1" draw:name="Image86" text:anchor-type="as-char" svg:width="6.9236in" svg:height="5.1927in" draw:z-index="0">
<draw:image xlink:href="../Images/yкринформ/2023-04-24T17-13-00-03-00/1682345587-493.jpg" xlink:type="simple" xlink:show="embed" xlink:actuate="onLoad" draw:mime-type="image/jpeg"/>
</draw:frame>
The platform, she said, is an important forum that helps to spread information about the situation in the occupied Crimea. It sends a clear signal community that the change of borders with the help of force is absolutely accepted, emphasized Pekarov Adamov.</text:p>
      <text:p text:style-name="P4">
<text:span text:style-name="T4">
 Read also: </text:span>
 <text:a xlink:type="simple" xlink:href="https://www.ukrinform.ua/rubric-polytics/3699966-stefancuk-zaklikav-luksemburg-pidtrimati-ukrainsku-formulu-miru.html" text:style-name="Internet_20_link" text:visited-style-name="Visited_20_Internet_20_Link">
<text:span text:style-name="T4">
 Stefanchuk </text:span>
</text:a>
As it was reported, the first parliamentary summit of the International Crimean Platform gave up in October 2022 in the Croatian Zagreb. Delegations from more than 50 countries and institutions were released in the event.</text:p>
      <text:p text:style-name="P4">
News Source: <text:a xlink:type="simple" xlink:href="https://www.ukrinform.ua/rubric-crimea/3700058-parlamentskij-samit-krimskoi-platformi-projde-u-prazi-24-zovtna.html" text:style-name="Internet_20_link" text:visited-style-name="Visited_20_Internet_20_Link">
https://www.ukrinform.ua/rubric-crimea/3700058-parlamentskij-samit-krimskoi-platformi-projde-u-prazi-24-zovtna.html</text:a>
</text:p>
      <!--NEWS-->
      <text:h text:style-name="P10" text:outline-level="1">
<text:span text:style-name="T4">
The first edition of Piece William Shakespeare was presented in London</text:span>
</text:h>
      <text:p text:style-name="P4">
Authors: Ukrinform (Person)</text:p>
      <text:p text:style-name="P4">
Publisher: Укринформ (Organization)</text:p>
      <text:p text:style-name="P4">
Published Time: 2023-04-24T17:15:19+03:00</text:p>
      <text:p text:style-name="P4">
Modified Time: 2023-04-24T17:15:19+03:00</text:p>
      <text:p text:style-name="P4">
Description: The London Library presented the first edition of the plays of the world -renowned playwright William Shakespeare. The book is one of the specimens of "First Folio", published in 1623. - Ukrinform.</text:p>
      <text:p text:style-name="P4">
Images: ["<text:a xlink:type="simple" xlink:href="https://static.ukrinform.com/photos/2023_04/thumb_files/630_360_1682345586-109.jpg" text:style-name="Internet_20_link" text:visited-style-name="Visited_20_Internet_20_Link">
630_360_16823...</text:a>
", "<text:a xlink:type="simple" xlink:href="https://static.ukrinform.com/photos/2023_04/1682345586-831.jpg" text:style-name="Internet_20_link" text:visited-style-name="Visited_20_Internet_20_Link">
1682345586-83...</text:a>
"]</text:p>
      <text:p text:style-name="P4">
Tags: ['Лондон', 'Шекспір']</text:p>
      <text:p text:style-name="P4">
Type: Article</text:p>
      <!--METADATA-->
      <text:p text:style-name="P4">
<draw:frame draw:style-name="fr1" draw:name="Image87" text:anchor-type="as-char" svg:width="6.9236in" svg:height="3.956343in" draw:z-index="0">
<draw:image xlink:href="../Images/yкринформ/2023-04-24T17-15-19-03-00/630_360_1682345586-109.jpg" xlink:type="simple" xlink:show="embed" xlink:actuate="onLoad" draw:mime-type="image/jpeg"/>
</draw:frame>
Londonkibbliothete presented the first edition of the plays of the world -famous dramaturgavilla Shakespeare. The book is one of the specimens of "First Folio"(First Folio)published in 1623.</text:p>
      <text:p text:style-name="P4">
As Ukrinform reports, it reports <text:a xlink:type="simple" xlink:href="https://www.bbc.com/news/uk-england-london-65354929" text:style-name="Internet_20_link" text:visited-style-name="Visited_20_Internet_20_Link">
</text:a>
.</text:p>
      <text:p text:style-name="P4">
The Guildhol Library presented a rare collection of Shakespeare's works as part of the celebration of the 400th anniversary of the playwright's birth. Posted by Simrok after the death of the Great Bard, the book contains all his plays.</text:p>
      <text:p text:style-name="P4">
The collection was made by actors John Gemindges and Henry Kondello, who played the troupe that performed Shakespeare's plays, as a sign of respect and memory of the author.</text:p>
      <text:p text:style-name="P4">
<draw:frame draw:style-name="fr1" draw:name="Image88" text:anchor-type="as-char" svg:width="6.9236in" svg:height="3.747536in" draw:z-index="0">
<draw:image xlink:href="../Images/yкринформ/2023-04-24T17-15-19-03-00/1682345586-831.jpg" xlink:type="simple" xlink:show="embed" xlink:actuate="onLoad" draw:mime-type="image/jpeg"/>
</draw:frame>
In total, about 750 copies of the first edition were printed, but only about 235 were preserved to our days.</text:p>
      <text:p text:style-name="P4">
In 1913, the book was transferred to the London Library of Gildhol. It is rarely demonstrated due to its delicacy.</text:p>
      <text:p text:style-name="P4">
In addition to the collection of 1623, the exhibition will also feature Folio Tadvi smaller original copies of the plays "Henry IV, part one" and "Othello".</text:p>
      <text:p text:style-name="P4">
The books will be displayed in the library for five hours: from 10:30 to 3:30 pm on Monday.</text:p>
      <text:p text:style-name="P4">
<text:span text:style-name="T4">
 Read also: </text:span>
 <text:a xlink:type="simple" xlink:href="https://www.ukrinform.ua/rubric-culture/3699635-u-ramkah-akcii-ukrainskim-ditam-ukrainsku-knigu-peredali-ponad-50-tisac-knizok.html" text:style-name="Internet_20_link" text:visited-style-name="Visited_20_Internet_20_Link">
</text:a>
As reported by Ukrinform, ten actors from the Kyiv National Academic Young Theater will perform on <text:a xlink:type="simple" xlink:href="https://www.ukrinform.ua/rubric-culture/3697849-grupa-ukrainskih-aktoriv-vistupit-na-festivali-sekspira-u-britanii.html" text:style-name="Internet_20_link" text:visited-style-name="Visited_20_Internet_20_Link">
</text:a>
In British York.</text:p>
      <text:p text:style-name="P4">
_ Photo: bbc_</text:p>
      <text:p text:style-name="P4">
News Source: <text:a xlink:type="simple" xlink:href="https://www.ukrinform.ua/rubric-culture/3700060-u-londoni-predstavili-perse-vidanna-pes-vilama-sekspira.html" text:style-name="Internet_20_link" text:visited-style-name="Visited_20_Internet_20_Link">
https://www.ukrinform.ua/rubric-culture/3700060-u-londoni-predstavili-perse-vidanna-pes-vilama-sekspira.html</text:a>
</text:p>
      <!--NEWS-->
      <text:h text:style-name="P10" text:outline-level="1">
<text:span text:style-name="T4">
NATO's membership and security guarantees: Zelensky and Callas have signed a declaration</text:span>
</text:h>
      <text:p text:style-name="P4">
Authors: Ukrinform (Person)</text:p>
      <text:p text:style-name="P4">
Publisher: Укринформ (Organization)</text:p>
      <text:p text:style-name="P4">
Published Time: 2023-04-24T17:17:00+03:00</text:p>
      <text:p text:style-name="P4">
Modified Time: 2023-04-24T17:17:00+03:00</text:p>
      <text:p text:style-name="P4">
Description: President Volodymyr Zelensky and Estonia Prime Minister Kai Callas have signed a joint declaration to support the Ukrainian peace formula, create a tribunal against Russia, support Ukraine's membership in the EU and NATO, as well as coordinate actions for security guarantees in the Alliance. - Ukrinform.</text:p>
      <text:p text:style-name="P4">
Images: ["<text:a xlink:type="simple" xlink:href="https://static.ukrinform.com/photos/2023_04/thumb_files/630_360_1682343418-786.jpeg" text:style-name="Internet_20_link" text:visited-style-name="Visited_20_Internet_20_Link">
630_360_16823...</text:a>
"]</text:p>
      <text:p text:style-name="P4">
Tags: ['Естонія', 'НАТО', "Прем'єр", 'Зеленський', 'Гарантії безпеки']</text:p>
      <text:p text:style-name="P4">
Type: Article</text:p>
      <!--METADATA-->
      <text:p text:style-name="P4">
<draw:frame draw:style-name="fr1" draw:name="Image89" text:anchor-type="as-char" svg:width="6.9236in" svg:height="3.956343in" draw:z-index="0">
<draw:image xlink:href="../Images/yкринформ/2023-04-24T17-17-00-03-00/630_360_1682343418-786.jpeg" xlink:type="simple" xlink:show="embed" xlink:actuate="onLoad" draw:mime-type="image/jpeg"/>
</draw:frame>
Estonia Callas Prime Minister and Prime Minister of Estonia Callas signed a joint-expert to support the Ukrainian peace formula, the creation of a Tribunal of Anti-growing, support for Ukraine's membership in the EU and NATO, as well as coordination of security forgaler actions for the Alliance.</text:p>
      <text:p text:style-name="P4">
The signing of the documents took place within the framework of a working trip to Zhytomyr region, said Presidential Head Igor Zhovkva in <text:a xlink:type="simple" xlink:href="https://www.facebook.com/igor.zhovkva/posts/pfbid0n4eTrzKpt8KD38R8Tm4kUL4RWnv7925uM3eZzTawX44oq6XoNogv81jWexcuX3Col" text:style-name="Internet_20_link" text:visited-style-name="Visited_20_Internet_20_Link">
</text:a>
.</text:p>
      <text:p text:style-name="P4">
Так, за його словами, глави Української держави та естонського урядуобговорили широкий спектр питань співробітництва у сфері зміцнення безпеки,шляхи подальшого посилення тиску на російського агресора, координаціювзаємодії у відбудові України, а також наближення України до вступу в ЄС і <text:a xlink:type="simple" xlink:href="https://www.ukrinform.ua/tag-nato" text:style-name="Internet_20_link" text:visited-style-name="Visited_20_Internet_20_Link">
</text:a>
.</text:p>
      <text:p text:style-name="P4">
<text:span text:style-name="T5">
Viso: <text:a xlink:type="simple" xlink:href="https://t.me/kharkivoda/9953" text:style-name="Internet_20_link" text:visited-style-name="Visited_20_Internet_20_Link">
</text:a>
</text:span>
</text:p>
      <text:p text:style-name="P4">
Zhovkva informed that the meetings signed a joint -expert, which, among other things, recorded the support of the Ukrainian formula of peace, consolidated readiness for close cooperation to hold Russia's reference, including by creating a special international tribunal about the crime of aggression, as well as the need to work. Russian assets for the collection of Ukraine.</text:p>
      <text:p text:style-name="P4">
In addition, the deputy head noted that the Declaration confirms the support of Ukraine's membership in the EU and notes our progress in compliance with the European Commission Recommendations</text:p>
      <text:p text:style-name="P4">
<text:span text:style-name="T4">
 Read also: </text:span>
 <text:a xlink:type="simple" xlink:href="https://www.ukrinform.ua/rubric-vidbudova/3700033-estonia-stala-persou-derzavou-aka-pocala-prakticne-vidnovlenna-ukraini-zelenskij.html" text:style-name="Internet_20_link" text:visited-style-name="Visited_20_Internet_20_Link">
</text:a>
"Separately, the Declaration notes the readiness to cooperate to bring Ukraine closer to NATO membership, in particular in the context of NATO Vilnius Summit, as well as the obligation to coordinate joint actions for Ukraine's security guarante Ukraine's support in NATO.</text:p>
      <text:p text:style-name="P4">
He added that Estonia has completed the top ten alliance countries(Czech Republic, Belgium, Montenegro, Lithuania, Poland, Italy, Latvia, Iceland and Slovenia)What are the support of the support of Ukrainian membership in NATO in such declarations.</text:p>
      <text:p text:style-name="P4">
At the same time, the official announced that the second twenty states of the Alliance, which support Ukraine on the way of the dawn, would be opened this week.“The ultimate goal is clear and understandable - as soon as possible the acquisition of full -time Ukraine. In the meantime, we are already working on creating a mechanism for effective security guarantees, which we are now, before joining NATO, we have to get from state. Ahead of new arrangements with our partners, further unchanging support of Ukraine and inspired work on accelerating the movement of Ukraine in EU and NATO, ”Zhovkva stressed.</text:p>
      <text:p text:style-name="P4">
As it was reported, the Prime Minister of the Estonian Republic of Kai Callas on April 24 on a visit to Ukraine on April 24.</text:p>
      <text:p text:style-name="P4">
<text:span text:style-name="T5">
Foto: op</text:span>
</text:p>
      <text:p text:style-name="P4">
News Source: <text:a xlink:type="simple" xlink:href="https://www.ukrinform.ua/rubric-polytics/3700062-clenstvo-ukraini-v-nato-i-garantii-bezpeki-zelenskij-i-kallas-pidpisali-deklaraciu.html" text:style-name="Internet_20_link" text:visited-style-name="Visited_20_Internet_20_Link">
https://www.ukrinform.ua/rubric-polytics/3700062-clenstvo-ukraini-v-nato-i-garantii-bezpeki-zelenskij-i-kallas-pidpisali-deklaraciu.html</text:a>
</text:p>
      <!--NEWS-->
      <text:h text:style-name="P10" text:outline-level="1">
<text:span text:style-name="T4">
Poland increases the number of the army to avoid Bucha or Irpen tragedies - Blaschak</text:span>
</text:h>
      <text:p text:style-name="P4">
Authors: Ukrinform (Person)</text:p>
      <text:p text:style-name="P4">
Publisher: Укринформ (Organization)</text:p>
      <text:p text:style-name="P4">
Published Time: 2023-04-24T17:26:13+03:00</text:p>
      <text:p text:style-name="P4">
Modified Time: 2023-04-24T17:26:13+03:00</text:p>
      <text:p text:style-name="P4">
Description: Poland increases its own army by creating new military units and buying modern equipment in order to avoid tragedies in the country as Bucha or Irpen. - Ukrinform.</text:p>
      <text:p text:style-name="P4">
Images: ["<text:a xlink:type="simple" xlink:href="https://static.ukrinform.com/photos/2022_11/thumb_files/630_360_1667378867-275.jpg" text:style-name="Internet_20_link" text:visited-style-name="Visited_20_Internet_20_Link">
630_360_16673...</text:a>
"]</text:p>
      <text:p text:style-name="P4">
Tags: ['Армія', 'Оборона', 'Польща', 'Маріуш Блащак']</text:p>
      <text:p text:style-name="P4">
Type: Article</text:p>
      <!--METADATA-->
      <text:p text:style-name="P4">
<draw:frame draw:style-name="fr1" draw:name="Image90" text:anchor-type="as-char" svg:width="6.9236in" svg:height="3.956343in" draw:z-index="0">
<draw:image xlink:href="../Images/yкринформ/2023-04-24T17-26-13-03-00/630_360_1667378867-275.jpg" xlink:type="simple" xlink:show="embed" xlink:actuate="onLoad" draw:mime-type="image/jpeg"/>
</draw:frame>
Poland increases the number of its own army by creating new military units and buying modern equipment to avoid tragedies in the country as Bucha or Irpen.</text:p>
      <text:p text:style-name="P4">
This was stated by Viceremier-Minister, Minister of State Defense of the RP Mariusz Blaschak, during the conference in Warsaw on the anniversary of Polandzacon "On the Protection of the Fatherland" on the Protection of the Fatherland.</text:p>
      <text:p text:style-name="P4">
The Polish official emphasized that thanks to the adoption of this law, the process of creating the strongest ground forces in [] was developed in Polish(https://www.ukrinform.ua/tag-evropa).</text:p>
      <text:p text:style-name="P4">
“We form many units, focusing energy and attention on the eastern part of our country. Because we proceed from the fact that even a piece of Polish lands cannot be given to the aggressor. We will not allow such tragic events of the Postlian land as in Bucha or Irpen, ”Blaschak stressed.</text:p>
      <text:p text:style-name="P4">
According to the Polish Viceremier, the theory that the army should be small, but well -trained, did not come true.</text:p>
      <text:p text:style-name="P4">
"The war in Ukraine shows that the army should be large and must also have a developed reserve," Blaschak emphasized.</text:p>
      <text:p text:style-name="P4">
According to him, the Polish army increased by almost 14,000 servicemen for nine months after the entry into force.</text:p>
      <text:p text:style-name="P4">
“This is the largest number(recruits in the army - ed.)from the moment of refusal of the draft, ie general military duty(In 2009 - ed.)”,” Blaschak said.</text:p>
      <text:p text:style-name="P4">
According to the minister, this is only the beginning, and plans provide for an increase in the number of the army to at least 300 thousand servicemen.</text:p>
      <text:p text:style-name="P4">
The Polish Minister stressed that events in Ukraine are reminiscent of the situation with the Second Invature of the First World Wars. Therefore, Poland should have a large army, to efficiently scare away the aggressor.</text:p>
      <text:p text:style-name="P4">
<text:span text:style-name="T4">
 Read also: </text:span>
 <text:a xlink:type="simple" xlink:href="https://www.ukrinform.ua/rubric-ato/3699053-blasak-skazav-de-v-polsi-bude-hab-dla-remontu-ukrainskih-leopard-2.html" text:style-name="Internet_20_link" text:visited-style-name="Visited_20_Internet_20_Link">
<text:span text:style-name="T4">
 cherry </text:span>
</text:a>
Blaschak noted that in 1920, Russia had previously attacked Poland, using the so -called "Brest Gate". Now Poland is closing the possibility of an aggressor offset through the Brest Gate due to the strengthening of the army, in particular, the US Abrams tanks.</text:p>
      <text:p text:style-name="P4">
He added that Poland will strengthen its combat capabilities thanks to the F-35 aircraft, Himars missile installations, Patriot SCRs and more.<text:span text:style-name="T4">
 Read also: </text:span>
 <text:a xlink:type="simple" xlink:href="https://www.ukrinform.ua/rubric-ato/3698460-polsa-budue-svou-ppopro-z-ogladu-na-dosvid-ukraini-blasak.html" text:style-name="Internet_20_link" text:visited-style-name="Visited_20_Internet_20_Link">
<text:span text:style-name="T4">
 cherry </text:span>
</text:a>
As it was reported, last year in March in Poland the law "On protection of the Virgin" came into force. It envisages, in particular, the increase in the Armed Forces of the country - up to 300 thousand - and an increase in the country's defense spending up to 3% of the country's GDP in 2023.</text:p>
      <text:p text:style-name="P4">
<text:span text:style-name="T5">
Foto: phar</text:span>
</text:p>
      <text:p text:style-name="P4">
News Source: <text:a xlink:type="simple" xlink:href="https://www.ukrinform.ua/rubric-world/3700065-polsa-zbilsue-ciselnist-armii-dla-uniknenna-tragedij-buci-ci-irpena-blasak.html" text:style-name="Internet_20_link" text:visited-style-name="Visited_20_Internet_20_Link">
https://www.ukrinform.ua/rubric-world/3700065-polsa-zbilsue-ciselnist-armii-dla-uniknenna-tragedij-buci-ci-irpena-blasak.html</text:a>
</text:p>
      <!--NEWS-->
      <text:h text:style-name="P10" text:outline-level="1">
<text:span text:style-name="T4">
Ukraine and Austria will deepen cooperation in the field of culture - MKIP</text:span>
</text:h>
      <text:p text:style-name="P4">
Authors: Ukrinform (Person)</text:p>
      <text:p text:style-name="P4">
Publisher: Укринформ (Organization)</text:p>
      <text:p text:style-name="P4">
Published Time: 2023-04-24T17:26:35+03:00</text:p>
      <text:p text:style-name="P4">
Modified Time: 2023-04-24T17:26:35+03:00</text:p>
      <text:p text:style-name="P4">
Description: Ukraine and Austria will deepen cooperation in the field of culture. - Ukrinform.</text:p>
      <text:p text:style-name="P4">
Images: ["<text:a xlink:type="simple" xlink:href="https://static.ukrinform.com/photos/2020_09/thumb_files/630_360_1600162711-7066.jpeg" text:style-name="Internet_20_link" text:visited-style-name="Visited_20_Internet_20_Link">
630_360_16001...</text:a>
"]</text:p>
      <text:p text:style-name="P4">
Tags: ['Австрія', 'Культура', 'МКІП ']</text:p>
      <text:p text:style-name="P4">
Type: Article</text:p>
      <!--METADATA-->
      <text:p text:style-name="P4">
<draw:frame draw:style-name="fr1" draw:name="Image91" text:anchor-type="as-char" svg:width="6.9236in" svg:height="3.956343in" draw:z-index="0">
<draw:image xlink:href="../Images/yкринформ/2023-04-24T17-26-35-03-00/630_360_1600162711-7066.jpeg" xlink:type="simple" xlink:show="embed" xlink:actuate="onLoad" draw:mime-type="image/jpeg"/>
</draw:frame>
Ukrainian Austria will deepen cooperation in the field of culture.</text:p>
      <text:p text:style-name="P4">
According to Ukrinform, the Ministry of Culture and Information Policy Ukraine reports in <text:a xlink:type="simple" xlink:href="https://t.me/mkipu/5726" text:style-name="Internet_20_link" text:visited-style-name="Visited_20_Internet_20_Link">
</text:a>
.</text:p>
      <text:p text:style-name="P4">
In Austria, the Deputy Minister of Culture and Information Policy Galinagrigorenko held a number of meetings, which discussed specific cases of cooperation of Ukraine and Austria in the field of culture.</text:p>
      <text:p text:style-name="P4">
"First of all, such projects will be aimed at supporting Ukrainian artists, the exchange of experience of cultural professionals, replenishment of Ukrainian library funds with quality translations of Austrian literature, including classical, as well as acquaintance of the Austrians with Ukrainian literature translated by German," - said.</text:p>
      <text:p text:style-name="P4">
Within the framework of the visit, Grigorenko communicated with the head of the Tamyste Culture Section Jurgen Mindle and the head of the Department of European International Cultural Policy Catherine Kneissel.</text:p>
      <text:p text:style-name="P4">
In addition, the representative of the MKIP agreed with the CEO of Belwederetella Rollil not only about large -scale exhibitions of Ukrainian art in 2024, but also about programs of internships and professional visits for Ukrainian museums.</text:p>
      <text:p text:style-name="P4">
<text:span text:style-name="T4">
 Read also: </text:span>
 <text:a xlink:type="simple" xlink:href="https://www.ukrinform.ua/rubric-culture/3699756-v-avstrijskomu-linci-na-kinofestivali-pokazut-film-pro-rosijsku-vijnu-proti-ukraini.html" text:style-name="Internet_20_link" text:visited-style-name="Visited_20_Internet_20_Link">
</text:a>
As reported by Ukrinform, now in Austria <text:a xlink:type="simple" xlink:href="https://www.ukrinform.ua/rubric-society/3698177-v-avstrii-prozivaut-55-tisac-ukrainskih-pereselenciv-sallenberg.html" text:style-name="Internet_20_link" text:visited-style-name="Visited_20_Internet_20_Link">
</text:a>
About 55 thousand displaced persons from Ukraine, in total, were over 90,000.</text:p>
      <text:p text:style-name="P4">
News Source: <text:a xlink:type="simple" xlink:href="https://www.ukrinform.ua/rubric-culture/3700068-ukraina-ta-avstria-poglibluvatimut-spivpracu-u-sferi-kulturi-mkip.html" text:style-name="Internet_20_link" text:visited-style-name="Visited_20_Internet_20_Link">
https://www.ukrinform.ua/rubric-culture/3700068-ukraina-ta-avstria-poglibluvatimut-spivpracu-u-sferi-kulturi-mkip.html</text:a>
</text:p>
      <!--NEWS-->
      <text:h text:style-name="P10" text:outline-level="1">
<text:span text:style-name="T4">
Ukraine has already released more than 2230 people from Russian captivity, including 140 civilians - Zelensky</text:span>
</text:h>
      <text:p text:style-name="P4">
Authors: Ukrinform (Person)</text:p>
      <text:p text:style-name="P4">
Publisher: Укринформ (Organization)</text:p>
      <text:p text:style-name="P4">
Published Time: 2023-04-24T17:28:13+03:00</text:p>
      <text:p text:style-name="P4">
Modified Time: 2023-04-24T17:28:13+03:00</text:p>
      <text:p text:style-name="P4">
Description: 2238 people have already been released from Russian captivity throughout February 24, 2022, including 140 civilians. And Ukraine is constantly working for the liberation of all servicemen and civilians who are still in captivity. - Ukrinform.</text:p>
      <text:p text:style-name="P4">
Images: ["<text:a xlink:type="simple" xlink:href="https://static.ukrinform.com/photos/2023_04/thumb_files/630_360_1682343353-163.jpeg" text:style-name="Internet_20_link" text:visited-style-name="Visited_20_Internet_20_Link">
630_360_16823...</text:a>
"]</text:p>
      <text:p text:style-name="P4">
Tags: ['Обмін', 'Полонені', 'Зеленський', 'Війна з росією']</text:p>
      <text:p text:style-name="P4">
Type: Article</text:p>
      <!--METADATA-->
      <text:p text:style-name="P4">
<draw:frame draw:style-name="fr1" draw:name="Image92" text:anchor-type="as-char" svg:width="6.9236in" svg:height="3.956343in" draw:z-index="0">
<draw:image xlink:href="../Images/yкринформ/2023-04-24T17-28-13-03-00/630_360_1682343353-163.jpeg" xlink:type="simple" xlink:show="embed" xlink:actuate="onLoad" draw:mime-type="image/jpeg"/>
</draw:frame>
2238 persons, including 140 civilians, have already been released during the time of February 24, 2022. And Ukraine is constantly working for the liberation of all servicemen and civilians who are still in captivity.</text:p>
      <text:p text:style-name="P4">
As Ukrinform reports with reference to <text:a xlink:type="simple" xlink:href="https://www.president.gov.ua/news/prezident-ukrayini-pracyuyemo-nad-zvilnennyam-iz-polonu-yak-82453" text:style-name="Internet_20_link" text:visited-style-name="Visited_20_Internet_20_Link">
</text:a>
This was stated by President Vladimirzelensky after meeting with Estonia Prime Minister Kaya Callas in Zhytomyr.</text:p>
      <text:p text:style-name="P4">
According to the Head of State, the united center for coordinating the search and dismissal of non -liberation of persons as a result of the armed aggression of the Russian Federation operates in a seizure regime.</text:p>
      <text:p text:style-name="P4">
“We are working on the release of both military and civilians. Well, torture, primarily about the heroes of our country, those who defended. We will be constantly and will continue to do it, ”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society/3696385-dla-obminu-ne-e-obovazkovim-pidtverdzenna-polonu-vid-rosijskoi-storoni-koordstab.html" text:style-name="Internet_20_link" text:visited-style-name="Visited_20_Internet_20_Link">
<text:span text:style-name="T4">
 for </text:span>
 <text:span text:style-name="T4">
 </text:span>
 Exchange <text:span text:style-name="T4">
 </text:span>
 Dandatory <text:span text:style-name="T4">
 </text:span>
 <text:span text:style-name="T4">
 </text:span>
 <text:span text:style-name="T4">
 Confirmation </text:span>
<text:span text:style-name="T5">
 captive </text:span>
<text:span text:style-name="T5">
 </text:span>
<text:span text:style-name="T5">
 </text:span>
<text:span text:style-name="T5">
 from </text:span>
<text:span text:style-name="T5">
 </text:span>
<text:span text:style-name="T5">
 Russian </text:span>
<text:span text:style-name="T5">
 </text:span>
<text:span text:style-name="T5">
 </text:span>
<text:span text:style-name="T5">
 </text:span>
<text:span text:style-name="T5">
 parties </text:span>
<text:span text:style-name="T5">
 </text:span>
<text:span text:style-name="T5">
 Coordinate </text:span>
*</text:a>
As reported by Ukrinform, on April 16 Ukraine and Russia held Easter exchanged - <text:a xlink:type="simple" xlink:href="https://www.ukrinform.ua/rubric-ato/3696541-z-rosijskogo-polonu-vizvolili-se-130-ukrainskih-vijskovih.html" text:style-name="Internet_20_link" text:visited-style-name="Visited_20_Internet_20_Link">
</text:a>
.</text:p>
      <text:p text:style-name="P4">
Moose, Prime Minister of the Republic of Estonian Kai Callas on April 24, arrived in Ukraine.</text:p>
      <text:p text:style-name="P4">
<text:span text:style-name="T5">
Foto: op</text:span>
</text:p>
      <text:p text:style-name="P4">
News Source: <text:a xlink:type="simple" xlink:href="https://www.ukrinform.ua/rubric-ato/3700069-ukraina-vze-zvilnila-z-rosijskogo-polonu-ponad-2230-osib-sered-akih-140-civilnih-zelenskij.html" text:style-name="Internet_20_link" text:visited-style-name="Visited_20_Internet_20_Link">
https://www.ukrinform.ua/rubric-ato/3700069-ukraina-vze-zvilnila-z-rosijskogo-polonu-ponad-2230-osib-sered-akih-140-civilnih-zelenskij.html</text:a>
</text:p>
      <!--NEWS-->
      <text:h text:style-name="P10" text:outline-level="1">
<text:span text:style-name="T4">
Ukraine's football team will receive a new mentor by June - Pavelko</text:span>
</text:h>
      <text:p text:style-name="P4">
Authors: Ukrinform (Person)</text:p>
      <text:p text:style-name="P4">
Publisher: Укринформ (Organization)</text:p>
      <text:p text:style-name="P4">
Published Time: 2023-04-24T17:35:00+03:00</text:p>
      <text:p text:style-name="P4">
Modified Time: 2023-04-24T17:35:00+03:00</text:p>
      <text:p text:style-name="P4">
Description: The national team of Ukraine for football will soon have a new mentor. - Ukrinform.</text:p>
      <text:p text:style-name="P4">
Images: ["<text:a xlink:type="simple" xlink:href="https://static.ukrinform.com/photos/2023_04/thumb_files/630_360_1682346879-694.jpg" text:style-name="Internet_20_link" text:visited-style-name="Visited_20_Internet_20_Link">
630_360_16823...</text:a>
"]</text:p>
      <text:p text:style-name="P4">
Tags: ['Футбол', 'Павелко', 'Збірна України', 'УАФ']</text:p>
      <text:p text:style-name="P4">
Type: Article</text:p>
      <!--METADATA-->
      <text:p text:style-name="P4">
<draw:frame draw:style-name="fr1" draw:name="Image93" text:anchor-type="as-char" svg:width="6.9236in" svg:height="3.956343in" draw:z-index="0">
<draw:image xlink:href="../Images/yкринформ/2023-04-24T17-35-00-03-00/630_360_1682346879-694.jpg" xlink:type="simple" xlink:show="embed" xlink:actuate="onLoad" draw:mime-type="image/jpeg"/>
</draw:frame>
The national team of Ukraine for football will soon have a new mentor.</text:p>
      <text:p text:style-name="P4">
The President of the Ukrainian Football Association informed about it(Waf)Andripavelk on his <text:a xlink:type="simple" xlink:href="https://www.facebook.com/andriy.pavelko/posts/6047544741997790" text:style-name="Internet_20_link" text:visited-style-name="Visited_20_Internet_20_Link">
</text:a>
Facebook, Ukrinform reports.</text:p>
      <text:p text:style-name="P4">
According to the head of the UAF, the national team of Ukraine will receive a new head coach by June matches.</text:p>
      <text:p text:style-name="P4">
"The national team of Ukraine will already prepare a new head coach, which will be presented at the time, which will be prescribed at the time," Pavelko wrote to the control match and the next matches of the selection of the pre -year 2024 of Ukraine.</text:p>
      <text:p text:style-name="P4">
<text:span text:style-name="T4">
 Read also: </text:span>
 <text:a xlink:type="simple" xlink:href="https://www.ukrinform.ua/rubric-sports/3699973-zbirna-ukraini-ne-pripinatime-vistup-u-vidbori-na-futbolne-evro2024.html" text:style-name="Internet_20_link" text:visited-style-name="Visited_20_Internet_20_Link">
<text:span text:style-name="T4">
 Football </text:span>
</text:a>
As reported by Ukrinform, a friendly match Germany - Ukraine will take place on June 12 in Bremen.</text:p>
      <text:p text:style-name="P4">
The closest duels of the "blue and yellow" in the qualification of the European Championship-2024 of the Anti-Rotary Macedonia and Malta will be held on June 16 and 19, respectively.</text:p>
      <text:p text:style-name="P4">
Photo: UAF.</text:p>
      <text:p text:style-name="P4">
News Source: <text:a xlink:type="simple" xlink:href="https://www.ukrinform.ua/rubric-sports/3700073-futbolna-zbirna-ukraini-otrimae-novogo-nastavnika-do-cervna-pavelko.html" text:style-name="Internet_20_link" text:visited-style-name="Visited_20_Internet_20_Link">
https://www.ukrinform.ua/rubric-sports/3700073-futbolna-zbirna-ukraini-otrimae-novogo-nastavnika-do-cervna-pavelko.html</text:a>
</text:p>
      <!--NEWS-->
      <text:h text:style-name="P10" text:outline-level="1">
<text:span text:style-name="T4">
In the Black Sea, Russia keeps ships closer to Novorossiysk - Humeniuk</text:span>
</text:h>
      <text:p text:style-name="P4">
Authors: Ukrinform (Person)</text:p>
      <text:p text:style-name="P4">
Publisher: Укринформ (Organization)</text:p>
      <text:p text:style-name="P4">
Published Time: 2023-04-24T17:35:28+03:00</text:p>
      <text:p text:style-name="P4">
Modified Time: 2023-04-24T17:35:28+03:00</text:p>
      <text:p text:style-name="P4">
Description: In the Black Sea of the Russian Federation keeps its ship group closer to the Russian shores, fearing "cotton". Today, there are 8 ships in the Black Sea, of which 2 are submarine rocket launchers. - Ukrinform.</text:p>
      <text:p text:style-name="P4">
Images: ["<text:a xlink:type="simple" xlink:href="https://static.ukrinform.com/photos/2015_11/thumb_files/630_360_1447753045-4415-korabli-rf.jpg" text:style-name="Internet_20_link" text:visited-style-name="Visited_20_Internet_20_Link">
630_360_14477...</text:a>
"]</text:p>
      <text:p text:style-name="P4">
Tags: [' Чорне море', 'росія', 'Корабель', 'Єдині новини']</text:p>
      <text:p text:style-name="P4">
Type: Article</text:p>
      <!--METADATA-->
      <text:p text:style-name="P4">
<draw:frame draw:style-name="fr1" draw:name="Image94" text:anchor-type="as-char" svg:width="6.9236in" svg:height="3.956343in" draw:z-index="0">
<draw:image xlink:href="../Images/yкринформ/2023-04-24T17-35-28-03-00/630_360_1447753045-4415-korabli-rf.jpg" xlink:type="simple" xlink:show="embed" xlink:actuate="onLoad" draw:mime-type="image/jpeg"/>
</draw:frame>
In the Black Sea, the Russian Federation keeps its ship group closer to adult shores, fearing "cotton". Today, there are 8 ships in the Black Sea, of which 2 are submarine rocket launchers.</text:p>
      <text:p text:style-name="P4">
This was announced on the nationwide telephone "Unified News" by the reporter of the united press center of the Operational Command "South" NataliaGumeniuk, Ukrinform reports.</text:p>
      <text:p text:style-name="P4">
“They are trying to disperse the ship group and tend to be adult shores, to Novorossiysk. Even the bays are more likely to be used to replenish the stocks, because they are already not competing with that "native harbor". They feel that the season of "cotton", the season of activity of marine "fighting crucians", which we have already worked, it is in full swing, and really for them is a certain fear. Currently, the enemy shiping is 8 ships in the Black Sea and among them 2 underwater traffic, ”Gumeniuk said.</text:p>
      <text:p text:style-name="P4">
The spokeswoman also noted that recently the activity of the Russians in the sea is not kept, but this should not sprinkle the vigilance of Ukrainian siloborophes.</text:p>
      <text:p text:style-name="P4">
Commenting on information about the accumulation of the Russians in the southern direction of the forces of Iasobiv, Humeniuk noted that they have done it for a long time, and now they are maneuvering, trying to equip their places of base, covering themselves with civilian offices.</text:p>
      <text:p text:style-name="P4">
“They have accumulated forces for a long time, they maneuver, look for places for disposing, baseing of their units and their stocks - as living power, such techniques. They continue to build defense structures, continue to be able to transport the civilians and transport the civilian population there, they are able to arrange the same bases, as they continue the tactic of the civilian population of their military objects by the civilian population, ”the spokeswoman said.</text:p>
      <text:p text:style-name="P4">
Humeniuk also added that the Russian Federation continues the shelling of the Right Bank with the use of stored aviation bombs, and also uses drones to be expected to wait for the defense forces and on which side.</text:p>
      <text:p text:style-name="P4">
<text:span text:style-name="T4">
 Read also: </text:span>
 <text:a xlink:type="simple" xlink:href="https://www.ukrinform.ua/rubric-crimea/3699728-u-sevastopoli-prolunali-vibuhi-okupanti-kazut-pro-ataku-nadvodnih-bezpilotnikiv.html" text:style-name="Internet_20_link" text:visited-style-name="Visited_20_Internet_20_Link">
<text:span text:style-name="T4">
 Sevastopol </text:span>
</text:a>
As reported by Ukrinform, the day before, Humeniuk stated that the Russians, who are accustomed to and rest in the temporarily occupied Crimea, should get used to the sound of the air, because the current warm period of the year on the peninsula is governed by the "cotton season".</text:p>
      <text:p text:style-name="P4">
News Source: <text:a xlink:type="simple" xlink:href="https://www.ukrinform.ua/rubric-ato/3700074-u-cornomu-mori-rosia-trimae-korabli-blizce-do-novorosijska-gumenuk.html" text:style-name="Internet_20_link" text:visited-style-name="Visited_20_Internet_20_Link">
https://www.ukrinform.ua/rubric-ato/3700074-u-cornomu-mori-rosia-trimae-korabli-blizce-do-novorosijska-gumenuk.html</text:a>
</text:p>
      <!--NEWS-->
      <text:h text:style-name="P10" text:outline-level="1">
<text:span text:style-name="T4">
The Ministry of Foreign Affairs responded to Hungarian statements about Russia's permission for Ukraine's accession to NATO</text:span>
</text:h>
      <text:p text:style-name="P4">
Authors: Ukrinform (Person)</text:p>
      <text:p text:style-name="P4">
Publisher: Укринформ (Organization)</text:p>
      <text:p text:style-name="P4">
Published Time: 2023-04-24T17:36:37+03:00</text:p>
      <text:p text:style-name="P4">
Modified Time: 2023-04-24T17:36:37+03:00</text:p>
      <text:p text:style-name="P4">
Description: Ukraine does not need Russia's permission to become a member of NATO, and believes that it will only strengthen the Alliance and make it impossible to repeat Russian aggression in Europe in the future. - Ukrinform.</text:p>
      <text:p text:style-name="P4">
Images: ["<text:a xlink:type="simple" xlink:href="https://static.ukrinform.com/photos/2019_05/thumb_files/630_360_1557923525-962.jpg" text:style-name="Internet_20_link" text:visited-style-name="Visited_20_Internet_20_Link">
630_360_15579...</text:a>
"]</text:p>
      <text:p text:style-name="P4">
Tags: ['МЗС', 'НАТО', 'Угорщина', 'росія', 'Ніколенко']</text:p>
      <text:p text:style-name="P4">
Type: Article</text:p>
      <!--METADATA-->
      <text:p text:style-name="P4">
<draw:frame draw:style-name="fr1" draw:name="Image95" text:anchor-type="as-char" svg:width="6.9236in" svg:height="3.956343in" draw:z-index="0">
<draw:image xlink:href="../Images/yкринформ/2023-04-24T17-36-37-03-00/630_360_1557923525-962.jpg" xlink:type="simple" xlink:show="embed" xlink:actuate="onLoad" draw:mime-type="image/jpeg"/>
</draw:frame>
Ukraine is unnecessary for Russia's permission to become a member of NATO, and believes that it only strengthens the alphabet and makes it impossible to repetition Russian aggression in Europe in the future.</text:p>
      <text:p text:style-name="P4">
This is stated in <text:a xlink:type="simple" xlink:href="http://www.facebook.com/oleg.nikolenko.50/posts/pfbid02vWtZoYRxu92UbZxu6qjPe6i4XfqkjxRxFaXtdpD5aPEJT7mxP7vrxsAUDg5oNeVxl" text:style-name="Internet_20_link" text:visited-style-name="Visited_20_Internet_20_Link">
</text:a>
The Ministry of Foreign Affairs of Oleg Nikolenko in response to the statement of the Vichespiker of Parliament, Ukrinform reports.</text:p>
      <text:p text:style-name="P4">
Nikolenko emphasized that Ukraine has a sovereign right to freely choose security means, which was repeatedly confirmed at the level of all Member States <text:a xlink:type="simple" xlink:href="https://www.ukrinform.ua/tag-nato" text:style-name="Internet_20_link" text:visited-style-name="Visited_20_Internet_20_Link">
</text:a>
In particular Hungary.</text:p>
      <text:p text:style-name="P4">
“We do not need Russia's permission to become a member of the Alliance. At the same time, when individual Hungarian politicians try to put a safety -fatelantic space depending on Moscow's bones, ”the spokesman of the MSF said.</text:p>
      <text:p text:style-name="P4">
<text:span text:style-name="T4">
 Read also: </text:span>
 <text:a xlink:type="simple" xlink:href="https://www.ukrinform.ua/rubric-polytics/3695899-u-mzs-ukraini-vidreaguvali-na-zaavu-orbana-sama-ugorsina-otrimue-cimali-grosi-vid-es.html" text:style-name="Internet_20_link" text:visited-style-name="Visited_20_Internet_20_Link">
</text:a>
He added that there are no objective reasons that would prevent NATO's accession. "Ukrainian membership will only strengthen the Alliance, it will not be possible to repeat Russian aggression in Europe in the future," Nikolenko said.</text:p>
      <text:p text:style-name="P4">
<text:span text:style-name="T4">
 Read also: </text:span>
 <text:a xlink:type="simple" xlink:href="https://www.ukrinform.ua/rubric-world/3698416-polsi-vazko-zrozumiti-poziciu-ugorsini-sodo-vijni-rf-proti-ukraini-rau.html" text:style-name="Internet_20_link" text:visited-style-name="Visited_20_Internet_20_Link">
<text:span text:style-name="T4">
 Hungary </text:span>
</text:a>
As it was reported, Vesespiker of Hungary Parliament Dora Duroa stated that Ukraine's accession to NATO without great security risks is only possible if the step is approved by Russia in the format of the agreement.</text:p>
      <text:p text:style-name="P4">
News Source: <text:a xlink:type="simple" xlink:href="https://www.ukrinform.ua/rubric-polytics/3700075-u-mzs-vidreaguvali-na-ugorski-zaavi-pro-dozvil-rosii-dla-vstupu-ukraini-u-nato.html" text:style-name="Internet_20_link" text:visited-style-name="Visited_20_Internet_20_Link">
https://www.ukrinform.ua/rubric-polytics/3700075-u-mzs-vidreaguvali-na-ugorski-zaavi-pro-dozvil-rosii-dla-vstupu-ukraini-u-nato.html</text:a>
</text:p>
      <!--NEWS-->
      <text:h text:style-name="P10" text:outline-level="1">
<text:span text:style-name="T4">
Azerbaijan blocked the path connecting Armenia and Nagorny Karabakh</text:span>
</text:h>
      <text:p text:style-name="P4">
Authors: Ukrinform (Person)</text:p>
      <text:p text:style-name="P4">
Publisher: Укринформ (Organization)</text:p>
      <text:p text:style-name="P4">
Published Time: 2023-04-24T17:45:29+03:00</text:p>
      <text:p text:style-name="P4">
Modified Time: 2023-04-24T17:45:29+03:00</text:p>
      <text:p text:style-name="P4">
Description: Azerbaijan closed the passage of Lachinsky Corridor, connecting Armenia and Nagirny Karabakh, starting the installation of his own checkpoint there. - Ukrinform.</text:p>
      <text:p text:style-name="P4">
Images: ["<text:a xlink:type="simple" xlink:href="https://static.ukrinform.com/photos/2023_04/thumb_files/630_360_1682347322-827.png" text:style-name="Internet_20_link" text:visited-style-name="Visited_20_Internet_20_Link">
630_360_16823...</text:a>
"]</text:p>
      <text:p text:style-name="P4">
Tags: ['Азербайджан', 'Нагірний Карабах', 'Вірменія']</text:p>
      <text:p text:style-name="P4">
Type: Article</text:p>
      <!--METADATA-->
      <text:p text:style-name="P4">
<draw:frame draw:style-name="fr1" draw:name="Image96" text:anchor-type="as-char" svg:width="6.9236in" svg:height="3.956343in" draw:z-index="0">
<draw:image xlink:href="../Images/yкринформ/2023-04-24T17-45-29-03-00/630_360_1682347322-827.png" xlink:type="simple" xlink:show="embed" xlink:actuate="onLoad" draw:mime-type="image/png"/>
</draw:frame>
Azerbaijan closed the passage of Lachinsky corridor connecting Armenia Tanagiri Karabakh, starting the installation of his own checkpoint there.</text:p>
      <text:p text:style-name="P4">
As Ukrinform reports, it reports <text:a xlink:type="simple" xlink:href="https://oc-media.org/azerbaijan-closes-lachin-corridor-to-install-checkpoint/" text:style-name="Internet_20_link" text:visited-style-name="Visited_20_Internet_20_Link">
</text:a>
On Sunday, the Azerbaijani border guards blocked the fare with a bridge of the Hakaripolis of the Armenian border.</text:p>
      <text:p text:style-name="P4">
Azerbaijan's authorities said this step was aimed at preventing the release of weapons and soldiers from Armenia to Nagorny Karabakh. In a statement, the Azerbaijan Foreign Ministry stated "systematic and large -scale abuse" of the corridor. They stated that the "control mechanism" will be implemented in "interaction with Russian peacekeeping".</text:p>
      <text:p text:style-name="P4">
<text:a xlink:type="simple" xlink:href="https://www.ukrinform.ua/tag-azerbajdzan" text:style-name="Internet_20_link" text:visited-style-name="Visited_20_Internet_20_Link">
</text:a>
He constantly accuses Armenia the Tarosian peacekeeping mission of transferring weapons and military personnel of Donagir Karabakh, both parties deny it.</text:p>
      <text:p text:style-name="P4">
Instead, Armenia accused Azerbaijan of using the closure of the fare to "break" peace talks between the two countries. The Sunday statement of the Ministry of Health called the UN to "take effective steps" to perform the decision of the UN International Court of Justice, which requires the restoration of the corridor.</text:p>
      <text:p text:style-name="P4">
Recall that in the Soviet times, Nagirny Karabakh was a member of the Azerbaijani All -University, although it was a region with an Armenian ethnic majority.</text:p>
      <text:p text:style-name="P4">
Baku states that the Armenian forces have intensified the supply of weapons to the Ethnic Armenians in recent days to bypass the so -called Lachynsky corridor.</text:p>
      <text:p text:style-name="P4">
In turn, the Armenian authorities of Nagorny Karabakh states that the mountain road was unused for the transportation of weapons, but only "for the organization(Azerbaijani name Hankendi)Tocartma by the communities of Shushinsky district. "</text:p>
      <text:p text:style-name="P4">
<text:span text:style-name="T4">
 Read also: </text:span>
 <text:a xlink:type="simple" xlink:href="https://www.ukrinform.ua/rubric-world/3694584-na-kordoni-azerbajdzanu-ta-virmenii-stalasa-perestrilka.html" text:style-name="Internet_20_link" text:visited-style-name="Visited_20_Internet_20_Link">
</text:a>
For about three decades, Azerbaijan has not controlled about 20% of its international recognized territory. It was not only about the former autonomy, which was called the Zajadian times, was called the Nagorno-Karabakh Autonomous Region, but also adjacent areas of Azerbaijan.</text:p>
      <text:p text:style-name="P4">
In recent years, Azerbaijan has conquered a large part of the territory, including part of Karabakh, in particular, Shush.</text:p>
      <text:p text:style-name="P4">
Photo: rfe/rl</text:p>
      <text:p text:style-name="P4">
News Source: <text:a xlink:type="simple" xlink:href="https://www.ukrinform.ua/rubric-world/3700077-azerbajdzan-zablokuvav-slah-so-spolucae-virmeniu-ta-nagirnij-karabah.html" text:style-name="Internet_20_link" text:visited-style-name="Visited_20_Internet_20_Link">
https://www.ukrinform.ua/rubric-world/3700077-azerbajdzan-zablokuvav-slah-so-spolucae-virmeniu-ta-nagirnij-karabah.html</text:a>
</text:p>
      <!--NEWS-->
      <text:h text:style-name="P10" text:outline-level="1">
<text:span text:style-name="T4">
The invaders put fourteen -year -old teenagers in Zaporozhye</text:span>
</text:h>
      <text:p text:style-name="P4">
Authors: Ukrinform (Person)</text:p>
      <text:p text:style-name="P4">
Publisher: Укринформ (Organization)</text:p>
      <text:p text:style-name="P4">
Published Time: 2023-04-24T17:49:31+03:00</text:p>
      <text:p text:style-name="P4">
Modified Time: 2023-04-24T17:49:31+03:00</text:p>
      <text:p text:style-name="P4">
Description: На тимчасово окупованих територіях Запоріжжя російські загарбники передають дані 14-річних дітей до єдиного реєстру військового обліку рф.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Діти', 'Запоріжжя', 'Війна з росією']</text:p>
      <text:p text:style-name="P4">
Type: Article</text:p>
      <!--METADATA-->
      <text:p text:style-name="P4">
<draw:frame draw:style-name="fr1" draw:name="Image97" text:anchor-type="as-char" svg:width="6.9236in" svg:height="3.956343in" draw:z-index="0">
<draw:image xlink:href="../Images/yкринформ/2023-04-24T17-49-31-03-00/630_360_1668461240-442.jpg" xlink:type="simple" xlink:show="embed" xlink:actuate="onLoad" draw:mime-type="image/jpeg"/>
</draw:frame>
At the time of the occupied territories of Zaporizhzhya, Russian invaders transfer data14-year-old children to the Unified Register of Military Accounting of the Russian Federation.</text:p>
      <text:p text:style-name="P4">
About it reports in <text:a xlink:type="simple" xlink:href="http://t.me/ivan_fedorov_melitopol/1773" text:style-name="Internet_20_link" text:visited-style-name="Visited_20_Internet_20_Link">
</text:a>
Melitopol city chairman Ivan Fedorov, reports Ukrinform.</text:p>
      <text:p text:style-name="P4">
"Initially, the occupiers were taken under the control of children who are 14 years old: they want to hand them Russian passports. Now they convey the Kremlin voter-register data, which includes 14-year-old children, in the so-called uniform register ", - said Fedorov.</text:p>
      <text:p text:style-name="P4">
He stressed that children in occupation - under a special threat. The invaders are zombie, "to grow slaves and future cannon meat."</text:p>
      <text:p text:style-name="P4">
<text:span text:style-name="T4">
 Read also: </text:span>
 <text:a xlink:type="simple" xlink:href="https://www.ukrinform.ua/rubric-regions/3694297-na-zahoplenij-teritorii-zaporizza-svizi-sili-rosian-posiluut-teror-naselenna-fedorov.html" text:style-name="Internet_20_link" text:visited-style-name="Visited_20_Internet_20_Link">
<text:span text:style-name="T4">
 Fedorov </text:span>
</text:a>
As reported by Ukrinform, the Russians have created an electronic registrar and distribute electronic summaries in temporarily seized territories <text:a xlink:type="simple" xlink:href="https://www.ukrinform.ua/tag-zaporizza" text:style-name="Internet_20_link" text:visited-style-name="Visited_20_Internet_20_Link">
</text:a>
. More than 2000 people left Melitopol.</text:p>
      <text:p text:style-name="P4">
News Source: <text:a xlink:type="simple" xlink:href="https://www.ukrinform.ua/rubric-regions/3700080-zagarbniki-stavlat-na-vijskovij-oblik-cotirnadcatiricnih-pidlitkiv-na-zaporizzi.html" text:style-name="Internet_20_link" text:visited-style-name="Visited_20_Internet_20_Link">
https://www.ukrinform.ua/rubric-regions/3700080-zagarbniki-stavlat-na-vijskovij-oblik-cotirnadcatiricnih-pidlitkiv-na-zaporizzi.html</text:a>
</text:p>
      <!--NEWS-->
      <text:h text:style-name="P10" text:outline-level="1">
<text:span text:style-name="T4">
Ukraine is expecting a positive decision of partners to provide combat aircraft - Stefanchuk</text:span>
</text:h>
      <text:p text:style-name="P4">
Authors: Ukrinform (Person)</text:p>
      <text:p text:style-name="P4">
Publisher: Укринформ (Organization)</text:p>
      <text:p text:style-name="P4">
Published Time: 2023-04-24T17:54:00+03:00</text:p>
      <text:p text:style-name="P4">
Modified Time: 2023-04-24T17:54:00+03:00</text:p>
      <text:p text:style-name="P4">
Description: Ukraine is expecting a positive decision of partners to provide fourth generation combat aircraft. - Ukrinform.</text:p>
      <text:p text:style-name="P4">
Images: ["<text:a xlink:type="simple" xlink:href="https://static.ukrinform.com/photos/2023_04/thumb_files/630_360_1681999509-518.jpg" text:style-name="Internet_20_link" text:visited-style-name="Visited_20_Internet_20_Link">
630_360_16819...</text:a>
"]</text:p>
      <text:p text:style-name="P4">
Tags: ['Літак', 'НАТО', 'Україна', 'Стефанчук']</text:p>
      <text:p text:style-name="P4">
Type: Article</text:p>
      <!--METADATA-->
      <text:p text:style-name="P4">
<draw:frame draw:style-name="fr1" draw:name="Image98" text:anchor-type="as-char" svg:width="6.9236in" svg:height="3.956343in" draw:z-index="0">
<draw:image xlink:href="../Images/yкринформ/2023-04-24T17-54-00-03-00/630_360_1681999509-518.jpg" xlink:type="simple" xlink:show="embed" xlink:actuate="onLoad" draw:mime-type="image/jpeg"/>
</draw:frame>
Ukraine is a positive decision of partners to grant the fourth generation Ukrainian army.</text:p>
      <text:p text:style-name="P4">
Ruslan Stefanchuk, the Chairman of the Verkhovna Rada of Ukraine, said this during a conference of speakers of the European Union member states in the Czech Republic, Ukrinform correspondent reports.</text:p>
      <text:p text:style-name="P4">
"The pro -Ukrainian coalition in the world is stronger than ever, but will victory decisive action," he said.</text:p>
      <text:p text:style-name="P4">
The Chairman of the Verkhovna Rada noted that Ukraine is preparing to be released from the Russian aggressor, which requires heavy weapons, ammunition, and training of the Ukrainian military.</text:p>
      <text:p text:style-name="P4">
“Today we need modern combat aviation. Ukraine is very much expecting a insignificant decision to provide multi -purpose combat aircraft of fourth generation, ”the speaker of the Ukrainian Parliament emphasized.</text:p>
      <text:p text:style-name="P4">
At the same time, he stressed that Ukraine, in addition to giving weapons, requires strategic political decisions. In this context, he recalled that he, together with President of Zelensky and Prime Minister Denis Shmigal on September 30, 2022, signed an application for Ukraine's accession to <text:a xlink:type="simple" xlink:href="https://www.ukrinform.ua/tag-nato" text:style-name="Internet_20_link" text:visited-style-name="Visited_20_Internet_20_Link">
</text:a>
. According to him, it was a logical and thoughtful step, because Ukraine reconviable demonstrated the world's willingness to become a member of the Alliance Tavidability to democratic values.</text:p>
      <text:p text:style-name="P4">
"We are separated only by a few months from the July NATO Summit in Vilnius, whose single decisions we would like to see Ukraine's invitation to enter Daliance with a clear algorithm, in particular, the time frame of accession," the Verkhovna Rada chairman.</text:p>
      <text:p text:style-name="P4">
<text:span text:style-name="T4">
 Read also: </text:span>
 <text:a xlink:type="simple" xlink:href="https://www.ukrinform.ua/rubric-polytics/3699933-f16-dla-ukraini-stane-investicieu-desatilitta-u-bezpeku-evropi-kuleba.html" text:style-name="Internet_20_link" text:visited-style-name="Visited_20_Internet_20_Link">
<text:span text:style-name="T4">
 Kuleba </text:span>
</text:a>
As it was reported, the issue of providing Ukraine with F-16 fighter aircraft has been completed for several months, but the unambiguous decision on this is dominated.</text:p>
      <text:p text:style-name="P4">
At the same time, at the end of March, during the hearings on the Committee on Armed Silasenat of the United States of America, Pentagon Lloyd Austin said that <text:a xlink:type="simple" xlink:href="https://www.ukrinform.ua/rubric-ato/3688748-glava-pentagonu-virimo-so-ukraina-v-majbutnomu-otrimae-zahidni-litaki-iv-pokolinna.html" text:style-name="Internet_20_link" text:visited-style-name="Visited_20_Internet_20_Link">
</text:a>
 .</text:p>
      <text:p text:style-name="P4">
News Source: <text:a xlink:type="simple" xlink:href="https://www.ukrinform.ua/rubric-polytics/3700084-ukraina-ocikue-na-pozitivne-risenna-partneriv-sodo-nadanna-bojovih-litakiv-stefancuk.html" text:style-name="Internet_20_link" text:visited-style-name="Visited_20_Internet_20_Link">
https://www.ukrinform.ua/rubric-polytics/3700084-ukraina-ocikue-na-pozitivne-risenna-partneriv-sodo-nadanna-bojovih-litakiv-stefancuk.html</text:a>
</text:p>
      <!--NEWS-->
      <text:h text:style-name="P10" text:outline-level="1">
<text:span text:style-name="T4">
The Nikolaev theater at the festival in Poland presented a performance about family relations during the war</text:span>
</text:h>
      <text:p text:style-name="P4">
Authors: Ukrinform (Person)</text:p>
      <text:p text:style-name="P4">
Publisher: Укринформ (Organization)</text:p>
      <text:p text:style-name="P4">
Published Time: 2023-04-24T17:59:00+03:00</text:p>
      <text:p text:style-name="P4">
Modified Time: 2023-04-24T17:59:00+03:00</text:p>
      <text:p text:style-name="P4">
Description: The Nikolaev National Academic Ukrainian Drama and Musical Comedy Theater at the International Festival of the Ukrainian East-West Theater in Poland presented the premiere performance "Senior Brother" about family relations during the Russian-Ukrainian war. - Ukrinform.</text:p>
      <text:p text:style-name="P4">
Images: ["<text:a xlink:type="simple" xlink:href="https://static.ukrinform.com/photos/2023_04/thumb_files/630_360_1682348196-2978.jpeg" text:style-name="Internet_20_link" text:visited-style-name="Visited_20_Internet_20_Link">
630_360_16823...</text:a>
", "<text:a xlink:type="simple" xlink:href="https://static.ukrinform.com/photos/2023_04/thumb_files/630_360_1682348196-8632.jpeg" text:style-name="Internet_20_link" text:visited-style-name="Visited_20_Internet_20_Link">
630_360_16823...</text:a>
", "<text:a xlink:type="simple" xlink:href="https://static.ukrinform.com/photos/2023_04/thumb_files/630_360_1682348196-8647.jpeg" text:style-name="Internet_20_link" text:visited-style-name="Visited_20_Internet_20_Link">
630_360_16823...</text:a>
", "<text:a xlink:type="simple" xlink:href="https://static.ukrinform.com/photos/2023_04/thumb_files/630_360_1682348196-5702.jpeg" text:style-name="Internet_20_link" text:visited-style-name="Visited_20_Internet_20_Link">
630_360_16823...</text:a>
", "<text:a xlink:type="simple" xlink:href="https://static.ukrinform.com/photos/2023_04/thumb_files/630_360_1682348196-5554.jpeg" text:style-name="Internet_20_link" text:visited-style-name="Visited_20_Internet_20_Link">
630_360_16823...</text:a>
", "<text:a xlink:type="simple" xlink:href="https://static.ukrinform.com/photos/2023_04/thumb_files/630_360_1682348196-9657.jpeg" text:style-name="Internet_20_link" text:visited-style-name="Visited_20_Internet_20_Link">
630_360_16823...</text:a>
", "<text:a xlink:type="simple" xlink:href="https://static.ukrinform.com/photos/2023_04/thumb_files/630_360_1682348197-5587.jpeg" text:style-name="Internet_20_link" text:visited-style-name="Visited_20_Internet_20_Link">
630_360_16823...</text:a>
"]</text:p>
      <text:p text:style-name="P4">
Tags: ['Фестиваль', 'Миколаїв', 'Польща', 'Театр']</text:p>
      <text:p text:style-name="P4">
Type: Article</text:p>
      <!--METADATA-->
      <text:p text:style-name="P4">
<draw:frame draw:style-name="fr1" draw:name="Image99" text:anchor-type="as-char" svg:width="6.9236in" svg:height="3.956343in" draw:z-index="0">
<draw:image xlink:href="../Images/yкринформ/2023-04-24T17-59-00-03-00/630_360_1682348196-2978.jpeg" xlink:type="simple" xlink:show="embed" xlink:actuate="onLoad" draw:mime-type="image/jpeg"/>
</draw:frame>
The Nikolaev National Academic Ukrainian Drama and Musical Comedy Theater at the International Festival of the Ukrainian East-West Theater in Poland was a premiere performance "Senior Brother" about family relations during the Russian-Ukrainian war.</text:p>
      <text:p text:style-name="P4">
Bogdan Golodchenko, the head of the literary and dramaturgical part of the theater, informed the correspondent of Ukrinform.</text:p>
      <text:p text:style-name="P4">
“From April 17 to April 23, 2023, the International Festival of Ukrainian Theater" East-West "was held in Krakow, which is held annually by the Foundation of Mass Directions. At the festival, which was held under the slogan "Art under balls", national and academic theaters from Kharkiv, Dnipro, Sumy, Kolomyia, Kherson and Nikolaev were presented. On the stage of the Grotesque theater, our theater played the performance of "The Senior Brother" on the play "Prayer for Elvis" of the modern Ukrainian lattice Marina Smilyanets(Director-Director-Honored Artist of Ukraine Sergiy Quachalyuk, director-Tatiana Chukhriy)», - said Golovchenko.</text:p>
      <text:p text:style-name="P4">
<draw:frame draw:style-name="fr1" draw:name="Image100" text:anchor-type="as-char" svg:width="6.9236in" svg:height="3.956343in" draw:z-index="0">
<draw:image xlink:href="../Images/yкринформ/2023-04-24T17-59-00-03-00/630_360_1682348196-8632.jpeg" xlink:type="simple" xlink:show="embed" xlink:actuate="onLoad" draw:mime-type="image/jpeg"/>
</draw:frame>
The Nikolaev theater at the East-West International Festival in Poland presented a premiere performance about family relations during the war / Photo: Bogdan Golovchenko <text:a xlink:type="simple" xlink:href="https://static.ukrinform.com/photos/2023_04/1682348196-8632.jpeg" text:style-name="Internet_20_link" text:visited-style-name="Visited_20_Internet_20_Link">
<draw:frame draw:style-name="fr1" draw:name="Image101" text:anchor-type="as-char" svg:width="6.9236in" svg:height="3.956343in" draw:z-index="0">
<draw:image xlink:href="../Images/yкринформ/2023-04-24T17-59-00-03-00/630_360_1682348196-8632.jpeg" xlink:type="simple" xlink:show="embed" xlink:actuate="onLoad" draw:mime-type="image/jpeg"/>
</draw:frame>
</text:a>
 <text:a xlink:type="simple" xlink:href="https://static.ukrinform.com/photos/2023_04/1682348196-8647.jpeg" text:style-name="Internet_20_link" text:visited-style-name="Visited_20_Internet_20_Link">
<draw:frame draw:style-name="fr1" draw:name="Image102" text:anchor-type="as-char" svg:width="6.9236in" svg:height="3.956343in" draw:z-index="0">
<draw:image xlink:href="../Images/yкринформ/2023-04-24T17-59-00-03-00/630_360_1682348196-8647.jpeg" xlink:type="simple" xlink:show="embed" xlink:actuate="onLoad" draw:mime-type="image/jpeg"/>
</draw:frame>
</text:a>
 <text:a xlink:type="simple" xlink:href="https://static.ukrinform.com/photos/2023_04/1682348196-5702.jpeg" text:style-name="Internet_20_link" text:visited-style-name="Visited_20_Internet_20_Link">
<draw:frame draw:style-name="fr1" draw:name="Image103" text:anchor-type="as-char" svg:width="6.9236in" svg:height="3.956343in" draw:z-index="0">
<draw:image xlink:href="../Images/yкринформ/2023-04-24T17-59-00-03-00/630_360_1682348196-5702.jpeg" xlink:type="simple" xlink:show="embed" xlink:actuate="onLoad" draw:mime-type="image/jpeg"/>
</draw:frame>
</text:a>
 <text:a xlink:type="simple" xlink:href="https://static.ukrinform.com/photos/2023_04/1682348196-5554.jpeg" text:style-name="Internet_20_link" text:visited-style-name="Visited_20_Internet_20_Link">
<draw:frame draw:style-name="fr1" draw:name="Image104" text:anchor-type="as-char" svg:width="6.9236in" svg:height="3.956343in" draw:z-index="0">
<draw:image xlink:href="../Images/yкринформ/2023-04-24T17-59-00-03-00/630_360_1682348196-5554.jpeg" xlink:type="simple" xlink:show="embed" xlink:actuate="onLoad" draw:mime-type="image/jpeg"/>
</draw:frame>
</text:a>
 <text:a xlink:type="simple" xlink:href="https://static.ukrinform.com/photos/2023_04/1682348196-9657.jpeg" text:style-name="Internet_20_link" text:visited-style-name="Visited_20_Internet_20_Link">
<draw:frame draw:style-name="fr1" draw:name="Image105" text:anchor-type="as-char" svg:width="6.9236in" svg:height="3.956343in" draw:z-index="0">
<draw:image xlink:href="../Images/yкринформ/2023-04-24T17-59-00-03-00/630_360_1682348196-9657.jpeg" xlink:type="simple" xlink:show="embed" xlink:actuate="onLoad" draw:mime-type="image/jpeg"/>
</draw:frame>
</text:a>
 <text:a xlink:type="simple" xlink:href="https://static.ukrinform.com/photos/2023_04/1682348196-2978.jpeg" text:style-name="Internet_20_link" text:visited-style-name="Visited_20_Internet_20_Link">
<draw:frame draw:style-name="fr1" draw:name="Image106" text:anchor-type="as-char" svg:width="6.9236in" svg:height="3.956343in" draw:z-index="0">
<draw:image xlink:href="../Images/yкринформ/2023-04-24T17-59-00-03-00/630_360_1682348196-2978.jpeg" xlink:type="simple" xlink:show="embed" xlink:actuate="onLoad" draw:mime-type="image/jpeg"/>
</draw:frame>
</text:a>
 <text:a xlink:type="simple" xlink:href="https://static.ukrinform.com/photos/2023_04/1682348197-5587.jpeg" text:style-name="Internet_20_link" text:visited-style-name="Visited_20_Internet_20_Link">
<draw:frame draw:style-name="fr1" draw:name="Image107" text:anchor-type="as-char" svg:width="6.9236in" svg:height="3.956343in" draw:z-index="0">
<draw:image xlink:href="../Images/yкринформ/2023-04-24T17-59-00-03-00/630_360_1682348197-5587.jpeg" xlink:type="simple" xlink:show="embed" xlink:actuate="onLoad" draw:mime-type="image/jpeg"/>
</draw:frame>
</text:a>
</text:p>
      <text:p text:style-name="P4">
Golovchenko also noted that the play, which was written even before the full -scale coinage of Russia, was supplemented by Smilyanets after February 24, 2022. The youthful Artem, who hesitated and did not always understand his older brother, joined the Tro and continued the struggle for Ukrainian statehood.</text:p>
      <text:p text:style-name="P4">
"The important task of the director -director and the actors was not to create a propaganda performance, but to make it possible to think about the scale of the tragedy that is predicted by the war, responsibility for his own life and fate of his country," Golovchenko said.</text:p>
      <text:p text:style-name="P4">
<text:span text:style-name="T4">
 Read also: </text:span>
 <text:a xlink:type="simple" xlink:href="https://www.ukrinform.ua/rubric-culture/3699430-v-ukrainskomu-domi-pokazut-teatralnu-vistavu-azovstal-golosi.html" text:style-name="Internet_20_link" text:visited-style-name="Visited_20_Internet_20_Link">
</text:a>
The highlight of the performance became the songs in the author's performance of Ivan Damicharencat Ivan Hobokan, which they wrote during service in the Nikolaev regional municipal guard during the spring-summer 2022.</text:p>
      <text:p text:style-name="P4">
It is worth noting that during the war, despite the fact that Nikolaev was fired at more than 8 months, the theater did not stop work. Since February 24, 2022, eight premiere on the small and four - on the big stage.</text:p>
      <text:p text:style-name="P4">
News Source: <text:a xlink:type="simple" xlink:href="https://www.ukrinform.ua/rubric-culture/3700086-mikolaivskij-teatr-na-festivali-u-polsi-predstaviv-vistavu-pro-rodinni-stosunki-pid-cas-vijni.html" text:style-name="Internet_20_link" text:visited-style-name="Visited_20_Internet_20_Link">
https://www.ukrinform.ua/rubric-culture/3700086-mikolaivskij-teatr-na-festivali-u-polsi-predstaviv-vistavu-pro-rodinni-stosunki-pid-cas-vijni.html</text:a>
</text:p>
      <!--NEWS-->
      <text:h text:style-name="P10" text:outline-level="1">
<text:span text:style-name="T4">
UPL: Alexandria and Ingulets have played a non -host match</text:span>
</text:h>
      <text:p text:style-name="P4">
Authors: Ukrinform (Person)</text:p>
      <text:p text:style-name="P4">
Publisher: Укринформ (Organization)</text:p>
      <text:p text:style-name="P4">
Published Time: 2023-04-24T18:06:00+03:00</text:p>
      <text:p text:style-name="P4">
Modified Time: 2023-04-24T18:06:00+03:00</text:p>
      <text:p text:style-name="P4">
Description: Alexandria and Ingulets players from Petrov played a draw in the match of the 22nd round of the Ukrainian Liga (UPL) teams. - Ukrinform.</text:p>
      <text:p text:style-name="P4">
Images: ["<text:a xlink:type="simple" xlink:href="https://static.ukrinform.com/photos/2023_04/thumb_files/630_360_1682348592-676.jpg" text:style-name="Internet_20_link" text:visited-style-name="Visited_20_Internet_20_Link">
630_360_16823...</text:a>
"]</text:p>
      <text:p text:style-name="P4">
Tags: ['Футбол', "Прем'єр-ліга", 'Олександрія', 'Інгулець']</text:p>
      <text:p text:style-name="P4">
Type: Article</text:p>
      <!--METADATA-->
      <text:p text:style-name="P4">
<draw:frame draw:style-name="fr1" draw:name="Image108" text:anchor-type="as-char" svg:width="6.9236in" svg:height="3.956343in" draw:z-index="0">
<draw:image xlink:href="../Images/yкринформ/2023-04-24T18-06-00-03-00/630_360_1682348592-676.jpg" xlink:type="simple" xlink:show="embed" xlink:actuate="onLoad" draw:mime-type="image/jpeg"/>
</draw:frame>
Alexandria and Ingulets players from Petrov played a draw in the match of the 22nd Turnoe of Ukraine among the Premier League teams(UPL).</text:p>
      <text:p text:style-name="P4">
Матч на КСК «Ніка» в Олександрії завершився з рахунком 0:0, передає Укрінформ.</text:p>
      <text:p text:style-name="P4">
Зустріч призупинялася майже на годину через повітряну тривогу.</text:p>
      <text:p text:style-name="P4">
<text:span text:style-name="T5">
Результати решти матчів туру:</text:span>
</text:p>
      <text:p text:style-name="P4">
«Колос» (Kovalivka)- “Dawn”(Lugansk)- 0: 1</text:p>
      <text:p text:style-name="P4">
goal: Vladimir Brazhko(31-A minute);</text:p>
      <text:p text:style-name="P4">
Vorskla(Poltava)- Metalist(Kharkiv)- 3: 2</text:p>
      <text:p text:style-name="P4">
Goals: Seferi(26, 45+1), Felipe(45+2)- Bogdan Boychuk(9), Yuri Romanyuk(82);</text:p>
      <text:p text:style-name="P4">
"Heather"(Rivne)- “Minaj” - 1: 1</text:p>
      <text:p text:style-name="P4">
Goals: Andriy Bliznichenko(55)- Yegor Tverdohlib(60);</text:p>
      <text:p text:style-name="P4">
«Dynamo»(Kyiv)- Shakhtar(Donetsk)- 1: 1</text:p>
      <text:p text:style-name="P4">
Goals: Alexander Andrievsky(82)- Taras Stepanenko(12);</text:p>
      <text:p text:style-name="P4">
Lviv - Metalist 1925 - 0: 2</text:p>
      <text:p text:style-name="P4">
goals: Konstantin Bychek(26), Dmitry Kapinus(84);</text:p>
      <text:p text:style-name="P4">
Kryvbas(Kryvyi Rih)- Chernomorets(Odesa)- 2: 3</text:p>
      <text:p text:style-name="P4">
Goli: Maxim Zaderak(58), Maxim Lunov(62)- Daniel Alefirenko(40, 66), Orest Kuzik(77);</text:p>
      <text:p text:style-name="P4">
Dnipro -1 - "Movement"(Lviv)- 3: 2</text:p>
      <text:p text:style-name="P4">
goals: Edward Sarasi(9), Artem Dovbik(27), Igor Kohut(90+3)- Talles(22), Yuri Klimchuk(38).</text:p>
      <text:p text:style-name="P4">
<text:span text:style-name="T4">
Читайте також:</text:span>
 <text:a xlink:type="simple" xlink:href="https://www.ukrinform.ua/rubric-sports/3699970-dnipro1-virvav-peremogu-u-matci-upl-proti-ruha.html" text:style-name="Internet_20_link" text:visited-style-name="Visited_20_Internet_20_Link">
 </text:a>
Shakhtar is the leader in the UPL standings with 53 points(After 22 games), Next - Zorya - 46(22), Dnipro -1 - 45(20), «Dynamo» - 41(22), Alexandria - 34(21), "Kolos" - 30(22), Vorskla - 29(22)and "Kryvbas" -28(22)...</text:p>
      <text:p text:style-name="P4">
Фото: upl.ua.</text:p>
      <text:p text:style-name="P4">
News Source: <text:a xlink:type="simple" xlink:href="https://www.ukrinform.ua/rubric-sports/3700087-upl-oleksandria-ta-ingulec-zigrali-bezgolovij-matc.html" text:style-name="Internet_20_link" text:visited-style-name="Visited_20_Internet_20_Link">
https://www.ukrinform.ua/rubric-sports/3700087-upl-oleksandria-ta-ingulec-zigrali-bezgolovij-matc.html</text:a>
</text:p>
      <!--NEWS-->
      <text:h text:style-name="P10" text:outline-level="1">
<text:span text:style-name="T4">
Hungary has suspended a pass across the border with Ukraine</text:span>
</text:h>
      <text:p text:style-name="P4">
Authors: Ukrinform (Person)</text:p>
      <text:p text:style-name="P4">
Publisher: Укринформ (Organization)</text:p>
      <text:p text:style-name="P4">
Published Time: 2023-04-24T18:09:00+03:00</text:p>
      <text:p text:style-name="P4">
Modified Time: 2023-04-24T18:09:00+03:00</text:p>
      <text:p text:style-name="P4">
Description: The database of the Border Police of Hungary has temporarily suspended functioning, and therefore no registration of persons and vehicles on the Hungarian side is not carried out. - Ukrinform.</text:p>
      <text:p text:style-name="P4">
Images: ["<text:a xlink:type="simple" xlink:href="https://static.ukrinform.com/photos/2023_04/thumb_files/630_360_1682348986-234.jpg" text:style-name="Internet_20_link" text:visited-style-name="Visited_20_Internet_20_Link">
630_360_16823...</text:a>
"]</text:p>
      <text:p text:style-name="P4">
Tags: ['Прикордонники', 'Угорщина', 'Кордон']</text:p>
      <text:p text:style-name="P4">
Type: Article</text:p>
      <!--METADATA-->
      <text:p text:style-name="P4">
<draw:frame draw:style-name="fr1" draw:name="Image109" text:anchor-type="as-char" svg:width="6.9236in" svg:height="3.956343in" draw:z-index="0">
<draw:image xlink:href="../Images/yкринформ/2023-04-24T18-09-00-03-00/630_360_1682348986-234.jpg" xlink:type="simple" xlink:show="embed" xlink:actuate="onLoad" draw:mime-type="image/jpeg"/>
</draw:frame>
The database of the Border Police of Hungary has temporarily suspended functioning, in connection with the design of persons and vehicles on the Hungarian side is currently impossible.</text:p>
      <text:p text:style-name="P4">
As Ukrinform reports, this has reported <text:a xlink:type="simple" xlink:href="http://dpsu.gov.ua/ua/news/do-uvagi-podorozhnih-yaki-pryamuyut-v-ugorshchinu/" text:style-name="Internet_20_link" text:visited-style-name="Visited_20_Internet_20_Link">
</text:a>
with reference to Hungarian -wheel.</text:p>
      <text:p text:style-name="P4">
The timing of the database work is unknown as of this time. Travelers get into account the situation when planning a trip to <text:a xlink:type="simple" xlink:href="https://www.ukrinform.ua/tag-rumunia" text:style-name="Internet_20_link" text:visited-style-name="Visited_20_Internet_20_Link">
</text:a>
.</text:p>
      <text:p text:style-name="P4">
<text:span text:style-name="T4">
 Read also: </text:span>
 <text:a xlink:type="simple" xlink:href="https://www.ukrinform.ua/rubric-economy/3698346-ugorsina-zaboronila-vvezenna-z-ukraini-nizki-silgosptovariv.html" text:style-name="Internet_20_link" text:visited-style-name="Visited_20_Internet_20_Link">
<text:span text:style-name="T4">
 Hungary </text:span>
</text:a>
As reported by Ukrinform, in early April <text:a xlink:type="simple" xlink:href="https://www.ukrinform.ua/rubric-society/3692942-u-punkti-propusku-porubne-siret-prizupinili-oformlenna-vantazivok-cerez-protesti-v-rumunii.html" text:style-name="Internet_20_link" text:visited-style-name="Visited_20_Internet_20_Link">
</text:a>
Registration of trucks for departure from Ukraine at the checkpoint "Porubne - Siret". The reason was protest in Romania.</text:p>
      <text:p text:style-name="P4">
News Source: <text:a xlink:type="simple" xlink:href="https://www.ukrinform.ua/rubric-society/3700089-ugorsina-timcasovo-prizupinila-propusk-cerez-kordon-z-ukrainou.html" text:style-name="Internet_20_link" text:visited-style-name="Visited_20_Internet_20_Link">
https://www.ukrinform.ua/rubric-society/3700089-ugorsina-timcasovo-prizupinila-propusk-cerez-kordon-z-ukrainou.html</text:a>
</text:p>
      <!--NEWS-->
      <text:h text:style-name="P10" text:outline-level="1">
<text:span text:style-name="T4">
Helsi created a service that resembles a medicine</text:span>
</text:h>
      <text:p text:style-name="P4">
Authors: Ukrinform (Person)</text:p>
      <text:p text:style-name="P4">
Publisher: Укринформ (Organization)</text:p>
      <text:p text:style-name="P4">
Published Time: 2023-04-24T18:15:46+03:00</text:p>
      <text:p text:style-name="P4">
Modified Time: 2023-04-24T18:15:46+03:00</text:p>
      <text:p text:style-name="P4">
Description: The Helsi application has created a service that resembles a medicine. - Ukrinform.</text:p>
      <text:p text:style-name="P4">
Images: ["<text:a xlink:type="simple" xlink:href="https://static.ukrinform.com/photos/2023_02/thumb_files/630_360_1676288732-251.jpg" text:style-name="Internet_20_link" text:visited-style-name="Visited_20_Internet_20_Link">
630_360_16762...</text:a>
"]</text:p>
      <text:p text:style-name="P4">
Tags: ['Ліки', 'Helsi']</text:p>
      <text:p text:style-name="P4">
Type: Article</text:p>
      <!--METADATA-->
      <text:p text:style-name="P4">
<draw:frame draw:style-name="fr1" draw:name="Image110" text:anchor-type="as-char" svg:width="6.9236in" svg:height="3.956343in" draw:z-index="0">
<draw:image xlink:href="../Images/yкринформ/2023-04-24T18-15-46-03-00/630_360_1676288732-251.jpg" xlink:type="simple" xlink:show="embed" xlink:actuate="onLoad" draw:mime-type="image/jpeg"/>
</draw:frame>
The Helsi usasis has created a service that resembles a medicine.</text:p>
      <text:p text:style-name="P4">
According to Ukrinform, Helsi.me reports in <text:a xlink:type="simple" xlink:href="http://t.me/helsiua/579" text:style-name="Internet_20_link" text:visited-style-name="Visited_20_Internet_20_Link">
</text:a>
.</text:p>
      <text:p text:style-name="P4">
“Sometimes you can not forget to take medication can be difficult, especially if you take the texting of drugs at different times. Therefore, we have created a convenient service in Helsi, which will re -time when it is time to take <text:a xlink:type="simple" xlink:href="https://www.ukrinform.ua/tag-liki" text:style-name="Internet_20_link" text:visited-style-name="Visited_20_Internet_20_Link">
</text:a>
”, -Sis in the message.</text:p>
      <text:p text:style-name="P4">
You can adjust notifications for each of the drugs, including the dosage of tape.</text:p>
      <text:p text:style-name="P4">
“To find out more about how the medication recall service works, watch the video on <text:a xlink:type="simple" xlink:href="https://www.youtube.com/watch" text:style-name="Internet_20_link" text:visited-style-name="Visited_20_Internet_20_Link">
</text:a>
”,” Said in the message.</text:p>
      <text:p text:style-name="P4">
<text:span text:style-name="T4">
 Read also: </text:span>
 <text:a xlink:type="simple" xlink:href="https://www.ukrinform.ua/rubric-society/3685524-z-dodatka-helsi-teper-mozna-zavantaziti-dokument-pro-vakcinaciu.html" text:style-name="Internet_20_link" text:visited-style-name="Visited_20_Internet_20_Link">
<text:span text:style-name="T4">
 Hilsi </text:span>
</text:a>
As reported by Ukrinform, the application <text:a xlink:type="simple" xlink:href="https://www.ukrinform.ua/rubric-technology/3691856-zastosunok-helsi-zavantazili-ponad-5-miljoniv-ukrainciv.html" text:style-name="Internet_20_link" text:visited-style-name="Visited_20_Internet_20_Link">
</text:a>
More than 5 million people.</text:p>
      <text:p text:style-name="P4">
News Source: <text:a xlink:type="simple" xlink:href="https://www.ukrinform.ua/rubric-society/3700094-v-helsi-stvorili-servis-akij-nagadue-prijmati-liki.html" text:style-name="Internet_20_link" text:visited-style-name="Visited_20_Internet_20_Link">
https://www.ukrinform.ua/rubric-society/3700094-v-helsi-stvorili-servis-akij-nagadue-prijmati-liki.html</text:a>
</text:p>
      <!--NEWS-->
      <text:h text:style-name="P10" text:outline-level="1">
<text:span text:style-name="T4">
In the President's office, they responded to articles in Western media about the plans of "blows" in Moscow</text:span>
</text:h>
      <text:p text:style-name="P4">
Authors: Ukrinform (Person)</text:p>
      <text:p text:style-name="P4">
Publisher: Укринформ (Organization)</text:p>
      <text:p text:style-name="P4">
Published Time: 2023-04-24T18:21:33+03:00</text:p>
      <text:p text:style-name="P4">
Modified Time: 2023-04-24T18:21:33+03:00</text:p>
      <text:p text:style-name="P4">
Description: The adviser to the head of the Presidential Office Mikhail Podolyak insists that the reports of Western media about alleged plans of Ukraine to strike Moscow on the anniversary of a full -scale invasion form public opinion in the West on the infantility and impulsiveness of Ukraine, which is dangerous to give serious weapons.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Москва', 'Обстріл', 'Офіс Президента', 'Подоляк', 'Війна з росією']</text:p>
      <text:p text:style-name="P4">
Type: Article</text:p>
      <!--METADATA-->
      <text:p text:style-name="P4">
<draw:frame draw:style-name="fr1" draw:name="Image111" text:anchor-type="as-char" svg:width="6.9236in" svg:height="3.956343in" draw:z-index="0">
<draw:image xlink:href="../Images/yкринформ/2023-04-24T18-21-33-03-00/630_360_1669378255-230.jpg" xlink:type="simple" xlink:show="embed" xlink:actuate="onLoad" draw:mime-type="image/jpeg"/>
</draw:frame>
Presidential Advisor Mikhail Podolyak insists that the Western names of Ukraine's alleged plans to strike Moscow in the anniversary of the full -scale invasion form public opinion in the West proinfantality and impulsive actions of Ukraine, which is dangerous to give seriously.</text:p>
      <text:p text:style-name="P4">
Instead, Ukrainians need long -range missiles and aviation to destroy Russian logistics in temporarily occupied territories and various types of aviation, he stated in <text:a xlink:type="simple" xlink:href="https://twitter.com/Podolyak_M/status/1650491552613949445" text:style-name="Internet_20_link" text:visited-style-name="Visited_20_Internet_20_Link">
</text:a>
, reports Ukrinform.</text:p>
      <text:p text:style-name="P4">
"We see a strange media backing ..." On the anniversary of the war, Ukraine planned to strike the strikes in Moscow to all that it has, but partners refused, " - conspiratorically reported respected American media. Of course, without details of the logic camps. And so one simple question is right away. And why would we need to make a cellar? To what? What task would such a one -time action solve? Changed the course <text:a xlink:type="simple" xlink:href="https://www.ukrinform.ua/tag-vijna" text:style-name="Internet_20_link" text:visited-style-name="Visited_20_Internet_20_Link">
</text:a>
? Would the Russians run away? Canceled the broth in weapons? So, such publications with a mandatory reference to "anonymous sources" perform only one catastrophic function: forming a social opinion in the western capitals, as if Ukraine is unreasonable, infantile, an impulsive country, which adults are dangerous to trust. It is consciously done unconsciously - another question, ”Podolyak emphasized.</text:p>
      <text:p text:style-name="P4">
At the same time, he explained that the vision of Ukraine is quite different.</text:p>
      <text:p text:style-name="P4">
<text:span text:style-name="T4">
 Read also: </text:span>
 <text:a xlink:type="simple" xlink:href="https://www.ukrinform.ua/rubric-crimea/3699587-podolak-pro-zaavu-posla-kitau-u-francii-divno-cuti-absurdnu-versiu-istorii-krimu.html" text:style-name="Internet_20_link" text:visited-style-name="Visited_20_Internet_20_Link">
<text:span text:style-name="T4">
 Podolyak </text:span>
</text:a>
“We are approaching the war with iron mathematical logic: we needed the case -shaped missiles to destroy Russian logistics in the occupied territories and different types of aviation to protect the sky and the destruction of Russian fortifications. These are the main components of successful counter -offensive operations of taminimization of losses. Maybe it is not possible to play excuses and underwhelming realpolitik, will the war and people die? ” - said the adviser of the OP head.</text:p>
      <text:p text:style-name="P4">
Earlier in the media with reference to edition <text:a xlink:type="simple" xlink:href="https://www.washingtonpost.com/world/2023/04/24/discord-leaks-moscow-strikes-ukraine/" text:style-name="Internet_20_link" text:visited-style-name="Visited_20_Internet_20_Link">
</text:a>
Information emerged that Ukrainian intelligence had diligent massive blows to Moscow on the anniversary of a full -scale invasion of the 24th, but refused to do so at the request of the United States.</text:p>
      <text:p text:style-name="P4">
News Source: <text:a xlink:type="simple" xlink:href="https://www.ukrinform.ua/rubric-polytics/3700095-v-ofisi-prezidenta-vidreaguvali-na-statti-v-zahidnih-zmi-pro-plani-udariv-po-moskvi.html" text:style-name="Internet_20_link" text:visited-style-name="Visited_20_Internet_20_Link">
https://www.ukrinform.ua/rubric-polytics/3700095-v-ofisi-prezidenta-vidreaguvali-na-statti-v-zahidnih-zmi-pro-plani-udariv-po-moskvi.html</text:a>
</text:p>
      <!--NEWS-->
      <text:h text:style-name="P10" text:outline-level="1">
<text:span text:style-name="T4">
Stefanchuk invited to visit Ukraine all who still doubt the need for a tribunal for the Russian Federation</text:span>
</text:h>
      <text:p text:style-name="P4">
Authors: Ukrinform (Person)</text:p>
      <text:p text:style-name="P4">
Publisher: Укринформ (Organization)</text:p>
      <text:p text:style-name="P4">
Published Time: 2023-04-24T18:24:02+03:00</text:p>
      <text:p text:style-name="P4">
Modified Time: 2023-04-24T18:24:02+03:00</text:p>
      <text:p text:style-name="P4">
Description: Verkhovna Rada Chairman Ruslan Stefanchuk invited Ukraine to visit all foreigners who still doubt the need to create a special international tribunal for the Russian Federation. - Ukrinform.</text:p>
      <text:p text:style-name="P4">
Images: ["<text:a xlink:type="simple" xlink:href="https://static.ukrinform.com/photos/2023_04/thumb_files/630_360_1682349705-452.jpg" text:style-name="Internet_20_link" text:visited-style-name="Visited_20_Internet_20_Link">
630_360_16823...</text:a>
"]</text:p>
      <text:p text:style-name="P4">
Tags: ['Євросоюз', 'Україна', 'Стефанчук', 'Війна з росією']</text:p>
      <text:p text:style-name="P4">
Type: Article</text:p>
      <!--METADATA-->
      <text:p text:style-name="P4">
<draw:frame draw:style-name="fr1" draw:name="Image112" text:anchor-type="as-char" svg:width="6.9236in" svg:height="3.956343in" draw:z-index="0">
<draw:image xlink:href="../Images/yкринформ/2023-04-24T18-24-02-03-00/630_360_1682349705-452.jpg" xlink:type="simple" xlink:show="embed" xlink:actuate="onLoad" draw:mime-type="image/jpeg"/>
</draw:frame>
Ruslan Stefanchuk, the Golovker Rada, invited Ukraine to visit all foreigners who doubted the need to create a special international tribunal of the Russian Federation.</text:p>
      <text:p text:style-name="P4">
He expressed the corresponding invitation during a speech at the Conference of Parliamentary Parliament of the European Union in Prague, reports correspondentation.</text:p>
      <text:p text:style-name="P4">
He emphasized that the Russian Federation failed to break the spirit of Ukrainians administered shelling and bombing of residential areas, hospitals, schools, churches, humanitarian corridors, critical infrastructure. For the reconciliation of the speaker of the Ukrainian Parliament, only the struggle and victory of Ukraine will protect against total genocide, as well as ensure justice and responsibility for all committed <text:a xlink:type="simple" xlink:href="https://www.ukrinform.ua/tag-rosia" text:style-name="Internet_20_link" text:visited-style-name="Visited_20_Internet_20_Link">
</text:a>
Crimes.</text:p>
      <text:p text:style-name="P4">
"Responsibility for all guilty. Liability from the soldier to the highest-grade Ukraine, talking to the Ukrainians who lost the most expensive, to walk the ruins, to visit the grave of Ukrainian heroes, to make sure that such a "Russian measure" is, which is such a brotherhood in Russian, "-emphasized Stefanchuk.</text:p>
      <text:p text:style-name="P4">
He stressed that only the irreversibility of punishment will make it impossible to repeat the rates in the future.</text:p>
      <text:p text:style-name="P4">
<text:span text:style-name="T4">
 Read also: </text:span>
 <text:a xlink:type="simple" xlink:href="https://www.ukrinform.ua/rubric-polytics/3700084-ukraina-ocikue-na-pozitivne-risenna-partneriv-sodo-nadanna-bojovih-litakiv-stefancuk.html" text:style-name="Internet_20_link" text:visited-style-name="Visited_20_Internet_20_Link">
<text:span text:style-name="T4">
 Stefanchuk </text:span>
</text:a>
As reported by Ukrinform, in September 2022, President Vladimir Zelensky has experienced a working group headed by OP Head Andriy Yermak, who processes the creation of a special tribunal to bring the Russian Federation to criminal responsibility for committing the crime of Ukraine. The creation of such a tribunal was supported by the Parliamentary Assembly of Europe, the European Parliament, the NATO Parliamentary Assembly, the OSCE Parliamentary Assembly and individual states.</text:p>
      <text:p text:style-name="P4">
<text:span text:style-name="T5">
Foto: BP/Facebook</text:span>
</text:p>
      <text:p text:style-name="P4">
News Source: <text:a xlink:type="simple" xlink:href="https://www.ukrinform.ua/rubric-polytics/3700096-stefancuk-zaprosiv-vidvidati-ukrainu-vsih-hto-dosi-sumnivaetsa-v-neobhidnosti-tribunalu-dla-rf.html" text:style-name="Internet_20_link" text:visited-style-name="Visited_20_Internet_20_Link">
https://www.ukrinform.ua/rubric-polytics/3700096-stefancuk-zaprosiv-vidvidati-ukrainu-vsih-hto-dosi-sumnivaetsa-v-neobhidnosti-tribunalu-dla-rf.html</text:a>
</text:p>
      <!--NEWS-->
      <text:h text:style-name="P10" text:outline-level="1">
<text:span text:style-name="T4">
Security of the region: Zelensky in Zhytomyr region held a coordination meeting</text:span>
</text:h>
      <text:p text:style-name="P4">
Authors: Ukrinform (Person)</text:p>
      <text:p text:style-name="P4">
Publisher: Укринформ (Organization)</text:p>
      <text:p text:style-name="P4">
Published Time: 2023-04-24T18:25:00+03:00</text:p>
      <text:p text:style-name="P4">
Modified Time: 2023-04-24T18:25:00+03:00</text:p>
      <text:p text:style-name="P4">
Description: President Volodymyr Zelenskyy held a coordination meeting on security, socio-economic and socio-political situation in the Zhytomyr region. - Ukrinform.</text:p>
      <text:p text:style-name="P4">
Images: ["<text:a xlink:type="simple" xlink:href="https://static.ukrinform.com/photos/2023_04/thumb_files/630_360_1682349760-990.jpeg" text:style-name="Internet_20_link" text:visited-style-name="Visited_20_Internet_20_Link">
630_360_16823...</text:a>
", "<text:a xlink:type="simple" xlink:href="https://static.ukrinform.com/photos/2023_04/1682349760-452.jpeg" text:style-name="Internet_20_link" text:visited-style-name="Visited_20_Internet_20_Link">
1682349760-45...</text:a>
"]</text:p>
      <text:p text:style-name="P4">
Tags: ['Оборона', 'Житомирщина', 'Зеленський']</text:p>
      <text:p text:style-name="P4">
Type: Article</text:p>
      <!--METADATA-->
      <text:p text:style-name="P4">
<draw:frame draw:style-name="fr1" draw:name="Image113" text:anchor-type="as-char" svg:width="6.9236in" svg:height="3.956343in" draw:z-index="0">
<draw:image xlink:href="../Images/yкринформ/2023-04-24T18-25-00-03-00/630_360_1682349760-990.jpeg" xlink:type="simple" xlink:show="embed" xlink:actuate="onLoad" draw:mime-type="image/jpeg"/>
</draw:frame>
The Presidential Lordir Zelensky held a coordination meeting on the issues of security, socio-economic and socio-political situation in the Zhytomyr region.</text:p>
      <text:p text:style-name="P4">
The meeting was attended by security and defense and law enforcement agencies, Ukrinform reports with reference to <text:a xlink:type="simple" xlink:href="http://www.president.gov.ua/news/glava-derzhavi-proviv-koordinacijnu-naradu-shodo-situaciyi-n-82457" text:style-name="Internet_20_link" text:visited-style-name="Visited_20_Internet_20_Link">
</text:a>
 .</text:p>
      <text:p text:style-name="P4">
<draw:frame draw:style-name="fr1" draw:name="Image114" text:anchor-type="as-char" svg:width="6.9236in" svg:height="4.617948in" draw:z-index="0">
<draw:image xlink:href="../Images/yкринформ/2023-04-24T18-25-00-03-00/1682349760-452.jpeg" xlink:type="simple" xlink:show="embed" xlink:actuate="onLoad" draw:mime-type="image/jpeg"/>
</draw:frame>
The head of the Zhytomyr Regional Military Administration Vitaliy Bunchko, in particular, informed about the social and economic situation in the region.</text:p>
      <text:p text:style-name="P4">
In turn, the head of the State Border Guard Sergey Deyneko reported pro -complex measures to strengthen the state border within <text:a xlink:type="simple" xlink:href="https://www.ukrinform.ua/tag-zitomirsina" text:style-name="Internet_20_link" text:visited-style-name="Visited_20_Internet_20_Link">
</text:a>
, arrangement of fortifications and defense engineering structures.</text:p>
      <text:p text:style-name="P4">
The meeting also heard information on the state of readiness of the units of the Tomb forces of Ukraine to ensure the defense of the state border in the territory of Zhytomyr region.</text:p>
      <text:p text:style-name="P4">
Maxim Mirgorodsky, commander of the airborne assault troops, told the prostate of training, retraining and advanced training of the personal assembly of military units and units of DShV.</text:p>
      <text:p text:style-name="P4">
<text:span text:style-name="T4">
 Read also: </text:span>
 <text:a xlink:type="simple" xlink:href="https://www.ukrinform.ua/rubric-polytics/3700021-zelenskij-u-zitomiri-nagorodiv-ordenom-premerku-estonii.html" text:style-name="Internet_20_link" text:visited-style-name="Visited_20_Internet_20_Link">
<text:span text:style-name="T4">
 Zelensky </text:span>
</text:a>
At the same time, Zhytomyr Mayor Serhiy Sukhomlin reported the life of the regional center and defensive measures in the conditions of the state.</text:p>
      <text:p text:style-name="P4">
The participants of the meeting also heard information from the regional management of the Security Service of Ukraine and the National Police on operational and criminogenicization in the territory of Zhytomyr region.</text:p>
      <text:p text:style-name="P4">
<text:span text:style-name="T4">
 Read also: </text:span>
 <text:a xlink:type="simple" xlink:href="https://www.ukrinform.ua/rubric-ato/3699698-zelenskij-podakuvav-silam-oboroni-aki-pokazali-rezultat-u-bou.html" text:style-name="Internet_20_link" text:visited-style-name="Visited_20_Internet_20_Link">
<text:span text:style-name="T4">
 Zelensky </text:span>
</text:a>
As it was reported, President Volodymyr Zelenskyy is on Monday a trip to Zhytomyr region, where he met with Prime Minister Kaya Callas.</text:p>
      <text:p text:style-name="P4">
<text:span text:style-name="T5">
Foto: op</text:span>
</text:p>
      <text:p text:style-name="P4">
News Source: <text:a xlink:type="simple" xlink:href="https://www.ukrinform.ua/rubric-regions/3700098-bezpeka-oblasti-zelenskij-na-zitomirsini-proviv-koordinacijnu-naradu.html" text:style-name="Internet_20_link" text:visited-style-name="Visited_20_Internet_20_Link">
https://www.ukrinform.ua/rubric-regions/3700098-bezpeka-oblasti-zelenskij-na-zitomirsini-proviv-koordinacijnu-naradu.html</text:a>
</text:p>
      <!--NEWS-->
      <text:h text:style-name="P10" text:outline-level="1">
<text:span text:style-name="T4">
In the center of Jerusalem the car drove into the crowd, five victims</text:span>
</text:h>
      <text:p text:style-name="P4">
Authors: Ukrinform (Person)</text:p>
      <text:p text:style-name="P4">
Publisher: Укринформ (Organization)</text:p>
      <text:p text:style-name="P4">
Published Time: 2023-04-24T18:29:00+03:00</text:p>
      <text:p text:style-name="P4">
Modified Time: 2023-04-24T18:29:00+03:00</text:p>
      <text:p text:style-name="P4">
Description: On Monday in the center of Jerusalem, the car drove into the crowd. At least five people were injured in the incident. - Ukrinform.</text:p>
      <text:p text:style-name="P4">
Images: ["<text:a xlink:type="simple" xlink:href="https://static.ukrinform.com/photos/2023_04/thumb_files/630_360_1682349861-861.jpg" text:style-name="Internet_20_link" text:visited-style-name="Visited_20_Internet_20_Link">
630_360_16823...</text:a>
", "<text:a xlink:type="simple" xlink:href="https://static.ukrinform.com/photos/2023_04/1682349861-963.jpg" text:style-name="Internet_20_link" text:visited-style-name="Visited_20_Internet_20_Link">
1682349861-96...</text:a>
"]</text:p>
      <text:p text:style-name="P4">
Tags: ['Автомобіль', 'Єрусалим', 'Поранені']</text:p>
      <text:p text:style-name="P4">
Type: Article</text:p>
      <!--METADATA-->
      <text:p text:style-name="P4">
<draw:frame draw:style-name="fr1" draw:name="Image115" text:anchor-type="as-char" svg:width="6.9236in" svg:height="3.956343in" draw:z-index="0">
<draw:image xlink:href="../Images/yкринформ/2023-04-24T18-29-00-03-00/630_360_1682349861-861.jpg" xlink:type="simple" xlink:show="embed" xlink:actuate="onLoad" draw:mime-type="image/jpeg"/>
</draw:frame>
In the center of Jerusalem, the car drove into the crowd. At least five people have been offered as a result of the incident.</text:p>
      <text:p text:style-name="P4">
As Ukrinform reports, it reports <text:a xlink:type="simple" xlink:href="https://www.jpost.com/breaking-news/article-740139" text:style-name="Internet_20_link" text:visited-style-name="Visited_20_Internet_20_Link">
</text:a>
.</text:p>
      <text:p text:style-name="P4">
As it is noted, the incident happened in the area of Davidka Square.</text:p>
      <text:p text:style-name="P4">
Among the victims are a 70 -year -old man who is currently in heavyness. The condition of a woman at age 30 years is estimated as moderate, and bi -duals were mild injuries.</text:p>
      <text:p text:style-name="P4">
The terrorist who committed the onshot was Hatim Nedzhima, a 39-year-old resident <text:a xlink:type="simple" xlink:href="https://www.ukrinform.ua/tag-erusalim" text:style-name="Internet_20_link" text:visited-style-name="Visited_20_Internet_20_Link">
</text:a>
, he was shot at the scene.</text:p>
      <text:p text:style-name="P4">
<draw:frame draw:style-name="fr1" draw:name="Image116" text:anchor-type="as-char" svg:width="6.9236in" svg:height="4.474146in" draw:z-index="0">
<draw:image xlink:href="../Images/yкринформ/2023-04-24T18-29-00-03-00/1682349861-963.jpg" xlink:type="simple" xlink:show="embed" xlink:actuate="onLoad" draw:mime-type="image/jpeg"/>
</draw:frame>
<text:span text:style-name="T5">
Foto: Michael Starr</text:span>
</text:p>
      <text:p text:style-name="P4">
A few minutes after the car was hit, representatives of the Silbox Security, police and train security officers, who were two quarters, arrived at the terrorist attack.</text:p>
      <text:p text:style-name="P4">
Israeli Prime Minister Benjamin Netanyaga, who performed at the day of the day in Jerusalem, a few minutes after the attack, said that the incident was "reminded us that the Israel state had been produced by major suffering."</text:p>
      <text:p text:style-name="P4">
<text:span text:style-name="T4">
 Read also: </text:span>
 <text:a xlink:type="simple" xlink:href="https://www.ukrinform.ua/rubric-world/3682427-u-kanadi-vodij-naihav-na-perehozih-dvoe-zagiblih-i-devatero-poranenih.html" text:style-name="Internet_20_link" text:visited-style-name="Visited_20_Internet_20_Link">
</text:a>
"These terrorist attacks are carried out with the calculation that they will be upset from here, if they could, they would destroy us all," he added.</text:p>
      <text:p text:style-name="P4">
As reported by Ukrinform, <text:a xlink:type="simple" xlink:href="https://www.ukrinform.ua/rubric-world/3699543-na-pivnoci-francii-avtomobil-vihav-u-natovp-na-festivali-sonajmense-11-postrazdalih.html" text:style-name="Internet_20_link" text:visited-style-name="Visited_20_Internet_20_Link">
</text:a>
At least 11 people were injured.</text:p>
      <text:p text:style-name="P4">
First Photo: Yonatan Sindel/Flash90</text:p>
      <text:p text:style-name="P4">
News Source: <text:a xlink:type="simple" xlink:href="https://www.ukrinform.ua/rubric-world/3700100-u-centri-erusalima-avtomobil-vihav-u-natovp-patero-postrazdalih.html" text:style-name="Internet_20_link" text:visited-style-name="Visited_20_Internet_20_Link">
https://www.ukrinform.ua/rubric-world/3700100-u-centri-erusalima-avtomobil-vihav-u-natovp-patero-postrazdalih.html</text:a>
</text:p>
      <!--NEWS-->
      <text:h text:style-name="P10" text:outline-level="1">
<text:span text:style-name="T4">
The Ukrainian national team defeated Serbia's hockey players at the World Cup in Estonia</text:span>
</text:h>
      <text:p text:style-name="P4">
Authors: Ukrinform (Person)</text:p>
      <text:p text:style-name="P4">
Publisher: Укринформ (Organization)</text:p>
      <text:p text:style-name="P4">
Published Time: 2023-04-24T18:30:00+03:00</text:p>
      <text:p text:style-name="P4">
Modified Time: 2023-04-24T18:30:00+03:00</text:p>
      <text:p text:style-name="P4">
Description: In Tallinn (Estonia), the World Hockey Championship in the Division of IVs is ongoing. - Ukrinform.</text:p>
      <text:p text:style-name="P4">
Images: ["<text:a xlink:type="simple" xlink:href="https://static.ukrinform.com/photos/2023_04/thumb_files/630_360_1682350219-652.jpg" text:style-name="Internet_20_link" text:visited-style-name="Visited_20_Internet_20_Link">
630_360_16823...</text:a>
"]</text:p>
      <text:p text:style-name="P4">
Tags: ['Чемпіонат світу', 'хокей', 'Збірна України']</text:p>
      <text:p text:style-name="P4">
Type: Article</text:p>
      <!--METADATA-->
      <text:p text:style-name="P4">
<draw:frame draw:style-name="fr1" draw:name="Image117" text:anchor-type="as-char" svg:width="6.9236in" svg:height="3.956343in" draw:z-index="0">
<draw:image xlink:href="../Images/yкринформ/2023-04-24T18-30-00-03-00/630_360_1682350219-652.jpg" xlink:type="simple" xlink:show="embed" xlink:actuate="onLoad" draw:mime-type="image/jpeg"/>
</draw:frame>
In Tallinn(Estonia)The World Hockey Championships are ongoing in the Division.</text:p>
      <text:p text:style-name="P4">
The national team of Ukraine after the starting defeat in Overtime from the Chinese(4:5)Today, it won rivals from Serbia - 7: 0(0:0, 2:0, 5:0), reports Ukrinform.</text:p>
      <text:p text:style-name="P4">
In another match Japan beat the China's team - 5: 2(1:2, 2:0, 2:0).</text:p>
      <text:p text:style-name="P4">
Другий ігровий день завершить зустріч Естонія - Нідерланди (Beginning at 19.00).</text:p>
      <text:p text:style-name="P4">
26 квітня підопічні Вадима Шахрайчука зіграють з Естонією, 27 квітня - зНідерландами, 29 квітня - з Японією.</text:p>
      <text:p text:style-name="P4">
<text:span text:style-name="T4">
Читайте також:</text:span>
 <text:a xlink:type="simple" xlink:href="https://www.ukrinform.ua/rubric-sports/3699666-hokej-zbirna-ukraini-postupilasa-kitau-v-overtajmi-na-cs.html" text:style-name="Internet_20_link" text:visited-style-name="Visited_20_Internet_20_Link">
 <text:span text:style-name="T4">
Хокей</text:span>
 </text:a>
The winner of the tournament will increase in the classroom and will play in the second season the classification of the IA division next season.</text:p>
      <text:p text:style-name="P4">
Photo: FHU.</text:p>
      <text:p text:style-name="P4">
News Source: <text:a xlink:type="simple" xlink:href="https://www.ukrinform.ua/rubric-sports/3700103-zbirna-ukraini-rozgromila-hokeistiv-serbii-na-cempionatu-svitu-v-estonii.html" text:style-name="Internet_20_link" text:visited-style-name="Visited_20_Internet_20_Link">
https://www.ukrinform.ua/rubric-sports/3700103-zbirna-ukraini-rozgromila-hokeistiv-serbii-na-cempionatu-svitu-v-estonii.html</text:a>
</text:p>
      <!--NEWS-->
      <text:h text:style-name="P10" text:outline-level="1">
<text:span text:style-name="T4">
The UN Secretary General in a speech in the Radbeza devoted one sentence to Ukraine against Ukraine</text:span>
</text:h>
      <text:p text:style-name="P4">
Authors: Ukrinform (Person)</text:p>
      <text:p text:style-name="P4">
Publisher: Укринформ (Organization)</text:p>
      <text:p text:style-name="P4">
Published Time: 2023-04-24T18:38:31+03:00</text:p>
      <text:p text:style-name="P4">
Modified Time: 2023-04-24T18:38:31+03:00</text:p>
      <text:p text:style-name="P4">
Description: UN Secretary General Anthony Guterres in his speech at a meeting of the UN Security Council on Monday, which the Russian Foreign Minister, Sergey Lavrov, was presiding on the Russian invasion of Ukraine once in a short sentence. - Ukrinform.</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Україна', 'Радбез ООН', 'Війна з росією']</text:p>
      <text:p text:style-name="P4">
Type: Article</text:p>
      <!--METADATA-->
      <text:p text:style-name="P4">
<draw:frame draw:style-name="fr1" draw:name="Image118" text:anchor-type="as-char" svg:width="6.9236in" svg:height="3.956343in" draw:z-index="0">
<draw:image xlink:href="../Images/yкринформ/2023-04-24T18-38-31-03-00/630_360_1682350611-574.jpg" xlink:type="simple" xlink:show="embed" xlink:actuate="onLoad" draw:mime-type="image/jpeg"/>
</draw:frame>
UN Secretary General Anthony Guterres in his speech at a UN Radion meeting on Monday, which the Russian Foreign Minister Sergei Lavrov has presented, mentioned the Russian invasion of Ukraine once in a short sentence.</text:p>
      <text:p text:style-name="P4">
This is reported by Ukrinform in New York.</text:p>
      <text:p text:style-name="P4">
"Russia's invasion of Ukraine in violation of the UN and International Statute has been enormously suffering and devastation of the country and its people and exacerbated the global economic crisis caused by the Covid-19 pandemic," he said, speaking on "effective multilaterality through the protection of the statutory principles."</text:p>
      <text:p text:style-name="P4">
He recalled the military conflict in Sudan, which began on April 15, noting, however, that the key role in conflict and acts of violence in the country <text:a xlink:type="simple" xlink:href="https://www.ukrinform.ua/rubric-world/3698631-pvk-vagner-bere-aktivnu-ucast-u-voennomu-konflikti-v-sudani-rozsliduvanna-cnn.html" text:style-name="Internet_20_link" text:visited-style-name="Visited_20_Internet_20_Link">
</text:a>
.</text:p>
      <text:p text:style-name="P4">
“I strongly condemn the non -selective bombing of civilian areas, including medical institutions. I urge the parties to stop the fighting in densely populated areas and allow unobstructed operations for humanitarian aid. Civilians should have access to food, water and other objects of the first necessary, as well as evacuate from the zones of hostilities, ” - said.</text:p>
      <text:p text:style-name="P4">
He also urged all members of the Radbeza "to have the maximum impact on the parties to put an end to the violence, restore order and return to the pursuit of the pursuit."</text:p>
      <text:p text:style-name="P4">
According to Secretary General, creation <text:a xlink:type="simple" xlink:href="https://www.ukrinform.ua/tag-oon" text:style-name="Internet_20_link" text:visited-style-name="Visited_20_Internet_20_Link">
</text:a>
In 1945, it became the best attempt to prevent humanity to prevent the horror of two world warriors and the Holocaust.</text:p>
      <text:p text:style-name="P4">
Multilateral relations played an important role in preventing the third world, in the process of decolonization and independence of 80 former colonies, which are members of the organization today, he said.</text:p>
      <text:p text:style-name="P4">
"The Global Humanitarian System Coordinated by the United Nations every year saves millions of life every year," Guterres added.</text:p>
      <text:p text:style-name="P4">
He recalled conflicts in different regions of the world - "from Myanma to Sahal, Perhaps to the Democratic Republic of the Congo and beyond", as well as the proliferation of climatic crisis, growth of inequality, threat of terrorism, global counteraction technology.</text:p>
      <text:p text:style-name="P4">
<text:span text:style-name="T4">
 Read also: </text:span>
 <text:a xlink:type="simple" xlink:href="https://www.ukrinform.ua/rubric-polytics/3695103-gensek-oon-u-zahu-vid-video-zi-stratou-ukrainskogo-polonenogo.html" text:style-name="Internet_20_link" text:visited-style-name="Visited_20_Internet_20_Link">
</text:a>
</text:p>
      <text:p text:style-name="P4">
On Monday, a meeting was held under the chairman of Lavrov, which was anonized as a "high-level debate", but most member states were presented at a meeting of missions at the UN, not ministers of border, or other officials.</text:p>
      <text:p text:style-name="P4">
<text:span text:style-name="T5">
Foto: EPA</text:span>
</text:p>
      <text:p text:style-name="P4">
News Source: <text:a xlink:type="simple" xlink:href="https://www.ukrinform.ua/rubric-world/3700106-gensek-oon-u-vistupi-v-radbezi-prisvativ-vijni-rosii-proti-ukraini-odne-recenna.html" text:style-name="Internet_20_link" text:visited-style-name="Visited_20_Internet_20_Link">
https://www.ukrinform.ua/rubric-world/3700106-gensek-oon-u-vistupi-v-radbezi-prisvativ-vijni-rosii-proti-ukraini-odne-recenna.html</text:a>
</text:p>
      <!--NEWS-->
      <text:h text:style-name="P10" text:outline-level="1">
<text:span text:style-name="T4">
Stefanchuk called on the heads of EU parliaments to recognize the Holodomor with genocide</text:span>
</text:h>
      <text:p text:style-name="P4">
Authors: Ukrinform (Person)</text:p>
      <text:p text:style-name="P4">
Publisher: Укринформ (Organization)</text:p>
      <text:p text:style-name="P4">
Published Time: 2023-04-24T18:41:56+03:00</text:p>
      <text:p text:style-name="P4">
Modified Time: 2023-04-24T18:41:56+03:00</text:p>
      <text:p text:style-name="P4">
Description: The Chairman of the Verkhovna Rada Ruslan Stefanchuk called on the heads of the parliaments of the European Union to recognize the Holodomor of 1932-1933 by the genocide of the Ukrainian people. - Ukrinform.</text:p>
      <text:p text:style-name="P4">
Images: ["<text:a xlink:type="simple" xlink:href="https://static.ukrinform.com/photos/2023_04/thumb_files/630_360_1682350864-206.jpg" text:style-name="Internet_20_link" text:visited-style-name="Visited_20_Internet_20_Link">
630_360_16823...</text:a>
"]</text:p>
      <text:p text:style-name="P4">
Tags: ['Геноцид', 'Голодомор', 'Стефанчук']</text:p>
      <text:p text:style-name="P4">
Type: Article</text:p>
      <!--METADATA-->
      <text:p text:style-name="P4">
<draw:frame draw:style-name="fr1" draw:name="Image119" text:anchor-type="as-char" svg:width="6.9236in" svg:height="3.956343in" draw:z-index="0">
<draw:image xlink:href="../Images/yкринформ/2023-04-24T18-41-56-03-00/630_360_1682350864-206.jpg" xlink:type="simple" xlink:show="embed" xlink:actuate="onLoad" draw:mime-type="image/jpeg"/>
</draw:frame>
Ruslan Stefanchuk, the head of the Parliaments of the European Union, recognize the Holodomor of 1932-1933 by the genocide of the Ukrainian people.</text:p>
      <text:p text:style-name="P4">
He made the corresponding call during the conference of speakers of the European Union of Parliaments in Prague, Ukrinform correspondent reports.</text:p>
      <text:p text:style-name="P4">
"Unfortunately, the Ukrainian people have survived many tragedies, for which they are not guilty of a fair punishment, but one of them is especially painful," he said, noting that it was about the Holodomor of 1932-1933.</text:p>
      <text:p text:style-name="P4">
He recalled that as a result of the artificially organized Stalinist regime, the starvation of Hunger has lost up to 10 million of its citizens.</text:p>
      <text:p text:style-name="P4">
“This genocide phenomenon we call <text:a xlink:type="simple" xlink:href="https://www.ukrinform.ua/tag-golodomor" text:style-name="Internet_20_link" text:visited-style-name="Visited_20_Internet_20_Link">
</text:a>
», - said the chairman of the Verkhovna Rada.</text:p>
      <text:p text:style-name="P4">
“I am sincerely grateful to those countries that have already recognized the Holodomor with genocide. And calling the states to join this "circle of historical justice", he summed up.</text:p>
      <text:p text:style-name="P4">
<text:span text:style-name="T4">
 Read also: </text:span>
 <text:a xlink:type="simple" xlink:href="https://www.ukrinform.ua/rubric-polytics/3691485-viznanna-golodomoru-genocidom-smigal-doruciv-mzs-aktivizuvati-robotu-z-partnerami.html" text:style-name="Internet_20_link" text:visited-style-name="Visited_20_Internet_20_Link">
<text:span text:style-name="T4">
 Holodomor </text:span>
</text:a>
According to Ukrinform, 26 countries have already recognized the famine as the genocide of Ukrainians, 11 of whom - over the last year.</text:p>
      <text:p text:style-name="P4">
News Source: <text:a xlink:type="simple" xlink:href="https://www.ukrinform.ua/rubric-society/3700107-stefancuk-zaklikav-goliv-parlamentiv-krain-es-viznati-golodomor-genocidom.html" text:style-name="Internet_20_link" text:visited-style-name="Visited_20_Internet_20_Link">
https://www.ukrinform.ua/rubric-society/3700107-stefancuk-zaklikav-goliv-parlamentiv-krain-es-viznati-golodomor-genocidom.html</text:a>
</text:p>
      <!--NEWS-->
      <text:h text:style-name="P10" text:outline-level="1">
<text:span text:style-name="T4">
Stefanchuk is counting on Turkey's support of Ukraine's membership in NATO</text:span>
</text:h>
      <text:p text:style-name="P4">
Authors: Ukrinform (Person)</text:p>
      <text:p text:style-name="P4">
Publisher: Укринформ (Organization)</text:p>
      <text:p text:style-name="P4">
Published Time: 2023-04-24T18:49:00+03:00</text:p>
      <text:p text:style-name="P4">
Modified Time: 2023-04-24T18:49:00+03:00</text:p>
      <text:p text:style-name="P4">
Description: The Chairman of the Verkhovna Rada Ruslan Stefanchuk expressed his hope for support for Turkey of Ukraine's Euro -Atlantic perspective. - Ukrinform.</text:p>
      <text:p text:style-name="P4">
Images: ["<text:a xlink:type="simple" xlink:href="https://static.ukrinform.com/photos/2023_04/thumb_files/630_360_1682351236-176.jpeg" text:style-name="Internet_20_link" text:visited-style-name="Visited_20_Internet_20_Link">
630_360_16823...</text:a>
"]</text:p>
      <text:p text:style-name="P4">
Tags: ['НАТО', 'Україна', 'Туреччина', 'Стефанчук']</text:p>
      <text:p text:style-name="P4">
Type: Article</text:p>
      <!--METADATA-->
      <text:p text:style-name="P4">
<draw:frame draw:style-name="fr1" draw:name="Image120" text:anchor-type="as-char" svg:width="6.9236in" svg:height="3.956343in" draw:z-index="0">
<draw:image xlink:href="../Images/yкринформ/2023-04-24T18-49-00-03-00/630_360_1682351236-176.jpeg" xlink:type="simple" xlink:show="embed" xlink:actuate="onLoad" draw:mime-type="image/jpeg"/>
</draw:frame>
Ruslan Stefanchuk Ruslan Stefanchuk expressed his hope for supporting Ukraine's Turkey.</text:p>
      <text:p text:style-name="P4">
He noted this during a meeting with the chairman of the Grand National National Academy of Sciences of the Republic of Mustafa Schentope on the territory of the EU Parliament Conference in Prague, Ukrinform reports, citing <text:a xlink:type="simple" xlink:href="http://www.rada.gov.ua/news/Top-novyna/235675.html" text:style-name="Internet_20_link" text:visited-style-name="Visited_20_Internet_20_Link">
</text:a>
.</text:p>
      <text:p text:style-name="P4">
“I hope that Turkey will support Ukraine's desire for admission of a pre -atlantic alliance. For Ukraine, support from parliamentary region is important, especially on the eve of NATO summit in Vilnius, ” - calling the College of Stefanchuk.</text:p>
      <text:p text:style-name="P4">
He thanked Turkey for leadership in food security, in particular, for a contribution to the achievements of the Black Sea grain and initiative, as well as its continuation.</text:p>
      <text:p text:style-name="P4">
In addition, the interlocutors stopped on the support of the Ukrainian formulamir, and the speaker urged Turkey to take some points of peaceful initiative of Ukraine under patronage and join others.</text:p>
      <text:p text:style-name="P4">
The meeting also discussed the Euro -Atlantic integration of Ukraine and the creation of a special tribunal to hold Russia accountable.</text:p>
      <text:p text:style-name="P4">
At the same time, the head of the Grand National Assembly of the Turkish Republic Mustafahentope on behalf of the Turkish people and the National Assembly expressed Ukrainian for solidarity and assistance during the recent tragic events of the fuel despite the fact that Ukraine is at war itself.</text:p>
      <text:p text:style-name="P4">
"Such solidarity in relation to us and all humanitarian support is highly evaluated by the Turkish people and will never be forgotten," Shentop said.</text:p>
      <text:p text:style-name="P4">
He also noted that Turkey strongly maintains the independence, sovereignty of Ukraine's Itratetorial integrity in its internationally recognized borders.</text:p>
      <text:p text:style-name="P4">
“Our support of Ukraine in its just struggle will continue. Turkey's such political is a fundamental position that it adheres to the temporal annexation of Crimea. All of our deputies and officials clearly demonstrate such aposition and its support on every international platform and on every opportunity, in particular, during our meetings with the Russian side, ”the Turkish Parliament said.</text:p>
      <text:p text:style-name="P4">
He also assured the Ukrainian colleague that political, humanitarian and technical assistance will continue to continue to Ukraine, in particular, Turkey would give preference to recovery, which is of great importance for Ukraine's future.As it was reported, the head <text:a xlink:type="simple" xlink:href="https://www.ukrinform.ua/tag-verhovna-rada" text:style-name="Internet_20_link" text:visited-style-name="Visited_20_Internet_20_Link">
</text:a>
Ruslan Stefanchuk is on a working visit to the Czech Republic, where she first participated in the conference of the Parliaments of the European Union.</text:p>
      <text:p text:style-name="P4">
<text:span text:style-name="T5">
Foto: rada.gov.ua</text:span>
</text:p>
      <text:p text:style-name="P4">
News Source: <text:a xlink:type="simple" xlink:href="https://www.ukrinform.ua/rubric-polytics/3700109-stefancuk-rozrahovue-na-pidtrimku-tureccinou-clenstva-ukraini-v-nato.html" text:style-name="Internet_20_link" text:visited-style-name="Visited_20_Internet_20_Link">
https://www.ukrinform.ua/rubric-polytics/3700109-stefancuk-rozrahovue-na-pidtrimku-tureccinou-clenstva-ukraini-v-nato.html</text:a>
</text:p>
      <!--NEWS-->
      <text:h text:style-name="P10" text:outline-level="1">
<text:span text:style-name="T4">
To make peaceful suggestions, you first need to visit Ukraine - Borrel</text:span>
</text:h>
      <text:p text:style-name="P4">
Authors: Ukrinform (Person)</text:p>
      <text:p text:style-name="P4">
Publisher: Укринформ (Organization)</text:p>
      <text:p text:style-name="P4">
Published Time: 2023-04-24T18:50:00+03:00</text:p>
      <text:p text:style-name="P4">
Modified Time: 2023-04-24T18:50:00+03:00</text:p>
      <text:p text:style-name="P4">
Description: A number of countries make proposals for peaceful settlement in Ukraine, but in order for such proposals to be capable, we must first visit Ukraine and understand the difference between aggressor and victim of aggression: Russia does not want to stop aggression, but Ukraine cannot afford to stop resistance to Russian invaders .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Україна', 'Боррель', 'Війна з росією']</text:p>
      <text:p text:style-name="P4">
Type: Article</text:p>
      <!--METADATA-->
      <text:p text:style-name="P4">
<draw:frame draw:style-name="fr1" draw:name="Image121" text:anchor-type="as-char" svg:width="6.9236in" svg:height="3.956343in" draw:z-index="0">
<draw:image xlink:href="../Images/yкринформ/2023-04-24T18-50-00-03-00/630_360_1667561515-584.jpg" xlink:type="simple" xlink:show="embed" xlink:actuate="onLoad" draw:mime-type="image/jpeg"/>
</draw:frame>
A number of countries make proposals for peaceful settlement in Ukraine, but in order for such proposals to be capable, it is necessary to visit Ukraine first, to understand the difference between the aggressor and the victim of aggression: Russia does not want to stop aggression, but Ukraine can not afford to stop resistance to Russian.</text:p>
      <text:p text:style-name="P4">
This was stated in Luxembourg today during a press conference after the EU's Supervisor's results by EU High EU representative Josep Borrel, Ukrinform correspondent reports.</text:p>
      <text:p text:style-name="P4">
“We had a discussion in Ukraine as always. In the course conference, Minister Kuleba provided us with current information on the situation on the ground, the propriotic and needs of Ukraine. We know that Ukraine urgently requires water and rockets, and they need them to protect their territory. This is not that Russia does not want to stop, and Ukraine does not want to. NO. It can't be so presented. Russia does not want to stop the invasion, Aukraine is forced to continue to defend himself. This is the right way to explain that there is happening there, ”Borrel said.</text:p>
      <text:p text:style-name="P4">
"Given the horror that is happening in Ukraine, many people call for peace. I also call for peace. But these calls - where they were when the Russian troops were in the borders? We all want peace, and above all - the Ukrainians themselves. But it should be a fair peace, and until then we will need to support Ukraine's defense, ”the EU's high representative added.</text:p>
      <text:p text:style-name="P4">
<text:span text:style-name="T4">
 Read also: </text:span>
 <text:a xlink:type="simple" xlink:href="https://www.ukrinform.ua/rubric-polytics/3699106-dla-dosagnenna-miru-v-ukraini-evrosouz-pidtrimue-lise-propozicii-zelenskogo-predstavnik-es.html" text:style-name="Internet_20_link" text:visited-style-name="Visited_20_Internet_20_Link">
</text:a>
He recalled that certain ideas for peaceful settlement in Ukraine were rejected, as well as from Brazil. In order for them to be effective, anyone should talk to Kiev, go there, see aggression with their own eyes, and look at it with the eyes of those who are under the bombs every day. Any such-person has a very clear imagination that there is an aggressor that has struck the International Charter and invaded another country, and there is a victim of this aggression, Borrel emphasized.As reported, the EU Council of Ministers in Luxembourg today took place in Luxembourg, the main topics of which were: discussing further assistance for Ukraine, in particular, with the urgent delivery between the EU and China.</text:p>
      <text:p text:style-name="P4">
News Source: <text:a xlink:type="simple" xlink:href="https://www.ukrinform.ua/rubric-polytics/3700110-sob-visuvati-mirni-propozicii-spocatku-potribno-vidvidati-ukrainu-borrel.html" text:style-name="Internet_20_link" text:visited-style-name="Visited_20_Internet_20_Link">
https://www.ukrinform.ua/rubric-polytics/3700110-sob-visuvati-mirni-propozicii-spocatku-potribno-vidvidati-ukrainu-borrel.html</text:a>
</text:p>
      <!--NEWS-->
      <text:h text:style-name="P10" text:outline-level="1">
<text:span text:style-name="T4">
The enemy focused on three directions, the forces of defense reflected 30 attacks</text:span>
</text:h>
      <text:p text:style-name="P4">
Authors: Ukrinform (Person)</text:p>
      <text:p text:style-name="P4">
Publisher: Укринформ (Organization)</text:p>
      <text:p text:style-name="P4">
Published Time: 2023-04-24T18:54:28+03:00</text:p>
      <text:p text:style-name="P4">
Modified Time: 2023-04-24T18:54:28+03:00</text:p>
      <text:p text:style-name="P4">
Description: Units of Ukrainian missile troops and artillery struck the anti-aircraft missile complex and two stations of radio electronic struggle of Russian invaders during the day. - Ukrinform.</text:p>
      <text:p text:style-name="P4">
Images: ["<text:a xlink:type="simple" xlink:href="https://static.ukrinform.com/photos/2023_04/thumb_files/630_360_1681573947-281.jpg" text:style-name="Internet_20_link" text:visited-style-name="Visited_20_Internet_20_Link">
630_360_16815...</text:a>
"]</text:p>
      <text:p text:style-name="P4">
Tags: ['Генштаб', 'ЗСУ', 'Війна з росією']</text:p>
      <text:p text:style-name="P4">
Type: Article</text:p>
      <!--METADATA-->
      <text:p text:style-name="P4">
<draw:frame draw:style-name="fr1" draw:name="Image122" text:anchor-type="as-char" svg:width="6.9236in" svg:height="3.956343in" draw:z-index="0">
<draw:image xlink:href="../Images/yкринформ/2023-04-24T18-54-28-03-00/630_360_1681573947-281.jpg" xlink:type="simple" xlink:show="embed" xlink:actuate="onLoad" draw:mime-type="image/jpeg"/>
</draw:frame>
The units of Ukrainian missile troops and artillery struck the anti-aircraft missile complex and two stations of radio electronic struggle of Russian invaders during the day.</text:p>
      <text:p text:style-name="P4">
According to Ukrinform, the General Staff of the Armed Forces of Ukraine reported in <text:a xlink:type="simple" xlink:href="http://www.facebook.com/GeneralStaff.ua/posts/pfbid02v5fPoxj8Hcjnj6XDyN6ZahdA1L6LjrgF1rKSaRmbPGPNHXyjo9VZ2C4qHL6gXCtwl" text:style-name="Internet_20_link" text:visited-style-name="Visited_20_Internet_20_Link">
</text:a>
Having published the prompt information as of 18:00 Monday, April 24.</text:p>
      <text:p text:style-name="P4">
The Ukrainian aviation per day has struck the areas of concentration of personal staff and military equipment of the Russian army.</text:p>
      <text:p text:style-name="P4">
Two hostile reconnaissance drones of different types are also beaten by defenders.</text:p>
      <text:p text:style-name="P4">
The Russian invaders made six missile and 47 aircraft strikes during the day, as well as 25 shelling of rocket launchers on the position of defense of Ukraine and the critical infrastructure of settlements.</text:p>
      <text:p text:style-name="P4">
The General Staff emphasizes that the likelihood of further missile rocket strokes throughout the territory of Ukraine remains high.</text:p>
      <text:p text:style-name="P4">
The main efforts of the army <text:a xlink:type="simple" xlink:href="https://www.ukrinform.ua/tag-rosia" text:style-name="Internet_20_link" text:visited-style-name="Visited_20_Internet_20_Link">
</text:a>
They focus on offensive actions on Bakhmut, Avdiivsky and Marinskaya. The defense forces of more than 30 enemy attacks are reflected there.</text:p>
      <text:p text:style-name="P4">
The most fierce fighting, according to the General Staff, continue for Bakhmut and Marinkudonetsk region.</text:p>
      <text:p text:style-name="P4">
On _ <text:span text:style-name="T4">
 Volyn and Polissya directions </text:span>
 _ the operational situation has not suffered significant changes. Signs of formation of offensive groups of the enemy have not been identified.</text:p>
      <text:p text:style-name="P4">
At _ <text:span text:style-name="T4">
 Siversky and Slobozhansky directions </text:span>
 _ Russia retains military adventure in the border areas with Ukraine of Bryansk, Kursk Tabelgorod regions.</text:p>
      <text:p text:style-name="P4">
From enemy shelling during the day, Gremyach of the Chernihiv region, Kucherivka, Shalyigine, Iskrykivshchyna and Popivka of Sumy region, as well as scallops, small aisles, shooters, Neskutny, Hatyshche, Budarki and Chugunivka of the Kharkiv region were suffering from enemy shelling during the day.</text:p>
      <text:p text:style-name="P4">
<text:span text:style-name="T4">
 Read also: </text:span>
 <text:a xlink:type="simple" xlink:href="https://www.ukrinform.ua/rubric-ato/3699873-rosia-akumulue-raketi-dla-zrivu-nastupalnoi-operacii-ukraini-budanov.html" text:style-name="Internet_20_link" text:visited-style-name="Visited_20_Internet_20_Link">
</text:a>
On _ <text:span text:style-name="T4">
 Kupyansk direction </text:span>
 _ invaders continue to formulate positions in individual sections. Artillery imminometric blows from the Russians were poplar, Kamianka, Krasne first, Figolivka, Novomlinsk, two -year, Western and Kislivka of Kharkiv region, as soon as the Novoselselovsk Luhansk region.On the _ <text:span text:style-name="T4">
 Bakhmut direction </text:span>
 _ the invaders continue to take offensive actions, heavy battles are ongoing in the city of Bakhmut. During the day of the Russian Federation, there were unsuccessful successive actions in the direction of Novomarka and Chrome.</text:p>
      <text:p text:style-name="P4">
Orykhovo-Vasylivka, Markovo, Grigorivka, Chrome, Bakhmut, Ivanivske, Yar, North and New York of Donetsk region were injured from Russian shelling.</text:p>
      <text:p text:style-name="P4">
On the _ <text:span text:style-name="T4">
 Avdeevsky direction </text:span>
 _ the Russians conducted offensive actions near the relative, steppe and Pervomaisk Donetsk region, but there were considerable success. At the same time, the enemy fired at settlements, in particular, Novokalinovo, Avdiivka, Severene, Tonenko, Pervomaisk, Karlovka and Nevelsky Donetsk region.</text:p>
      <text:p text:style-name="P4">
On the _ <text:span text:style-name="T4">
 Marinsky direction </text:span>
 _ during the day of the Defense Forces reflected attacks in the area of Marinka and near Novomikhailivka. Russian shelling of nations was suffered by Krasnogorivka, Acute, Marinka, Vicoda, Novomikhailivka and Paraskovka of Donetsk region.</text:p>
      <text:p text:style-name="P4">
On <text:span text:style-name="T4">
 _ a mining direction_ </text:span>
 during the current day of the offensive acts were not carried out, instead fired at the coal, precursor, Velikovosilka and Komar of Donetsk region.</text:p>
      <text:p text:style-name="P4">
On <text:span text:style-name="T4">
 _ Zaporizhzhya and Kherson directions_ </text:span>
 the Russian troops continue the Valiorons. At the same time, the invaders strike the settlements located near the line of combat collision, in particular on Novosilka and Novopolyudonetsk region, Olgiv, Malynivtsi, Red, Charming and Orihiv Zaporozhye region, as well as in Kherson.</text:p>
      <text:p text:style-name="P4">
<text:span text:style-name="T4">
 Read also: </text:span>
 <text:a xlink:type="simple" xlink:href="https://www.ukrinform.ua/rubric-world/3699490-rf-pragne-vidklasti-vidkritu-mobilizaciu-sob-minimizuvati-vnutrisne-inakomislenna-rozvidka-britanii.html" text:style-name="Internet_20_link" text:visited-style-name="Visited_20_Internet_20_Link">
<text:span text:style-name="T4">
 intelligence </text:span>
</text:a>
In the temporarily conquered territories of Ukraine, the enemy continues to use civilian infrastructure for its own purposes. In particular, in the city of Golubivka, the Lugansk region, as a medical center to assist their military personnel, use one of the schools.</text:p>
      <text:p text:style-name="P4">
According to Ukrinform, according to the Main Directorate of Intelligence of the Ministry of Defense Ukraine, the Russians produce new rockets and accumulate them <text:a xlink:type="simple" xlink:href="https://www.ukrinform.ua/rubric-ato/3699873-rosia-akumulue-raketi-dla-zrivu-nastupalnoi-operacii-ukraini-budanov.html" text:style-name="Internet_20_link" text:visited-style-name="Visited_20_Internet_20_Link">
</text:a>
The forces of defense.</text:p>
      <text:p text:style-name="P4">
News Source: <text:a xlink:type="simple" xlink:href="https://www.ukrinform.ua/rubric-ato/3700114-vorog-zoseredivsa-na-troh-napramkah-sili-oboroni-vidbili-30-atak.html" text:style-name="Internet_20_link" text:visited-style-name="Visited_20_Internet_20_Link">
https://www.ukrinform.ua/rubric-ato/3700114-vorog-zoseredivsa-na-troh-napramkah-sili-oboroni-vidbili-30-atak.html</text:a>
</text:p>
      <!--NEWS-->
      <text:h text:style-name="P10" text:outline-level="1">
<text:span text:style-name="T4">
Moravetsky expects the European Commission's decision this week on Ukrainian products</text:span>
</text:h>
      <text:p text:style-name="P4">
Authors: Ukrinform (Person)</text:p>
      <text:p text:style-name="P4">
Publisher: Укринформ (Organization)</text:p>
      <text:p text:style-name="P4">
Published Time: 2023-04-24T18:54:36+03:00</text:p>
      <text:p text:style-name="P4">
Modified Time: 2023-04-24T18:54:36+03:00</text:p>
      <text:p text:style-name="P4">
Description: Poland expects that this week, along with the European Commission, a decision will be found on the prohibition of importing a large number of Ukrainian products into the market of Poland, Hungary, Slovakia, Romania and Bulgaria. - Ukrinform.</text:p>
      <text:p text:style-name="P4">
Images: ["<text:a xlink:type="simple" xlink:href="https://static.ukrinform.com/photos/2022_11/thumb_files/630_360_1668540078-906.jpg" text:style-name="Internet_20_link" text:visited-style-name="Visited_20_Internet_20_Link">
630_360_16685...</text:a>
"]</text:p>
      <text:p text:style-name="P4">
Tags: ['Єврокомісія', 'Польща', 'Продукти', 'Україна', 'Моравецький']</text:p>
      <text:p text:style-name="P4">
Type: Article</text:p>
      <!--METADATA-->
      <text:p text:style-name="P4">
<draw:frame draw:style-name="fr1" draw:name="Image123" text:anchor-type="as-char" svg:width="6.9236in" svg:height="3.956343in" draw:z-index="0">
<draw:image xlink:href="../Images/yкринформ/2023-04-24T18-54-36-03-00/630_360_1668540078-906.jpg" xlink:type="simple" xlink:show="embed" xlink:actuate="onLoad" draw:mime-type="image/jpeg"/>
</draw:frame>
Poland considers that this week, together with the European Commission, a decision will be found to prohibit the import of a large number of Ukrainian products with the absences of Polish, Hungary, Slovakia, Romania and Bulgaria.</text:p>
      <text:p text:style-name="P4">
This was stated by the Head of the Polish Government Mateusz Moravtsky during a pre -conference in Warsaw, Ukrinform correspondent reports.</text:p>
      <text:p text:style-name="P4">
According to him, during the negotiations during the weekend between representatives of the EU and five EU countries, which require restrictions for Ukrainian commodity markets, "managed to break through the wall of misunderstanding" of the European Commission on the situation in the countries in Ukraine.</text:p>
      <text:p text:style-name="P4">
In his opinion, the parties are now “closer” to a joint decision in this request in accordance with EU legislation.</text:p>
      <text:p text:style-name="P4">
“I think this week will be very important in terms of coordinating the decision by the Zevrocomism. There were long and difficult negotiations yesterday, they did not end yet, ”the head of the Polish government said.</text:p>
      <text:p text:style-name="P4">
<text:span text:style-name="T4">
 Read also: </text:span>
 <text:a xlink:type="simple" xlink:href="https://www.ukrinform.ua/rubric-economy/3698974-problemu-z-ukrainskim-agroeksportom-majze-viriseno-ale-pitanna-zalisautsa.html" text:style-name="Internet_20_link" text:visited-style-name="Visited_20_Internet_20_Link">
</text:a>
Moravetsky emphasized that in connection with the current situation, Poland "was forced to block the border and pass only the transit."</text:p>
      <text:p text:style-name="P4">
As reported, agricultural ministers of five EU countries( <text:a xlink:type="simple" xlink:href="https://www.ukrinform.ua/tag-polsa" text:style-name="Internet_20_link" text:visited-style-name="Visited_20_Internet_20_Link">
</text:a>
, Hungary, Slovakia, Romania and Bulgaria)On April 21, a joint letter was sent to the European Commission, in which, in particular, they were convinced of the need to expand the list of products from Ukraine, the import of which should be forbidden into the territory of these countries. To the ban on Namport to these countries, wheat, corn, rapeseed or sunflower, which suggested, have suggested to add oil, flour, honey, sugar, soft fruits, eggs, meat, milk and milk products.</text:p>
      <text:p text:style-name="P4">
It is known that from midnight, on April 21, Poland unlocked the Ukrainian agro -production movement in transit through the country's territory to other EU countries and Polish moralports. Initially, four Polish seaports were provided at the Ministry of Development and Technology of the RP(Gdansk, Gdynia, Szczecin, Swingen)for transit of Ukrainian products. At the same time, it became known that from April 28, this list will be expanded at the expense of the seaport in Kolobzheg.</text:p>
      <text:p text:style-name="P4">
<text:span text:style-name="T4">
 Read also: </text:span>
 <text:a xlink:type="simple" xlink:href="https://www.ukrinform.ua/rubric-economy/3699284-ukraina-i-bolgaria-pogodili-rozblokuvanna-avtivok-na-kordoni-ta-ih-rozvantazenna.html" text:style-name="Internet_20_link" text:visited-style-name="Visited_20_Internet_20_Link">
</text:a>
</text:p>
      <text:p text:style-name="P4">
News Source: <text:a xlink:type="simple" xlink:href="https://www.ukrinform.ua/rubric-economy/3700115-moraveckij-ocikue-cogo-tizna-risenna-evrokomisii-sodo-ukrainskih-produktiv.html" text:style-name="Internet_20_link" text:visited-style-name="Visited_20_Internet_20_Link">
https://www.ukrinform.ua/rubric-economy/3700115-moraveckij-ocikue-cogo-tizna-risenna-evrokomisii-sodo-ukrainskih-produktiv.html</text:a>
</text:p>
      <!--NEWS-->
      <text:h text:style-name="P10" text:outline-level="1">
<text:span text:style-name="T4">
Marchenko was unable to break into the main net of the ATP tournament in Ostrava</text:span>
</text:h>
      <text:p text:style-name="P4">
Authors: Ukrinform (Person)</text:p>
      <text:p text:style-name="P4">
Publisher: Укринформ (Organization)</text:p>
      <text:p text:style-name="P4">
Published Time: 2023-04-24T18:55:58+03:00</text:p>
      <text:p text:style-name="P4">
Modified Time: 2023-04-24T18:55:58+03:00</text:p>
      <text:p text:style-name="P4">
Description: Ukrainian Ilya Marchenko struck a racket after a decisive match of qualification at the Tennis player Association (ATP) of the Challenger Series - Ostra Group Open - in Ostravia (Czech Republic) with a 73,000 - Ukrinform prize fund.</text:p>
      <text:p text:style-name="P4">
Images: ["<text:a xlink:type="simple" xlink:href="https://static.ukrinform.com/photos/2023_04/thumb_files/630_360_1682351320-317.jpg" text:style-name="Internet_20_link" text:visited-style-name="Visited_20_Internet_20_Link">
630_360_16823...</text:a>
"]</text:p>
      <text:p text:style-name="P4">
Tags: ['Теніс', 'Марченко']</text:p>
      <text:p text:style-name="P4">
Type: Article</text:p>
      <!--METADATA-->
      <text:p text:style-name="P4">
<draw:frame draw:style-name="fr1" draw:name="Image124" text:anchor-type="as-char" svg:width="6.9236in" svg:height="3.956343in" draw:z-index="0">
<draw:image xlink:href="../Images/yкринформ/2023-04-24T18-55-58-03-00/630_360_1682351320-317.jpg" xlink:type="simple" xlink:show="embed" xlink:actuate="onLoad" draw:mime-type="image/jpeg"/>
</draw:frame>
Ukrainian Marchenko mocked the racket after a decisive match(ATP)Challenger series - Ostragroup Open - in Ostrava(Czech Republic)With a prize fund € 73 thousand</text:p>
      <text:p text:style-name="P4">
In the finals of qualifying competitions Marchenko lost to German Henry Skweyr - 4: 6, 2: 6, reports Ukrinform.</text:p>
      <text:p text:style-name="P4">
In the main grid Ostra Group Open will be the first "racket" of Ukraine Oleksikrukh, which is sown under the 7th number. The first rival of cool will be Romanian David Ionel.</text:p>
      <text:p text:style-name="P4">
<text:span text:style-name="T4">
 Read also: </text:span>
 <text:a xlink:type="simple" xlink:href="https://www.ukrinform.ua/rubric-sports/3699780-krutih-zalisaetsa-persou-raketkou-ukraini-sacko-progresue.html" text:style-name="Internet_20_link" text:visited-style-name="Visited_20_Internet_20_Link">
</text:a>
The Ostrava tournament will last until April 30.</text:p>
      <text:p text:style-name="P4">
Photo: Ostra Group Open.</text:p>
      <text:p text:style-name="P4">
News Source: <text:a xlink:type="simple" xlink:href="https://www.ukrinform.ua/rubric-sports/3700116-marcenko-ne-zmig-probitisa-do-osnovnoi-sitki-turniru-atp-v-ostravi.html" text:style-name="Internet_20_link" text:visited-style-name="Visited_20_Internet_20_Link">
https://www.ukrinform.ua/rubric-sports/3700116-marcenko-ne-zmig-probitisa-do-osnovnoi-sitki-turniru-atp-v-ostravi.html</text:a>
</text:p>
      <!--NEWS-->
      <text:h text:style-name="P10" text:outline-level="1">
<text:span text:style-name="T4">
In Kropyvnytskyi, an unplanned session of the regional council is collected - they want to release the head</text:span>
</text:h>
      <text:p text:style-name="P4">
Authors: Ukrinform (Person)</text:p>
      <text:p text:style-name="P4">
Publisher: Укринформ (Organization)</text:p>
      <text:p text:style-name="P4">
Published Time: 2023-04-24T19:02:02+03:00</text:p>
      <text:p text:style-name="P4">
Modified Time: 2023-04-24T19:02:02+03:00</text:p>
      <text:p text:style-name="P4">
Description: </text:p>
      <text:p text:style-name="P4">
У Вівторок, 25 Квітня, У Кропивницькому Депутати Збирають Незаплановану Сесію. Голова Облради Вважає Можливими Неправомірні Дії, Через Що Надіслав Заяву До Сбу. — Укрінформ.: </text:p>
      <text:p text:style-name="P4">
Images: ["<text:a xlink:type="simple" xlink:href="https://static.ukrinform.com/photos/2023_04/thumb_files/630_360_1682352027-595.jpg" text:style-name="Internet_20_link" text:visited-style-name="Visited_20_Internet_20_Link">
630_360_16823...</text:a>
", "<text:a xlink:type="simple" xlink:href="https://static.ukrinform.com/photos/2023_04/1682352018-495.jpg" text:style-name="Internet_20_link" text:visited-style-name="Visited_20_Internet_20_Link">
1682352018-49...</text:a>
"]</text:p>
      <text:p text:style-name="P4">
Tags: ['Депутат', 'Кропивницький']</text:p>
      <text:p text:style-name="P4">
Type: Article</text:p>
      <!--METADATA-->
      <text:p text:style-name="P4">
<draw:frame draw:style-name="fr1" draw:name="Image125" text:anchor-type="as-char" svg:width="6.9236in" svg:height="3.956343in" draw:z-index="0">
<draw:image xlink:href="../Images/yкринформ/2023-04-24T19-02-02-03-00/630_360_1682352027-595.jpg" xlink:type="simple" xlink:show="embed" xlink:actuate="onLoad" draw:mime-type="image/jpeg"/>
</draw:frame>
Inverter, on April 25, deputies collect an unplanned session in Kropyvnytskyi.</text:p>
      <text:p text:style-name="P4">
About it reports <text:a xlink:type="simple" xlink:href="https://suspilne.media/454908-deputati-kirovogradskoi-oblradi-sklikaut-pozacergovu-sesiu-sob-zvilniti-golovu-vin-napisav-zaavu-do-sbu/" text:style-name="Internet_20_link" text:visited-style-name="Visited_20_Internet_20_Link">
</text:a>
, reports Ukrinform.</text:p>
      <text:p text:style-name="P4">
“Deputies of the Kirovograd Regional Council convene an extraordinary session on April 25 to release the chairman of the council Sergey Shulga. He told about it at a briefing. Sergiy Shulga considers it illegal and said that he wrote a statement to the Security Service of the country, police, prosecutors and the State Bureau of Investigation. The recording, which he showed at a briefing to journalists Sergey Shulga, was signed by 24 deputies of the regional council, ”the publication reads.</text:p>
      <text:p text:style-name="P4">
<draw:frame draw:style-name="fr1" draw:name="Image126" text:anchor-type="as-char" svg:width="6.9236in" svg:height="3.890889in" draw:z-index="0">
<draw:image xlink:href="../Images/yкринформ/2023-04-24T19-02-02-03-00/1682352018-495.jpg" xlink:type="simple" xlink:show="embed" xlink:actuate="onLoad" draw:mime-type="image/jpeg"/>
</draw:frame>
Schulga considers the actions of the deputies illegal, referring to Article 46 of the Law of Promotion of Self -Government: "They convene a 16 extraordinary session of the Kirovograd Regional Council of the eighth convocation. I would like to inform you immediately that this does not comply with the "Local Government Law", because, first, we have inconsisiae, and secondly, at their request, I convene, but I will continue to work the session, and it was planned to consider. "(Shulga was in mind initiated by MPs at session on March 31).</text:p>
      <text:p text:style-name="P4">
Голова ради зауважив, що попередня сесія не завершена, тому скликати наступну— протизаконно. Один з ініціаторів звернення депутат Олександр Горбунов сказавСуспільному, що вимога більш ніж третини депутатів — законна: «Ми не бачимо усвоїх діях нічого протизаконного і того, що не відповідає нормам регламенту».</text:p>
      <text:p text:style-name="P4">
Попереднє засідання депутатів обласної ради відбулося 31 березня. За п’ятьгодин вони не ухвалили жодного рішення та хотіли звільнити голову облрадиШульгу. Проведення сесії блокували, перерву оголошували чотири рази.</text:p>
      <text:p text:style-name="P4">
Сергій Шульга у жовтні 2020 року обраний депутатом Кіровоградської обласноїради від партії «Слуга народу». З 11 грудня 2020 року — голова Кіровоградськоїобласної ради. До цього обіймав оперативні та керівні посади Управління <text:a xlink:type="simple" xlink:href="https://www.ukrinform.ua/tag-sbu" text:style-name="Internet_20_link" text:visited-style-name="Visited_20_Internet_20_Link">
</text:a>
in the Kirovograd region. For two years he was the head of the SBU's military counterintelligence department of the SBU.</text:p>
      <text:p text:style-name="P4">
<text:span text:style-name="T5">
Foto: Public Kropyvnytsky</text:span>
</text:p>
      <text:p text:style-name="P4">
News Source: <text:a xlink:type="simple" xlink:href="https://www.ukrinform.ua/rubric-regions/3700117-u-kropivnickomu-zbiraut-pozaplanovu-sesiu-oblradi-hocut-zvilniti-golovu.html" text:style-name="Internet_20_link" text:visited-style-name="Visited_20_Internet_20_Link">
https://www.ukrinform.ua/rubric-regions/3700117-u-kropivnickomu-zbiraut-pozaplanovu-sesiu-oblradi-hocut-zvilniti-golovu.html</text:a>
</text:p>
      <!--NEWS-->
      <text:h text:style-name="P10" text:outline-level="1">
<text:span text:style-name="T4">
Lavrov on the UN Rada voiced a new version of the causes of war in Ukraine</text:span>
</text:h>
      <text:p text:style-name="P4">
Authors: Ukrinform (Person)</text:p>
      <text:p text:style-name="P4">
Publisher: Укринформ (Organization)</text:p>
      <text:p text:style-name="P4">
Published Time: 2023-04-24T19:05:09+03:00</text:p>
      <text:p text:style-name="P4">
Modified Time: 2023-04-24T19:05:09+03:00</text:p>
      <text:p text:style-name="P4">
Description: Russian Foreign Minister Sergei Lavrov, who presides on the UN Security Council, gave a new interpretation of the causes of war against Ukraine. - Ukrinform.</text:p>
      <text:p text:style-name="P4">
Images: ["<text:a xlink:type="simple" xlink:href="https://static.ukrinform.com/photos/2023_04/thumb_files/630_360_1682352287-944.jpg" text:style-name="Internet_20_link" text:visited-style-name="Visited_20_Internet_20_Link">
630_360_16823...</text:a>
"]</text:p>
      <text:p text:style-name="P4">
Tags: ['лавров', 'Україна', 'Війна', 'Радбез ООН']</text:p>
      <text:p text:style-name="P4">
Type: Article</text:p>
      <!--METADATA-->
      <text:p text:style-name="P4">
<draw:frame draw:style-name="fr1" draw:name="Image127" text:anchor-type="as-char" svg:width="6.9236in" svg:height="3.956343in" draw:z-index="0">
<draw:image xlink:href="../Images/yкринформ/2023-04-24T19-05-09-03-00/630_360_1682352287-944.jpg" xlink:type="simple" xlink:show="embed" xlink:actuate="onLoad" draw:mime-type="image/jpeg"/>
</draw:frame>
Russia's Minister of Law, Sergey Lavrov, who presides on the UN Security Council, gave a renovation of the causes of war against Ukraine.</text:p>
      <text:p text:style-name="P4">
According to Ukrinform correspondent in New York, Lavrov, speaking on the topic "Effective multilaterality through the protection devoid of rights.</text:p>
      <text:p text:style-name="P4">
“Russia clearly explained the task of a special military operation: to eliminate threatening security that created NATO countries directly at our borders, to protect people who were deprived of rights. We honestly said for what we were talking about, ”Lavrov said, without explaining what rights are being said.</text:p>
      <text:p text:style-name="P4">
Earlier, Russian President Vladimir Putin, for whom the ISS issued a warrant for arrest, spoke about various goals of wars, including "demilitarization" and "denacification" of Ukraine.</text:p>
      <text:p text:style-name="P4">
According to the State Department official, Russia, who is presiding in April in the UN Council, deliberately chooses topics concerning its "the most flashy actions in this war", inams "turn everything upside down."</text:p>
      <text:p text:style-name="P4">
<text:span text:style-name="T4">
 Read also: </text:span>
 <text:a xlink:type="simple" xlink:href="https://www.ukrinform.ua/rubric-polytics/3694789-kuleba-pisla-video-z-obezgolovluvannam-ce-absurd-so-rosia-golovue-v-radbezi-oon.html" text:style-name="Internet_20_link" text:visited-style-name="Visited_20_Internet_20_Link">
<text:span text:style-name="T4">
 Cooleba </text:span>
 <text:span text:style-name="T4">
 </text:span>
 <text:span text:style-name="T4">
 </text:span>
 <text:span text:style-name="T4">
 Video </text:span>
 <text:span text:style-name="T4">
 Decovered </text:span>
<text:span text:style-name="T4">
 absurd </text:span>
 <text:span text:style-name="T4">
 </text:span>
 UN**</text:a>
As <text:a xlink:type="simple" xlink:href="https://www.ukrinform.ua/rubric-world/3699417-u-radbezi-oon-u-ponedilok-vidbudutsa-debati-pid-golovuvannam-lavrova.html" text:style-name="Internet_20_link" text:visited-style-name="Visited_20_Internet_20_Link">
 </text:a>
, on Monday, a meeting under the chairmanship of Lavrov is held in Russia, which was announced in Russia as a "high-level debate", but most Member States are represented(https://www.ukrinform.ua/tag-oon), and non -intensities of foreign affairs or other officials.</text:p>
      <text:p text:style-name="P4">
News Source: <text:a xlink:type="simple" xlink:href="https://www.ukrinform.ua/rubric-world/3700118-lavrov-na-radbezi-oon-ozvuciv-novu-versiu-pricin-vijni-v-ukraini.html" text:style-name="Internet_20_link" text:visited-style-name="Visited_20_Internet_20_Link">
https://www.ukrinform.ua/rubric-world/3700118-lavrov-na-radbezi-oon-ozvuciv-novu-versiu-pricin-vijni-v-ukraini.html</text:a>
</text:p>
      <!--NEWS-->
      <text:h text:style-name="P10" text:outline-level="1">
<text:span text:style-name="T4">
The Cabinet of Ministers in half a year must do the work to renam the place names in Crimea - Chubarov</text:span>
</text:h>
      <text:p text:style-name="P4">
Authors: Ukrinform (Person)</text:p>
      <text:p text:style-name="P4">
Publisher: Укринформ (Organization)</text:p>
      <text:p text:style-name="P4">
Published Time: 2023-04-24T19:07:31+03:00</text:p>
      <text:p text:style-name="P4">
Modified Time: 2023-04-24T19:07:31+03:00</text:p>
      <text:p text:style-name="P4">
Description: According to the President signed by the Law on conviction and prohibition of propaganda of Russian imperial policy and decolonization of toponymy, the government is obliged to work on a change of toponyms in the temporarily occupied Crimea and submit their proposals to the Verkhovna Rada within six months. - Ukrinform.</text:p>
      <text:p text:style-name="P4">
Images: ["<text:a xlink:type="simple" xlink:href="https://static.ukrinform.com/photos/2022_06/thumb_files/630_360_1655555621-215.jpg" text:style-name="Internet_20_link" text:visited-style-name="Visited_20_Internet_20_Link">
630_360_16555...</text:a>
"]</text:p>
      <text:p text:style-name="P4">
Tags: ['Чубаров', 'Крим', 'Перейменування']</text:p>
      <text:p text:style-name="P4">
Type: Article</text:p>
      <!--METADATA-->
      <text:p text:style-name="P4">
<draw:frame draw:style-name="fr1" draw:name="Image128" text:anchor-type="as-char" svg:width="6.9236in" svg:height="3.956343in" draw:z-index="0">
<draw:image xlink:href="../Images/yкринформ/2023-04-24T19-07-31-03-00/630_360_1655555621-215.jpg" xlink:type="simple" xlink:show="embed" xlink:actuate="onLoad" draw:mime-type="image/jpeg"/>
</draw:frame>
According to the President signed by the Law on Condemnation and Prohibition of Propaganda Imperial Policy and Decolonization of Toponymy, the Government is obliged to work on a change in toponyms in temporary -occupied Crimea and submit their proposals to the Verkhovna Rada.</text:p>
      <text:p text:style-name="P4">
About it on air <text:a xlink:type="simple" xlink:href="https://www.youtube.com/watch" text:style-name="Internet_20_link" text:visited-style-name="Visited_20_Internet_20_Link">
</text:a>
He said the head of the Crimean Tatar people, Refat Chubarov, Ukrinform reports.</text:p>
      <text:p text:style-name="P4">
“This law proposes all local self -government bodies, military administrations to work on a change of toponymy and submit a proposal to the Verkhovna Rada of Ukraine within a certain period. Since we are talking about the occupied Kryme, this task rests directly on the Cabinet of Ministers of Ukraine, which within six months from the introduction of the law must carry out this work. We, for our part, are ready for the task, ”Chubarov said.</text:p>
      <text:p text:style-name="P4">
In his opinion, the law on condemnation and prohibition of propaganda of Russian imperial policy and decolonization of toponymy establishes principles, on the basis of any "decolonization of consciousness of Ukrainians" will be carried out.</text:p>
      <text:p text:style-name="P4">
<text:span text:style-name="T4">
 Read also: </text:span>
 <text:a xlink:type="simple" xlink:href="https://www.ukrinform.ua/rubric-crimea/3699007-na-moment-zvilnenna-krimu-ukraini-potribno-mati-strategiu-pidtrimki-bezpeki-v-cornomu-mori-ekspert.html" text:style-name="Internet_20_link" text:visited-style-name="Visited_20_Internet_20_Link">
<text:span text:style-name="T4">
 release </text:span>
 <text:span text:style-name="T4">
 Crimea </text:span>
</text:a>
“We have two areas of work on Crimea. The first is the return of historical names to be excluded during the crimes of the Soviet regime against the Crimean Tatar on the Crimean Tatar, during a deportation genocide. Then all the place names, qualified on the Crimean Tatar culture, traditions, were changed. The second -hand is to change the names related to the justification of Russian imperial politics in the Crimea. There are many such names, these are settlements - Nakhimov, Lazarev, Kutuzivka, Yekaterinovka. Many monuments that exalted Russian colonial policies in the Crimea, starting from the monument to the sun. Or the monuments that Russia is establishing now - a monument to Catherine II in <text:a xlink:type="simple" xlink:href="https://www.ukrinform.ua/tag-krim" text:style-name="Internet_20_link" text:visited-style-name="Visited_20_Internet_20_Link">
</text:a>
», - said Chubarov.</text:p>
      <text:p text:style-name="P4">
He stressed that work in these areas should begin immediately.</text:p>
      <text:p text:style-name="P4">
“Maybe we will have time to release Crimea to make the main part of the assigned task. And when the Armed Forces of Ukraine enter the Crimea, we will be used to many new names, ”Chubarov said.<text:span text:style-name="T5">
Foto: krym.org(RFE/RL)</text:span>
</text:p>
      <text:p text:style-name="P4">
News Source: <text:a xlink:type="simple" xlink:href="https://www.ukrinform.ua/rubric-crimea/3700119-kabmin-za-piv-roku-mae-provesti-robotu-iz-perejmenuvanna-toponimiv-u-krimu-cubarov.html" text:style-name="Internet_20_link" text:visited-style-name="Visited_20_Internet_20_Link">
https://www.ukrinform.ua/rubric-crimea/3700119-kabmin-za-piv-roku-mae-provesti-robotu-iz-perejmenuvanna-toponimiv-u-krimu-cubarov.html</text:a>
</text:p>
      <!--NEWS-->
      <text:h text:style-name="P10" text:outline-level="1">
<text:span text:style-name="T4">
Stefanchuk discussed with the heads of Bundestag and Bundesrat membership of Ukraine in the EU and NATO</text:span>
</text:h>
      <text:p text:style-name="P4">
Authors: Ukrinform (Person)</text:p>
      <text:p text:style-name="P4">
Publisher: Укринформ (Organization)</text:p>
      <text:p text:style-name="P4">
Published Time: 2023-04-24T19:13:00+03:00</text:p>
      <text:p text:style-name="P4">
Modified Time: 2023-04-24T19:13:00+03:00</text:p>
      <text:p text:style-name="P4">
Description: </text:p>
      <text:p text:style-name="P4">
Голова Верховної Ради Руслан Стефанчук Розраховує На Підтримку Німеччиною Європейської Та Євроатлантичної Інтеграції України, Створення Спецтрибуналу Проти Росії Та Відновлення Українських Регіонів. — Укрінформ.: </text:p>
      <text:p text:style-name="P4">
Images: ["<text:a xlink:type="simple" xlink:href="https://static.ukrinform.com/photos/2023_04/thumb_files/630_360_1682352617-154.jpg" text:style-name="Internet_20_link" text:visited-style-name="Visited_20_Internet_20_Link">
630_360_16823...</text:a>
", "<text:a xlink:type="simple" xlink:href="https://static.ukrinform.com/photos/2023_04/1682352641-504.jpg" text:style-name="Internet_20_link" text:visited-style-name="Visited_20_Internet_20_Link">
1682352641-50...</text:a>
", "<text:a xlink:type="simple" xlink:href="https://static.ukrinform.com/photos/2023_04/1682352646-898.jpg" text:style-name="Internet_20_link" text:visited-style-name="Visited_20_Internet_20_Link">
1682352646-89...</text:a>
"]</text:p>
      <text:p text:style-name="P4">
Tags: ['Євросоюз', 'НАТО', 'Німеччина', 'Стефанчук']</text:p>
      <text:p text:style-name="P4">
Type: Article</text:p>
      <!--METADATA-->
      <text:p text:style-name="P4">
<draw:frame draw:style-name="fr1" draw:name="Image129" text:anchor-type="as-char" svg:width="6.9236in" svg:height="3.956343in" draw:z-index="0">
<draw:image xlink:href="../Images/yкринформ/2023-04-24T19-13-00-03-00/630_360_1682352617-154.jpg" xlink:type="simple" xlink:show="embed" xlink:actuate="onLoad" draw:mime-type="image/jpeg"/>
</draw:frame>
Ruslan Stefanchuk Ruslan, the Chiefial Council, is counting on the support of Germany European and Euro -Atlantic Integration of Ukraine, the creation of special -tribunal in contradiction of Russia and the restoration of Ukrainian regions.</text:p>
      <text:p text:style-name="P4">
He noted this during a meeting with the Bundestag President of Germany Bass and President of the Bundesrat Germany Peter Czechr, reports Ukrinform with reference to <text:a xlink:type="simple" xlink:href="https://www.facebook.com/stefanchuk.official/posts/pfbid0332yX5BKivCBGb24qL5wZHunJSx5H7RaqWCWJQ5yh1k29u83LGmc46YiwJk9pkWC2l" text:style-name="Internet_20_link" text:visited-style-name="Visited_20_Internet_20_Link">
</text:a>
Speaker.</text:p>
      <text:p text:style-name="P4">
“German weapons continue to save Ukrainian lives. I hope that it will also help liberate our territories and people in the near future, ”Stefanchuk emphasized.</text:p>
      <text:p text:style-name="P4">
<draw:frame draw:style-name="fr1" draw:name="Image130" text:anchor-type="as-char" svg:width="6.9236in" svg:height="4.615733in" draw:z-index="0">
<draw:image xlink:href="../Images/yкринформ/2023-04-24T19-13-00-03-00/1682352641-504.jpg" xlink:type="simple" xlink:show="embed" xlink:actuate="onLoad" draw:mime-type="image/jpeg"/>
</draw:frame>
He said that he discussed with German colleagues strategic reports for Ukraine, namely: introduction to the EU and NATO.</text:p>
      <text:p text:style-name="P4">
<text:span text:style-name="T4">
 Read also: </text:span>
 <text:a xlink:type="simple" xlink:href="https://www.ukrinform.ua/rubric-polytics/3700109-stefancuk-rozrahovue-na-pidtrimku-tureccinou-clenstva-ukraini-v-nato.html" text:style-name="Internet_20_link" text:visited-style-name="Visited_20_Internet_20_Link">
<text:span text:style-name="T4">
 Stefanchuk </text:span>
</text:a>
The Chairman of the Verkhovna Rada also stressed that the issue is extremely important for Ukraine - the issue of faithfulness: the creation of a special tribunal to bring Russia to the reference for the crime of aggression against Ukraine.</text:p>
      <text:p text:style-name="P4">
<draw:frame draw:style-name="fr1" draw:name="Image131" text:anchor-type="as-char" svg:width="6.9236in" svg:height="4.615733in" draw:z-index="0">
<draw:image xlink:href="../Images/yкринформ/2023-04-24T19-13-00-03-00/1682352646-898.jpg" xlink:type="simple" xlink:show="embed" xlink:actuate="onLoad" draw:mime-type="image/jpeg"/>
</draw:frame>
In addition, he said, the meeting was about the rebuilding of Ukraine.</text:p>
      <text:p text:style-name="P4">
"I thanked for the assistance already provided, noting that I rely on the further support of Germany in the restoration of Ukraine," - said Stefanchuk.</text:p>
      <text:p text:style-name="P4">
As it was reported, the Chairman of the Verkhovna Rada Ruslan Stefanchuk is with a working visite in the Czech Republic, where Ukraine for the first time participated in the conferences of parliaments of countries <text:a xlink:type="simple" xlink:href="https://www.ukrinform.ua/tag-evrosouz" text:style-name="Internet_20_link" text:visited-style-name="Visited_20_Internet_20_Link">
</text:a>
.</text:p>
      <text:p text:style-name="P4">
<text:span text:style-name="T5">
Foto: Ruslan Stefanchuk, Facebook</text:span>
</text:p>
      <text:p text:style-name="P4">
News Source: <text:a xlink:type="simple" xlink:href="https://www.ukrinform.ua/rubric-polytics/3700121-stefancuk-obgovoriv-z-ocilnikami-bundestagu-i-bundesratu-clenstvo-ukraini-v-es-ta-nato.html" text:style-name="Internet_20_link" text:visited-style-name="Visited_20_Internet_20_Link">
https://www.ukrinform.ua/rubric-polytics/3700121-stefancuk-obgovoriv-z-ocilnikami-bundestagu-i-bundesratu-clenstvo-ukraini-v-es-ta-nato.html</text:a>
</text:p>
      <!--NEWS-->
      <text:h text:style-name="P10" text:outline-level="1">
<text:span text:style-name="T4">
The national team of Ukraine won three awards for Parfence Kos on wheelchairs</text:span>
</text:h>
      <text:p text:style-name="P4">
Authors: Ukrinform (Person)</text:p>
      <text:p text:style-name="P4">
Publisher: Укринформ (Organization)</text:p>
      <text:p text:style-name="P4">
Published Time: 2023-04-24T19:17:41+03:00</text:p>
      <text:p text:style-name="P4">
Modified Time: 2023-04-24T19:17:41+03:00</text:p>
      <text:p text:style-name="P4">
Description: Parafewers won two individual medals and one on the team. - Ukrinform.</text:p>
      <text:p text:style-name="P4">
Images: ["<text:a xlink:type="simple" xlink:href="https://static.ukrinform.com/photos/2023_04/thumb_files/630_360_1682352987-344.jpg" text:style-name="Internet_20_link" text:visited-style-name="Visited_20_Internet_20_Link">
630_360_16823...</text:a>
"]</text:p>
      <text:p text:style-name="P4">
Tags: ['Паралімпійці']</text:p>
      <text:p text:style-name="P4">
Type: Article</text:p>
      <!--METADATA-->
      <text:p text:style-name="P4">
<draw:frame draw:style-name="fr1" draw:name="Image132" text:anchor-type="as-char" svg:width="6.9236in" svg:height="3.956343in" draw:z-index="0">
<draw:image xlink:href="../Images/yкринформ/2023-04-24T19-17-41-03-00/630_360_1682352987-344.jpg" xlink:type="simple" xlink:show="embed" xlink:actuate="onLoad" draw:mime-type="image/jpeg"/>
</draw:frame>
Parafewers won two individual medals and one on the team.</text:p>
      <text:p text:style-name="P4">
The Cup of Parfence on Trollers took place in the French city of him, reports Ukrinform.</text:p>
      <text:p text:style-name="P4">
Ukrainian Parfeiters won the debut award at the World Cup in the World Cup in the second day. The first medal for the National Paralympic team of trolleys in France was won by Eugene Breus, which became the third zero shed.</text:p>
      <text:p text:style-name="P4">
Natalia Markovich won the second medal for the national team of Ukraine. Tokyo-2020 Vicechiochiompion Capalimpian Games in Tokyo-2020 became the second at the Cup of the World in Rapir.</text:p>
      <text:p text:style-name="P4">
Instead, on the last day of the World Cup-2023, the Ukrainian national team won silver medal in a mixed-category saber team. The team of the Utsa form included the carrot, which became the leader on awards at the tournament. In addition to the parifers, Andrey Demchuk, Dmitry Seryozhenko and Nadiya Deolog, in the mixed category of mixed category.</text:p>
      <text:p text:style-name="P4">
<text:span text:style-name="T4">
 Read also: </text:span>
 <text:a xlink:type="simple" xlink:href="https://www.ukrinform.ua/rubric-sports/3696022-harlan-pro-nakaz-minmolodsportu-duze-vazke-risenna-ake-napevno-neobhidno-bulo-uhvaliti.html" text:style-name="Internet_20_link" text:visited-style-name="Visited_20_Internet_20_Link">
</text:a>
As reported by Ukrinform, the tournament was attended by parfereators from 32 countries of the world.</text:p>
      <text:p text:style-name="P4">
Photo: Paralympic Committee</text:p>
      <text:p text:style-name="P4">
News Source: <text:a xlink:type="simple" xlink:href="https://www.ukrinform.ua/rubric-sports/3700122-zbirna-ukraini-viborola-tri-nagorodi-na-ks-z-parafehtuvanna-na-vizkah.html" text:style-name="Internet_20_link" text:visited-style-name="Visited_20_Internet_20_Link">
https://www.ukrinform.ua/rubric-sports/3700122-zbirna-ukraini-viborola-tri-nagorodi-na-ks-z-parafehtuvanna-na-vizkah.html</text:a>
</text:p>
      <!--NEWS-->
      <text:h text:style-name="P10" text:outline-level="1">
<text:span text:style-name="T4">
In Spain there were clashes during the reburial founder of the fascist movement</text:span>
</text:h>
      <text:p text:style-name="P4">
Authors: Ukrinform (Person)</text:p>
      <text:p text:style-name="P4">
Publisher: Укринформ (Organization)</text:p>
      <text:p text:style-name="P4">
Published Time: 2023-04-24T19:21:57+03:00</text:p>
      <text:p text:style-name="P4">
Modified Time: 2023-04-24T19:21:57+03:00</text:p>
      <text:p text:style-name="P4">
Description: Three people were arrested after a collision with the police of Jose Antonio De Primo de Rivera, the founder of the fascist movement "Spanish Phalanx", whose body was exhumed with a mausoleum in "Valley of the fallen" near Madrid on Monday. - Ukrinform.</text:p>
      <text:p text:style-name="P4">
Images: ["<text:a xlink:type="simple" xlink:href="https://static.ukrinform.com/photos/2023_04/thumb_files/630_360_1682352802-539.jpg" text:style-name="Internet_20_link" text:visited-style-name="Visited_20_Internet_20_Link">
630_360_16823...</text:a>
"]</text:p>
      <text:p text:style-name="P4">
Tags: ['Іспанія', 'Поліція', 'Ексгумація', 'Сутички']</text:p>
      <text:p text:style-name="P4">
Type: Article</text:p>
      <!--METADATA-->
      <text:p text:style-name="P4">
<draw:frame draw:style-name="fr1" draw:name="Image133" text:anchor-type="as-char" svg:width="6.9236in" svg:height="3.956343in" draw:z-index="0">
<draw:image xlink:href="../Images/yкринформ/2023-04-24T19-21-57-03-00/630_360_1682352802-539.jpg" xlink:type="simple" xlink:show="embed" xlink:actuate="onLoad" draw:mime-type="image/jpeg"/>
</draw:frame>
Three people were arrested after a collision with the police of Jose Antonio Prymode River, the founder of the fascist movement "Spanish Phalanx", whose body was exhumed with a mausoleum in "Valley of the fallen" near Madrid.</text:p>
      <text:p text:style-name="P4">
According to Ukrinform, the agency reports <text:a xlink:type="simple" xlink:href="http://www.reuters.com/world/europe/spain-exhume-fascist-movement-founders-body-madrid-mausoleum-2023-04-24/" text:style-name="Internet_20_link" text:visited-style-name="Visited_20_Internet_20_Link">
</text:a>
.</text:p>
      <text:p text:style-name="P4">
Police tried to restrain a crowd of about 150 supporters of the Spanish phalanx, who gathered near the San Isidro Cemetery in the south of Madrid, where the bodies were delivered to rebuild. The protesters gave the fascist greetings sang the phalanx anthem "face to the sun."</text:p>
      <text:p text:style-name="P4">
According to source B <text:a xlink:type="simple" xlink:href="https://www.ukrinform.ua/tag-policia" text:style-name="Internet_20_link" text:visited-style-name="Visited_20_Internet_20_Link">
</text:a>
, three arrests made for violation of public order.</text:p>
      <text:p text:style-name="P4">
Earlier, a smaller crowd near the gate of the "Valley of the Frozh" complex was also a giving greeting and holding posters with "Jose Antonio" Tagigged "Live Spain" when he passed the catafal with his body.</text:p>
      <text:p text:style-name="P4">
Exhumation, which took place after the reburial of the remarks of Franciscofranco in 2019, is part of the plan of transformation of the complex built by Franco near the capital, at the Memorial of Memorial of 500,000 people killed during the Civil War in Spain in 1936-39.</text:p>
      <text:p text:style-name="P4">
The complex anonymously buried the remains of about 34,000 people, many of which were victims of Franco regime.</text:p>
      <text:p text:style-name="P4">
The son of Dictator Migel Primo de Ri, who ruled Spain in 1923-1930, Jose Antonio was shot in November 1936 by the left Republican Sysl in Alicante.</text:p>
      <text:p text:style-name="P4">
<text:span text:style-name="T4">
 Read also: </text:span>
 <text:a xlink:type="simple" xlink:href="https://www.ukrinform.ua/rubric-ato/3689419-u-nujorku-bila-oon-vidkrietsa-vistavka-pro-voenni-zlocini-rf.html" text:style-name="Internet_20_link" text:visited-style-name="Visited_20_Internet_20_Link">
</text:a>
In 2019, the remains of Franciscofranco dictator was moved from the Valley of the Froke. He is now buried in the Cemetery of the Ministry of Horrubio in El Pardo, where the dictator's wife, Carmen Polo, was buried in 1988. The reburial procedure was made on October 24, 2019 in the presence of the Minister of Justice of Spain, forensic experts, priests and 22 descendants of Franco.</text:p>
      <text:p text:style-name="P4">
<text:span text:style-name="T5">
Foto: EPA</text:span>
</text:p>
      <text:p text:style-name="P4">
News Source: <text:a xlink:type="simple" xlink:href="https://www.ukrinform.ua/rubric-world/3700124-v-ispanii-stalisa-suticki-pid-cas-perepohovanna-zasnovnika-fasistskogo-ruhu.html" text:style-name="Internet_20_link" text:visited-style-name="Visited_20_Internet_20_Link">
https://www.ukrinform.ua/rubric-world/3700124-v-ispanii-stalisa-suticki-pid-cas-perepohovanna-zasnovnika-fasistskogo-ruhu.html</text:a>
</text:p>
      <!--NEWS-->
      <text:h text:style-name="P10" text:outline-level="1">
<text:span text:style-name="T4">
The US greet any support of Ukraine from all countries-White House</text:span>
</text:h>
      <text:p text:style-name="P4">
Authors: Ukrinform (Person)</text:p>
      <text:p text:style-name="P4">
Publisher: Укринформ (Organization)</text:p>
      <text:p text:style-name="P4">
Published Time: 2023-04-24T19:25:17+03:00</text:p>
      <text:p text:style-name="P4">
Modified Time: 2023-04-24T19:25:17+03:00</text:p>
      <text:p text:style-name="P4">
Description: The United States does not press on any country, including the Republic of Korea, to provide Ukraine with military and other assistance in the Russian War, but congratulate any support from everywhere. - Ukrinform.</text:p>
      <text:p text:style-name="P4">
Images: ["<text:a xlink:type="simple" xlink:href="https://static.ukrinform.com/photos/2023_04/thumb_files/630_360_1682353062-404.jpg" text:style-name="Internet_20_link" text:visited-style-name="Visited_20_Internet_20_Link">
630_360_16823...</text:a>
"]</text:p>
      <text:p text:style-name="P4">
Tags: ['Корея', 'США', 'Україна', 'допомога']</text:p>
      <text:p text:style-name="P4">
Type: Article</text:p>
      <!--METADATA-->
      <text:p text:style-name="P4">
<draw:frame draw:style-name="fr1" draw:name="Image134" text:anchor-type="as-char" svg:width="6.9236in" svg:height="3.956343in" draw:z-index="0">
<draw:image xlink:href="../Images/yкринформ/2023-04-24T19-25-17-03-00/630_360_1682353062-404.jpg" xlink:type="simple" xlink:show="embed" xlink:actuate="onLoad" draw:mime-type="image/jpeg"/>
</draw:frame>
The connection does not press on any country, including the Republic of Korea, regarding the provision of military and other assistance in the Russian War, also, however, any support from everywhere.</text:p>
      <text:p text:style-name="P4">
This was stated on Monday by the Coordinator of the White House National Security Council John Kirby, whether the US and LCD presidents plan to discuss Ukraine during a meeting in Washington, Ukrinform reports.</text:p>
      <text:p text:style-name="P4">
"Of course, we want to see as much help for Ukraine as possible," the White House representative said.</text:p>
      <text:p text:style-name="P4">
For this purpose, he said, there is a contact group on defense of Ukraine under the leadership of the Minister of Defense <text:a xlink:type="simple" xlink:href="https://www.ukrinform.ua/tag-ssa" text:style-name="Internet_20_link" text:visited-style-name="Visited_20_Internet_20_Link">
</text:a>
. Kirby recalled that the Republic of Korea is involved in Ramstein format of the middle fifty countries.</text:p>
      <text:p text:style-name="P4">
"We welcome any contributions from any state in support of Ukraine so that it was not," Kirby continued. At the same time, he said, each nation will make their own choice for assistance that Ukraine can provide, "and the US respects this choice."</text:p>
      <text:p text:style-name="P4">
He recalled that the Republic of Korea has already made significant contributions to hundreds of million dollar dollar in the form of humanitarian and non -lethal assistance. "They also very much condemn Russian aggression, and we are grateful to them for it," the White House representative said.</text:p>
      <text:p text:style-name="P4">
He stressed that the war in Ukraine is a problem that concerns not only the European continent. “This is a global order problem about what Putinories in Ukraine. And the Republic of Korea, President Jun is clearly aware of it, ”the White House representative said.</text:p>
      <text:p text:style-name="P4">
<text:span text:style-name="T4">
 Read also: </text:span>
 <text:a xlink:type="simple" xlink:href="https://www.ukrinform.ua/rubric-polytics/3699933-f16-dla-ukraini-stane-investicieu-desatilitta-u-bezpeku-evropi-kuleba.html" text:style-name="Internet_20_link" text:visited-style-name="Visited_20_Internet_20_Link">
</text:a>
As reported by Ukrinform, this week President of the Republic of Korea Yun Suk Yol <text:a xlink:type="simple" xlink:href="https://www.ukrinform.ua/rubric-world/3698587-bajden-obgovorit-iz-prezidentom-pivdennoi-korei-dopomogu-ukraini-bilij-dim.html" text:style-name="Internet_20_link" text:visited-style-name="Visited_20_Internet_20_Link">
</text:a>
. It is planned that the Korean leader will meet with US President Joe Biden House on Wednesday, where he will discuss, including the issue of support of Ukraine.</text:p>
      <text:p text:style-name="P4">
News Source: <text:a xlink:type="simple" xlink:href="https://www.ukrinform.ua/rubric-world/3700126-ssa-vitaut-budaku-pidtrimku-ukraini-vid-usih-krain-bilij-dim.html" text:style-name="Internet_20_link" text:visited-style-name="Visited_20_Internet_20_Link">
https://www.ukrinform.ua/rubric-world/3700126-ssa-vitaut-budaku-pidtrimku-ukraini-vid-usih-krain-bilij-dim.html</text:a>
</text:p>
      <!--NEWS-->
      <text:h text:style-name="P10" text:outline-level="1">
<text:span text:style-name="T4">
Solsky discussed with Albanian Minister exports of agricultural products from Ukraine</text:span>
</text:h>
      <text:p text:style-name="P4">
Authors: Ukrinform (Person)</text:p>
      <text:p text:style-name="P4">
Publisher: Укринформ (Organization)</text:p>
      <text:p text:style-name="P4">
Published Time: 2023-04-24T19:29:00+03:00</text:p>
      <text:p text:style-name="P4">
Modified Time: 2023-04-24T19:29:00+03:00</text:p>
      <text:p text:style-name="P4">
Description: Minister of Agrarian Policy and Food of Ukraine Mykola Solsky discussed with the Minister of Agriculture and Rural Development of the Republic of Albania Frieda Crimea Crimea Issues of export and transit of Ukrainian agricultural products. - Ukrinform.</text:p>
      <text:p text:style-name="P4">
Images: ["<text:a xlink:type="simple" xlink:href="https://static.ukrinform.com/photos/2023_01/thumb_files/630_360_1672835822-745.jpg" text:style-name="Internet_20_link" text:visited-style-name="Visited_20_Internet_20_Link">
630_360_16728...</text:a>
"]</text:p>
      <text:p text:style-name="P4">
Tags: ['Албанія', 'Експорт', 'Мінагро', 'Продукти', 'Україна', 'Сольський']</text:p>
      <text:p text:style-name="P4">
Type: Article</text:p>
      <!--METADATA-->
      <text:p text:style-name="P4">
<draw:frame draw:style-name="fr1" draw:name="Image135" text:anchor-type="as-char" svg:width="6.9236in" svg:height="3.956343in" draw:z-index="0">
<draw:image xlink:href="../Images/yкринформ/2023-04-24T19-29-00-03-00/630_360_1672835822-745.jpg" xlink:type="simple" xlink:show="embed" xlink:actuate="onLoad" draw:mime-type="image/jpeg"/>
</draw:frame>
Mykola Solsky, Minister of Grade Policy and Food of Ukraine, discussed the issue of export and transit of Ukrainian agricultural products by the Republican Agricultural Production and Transit of Ukrainian Agricultural Products.</text:p>
      <text:p text:style-name="P4">
As Ukrinform reports, it reports <text:a xlink:type="simple" xlink:href="https://minagro.gov.ua/news/mikola-solskij-obgovoriv-z-albanskoyu-kolegoyu-eksport-ta-tranzit-ukrayinskoyi-agroprodukciyi" text:style-name="Internet_20_link" text:visited-style-name="Visited_20_Internet_20_Link">
</text:a>
It is noted that during online meetings Frieda Crifz reported that supporting a compensation for transportation <text:a xlink:type="simple" xlink:href="https://www.ukrinform.ua/tag-zerno" text:style-name="Internet_20_link" text:visited-style-name="Visited_20_Internet_20_Link">
</text:a>
Vevrope, which would be calculated on a progressive principle.</text:p>
      <text:p text:style-name="P4">
This compensation would help the countries that are further from the Ukrainian border to receive grain at normal prices. At the same time, farmers from border with Ukraine would have less pressure related to our country's price management.</text:p>
      <text:p text:style-name="P4">
<text:span text:style-name="T4">
 Read also: </text:span>
 <text:a xlink:type="simple" xlink:href="https://www.ukrinform.ua/rubric-economy/3699284-ukraina-i-bolgaria-pogodili-rozblokuvanna-avtivok-na-kordoni-ta-ih-rozvantazenna.html" text:style-name="Internet_20_link" text:visited-style-name="Visited_20_Internet_20_Link">
</text:a>
As it was reported, Poland, Hungary, Slovakia and Bulgaria introduced a prohibition on import of grain and other types of agricultural products from Ukraine. Poland also suspended the transit of Ukrainian APC products through its territory, but renewed it from April 21.</text:p>
      <text:p text:style-name="P4">
<text:a xlink:type="simple" xlink:href="https://www.ukrinform.ua/rubric-economy/3697901-evrokomisia-proponue-zahodi-dla-zahistu-rinku-es-vid-nadmirnogo-importu-prodovolstva-z-ukraini.html" text:style-name="Internet_20_link" text:visited-style-name="Visited_20_Internet_20_Link">
</text:a>
from countries bordering Ukraine, which includes financial assistance from other events. The assistance will be provided if restrictions on the import of Ukrainian agricultural products are removed.</text:p>
      <text:p text:style-name="P4">
News Source: <text:a xlink:type="simple" xlink:href="https://www.ukrinform.ua/rubric-economy/3700127-solskij-obgovoriv-iz-albanskim-ministrom-eksport-agroprodukcii-z-ukraini.html" text:style-name="Internet_20_link" text:visited-style-name="Visited_20_Internet_20_Link">
https://www.ukrinform.ua/rubric-economy/3700127-solskij-obgovoriv-iz-albanskim-ministrom-eksport-agroprodukcii-z-ukraini.html</text:a>
</text:p>
      <!--NEWS-->
      <text:h text:style-name="P10" text:outline-level="1">
<text:span text:style-name="T4">
Naev checked the Armed Forces position at the Sumy region</text:span>
</text:h>
      <text:p text:style-name="P4">
Authors: Ukrinform (Person)</text:p>
      <text:p text:style-name="P4">
Publisher: Укринформ (Organization)</text:p>
      <text:p text:style-name="P4">
Published Time: 2023-04-24T19:33:12+03:00</text:p>
      <text:p text:style-name="P4">
Modified Time: 2023-04-24T19:33:12+03:00</text:p>
      <text:p text:style-name="P4">
Description: The Commander of the Joint Forces of the Armed Forces of Ukraine Lieutenant General Sergey Naev made a working trip to the border areas of Sumy region, where he checked the conditions of military service and the performance of combat missions, as well as strengthening the protection of critical objects of civil infrastructure. - Ukrinform.</text:p>
      <text:p text:style-name="P4">
Images: ["<text:a xlink:type="simple" xlink:href="https://static.ukrinform.com/photos/2023_02/thumb_files/630_360_1676881826-931.jpg" text:style-name="Internet_20_link" text:visited-style-name="Visited_20_Internet_20_Link">
630_360_16768...</text:a>
"]</text:p>
      <text:p text:style-name="P4">
Tags: ['Оборона', 'Сумщина', 'ЗСУ', 'Наєв']</text:p>
      <text:p text:style-name="P4">
Type: Article</text:p>
      <!--METADATA-->
      <text:p text:style-name="P4">
<draw:frame draw:style-name="fr1" draw:name="Image136" text:anchor-type="as-char" svg:width="6.9236in" svg:height="3.956343in" draw:z-index="0">
<draw:image xlink:href="../Images/yкринформ/2023-04-24T19-33-12-03-00/630_360_1676881826-931.jpg" xlink:type="simple" xlink:show="embed" xlink:actuate="onLoad" draw:mime-type="image/jpeg"/>
</draw:frame>
Commander-in-Chief of the Armed Forces of Ukraine, Lieutenant General Sergey Naev, a passing trip to the border areas of Sumy region, where he checked the release of military service and the performance of combat missions, as well as strengthening the protection of critical objects of civil infrastructure.</text:p>
      <text:p text:style-name="P4">
According to Ukrinform, the commander reported in <text:a xlink:type="simple" xlink:href="http://t.me/SerhiyNaiev/37" text:style-name="Internet_20_link" text:visited-style-name="Visited_20_Internet_20_Link">
</text:a>
.</text:p>
      <text:p text:style-name="P4">
While communicating with units' commanders <text:a xlink:type="simple" xlink:href="https://www.ukrinform.ua/tag-sergij-naev" text:style-name="Internet_20_link" text:visited-style-name="Visited_20_Internet_20_Link">
</text:a>
He also outlined a number of specific earnings aimed at ensuring the defense capability of the territory and instantaneous reacting to enemy shelling.</text:p>
      <text:p text:style-name="P4">
Video: <text:a xlink:type="simple" xlink:href="https://t.me/SerhiyNaiev/37" text:style-name="Internet_20_link" text:visited-style-name="Visited_20_Internet_20_Link">
</text:a>
As reported by Ukrinform, the Ukrainian Military Command has intensified all intelligence to <text:a xlink:type="simple" xlink:href="https://www.ukrinform.ua/rubric-ato/3684719-ukraina-posilila-vsi-vidi-rozvidki-sob-ne-dopustiti-nastupu-voroga-na-pivnoci-naev.html" text:style-name="Internet_20_link" text:visited-style-name="Visited_20_Internet_20_Link">
</text:a>
Russians in the north.</text:p>
      <text:p text:style-name="P4">
<text:span text:style-name="T5">
Foto: Command of the Joint Forces of the Armed Forces of Ukraine</text:span>
</text:p>
      <text:p text:style-name="P4">
News Source: <text:a xlink:type="simple" xlink:href="https://www.ukrinform.ua/rubric-ato/3700129-naev-pereviriv-pozicii-zsu-na-prikordonni-sumsini.html" text:style-name="Internet_20_link" text:visited-style-name="Visited_20_Internet_20_Link">
https://www.ukrinform.ua/rubric-ato/3700129-naev-pereviriv-pozicii-zsu-na-prikordonni-sumsini.html</text:a>
</text:p>
      <!--NEWS-->
      <text:h text:style-name="P10" text:outline-level="1">
<text:span text:style-name="T4">
The real causes of the war, or how Rospropaganda works: In Kiev, an interactive exhibition has been discharged</text:span>
</text:h>
      <text:p text:style-name="P4">
Authors: Ukrinform (Person)</text:p>
      <text:p text:style-name="P4">
Publisher: Укринформ (Organization)</text:p>
      <text:p text:style-name="P4">
Published Time: 2023-04-24T19:35:44+03:00</text:p>
      <text:p text:style-name="P4">
Modified Time: 2023-04-24T19:35:44+03:00</text:p>
      <text:p text:style-name="P4">
Description: In Kiev on Art. The Golden Gate opened an exhibition based on the technologies of augmented and added reality, about the tools of Russian propaganda, which the Russian Federation uses in the coverage of war. - Ukrinform.</text:p>
      <text:p text:style-name="P4">
Images: ["<text:a xlink:type="simple" xlink:href="https://static.ukrinform.com/photos/2023_04/thumb_files/630_360_1682353391-6012.jpeg" text:style-name="Internet_20_link" text:visited-style-name="Visited_20_Internet_20_Link">
630_360_16823...</text:a>
", "<text:a xlink:type="simple" xlink:href="https://static.ukrinform.com/photos/2023_04/thumb_files/630_360_1682353391-2740.jpeg" text:style-name="Internet_20_link" text:visited-style-name="Visited_20_Internet_20_Link">
630_360_16823...</text:a>
", "<text:a xlink:type="simple" xlink:href="https://static.ukrinform.com/photos/2023_04/thumb_files/630_360_1682353391-3515.jpeg" text:style-name="Internet_20_link" text:visited-style-name="Visited_20_Internet_20_Link">
630_360_16823...</text:a>
", "<text:a xlink:type="simple" xlink:href="https://static.ukrinform.com/photos/2023_04/thumb_files/630_360_1682353391-9491.jpeg" text:style-name="Internet_20_link" text:visited-style-name="Visited_20_Internet_20_Link">
630_360_16823...</text:a>
", "<text:a xlink:type="simple" xlink:href="https://static.ukrinform.com/photos/2023_04/thumb_files/630_360_1682353391-7330.jpeg" text:style-name="Internet_20_link" text:visited-style-name="Visited_20_Internet_20_Link">
630_360_16823...</text:a>
", "<text:a xlink:type="simple" xlink:href="https://static.ukrinform.com/photos/2023_04/thumb_files/630_360_1682353391-9345.jpeg" text:style-name="Internet_20_link" text:visited-style-name="Visited_20_Internet_20_Link">
630_360_16823...</text:a>
"]</text:p>
      <text:p text:style-name="P4">
Tags: ['Метро', 'Пропаганда', 'Виставка', 'Київ', 'Війна з росією']</text:p>
      <text:p text:style-name="P4">
Type: Article</text:p>
      <!--METADATA-->
      <text:p text:style-name="P4">
<draw:frame draw:style-name="fr1" draw:name="Image137" text:anchor-type="as-char" svg:width="6.9236in" svg:height="3.956343in" draw:z-index="0">
<draw:image xlink:href="../Images/yкринформ/2023-04-24T19-35-44-03-00/630_360_1682353391-6012.jpeg" xlink:type="simple" xlink:show="embed" xlink:actuate="onLoad" draw:mime-type="image/jpeg"/>
</draw:frame>
In Kiev, Art. The Golden Gate opened an exhibition based on the technologies of supplemented reality, about the tools of Russian propaganda, which Rfviciv is in the coverage of war.</text:p>
      <text:p text:style-name="P4">
This was reported by Ukrinform correspondent.</text:p>
      <text:p text:style-name="P4">
“There are 30 posters today. The exhibition needs to go with a smartphone. When we install the Edar mobile app, available on Google Play and UAPP Store, and put it on the image, then cry "come to life": you can see virtual and added reality. At the same time, photos are available, video Tatext, which explains that it is encrypted under the illustration, ”Alona Romanyuk, the founder, said the founder.</text:p>
      <text:p text:style-name="P4">
According to her, the idea of this exhibition arose in October 2022. It belongs to the institution of the European Institute of Chornobyl Valeriy Korshunov, who has already worked with XR technologies in the context of cultural projects around Chernobyl. Due to November-March artist, "Notagonot", as well as the producer of the exhibition.</text:p>
      <text:p text:style-name="P4">
<text:span text:style-name="T4">
 Read also: </text:span>
 <text:a xlink:type="simple" xlink:href="https://www.ukrinform.ua/rubric-ato/3697763-britanska-rozvidka-rozpovila-ak-pracue-rosijska-propaganda-na-vijni.html" text:style-name="Internet_20_link" text:visited-style-name="Visited_20_Internet_20_Link">
</text:a>
“In the application, these posters are in the reduced version. There are even more there. We click, for example, on the poster "Novomova" - and we fall on the story of "cotton". We read about what words Russian propaganda uses to whiten black and vice versa. Here you can also track the change in the ideas of the pro -Ukrainians who were "brotherly" people 30 years ago, and became "Nazis", -Romanyuk said.</text:p>
      <text:p text:style-name="P4">
The application also has visual examples of the use of semi -truth methods, the hanging of labels, the replacement of concepts and the "flameoff of lies" - when the tens of versions "rub" one event.The organizers reported that they plan to hold this exhibition in 5,000 Ukrainian schools and 20 countries, including requests from Germany, France, the Czech Republic, Slovakia and Italy.</text:p>
      <text:p text:style-name="P4">
The exhibition will last until May 24.</text:p>
      <text:p text:style-name="P4">
<text:a xlink:type="simple" xlink:href="https://www.ukrinform.ua/tag-vistavka" text:style-name="Internet_20_link" text:visited-style-name="Visited_20_Internet_20_Link">
</text:a>
Developed in the framework of the Project "Urgent Support for Civil Society", which introduces the unity with the financial support of the European Union and with the assistance of the Ministry of Culture and Information Policy and support of KP "Kyiv Metropolitan".</text:p>
      <text:p text:style-name="P4">
News Source: <text:a xlink:type="simple" xlink:href="https://www.ukrinform.ua/rubric-kyiv/3700130-spravzni-pricini-vijni-abo-ak-pracue-rospropaganda-u-kievi-vidrili-interaktivnu-vistavku.html" text:style-name="Internet_20_link" text:visited-style-name="Visited_20_Internet_20_Link">
https://www.ukrinform.ua/rubric-kyiv/3700130-spravzni-pricini-vijni-abo-ak-pracue-rospropaganda-u-kievi-vidrili-interaktivnu-vistavku.html</text:a>
</text:p>
      <!--NEWS-->
      <text:h text:style-name="P10" text:outline-level="1">
<text:span text:style-name="T4">
100 drones were sent to Ukrainian military under Bakhmut</text:span>
</text:h>
      <text:p text:style-name="P4">
Authors: Ukrinform (Person)</text:p>
      <text:p text:style-name="P4">
Publisher: Укринформ (Organization)</text:p>
      <text:p text:style-name="P4">
Published Time: 2023-04-24T19:39:23+03:00</text:p>
      <text:p text:style-name="P4">
Modified Time: 2023-04-24T19:39:23+03:00</text:p>
      <text:p text:style-name="P4">
Description: For Ukrainian servicemen in the Bakhmut direction, 100 drones-Kamikadze, purchased for collected through United24, were sent. - Ukrinform.</text:p>
      <text:p text:style-name="P4">
Images: ["<text:a xlink:type="simple" xlink:href="https://static.ukrinform.com/photos/2023_04/thumb_files/630_360_1682354265-856.jpg" text:style-name="Internet_20_link" text:visited-style-name="Visited_20_Internet_20_Link">
630_360_16823...</text:a>
"]</text:p>
      <text:p text:style-name="P4">
Tags: ['Бахмут', 'Безпілотник', 'Військові', 'United24']</text:p>
      <text:p text:style-name="P4">
Type: Article</text:p>
      <!--METADATA-->
      <text:p text:style-name="P4">
<draw:frame draw:style-name="fr1" draw:name="Image138" text:anchor-type="as-char" svg:width="6.9236in" svg:height="3.956343in" draw:z-index="0">
<draw:image xlink:href="../Images/yкринформ/2023-04-24T19-39-23-03-00/630_360_1682354265-856.jpg" xlink:type="simple" xlink:show="embed" xlink:actuate="onLoad" draw:mime-type="image/jpeg"/>
</draw:frame>
For Ukrainian servicemen in the Bakhmut direction, 100ytiv-Kamikadze, purchased for collected through United24, was sent.</text:p>
      <text:p text:style-name="P4">
This was reported by Viceremier-Minister for Innovation, Development of Education, Science of Tatekhnology-Minister of Digital Transformation Mikhail Fedorov in <text:a xlink:type="simple" xlink:href="http://t.me/zedigital/3060" text:style-name="Internet_20_link" text:visited-style-name="Visited_20_Internet_20_Link">
</text:a>
, reports Ukrinform.</text:p>
      <text:p text:style-name="P4">
“We send 100 drones-Kamikadze to the Bakhmut direction. Lightning internet subscribers were collected in two days through United24 more than 10.4 million for 500 drones-Kamikadze, ”he said.</text:p>
      <text:p text:style-name="P4">
Fedorov said that the first birds' birds are already flying to one of the 59th Brigade. They will help the soldiers promptly deliver "gifts" to the Russians.</text:p>
      <text:p text:style-name="P4">
<text:span text:style-name="T4">
 Read also: </text:span>
 <text:a xlink:type="simple" xlink:href="https://www.ukrinform.ua/rubric-ato/3698984-nafo-fellas-zibrala-17277-tisac-na-droni-dla-ukrainskih-rozvidnikiv.html" text:style-name="Internet_20_link" text:visited-style-name="Visited_20_Internet_20_Link">
</text:a>
As it was reported, Lightning is a news Viber channel with an audience of almost 4 million readers.</text:p>
      <text:p text:style-name="P4">
The Uted24 Fandering Platform is the so -called single window for sacrifices to workpiece organizations, international partners and citizens to support Ukraine. Over the 11 months of the United United States, more than 110 countries have raised more than $ 300 million to help the Ukrainian platform.</text:p>
      <text:p text:style-name="P4">
News Source: <text:a xlink:type="simple" xlink:href="https://www.ukrinform.ua/rubric-ato/3700132-dla-ukrainskih-vijskovih-pid-bahmutom-vidpravili-100-droniv.html" text:style-name="Internet_20_link" text:visited-style-name="Visited_20_Internet_20_Link">
https://www.ukrinform.ua/rubric-ato/3700132-dla-ukrainskih-vijskovih-pid-bahmutom-vidpravili-100-droniv.html</text:a>
</text:p>
      <!--NEWS-->
      <text:h text:style-name="P10" text:outline-level="1">
<text:span text:style-name="T4">
A pass across the border with Hungary resumed</text:span>
</text:h>
      <text:p text:style-name="P4">
Authors: Ukrinform (Person)</text:p>
      <text:p text:style-name="P4">
Publisher: Укринформ (Organization)</text:p>
      <text:p text:style-name="P4">
Published Time: 2023-04-24T19:39:33+03:00</text:p>
      <text:p text:style-name="P4">
Modified Time: 2023-04-24T19:39:33+03:00</text:p>
      <text:p text:style-name="P4">
Description: The pass through the Ukrainian-Hungarian border was restored. - Ukrinform.</text:p>
      <text:p text:style-name="P4">
Images: ["<text:a xlink:type="simple" xlink:href="https://static.ukrinform.com/photos/2023_04/thumb_files/630_360_1682348986-234.jpg" text:style-name="Internet_20_link" text:visited-style-name="Visited_20_Internet_20_Link">
630_360_16823...</text:a>
"]</text:p>
      <text:p text:style-name="P4">
Tags: ['Угорщина', 'Україна', 'Кордон']</text:p>
      <text:p text:style-name="P4">
Type: Article</text:p>
      <!--METADATA-->
      <text:p text:style-name="P4">
<draw:frame draw:style-name="fr1" draw:name="Image139" text:anchor-type="as-char" svg:width="6.9236in" svg:height="3.956343in" draw:z-index="0">
<draw:image xlink:href="../Images/yкринформ/2023-04-24T19-39-33-03-00/630_360_1682348986-234.jpg" xlink:type="simple" xlink:show="embed" xlink:actuate="onLoad" draw:mime-type="image/jpeg"/>
</draw:frame>
Recovery across the Ukrainian-Hungarian border.</text:p>
      <text:p text:style-name="P4">
The press service informs this <text:a xlink:type="simple" xlink:href="https://t.me/DPSUkr/10740" text:style-name="Internet_20_link" text:visited-style-name="Visited_20_Internet_20_Link">
</text:a>
“To the attention of persons who plan to cross the border with Hungary. Registration of Tatransport persons in Ukrainian-Hungarian <text:a xlink:type="simple" xlink:href="https://www.ukrinform.ua/tag-kordon" text:style-name="Internet_20_link" text:visited-style-name="Visited_20_Internet_20_Link">
</text:a>
Restored, ”the message reads.</text:p>
      <text:p text:style-name="P4">
As reported by Ukrinform, the database of the border police of Hungary <text:a xlink:type="simple" xlink:href="https://www.ukrinform.ua/rubric-society/3700089-ugorsina-timcasovo-prizupinila-propusk-cerez-kordon-z-ukrainou.html" text:style-name="Internet_20_link" text:visited-style-name="Visited_20_Internet_20_Link">
</text:a>
, in connection with the mobility of persons and vehicles on the Hungarian side, no.</text:p>
      <text:p text:style-name="P4">
News Source: <text:a xlink:type="simple" xlink:href="https://www.ukrinform.ua/rubric-society/3700133-propusk-cerez-kordon-z-ugorsinou-vidnovili.html" text:style-name="Internet_20_link" text:visited-style-name="Visited_20_Internet_20_Link">
https://www.ukrinform.ua/rubric-society/3700133-propusk-cerez-kordon-z-ugorsinou-vidnovili.html</text:a>
</text:p>
      <!--NEWS-->
      <text:h text:style-name="P10" text:outline-level="1">
<text:span text:style-name="T4">
Norwegian Scatec is interested in strengthening Ukraine's energy stability</text:span>
</text:h>
      <text:p text:style-name="P4">
Authors: Ukrinform (Person)</text:p>
      <text:p text:style-name="P4">
Publisher: Укринформ (Organization)</text:p>
      <text:p text:style-name="P4">
Published Time: 2023-04-24T19:47:29+03:00</text:p>
      <text:p text:style-name="P4">
Modified Time: 2023-04-24T19:47:29+03:00</text:p>
      <text:p text:style-name="P4">
Description: The Norwegian company "Green" SCATEC plans to assist Ukraine with energy sustainability. - Ukrinform.</text:p>
      <text:p text:style-name="P4">
Images: ["<text:a xlink:type="simple" xlink:href="https://static.ukrinform.com/photos/2023_04/thumb_files/630_360_1682354743-904.jpg" text:style-name="Internet_20_link" text:visited-style-name="Visited_20_Internet_20_Link">
630_360_16823...</text:a>
", "<text:a xlink:type="simple" xlink:href="https://static.ukrinform.com/photos/2023_04/1682354736-907.jpg" text:style-name="Internet_20_link" text:visited-style-name="Visited_20_Internet_20_Link">
1682354736-90...</text:a>
"]</text:p>
      <text:p text:style-name="P4">
Tags: ['Енергетика', 'Норвегія', 'Україна']</text:p>
      <text:p text:style-name="P4">
Type: Article</text:p>
      <!--METADATA-->
      <text:p text:style-name="P4">
<draw:frame draw:style-name="fr1" draw:name="Image140" text:anchor-type="as-char" svg:width="6.9236in" svg:height="3.956343in" draw:z-index="0">
<draw:image xlink:href="../Images/yкринформ/2023-04-24T19-47-29-03-00/630_360_1682354743-904.jpg" xlink:type="simple" xlink:show="embed" xlink:actuate="onLoad" draw:mime-type="image/jpeg"/>
</draw:frame>
The Norwegian Company of Green Energy Scatec plans to help Ukraine to ensure the stennergistic stability.</text:p>
      <text:p text:style-name="P4">
This was discussed during a meeting of the Deputy Minister of Energy Yaroslavmadekchenko with the leadership of the Norwegian company Scatec, Ukrinform reports <text:a xlink:type="simple" xlink:href="http://mev.gov.ua/novyna/minenerho-ta-norvezka-kompaniya-zelenoyi-enerhetyky-scatec-obhovoryly-potentsial-rozvytku" text:style-name="Internet_20_link" text:visited-style-name="Visited_20_Internet_20_Link">
</text:a>
.</text:p>
      <text:p text:style-name="P4">
“The reconstruction of Ukraine after our victory will be accompanied by the introduction of" green "technologies in the power system. This is what our partners expect, and we will make considerable interest from international companies to this process. Everyone understands that Ukraine's energy transition will require not only appropriate market conditions, but also technologies, finances and capacity of production and timely supply of equipment, ”Demchenkov said.</text:p>
      <text:p text:style-name="P4">
<draw:frame draw:style-name="fr1" draw:name="Image141" text:anchor-type="as-char" svg:width="6.9236in" svg:height="4.611226in" draw:z-index="0">
<draw:image xlink:href="../Images/yкринформ/2023-04-24T19-47-29-03-00/1682354736-907.jpg" xlink:type="simple" xlink:show="embed" xlink:actuate="onLoad" draw:mime-type="image/jpeg"/>
</draw:frame>
It is noted that during the meeting, representatives of SCATEC's mobile technology of solar stations with batteries that could be boredom for Ukrainian industrial consumers were told during the meeting.</text:p>
      <text:p text:style-name="P4">
In addition, the company hopes to work effectively to help Ukraine with stability.</text:p>
      <text:p text:style-name="P4">
Demchenkov invited the Norwegian company to cooperate in the reform of the energy legislation of Ukraine, taking into account the experience of preparation, launching of a real project in Ukraine.</text:p>
      <text:p text:style-name="P4">
"When we talk about the renewal of the energy sector, we think about the coming of our country of powerful investors and the preparation of projects for the development of sustainable, modern networks and expansion of energy corridors," the minister's addctor.</text:p>
      <text:p text:style-name="P4">
<text:span text:style-name="T4">
 Read also: </text:span>
 <text:a xlink:type="simple" xlink:href="https://www.ukrinform.ua/rubric-vidbudova/3697693-litovska-ignitis-group-spramuvala-12-miljoniv-evro-na-pidtrimku-energosektoru-ukraini.html" text:style-name="Internet_20_link" text:visited-style-name="Visited_20_Internet_20_Link">
</text:a>
As reported, Scatec owns and operates 336 MW of solar power plants throughout Ukraine. Globally scatec has a briefcase of solar, wind and hydroelectric power plants with a power of 4.6 GW, which operate or are at the stage of development.</text:p>
      <text:p text:style-name="P4">
<text:span text:style-name="T5">
Foto: Ministry of Energy</text:span>
</text:p>
      <text:p text:style-name="P4">
News Source: <text:a xlink:type="simple" xlink:href="https://www.ukrinform.ua/rubric-economy/3700134-norvezka-scatec-zacikavlena-u-zmicnenni-energeticnoi-stijkosti-ukraini.html" text:style-name="Internet_20_link" text:visited-style-name="Visited_20_Internet_20_Link">
https://www.ukrinform.ua/rubric-economy/3700134-norvezka-scatec-zacikavlena-u-zmicnenni-energeticnoi-stijkosti-ukraini.html</text:a>
</text:p>
      <!--NEWS-->
      <text:h text:style-name="P10" text:outline-level="1">
<text:span text:style-name="T4">
The Speaker of the Verkhovna Rada called on the heads of the EU parliaments to support the Ukrainian formula of peace</text:span>
</text:h>
      <text:p text:style-name="P4">
Authors: Ukrinform (Person)</text:p>
      <text:p text:style-name="P4">
Publisher: Укринформ (Organization)</text:p>
      <text:p text:style-name="P4">
Published Time: 2023-04-24T19:48:51+03:00</text:p>
      <text:p text:style-name="P4">
Modified Time: 2023-04-24T19:48:51+03:00</text:p>
      <text:p text:style-name="P4">
Description: Verkhovna Rada Chairman Ruslan Stefanchuk called on the heads of the European Union parliaments to support the Ukrainian formula of peace. - Ukrinform.</text:p>
      <text:p text:style-name="P4">
Images: ["<text:a xlink:type="simple" xlink:href="https://static.ukrinform.com/photos/2023_04/thumb_files/630_360_1682354838-281.jpg" text:style-name="Internet_20_link" text:visited-style-name="Visited_20_Internet_20_Link">
630_360_16823...</text:a>
"]</text:p>
      <text:p text:style-name="P4">
Tags: ['Євросоюз', 'Стефанчук', 'Війна з росією', 'Формула миру']</text:p>
      <text:p text:style-name="P4">
Type: Article</text:p>
      <!--METADATA-->
      <text:p text:style-name="P4">
<draw:frame draw:style-name="fr1" draw:name="Image142" text:anchor-type="as-char" svg:width="6.9236in" svg:height="3.956343in" draw:z-index="0">
<draw:image xlink:href="../Images/yкринформ/2023-04-24T19-48-51-03-00/630_360_1682354838-281.jpg" xlink:type="simple" xlink:show="embed" xlink:actuate="onLoad" draw:mime-type="image/jpeg"/>
</draw:frame>
Ruslan Stefanchuk, the head of the European Union parliaments to support the Ukrainian formula of peace, called Ruslan Stefanchuk.</text:p>
      <text:p text:style-name="P4">
He made this call during a conference of speakers of the Parliaments of the Member States of the European Union in Prague, Ukrinform correspondent reports.</text:p>
      <text:p text:style-name="P4">
"The war daily takes away the lives of Ukrainians, destroys their homes, deprives the necessary infrastructure," Stefanchuk said.</text:p>
      <text:p text:style-name="P4">
The BP Chairman thanked for unprecedented assistance <text:a xlink:type="simple" xlink:href="https://www.ukrinform.ua/tag-evrosouz" text:style-name="Internet_20_link" text:visited-style-name="Visited_20_Internet_20_Link">
</text:a>
.</text:p>
      <text:p text:style-name="P4">
"Those financial, logistics, and legal decisions that have been made for the sake of helping Ukraine are, without exaggeration, life -giving. We are grateful and always remembered," he added.</text:p>
      <text:p text:style-name="P4">
<text:span text:style-name="T4">
 Read also: </text:span>
 <text:a xlink:type="simple" xlink:href="https://www.ukrinform.ua/rubric-polytics/3700096-stefancuk-zaprosiv-vidvidati-ukrainu-vsih-hto-dosi-sumnivaetsa-v-neobhidnosti-tribunalu-dla-rf.html" text:style-name="Internet_20_link" text:visited-style-name="Visited_20_Internet_20_Link">
<text:span text:style-name="T4">
 Stefanchuk </text:span>
</text:a>
Stefanchuk noted that even in the war, Ukraine dreams of peace, weeding to a peaceful life and the restoration of territories liberated from the enemy.</text:p>
      <text:p text:style-name="P4">
"It was for this purpose that President of Ukraine Volodymyr Zelensky suggested that the world of peace, which I ask you and the parliaments you headed to support both as a whole and some of its segments," - said the speaker of the Ukrainian Parliament.</text:p>
      <text:p text:style-name="P4">
<text:span text:style-name="T4">
 Read also: </text:span>
 <text:a xlink:type="simple" xlink:href="https://www.ukrinform.ua/rubric-society/3700107-stefancuk-zaklikav-goliv-parlamentiv-krain-es-viznati-golodomor-genocidom.html" text:style-name="Internet_20_link" text:visited-style-name="Visited_20_Internet_20_Link">
<text:span text:style-name="T4">
 Stefanchuk </text:span>
</text:a>
He stressed that by joint efforts, the development of this initiative can significantly reduce the way to the end of the war and establish a just liberty.</text:p>
      <text:p text:style-name="P4">
As it was reported, the peace plan proposed by President Volodymyrzelensky contains a proposal for the conclusion of the so-called Kyiv Compact Agreement, which provides international security guarantees and obligations to ensure Ukraine's defense capability at a level that is sufficient to restrain the defense against Russian aggression in the future.</text:p>
      <text:p text:style-name="P4">
<text:span text:style-name="T5">
Foto: Ruslan Stefanchuk, Facebook</text:span>
</text:p>
      <text:p text:style-name="P4">
News Source: <text:a xlink:type="simple" xlink:href="https://www.ukrinform.ua/rubric-polytics/3700135-spiker-vr-zaklikav-goliv-parlamentiv-es-pidtrimati-ukrainsku-formulu-miru.html" text:style-name="Internet_20_link" text:visited-style-name="Visited_20_Internet_20_Link">
https://www.ukrinform.ua/rubric-polytics/3700135-spiker-vr-zaklikav-goliv-parlamentiv-es-pidtrimati-ukrainsku-formulu-miru.html</text:a>
</text:p>
      <!--NEWS-->
      <text:h text:style-name="P10" text:outline-level="1">
<text:span text:style-name="T4">
Lithuania protested the China through a scandalous statement by the ambassador about the status of post -Soviet countries</text:span>
</text:h>
      <text:p text:style-name="P4">
Authors: Ukrinform (Person)</text:p>
      <text:p text:style-name="P4">
Publisher: Укринформ (Organization)</text:p>
      <text:p text:style-name="P4">
Published Time: 2023-04-24T19:54:11+03:00</text:p>
      <text:p text:style-name="P4">
Modified Time: 2023-04-24T19:54:11+03:00</text:p>
      <text:p text:style-name="P4">
Description: Lithuanian authorities have caused an attorney in the affairs of China's Embassy in Vilnius to this Bayhua to the Foreign Ministry. He was expressed a decisive protest against the position expressed by the Ambassador of China to France, according to which the so -called countries of the former USSR do not have the actual status in international law. - Ukrinform.</text:p>
      <text:p text:style-name="P4">
Images: ["<text:a xlink:type="simple" xlink:href="https://static.ukrinform.com/photos/2022_02/thumb_files/630_360_1644938341-179.jpg" text:style-name="Internet_20_link" text:visited-style-name="Visited_20_Internet_20_Link">
630_360_16449...</text:a>
"]</text:p>
      <text:p text:style-name="P4">
Tags: ['Китай', 'Литва', 'СРСР', 'Нота протесту']</text:p>
      <text:p text:style-name="P4">
Type: Article</text:p>
      <!--METADATA-->
      <text:p text:style-name="P4">
<draw:frame draw:style-name="fr1" draw:name="Image143" text:anchor-type="as-char" svg:width="6.9236in" svg:height="3.956343in" draw:z-index="0">
<draw:image xlink:href="../Images/yкринформ/2023-04-24T19-54-11-03-00/630_360_1644938341-179.jpg" xlink:type="simple" xlink:show="embed" xlink:actuate="onLoad" draw:mime-type="image/jpeg"/>
</draw:frame>
The Blidevita caused this Bayhua Domz at the affairs of China's Embassy in Vilnius. He was expressed a decisive protest against the position expressed by the Ambassador of China, according to which the so -called countries of the former USSR do not have the factualstatus in international law.</text:p>
      <text:p text:style-name="P4">
As Ukrinform reports, this is reported <text:a xlink:type="simple" xlink:href="https://www.urm.lt/default/en/news/lithuanias-foreign-ministry-protests-over-a-statement-by-the-chinese-ambassador-to-france" text:style-name="Internet_20_link" text:visited-style-name="Visited_20_Internet_20_Link">
</text:a>
Lithuanian Foreign Ministry.</text:p>
      <text:p text:style-name="P4">
"On April 24, the Lithuanian Ministry of Foreign Affairs summoned a temporary -pronounced China Tsua Bayhua and a decisive protest in connection with the statement of the ambassador <text:a xlink:type="simple" xlink:href="https://www.ukrinform.ua/tag-kitaj" text:style-name="Internet_20_link" text:visited-style-name="Visited_20_Internet_20_Link">
</text:a>
In France, from April 22, that the so -called former Soviet countries do not have a factual status in international law.</text:p>
      <text:p text:style-name="P4">
The Foreign Ministry stressed that three Baltic countries were illegally occupied. Right is not overwhelmed by injustice(The injury is not the right)- It is the principle of international law, according to which the termination of illegal Soviet occupation determined the continuity of the Baltic statehood. Chinese comments make the history of the Baltic States and other countries.</text:p>
      <text:p text:style-name="P4">
It also undermines the provisions of the joint communique on the establishment of diplomatic relations between the People's Republic of China and the Republic of Lithuania of 14 September 1991.</text:p>
      <text:p text:style-name="P4">
The diplomatic note emphasizes that the doubt of the Chinese ambassador is that Ukraine is Ukraine is unacceptable. In 1991, the entire international community, including the Zakytysk People's Republic, recognized Ukraine in its borders and Crimea as its respective part.</text:p>
      <text:p text:style-name="P4">
Crimea is and will always be part of Ukraine, according to the statement.</text:p>
      <text:p text:style-name="P4">
<text:span text:style-name="T4">
 Read also: </text:span>
 <text:a xlink:type="simple" xlink:href="https://www.ukrinform.ua/rubric-world/3699928-u-moldovi-nazvali-neprijnatnou-zaavu-posla-kitau-sodo-suverenitetu-postradanskih-krain.html" text:style-name="Internet_20_link" text:visited-style-name="Visited_20_Internet_20_Link">
</text:a>
Earlier, the Chinese ambassador to France Lu sets stated that countries that were once republics in the USSR have "do not have the effective status of international law" because there is no relevant international agreement that would ratify their status.</text:p>
      <text:p text:style-name="P4">
The official representative of China also mentioned the Crimea occupied by Russia, noting that in this case it all depends on "from which point of view to accept the problem" and that "everything is not so simple", and the peninsula is "at first Building".</text:p>
      <text:p text:style-name="P4">
The Ambassador of Ukraine to France, Vadim Omelchenko, suggested that Lu sets out the problems with geography, and reminded that such statements contradict the official position of Kakitai.</text:p>
      <text:p text:style-name="P4">
News Source: <text:a xlink:type="simple" xlink:href="https://www.ukrinform.ua/rubric-world/3700139-litva-vislovila-knr-protest-cerez-skandalnu-zaavu-posla-pro-status-postradanskih-krain.html" text:style-name="Internet_20_link" text:visited-style-name="Visited_20_Internet_20_Link">
https://www.ukrinform.ua/rubric-world/3700139-litva-vislovila-knr-protest-cerez-skandalnu-zaavu-posla-pro-status-postradanskih-krain.html</text:a>
</text:p>
      <!--NEWS-->
      <text:h text:style-name="P10" text:outline-level="1">
<text:span text:style-name="T4">
Zelensky: We are already preparing our energy for the next winter</text:span>
</text:h>
      <text:p text:style-name="P4">
Authors: Ukrinform (Person)</text:p>
      <text:p text:style-name="P4">
Publisher: Укринформ (Organization)</text:p>
      <text:p text:style-name="P4">
Published Time: 2023-04-24T19:59:38+03:00</text:p>
      <text:p text:style-name="P4">
Modified Time: 2023-04-24T19:59:38+03:00</text:p>
      <text:p text:style-name="P4">
Description: Ukraine is already preparing the energy system for the next winter. - Ukrinform.</text:p>
      <text:p text:style-name="P4">
Images: ["<text:a xlink:type="simple" xlink:href="https://static.ukrinform.com/photos/2023_04/thumb_files/630_360_1682355440-145.png" text:style-name="Internet_20_link" text:visited-style-name="Visited_20_Internet_20_Link">
630_360_16823...</text:a>
"]</text:p>
      <text:p text:style-name="P4">
Tags: ['Енергетика', 'Звернення', 'Зеленський']</text:p>
      <text:p text:style-name="P4">
Type: Article</text:p>
      <!--METADATA-->
      <text:p text:style-name="P4">
<draw:frame draw:style-name="fr1" draw:name="Image144" text:anchor-type="as-char" svg:width="6.9236in" svg:height="3.956343in" draw:z-index="0">
<draw:image xlink:href="../Images/yкринформ/2023-04-24T19-59-38-03-00/630_360_1682355440-145.png" xlink:type="simple" xlink:show="embed" xlink:actuate="onLoad" draw:mime-type="image/png"/>
</draw:frame>
Ukrainian is preparing the energy system for the next winter.</text:p>
      <text:p text:style-name="P4">
President of Ukraine Volodymyr Zelensky said this in video reporting, reports by Ukrinform with reference to <text:a xlink:type="simple" xlink:href="https://www.president.gov.ua/news/uzhe-gotuyemo-nashu-energetiku-do-nastupnoyi-zimi-zvernennya-82465" text:style-name="Internet_20_link" text:visited-style-name="Visited_20_Internet_20_Link">
</text:a>
.</text:p>
      <text:p text:style-name="P4">
<text:span text:style-name="T5">
Viso: <text:a xlink:type="simple" xlink:href="https://t.me/OP_UA/9319" text:style-name="Internet_20_link" text:visited-style-name="Visited_20_Internet_20_Link">
</text:a>
</text:span>
</text:p>
      <text:p text:style-name="P4">
_ <text:span text:style-name="T4">
 I wish health, dear Ukrainians!</text:span>
 _</text:p>
      <text:p text:style-name="P4">
He returned to Kiev from a business trip to Zhytomyr, in fact working all day.</text:p>
      <text:p text:style-name="P4">
Initially, Mrs. Callas Prime Minister's visit. Negotiations, signing a joint declaration. I am grateful to Ms. Prime Minister and all-Noroda Estonia for clear and unchanged support for our movement to the European Union, in NATO-relevant alliance points are in the Declaration.</text:p>
      <text:p text:style-name="P4">
Today, the most attention was paid to defense issues, and this is clear. Estonia is the fastest and greatest help to our defense, if you look at the ratio of assistance and GDP of the country. This also applies to guns for our artillery, shells, and weapons for our anti -aircraft… many aspects.</text:p>
      <text:p text:style-name="P4">
They also discussed the decisions on weapons and ammunition, which are still being implemented with other partners in the European Union. The case where the speed of supply, the sound of already made decisions, depends directly on the life of people. I thank you for their willingness to promote in appropriate communication with other partners.</text:p>
      <text:p text:style-name="P4">
Zhytomyr was chosen for our negotiations by chance. It is the Zditomyrsk region that the reconstruction project was implemented, which gives Estonia the primacy - the first in how quickly what they agreed is implemented. In the city of Zhytomyr region by June 1, the reconstruction of a baby duty - with the help of Estonia. This project will be further expanded. There are other reconstruction projects - we are sure, we realize everything.</text:p>
      <text:p text:style-name="P4">
It was very nice to visit Zhytomyr Polytechnic - to communicate with the houses of the university. Classroom University - feels that they really care about students. They take care of Ukraine - taking into account how the university of Gotumeda of the country of different specialists.He also held a special coordination meeting with everyone who answers. They considered in detail the safety, economic and social situation of the Volta. There is a solution, in particular, to restore energy after Russian Humans. And we are already preparing our energy for the next winter.</text:p>
      <text:p text:style-name="P4">
There is also a decision on educational infrastructure - the meeting was attended by the Minister of Education and Science. Of course, we will help our regions, and Zhytomyr region, with school buses.</text:p>
      <text:p text:style-name="P4">
Particular attention was paid to the border. There was a report of the head of the Zhytomyr Regional Administration and the Head of the State Border Guard Service. Protection, border arrangement, the situation in general. Thank you all who provide us with this strength of our state border.</text:p>
      <text:p text:style-name="P4">
And, by the way, I want to mention today our border warriors-those who, with all the forces of the defense of our country, defend Ukraine on the forefront. There is something to thank. Lugansk and Kramatorsk border units - thank you, warriors, for the stability in Bakhmut!Lutsk Border Squad - Thank you guys, for your power in the Avdeevsky direction!Kherson and Berdyansk borderline - thank you for the successful completion of tasks in the south of our country. All youth!</text:p>
      <text:p text:style-name="P4">
Glory to all our soldiers, who is now in battle, in combat posts, in combat operations!</text:p>
      <text:p text:style-name="P4">
Thank you all who help Ukraine defend themselves from Russian evil!</text:p>
      <text:p text:style-name="P4">
I thank Zhytomyr for today.</text:p>
      <text:p text:style-name="P4">
_<text:span text:style-name="T4">
Glory to Ukraine!</text:span>
 _</text:p>
      <text:p text:style-name="P4">
<text:span text:style-name="T5">
Foto: op</text:span>
</text:p>
      <text:p text:style-name="P4">
News Source: <text:a xlink:type="simple" xlink:href="https://www.ukrinform.ua/rubric-polytics/3700140-zelenskij-uze-gotuemo-nasu-energetiku-do-nastupnoi-zimi.html" text:style-name="Internet_20_link" text:visited-style-name="Visited_20_Internet_20_Link">
https://www.ukrinform.ua/rubric-polytics/3700140-zelenskij-uze-gotuemo-nasu-energetiku-do-nastupnoi-zimi.html</text:a>
</text:p>
      <!--NEWS-->
      <text:h text:style-name="P10" text:outline-level="1">
<text:span text:style-name="T4">
The EU should support Ukraine and determine how to build relations with the Russian Federation - the head of the Czech Parliament</text:span>
</text:h>
      <text:p text:style-name="P4">
Authors: Ukrinform (Person)</text:p>
      <text:p text:style-name="P4">
Publisher: Укринформ (Organization)</text:p>
      <text:p text:style-name="P4">
Published Time: 2023-04-24T20:03:45+03:00</text:p>
      <text:p text:style-name="P4">
Modified Time: 2023-04-24T20:03:45+03:00</text:p>
      <text:p text:style-name="P4">
Description: The European Union should support Ukraine in the path of European integration, help it to win the weapon and at the same time decide on future relations with Russia. - Ukrinform.</text:p>
      <text:p text:style-name="P4">
Images: ["<text:a xlink:type="simple" xlink:href="https://static.ukrinform.com/photos/2023_04/thumb_files/630_360_1682345587-493.jpg" text:style-name="Internet_20_link" text:visited-style-name="Visited_20_Internet_20_Link">
630_360_16823...</text:a>
"]</text:p>
      <text:p text:style-name="P4">
Tags: ['Чехія', 'Парламент', 'Україна', 'Війна з росією']</text:p>
      <text:p text:style-name="P4">
Type: Article</text:p>
      <!--METADATA-->
      <text:p text:style-name="P4">
<draw:frame draw:style-name="fr1" draw:name="Image145" text:anchor-type="as-char" svg:width="6.9236in" svg:height="3.956343in" draw:z-index="0">
<draw:image xlink:href="../Images/yкринформ/2023-04-24T20-03-45-03-00/630_360_1682345587-493.jpg" xlink:type="simple" xlink:show="embed" xlink:actuate="onLoad" draw:mime-type="image/jpeg"/>
</draw:frame>
The European Union should support Ukraine in the path of European integration, help it to win victory and at the same time to determine the future relations of growth.</text:p>
      <text:p text:style-name="P4">
Such priorities were called the Speaker of the Parliament of the Czech Republic of Marketecaker Adamov during a speech at a meeting of the speakers of the EU Parliaments of the EU Uprazi on April 24, Ukrinform correspondent reports.</text:p>
      <text:p text:style-name="P4">
"It is necessary to use an extraordinary historical moment and in fact to open the door, who feels the need to be part of a democratic family of European people," - said Pekarova Adamov.</text:p>
      <text:p text:style-name="P4">
She stated that the fate of the war would be resolved on the battlefield, "so we need to reject the thesis that giving the weapons to the country we attacked, we simply put oil into the fire." "On the contrary ... It is possible to talk about peace only from the position, therefore, giving weapons is a condition for this," she stressed.</text:p>
      <text:p text:style-name="P4">
According to the speaker of the Czech Parliament, it is impossible to count on solving a conflict by agreement with <text:a xlink:type="simple" xlink:href="https://www.ukrinform.ua/tag-rosia" text:style-name="Internet_20_link" text:visited-style-name="Visited_20_Internet_20_Link">
</text:a>
Naumov's transfer to her some part of the Ukrainian territory.</text:p>
      <text:p text:style-name="P4">
Separately, she emphasized the absence of a clear understanding of the mediators whom Europe wants to have with Russia after the end of the war, after its defeat in this war.</text:p>
      <text:p text:style-name="P4">
She also emphasized that the victory of dictatorship and brutal force cannot be allowed, which will only encourage the actions of other aggressors.</text:p>
      <text:p text:style-name="P4">
The speaker also drew attention to the challenges and threats facing the country ahead. Among them is internal extremism, which is the result of polarization of socialities. Demagogy and conscious polarization by opposition are diversified, in particular, they create a good basis for hostile propaganda of such indifferentials from misinformation, warned the chairman of the Czech Parliament.</text:p>
      <text:p text:style-name="P4">
<text:span text:style-name="T4">
 Read also: </text:span>
 <text:a xlink:type="simple" xlink:href="https://www.ukrinform.ua/rubric-polytics/3700096-stefancuk-zaprosiv-vidvidati-ukrainu-vsih-hto-dosi-sumnivaetsa-v-neobhidnosti-tribunalu-dla-rf.html" text:style-name="Internet_20_link" text:visited-style-name="Visited_20_Internet_20_Link">
<text:span text:style-name="T4">
 Stefanchuk </text:span>
</text:a>
As it was reported, the main theme of the two -day meeting of speakers of parliaments country is Russian aggression against Ukraine and the reaction of the EU to it, the struggle of intake and cooperation of democracies.</text:p>
      <text:p text:style-name="P4">
The head of the Verkhovna Rada of Ukraine Ruslantefanchuk takes part in a two -day event.</text:p>
      <text:p text:style-name="P4">
News Source: <text:a xlink:type="simple" xlink:href="https://www.ukrinform.ua/rubric-polytics/3700142-es-mae-pidtrimuvati-ukrainu-ta-viznacatisa-ak-buduvati-vidnosini-z-rf-glava-parlamentu-cehii.html" text:style-name="Internet_20_link" text:visited-style-name="Visited_20_Internet_20_Link">
https://www.ukrinform.ua/rubric-polytics/3700142-es-mae-pidtrimuvati-ukrainu-ta-viznacatisa-ak-buduvati-vidnosini-z-rf-glava-parlamentu-cehii.html</text:a>
</text:p>
      <!--NEWS-->
      <text:h text:style-name="P10" text:outline-level="1">
<text:span text:style-name="T4">
Zelensky and Prime Minister of Estonia spoke with students of Zhytomyr Polytechnic</text:span>
</text:h>
      <text:p text:style-name="P4">
Authors: Ukrinform (Person)</text:p>
      <text:p text:style-name="P4">
Publisher: Укринформ (Organization)</text:p>
      <text:p text:style-name="P4">
Published Time: 2023-04-24T20:07:47+03:00</text:p>
      <text:p text:style-name="P4">
Modified Time: 2023-04-24T20:07:47+03:00</text:p>
      <text:p text:style-name="P4">
Description: President Volodymyr Zelenskyy and Prime Minister of the Estonian Republic of Kai Callas visited the State University "Zhytomyr Polytechnic" and talked with the student community. - Ukrinform.</text:p>
      <text:p text:style-name="P4">
Images: ["<text:a xlink:type="simple" xlink:href="https://static.ukrinform.com/photos/2023_04/thumb_files/630_360_1682355934-936.jpeg" text:style-name="Internet_20_link" text:visited-style-name="Visited_20_Internet_20_Link">
630_360_16823...</text:a>
", "<text:a xlink:type="simple" xlink:href="https://static.ukrinform.com/photos/2023_04/1682355939-382.jpeg" text:style-name="Internet_20_link" text:visited-style-name="Visited_20_Internet_20_Link">
1682355939-38...</text:a>
", "<text:a xlink:type="simple" xlink:href="https://static.ukrinform.com/photos/2023_04/1682355919-685.jpeg" text:style-name="Internet_20_link" text:visited-style-name="Visited_20_Internet_20_Link">
1682355919-68...</text:a>
", "<text:a xlink:type="simple" xlink:href="https://static.ukrinform.com/photos/2023_04/1682355923-286.jpeg" text:style-name="Internet_20_link" text:visited-style-name="Visited_20_Internet_20_Link">
1682355923-28...</text:a>
"]</text:p>
      <text:p text:style-name="P4">
Tags: ['Естонія', "Прем'єр", 'Житомир', 'Студент', 'Зеленський']</text:p>
      <text:p text:style-name="P4">
Type: Article</text:p>
      <!--METADATA-->
      <text:p text:style-name="P4">
<draw:frame draw:style-name="fr1" draw:name="Image146" text:anchor-type="as-char" svg:width="6.9236in" svg:height="3.956343in" draw:z-index="0">
<draw:image xlink:href="../Images/yкринформ/2023-04-24T20-07-47-03-00/630_360_1682355934-936.jpeg" xlink:type="simple" xlink:show="embed" xlink:actuate="onLoad" draw:mime-type="image/jpeg"/>
</draw:frame>
The Presidential Lordir Zelensky and the Prime Minister of the Estonian Republic of Kai Callas deployed the State University of Zhytomyr Polytechnic and communicated with the host community.</text:p>
      <text:p text:style-name="P4">
The head of state and head of the Estonia Government inspected the laboratories of telecommunications, radio communications, robotics, cybersecurity, digitalization and mining and ecological laboratory, Ukrinform reports with reference to <text:a xlink:type="simple" xlink:href="https://www.president.gov.ua/news/prezident-ukrayini-i-golova-uryadu-estoniyi-vidvidali-zhitom-82461" text:style-name="Internet_20_link" text:visited-style-name="Visited_20_Internet_20_Link">
</text:a>
.</text:p>
      <text:p text:style-name="P4">
According to the President, some developments will be needed in post -war life in peaceful Ukraine.</text:p>
      <text:p text:style-name="P4">
Zelensky and Callas talked with the students and answered them.</text:p>
      <text:p text:style-name="P4">
<text:span text:style-name="T5">
Video: Presidential Office</text:span>
</text:p>
      <text:p text:style-name="P4">
The head of state noted that I was always happy to meet with students, because it allows to see what the future of Ukraine will be.</text:p>
      <text:p text:style-name="P4">
"I see that intelligent, cute and powerful - like our state," said Zelensky.</text:p>
      <text:p text:style-name="P4">
<text:span text:style-name="T4">
 Read also: </text:span>
 <text:a xlink:type="simple" xlink:href="https://www.ukrinform.ua/rubric-polytics/3700062-clenstvo-ukraini-v-nato-i-garantii-bezpeki-zelenskij-i-kallas-pidpisali-deklaraciu.html" text:style-name="Internet_20_link" text:visited-style-name="Visited_20_Internet_20_Link">
<text:span text:style-name="T4">
 Callas </text:span>
</text:a>
Responding to students' questions, he stressed that education in recent years has become a number of challenges, the most serious of which is the war. But still a full-scale invasion of Russia, during the Covid-19 pandemic, Ukraine's educational space was able to reformat to adapt to the advantages.</text:p>
      <text:p text:style-name="P4">
<draw:frame draw:style-name="fr1" draw:name="Image147" text:anchor-type="as-char" svg:width="6.9236in" svg:height="4.617948in" draw:z-index="0">
<draw:image xlink:href="../Images/yкринформ/2023-04-24T20-07-47-03-00/1682355939-382.jpeg" xlink:type="simple" xlink:show="embed" xlink:actuate="onLoad" draw:mime-type="image/jpeg"/>
</draw:frame>
“Education is an important social space where you need to communicate, together to guess and love each other, which is also very important. Because with the birth of the idea, the state, and ideas, I believe, are born in communication, in dialogue. That is, people must have contact with each other. Online education has begun with covvings, Isaraz we see steady digital progress in our country, ”the President said.</text:p>
      <text:p text:style-name="P4">
He recalled that digitalization helped education during the pandemic and gave way to the conditions of war.</text:p>
      <text:p text:style-name="P4">
At the same time, the head of state emphasized that online training is a forced step of martial law, because children have to go to school, communicate with them with teachers.</text:p>
      <text:p text:style-name="P4">
“That is why this moment - how to get back to ordinary life - will be a challenge. There will be different programs of adaptation of children to ordinary life, ”he said.</text:p>
      <text:p text:style-name="P4">
<draw:frame draw:style-name="fr1" draw:name="Image148" text:anchor-type="as-char" svg:width="6.9236in" svg:height="4.617948in" draw:z-index="0">
<draw:image xlink:href="../Images/yкринформ/2023-04-24T20-07-47-03-00/1682355919-685.jpeg" xlink:type="simple" xlink:show="embed" xlink:actuate="onLoad" draw:mime-type="image/jpeg"/>
</draw:frame>
</text:p>
      <text:p text:style-name="P4">
“We have absolutely ordinary, but pragmatic for Ukraine and, as it turned out, for the whole world. Dream is to win. Dream is to rebuild our country, "the President said, adding:" I would like us to return to all our territories. To rebuild, to be proud of our country. "</text:p>
      <text:p text:style-name="P4">
According to the Head of State, Ukraine is now carrying out the most important reform of security reform in the world.</text:p>
      <text:p text:style-name="P4">
<text:span text:style-name="T4">
 Read also: </text:span>
 <text:a xlink:type="simple" xlink:href="https://www.ukrinform.ua/rubric-vidbudova/3700033-estonia-stala-persou-derzavou-aka-pocala-prakticne-vidnovlenna-ukraini-zelenskij.html" text:style-name="Internet_20_link" text:visited-style-name="Visited_20_Internet_20_Link">
</text:a>
“If we put the aggressor in place, then I think it will be the right example of other aggressors, so as not to start any aggression in the world ... Therefore, my dream-that Ukraine will take its worthy place in the world's security infrastructure, Europe, where it would be taken into account Our opinion. Because we have done a lot because of our people's power, ”Zelensky is convinced.</text:p>
      <text:p text:style-name="P4">
The President noted that Ukrainian experience and knowledge is valuable to the world, and has focused that Ukraine is in the European Union and NATO.</text:p>
      <text:p text:style-name="P4">
In its turn, the Prime Minister of Estonia noted that on the way to the membership of the Vevrosius, her country has gone through a difficult way of reform and consolidation market.</text:p>
      <text:p text:style-name="P4">
<draw:frame draw:style-name="fr1" draw:name="Image149" text:anchor-type="as-char" svg:width="6.9236in" svg:height="4.617948in" draw:z-index="0">
<draw:image xlink:href="../Images/yкринформ/2023-04-24T20-07-47-03-00/1682355923-286.jpeg" xlink:type="simple" xlink:show="embed" xlink:actuate="onLoad" draw:mime-type="image/jpeg"/>
</draw:frame>
The President thanked the students for their communication and wished them success and victory.</text:p>
      <text:p text:style-name="P4">
“We can't fight for buildings, for stones - we all fight for people. I want to dress for your great help, for your fight, for your presence. It is important, ”the head of state said.</text:p>
      <text:p text:style-name="P4">
As it was reported, President Volodymyr Zelenskyy is on Monday a trip to Zhytomyr region, where he met with the Prime Minister <text:a xlink:type="simple" xlink:href="https://www.ukrinform.ua/tag-estonia" text:style-name="Internet_20_link" text:visited-style-name="Visited_20_Internet_20_Link">
</text:a>
KAW CALLAS.</text:p>
      <text:p text:style-name="P4">
<text:span text:style-name="T5">
Foto: op</text:span>
</text:p>
      <text:p text:style-name="P4">
News Source: <text:a xlink:type="simple" xlink:href="https://www.ukrinform.ua/rubric-regions/3700144-zelenskij-i-premerka-estonii-pospilkuvalisa-zi-studentami-zitomirskoi-politehniki.html" text:style-name="Internet_20_link" text:visited-style-name="Visited_20_Internet_20_Link">
https://www.ukrinform.ua/rubric-regions/3700144-zelenskij-i-premerka-estonii-pospilkuvalisa-zi-studentami-zitomirskoi-politehniki.html</text:a>
</text:p>
      <!--NEWS-->
      <text:h text:style-name="P10" text:outline-level="1">
<text:span text:style-name="T4">
The Russians fired at the Zaporozhye region from aviation and "hail", wounded woman</text:span>
</text:h>
      <text:p text:style-name="P4">
Authors: Ukrinform (Person)</text:p>
      <text:p text:style-name="P4">
Publisher: Укринформ (Organization)</text:p>
      <text:p text:style-name="P4">
Published Time: 2023-04-24T20:13:01+03:00</text:p>
      <text:p text:style-name="P4">
Modified Time: 2023-04-24T20:13:01+03:00</text:p>
      <text:p text:style-name="P4">
Description: The village of Stepnogorsk, which was not far from Zaporizhzhya, fired the enemy with "Grads". The woman was injured. - Ukrinform.</text:p>
      <text:p text:style-name="P4">
Images: ["<text:a xlink:type="simple" xlink:href="https://static.ukrinform.com/photos/2023_02/thumb_files/630_360_1677615125-206.jpg" text:style-name="Internet_20_link" text:visited-style-name="Visited_20_Internet_20_Link">
630_360_16776...</text:a>
"]</text:p>
      <text:p text:style-name="P4">
Tags: ['Обстріл', 'Поранені', 'Запоріжжя', 'Війна з росією']</text:p>
      <text:p text:style-name="P4">
Type: Article</text:p>
      <!--METADATA-->
      <text:p text:style-name="P4">
<draw:frame draw:style-name="fr1" draw:name="Image150" text:anchor-type="as-char" svg:width="6.9236in" svg:height="3.956343in" draw:z-index="0">
<draw:image xlink:href="../Images/yкринформ/2023-04-24T20-13-01-03-00/630_360_1677615125-206.jpg" xlink:type="simple" xlink:show="embed" xlink:actuate="onLoad" draw:mime-type="image/jpeg"/>
</draw:frame>
The village, which was not far from Zaporizhzhya, fired at the Grads. The woman suffered.</text:p>
      <text:p text:style-name="P4">
About it in <text:a xlink:type="simple" xlink:href="http://t.me/zoda_gov_ua/18399" text:style-name="Internet_20_link" text:visited-style-name="Visited_20_Internet_20_Link">
</text:a>
Istv TV channel said Yuri Malashko, Golovazaposhi Ova, Ukrinform reports.</text:p>
      <text:p text:style-name="P4">
"Today is loud: air strikes were applied to Gulyaypol, Railway, Yegorivka, Stepnogorsk was found under" Grads ". A woman was born in 1957, she was injured," he said.</text:p>
      <text:p text:style-name="P4">
According to the head of the region, the enemy hits civilian infrastructure, due to two or three dozen destroyed households.</text:p>
      <text:p text:style-name="P4">
Under the enemy fire is constantly Ohihiv, Gulyaypole, but people are tamped.</text:p>
      <text:p text:style-name="P4">
He added that evacuation is carried out daily.</text:p>
      <text:p text:style-name="P4">
As for the situation in <text:a xlink:type="simple" xlink:href="https://www.ukrinform.ua/tag-zaporizza" text:style-name="Internet_20_link" text:visited-style-name="Visited_20_Internet_20_Link">
</text:a>
, now the prose-estimated documentation for 11 houses that have been struck from blows is being developed for further recovery.</text:p>
      <text:p text:style-name="P4">
<text:span text:style-name="T4">
 Read also: </text:span>
 <text:a xlink:type="simple" xlink:href="https://www.ukrinform.ua/rubric-ato/3700114-vorog-zoseredivsa-na-troh-napramkah-sili-oboroni-vidbili-30-atak.html" text:style-name="Internet_20_link" text:visited-style-name="Visited_20_Internet_20_Link">
</text:a>
Earlier it was reported that the number of shelling increased in the Zaporozhye region. The last day was 112.</text:p>
      <text:p text:style-name="P4">
News Source: <text:a xlink:type="simple" xlink:href="https://www.ukrinform.ua/rubric-ato/3700147-rosiani-obstrilali-zaporizku-oblast-z-aviacii-ta-gradiv-poranena-zinka.html" text:style-name="Internet_20_link" text:visited-style-name="Visited_20_Internet_20_Link">
https://www.ukrinform.ua/rubric-ato/3700147-rosiani-obstrilali-zaporizku-oblast-z-aviacii-ta-gradiv-poranena-zinka.html</text:a>
</text:p>
      <!--NEWS-->
      <text:h text:style-name="P10" text:outline-level="1">
<text:span text:style-name="T4">
Washington confirmed the support of Ukraine's membership in NATO</text:span>
</text:h>
      <text:p text:style-name="P4">
Authors: Ukrinform (Person)</text:p>
      <text:p text:style-name="P4">
Publisher: Укринформ (Organization)</text:p>
      <text:p text:style-name="P4">
Published Time: 2023-04-24T20:17:13+03:00</text:p>
      <text:p text:style-name="P4">
Modified Time: 2023-04-24T20:17:13+03:00</text:p>
      <text:p text:style-name="P4">
Description: In order to acquire NATO membership, Ukraine must first discuss this with the North Atlantic Alliance. The United States supports it. However, now all the attention of the Allies is focused on the help of the Armed Forces to repel Russian aggression. - Ukrinform.</text:p>
      <text:p text:style-name="P4">
Images: ["<text:a xlink:type="simple" xlink:href="https://static.ukrinform.com/photos/2023_04/thumb_files/630_360_1682353688-758.jpg" text:style-name="Internet_20_link" text:visited-style-name="Visited_20_Internet_20_Link">
630_360_16823...</text:a>
"]</text:p>
      <text:p text:style-name="P4">
Tags: ['НАТО', 'США', 'Україна']</text:p>
      <text:p text:style-name="P4">
Type: Article</text:p>
      <!--METADATA-->
      <text:p text:style-name="P4">
<draw:frame draw:style-name="fr1" draw:name="Image151" text:anchor-type="as-char" svg:width="6.9236in" svg:height="3.956343in" draw:z-index="0">
<draw:image xlink:href="../Images/yкринформ/2023-04-24T20-17-13-03-00/630_360_1682353688-758.jpg" xlink:type="simple" xlink:show="embed" xlink:actuate="onLoad" draw:mime-type="image/jpeg"/>
</draw:frame>
In order to become consistent with NATO membership, Ukraine must first of all be discussing the Protection with the North Atlantic Alliance. The United States supports it. However, the allies' attention is paid to the assistance of the Armed Forces to repel Russian aggression.</text:p>
      <text:p text:style-name="P4">
So commented on the US position on the prospects of Ukraine's membership in the NATO -Coordinator of the White House National Security Council John Kirby, Praboskorskrukrinform reports.</text:p>
      <text:p text:style-name="P4">
“We believe in the NATO open door policy. We also believe that Vinto membership should be the subject of discussion between the country and the Alliance. And we would definitely not interfere with these negotiations, ”the White House representative emphasized.</text:p>
      <text:p text:style-name="P4">
<text:span text:style-name="T4">
 Read also: </text:span>
 <text:a xlink:type="simple" xlink:href="https://www.ukrinform.ua/rubric-polytics/3699947-prezident-litvi-treba-znajti-mehanizmi-svidkoi-integracii-ukraini-v-nato.html" text:style-name="Internet_20_link" text:visited-style-name="Visited_20_Internet_20_Link">
<text:span text:style-name="T4">
 NATO </text:span>
</text:a>
He also noted that now <text:a xlink:type="simple" xlink:href="https://www.ukrinform.ua/tag-ssa" text:style-name="Internet_20_link" text:visited-style-name="Visited_20_Internet_20_Link">
</text:a>
And the allies are reflected in order to provide for Ukraine the opportunity to protect the bloody and cruel invasion of the Russian Federation, as well as potential new entries. In this connection, Kirby recalled that Russia had violated Ukraine's territorial content in 2014.</text:p>
      <text:p text:style-name="P4">
"It should be the focus now -helping Ukraine to succeed Napoli Battle so that they can succeed at the negotiating table," the US administration representative said.</text:p>
      <text:p text:style-name="P4">
<text:span text:style-name="T4">
 Read also: </text:span>
 <text:a xlink:type="simple" xlink:href="https://www.ukrinform.ua/rubric-polytics/3700075-u-mzs-vidreaguvali-na-ugorski-zaavi-pro-dozvil-rosii-dla-vstupu-ukraini-u-nato.html" text:style-name="Internet_20_link" text:visited-style-name="Visited_20_Internet_20_Link">
<text:span text:style-name="T4">
 NATO </text:span>
</text:a>
As reported by Ukrinform, NATO Secretary General Jens Stoltenberg during the Vyazite last week to Kiev <text:a xlink:type="simple" xlink:href="https://www.ukrinform.ua/rubric-polytics/3698417-usi-kraini-nato-pogodzuutsa-na-clenstvo-ukraini-ale-zaraz-metou-e-peremoga-stoltenberg.html" text:style-name="Internet_20_link" text:visited-style-name="Visited_20_Internet_20_Link">
</text:a>
that all alliance member countries agree that Ukraine's future is in the North Atlantic Alliance.</text:p>
      <text:p text:style-name="P4">
News Source: <text:a xlink:type="simple" xlink:href="https://www.ukrinform.ua/rubric-polytics/3700148-vasington-pidtverdiv-pidtrimku-clenstva-ukraini-v-nato.html" text:style-name="Internet_20_link" text:visited-style-name="Visited_20_Internet_20_Link">
https://www.ukrinform.ua/rubric-polytics/3700148-vasington-pidtverdiv-pidtrimku-clenstva-ukraini-v-nato.html</text:a>
</text:p>
      <!--NEWS-->
      <text:h text:style-name="P10" text:outline-level="1">
<text:span text:style-name="T4">
Tottenham released head coach</text:span>
</text:h>
      <text:p text:style-name="P4">
Authors: Ukrinform (Person)</text:p>
      <text:p text:style-name="P4">
Publisher: Укринформ (Organization)</text:p>
      <text:p text:style-name="P4">
Published Time: 2023-04-24T20:19:52+03:00</text:p>
      <text:p text:style-name="P4">
Modified Time: 2023-04-24T20:19:52+03:00</text:p>
      <text:p text:style-name="P4">
Description: Christian Stellini worked at the club for less than a month. - Ukrinform.</text:p>
      <text:p text:style-name="P4">
Images: ["<text:a xlink:type="simple" xlink:href="https://static.ukrinform.com/photos/2023_04/thumb_files/630_360_1682356677-629.jpg" text:style-name="Internet_20_link" text:visited-style-name="Visited_20_Internet_20_Link">
630_360_16823...</text:a>
"]</text:p>
      <text:p text:style-name="P4">
Tags: ['Футбол', 'Тоттенхем', 'АПЛ']</text:p>
      <text:p text:style-name="P4">
Type: Article</text:p>
      <!--METADATA-->
      <text:p text:style-name="P4">
<draw:frame draw:style-name="fr1" draw:name="Image152" text:anchor-type="as-char" svg:width="6.9236in" svg:height="3.956343in" draw:z-index="0">
<draw:image xlink:href="../Images/yкринформ/2023-04-24T20-19-52-03-00/630_360_1682356677-629.jpg" xlink:type="simple" xlink:show="embed" xlink:actuate="onLoad" draw:mime-type="image/jpeg"/>
</draw:frame>
Christian Stellini worked at the club for less than a month.  “Tottenham” officially <text:a xlink:type="simple" xlink:href="https://www.tottenhamhotspur.com/news/2023/april/club-update-from-daniel/" text:style-name="Internet_20_link" text:visited-style-name="Visited_20_Internet_20_Link">
</text:a>
On the dismissal of the Acting Head Coach Christianastelini, Ukrinform reports.</text:p>
      <text:p text:style-name="P4">
He held this position from March 27, when Antonio Conte was released.</text:p>
      <text:p text:style-name="P4">
Together with Stellini, the club left his entire coaching staff. Now Ryan Mason will perform the responsibility of Tottenham's chief coach.</text:p>
      <text:p text:style-name="P4">
The decision to release Stellini, Tottenhama, made a post -yesterday lesion 1: 6 from Newcastle. In that match "Spurs" missed 5 heads in the starting 20 minutes.</text:p>
      <text:p text:style-name="P4">
<text:span text:style-name="T4">
 Read also: </text:span>
 <text:a xlink:type="simple" xlink:href="https://www.ukrinform.ua/rubric-sports/3697206-zincenko-pretendent-na-potraplanna-v-komandu-sezonu-apl-vid-ea-sports.html" text:style-name="Internet_20_link" text:visited-style-name="Visited_20_Internet_20_Link">
</text:a>
According to Ukrinform, the next match in the English Premier League "Tottenham" will be held on Thursday, April 27 against MJ.</text:p>
      <text:p text:style-name="P4">
Photo: Getty Image</text:p>
      <text:p text:style-name="P4">
News Source: <text:a xlink:type="simple" xlink:href="https://www.ukrinform.ua/rubric-sports/3700149-tottengem-zvilniv-golovnogo-trenera.html" text:style-name="Internet_20_link" text:visited-style-name="Visited_20_Internet_20_Link">
https://www.ukrinform.ua/rubric-sports/3700149-tottengem-zvilniv-golovnogo-trenera.html</text:a>
</text:p>
      <!--NEWS-->
      <text:h text:style-name="P10" text:outline-level="1">
<text:span text:style-name="T4">
Canada closed the embassy in Sudan</text:span>
</text:h>
      <text:p text:style-name="P4">
Authors: Ukrinform (Person)</text:p>
      <text:p text:style-name="P4">
Publisher: Укринформ (Organization)</text:p>
      <text:p text:style-name="P4">
Published Time: 2023-04-24T20:20:19+03:00</text:p>
      <text:p text:style-name="P4">
Modified Time: 2023-04-24T20:20:19+03:00</text:p>
      <text:p text:style-name="P4">
Description: The Government of Canada has decided to temporarily close the embassy in the Chartum and evacuate all its diplomats. - Ukrinform.</text:p>
      <text:p text:style-name="P4">
Images: ["<text:a xlink:type="simple" xlink:href="https://static.ukrinform.com/photos/2016_11/thumb_files/630_360_1479315536-2490.jpg" text:style-name="Internet_20_link" text:visited-style-name="Visited_20_Internet_20_Link">
630_360_14793...</text:a>
"]</text:p>
      <text:p text:style-name="P4">
Tags: ['Канада', 'Посольство', 'Судан']</text:p>
      <text:p text:style-name="P4">
Type: Article</text:p>
      <!--METADATA-->
      <text:p text:style-name="P4">
<draw:frame draw:style-name="fr1" draw:name="Image153" text:anchor-type="as-char" svg:width="6.9236in" svg:height="3.956343in" draw:z-index="0">
<draw:image xlink:href="../Images/yкринформ/2023-04-24T20-20-19-03-00/630_360_1479315536-2490.jpg" xlink:type="simple" xlink:show="embed" xlink:actuate="onLoad" draw:mime-type="image/jpeg"/>
</draw:frame>
The Ordnaniad decided to temporarily close the embassy in the Hartum and evacuate all its displays.</text:p>
      <text:p text:style-name="P4">
According to the Ukrinform correspondent, the Canadian Foreign Ministry said.</text:p>
      <text:p text:style-name="P4">
“The situation in Sudan has deteriorated rapidly, making it impossible to support the safety of the staff in the Hartum. After consultation with the ambassador <text:a xlink:type="simple" xlink:href="https://www.ukrinform.ua/tag-kanada" text:style-name="Internet_20_link" text:visited-style-name="Visited_20_Internet_20_Link">
</text:a>
In Sudan, a decision was made to the Sudan's work in Sudan, ”the widespread message reads.</text:p>
      <text:p text:style-name="P4">
It is noted that "Canadian diplomats will temporarily work from a safe place outside the country." "They will continue to work with the Government of Sudan, neighboring countries and the international community and governments of the state -minded states with reaction to this crisis and the support of Canadians who are still in Ukraine," the Foreign Ministry said.</text:p>
      <text:p text:style-name="P4">
The department also called on all parties to the conflict to comply with the regimen of fire and support the efforts of regional intermediaries. "The Kanad's Embassy will restore the job in the Chartum as soon as the Sudan situation will allow to welcome the provision of proper services and the safety of our staff," the ministry summed up.</text:p>
      <text:p text:style-name="P4">
<text:span text:style-name="T4">
 Read also: </text:span>
 <text:a xlink:type="simple" xlink:href="https://www.ukrinform.ua/rubric-world/3699880-iz-sudanu-evakuuvali-21-diplomata-ta-ponad-tisacu-gromadan-krain-es-borrel.html" text:style-name="Internet_20_link" text:visited-style-name="Visited_20_Internet_20_Link">
<text:span text:style-name="T4">
 Sudan </text:span>
</text:a>
As reported by Ukrinform, on April 15, after several days of tension between the Army and the rapid response forces(RSF)In the Chartum, the explosions of the St. The dispute is concentrated around the proposed transition of the country of pre -trial rule.</text:p>
      <text:p text:style-name="P4">
At least 420 people were killed and hundreds of another were injured during the collision of all Sudan.</text:p>
      <text:p text:style-name="P4">
News Source: <text:a xlink:type="simple" xlink:href="https://www.ukrinform.ua/rubric-world/3700150-kanada-zakrila-posolstvo-u-sudani.html" text:style-name="Internet_20_link" text:visited-style-name="Visited_20_Internet_20_Link">
https://www.ukrinform.ua/rubric-world/3700150-kanada-zakrila-posolstvo-u-sudani.html</text:a>
</text:p>
      <!--NEWS-->
      <text:h text:style-name="P10" text:outline-level="1">
<text:span text:style-name="T4">
India has problems with the payment of Russian oil at the price above set limit</text:span>
</text:h>
      <text:p text:style-name="P4">
Authors: Ukrinform (Person)</text:p>
      <text:p text:style-name="P4">
Publisher: Укринформ (Organization)</text:p>
      <text:p text:style-name="P4">
Published Time: 2023-04-24T20:24:13+03:00</text:p>
      <text:p text:style-name="P4">
Modified Time: 2023-04-24T20:24:13+03:00</text:p>
      <text:p text:style-name="P4">
Description: Indian companies sometimes face delays in paying Russian oil at a price of more than $ 60 per barrel set by the Western countries. - Ukrinform.</text:p>
      <text:p text:style-name="P4">
Images: ["<text:a xlink:type="simple" xlink:href="https://static.ukrinform.com/photos/2020_06/thumb_files/630_360_1591537775-972.jpg" text:style-name="Internet_20_link" text:visited-style-name="Visited_20_Internet_20_Link">
630_360_15915...</text:a>
"]</text:p>
      <text:p text:style-name="P4">
Tags: ['Індія', 'нафта', 'росія']</text:p>
      <text:p text:style-name="P4">
Type: Article</text:p>
      <!--METADATA-->
      <text:p text:style-name="P4">
<draw:frame draw:style-name="fr1" draw:name="Image154" text:anchor-type="as-char" svg:width="6.9236in" svg:height="3.956343in" draw:z-index="0">
<draw:image xlink:href="../Images/yкринформ/2023-04-24T20-24-13-03-00/630_360_1591537775-972.jpg" xlink:type="simple" xlink:show="embed" xlink:actuate="onLoad" draw:mime-type="image/jpeg"/>
</draw:frame>
Indian companies sometimes face delays in paying Russian oil at a price over $ 60 per barrel set by the Western countries.</text:p>
      <text:p text:style-name="P4">
According to Ukrinform, the Minister of Oil of India Pancajjin said today, reports <text:a xlink:type="simple" xlink:href="https://www.reuters.com/markets/commodities/indian-cos-sometimes-face-delays-paying-russian-oil-above-60bbl-oil-secretary-2023-04-24/" text:style-name="Internet_20_link" text:visited-style-name="Visited_20_Internet_20_Link">
</text:a>
.</text:p>
      <text:p text:style-name="P4">
"No one prevents us from buying Russian oil at a price exceeding the set level. We do not use Western rules," the official said.</text:p>
      <text:p text:style-name="P4">
However, if the price of Russian oil exceeds the limit, companies independently find alternative mechanisms for calculations, said the minister, adding that the majority of Russian oil supplies to India are made at the price below the set limit.</text:p>
      <text:p text:style-name="P4">
<text:span text:style-name="T4">
 Read also: </text:span>
 <text:a xlink:type="simple" xlink:href="https://www.ukrinform.ua/rubric-world/3698937-india-pripinila-otrimuvati-postavki-rosijskoi-zbroi-cerez-pobouvanna-sankcij-ssa.html" text:style-name="Internet_20_link" text:visited-style-name="Visited_20_Internet_20_Link">
<text:span text:style-name="T4">
 India </text:span>
</text:a>
As Reuters notes, <text:a xlink:type="simple" xlink:href="https://www.ukrinform.ua/tag-india" text:style-name="Internet_20_link" text:visited-style-name="Visited_20_Internet_20_Link">
</text:a>
Significantly increased the libraport of oil from the Russian Federation from the beginning of a full -scale invasion of the Russian Federation in Ukraine.</text:p>
      <text:p text:style-name="P4">
As reported by Ukrinform, Western sanctions and the price limits for marine oil after the start of a full -scale invasion of Russia in Ukraine were exchanged by a range of buyers for deliveries from the Russian Federation. At least <text:a xlink:type="simple" xlink:href="https://www.ukrinform.ua/rubric-world/3684382-bloomberg-vikriv-tinovij-flot-rosijskih-naftovih-tankeriv.html" text:style-name="Internet_20_link" text:visited-style-name="Visited_20_Internet_20_Link">
</text:a>
Using the shadow fleet of tankers.</text:p>
      <text:p text:style-name="P4">
News Source: <text:a xlink:type="simple" xlink:href="https://www.ukrinform.ua/rubric-economy/3700151-india-mae-problemi-z-oplatou-rosijskoi-nafti-za-cinou-vise-vstanovlenogo-limitu.html" text:style-name="Internet_20_link" text:visited-style-name="Visited_20_Internet_20_Link">
https://www.ukrinform.ua/rubric-economy/3700151-india-mae-problemi-z-oplatou-rosijskoi-nafti-za-cinou-vise-vstanovlenogo-limitu.html</text:a>
</text:p>
      <!--NEWS-->
      <text:h text:style-name="P10" text:outline-level="1">
<text:span text:style-name="T4">
The invaders attacked from heavy artillery and drones of the community in Dnipropetrovsk region</text:span>
</text:h>
      <text:p text:style-name="P4">
Authors: Ukrinform (Person)</text:p>
      <text:p text:style-name="P4">
Publisher: Укринформ (Organization)</text:p>
      <text:p text:style-name="P4">
Published Time: 2023-04-24T20:25:01+03:00</text:p>
      <text:p text:style-name="P4">
Modified Time: 2023-04-24T20:25:01+03:00</text:p>
      <text:p text:style-name="P4">
Description: The Russian military attacked the manganese community in the Nikopol district of Dnipropetrovsk. - Ukrinform.</text:p>
      <text:p text:style-name="P4">
Images: ["<text:a xlink:type="simple" xlink:href="https://static.ukrinform.com/photos/2023_04/thumb_files/630_360_1682357005-323.jpg" text:style-name="Internet_20_link" text:visited-style-name="Visited_20_Internet_20_Link">
630_360_16823...</text:a>
"]</text:p>
      <text:p text:style-name="P4">
Tags: None</text:p>
      <text:p text:style-name="P4">
Type: Article</text:p>
      <!--METADATA-->
      <text:p text:style-name="P4">
<draw:frame draw:style-name="fr1" draw:name="Image155" text:anchor-type="as-char" svg:width="6.9236in" svg:height="3.946452in" draw:z-index="0">
<draw:image xlink:href="../Images/yкринформ/2023-04-24T20-25-01-03-00/630_360_1682357005-323.jpg" xlink:type="simple" xlink:show="embed" xlink:actuate="onLoad" draw:mime-type="image/jpeg"/>
</draw:frame>
Russian attacked the manganese community in the Nikopol District.</text:p>
      <text:p text:style-name="P4">
About it in <text:a xlink:type="simple" xlink:href="http://t.me/mykola_lukashuk/4227" text:style-name="Internet_20_link" text:visited-style-name="Visited_20_Internet_20_Link">
</text:a>
Mykola Lukashuk, the Chief Properepetrovsk Regional Council, reported, Ukrinform reports.</text:p>
      <text:p text:style-name="P4">
"Again attacks in the Nikopol district. The enemy fired at the manganese community twice. The invaders dropped the ammunition from the drone to a peaceful village," the post reads.</text:p>
      <text:p text:style-name="P4">
It is noted that later the enemy fired at the Marganets community of weighted artillery and launched another drone.</text:p>
      <text:p text:style-name="P4">
The attack damaged two private dwellings, one household. There are no wounded and dead.</text:p>
      <text:p text:style-name="P4">
In other communities of the region it was calm.</text:p>
      <text:p text:style-name="P4">
<text:span text:style-name="T4">
 Read also: </text:span>
 <text:a xlink:type="simple" xlink:href="https://www.ukrinform.ua/rubric-ato/3700147-rosiani-obstrilali-zaporizku-oblast-z-aviacii-ta-gradiv-poranena-zinka.html" text:style-name="Internet_20_link" text:visited-style-name="Visited_20_Internet_20_Link">
<text:span text:style-name="T4">
 aviation </text:span>
</text:a>
As it was reported, last night the enemy fired at Nikopol artillery.</text:p>
      <text:p text:style-name="P4">
News Source: <text:a xlink:type="simple" xlink:href="https://www.ukrinform.ua/rubric-ato/3700152-zagarbniki-atakuvali-z-vazkoi-artilerii-ta-droniv-gromadu-na-dnipropetrovsini.html" text:style-name="Internet_20_link" text:visited-style-name="Visited_20_Internet_20_Link">
https://www.ukrinform.ua/rubric-ato/3700152-zagarbniki-atakuvali-z-vazkoi-artilerii-ta-droniv-gromadu-na-dnipropetrovsini.html</text:a>
</text:p>
      <!--NEWS-->
      <text:h text:style-name="P10" text:outline-level="1">
<text:span text:style-name="T4">
The air defense forces destroyed nine Russian drones in the east and south</text:span>
</text:h>
      <text:p text:style-name="P4">
Authors: Ukrinform (Person)</text:p>
      <text:p text:style-name="P4">
Publisher: Укринформ (Organization)</text:p>
      <text:p text:style-name="P4">
Published Time: 2023-04-24T20:30:06+03:00</text:p>
      <text:p text:style-name="P4">
Modified Time: 2023-04-24T20:30:06+03:00</text:p>
      <text:p text:style-name="P4">
Description: Сили протиповітряної оборони знищили дев’ять ворожих безпілотних літальних апаратів. — Укрінформ.</text:p>
      <text:p text:style-name="P4">
Images: ["<text:a xlink:type="simple" xlink:href="https://static.ukrinform.com/photos/2022_12/thumb_files/630_360_1671446457-251.jpg" text:style-name="Internet_20_link" text:visited-style-name="Visited_20_Internet_20_Link">
630_360_16714...</text:a>
", "<text:a xlink:type="simple" xlink:href="https://static.ukrinform.com/photos/2023_04/1682357285-196.jpg" text:style-name="Internet_20_link" text:visited-style-name="Visited_20_Internet_20_Link">
1682357285-19...</text:a>
"]</text:p>
      <text:p text:style-name="P4">
Tags: ['Безпілотник', 'Повітряні сили ЗСУ', 'Війна з росією', 'ППО']</text:p>
      <text:p text:style-name="P4">
Type: Article</text:p>
      <!--METADATA-->
      <text:p text:style-name="P4">
<draw:frame draw:style-name="fr1" draw:name="Image156" text:anchor-type="as-char" svg:width="6.9236in" svg:height="3.956343in" draw:z-index="0">
<draw:image xlink:href="../Images/yкринформ/2023-04-24T20-30-06-03-00/630_360_1671446457-251.jpg" xlink:type="simple" xlink:show="embed" xlink:actuate="onLoad" draw:mime-type="image/jpeg"/>
</draw:frame>
Silprovita defense destroyed nine enemy unmanned aircraft.</text:p>
      <text:p text:style-name="P4">
According to Ukrinform, the air forces of the Armed Forces of Ukraine are reported in <text:a xlink:type="simple" xlink:href="https://t.me/kpszsu/2483" text:style-name="Internet_20_link" text:visited-style-name="Visited_20_Internet_20_Link">
</text:a>
.</text:p>
      <text:p text:style-name="P4">
“As of 18:00 on April 24, nine hostile was destroyed <text:a xlink:type="simple" xlink:href="https://www.ukrinform.ua/tag-bezpilotnik" text:style-name="Internet_20_link" text:visited-style-name="Visited_20_Internet_20_Link">
</text:a>
: six shock "Shahd -136/131" in the eastern direction - in the area of responsibility of the Air Command "East" and three - in the area of responsibility .</text:p>
      <text:p text:style-name="P4">
<draw:frame draw:style-name="fr1" draw:name="Image157" text:anchor-type="as-char" svg:width="6.9236in" svg:height="6.9236in" draw:z-index="0">
<draw:image xlink:href="../Images/yкринформ/2023-04-24T20-30-06-03-00/1682357285-196.jpg" xlink:type="simple" xlink:show="embed" xlink:actuate="onLoad" draw:mime-type="image/jpeg"/>
</draw:frame>
<text:span text:style-name="T4">
 Read also: </text:span>
 <text:a xlink:type="simple" xlink:href="https://www.ukrinform.ua/rubric-ato/3699020-ukraina-najbilse-potrebue-nazemnih-sistem-ppo-glava-pentagonu.html" text:style-name="Internet_20_link" text:visited-style-name="Visited_20_Internet_20_Link">
</text:a>
As reported by Ukrinform, according to the General Staff of the Armed Forces, units of Ukrainian missile troops and artillery during the day <text:a xlink:type="simple" xlink:href="https://www.ukrinform.ua/rubric-ato/3700114-vorog-zoseredivsa-na-troh-napramkah-sili-oboroni-vidbili-30-atak.html" text:style-name="Internet_20_link" text:visited-style-name="Visited_20_Internet_20_Link">
</text:a>
.</text:p>
      <text:p text:style-name="P4">
_ First photo: the General Staff of the Armed Forces_</text:p>
      <text:p text:style-name="P4">
News Source: <text:a xlink:type="simple" xlink:href="https://www.ukrinform.ua/rubric-ato/3700154-sili-ppo-znisili-devat-rosijskih-droniv-na-shodi-ta-pivdni.html" text:style-name="Internet_20_link" text:visited-style-name="Visited_20_Internet_20_Link">
https://www.ukrinform.ua/rubric-ato/3700154-sili-ppo-znisili-devat-rosijskih-droniv-na-shodi-ta-pivdni.html</text:a>
</text:p>
      <!--NEWS-->
      <text:h text:style-name="P10" text:outline-level="1">
<text:span text:style-name="T4">
Common Order Amartpack for Ukraine: EU continues to work on the implementation of the project</text:span>
</text:h>
      <text:p text:style-name="P4">
Authors: Ukrinform (Person)</text:p>
      <text:p text:style-name="P4">
Publisher: Укринформ (Organization)</text:p>
      <text:p text:style-name="P4">
Published Time: 2023-04-24T20:41:00+03:00</text:p>
      <text:p text:style-name="P4">
Modified Time: 2023-04-24T20:41:00+03:00</text:p>
      <text:p text:style-name="P4">
Description: EU countries continue to work on the implementation of artillery ammunition for Ukraine, but the EU consistently fulfills its own obligations to supply military equipment, weapons and ammunition to Ukraine to cover urgent aggression defense needs. - Ukrinform.</text:p>
      <text:p text:style-name="P4">
Images: ["<text:a xlink:type="simple" xlink:href="https://static.ukrinform.com/photos/2020_05/thumb_files/630_360_1590751799-568.jpg" text:style-name="Internet_20_link" text:visited-style-name="Visited_20_Internet_20_Link">
630_360_15907...</text:a>
"]</text:p>
      <text:p text:style-name="P4">
Tags: ['Євросоюз', 'Україна', 'Зброя', 'Боррель']</text:p>
      <text:p text:style-name="P4">
Type: Article</text:p>
      <!--METADATA-->
      <text:p text:style-name="P4">
<draw:frame draw:style-name="fr1" draw:name="Image158" text:anchor-type="as-char" svg:width="6.9236in" svg:height="3.956343in" draw:z-index="0">
<draw:image xlink:href="../Images/yкринформ/2023-04-24T20-41-00-03-00/630_360_1590751799-568.jpg" xlink:type="simple" xlink:show="embed" xlink:actuate="onLoad" draw:mime-type="image/jpeg"/>
</draw:frame>
Countries continue to work on the implementation of the project of joint ordering ammunition for Ukraine, but the EU consistently fulfill the consistent obligations to supply military equipment to Ukraine, weapons and tunes to cover urgent needs for defense against aggression.</text:p>
      <text:p text:style-name="P4">
This was stated in Luxembourg today by the EU's Foreign Affairs Supervisions in Luxembourg.</text:p>
      <text:p text:style-name="P4">
“Today we looked at the volume of supplies to Ukraine. I can assume that their general volume has already exceeded EUR 13 billion, only in the measurement of military support. We continue to fulfill our obligations to deliver 1 million units of artillery ammunition and missiles for Ukraine. Remember that we have developed the first, second and third paths for this purpose. The first tile envisaged the use of 1 billion euros to meet the most different needs of Ukraine. This work continues. I cannot give Valkretic figures, but more than 1000 rockets have already been provided to Ukraine, and the number of ammunition is increasing, although it should grow faster in the next days, ”Borrel said.</text:p>
      <text:p text:style-name="P4">
He noted that the second way of providing Ukraine with ammunition, which preceded the joint order by countries <text:a xlink:type="simple" xlink:href="https://www.ukrinform.ua/tag-evrosouz" text:style-name="Internet_20_link" text:visited-style-name="Visited_20_Internet_20_Link">
</text:a>
The production of artillery ammunition at the defense industry enterprises is still in need of a joint decision, although the allocation for such targets for another billion euros has already been agreed at the EU level.</text:p>
      <text:p text:style-name="P4">
"In this(The second path - ed.)There are some differences, but we continue to work. We do not look forward to forming a legal document. The work is fully ready, until such a legal document is completed. The third way is to increase the capacity of our defense industry. My friend(European Commissar - Ed.)Tieri Breton will soon be presented with specific proposals for increasing defense production. For this, we will need to use what we have, but we have a multifaceted one, ”the high representative of the EU emphasized.</text:p>
      <text:p text:style-name="P4">
He also reminded that the military auxiliary mission of Ukraine, with the help of which more than 16 thousand Ukrainian servicemen have already undergone a training, continues to work, so the EU fulfills its obligation to provide a training for 30,000 military specialists by the end of the year.<text:span text:style-name="T4">
 Read also: </text:span>
 <text:a xlink:type="simple" xlink:href="https://www.ukrinform.ua/rubric-polytics/3700110-sob-visuvati-mirni-propozicii-spocatku-potribno-vidvidati-ukrainu-borrel.html" text:style-name="Internet_20_link" text:visited-style-name="Visited_20_Internet_20_Link">
<text:span text:style-name="T4">
 Borrel </text:span>
</text:a>
As reported, the EU Council of Ministers of Ukraine was in Luxembourg today, the main topics of which were: discussing further assistance to Ukraine, in particular, the urgent delivery of ammunition to counteract Russian aggression, the development of the situation in Sudan, as well as to clarify the strategy of development of development between the EU and China.</text:p>
      <text:p text:style-name="P4">
<text:span text:style-name="T5">
Foto: ministerio de asuntos exteriores y de Cooperación</text:span>
</text:p>
      <text:p text:style-name="P4">
News Source: <text:a xlink:type="simple" xlink:href="https://www.ukrinform.ua/rubric-ato/3700158-spilne-zamovlenna-boepripasiv-dla-ukraini-es-prodovzue-robotu-nad-realizacieu-proektu.html" text:style-name="Internet_20_link" text:visited-style-name="Visited_20_Internet_20_Link">
https://www.ukrinform.ua/rubric-ato/3700158-spilne-zamovlenna-boepripasiv-dla-ukraini-es-prodovzue-robotu-nad-realizacieu-proektu.html</text:a>
</text:p>
      <!--NEWS-->
      <text:h text:style-name="P10" text:outline-level="1">
<text:span text:style-name="T4">
The Russians fired at the border of Sumy and Chernihiv region - they recorded 40 beats</text:span>
</text:h>
      <text:p text:style-name="P4">
Authors: Ukrinform (Person)</text:p>
      <text:p text:style-name="P4">
Publisher: Укринформ (Organization)</text:p>
      <text:p text:style-name="P4">
Published Time: 2023-04-24T20:43:11+03:00</text:p>
      <text:p text:style-name="P4">
Modified Time: 2023-04-24T20:43:11+03:00</text:p>
      <text:p text:style-name="P4">
Description: </text:p>
      <text:p text:style-name="P4">
Російські Війська Станом На 20:00 24 Квітня Ще Тричі Обстріляли Прикордоння Сумської Та Чернігівської Області. — Укрінформ.: </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Сумщина', 'Чернігівщина', 'Війна з росією']</text:p>
      <text:p text:style-name="P4">
Type: Article</text:p>
      <!--METADATA-->
      <text:p text:style-name="P4">
<draw:frame draw:style-name="fr1" draw:name="Image159" text:anchor-type="as-char" svg:width="6.9236in" svg:height="3.956343in" draw:z-index="0">
<draw:image xlink:href="../Images/yкринформ/2023-04-24T20-43-11-03-00/630_360_1667562981-965.jpg" xlink:type="simple" xlink:show="embed" xlink:actuate="onLoad" draw:mime-type="image/jpeg"/>
</draw:frame>
As of 20:00 on April 24, the Russian border was fired at the Sumy and Chernyhiv region.</text:p>
      <text:p text:style-name="P4">
According to Ukrinform, the Operational Command "North" reports in <text:a xlink:type="simple" xlink:href="https://t.me/ok_pivnich1/2029" text:style-name="Internet_20_link" text:visited-style-name="Visited_20_Internet_20_Link">
</text:a>
.</text:p>
      <text:p text:style-name="P4">
From 14:40 to 15:20 15 beats were recorded, probably from an 82-mm mortar, in the area of the settlement of Novovasilivka.</text:p>
      <text:p text:style-name="P4">
From 4:41 pm to 18:00 22 beats were recorded, probably from the artillery, the Understanding of the settlement Gremyach.</text:p>
      <text:p text:style-name="P4">
<text:span text:style-name="T4">
 Read also: </text:span>
 <text:a xlink:type="simple" xlink:href="https://www.ukrinform.ua/rubric-ato/3700152-zagarbniki-atakuvali-z-vazkoi-artilerii-ta-droniv-gromadu-na-dnipropetrovsini.html" text:style-name="Internet_20_link" text:visited-style-name="Visited_20_Internet_20_Link">
</text:a>
</text:p>
      <text:p text:style-name="P4">
Крім того, з 18:05 до 18:10 зафіксовано 3 удари, ймовірно з 120-міліметровогоміномета, в район населеного пункту Клюси.</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24 квітня <text:a xlink:type="simple" xlink:href="https://www.ukrinform.ua/rubric-ato/3700018-rosiani-dvici-obstrilali-z-artilerii-prikordonna-sumsini.html" text:style-name="Internet_20_link" text:visited-style-name="Visited_20_Internet_20_Link">
 </text:a>
 .</text:p>
      <text:p text:style-name="P4">
News Source: <text:a xlink:type="simple" xlink:href="https://www.ukrinform.ua/rubric-ato/3700160-rosiani-obstrilali-prikordonna-sumsini-i-cernigivsini-zafiksuvali-40-udariv.html" text:style-name="Internet_20_link" text:visited-style-name="Visited_20_Internet_20_Link">
https://www.ukrinform.ua/rubric-ato/3700160-rosiani-obstrilali-prikordonna-sumsini-i-cernigivsini-zafiksuvali-40-udariv.html</text:a>
</text:p>
      <!--NEWS-->
      <text:h text:style-name="P10" text:outline-level="1">
<text:span text:style-name="T4">
In Canada, an avalanche came down, there is a dead</text:span>
</text:h>
      <text:p text:style-name="P4">
Authors: Ukrinform (Person)</text:p>
      <text:p text:style-name="P4">
Publisher: Укринформ (Organization)</text:p>
      <text:p text:style-name="P4">
Published Time: 2023-04-24T20:47:03+03:00</text:p>
      <text:p text:style-name="P4">
Modified Time: 2023-04-24T20:47:03+03:00</text:p>
      <text:p text:style-name="P4">
Description: As a result of an avalanche in Canada, a person was killed, two managed to escape. - Ukrinform.</text:p>
      <text:p text:style-name="P4">
Images: ["<text:a xlink:type="simple" xlink:href="https://static.ukrinform.com/photos/2018_01/thumb_files/630_360_1515323527-9625.jpg" text:style-name="Internet_20_link" text:visited-style-name="Visited_20_Internet_20_Link">
630_360_15153...</text:a>
"]</text:p>
      <text:p text:style-name="P4">
Tags: ['Канада', 'Лавина', 'Загибель']</text:p>
      <text:p text:style-name="P4">
Type: Article</text:p>
      <!--METADATA-->
      <text:p text:style-name="P4">
<draw:frame draw:style-name="fr1" draw:name="Image160" text:anchor-type="as-char" svg:width="6.9236in" svg:height="3.956343in" draw:z-index="0">
<draw:image xlink:href="../Images/yкринформ/2023-04-24T20-47-03-03-00/630_360_1515323527-9625.jpg" xlink:type="simple" xlink:show="embed" xlink:actuate="onLoad" draw:mime-type="image/jpeg"/>
</draw:frame>
As a result of the an avalanche in the west of Canada, a person was killed, two managed to escape.</text:p>
      <text:p text:style-name="P4">
According to Ukrinform correspondent, it writes <text:a xlink:type="simple" xlink:href="https://www.cbc.ca/news/canada/calgary/man-dies-in-avalanche-in-closed-off-area-of-lake-louise-resort-1.6819944" text:style-name="Internet_20_link" text:visited-style-name="Visited_20_Internet_20_Link">
</text:a>
.</text:p>
      <text:p text:style-name="P4">
It is noted that the deadly incident occurred at the Lazelouise ski resort in Alberta province. “When rescuers arrived at the incident, they found that the group had entered the closed area and provoked a third -number avalanche. None of the members of the group had with them equipment for rescue during the avalanche, ”the material reads.</text:p>
      <text:p text:style-name="P4">
After the avalanche ascending, two people were partially under the snow and one. "Two partially buried people were mild injuries, and a person who has fallen under the snow was killed," the newspaper said.</text:p>
      <text:p text:style-name="P4">
<text:span text:style-name="T4">
 Read also: </text:span>
 <text:a xlink:type="simple" xlink:href="https://www.ukrinform.ua/rubric-world/3695787-v-italijskih-alpah-zijsla-lavina-troe-zagiblih.html" text:style-name="Internet_20_link" text:visited-style-name="Visited_20_Internet_20_Link">
<text:span text:style-name="T4">
 avalanche </text:span>
</text:a>
</text:p>
      <text:p text:style-name="P4">
За інформацією правоохоронців, загиблий 21-річний чоловік провів під снігом 45хвилин до того, поки його змогли визволити. Рятувальники доставили його допункту надання медичної допомоги на горі, де його визнали вже мертвим.</text:p>
      <text:p text:style-name="P4">
Через погодні особливості цього сезону в <text:a xlink:type="simple" xlink:href="https://www.ukrinform.ua/tag-kanada" text:style-name="Internet_20_link" text:visited-style-name="Visited_20_Internet_20_Link">
 </text:a>
Fix the increased danger of ascending avalanches. From the beginning of the year, they have already taken away at least 15 lives.</text:p>
      <text:p text:style-name="P4">
News Source: <text:a xlink:type="simple" xlink:href="https://www.ukrinform.ua/rubric-world/3700161-u-kanadi-zijsla-lavina-e-zagiblij.html" text:style-name="Internet_20_link" text:visited-style-name="Visited_20_Internet_20_Link">
https://www.ukrinform.ua/rubric-world/3700161-u-kanadi-zijsla-lavina-e-zagiblij.html</text:a>
</text:p>
      <!--NEWS-->
      <text:h text:style-name="P10" text:outline-level="1">
<text:span text:style-name="T4">
Without free Belarus Ukraine will not be safe - Tikanovskaya</text:span>
</text:h>
      <text:p text:style-name="P4">
Authors: Ukrinform (Person)</text:p>
      <text:p text:style-name="P4">
Publisher: Укринформ (Organization)</text:p>
      <text:p text:style-name="P4">
Published Time: 2023-04-24T20:48:32+03:00</text:p>
      <text:p text:style-name="P4">
Modified Time: 2023-04-24T20:48:32+03:00</text:p>
      <text:p text:style-name="P4">
Description: Freedom of Ukraine and Belarus are closely linked, Belarusians seek the victories of Ukraine, which will also be a guarantee of their own freedom. - Ukrinform.</text:p>
      <text:p text:style-name="P4">
Images: ["<text:a xlink:type="simple" xlink:href="https://static.ukrinform.com/photos/2020_09/thumb_files/630_360_1600100567-591.png" text:style-name="Internet_20_link" text:visited-style-name="Visited_20_Internet_20_Link">
630_360_16001...</text:a>
"]</text:p>
      <text:p text:style-name="P4">
Tags: ['білорусь', 'росія', 'Тихановська']</text:p>
      <text:p text:style-name="P4">
Type: Article</text:p>
      <!--METADATA-->
      <text:p text:style-name="P4">
<draw:frame draw:style-name="fr1" draw:name="Image161" text:anchor-type="as-char" svg:width="6.9236in" svg:height="3.956343in" draw:z-index="0">
<draw:image xlink:href="../Images/yкринформ/2023-04-24T20-48-32-03-00/630_360_1600100567-591.png" xlink:type="simple" xlink:show="embed" xlink:actuate="onLoad" draw:mime-type="image/png"/>
</draw:frame>
Freedom Ukraine and Belarus are closely linked, Belarusians seek victories of Ukraine, as well as the key to their own freedom.</text:p>
      <text:p text:style-name="P4">
This was stated by the leader of the Belarusian opposition Svetlana Tikhanovskaya in the Berlin Power of Freedom, organized on April 24 by the German Fundmain, reports Ukrinform correspondent.</text:p>
      <text:p text:style-name="P4">
“The fate of Ukraine and <text:a xlink:type="simple" xlink:href="https://www.ukrinform.ua/tag-bilorus" text:style-name="Internet_20_link" text:visited-style-name="Visited_20_Internet_20_Link">
</text:a>
interconnected: not free Belarus without free Ukraine; There will also be no safe Belarus, ”Tikhanovskaya said.</text:p>
      <text:p text:style-name="P4">
She noted that hundreds of Belarusian volunteers are fighting side by side, many activists in the country themselves join in the guerrilla movement, volunteers collect information and transfer it to the Armed Forces. The Belarusian Vladagorstoko pursues people for it: on average, 20 people and protests against the regime, Tikhanovskaya.</text:p>
      <text:p text:style-name="P4">
She emphasized that Ukraine should provide everything needed in order to win it.</text:p>
      <text:p text:style-name="P4">
The oppositionist also urged the event to help hold Lukashenko's reference regime, as the tribunal should be not only for Putin, but also for her puppet - Lukashenko.</text:p>
      <text:p text:style-name="P4">
“Lukashenko knows that without Putin he will not last a day. Therefore, he allowed the Russian dictator to use the Belarusian territory for attack on Ukraine and supported this attack, ”Tikhanovskaya said, repeating that it was supported by Putin's war, not the Belarusian people.</text:p>
      <text:p text:style-name="P4">
“Putin wanted to do Ukraine as Belarus is today: a fully controlled puppet country with weak and humble government. But in the way of Lukashenko, who has completely obeyed Putin, the Ukrainian government of Inadrod stood up in defense of their state. The whole world is inspired by the determination of Ukrainian, ”the oppositionist emphasized.</text:p>
      <text:p text:style-name="P4">
According to her, plans to place nuclear weapons in Belarus will make 9 millions of Belarus hostages of two criminal regimes and create a constant threat to Ukraine, Europe, and the world.</text:p>
      <text:p text:style-name="P4">
“But the worst part will mean Russian control over Belarus for years. Mipovina is not allowed, ”Tikhanovskaya emphasized.</text:p>
      <text:p text:style-name="P4">
According to her, in 2020, Belarusians fought for the honest elections, today they will be fought for their sovereignty and the very existence of their country.</text:p>
      <text:p text:style-name="P4">
<text:span text:style-name="T4">
 Read also: </text:span>
 <text:a xlink:type="simple" xlink:href="https://www.ukrinform.ua/rubric-world/3687480-tihanovska-pro-rosijsku-adernu-zbrou-u-bilorusi-ce-prame-porusenna-konstitucii.html" text:style-name="Internet_20_link" text:visited-style-name="Visited_20_Internet_20_Link">
<text:span text:style-name="T4">
 Tyanovskaya </text:span>
</text:a>
</text:p>
      <text:p text:style-name="P4">
<text:span text:style-name="T5">
Foto: Poole First</text:span>
</text:p>
      <text:p text:style-name="P4">
News Source: <text:a xlink:type="simple" xlink:href="https://www.ukrinform.ua/rubric-world/3700163-bez-vilnoi-bilorusi-ukraina-ne-bude-v-bezpeci-tihanovska.html" text:style-name="Internet_20_link" text:visited-style-name="Visited_20_Internet_20_Link">
https://www.ukrinform.ua/rubric-world/3700163-bez-vilnoi-bilorusi-ukraina-ne-bude-v-bezpeci-tihanovska.html</text:a>
</text:p>
      <!--NEWS-->
      <text:h text:style-name="P10" text:outline-level="1">
<text:span text:style-name="T4">
Britain criticized Russia's hypocrisy at a UN Council meeting</text:span>
</text:h>
      <text:p text:style-name="P4">
Authors: Ukrinform (Person)</text:p>
      <text:p text:style-name="P4">
Publisher: Укринформ (Organization)</text:p>
      <text:p text:style-name="P4">
Published Time: 2023-04-24T20:55:42+03:00</text:p>
      <text:p text:style-name="P4">
Modified Time: 2023-04-24T20:55:42+03:00</text:p>
      <text:p text:style-name="P4">
Description: Russia, having attacked Ukraine, showed the world, which means its idea of multilaterality, which was spoken at the UN Security Council meeting by the Foreign Minister Sergey Lavrov. - Ukrinform.</text:p>
      <text:p text:style-name="P4">
Images: ["<text:a xlink:type="simple" xlink:href="https://static.ukrinform.com/photos/2022_10/thumb_files/630_360_1666903324-447.jpg" text:style-name="Internet_20_link" text:visited-style-name="Visited_20_Internet_20_Link">
630_360_16669...</text:a>
"]</text:p>
      <text:p text:style-name="P4">
Tags: ['Британія', 'лавров', 'Радбез ООН', 'Війна з росією']</text:p>
      <text:p text:style-name="P4">
Type: Article</text:p>
      <!--METADATA-->
      <text:p text:style-name="P4">
<draw:frame draw:style-name="fr1" draw:name="Image162" text:anchor-type="as-char" svg:width="6.9236in" svg:height="3.956343in" draw:z-index="0">
<draw:image xlink:href="../Images/yкринформ/2023-04-24T20-55-42-03-00/630_360_1666903324-447.jpg" xlink:type="simple" xlink:show="embed" xlink:actuate="onLoad" draw:mime-type="image/jpeg"/>
</draw:frame>
Russia, having attacked Ukraine, has shown the world, which means its idea of multilaterality, which was spoken at the UN Security Council meeting by the MSSSergiy Lavrov.</text:p>
      <text:p text:style-name="P4">
According to Ukrinform correspondent in New York, she stated this at open debate in Radbeza Postpreda UK at Oonbarbar Woodward.</text:p>
      <text:p text:style-name="P4">
“We saw what the Russian idea of multilaterality means for the world. For more than a full -scale invasion of Russia in Ukraine, President Putin brought this Ukraine unimaginable suffering by trampling the UN Statute. Thousands of Ukrainians have been killed, millions were forced to leave their homes, and billions of people around the world have grown up with a rapid increase in prices for raw materials and brackets, ”she said.</text:p>
      <text:p text:style-name="P4">
According to Woodward, the war has also become a real catastrophe for Russia itself, which suffered numerous human losses. Millions flee from the country to avoid a prize, freedom of speech is suppressed, Russia's economy is declining, noted.</text:p>
      <text:p text:style-name="P4">
"Her army is in a disorder, relying on Wagner - a non -reporting group, whose existence was denied a year ago, but who now issues the advisory foreign ministry during your prescription," she said, addressing Lavrov.</text:p>
      <text:p text:style-name="P4">
<text:span text:style-name="T4">
 Read also: </text:span>
 <text:a xlink:type="simple" xlink:href="https://www.ukrinform.ua/rubric-world/3700118-lavrov-na-radbezi-oon-ozvuciv-novu-versiu-pricin-vijni-v-ukraini.html" text:style-name="Internet_20_link" text:visited-style-name="Visited_20_Internet_20_Link">
<text:span text:style-name="T4">
 Lavrov </text:span>
</text:a>
The Russian generation has lost its future, and the Government of the Russian Federation cannot even be explained, it added, emphasizing that justifying the causes of war with the desire to "defeat Nazism and protect against biological weapons, is an obvious lies."</text:p>
      <text:p text:style-name="P4">
"Despite all the statements of Lavrov's Minister on effective multilaterality, I am not seeing effective or multilateral in Russia's foreign policy," Woodward said.</text:p>
      <text:p text:style-name="P4">
According to her, if Lavrov is interested in ending the conflict as soon as possible, Russia should immediately withdraw its troops from all over the Ukrainian territory.</text:p>
      <text:p text:style-name="P4">
It was reported that on Monday at the UN Security Council under the chairmanship of Lavrov, "effective multilaterality through the protection of the principles of the UN Charter."</text:p>
      <text:p text:style-name="P4">
<text:span text:style-name="T4">
 Read also: </text:span>
 <text:a xlink:type="simple" xlink:href="https://www.ukrinform.ua/rubric-world/3700106-gensek-oon-u-vistupi-v-radbezi-prisvativ-vijni-rosii-proti-ukraini-odne-recenna.html" text:style-name="Internet_20_link" text:visited-style-name="Visited_20_Internet_20_Link">
</text:a>
</text:p>
      <text:p text:style-name="P4">
News Source: <text:a xlink:type="simple" xlink:href="https://www.ukrinform.ua/rubric-world/3700167-britania-rozkritikuvala-licemirstvo-rosii-na-zasidanni-radbezu-oon.html" text:style-name="Internet_20_link" text:visited-style-name="Visited_20_Internet_20_Link">
https://www.ukrinform.ua/rubric-world/3700167-britania-rozkritikuvala-licemirstvo-rosii-na-zasidanni-radbezu-oon.html</text:a>
</text:p>
      <!--NEWS-->
      <text:h text:style-name="P10" text:outline-level="1">
<text:span text:style-name="T4">
The second Dutch evacuation flight flew from Sudan</text:span>
</text:h>
      <text:p text:style-name="P4">
Authors: Ukrinform (Person)</text:p>
      <text:p text:style-name="P4">
Publisher: Укринформ (Organization)</text:p>
      <text:p text:style-name="P4">
Published Time: 2023-04-24T21:01:06+03:00</text:p>
      <text:p text:style-name="P4">
Modified Time: 2023-04-24T21:01:06+03:00</text:p>
      <text:p text:style-name="P4">
Description: The second Dutch aircraft with evacuated people flew out of Sudan. - Ukrinform.</text:p>
      <text:p text:style-name="P4">
Images: ["<text:a xlink:type="simple" xlink:href="https://static.ukrinform.com/photos/2018_09/thumb_files/630_360_1536748525-9826.jpg" text:style-name="Internet_20_link" text:visited-style-name="Visited_20_Internet_20_Link">
630_360_15367...</text:a>
"]</text:p>
      <text:p text:style-name="P4">
Tags: ['Евакуація', 'Нідерланди', 'Судан']</text:p>
      <text:p text:style-name="P4">
Type: Article</text:p>
      <!--METADATA-->
      <text:p text:style-name="P4">
<draw:frame draw:style-name="fr1" draw:name="Image163" text:anchor-type="as-char" svg:width="6.9236in" svg:height="3.956343in" draw:z-index="0">
<draw:image xlink:href="../Images/yкринформ/2023-04-24T21-01-06-03-00/630_360_1536748525-9826.jpg" xlink:type="simple" xlink:show="embed" xlink:actuate="onLoad" draw:mime-type="image/jpeg"/>
</draw:frame>
The second Dutch aircraft with evacuated people from the Sudanese.</text:p>
      <text:p text:style-name="P4">
About it reports Ukrinform with reference to <text:a xlink:type="simple" xlink:href="https://nos.nl/collectie/13927/artikel/2472701-tweede-nederlandse-vliegtuig-met-evacues-vertrokken-uit-sudan" text:style-name="Internet_20_link" text:visited-style-name="Visited_20_Internet_20_Link">
</text:a>
.</text:p>
      <text:p text:style-name="P4">
“The second Dutch evacuation flight flew out of Sudan. The plane is heading for Jordan, ”the message reads.</text:p>
      <text:p text:style-name="P4">
It is noted that the Netherlands Foreign Ministry does not say how many people are recruiting. In Jordan, the evacuas are accepted by the Ministry's support for the medical group.</text:p>
      <text:p text:style-name="P4">
<text:span text:style-name="T4">
 Read also: </text:span>
 <text:a xlink:type="simple" xlink:href="https://www.ukrinform.ua/rubric-society/3699956-mzs-opracovue-marsruti-evakuacii-ukrainciv-z-sudanu.html" text:style-name="Internet_20_link" text:visited-style-name="Visited_20_Internet_20_Link">
</text:a>
After the night's evacuation flight, the Ministry of Foreign Affairs reported that the Sixty Dutch had left Sudan.</text:p>
      <text:p text:style-name="P4">
It is expected that tomorrow the Ministry will provide new information about the total number of evacuees.</text:p>
      <text:p text:style-name="P4">
As reported by Ukrinform, <text:a xlink:type="simple" xlink:href="https://www.ukrinform.ua/tag-niderlandi" text:style-name="Internet_20_link" text:visited-style-name="Visited_20_Internet_20_Link">
</text:a>
Sudan's closure in Sudan and take steps to evacuate their citizens.</text:p>
      <text:p text:style-name="P4">
<text:span text:style-name="T4">
 Read also: </text:span>
 <text:a xlink:type="simple" xlink:href="https://www.ukrinform.ua/rubric-world/3699880-iz-sudanu-evakuuvali-21-diplomata-ta-ponad-tisacu-gromadan-krain-es-borrel.html" text:style-name="Internet_20_link" text:visited-style-name="Visited_20_Internet_20_Link">
</text:a>
April 15 After a few days of tension between Sudan army and forces(RSF)In the Chartum there were explosions and shooting. Contradicted to the country's proposed transition to civil rule.</text:p>
      <text:p text:style-name="P4">
The World Health Organization reported that <text:a xlink:type="simple" xlink:href="https://www.ukrinform.ua/rubric-world/3700052-sonajmense-420-ludej-zaginuli-vnaslidok-bojovih-dij-u-sudani.html" text:style-name="Internet_20_link" text:visited-style-name="Visited_20_Internet_20_Link">
</text:a>
After intense fighting broke out there.</text:p>
      <text:p text:style-name="P4">
News Source: <text:a xlink:type="simple" xlink:href="https://www.ukrinform.ua/rubric-world/3700168-drugij-niderlandskij-evakuacijnij-rejs-viletiv-iz-sudanu.html" text:style-name="Internet_20_link" text:visited-style-name="Visited_20_Internet_20_Link">
https://www.ukrinform.ua/rubric-world/3700168-drugij-niderlandskij-evakuacijnij-rejs-viletiv-iz-sudanu.html</text:a>
</text:p>
      <!--NEWS-->
      <text:h text:style-name="P10" text:outline-level="1">
<text:span text:style-name="T4">
White House about F-16 for Ukraine: US focused on giving the weapon that is needed right now</text:span>
</text:h>
      <text:p text:style-name="P4">
Authors: Ukrinform (Person)</text:p>
      <text:p text:style-name="P4">
Publisher: Укринформ (Organization)</text:p>
      <text:p text:style-name="P4">
Published Time: 2023-04-24T21:03:12+03:00</text:p>
      <text:p text:style-name="P4">
Modified Time: 2023-04-24T21:03:12+03:00</text:p>
      <text:p text:style-name="P4">
Description: The United States is currently focused on giving Ukraine the weapon that it can use right now as soon as possible, in the conditions of preparation for a counter-offensive, so the F-16 issue is not yet subject to consideration. - Ukrinform.</text:p>
      <text:p text:style-name="P4">
Images: ["<text:a xlink:type="simple" xlink:href="https://static.ukrinform.com/photos/2023_04/thumb_files/630_360_1682353688-641.jpg" text:style-name="Internet_20_link" text:visited-style-name="Visited_20_Internet_20_Link">
630_360_16823...</text:a>
"]</text:p>
      <text:p text:style-name="P4">
Tags: ['США', 'Україна', 'Винищувач']</text:p>
      <text:p text:style-name="P4">
Type: Article</text:p>
      <!--METADATA-->
      <text:p text:style-name="P4">
<draw:frame draw:style-name="fr1" draw:name="Image164" text:anchor-type="as-char" svg:width="6.9236in" svg:height="3.956343in" draw:z-index="0">
<draw:image xlink:href="../Images/yкринформ/2023-04-24T21-03-12-03-00/630_360_1682353688-641.jpg" xlink:type="simple" xlink:show="embed" xlink:actuate="onLoad" draw:mime-type="image/jpeg"/>
</draw:frame>
The combination is currently focused on providing the weapons as soon as possible and efficiently as soon as possible, which it can use right now, in the face of preparation for counter-offensive, so the F-16 issue is not yet subject to consideration.</text:p>
      <text:p text:style-name="P4">
So commented on the position of Baiden's administration on the provision of Ukraine to Ukraine by a representative of the White House National Security Council John Kirby, Ukrinform correspondent reports.</text:p>
      <text:p text:style-name="P4">
“You heard the President Biden said it(Questions of transfer to Ukraine F-16 aircraft-ed.)Not currently being considered. What we are now focused on, the centennials, which, according to the Ukrainians themselves, really need it for the next weeks and months, ”the White House representative said.</text:p>
      <text:p text:style-name="P4">
He stressed that the US side maintains constant contact with Kiev.</text:p>
      <text:p text:style-name="P4">
"We are constantly discussing with Ukrainians almost every day, what their opportunities they need," Kirby said.</text:p>
      <text:p text:style-name="P4">
He also reminded that this was discussed in the 11th "Ramstin" last week, the devogue was focused, including on the strengthening of air defense, giving ammunition and delivery. In addition, the most important needs of the soups are taken into account in the latest defensive help packages <text:a xlink:type="simple" xlink:href="https://www.ukrinform.ua/tag-ssa" text:style-name="Internet_20_link" text:visited-style-name="Visited_20_Internet_20_Link">
</text:a>
. In the same context, the representative of Belibod pointed to the exercises of Ukrainian units on Western equipment.</text:p>
      <text:p text:style-name="P4">
<text:span text:style-name="T4">
 Read also: </text:span>
 <text:a xlink:type="simple" xlink:href="https://www.ukrinform.ua/rubric-polytics/3700084-ukraina-ocikue-na-pozitivne-risenna-partneriv-sodo-nadanna-bojovih-litakiv-stefancuk.html" text:style-name="Internet_20_link" text:visited-style-name="Visited_20_Internet_20_Link">
</text:a>
As reported by Ukrinform, the 11th meeting of the Contact Group on Defense of Ukraine took place last Friday at the US Air Force Ramstein Air Force. The meeting was attended by representatives of about 50 partner countries.</text:p>
      <text:p text:style-name="P4">
News Source: <text:a xlink:type="simple" xlink:href="https://www.ukrinform.ua/rubric-ato/3700170-bilij-dim-pro-f16-dla-ukraini-ssa-zoseredzeni-na-nadanni-tiei-zbroi-aka-potribna-same-zaraz.html" text:style-name="Internet_20_link" text:visited-style-name="Visited_20_Internet_20_Link">
https://www.ukrinform.ua/rubric-ato/3700170-bilij-dim-pro-f16-dla-ukraini-ssa-zoseredzeni-na-nadanni-tiei-zbroi-aka-potribna-same-zaraz.html</text:a>
</text:p>
      <!--NEWS-->
      <text:h text:style-name="P10" text:outline-level="1">
<text:span text:style-name="T4">
India's population this week will exceed the number of China - UN</text:span>
</text:h>
      <text:p text:style-name="P4">
Authors: Ukrinform (Person)</text:p>
      <text:p text:style-name="P4">
Publisher: Укринформ (Organization)</text:p>
      <text:p text:style-name="P4">
Published Time: 2023-04-24T21:14:00+03:00</text:p>
      <text:p text:style-name="P4">
Modified Time: 2023-04-24T21:14:00+03:00</text:p>
      <text:p text:style-name="P4">
Description: According to the United Nations Department of Economic and Social Issues, India will be ahead of China by the end of this week and will become the most densely populated country in the world. - Ukrinform.</text:p>
      <text:p text:style-name="P4">
Images: ["<text:a xlink:type="simple" xlink:href="https://static.ukrinform.com/photos/2022_03/thumb_files/630_360_1647750937-982.jpeg" text:style-name="Internet_20_link" text:visited-style-name="Visited_20_Internet_20_Link">
630_360_16477...</text:a>
"]</text:p>
      <text:p text:style-name="P4">
Tags: ['Індія', 'Китай', 'Населення']</text:p>
      <text:p text:style-name="P4">
Type: Article</text:p>
      <!--METADATA-->
      <text:p text:style-name="P4">
<draw:frame draw:style-name="fr1" draw:name="Image165" text:anchor-type="as-char" svg:width="6.9236in" svg:height="3.956343in" draw:z-index="0">
<draw:image xlink:href="../Images/yкринформ/2023-04-24T21-14-00-03-00/630_360_1647750937-982.jpeg" xlink:type="simple" xlink:show="embed" xlink:actuate="onLoad" draw:mime-type="image/jpeg"/>
</draw:frame>
According to the Unified Economic and Social Affairs Department, India will be ahead of China by the end of this week and will become the most human -populated country in the world.</text:p>
      <text:p text:style-name="P4">
As Ukrinform reports, it reports <text:a xlink:type="simple" xlink:href="https://www.bbc.com/news/world-asia-india-65380148" text:style-name="Internet_20_link" text:visited-style-name="Visited_20_Internet_20_Link">
</text:a>
.</text:p>
      <text:p text:style-name="P4">
According to new data, the population of India will reach 1 425 775 850 people by the end of April.</text:p>
      <text:p text:style-name="P4">
Last week the UN Foundation in the Population area(UNFPA)He predicted that India would be ahead of China, by the population, until the middle of this year.</text:p>
      <text:p text:style-name="P4">
<text:span text:style-name="T4">
 Read also: </text:span>
 <text:span text:style-name="T4">
 <text:a xlink:type="simple" xlink:href="https://www.ukrinform.ua/rubric-world/3698068-india-stane-persou-v-sviti-za-kilkistu-naselenna-kitaj-ne-perejmaetsa-cerez-takij-prognoz-oon.html" text:style-name="Internet_20_link" text:visited-style-name="Visited_20_Internet_20_Link">
</text:a>
</text:span>
</text:p>
      <text:p text:style-name="P4">
Together, these two Asian countries have more than a third of the planet's population over the last 70 years.</text:p>
      <text:p text:style-name="P4">
"China will soon give way to its ancient status of the most populous Ukraine in the world," the UN Economic and Social Question Department said in a statement(VILLAGE).</text:p>
      <text:p text:style-name="P4">
<text:span text:style-name="T4">
Читайте також:</text:span>
 <text:span text:style-name="T4">
<text:a xlink:type="simple" xlink:href="https://www.ukrinform.ua/rubric-world/3698937-india-pripinila-otrimuvati-postavki-rosijskoi-zbroi-cerez-pobouvanna-sankcij-ssa.html" text:style-name="Internet_20_link" text:visited-style-name="Visited_20_Internet_20_Link">
 </text:a>
</text:span>
</text:p>
      <text:p text:style-name="P4">
The statement states that “because of uncertainty related to the assessment of the population, the specific date when <text:span text:style-name="T4">
 <text:a xlink:type="simple" xlink:href="https://www.ukrinform.ua/tag-india" text:style-name="Internet_20_link" text:visited-style-name="Visited_20_Internet_20_Link">
</text:a>
</text:span>
 It is expected to exceed China by the population, it is approximate and can be revised. "</text:p>
      <text:p text:style-name="P4">
As reported, _ <text:span text:style-name="T4">
 <text:a xlink:type="simple" xlink:href="https://www.ukrinform.ua/rubric-world/3698068-india-stane-persou-v-sviti-za-kilkistu-naselenna-kitaj-ne-perejmaetsa-cerez-takij-prognoz-oon.html" text:style-name="Internet_20_link" text:visited-style-name="Visited_20_Internet_20_Link">
</text:a>
</text:span>
 _ because it considers the quality of demographic permanent that ensures the development of the country.</text:p>
      <text:p text:style-name="P4">
News Source: <text:a xlink:type="simple" xlink:href="https://www.ukrinform.ua/rubric-world/3700174-naselenna-indii-cogo-tizna-perevisit-za-kilkistu-kitaj-oon.html" text:style-name="Internet_20_link" text:visited-style-name="Visited_20_Internet_20_Link">
https://www.ukrinform.ua/rubric-world/3700174-naselenna-indii-cogo-tizna-perevisit-za-kilkistu-kitaj-oon.html</text:a>
</text:p>
      <!--NEWS-->
      <text:h text:style-name="P10" text:outline-level="1">
<text:span text:style-name="T4">
On Tuesday Ukraine warms up to +20 °</text:span>
</text:h>
      <text:p text:style-name="P4">
Authors: Ukrinform (Person)</text:p>
      <text:p text:style-name="P4">
Publisher: Укринформ (Organization)</text:p>
      <text:p text:style-name="P4">
Published Time: 2023-04-24T21:18:00+03:00</text:p>
      <text:p text:style-name="P4">
Modified Time: 2023-04-24T21:18:00+03:00</text:p>
      <text:p text:style-name="P4">
Description: In Ukraine on Tuesday, April 25, short -term rains are expected in the western and eastern regions, in the rest of the territory without precipitation. - Ukrinform.</text:p>
      <text:p text:style-name="P4">
Images: ["<text:a xlink:type="simple" xlink:href="https://static.ukrinform.com/photos/2022_05/thumb_files/630_360_1652120765-423.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166" text:anchor-type="as-char" svg:width="6.9236in" svg:height="3.956343in" draw:z-index="0">
<draw:image xlink:href="../Images/yкринформ/2023-04-24T21-18-00-03-00/630_360_1652120765-423.jpeg" xlink:type="simple" xlink:show="embed" xlink:actuate="onLoad" draw:mime-type="image/jpeg"/>
</draw:frame>
In Ukraine, Tuesday, April 25, short -term rains are expected in Western and Easthoblasts, in the rest of the territory without precipitation.</text:p>
      <text:p text:style-name="P4">
Ukrinform was reported at the Ukrainian Hydrometeorological Center.</text:p>
      <text:p text:style-name="P4">
The wind is mainly southern, 5-10 m/s. Temperature at night 4-9 ° heat; in the afternoon15-20 °, in the west and east of the country 9-14 °; On the highlands of the Carpathians at night and afternoon1-6 ° heat.</text:p>
      <text:p text:style-name="P4">
In Kyiv and Kyiv region, April 25 is changing cloudiness, without precipitation. The temperature in the capital at night 6-8 °, in the afternoon 17-19 °; On the area at night 4-9 °, in the afternoon15-20 °.</text:p>
      <text:p text:style-name="P4">
In the next two days, April 26-27, rainy weather will prevail in Ukraine. Thus, on April 26, at night in Western, Zhytomyr, Vinnytsia, in the day in the majority, in the majority, central and Odessa regions, moderate rains, in the rest of the territory without precipitation, in the afternoon small short -term rains; The temperature at night 5-10 °, in the afternoon 13-18 °, in the eastern and southern regions up to 21 °, in the western, Zhytomyr and Vinnytsia regions at night 3-8 ° heat, in the afternoon 6-11 °.</text:p>
      <text:p text:style-name="P4">
April 27 in the western regions without precipitation, in the rest of the territory small -lived rains(in the day in most central, southern and easthoblasta moderate rains); Temperature in the southern and eastern regions at night 5-10 °, in the afternoon 16-21 °, in the rest of the territory at night 3-8 ° heat(In the western regions1-6 ° heat, on the soil surface of frost 0-3 °), in the afternoon 8-13 ° warm. Carpathian highlands April 26 rain with wet snow, April 27 without precipitation; temperature at night and day 1-6 ° warm(On the night of April 27 0-5 ° Frost). Вітер вУкраїні південний з переходом на північно-західний, 5-10 м/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In the capital region, April 26-27 is cloudy with clearings, on April 26 at night, in the afternoon of rain. The temperature in Kiev at night is 8-10 °, in the afternoon 15-17 °; On the area 5-10 °, in the afternoon 13-18 °.</text:p>
      <text:p text:style-name="P4">
April 27 at night moderate, small in the day <text:a xlink:type="simple" xlink:href="https://www.ukrinform.ua/tag-kiiv" text:style-name="Internet_20_link" text:visited-style-name="Visited_20_Internet_20_Link">
</text:a>
. In Kiev at night 5-7 ° heat, in the afternoon 10-12 °; On the area at night 3-8 °, in the afternoon8-13 °.</text:p>
      <text:p text:style-name="P4">
During April 28-29, Ukraine, according to forecasts, will be almost unadashed. Only on April 28 at night on the Left Bank, in Odessa and Mykolaiv region, in the afternoon in the eastern and southeastern regions, on April 29, at night, in the daytime and southern parts, in the afternoon in most western regions it is possible to rains.<text:span text:style-name="T4">
 Read also: </text:span>
 <text:a xlink:type="simple" xlink:href="https://www.ukrinform.ua/rubric-world/3698438-u-grenlandii-katastroficno-svidko-tane-kriga-klimatologi.html" text:style-name="Internet_20_link" text:visited-style-name="Visited_20_Internet_20_Link">
<text:span text:style-name="T4">
 Climatologist </text:span>
</text:a>
In Kiev and the region on April 28-29 without precipitation. Temperature in the capital at night 3-5 ° heat; In the afternoon April 28, 11-13 °, April 29 13-15 °. On the area at night 1-6 ° warm(on the soil surface in places of frost 0-3 °); In the afternoon on April 28, 8-13 ° C, 29 April 11-16 °.</text:p>
      <text:p text:style-name="P4">
News Source: <text:a xlink:type="simple" xlink:href="https://www.ukrinform.ua/rubric-regions/3700010-u-vivtorok-ukrainu-progrie-do-20.html" text:style-name="Internet_20_link" text:visited-style-name="Visited_20_Internet_20_Link">
https://www.ukrinform.ua/rubric-regions/3700010-u-vivtorok-ukrainu-progrie-do-20.html</text:a>
</text:p>
      <!--NEWS-->
      <text:h text:style-name="P10" text:outline-level="1">
<text:span text:style-name="T4">
Kostyuk and Svitolina conducted a joint training in Madrid</text:span>
</text:h>
      <text:p text:style-name="P4">
Authors: Ukrinform (Person)</text:p>
      <text:p text:style-name="P4">
Publisher: Укринформ (Organization)</text:p>
      <text:p text:style-name="P4">
Published Time: 2023-04-24T21:19:01+03:00</text:p>
      <text:p text:style-name="P4">
Modified Time: 2023-04-24T21:19:01+03:00</text:p>
      <text:p text:style-name="P4">
Description: Ukrainian tennis players are preparing for the start at the WTA tournament 1000 in the capital of Spain. - Ukrinform.</text:p>
      <text:p text:style-name="P4">
Images: ["<text:a xlink:type="simple" xlink:href="https://static.ukrinform.com/photos/2023_04/thumb_files/630_360_1682360245-258.jpg" text:style-name="Internet_20_link" text:visited-style-name="Visited_20_Internet_20_Link">
630_360_16823...</text:a>
"]</text:p>
      <text:p text:style-name="P4">
Tags: ['Світоліна', 'Теніс', 'Марта Костюк']</text:p>
      <text:p text:style-name="P4">
Type: Article</text:p>
      <!--METADATA-->
      <text:p text:style-name="P4">
<draw:frame draw:style-name="fr1" draw:name="Image167" text:anchor-type="as-char" svg:width="6.9236in" svg:height="3.956343in" draw:z-index="0">
<draw:image xlink:href="../Images/yкринформ/2023-04-24T21-19-01-03-00/630_360_1682360245-258.jpg" xlink:type="simple" xlink:show="embed" xlink:actuate="onLoad" draw:mime-type="image/jpeg"/>
</draw:frame>
Ukrainian -doctrines are preparing for the start at the WTA tournament 1000 in the capital of Spain.</text:p>
      <text:p text:style-name="P4">
Martha Kostyuk(WTA 36) <text:a xlink:type="simple" xlink:href="https://www.instagram.com/stories/martakostyuk/3087984253665218491/" text:style-name="Internet_20_link" text:visited-style-name="Visited_20_Internet_20_Link">
</text:a>
Immediate Instagram photo, along with Elina Svitolina, reports Ukrinform.</text:p>
      <text:p text:style-name="P4">
The Ukrainians conducted training at the Madrid court. Martha and Elina will participate in the WTA 1000 Soil Tournament in the Spanish capital.</text:p>
      <text:p text:style-name="P4">
In the first round of the tournament, Elina Svitolina will play with Alexander Sasnovich, the match will take place on Wednesday, April 26. Martha Kostyuk will start performances with 1/32 final, she will meet with Kamila Osorio, or with a qualifying qualifying, with which Kolumbian will play in the first round.</text:p>
      <text:p text:style-name="P4">
<text:span text:style-name="T4">
 Read also: </text:span>
 <text:a xlink:type="simple" xlink:href="https://www.ukrinform.ua/rubric-sports/3699757-marta-kostuk-onovila-osobistij-rekord-u-rejtingu-wta.html" text:style-name="Internet_20_link" text:visited-style-name="Visited_20_Internet_20_Link">
<text:span text:style-name="T4">
 Kostyuk </text:span>
</text:a>
As reported by Ukrinform, Marta Kostyuk has updated her rating recorder this week and can be the first racket of Ukraine following the results of the tournament in Madrid.</text:p>
      <text:p text:style-name="P4">
Photo: instagram.com/stories/martakostyuk</text:p>
      <text:p text:style-name="P4">
News Source: <text:a xlink:type="simple" xlink:href="https://www.ukrinform.ua/rubric-sports/3700176-kostuk-ta-svitolina-proveli-spilne-trenuvanna-v-madridi.html" text:style-name="Internet_20_link" text:visited-style-name="Visited_20_Internet_20_Link">
https://www.ukrinform.ua/rubric-sports/3700176-kostuk-ta-svitolina-proveli-spilne-trenuvanna-v-madridi.html</text:a>
</text:p>
      <!--NEWS-->
      <text:h text:style-name="P10" text:outline-level="1">
<text:span text:style-name="T4">
US post -press at the UN reminded Laurel's main principles of the organization's statute</text:span>
</text:h>
      <text:p text:style-name="P4">
Authors: Ukrinform (Person)</text:p>
      <text:p text:style-name="P4">
Publisher: Укринформ (Organization)</text:p>
      <text:p text:style-name="P4">
Published Time: 2023-04-24T21:22:06+03:00</text:p>
      <text:p text:style-name="P4">
Modified Time: 2023-04-24T21:22:06+03:00</text:p>
      <text:p text:style-name="P4">
Description: The US permanent representative to the UN Linda Thomas Grinfield read Russian Foreign Minister Sergei Lavrov, who was presiding on Monday at a meeting of the Security Council, the main principles of the United Nations set out in its Charter. - Ukrinform.</text:p>
      <text:p text:style-name="P4">
Images: ["<text:a xlink:type="simple" xlink:href="https://static.ukrinform.com/photos/2021_03/thumb_files/630_360_1615424520-244.png" text:style-name="Internet_20_link" text:visited-style-name="Visited_20_Internet_20_Link">
630_360_16154...</text:a>
"]</text:p>
      <text:p text:style-name="P4">
Tags: ['США', 'росія', 'Радбез ООН']</text:p>
      <text:p text:style-name="P4">
Type: Article</text:p>
      <!--METADATA-->
      <text:p text:style-name="P4">
<draw:frame draw:style-name="fr1" draw:name="Image168" text:anchor-type="as-char" svg:width="6.9236in" svg:height="3.956343in" draw:z-index="0">
<draw:image xlink:href="../Images/yкринформ/2023-04-24T21-22-06-03-00/630_360_1615424520-244.png" xlink:type="simple" xlink:show="embed" xlink:actuate="onLoad" draw:mime-type="image/png"/>
</draw:frame>
The UN-UN Warning Representative to Linda Thomas Grinfield read Russian Minister Sergei Lavrov, who was presiding on Monday at a radiation-safety meeting, the main principles of the United Nations, set out in her status.</text:p>
      <text:p text:style-name="P4">
This was reported by Ukrinform correspondent.</text:p>
      <text:p text:style-name="P4">
"Article 1: The goals of the United Nations are to maintain international peacekeeping ... But Article 2 clearly states:“ All members of the United States are maintained in their international relations from threats by force or its use as against territorial integrity or political non -volatility "What state, so in some other way,” she said, holding the UN Statute.</text:p>
      <text:p text:style-name="P4">
Thomas Grinfield emphasized that the "today's hypocritical organizer" of the meeting - Russia - "invaded its neighbor, into Ukraine, and struck the UN Creator and all values."</text:p>
      <text:p text:style-name="P4">
She emphasized that the Russians continue to kill and cripple Ukrainians, destroy Ukraine's infrastructure until this meeting is convened by Russia.</text:p>
      <text:p text:style-name="P4">
"While we are sitting here, we are preparing for the next Bucha, the next Mariupol, next Kherson, the next military crime followed by the next dishonesty," she added.</text:p>
      <text:p text:style-name="P4">
The post -press of the United States reminded that 141 states voted against Russia from 193, adopting the appropriate declaration of the UN General Assembly.</text:p>
      <text:p text:style-name="P4">
She stressed that Russia's violation of the UN Charter and International Law "applies not only to Ukraine or Europe - this applies to all of us."</text:p>
      <text:p text:style-name="P4">
“Today is Ukraine, but tomorrow it can be another country. Another little small, which is invaded from its larger neighbor, ” - explanatory plates.</text:p>
      <text:p text:style-name="P4">
She stressed that in addition to the invasion of the neighboring state, Russia turned the Global supplies of food, impeding the transportation of the Grain Sea, violating its obligations under the new SNO contract(As for the more reduction and restriction of strategic offensive weapons), made with dangerous and provocative nuclear threats, ignored universal human rights and fundamental freedoms - both in the Russian Federation and its possessions. The post -press of the United States reminded that Moscow illegally detained US citizens, including journalist Evan Gershkovich. <text:a xlink:type="simple" xlink:href="https://www.ukrinform.ua/tag-oon" text:style-name="Internet_20_link" text:visited-style-name="Visited_20_Internet_20_Link">
</text:a>
She needs reform, she emphasized. "In order to maintain and maintain its fundamental principles, this organization is evolved to meet the needs of the 21st century," she added.It was reported that on Monday at the UN Security Council under the chairmanship of Lavrov, "effective multilaterality is underway through the protection of the principles of the UN Charter."</text:p>
      <text:p text:style-name="P4">
News Source: <text:a xlink:type="simple" xlink:href="https://www.ukrinform.ua/rubric-world/3700178-postpred-ssa-pri-oon-nagadala-lavrovu-golovni-principi-statutu-organizacii.html" text:style-name="Internet_20_link" text:visited-style-name="Visited_20_Internet_20_Link">
https://www.ukrinform.ua/rubric-world/3700178-postpred-ssa-pri-oon-nagadala-lavrovu-golovni-principi-statutu-organizacii.html</text:a>
</text:p>
      <!--NEWS-->
      <text:h text:style-name="P10" text:outline-level="1">
<text:span text:style-name="T4">
"AZ" U-19-Winner of the UEFA Youth League</text:span>
</text:h>
      <text:p text:style-name="P4">
Authors: Ukrinform (Person)</text:p>
      <text:p text:style-name="P4">
Publisher: Укринформ (Organization)</text:p>
      <text:p text:style-name="P4">
Published Time: 2023-04-24T21:32:00+03:00</text:p>
      <text:p text:style-name="P4">
Modified Time: 2023-04-24T21:32:00+03:00</text:p>
      <text:p text:style-name="P4">
Description: In the finals, the Netherlands defeated Haiduk. - Ukrinform.</text:p>
      <text:p text:style-name="P4">
Images: ["<text:a xlink:type="simple" xlink:href="https://static.ukrinform.com/photos/2023_04/thumb_files/630_360_1682361069-685.png" text:style-name="Internet_20_link" text:visited-style-name="Visited_20_Internet_20_Link">
630_360_16823...</text:a>
"]</text:p>
      <text:p text:style-name="P4">
Tags: ['Футбол']</text:p>
      <text:p text:style-name="P4">
Type: Article</text:p>
      <!--METADATA-->
      <text:p text:style-name="P4">
<draw:frame draw:style-name="fr1" draw:name="Image169" text:anchor-type="as-char" svg:width="6.9236in" svg:height="3.956343in" draw:z-index="0">
<draw:image xlink:href="../Images/yкринформ/2023-04-24T21-32-00-03-00/630_360_1682361069-685.png" xlink:type="simple" xlink:show="embed" xlink:actuate="onLoad" draw:mime-type="image/png"/>
</draw:frame>
In the finals, they defeated Haiduk.</text:p>
      <text:p text:style-name="P4">
In the decisive match of the UEFA Youth League, the U-19 and Hayduk met U-19, Ukrinform reports.</text:p>
      <text:p text:style-name="P4">
The Dutch possessed an advantage in the first half, but were able to open the expense at its very end. Jaiden Addai striker sold his penalty.</text:p>
      <text:p text:style-name="P4">
After the break, "AZ" made a defeat. The doubles of Ernest Wots and Mexumerdin were distinguished.</text:p>
      <text:p text:style-name="P4">
For the first time, AZ wins the UEFA Youth League, becoming the first Krandland Club that he won the trophy. Last year, Benfica won in the finals.</text:p>
      <text:p text:style-name="P4">
<text:span text:style-name="T4">
 Read also: </text:span>
 <text:a xlink:type="simple" xlink:href="https://www.ukrinform.ua/rubric-sports/3699108-unacka-liga-uefa-alkmaar-ta-hajduk-zustrinutsa-u-finali.html" text:style-name="Internet_20_link" text:visited-style-name="Visited_20_Internet_20_Link">
<text:span text:style-name="T4">
 youthful </text:span>
 <text:span text:style-name="T4">
 League </text:span>
</text:a>
As reported by Ukrinform, the UEFA Youth League final reached the "Movement", Lviv residents gave way to Milan.(0:1), who then lost in the semifinals "haiduka"(1:3).</text:p>
      <text:p text:style-name="P4">
Фото: Getty Image</text:p>
      <text:p text:style-name="P4">
News Source: <text:a xlink:type="simple" xlink:href="https://www.ukrinform.ua/rubric-sports/3700179-az-u19-peremozec-unackoi-ligi-uefa.html" text:style-name="Internet_20_link" text:visited-style-name="Visited_20_Internet_20_Link">
https://www.ukrinform.ua/rubric-sports/3700179-az-u19-peremozec-unackoi-ligi-uefa.html</text:a>
</text:p>
      <!--NEWS-->
      <text:h text:style-name="P10" text:outline-level="1">
<text:span text:style-name="T4">
A multi -enthusiastic test abroad want to make 16,000 people - forest</text:span>
</text:h>
      <text:p text:style-name="P4">
Authors: Ukrinform (Person)</text:p>
      <text:p text:style-name="P4">
Publisher: Укринформ (Organization)</text:p>
      <text:p text:style-name="P4">
Published Time: 2023-04-24T21:40:00+03:00</text:p>
      <text:p text:style-name="P4">
Modified Time: 2023-04-24T21:40:00+03:00</text:p>
      <text:p text:style-name="P4">
Description: Temporary examination points for the national multi -compartment test were formed in 49 cities of 31 countries, the desire to participate in the NMT abroad has now identified 16,000 people. - Ukrinform.</text:p>
      <text:p text:style-name="P4">
Images: ["<text:a xlink:type="simple" xlink:href="https://static.ukrinform.com/photos/2023_04/thumb_files/630_360_1682361912-600.jpg" text:style-name="Internet_20_link" text:visited-style-name="Visited_20_Internet_20_Link">
630_360_16823...</text:a>
"]</text:p>
      <text:p text:style-name="P4">
Tags: ['Вступна кампанія', 'Мультипредметний тест', 'Тест', 'Оксен Лісовий', 'Єдині новини']</text:p>
      <text:p text:style-name="P4">
Type: Article</text:p>
      <!--METADATA-->
      <text:p text:style-name="P4">
<draw:frame draw:style-name="fr1" draw:name="Image170" text:anchor-type="as-char" svg:width="6.9236in" svg:height="3.956343in" draw:z-index="0">
<draw:image xlink:href="../Images/yкринформ/2023-04-24T21-40-00-03-00/630_360_1682361912-600.jpg" xlink:type="simple" xlink:show="embed" xlink:actuate="onLoad" draw:mime-type="image/jpeg"/>
</draw:frame>
Temporary -expert points for national multi -enthusiasm are tested in 49 cities of 31 countries, the desire to participate in the NMT abroad has now been founded 16,000.</text:p>
      <text:p text:style-name="P4">
The Minister of Education and Science of Ukraine Oksen Lisovy said this in the Eviritelvagraphon "The One News", Ukrinform reports.</text:p>
      <text:p text:style-name="P4">
“We are currently active. In two weeks we have 160,000 seized personal offices, 16,000 people have expressed a desire to make up <text:span text:style-name="T4">
 <text:a xlink:type="simple" xlink:href="https://www.ukrinform.ua/tag-multipredmetnij-test" text:style-name="Internet_20_link" text:visited-style-name="Visited_20_Internet_20_Link">
</text:a>
</text:span>
 from abroad. It has momented temporary examination points in Germany, Poland, in general, 49cades in 31 countries have today, ”he said.</text:p>
      <text:p text:style-name="P4">
<text:span text:style-name="T4">
 Read also: </text:span>
 <text:span text:style-name="T4">
 <text:a xlink:type="simple" xlink:href="https://www.ukrinform.ua/rubric-society/3699291-multipredmetnij-test-za-kordonom-mozna-sklasti-vze-u-49-mistah.html" text:style-name="Internet_20_link" text:visited-style-name="Visited_20_Internet_20_Link">
</text:a>
</text:span>
</text:p>
      <text:p text:style-name="P4">
According to the minister, this year there is about the same activity in the testing as in recent years.</text:p>
      <text:p text:style-name="P4">
Forest reminded that entrants make up three subjects, among which are the main ones are Ukrainian language and mathematics, and from additional - history of Ukraine, foreign language, chemistry, physics, biology.</text:p>
      <text:p text:style-name="P4">
<text:span text:style-name="T4">
 Read also: </text:span>
 <text:span text:style-name="T4">
 <text:a xlink:type="simple" xlink:href="https://www.ukrinform.ua/rubric-society/3691932-u-mon-ocikuut-so-kilkist-ohocih-sklasti-multipredmetnij-test-cogoric-zroste.html" text:style-name="Internet_20_link" text:visited-style-name="Visited_20_Internet_20_Link">
</text:a>
</text:span>
</text:p>
      <text:p text:style-name="P4">
As reported by Ukrinform, registration for participation in this year's national muscle -subject test _ <text:span text:style-name="T4">
 <text:a xlink:type="simple" xlink:href="https://www.ukrinform.ua/rubric-society/3691154-u-mon-rozpovili-skilki-trivatime-reestracia-na-multipredmetnij-test.html" text:style-name="Internet_20_link" text:visited-style-name="Visited_20_Internet_20_Link">
</text:a>
</text:span>
 _</text:p>
      <text:p text:style-name="P4">
News Source: <text:a xlink:type="simple" xlink:href="https://www.ukrinform.ua/rubric-society/3700181-multipredmetnij-test-za-kordonom-hocut-sklasti-16-tisac-osib-lisovij.html" text:style-name="Internet_20_link" text:visited-style-name="Visited_20_Internet_20_Link">
https://www.ukrinform.ua/rubric-society/3700181-multipredmetnij-test-za-kordonom-hocut-sklasti-16-tisac-osib-lisovij.html</text:a>
</text:p>
      <!--NEWS-->
      <text:h text:style-name="P10" text:outline-level="1">
<text:span text:style-name="T4">
The SBU declared suspicion of "Wagner" from Kazakhstan, who was captured under Bakhmut</text:span>
</text:h>
      <text:p text:style-name="P4">
Authors: Ukrinform (Person)</text:p>
      <text:p text:style-name="P4">
Publisher: Укринформ (Organization)</text:p>
      <text:p text:style-name="P4">
Published Time: 2023-04-24T21:41:00+03:00</text:p>
      <text:p text:style-name="P4">
Modified Time: 2023-04-24T21:41:00+03:00</text:p>
      <text:p text:style-name="P4">
Description: A citizen of one of the countries of Central Asia was suspected of participating in the private military company Wagner in hostilities against the Armed Forces of Ukraine. - Ukrinform.</text:p>
      <text:p text:style-name="P4">
Images: ["<text:a xlink:type="simple" xlink:href="https://static.ukrinform.com/photos/2017_11/thumb_files/630_360_1509709006-9626.jpg" text:style-name="Internet_20_link" text:visited-style-name="Visited_20_Internet_20_Link">
630_360_15097...</text:a>
"]</text:p>
      <text:p text:style-name="P4">
Tags: ['Бахмут', 'Казахстан', 'СБУ', 'ПВК "Вагнера"', 'Війна з росією']</text:p>
      <text:p text:style-name="P4">
Type: Article</text:p>
      <!--METADATA-->
      <text:p text:style-name="P4">
<draw:frame draw:style-name="fr1" draw:name="Image171" text:anchor-type="as-char" svg:width="6.9236in" svg:height="3.956343in" draw:z-index="0">
<draw:image xlink:href="../Images/yкринформ/2023-04-24T21-41-00-03-00/630_360_1509709006-9626.jpg" xlink:type="simple" xlink:show="embed" xlink:actuate="onLoad" draw:mime-type="image/jpeg"/>
</draw:frame>
A citizen of one of the countries of Central Asia was suspected of involving the complications of the Wagner private military company in hostilities against the Armed Forces of Ukraine.</text:p>
      <text:p text:style-name="P4">
As Ukrinform reports, this has reported <text:a xlink:type="simple" xlink:href="https://ssu.gov.ua/novyny/za-materialamy-sbu-pered-sudom-postane-vahnerivets-yakyi-shturmuvav-pozytsii-syl-oborony-pid-bakhmutom" text:style-name="Internet_20_link" text:visited-style-name="Visited_20_Internet_20_Link">
</text:a>
.</text:p>
      <text:p text:style-name="P4">
The person involved in the commission of the crime under Part 4 of Art. 447(Participation in armed conflict, military or violent actions)Criminal code of Ukraine.</text:p>
      <text:p text:style-name="P4">
It was established that, serving a sentence in the Tyumen correctional colony of the Russian Federation for rape, in October 2022 the suspect received a proposal to enter into the so -called Wagner group to participate in <text:a xlink:type="simple" xlink:href="https://www.ukrinform.ua/tag-vijna" text:style-name="Internet_20_link" text:visited-style-name="Visited_20_Internet_20_Link">
</text:a>
against Ukraine.</text:p>
      <text:p text:style-name="P4">
<text:span text:style-name="T4">
 Read also: </text:span>
 <text:a xlink:type="simple" xlink:href="https://www.ukrinform.ua/rubric-ato/3670399-sbu-povidomila-pro-pidozru-polonenomu-biloruskomu-vagnerivcu.html" text:style-name="Internet_20_link" text:visited-style-name="Visited_20_Internet_20_Link">
</text:a>
Under the terms of the "contract", representatives of a private military company promise to a "salary" of 200 thousand rubles and "cancellation" of criminal record.</text:p>
      <text:p text:style-name="P4">
According to the investigation, a month later, the person involved with other convicts who joined the Wagner group, arrived in the city of Rostov(RF)Where is a military uniform, weapons and ammunition.</text:p>
      <text:p text:style-name="P4">
Subsequently, the mercenaries were sent to the Training Polygon, which is studied in the temporarily occupied territory of Luhansk region. The "training course" for the intruders did not occur due to the lack of instructors of the crash.</text:p>
      <text:p text:style-name="P4">
At the beginning of December 2022, the suspect was thrown into the Eastern Front as part of the Zagarbnitsky group. At the end of the same month, during the battle, the Nabakhmut direction of the Defense force took the mercenary.</text:p>
      <text:p text:style-name="P4">
How to specify in <text:a xlink:type="simple" xlink:href="https://www.gp.gov.ua/ua/posts/u-skladi-pvk-vagner-voyuvav-proti-zsu-gromadyaninu-kazaxstanu-povidomleno-pro-pidozru-u-naimanstvi" text:style-name="Internet_20_link" text:visited-style-name="Visited_20_Internet_20_Link">
</text:a>
, it is about a native of the Tayenshinsky district of Petropavlovsk region of the Republicaconds.</text:p>
      <text:p text:style-name="P4">
The person involved in fought against the units of the Armed Forces and the civilian population in the regions of the mysterious Luhansk region and the village of Yakovlivka of Bakhmut district of Donetsk region.</text:p>
      <text:p text:style-name="P4">
As of this time, the suspect is in custody. He threatens up to 10 years of imprisonment.</text:p>
      <text:p text:style-name="P4">
News Source: <text:a xlink:type="simple" xlink:href="https://www.ukrinform.ua/rubric-ato/3699980-sbu-ogolosila-pidozru-vagnerivcu-z-kazahstanu-akogo-vzali-v-polon-pid-bahmutom.html" text:style-name="Internet_20_link" text:visited-style-name="Visited_20_Internet_20_Link">
https://www.ukrinform.ua/rubric-ato/3699980-sbu-ogolosila-pidozru-vagnerivcu-z-kazahstanu-akogo-vzali-v-polon-pid-bahmutom.html</text:a>
</text:p>
      <!--NEWS-->
      <text:h text:style-name="P10" text:outline-level="1">
<text:span text:style-name="T4">
The invaders during the day fired at seven communities of Sumy region</text:span>
</text:h>
      <text:p text:style-name="P4">
Authors: Ukrinform (Person)</text:p>
      <text:p text:style-name="P4">
Publisher: Укринформ (Organization)</text:p>
      <text:p text:style-name="P4">
Published Time: 2023-04-24T21:59:00+03:00</text:p>
      <text:p text:style-name="P4">
Modified Time: 2023-04-24T21:59:00+03:00</text:p>
      <text:p text:style-name="P4">
Description: Russian troops fired at seven territorial communities of Sumy region on Monday, April 24.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172" text:anchor-type="as-char" svg:width="6.9236in" svg:height="3.956343in" draw:z-index="0">
<draw:image xlink:href="../Images/yкринформ/2023-04-24T21-59-00-03-00/630_360_1674980674-403.jpeg" xlink:type="simple" xlink:show="embed" xlink:actuate="onLoad" draw:mime-type="image/jpeg"/>
</draw:frame>
On Monday, April 24, the Russian territorial communities of the Sumy region were fired on Monday, April 24.</text:p>
      <text:p text:style-name="P4">
According to Ukrinform, the Sumy Regional Military Administration reports in <text:a xlink:type="simple" xlink:href="https://t.me/Sumy_news_ODA/15638" text:style-name="Internet_20_link" text:visited-style-name="Visited_20_Internet_20_Link">
</text:a>
.</text:p>
      <text:p text:style-name="P4">
“During the day, the Russians fired at 7 border communities-Esman, Miropil, Znob-Novgorod, Belopilsk, Shalyginsk, Seredi-Budsk, Yunakovskaya. 83 arrivals from mortars and artillery were recorded. Unfortunately, there is destruction, ”the message reads.</text:p>
      <text:p text:style-name="P4">
6 hits were recorded on the territory of the Miropil community. One sparse shelling damaged three private homes and a shop.</text:p>
      <text:p text:style-name="P4">
<text:span text:style-name="T4">
 Read also: </text:span>
 <text:span text:style-name="T4">
 <text:a xlink:type="simple" xlink:href="https://www.ukrinform.ua/rubric-ato/3700129-naev-pereviriv-pozicii-zsu-na-prikordonni-sumsini.html" text:style-name="Internet_20_link" text:visited-style-name="Visited_20_Internet_20_Link">
</text:a>
</text:span>
</text:p>
      <text:p text:style-name="P4">
There was a mortar shelling in the Esman community - one hit. Also Russian from artillery - 9 hits. In result <text:span text:style-name="T4">
<text:a xlink:type="simple" xlink:href="https://www.ukrinform.ua/tag-obstril" text:style-name="Internet_20_link" text:visited-style-name="Visited_20_Internet_20_Link">
 </text:a>
</text:span>
 The storage facility was damaged, the residential building was damaged by the fire.</text:p>
      <text:p text:style-name="P4">
On the territory of the Shalygin community, the enemy hit the artillery - 8 hits.</text:p>
      <text:p text:style-name="P4">
The Russians also fired the territory of the Belopil community from the mortar. 32 explosions were recorded.</text:p>
      <text:p text:style-name="P4">
<text:span text:style-name="T4">
 Read also: </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There were 15 mortars from the Znob-Novgorod community.</text:p>
      <text:p text:style-name="P4">
In addition, the Russians dumped three mines into the territory of the Yunak community.</text:p>
      <text:p text:style-name="P4">
In the mid -and -Buds community, a shelling was recorded - 9 trains.</text:p>
      <text:p text:style-name="P4">
<text:span text:style-name="T4">
 Read also: </text:span>
 <text:span text:style-name="T4">
 <text:a xlink:type="simple" xlink:href="https://www.ukrinform.ua/rubric-ato/3700114-vorog-zoseredivsa-na-troh-napramkah-sili-oboroni-vidbili-30-atak.html" text:style-name="Internet_20_link" text:visited-style-name="Visited_20_Internet_20_Link">
</text:a>
</text:span>
</text:p>
      <text:p text:style-name="P4">
As reported by Ukrinform, on April 24 the Russians _ <text:span text:style-name="T4">
 <text:a xlink:type="simple" xlink:href="https://www.ukrinform.ua/rubric-ato/3700160-rosiani-obstrilali-prikordonna-sumsini-i-cernigivsini-zafiksuvali-40-udariv.html" text:style-name="Internet_20_link" text:visited-style-name="Visited_20_Internet_20_Link">
</text:a>
</text:span>
 _</text:p>
      <text:p text:style-name="P4">
News Source: <text:a xlink:type="simple" xlink:href="https://www.ukrinform.ua/rubric-ato/3700183-zagarbniki-uprodovz-dna-obstrilali-sim-gromad-sumsini-ova.html" text:style-name="Internet_20_link" text:visited-style-name="Visited_20_Internet_20_Link">
https://www.ukrinform.ua/rubric-ato/3700183-zagarbniki-uprodovz-dna-obstrilali-sim-gromad-sumsini-ova.html</text:a>
</text:p>
      <!--NEWS-->
      <text:h text:style-name="P10" text:outline-level="1">
<text:span text:style-name="T4">
Israel suggested to the parties to negotiate a ceasefire in Sudan</text:span>
</text:h>
      <text:p text:style-name="P4">
Authors: Ukrinform (Person)</text:p>
      <text:p text:style-name="P4">
Publisher: Укринформ (Organization)</text:p>
      <text:p text:style-name="P4">
Published Time: 2023-04-24T22:13:00+03:00</text:p>
      <text:p text:style-name="P4">
Modified Time: 2023-04-24T22:13:00+03:00</text:p>
      <text:p text:style-name="P4">
Description: The Israeli authorities suggested that the RSF response (RSF) in Sudan to hold a ceasefire negotiations. - Ukrinform.</text:p>
      <text:p text:style-name="P4">
Images: ["<text:a xlink:type="simple" xlink:href="https://static.ukrinform.com/photos/2023_02/thumb_files/630_360_1676559091-274.jpg" text:style-name="Internet_20_link" text:visited-style-name="Visited_20_Internet_20_Link">
630_360_16765...</text:a>
"]</text:p>
      <text:p text:style-name="P4">
Tags: ['Ізраїль', 'Переговори', 'Судан']</text:p>
      <text:p text:style-name="P4">
Type: Article</text:p>
      <!--METADATA-->
      <text:p text:style-name="P4">
<draw:frame draw:style-name="fr1" draw:name="Image173" text:anchor-type="as-char" svg:width="6.9236in" svg:height="3.956343in" draw:z-index="0">
<draw:image xlink:href="../Images/yкринформ/2023-04-24T22-13-00-03-00/630_360_1676559091-274.jpg" xlink:type="simple" xlink:show="embed" xlink:actuate="onLoad" draw:mime-type="image/jpeg"/>
</draw:frame>
Vladysrael offered to the military and forces of rapid response(RSF)In Sudani, there are negotiations on ceasefire.</text:p>
      <text:p text:style-name="P4">
As Ukrinform reports, it reports <text:a xlink:type="simple" xlink:href="https://www.theguardian.com/world/live/2023/apr/24/sudan-crisis-evacuations-khartoum-unrest-aid-latest-news-updates" text:style-name="Internet_20_link" text:visited-style-name="Visited_20_Internet_20_Link">
</text:a>
"Since the country has erupted in the country, Israel has tried to achieve fire by various channels, and the progress made over the last days in discussions with the sides is promising," said Israel's Minister of Ukraine.</text:p>
      <text:p text:style-name="P4">
The statement does not contain any additional details, except that the official of the otivals with the generals from the warring parties.</text:p>
      <text:p text:style-name="P4">
<text:span text:style-name="T4">
 Read also: </text:span>
 <text:span text:style-name="T4">
 <text:a xlink:type="simple" xlink:href="https://www.ukrinform.ua/rubric-society/3699956-mzs-opracovue-marsruti-evakuacii-ukrainciv-z-sudanu.html" text:style-name="Internet_20_link" text:visited-style-name="Visited_20_Internet_20_Link">
</text:a>
</text:span>
</text:p>
      <text:p text:style-name="P4">
In February, Sudan and Israel announced that they had completed the Normalization Agreement, and the signing of this Agreement was to be signed after the transfer of power to the civilian government in the Khatum.</text:p>
      <text:p text:style-name="P4">
Cohen expressed his hope that working on the achievement of peace in Sudan would "sign a historical peace agreement."</text:p>
      <text:p text:style-name="P4">
<text:span text:style-name="T4">
 Read also: </text:span>
 <text:span text:style-name="T4">
 <text:a xlink:type="simple" xlink:href="https://www.ukrinform.ua/rubric-world/3700052-sonajmense-420-ludej-zaginuli-vnaslidok-bojovih-dij-u-sudani.html" text:style-name="Internet_20_link" text:visited-style-name="Visited_20_Internet_20_Link">
</text:a>
</text:span>
</text:p>
      <text:p text:style-name="P4">
As reported by Ukrinform, on April 15, after several days of tension between the Army and the rapid response forces(RSF)In the Chartum, the explosions of the St. The dispute is concentrated around the proposed transition of the country of pre -trial rule.</text:p>
      <text:p text:style-name="P4">
The fighting in the country continues, a number of European countries make efforts to evacuate their own citizens with <text:span text:style-name="T4">
 <text:a xlink:type="simple" xlink:href="https://www.ukrinform.ua/tag-sudan" text:style-name="Internet_20_link" text:visited-style-name="Visited_20_Internet_20_Link">
</text:a>
</text:span>
.</text:p>
      <text:p text:style-name="P4">
<text:span text:style-name="T5">
Фото: Olivier Fitoussi/Flash90</text:span>
</text:p>
      <text:p text:style-name="P4">
News Source: <text:a xlink:type="simple" xlink:href="https://www.ukrinform.ua/rubric-world/3700185-izrail-zaproponuvav-storonam-provesti-peregovori-sodo-pripinenna-vognu-v-sudani.html" text:style-name="Internet_20_link" text:visited-style-name="Visited_20_Internet_20_Link">
https://www.ukrinform.ua/rubric-world/3700185-izrail-zaproponuvav-storonam-provesti-peregovori-sodo-pripinenna-vognu-v-sudani.html</text:a>
</text:p>
      <!--NEWS-->
      <text:h text:style-name="P10" text:outline-level="1">
<text:span text:style-name="T4">
Barcelona has concluded an agreement for the reconstruction of Camp Nou</text:span>
</text:h>
      <text:p text:style-name="P4">
Authors: Ukrinform (Person)</text:p>
      <text:p text:style-name="P4">
Publisher: Укринформ (Organization)</text:p>
      <text:p text:style-name="P4">
Published Time: 2023-04-24T22:20:00+03:00</text:p>
      <text:p text:style-name="P4">
Modified Time: 2023-04-24T22:20:00+03:00</text:p>
      <text:p text:style-name="P4">
Description: The team will hold home matches at the Olympic Stadium in Barcelona - Ukrinform.</text:p>
      <text:p text:style-name="P4">
Images: ["<text:a xlink:type="simple" xlink:href="https://static.ukrinform.com/photos/2023_04/thumb_files/630_360_1682363705-878.jpg" text:style-name="Internet_20_link" text:visited-style-name="Visited_20_Internet_20_Link">
630_360_16823...</text:a>
"]</text:p>
      <text:p text:style-name="P4">
Tags: ['Барселона', 'Футбол']</text:p>
      <text:p text:style-name="P4">
Type: Article</text:p>
      <!--METADATA-->
      <text:p text:style-name="P4">
<draw:frame draw:style-name="fr1" draw:name="Image174" text:anchor-type="as-char" svg:width="6.9236in" svg:height="3.956343in" draw:z-index="0">
<draw:image xlink:href="../Images/yкринформ/2023-04-24T22-20-00-03-00/630_360_1682363705-878.jpg" xlink:type="simple" xlink:show="embed" xlink:actuate="onLoad" draw:mime-type="image/jpeg"/>
</draw:frame>
The work team will hold home matches at the Barcelona Olympic Stadium</text:p>
      <text:p text:style-name="P4">
Barcelona <text:a xlink:type="simple" xlink:href="https://www.fcbarcelona.com/en/club/news/3234018/fc-barcelona-agrees-financing-for-espai-barca" text:style-name="Internet_20_link" text:visited-style-name="Visited_20_Internet_20_Link">
</text:a>
About the approval of the financing of the project ESPAIBARCA, ensuring the beginning of works on the reconstruction of Camp Nou, reports Ukrinform.</text:p>
      <text:p text:style-name="P4">
The club has agreed with 20 investors on financing in the amount of € 1.45 billion, which covers the cost of works for the implementation of the project. The property of the club was unused as a pledge, the stadium was not issued a mortgage.</text:p>
      <text:p text:style-name="P4">
The club will start repaying the funds for this operation after completion of the work, using the income derived from Camp Nou. It is estimated that about € 247 million will be found.</text:p>
      <text:p text:style-name="P4">
Now Barcelona will be able to start reconstruction of the stadium in the summer. The team will spend home matches at the Olympic stadium in Barcelona, which was divided by 55 926 people. The Catalans will play on it by November 2024 - then they expect to complete the reconstruction of Camp Nou.</text:p>
      <text:p text:style-name="P4">
<text:span text:style-name="T4">
 Read also: </text:span>
 <text:a xlink:type="simple" xlink:href="https://www.ukrinform.ua/rubric-sports/3699673-la-liga-barselona-minimalno-peremogla-atletiko.html" text:style-name="Internet_20_link" text:visited-style-name="Visited_20_Internet_20_Link">
<text:span text:style-name="T4">
 Barcelona </text:span>
</text:a>
As reported by Ukrinform, Barcelona defeated Atletico on her field 1-0 in 30th round of Spanish Primera.</text:p>
      <text:p text:style-name="P4">
Photo: fcbarcelona.com</text:p>
      <text:p text:style-name="P4">
News Source: <text:a xlink:type="simple" xlink:href="https://www.ukrinform.ua/rubric-sports/3700186-barselona-uklala-ugodu-dla-rekonstrukcii-kamp-nou.html" text:style-name="Internet_20_link" text:visited-style-name="Visited_20_Internet_20_Link">
https://www.ukrinform.ua/rubric-sports/3700186-barselona-uklala-ugodu-dla-rekonstrukcii-kamp-nou.html</text:a>
</text:p>
      <!--NEWS-->
      <text:h text:style-name="P10" text:outline-level="1">
<text:span text:style-name="T4">
Russians can go on an offensive in several directions with improving weather - White House</text:span>
</text:h>
      <text:p text:style-name="P4">
Authors: Ukrinform (Person)</text:p>
      <text:p text:style-name="P4">
Publisher: Укринформ (Organization)</text:p>
      <text:p text:style-name="P4">
Published Time: 2023-04-24T22:25:00+03:00</text:p>
      <text:p text:style-name="P4">
Modified Time: 2023-04-24T22:25:00+03:00</text:p>
      <text:p text:style-name="P4">
Description: With the improvement of weather conditions in Ukraine, Russian forces can go on an offensive in several sections of the front. - Ukrinform.</text:p>
      <text:p text:style-name="P4">
Images: ["<text:a xlink:type="simple" xlink:href="https://static.ukrinform.com/photos/2023_04/thumb_files/630_360_1682353687-777.jpg" text:style-name="Internet_20_link" text:visited-style-name="Visited_20_Internet_20_Link">
630_360_16823...</text:a>
"]</text:p>
      <text:p text:style-name="P4">
Tags: ['Міноборони', 'Оборона', 'США', 'Україна', 'Агресія РФ', 'Білий дім', 'Війна з росією']</text:p>
      <text:p text:style-name="P4">
Type: Article</text:p>
      <!--METADATA-->
      <text:p text:style-name="P4">
<draw:frame draw:style-name="fr1" draw:name="Image175" text:anchor-type="as-char" svg:width="6.9236in" svg:height="3.956343in" draw:z-index="0">
<draw:image xlink:href="../Images/yкринформ/2023-04-24T22-25-00-03-00/630_360_1682353687-777.jpg" xlink:type="simple" xlink:show="embed" xlink:actuate="onLoad" draw:mime-type="image/jpeg"/>
</draw:frame>
In addition to the weather conditions in Ukraine, Russian forces can go on the offensive of many areas of the front.</text:p>
      <text:p text:style-name="P4">
Said about it in <text:a xlink:type="simple" xlink:href="https://ukrainian.voanews.com/a/rosiya-ukraina-kontrnastup/7063822.html" text:style-name="Internet_20_link" text:visited-style-name="Visited_20_Internet_20_Link">
</text:a>
White House National Security Council Coordinator John Kirby, Ukrinform reports.</text:p>
      <text:p text:style-name="P4">
"We know that in the spring, when the weather is improving, and it is already beginning to improve, we can expect that the Russians will want to go on the offensive on some girls," said Biden administration representative.</text:p>
      <text:p text:style-name="P4">
<text:span text:style-name="T4">
 Read also: </text:span>
 <text:span text:style-name="T4">
 <text:a xlink:type="simple" xlink:href="https://www.ukrinform.ua/rubric-ato/3700170-bilij-dim-pro-f16-dla-ukraini-ssa-zoseredzeni-na-nadanni-tiei-zbroi-aka-potribna-same-zaraz.html" text:style-name="Internet_20_link" text:visited-style-name="Visited_20_Internet_20_Link">
</text:a>
</text:span>
</text:p>
      <text:p text:style-name="P4">
He noted that he could not say where the Russians will want to advance. However, according to him, the United States seeks to provide Ukraine with better opportunities for defense. If Ukrainians decide on their own <text:span text:style-name="T4">
 <text:a xlink:type="simple" xlink:href="https://www.ukrinform.ua/tag-kontrnastup" text:style-name="Internet_20_link" text:visited-style-name="Visited_20_Internet_20_Link">
</text:a>
</text:span>
, they can also be able to use these opportunities.</text:p>
      <text:p text:style-name="P4">
"We are developing the capacities that we provide to Ukraine," he added.</text:p>
      <text:p text:style-name="P4">
<text:span text:style-name="T4">
 Read also: </text:span>
 <text:span text:style-name="T4">
 <text:a xlink:type="simple" xlink:href="https://www.ukrinform.ua/rubric-polytics/3700148-vasington-pidtverdiv-pidtrimku-clenstva-ukraini-v-nato.html" text:style-name="Internet_20_link" text:visited-style-name="Visited_20_Internet_20_Link">
</text:a>
</text:span>
</text:p>
      <text:p text:style-name="P4">
Kirby listed the needs of the Armed Forces for today, among which he called armored vehicles, artillery, air defense, logistics.</text:p>
      <text:p text:style-name="P4">
As reported by Ukrinform, in the US _ <text:span text:style-name="T4">
 <text:a xlink:type="simple" xlink:href="https://www.ukrinform.ua/rubric-ato/3700170-bilij-dim-pro-f16-dla-ukraini-ssa-zoseredzeni-na-nadanni-tiei-zbroi-aka-potribna-same-zaraz.html" text:style-name="Internet_20_link" text:visited-style-name="Visited_20_Internet_20_Link">
</text:a>
</text:span>
 _, which is focused on fastest efficient sending systems to Ukraine, which it can use Samozaraz.</text:p>
      <text:p text:style-name="P4">
News Source: <text:a xlink:type="simple" xlink:href="https://www.ukrinform.ua/rubric-ato/3700188-u-bilomu-domi-ne-viklucat-so-sili-rf-mozut-piti-v-nastup-na-kilkoh-dilankah.html" text:style-name="Internet_20_link" text:visited-style-name="Visited_20_Internet_20_Link">
https://www.ukrinform.ua/rubric-ato/3700188-u-bilomu-domi-ne-viklucat-so-sili-rf-mozut-piti-v-nastup-na-kilkoh-dilankah.html</text:a>
</text:p>
      <!--NEWS-->
      <text:h text:style-name="P10" text:outline-level="1">
<text:span text:style-name="T4">
Near Oleshok in Kherson region the guerrillas blew up a checkpoint</text:span>
</text:h>
      <text:p text:style-name="P4">
Authors: Ukrinform (Person)</text:p>
      <text:p text:style-name="P4">
Publisher: Укринформ (Organization)</text:p>
      <text:p text:style-name="P4">
Published Time: 2023-04-24T22:37:00+03:00</text:p>
      <text:p text:style-name="P4">
Modified Time: 2023-04-24T22:37:00+03:00</text:p>
      <text:p text:style-name="P4">
Description: In the Kherson region, on April 23, the guerrillas blew up a checkpoint of Russian invaders. - Ukrinform.</text:p>
      <text:p text:style-name="P4">
Images: ["<text:a xlink:type="simple" xlink:href="https://static.ukrinform.com/photos/2022_12/thumb_files/630_360_1671332329-996.jpg" text:style-name="Internet_20_link" text:visited-style-name="Visited_20_Internet_20_Link">
630_360_16713...</text:a>
"]</text:p>
      <text:p text:style-name="P4">
Tags: ['Блокпост', 'Херсонщина', 'Вибух', 'Партизани']</text:p>
      <text:p text:style-name="P4">
Type: Article</text:p>
      <!--METADATA-->
      <text:p text:style-name="P4">
<draw:frame draw:style-name="fr1" draw:name="Image176" text:anchor-type="as-char" svg:width="6.9236in" svg:height="3.956343in" draw:z-index="0">
<draw:image xlink:href="../Images/yкринформ/2023-04-24T22-37-00-03-00/630_360_1671332329-996.jpg" xlink:type="simple" xlink:show="embed" xlink:actuate="onLoad" draw:mime-type="image/jpeg"/>
</draw:frame>
On April 23, the guerrillas blew up a checkpoint of the Russian invasions on April 23.</text:p>
      <text:p text:style-name="P4">
As Ukrinform reports, about it <text:a xlink:type="simple" xlink:href="https://sprotyv.mod.gov.ua/2023/04/24/partyzany-pidirvaly-blok-post-rosiyan-bilya-oleshok/" text:style-name="Internet_20_link" text:visited-style-name="Visited_20_Internet_20_Link">
</text:a>
Center for National Resistance.</text:p>
      <text:p text:style-name="P4">
“In the temporarily occupied territory of the Kherson region, Partisans from the Movement" Atesh "conducted a successful operation. In particular, on the evening of April 23 near Oleshok there was a podirvanoblopost near a military infrastructure object, ”the testimony reads.</text:p>
      <text:p text:style-name="P4">
<text:span text:style-name="T4">
 Read also: </text:span>
 <text:span text:style-name="T4">
 <text:a xlink:type="simple" xlink:href="https://www.ukrinform.ua/rubric-regions/3690943-partizani-melitopola-vzali-na-sebe-vidpovidalnist-za-pidriv-avto-kolaboranta-zubareva.html" text:style-name="Internet_20_link" text:visited-style-name="Visited_20_Internet_20_Link">
</text:a>
</text:span>
</text:p>
      <text:p text:style-name="P4">
It is noted that for blasting <text:span text:style-name="T4">
 <text:a xlink:type="simple" xlink:href="https://www.ukrinform.ua/tag-partizani" text:style-name="Internet_20_link" text:visited-style-name="Visited_20_Internet_20_Link">
</text:a>
</text:span>
 They used a homemade explosive. As a result, the detachment of the Rosgardians, which duty, was eliminated.</text:p>
      <text:p text:style-name="P4">
<text:span text:style-name="T4">
 Read also: </text:span>
 <text:span text:style-name="T4">
 <text:a xlink:type="simple" xlink:href="https://www.ukrinform.ua/rubric-regions/3682172-u-novij-kahovci-partizani-pidirvali-kolaboranta-socmerezi.html" text:style-name="Internet_20_link" text:visited-style-name="Visited_20_Internet_20_Link">
</text:a>
</text:span>
</text:p>
      <text:p text:style-name="P4">
As reported by Ukrinform, from February 24, 2022 to April 24, 2023, about 187 thousand 080 Russian invaders, in this day, only 660 people were liquidated from February 24, 2023.</text:p>
      <text:p text:style-name="P4">
News Source: <text:a xlink:type="simple" xlink:href="https://www.ukrinform.ua/rubric-regions/3700190-bila-olesok-na-hersonsini-partizani-pidirvali-blokpost-rosian-centr-nacsprotivu.html" text:style-name="Internet_20_link" text:visited-style-name="Visited_20_Internet_20_Link">
https://www.ukrinform.ua/rubric-regions/3700190-bila-olesok-na-hersonsini-partizani-pidirvali-blokpost-rosian-centr-nacsprotivu.html</text:a>
</text:p>
      <!--NEWS-->
      <text:h text:style-name="P10" text:outline-level="1">
<text:span text:style-name="T4">
Fragchuk: I am satisfied with the quality of the game - not at all</text:span>
</text:h>
      <text:p text:style-name="P4">
Authors: Ukrinform (Person)</text:p>
      <text:p text:style-name="P4">
Publisher: Укринформ (Organization)</text:p>
      <text:p text:style-name="P4">
Published Time: 2023-04-24T22:43:00+03:00</text:p>
      <text:p text:style-name="P4">
Modified Time: 2023-04-24T22:43:00+03:00</text:p>
      <text:p text:style-name="P4">
Description: The head coach of the national team of Ukraine with Hockey Vadim Fragchuk evaluated the quality of the game of the national team in the match of the World Cup against Serbia (7: 0). - Ukrinform.</text:p>
      <text:p text:style-name="P4">
Images: ["<text:a xlink:type="simple" xlink:href="https://static.ukrinform.com/photos/2023_04/thumb_files/630_360_1682364672-994.jpg" text:style-name="Internet_20_link" text:visited-style-name="Visited_20_Internet_20_Link">
630_360_16823...</text:a>
"]</text:p>
      <text:p text:style-name="P4">
Tags: ['Чемпіонат світу з хокею', 'хокей']</text:p>
      <text:p text:style-name="P4">
Type: Article</text:p>
      <!--METADATA-->
      <text:p text:style-name="P4">
<draw:frame draw:style-name="fr1" draw:name="Image177" text:anchor-type="as-char" svg:width="6.9236in" svg:height="3.956343in" draw:z-index="0">
<draw:image xlink:href="../Images/yкринформ/2023-04-24T22-43-00-03-00/630_360_1682364672-994.jpg" xlink:type="simple" xlink:show="embed" xlink:actuate="onLoad" draw:mime-type="image/jpeg"/>
</draw:frame>
Vadim Fragchuk's Chief Trainer of Ukraine with Hockey evaluated the quality of the game of the national team in the match of the World Cup against Serbia(7:0).</text:p>
      <text:p text:style-name="P4">
Він розповів про це ексклюзивно в коментарі Укрінформу.</text:p>
      <text:p text:style-name="P4">
«Молодці, що перемогли сьогодні!Матч складався доволі складно: володілизначною перевагою, але не вдавалося забити. Ми багато «возили» по кутах, водній зоні фактично був весь матч. Потім додали, створили моменти іреалізували їх. В третьому періоді далася в знаки наша краща фізичнаготовність, тому закинули ще 5 шайб. Рахунком я задоволений, але якістю гри -не зовсім. Я розраховував на спокійніший хід поєдинку», - сказав Шахрайчук.</text:p>
      <text:p text:style-name="P4">
Головний тренер також наголосив на тому, що у команди залишається одна ціль -підвищитися в класі.</text:p>
      <text:p text:style-name="P4">
«Цілі не змінилися. Наше завдання - підвищитися в класі. Ми розуміємо, що цене так просто. До наших конкурентів, збірної Японії, яку ми не можемо ніяквиграти, додався Китай, якому ми поступилися. Якщо ми вдало зіграємо дванаступних матчі, то ми матимемо шанс на підвищення. Постараємося знайти в собівсі сили, щоб здобути таку довгоочікувану перемогу», - пояснив Шахрайчук.</text:p>
      <text:p text:style-name="P4">
<text:span text:style-name="T4">
Читайте також:</text:span>
 <text:a xlink:type="simple" xlink:href="https://www.ukrinform.ua/rubric-sports/3700103-zbirna-ukraini-rozgromila-hokeistiv-serbii-na-cempionatu-svitu-v-estonii.html" text:style-name="Internet_20_link" text:visited-style-name="Visited_20_Internet_20_Link">
 </text:a>
As it was reported, the national team of hockey plays at the World Cup in Divisions. After two matches in "blue and yellow" in the asset 4 points in the group.</text:p>
      <text:p text:style-name="P4">
Photo: Federation Press Service</text:p>
      <text:p text:style-name="P4">
News Source: <text:a xlink:type="simple" xlink:href="https://www.ukrinform.ua/rubric-sports/3700189-sahrajcuk-rahunkom-a-zadovolenij-ale-akistu-gri-ne-zovsim.html" text:style-name="Internet_20_link" text:visited-style-name="Visited_20_Internet_20_Link">
https://www.ukrinform.ua/rubric-sports/3700189-sahrajcuk-rahunkom-a-zadovolenij-ale-akistu-gri-ne-zovsim.html</text:a>
</text:p>
      <!--NEWS-->
      <text:h text:style-name="P10" text:outline-level="1">
<text:span text:style-name="T4">
All key school disciplines will be saved - Ministry of Education</text:span>
</text:h>
      <text:p text:style-name="P4">
Authors: Ukrinform (Person)</text:p>
      <text:p text:style-name="P4">
Publisher: Укринформ (Organization)</text:p>
      <text:p text:style-name="P4">
Published Time: 2023-04-24T22:54:00+03:00</text:p>
      <text:p text:style-name="P4">
Modified Time: 2023-04-24T22:54:00+03:00</text:p>
      <text:p text:style-name="P4">
Description: As part of the optimization of the number of disciplines at school, all key humanities and natural disciplines should be preserved. - Ukrinform.</text:p>
      <text:p text:style-name="P4">
Images: ["<text:a xlink:type="simple" xlink:href="https://static.ukrinform.com/photos/2022_11/thumb_files/630_360_1668109830-293.jpeg" text:style-name="Internet_20_link" text:visited-style-name="Visited_20_Internet_20_Link">
630_360_16681...</text:a>
"]</text:p>
      <text:p text:style-name="P4">
Tags: ['Освіта', 'Школа', 'Оксен Лісовий', 'Єдині новини']</text:p>
      <text:p text:style-name="P4">
Type: Article</text:p>
      <!--METADATA-->
      <text:p text:style-name="P4">
<draw:frame draw:style-name="fr1" draw:name="Image178" text:anchor-type="as-char" svg:width="6.9236in" svg:height="3.956343in" draw:z-index="0">
<draw:image xlink:href="../Images/yкринформ/2023-04-24T22-54-00-03-00/630_360_1668109830-293.jpeg" xlink:type="simple" xlink:show="embed" xlink:actuate="onLoad" draw:mime-type="image/jpeg"/>
</draw:frame>
As part of the optimization of the number of disciplines at school, all key humanities and natural disciplines should be saved.</text:p>
      <text:p text:style-name="P4">
The Minister of Education and Science of Ukraine Oksen Lisovy said this in the Eviritelvagraphon "The One News", Ukrinform reports.</text:p>
      <text:p text:style-name="P4">
«On reduction of disciplines. First, we need to be aware that we do not allow the reduction of key disciplines, such as the history of Ukraine, Ukrainian, chemistry, physics, mathematics, biology - that is, all key disciplines that are in <text:span text:style-name="T4">
 [] <text:a xlink:type="simple" xlink:href="https://www.ukrinform.ua/tag-skola" text:style-name="Internet_20_link" text:visited-style-name="Visited_20_Internet_20_Link">
</text:a>
</text:span>
, must stay. Let's go to optimization of programs, we are talking about their concentration, saying, we are talking about the disciplines that can be saved, ”he said.</text:p>
      <text:p text:style-name="P4">
<text:span text:style-name="T4">
 Read also: </text:span>
 <text:span text:style-name="T4">
 <text:a xlink:type="simple" xlink:href="https://www.ukrinform.ua/rubric-society/3700181-multipredmetnij-test-za-kordonom-hocut-sklasti-16-tisac-osib-lisovij.html" text:style-name="Internet_20_link" text:visited-style-name="Visited_20_Internet_20_Link">
</text:a>
</text:span>
</text:p>
      <text:p text:style-name="P4">
Forest emphasized that the issue of optimization of school subjects is now issues of experts and expert considerations.</text:p>
      <text:p text:style-name="P4">
"All key disciplines - both natural and humanitarian should be preserved. They must be concentrated, but presented in such a way as to take into account the possibility of the child to absorb the whole array of knowledge," - explained the head of the Ministry of Education and Science.</text:p>
      <text:p text:style-name="P4">
<text:span text:style-name="T4">
 Read also: </text:span>
 <text:span text:style-name="T4">
 <text:a xlink:type="simple" xlink:href="https://www.ukrinform.ua/rubric-society/3699979-perehid-na-dvanadcatiricnu-skilnu-osvitu-mae-vidbutisa-u-2027-roci-mon.html" text:style-name="Internet_20_link" text:visited-style-name="Visited_20_Internet_20_Link">
</text:a>
</text:span>
</text:p>
      <text:p text:style-name="P4">
As it was reported, earlier education Minister Oksen Lisovyi _ <text:span text:style-name="T4">
 <text:a xlink:type="simple" xlink:href="https://www.ukrinform.ua/rubric-society/3696178-mon-iniciue-obgovorenna-kilkosti-predmetiv-aki-diti-maut-vivcati-u-skolah.html" text:style-name="Internet_20_link" text:visited-style-name="Visited_20_Internet_20_Link">
</text:a>
</text:span>
 _ what children have to study in schools.</text:p>
      <text:p text:style-name="P4">
News Source: <text:a xlink:type="simple" xlink:href="https://www.ukrinform.ua/rubric-society/3700193-vsi-klucovi-skilni-disciplini-budut-zberezeni-minosviti.html" text:style-name="Internet_20_link" text:visited-style-name="Visited_20_Internet_20_Link">
https://www.ukrinform.ua/rubric-society/3700193-vsi-klucovi-skilni-disciplini-budut-zberezeni-minosviti.html</text:a>
</text:p>
      <!--NEWS-->
      <text:h text:style-name="P10" text:outline-level="1">
<text:span text:style-name="T4">
The White House responded to the calls of individual Republicans to reduce Ukraine's support</text:span>
</text:h>
      <text:p text:style-name="P4">
Authors: Ukrinform (Person)</text:p>
      <text:p text:style-name="P4">
Publisher: Укринформ (Organization)</text:p>
      <text:p text:style-name="P4">
Published Time: 2023-04-24T23:09:00+03:00</text:p>
      <text:p text:style-name="P4">
Modified Time: 2023-04-24T23:09:00+03:00</text:p>
      <text:p text:style-name="P4">
Description: The support of Ukraine, as well as protecting the values of freedom around the world, directly meet the interests of the US national security, so the current White House administration, like all previous ones, will continue to pay direct attention. - Ukrinform.</text:p>
      <text:p text:style-name="P4">
Images: ["<text:a xlink:type="simple" xlink:href="https://static.ukrinform.com/photos/2022_02/thumb_files/630_360_1644169650-867.jpg" text:style-name="Internet_20_link" text:visited-style-name="Visited_20_Internet_20_Link">
630_360_16441...</text:a>
"]</text:p>
      <text:p text:style-name="P4">
Tags: ['Байден', 'США', 'Україна', 'Білий дім', 'Війна з росією']</text:p>
      <text:p text:style-name="P4">
Type: Article</text:p>
      <!--METADATA-->
      <text:p text:style-name="P4">
<draw:frame draw:style-name="fr1" draw:name="Image179" text:anchor-type="as-char" svg:width="6.9236in" svg:height="3.956343in" draw:z-index="0">
<draw:image xlink:href="../Images/yкринформ/2023-04-24T23-09-00-03-00/630_360_1644169650-867.jpg" xlink:type="simple" xlink:show="embed" xlink:actuate="onLoad" draw:mime-type="image/jpeg"/>
</draw:frame>
Ukraine's support, as well as protecting the values of freedom around the world, directs the interests of the US national security, so the current administration of the White House, like all previous ones, will continue to be devoted to the direct attention.</text:p>
      <text:p text:style-name="P4">
This statement was made on Monday in Washington Advisor to the US Presidential Security Jake Sullivan, reports Ukrinform's own correspondent.</text:p>
      <text:p text:style-name="P4">
"I have heard the voices that argued, in particular, that we should not support Ukraine, but we need to focus on what is happening at home," Sullivan has made in response to the statements of individual republicans because of this reason.</text:p>
      <text:p text:style-name="P4">
<text:span text:style-name="T4">
 Read also: </text:span>
 <text:span text:style-name="T4">
 <text:a xlink:type="simple" xlink:href="https://www.ukrinform.ua/rubric-polytics/3697365-ermak-obgovoriv-iz-radnikom-bajdena-nadanna-bezpekovoi-dopomogi-ukraini.html" text:style-name="Internet_20_link" text:visited-style-name="Visited_20_Internet_20_Link">
</text:a>
</text:span>
</text:p>
      <text:p text:style-name="P4">
He stressed that the presidents who represented both democratic and republican parties have made efforts in one way in one way.</text:p>
      <text:p text:style-name="P4">
"We can take care of our people within the country and make far-reaching investments in our middle class in order to have a well-paid work for the outcomes and decades, as well as to defend values around the world, which we have been struck, including the values of freedom and freedom of the people of Ukraine,"---- The White House representative emphasized.</text:p>
      <text:p text:style-name="P4">
<text:span text:style-name="T4">
 Read also: </text:span>
 <text:span text:style-name="T4">
 <text:a xlink:type="simple" xlink:href="https://www.ukrinform.ua/rubric-ato/3699662-obicani-partnerami-sistemi-ppo-vze-u-dorozi-do-svoih-majbutnih-pozicij-povitrani-sili.html" text:style-name="Internet_20_link" text:visited-style-name="Visited_20_Internet_20_Link">
</text:a>
</text:span>
</text:p>
      <text:p text:style-name="P4">
He noted that it is not about something abstract, but about specific steps. A year after the start of full -scale aggression of the USA, not only mobilized the international coalition for the protection middle class.</text:p>
      <text:p text:style-name="P4">
“The United States has significant obligations around the world that are directly resettled by our national security and well -being of people in this country. And we are moving these obligations, ”Sullivan emphasized.</text:p>
      <text:p text:style-name="P4">
<text:span text:style-name="T4">
 Read also: </text:span>
 <text:span text:style-name="T4">
 <text:a xlink:type="simple" xlink:href="https://www.ukrinform.ua/rubric-world/3700126-ssa-vitaut-budaku-pidtrimku-ukraini-vid-usih-krain-bilij-dim.html" text:style-name="Internet_20_link" text:visited-style-name="Visited_20_Internet_20_Link">
</text:a>
 </text:span>
</text:p>
      <text:p text:style-name="P4">
News Source: <text:a xlink:type="simple" xlink:href="https://www.ukrinform.ua/rubric-polytics/3700194-bilij-dim-vidpoviv-na-zakliki-okremih-respublikanciv-skorotiti-pidtrimku-ukraini.html" text:style-name="Internet_20_link" text:visited-style-name="Visited_20_Internet_20_Link">
https://www.ukrinform.ua/rubric-polytics/3700194-bilij-dim-vidpoviv-na-zakliki-okremih-respublikanciv-skorotiti-pidtrimku-ukraini.html</text:a>
</text:p>
      <!--NEWS-->
      <text:h text:style-name="P10" text:outline-level="1">
<text:span text:style-name="T4">
Brazil's club accepted the name and colors of Mariupol</text:span>
</text:h>
      <text:p text:style-name="P4">
Authors: Ukrinform (Person)</text:p>
      <text:p text:style-name="P4">
Publisher: Укринформ (Organization)</text:p>
      <text:p text:style-name="P4">
Published Time: 2023-04-24T23:13:00+03:00</text:p>
      <text:p text:style-name="P4">
Modified Time: 2023-04-24T23:13:00+03:00</text:p>
      <text:p text:style-name="P4">
Description: Batel supported the Ukrainian team that suspended the championships as a result of the war. - Ukrinform.</text:p>
      <text:p text:style-name="P4">
Images: ["<text:a xlink:type="simple" xlink:href="https://static.ukrinform.com/photos/2023_04/thumb_files/630_360_1682367049-921.jpg" text:style-name="Internet_20_link" text:visited-style-name="Visited_20_Internet_20_Link">
630_360_16823...</text:a>
", "<text:a xlink:type="simple" xlink:href="https://static.ukrinform.com/photos/2023_04/1682367265-324.jpg" text:style-name="Internet_20_link" text:visited-style-name="Visited_20_Internet_20_Link">
1682367265-32...</text:a>
"]</text:p>
      <text:p text:style-name="P4">
Tags: ['Футбол', 'Маріуполь']</text:p>
      <text:p text:style-name="P4">
Type: Article</text:p>
      <!--METADATA-->
      <text:p text:style-name="P4">
<draw:frame draw:style-name="fr1" draw:name="Image180" text:anchor-type="as-char" svg:width="6.9236in" svg:height="3.956343in" draw:z-index="0">
<draw:image xlink:href="../Images/yкринформ/2023-04-24T23-13-00-03-00/630_360_1682367049-921.jpg" xlink:type="simple" xlink:show="embed" xlink:actuate="onLoad" draw:mime-type="image/jpeg"/>
</draw:frame>
Batel supported the Ukrainian team that suspended the championships of all.</text:p>
      <text:p text:style-name="P4">
Brazilian Batel from the third division of the Parana state accepted the names of the Tailor "Mariupol", about it the club <text:a xlink:type="simple" xlink:href="https://www.instagram.com/p/CrWKd_COIG3/" text:style-name="Internet_20_link" text:visited-style-name="Visited_20_Internet_20_Link">
</text:a>
In his Instagram, Ukrinform reports.</text:p>
      <text:p text:style-name="P4">
The team is based in Guarapuauava, which houses the largest Ukrainian in Latin America. 75% of the population of the 52,000th city has Ukrainian roots.</text:p>
      <text:p text:style-name="P4">
<draw:frame draw:style-name="fr1" draw:name="Image181" text:anchor-type="as-char" svg:width="6.9236in" svg:height="6.872691in" draw:z-index="0">
<draw:image xlink:href="../Images/yкринформ/2023-04-24T23-13-00-03-00/1682367265-324.jpg" xlink:type="simple" xlink:show="embed" xlink:actuate="onLoad" draw:mime-type="image/jpeg"/>
</draw:frame>
“Mariupol has become the most bombed city of Ukraine. 90% of the city ceased to exist: schools, theaters, cinemas and a football team that is most present. On March 19, 2022, Mariupol had to play with the Colossus of the Vladimir Boyko, the Colossus Stadium 57.3 kilometers from the border of Zhosy. But that match was never held.</text:p>
      <text:p text:style-name="P4">
Its stadium turned into ruins, and the team ceased to exist. Rare forecasts for return to the field. For a year, as Mariupol has been not on the field or beyond.</text:p>
      <text:p text:style-name="P4">
Brazil has always received thousands of Ukrainian immigrants. Ukrainian football has always occupied great Brazilian talents. Guarapuauava, a city in the district of the Prudentopolis, Parana, has 75% of the population of Ukrainian origin. The largest Ukrainian community in Latin America. And they will take care of Mariupol until the team is able to return to their homeland.</text:p>
      <text:p text:style-name="P4">
Batel will accept the name and colors of the Mariupol club. And he will take care of the team, leaving he will not be able to return home. Mariupol is a symbol of the stability of the Ukrainian Nation and the Nation. Let's keep the traditions and passion for football.</text:p>
      <text:p text:style-name="P4">
It's time to take care of this team, honor these colors and save their history. In the country of football, ”the statement reads.</text:p>
      <text:p text:style-name="P4">
<text:span text:style-name="T4">
 Read also: </text:span>
 <text:a xlink:type="simple" xlink:href="https://www.ukrinform.ua/rubric-sports/3700155-doneckij-sahtar-pidpisav-persogo-u-svoij-istorii-futbolista-z-ekvadoru.html" text:style-name="Internet_20_link" text:visited-style-name="Visited_20_Internet_20_Link">
</text:a>
As reported by Ukrinform, in May 2022 it became known that Mariupol will be raised in the season of the Ukrainian Premier League 2022/23 due to full-scale acquisition of the Russian Federation into the territory of Ukraine.</text:p>
      <text:p text:style-name="P4">
Photo: instagram.com/batelOFicial</text:p>
      <text:p text:style-name="P4">
News Source: <text:a xlink:type="simple" xlink:href="https://www.ukrinform.ua/rubric-sports/3700197-klub-z-brazilii-prijnav-nazvu-ta-kolori-mariupola.html" text:style-name="Internet_20_link" text:visited-style-name="Visited_20_Internet_20_Link">
https://www.ukrinform.ua/rubric-sports/3700197-klub-z-brazilii-prijnav-nazvu-ta-kolori-mariupola.html</text:a>
</text:p>
      <!--NEWS-->
      <text:h text:style-name="P10" text:outline-level="1">
<text:span text:style-name="T4">
The prosecutor's office demands to take the mayor of Odessa Trukhanov in custody for millions of waste</text:span>
</text:h>
      <text:p text:style-name="P4">
Authors: Ukrinform (Person)</text:p>
      <text:p text:style-name="P4">
Publisher: Укринформ (Organization)</text:p>
      <text:p text:style-name="P4">
Published Time: 2023-04-24T23:18:00+03:00</text:p>
      <text:p text:style-name="P4">
Modified Time: 2023-04-24T23:18:00+03:00</text:p>
      <text:p text:style-name="P4">
Description: During the hearing in the High Anti -Corruption Court in the Cracy of the Krajan, the SAP prosecutor filed a request for a change in the measure of restraint for the mayor of Odessa Gennady Trukhanov and his accomplices, who are accused of seizing budgetary funds. - Ukrinform.</text:p>
      <text:p text:style-name="P4">
Images: ["<text:a xlink:type="simple" xlink:href="https://static.ukrinform.com/photos/2019_06/thumb_files/630_360_1559482003-505.jpg" text:style-name="Internet_20_link" text:visited-style-name="Visited_20_Internet_20_Link">
630_360_15594...</text:a>
"]</text:p>
      <text:p text:style-name="P4">
Tags: ['НАБУ', 'Одеса', 'Суд', 'Труханов', 'Справа Труханова']</text:p>
      <text:p text:style-name="P4">
Type: Article</text:p>
      <!--METADATA-->
      <text:p text:style-name="P4">
<draw:frame draw:style-name="fr1" draw:name="Image182" text:anchor-type="as-char" svg:width="6.9236in" svg:height="3.956343in" draw:z-index="0">
<draw:image xlink:href="../Images/yкринформ/2023-04-24T23-18-00-03-00/630_360_1559482003-505.jpg" xlink:type="simple" xlink:show="embed" xlink:actuate="onLoad" draw:mime-type="image/jpeg"/>
</draw:frame>
During the time in the Supreme Anti -Corruption Court in the Krajana case, the SAP prosecutor for a change in the measure of restraint for the mayor of Odessa Gennady Trukhanov Taih's accomplices, who are accused of seizing budgetary funds.</text:p>
      <text:p text:style-name="P4">
About this <text:a xlink:type="simple" xlink:href="https://t.me/fuckcorruption/2245" text:style-name="Internet_20_link" text:visited-style-name="Visited_20_Internet_20_Link">
 </text:a>
in the center of counteraction to corruption, reports Ukrinform.</text:p>
      <text:p text:style-name="P4">
"Today, the Supreme Anti -Corruption Court held a regular meeting in the case of Odessa Gennady Trukhanov and his accomplices, who have been accused of seizing 92 million UAH of the local budget for many years during the purchase of a bankrupt plant" Krayan ", - the message reads.</text:p>
      <text:p text:style-name="P4">
<text:span text:style-name="T4">
 Read also: </text:span>
 _ <text:span text:style-name="T4">
 <text:a xlink:type="simple" xlink:href="https://www.ukrinform.ua/rubric-regions/3588203-zelenskij-mae-zvernuti-uvagu-na-dii-truhanova-peticia-nabrala-25-tisac-pidpisiv.html" text:style-name="Internet_20_link" text:visited-style-name="Visited_20_Internet_20_Link">
</text:a>
</text:span>
 _</text:p>
      <text:p text:style-name="P4">
According to the CPC, it is about the mayor of Odessa Gennady Trukhanov, his deputy Pavel Collman, chairman of the standing committee on communal license of the Odessa City Council Vasyl Shchryabay, Director of the Department of Communal Property of the Odessa City Council Alexei Stotor and his deputy.</text:p>
      <text:p text:style-name="P4">
Instead of a personal obligation, the prosecutor asked the accused to appoint a pre -trial detention.</text:p>
      <text:p text:style-name="P4">
<text:span text:style-name="T4">
 Read also: </text:span>
 <text:span text:style-name="T4">
 <text:a xlink:type="simple" xlink:href="https://www.ukrinform.ua/rubric-regions/3689940-odeska-meria-vidstouvatime-u-verhovnomu-sudi-pravo-vlasnosti-na-budinok-russova-truhanov.html" text:style-name="Internet_20_link" text:visited-style-name="Visited_20_Internet_20_Link">
</text:a>
</text:span>
</text:p>
      <text:p text:style-name="P4">
It is noted that the defendants participated in the trial due to the proportion, and because of its poor quality to discuss the petition did not work out for tomorrow, April 25, all participants directly before the lounge in Kiev.</text:p>
      <text:p text:style-name="P4">
We will remind: according to NABU, in 2016, the Odessa mayor Trukhanovsky with other officials of the Odessa City Hall and representatives of the private company took possession of the local budget of the city of Odessa in the amount of 92 million UAH.</text:p>
      <text:p text:style-name="P4">
NABU detectives and SAP prosecutors in December 2016 initiated the reference to these funds, which were transferred to the account of LLC Developmenteite. January 24 2020 <text:span text:style-name="T4">
 <text:a xlink:type="simple" xlink:href="https://www.ukrinform.ua/tag-truhanov" text:style-name="Internet_20_link" text:visited-style-name="Visited_20_Internet_20_Link">
</text:a>
</text:span>
 The scales were reported suspicion.</text:p>
      <text:p text:style-name="P4">
In total, 12 persons were held accountable in the Crand of the Krayan and SAP plant, for 8 of whom the case is listened to by Wax. With regard to one of the participants, the case was closed in connection with her death.In October 2018, the Malinovsky District Court of Odessa was a guarantor act against eight persons -performers of the scheme, among them -Gentadiy Trukhanov. In the end, the court justified all the persons involved in the case.</text:p>
      <text:p text:style-name="P4">
In February 2021, the WACS Appeal Chamber of Appeal abolished Odessa Vyrokmalinovsky Court, but the CABS could not start a consideration. According to the Center for Combating Corruption, about 35 court sessions were appointed in two years, but they could not pass the preparatory meeting.</text:p>
      <text:p text:style-name="P4">
News Source: <text:a xlink:type="simple" xlink:href="https://www.ukrinform.ua/rubric-society/3700198-prokuratura-vimagae-vzati-mera-odesi-truhanova-pid-vartu-za-miljonni-roztrati.html" text:style-name="Internet_20_link" text:visited-style-name="Visited_20_Internet_20_Link">
https://www.ukrinform.ua/rubric-society/3700198-prokuratura-vimagae-vzati-mera-odesi-truhanova-pid-vartu-za-miljonni-roztrati.html</text:a>
</text:p>
      <!--NEWS-->
      <text:h text:style-name="P10" text:outline-level="1">
<text:span text:style-name="T4">
EU Council asked Georgia to present convincing results of democratic reforms by the end of the year</text:span>
</text:h>
      <text:p text:style-name="P4">
Authors: Ukrinform (Person)</text:p>
      <text:p text:style-name="P4">
Publisher: Укринформ (Organization)</text:p>
      <text:p text:style-name="P4">
Published Time: 2023-04-24T23:29:00+03:00</text:p>
      <text:p text:style-name="P4">
Modified Time: 2023-04-24T23:29:00+03:00</text:p>
      <text:p text:style-name="P4">
Description: European government officials have called on Georgia to demonstrate convincing results of democratic development and reforms by the end of the year, when EU leaders make decisions to grant the country's status as a candidate for EU entry.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Грузія', 'Боррель']</text:p>
      <text:p text:style-name="P4">
Type: Article</text:p>
      <!--METADATA-->
      <text:p text:style-name="P4">
<draw:frame draw:style-name="fr1" draw:name="Image183" text:anchor-type="as-char" svg:width="6.9236in" svg:height="3.956343in" draw:z-index="0">
<draw:image xlink:href="../Images/yкринформ/2023-04-24T23-29-00-03-00/630_360_1667561515-584.jpg" xlink:type="simple" xlink:show="embed" xlink:actuate="onLoad" draw:mime-type="image/jpeg"/>
</draw:frame>
European government officials have called on Georgia to demonstrate convincing results of democratic development and reforms by the end of the year, when EU leaders have made decisions to grant the country's status as a candidate for EU entry.</text:p>
      <text:p text:style-name="P4">
This was stated in Luxembourg today by the EU's Foreign Affairs Supervisions in Luxembourg.</text:p>
      <text:p text:style-name="P4">
“In Georgia - we had a business lunch with foreign minister to interfere with the historical opportunity in terms of the European perspective of Georgia, which requires further strengthening of its democracy. We have confirmed that <text:span text:style-name="T4">
 <text:a xlink:type="simple" xlink:href="https://www.ukrinform.ua/tag-gruzia" text:style-name="Internet_20_link" text:visited-style-name="Visited_20_Internet_20_Link">
</text:a>
</text:span>
 It makes significant progress in this, but requires more reforms. At the end of the year, the status of Georgia as a candidate country will be considered. We called on Minister Darchiashvili to provide a positive signal to convince member countries of achieving certain priorities for the process of entry, ”the EU High Representative said.</text:p>
      <text:p text:style-name="P4">
<text:span text:style-name="T4">
 Read also: </text:span>
 <text:span text:style-name="T4">
 <text:a xlink:type="simple" xlink:href="https://www.ukrinform.ua/rubric-polytics/3691328-prezidentka-gruzii-ukraincam-budemo-razom-u-evropi-zavdaki-borotbi-vasih-zahisnikiv.html" text:style-name="Internet_20_link" text:visited-style-name="Visited_20_Internet_20_Link">
</text:a>
</text:span>
</text:p>
      <text:p text:style-name="P4">
As it was reported, the Georgia Parliament on March 7 in an accelerated regime has suffered in the first reading the bill "On transparency . In the end, the ruling party "Georgian Dream" and the Movement "Power of the People" decided to withdraw this bill of Georgia. The EU representation in Georgia was greeted by customization.</text:p>
      <text:p text:style-name="P4">
<text:span text:style-name="T4">
 Read also: </text:span>
 <text:span text:style-name="T4">
 <text:a xlink:type="simple" xlink:href="https://www.ukrinform.ua/rubric-world/3696328-u-gruzii-sprostuvali-cutki-pro-ponovlenna-pramogo-aviaspolucenna-z-rf.html" text:style-name="Internet_20_link" text:visited-style-name="Visited_20_Internet_20_Link">
</text:a>
</text:span>
</text:p>
      <text:p text:style-name="P4">
Another problematic issue in the path of European integration is the maintenance of the seriously ill former President of Georgia <text:span text:style-name="T4">
 <text:a xlink:type="simple" xlink:href="https://www.ukrinform.ua/tag-saakasvili" text:style-name="Internet_20_link" text:visited-style-name="Visited_20_Internet_20_Link">
</text:a>
</text:span>
, the release of which is a significantness of European politicians as a prerequisite for any further movement group in democratic development.</text:p>
      <text:p text:style-name="P4">
News Source: <text:a xlink:type="simple" xlink:href="https://www.ukrinform.ua/rubric-world/3700200-rada-es-prosila-gruziu-predstaviti-perekonlivi-rezultati-demokraticnih-reform-do-kinca-roku.html" text:style-name="Internet_20_link" text:visited-style-name="Visited_20_Internet_20_Link">
https://www.ukrinform.ua/rubric-world/3700200-rada-es-prosila-gruziu-predstaviti-perekonlivi-rezultati-demokraticnih-reform-do-kinca-roku.html</text:a>
</text:p>
      <!--NEWS-->
      <text:h text:style-name="P10" text:outline-level="1">
<text:span text:style-name="T4">
Over the past two years, explosive weapons have taken over the lives of over 50,000 people</text:span>
</text:h>
      <text:p text:style-name="P4">
Authors: Ukrinform (Person)</text:p>
      <text:p text:style-name="P4">
Publisher: Укринформ (Organization)</text:p>
      <text:p text:style-name="P4">
Published Time: 2023-04-24T23:38:00+03:00</text:p>
      <text:p text:style-name="P4">
Modified Time: 2023-04-24T23:38:00+03:00</text:p>
      <text:p text:style-name="P4">
Description: More than 50,000 people were killed in 2021-22 due to the use of explosive weapons, especially their number during the Russian Federation against Ukraine. - Ukrinform.</text:p>
      <text:p text:style-name="P4">
Images: ["<text:a xlink:type="simple" xlink:href="https://static.ukrinform.com/photos/2016_08/thumb_files/630_360_1470728644-7859-bombezka-sirii.jpg" text:style-name="Internet_20_link" text:visited-style-name="Visited_20_Internet_20_Link">
630_360_14707...</text:a>
"]</text:p>
      <text:p text:style-name="P4">
Tags: ['Смерть', 'Вибухівка', 'Зброя', 'Бомба']</text:p>
      <text:p text:style-name="P4">
Type: Article</text:p>
      <!--METADATA-->
      <text:p text:style-name="P4">
<draw:frame draw:style-name="fr1" draw:name="Image184" text:anchor-type="as-char" svg:width="6.9236in" svg:height="3.956343in" draw:z-index="0">
<draw:image xlink:href="../Images/yкринформ/2023-04-24T23-38-00-03-00/630_360_1470728644-7859-bombezka-sirii.jpg" xlink:type="simple" xlink:show="embed" xlink:actuate="onLoad" draw:mime-type="image/jpeg"/>
</draw:frame>
More than 50,000 people were killed in 2021-22 because of the use of explosive weapons, especially their number during the Russian Federation against Ukraine.</text:p>
      <text:p text:style-name="P4">
This is stated in <text:a xlink:type="simple" xlink:href="https://www.handicap-international.de/sn_uploads/document/Explosive_Weapons_Monitor_21-22.pdf" text:style-name="Internet_20_link" text:visited-style-name="Visited_20_Internet_20_Link">
</text:a>
, which was published on April 24, non -profit humanitarian organization Handicapinternational(HI)and its partnership organization International Network of Explosive Armed(New)Ukrinform correspondent reports.</text:p>
      <text:p text:style-name="P4">
In 2021/2022, 50,995 people were killed and received from explosive weapons. Among them were 32 136 civilians in 71 Tateria. Only in 2022 was an increase in the number of victims of the average population from attacks with explosive weapons from 11 343 to 20793, which is 83% more than in 2021.</text:p>
      <text:p text:style-name="P4">
<text:span text:style-name="T4">
 Read also: </text:span>
 <text:span text:style-name="T4">
 <text:a xlink:type="simple" xlink:href="https://www.ukrinform.ua/rubric-ato/3700147-rosiani-obstrilali-zaporizku-oblast-z-aviacii-ta-gradiv-poranena-zinka.html" text:style-name="Internet_20_link" text:visited-style-name="Visited_20_Internet_20_Link">
</text:a>
</text:span>
</text:p>
      <text:p text:style-name="P4">
When using explosive weapons in residential quarters, 90% of victims make up. This ratio remained unchanged over the last 10 years. Significant growth can be explained by the invasion of Russia into Ukraine by the pelvic use of explosive weapons in Ethiopia, Myanmar and Somalia, and it will be in the report.</text:p>
      <text:p text:style-name="P4">
<text:span text:style-name="T4">
 Read also: </text:span>
 <text:span text:style-name="T4">
 <text:a xlink:type="simple" xlink:href="https://www.ukrinform.ua/rubric-ato/3692322-ce-krok-vidcau-gumenuk-rozpovila-pro-zastosuvanna-rosianami-aviacii-z-kerovanimi-bombami.html" text:style-name="Internet_20_link" text:visited-style-name="Visited_20_Internet_20_Link">
</text:a>
</text:span>
</text:p>
      <text:p text:style-name="P4">
“The number of victims of explosive weapons has increased sharply. These weapons are suffering and often leads to death. It often causes injuries to its victims, which often lead to the lifelong disability of the taviga injuries. Explosive <text:span text:style-name="T4">
 <text:a xlink:type="simple" xlink:href="https://www.ukrinform.ua/tag-zbroa" text:style-name="Internet_20_link" text:visited-style-name="Visited_20_Internet_20_Link">
</text:a>
</text:span>
 destroys buildings, schools and hospitals, so it is often impossible to help wounded, ”said Maria Fisher, Head of the Political Department of Handicap Internationalmany.</text:p>
      <text:p text:style-name="P4">
He noted that the purpose of providing information and analysis is to continue the pressure of the supra to implement specific strategies and measures to limit the use of explosive weapons in residential areas and to convince the states that have not not wrote the International Convention.</text:p>
      <text:p text:style-name="P4">
<text:span text:style-name="T4">
 Read also: </text:span>
 <text:span text:style-name="T4">
 <text:a xlink:type="simple" xlink:href="https://www.ukrinform.ua/rubric-ato/3699183-rosiani-vnoci-skinuli-kerovanu-bombu-na-cernigivsinu.html" text:style-name="Internet_20_link" text:visited-style-name="Visited_20_Internet_20_Link">
</text:a>
 </text:span>
</text:p>
      <text:p text:style-name="P4">
Six months after the Dublin Conference, with 83 countries signed an international agreement governing the use of explosive weapons in residential areas, the first comprehensive report is now being published. Explosive Weapons Monitor will be published annually.</text:p>
      <text:p text:style-name="P4">
Recall: Explosive Weapons Monitor was founded in 2022.</text:p>
      <text:p text:style-name="P4">
News Source: <text:a xlink:type="simple" xlink:href="https://www.ukrinform.ua/rubric-world/3700201-za-ostanni-dva-roki-vibuhova-zbroa-zabrala-zitta-ponad-50-tisac-ludej.html" text:style-name="Internet_20_link" text:visited-style-name="Visited_20_Internet_20_Link">
https://www.ukrinform.ua/rubric-world/3700201-za-ostanni-dva-roki-vibuhova-zbroa-zabrala-zitta-ponad-50-tisac-ludej.html</text:a>
</text:p>
      <!--NEWS-->
      <text:h text:style-name="P10" text:outline-level="1">
<text:span text:style-name="T4">
EU Post -Print at the UN: Russia has to fulfill the resolution on Ukraine if cares for multilaterality</text:span>
</text:h>
      <text:p text:style-name="P4">
Authors: Ukrinform (Person)</text:p>
      <text:p text:style-name="P4">
Publisher: Укринформ (Organization)</text:p>
      <text:p text:style-name="P4">
Published Time: 2023-04-24T23:46:00+03:00</text:p>
      <text:p text:style-name="P4">
Modified Time: 2023-04-24T23:46:00+03:00</text:p>
      <text:p text:style-name="P4">
Description: A permanent representative of the EU at the UN UNOF Skoog, on behalf of 27 EU countries, accused Russia of cynicism against its debate debts on multilaterality in international relations and protection of the principles of the Charter of the United Nations. - Ukrinform.</text:p>
      <text:p text:style-name="P4">
Images: ["<text:a xlink:type="simple" xlink:href="https://static.ukrinform.com/photos/2023_04/thumb_files/630_360_1682369270-185.jpeg" text:style-name="Internet_20_link" text:visited-style-name="Visited_20_Internet_20_Link">
630_360_16823...</text:a>
"]</text:p>
      <text:p text:style-name="P4">
Tags: ['Євросоюз', 'ООН', 'Агресія РФ', 'росія', 'Радбез ООН']</text:p>
      <text:p text:style-name="P4">
Type: Article</text:p>
      <!--METADATA-->
      <text:p text:style-name="P4">
<draw:frame draw:style-name="fr1" draw:name="Image185" text:anchor-type="as-char" svg:width="6.9236in" svg:height="3.956343in" draw:z-index="0">
<draw:image xlink:href="../Images/yкринформ/2023-04-24T23-46-00-03-00/630_360_1682369270-185.jpeg" xlink:type="simple" xlink:show="embed" xlink:actuate="onLoad" draw:mime-type="image/jpeg"/>
</draw:frame>
The UNF OWF Skol's permanent Representative on behalf of 27 EU countries has accused the region of cynicism against its debate on the multilaterality of international relations and the protection of the principles of the Charter of the United States.</text:p>
      <text:p text:style-name="P4">
According to Ukrinform correspondent in New York, he stated this at a meeting of the UN Security Council, organized by Russia, on "Effective Multilaterality by Protecting the Principles of the UN Charter".</text:p>
      <text:p text:style-name="P4">
“In organizing these debates, Russia tries to present itself as a protector of the multilaterality assigned to the UN Charter. Nothing can be further distinguished. If Russia was indeed interested in the topic of today's order, it ceased to violate the UN Charter, international law and immediately withdrawing all its troops from all over Ukraine, ”reading a statement on behalf of the EU countries.</text:p>
      <text:p text:style-name="P4">
<text:span text:style-name="T4">
 Read also: </text:span>
 <text:span text:style-name="T4">
 <text:a xlink:type="simple" xlink:href="https://www.ukrinform.ua/rubric-world/3700178-postpred-ssa-pri-oon-nagadala-lavrovu-golovni-principi-statutu-organizacii.html" text:style-name="Internet_20_link" text:visited-style-name="Visited_20_Internet_20_Link">
</text:a>
</text:span>
</text:p>
      <text:p text:style-name="P4">
According to him, this day is "another sad example of Russian information manipulation, misinformation and abuse of their membership of the UNSR."</text:p>
      <text:p text:style-name="P4">
He called Russia's discussion of this topic with flashy hypocrisy, although effective multilaterality should actually play an important role in international relations.</text:p>
      <text:p text:style-name="P4">
Skoog also emphasized the need to reform the UN and all the global management system, including the Security Council.</text:p>
      <text:p text:style-name="P4">
<text:span text:style-name="T4">
 Read also: </text:span>
 <text:span text:style-name="T4">
 <text:a xlink:type="simple" xlink:href="https://www.ukrinform.ua/rubric-world/3700106-gensek-oon-u-vistupi-v-radbezi-prisvativ-vijni-rosii-proti-ukraini-odne-recenna.html" text:style-name="Internet_20_link" text:visited-style-name="Visited_20_Internet_20_Link">
</text:a>
</text:span>
</text:p>
      <text:p text:style-name="P4">
In addition, according to EU States, the international community should ensure that Russia is responsible for crimes committed in Ukraine and the opposition.</text:p>
      <text:p text:style-name="P4">
"The EU also remains an adamant supporter of the International Criminal Court, and we continue to call for the general ratification of the Roman Statute," he appealed, thus appealing to the MCS issued by the order for the arrest of President of RFVvolodimir Putin for abduction of Ukrainian children.</text:p>
      <text:p text:style-name="P4">
<text:span text:style-name="T4">
 Read also: </text:span>
 <text:span text:style-name="T4">
 <text:a xlink:type="simple" xlink:href="https://www.ukrinform.ua/rubric-world/3700118-lavrov-na-radbezi-oon-ozvuciv-novu-versiu-pricin-vijni-v-ukraini.html" text:style-name="Internet_20_link" text:visited-style-name="Visited_20_Internet_20_Link">
</text:a>
 </text:span>
</text:p>
      <text:p text:style-name="P4">
“141 The state supported this requirement. If Russia takes care of efficient multilayers, then this is the first way to prove it, ”the post -pre -EU said.</text:p>
      <text:p text:style-name="P4">
<text:span text:style-name="T4">
 Read also: </text:span>
 <text:span text:style-name="T4">
 <text:a xlink:type="simple" xlink:href="https://www.ukrinform.ua/rubric-world/3700167-britania-rozkritikuvala-licemirstvo-rosii-na-zasidanni-radbezu-oon.html" text:style-name="Internet_20_link" text:visited-style-name="Visited_20_Internet_20_Link">
</text:a>
</text:span>
</text:p>
      <text:p text:style-name="P4">
It was reported on Monday in <text:span text:style-name="T4">
 <text:a xlink:type="simple" xlink:href="https://www.ukrinform.ua/tag-radbez-oon" text:style-name="Internet_20_link" text:visited-style-name="Visited_20_Internet_20_Link">
</text:a>
</text:span>
 A meeting "Effective Multilateral Customs Protection of the Principles of the UN Charter" is held under the presidency of Lavrov. Lavrov presented Russia's position as if he defended multilateral relations and defends the principles of the UN Charter.</text:p>
      <text:p text:style-name="P4">
News Source: <text:a xlink:type="simple" xlink:href="https://www.ukrinform.ua/rubric-polytics/3700202-postpred-es-pri-oon-rosia-mae-vikonati-rezoluciu-sodo-ukraini-akso-pikluetsa-pro-bagatostoronnist.html" text:style-name="Internet_20_link" text:visited-style-name="Visited_20_Internet_20_Link">
https://www.ukrinform.ua/rubric-polytics/3700202-postpred-es-pri-oon-rosia-mae-vikonati-rezoluciu-sodo-ukraini-akso-pikluetsa-pro-bagatostoronnist.html</text:a>
</text:p>
      <!--NEWS-->
      <text:h text:style-name="P10" text:outline-level="1">
<text:span text:style-name="T4">
Ukrzaliznytsia has restored the grain transit territory of Poland</text:span>
</text:h>
      <text:p text:style-name="P4">
Authors: Ukrinform (Person)</text:p>
      <text:p text:style-name="P4">
Publisher: Укринформ (Organization)</text:p>
      <text:p text:style-name="P4">
Published Time: 2023-04-24T23:58:00+03:00</text:p>
      <text:p text:style-name="P4">
Modified Time: 2023-04-24T23:58:00+03:00</text:p>
      <text:p text:style-name="P4">
Description: JSC "Ukrzaliznytsia" (UZ) resumed transportation of Ukrainian agricultural products for export by rail for transit through the territory of Poland, terminated from April 15. - Ukrinform.</text:p>
      <text:p text:style-name="P4">
Images: ["<text:a xlink:type="simple" xlink:href="https://static.ukrinform.com/photos/2023_04/thumb_files/630_360_1681898244-702.jpg" text:style-name="Internet_20_link" text:visited-style-name="Visited_20_Internet_20_Link">
630_360_16818...</text:a>
"]</text:p>
      <text:p text:style-name="P4">
Tags: ['Польща', 'Україна', 'Зерно', 'Укрзалізниця', 'Транзит']</text:p>
      <text:p text:style-name="P4">
Type: Article</text:p>
      <!--METADATA-->
      <text:p text:style-name="P4">
<draw:frame draw:style-name="fr1" draw:name="Image186" text:anchor-type="as-char" svg:width="6.9236in" svg:height="3.956343in" draw:z-index="0">
<draw:image xlink:href="../Images/yкринформ/2023-04-24T23-58-00-03-00/630_360_1681898244-702.jpg" xlink:type="simple" xlink:show="embed" xlink:actuate="onLoad" draw:mime-type="image/jpeg"/>
</draw:frame>
JSC "Ukrzaliznytsia"(With)The transportation of Ukrainian agricultural products for export by rail for transit through the territory of Polish was resumed since April 15.</text:p>
      <text:p text:style-name="P4">
About it, as Ukrinform reports, reports <text:a xlink:type="simple" xlink:href="https://interfax.com.ua/news/economic/905917.html" text:style-name="Internet_20_link" text:visited-style-name="Visited_20_Internet_20_Link">
</text:a>
With reference to Ukrzaliznytsia.</text:p>
      <text:p text:style-name="P4">
"Ukrzaliznytsia restores export transit transportation of Ukrainian farmers by rail through the territory of Poland. A corresponding notification of the cancellation of restrictions on the said transportation company received from the Polish carrier PKP Cargo on April 21, 2023,"</text:p>
      <text:p text:style-name="P4">
<text:span text:style-name="T4">
 Read also: </text:span>
 <text:span text:style-name="T4">
 <text:a xlink:type="simple" xlink:href="https://www.ukrinform.ua/rubric-economy/3699157-ukrzaliznica-zapuskae-bezperesadkovij-rejs-z-avstrii.html" text:style-name="Internet_20_link" text:visited-style-name="Visited_20_Internet_20_Link">
</text:a>
</text:span>
</text:p>
      <text:p text:style-name="P4">
The company specified that the transportation of Ukrainian food is allowed for Nazemic transit and for transit to the seaports of Gdansk, Gdin, Swinouya and Shecin.</text:p>
      <text:p text:style-name="P4">
It is also reported that mirror restrictive conventions for the transit of ninestruation in the direction of Poland, introduced UZ from April 17 after the PKP Cargo and PKP LHS railway operators were addressed, and soon it was also budget.</text:p>
      <text:p text:style-name="P4">
<text:span text:style-name="T4">
 Read also: </text:span>
 <text:span text:style-name="T4">
 <text:a xlink:type="simple" xlink:href="https://www.ukrinform.ua/rubric-economy/3698426-obsagi-zernovih-perevezen-vpali-do-minimumu-za-pat-misaciv-ukrzaliznica.html" text:style-name="Internet_20_link" text:visited-style-name="Visited_20_Internet_20_Link">
</text:a>
</text:span>
</text:p>
      <text:p text:style-name="P4">
At the same time, the issue of 3,000 wagons with Ukrainian <text:span text:style-name="T4">
 <text:a xlink:type="simple" xlink:href="https://www.ukrinform.ua/tag-zerno" text:style-name="Internet_20_link" text:visited-style-name="Visited_20_Internet_20_Link">
</text:a>
</text:span>
, which have been loaded and adopted before the introduction of a conventional ban by Polish carriers, remains unresolved.</text:p>
      <text:p text:style-name="P4">
As it was reported earlier, in mid -April Poland, Hungary, Bulgaria, Slovakia and Romania unilaterally _ <text:span text:style-name="T4">
 [] <text:a xlink:type="simple" xlink:href="https://www.ukrinform.ua/rubric-economy/3697893-zaborona-importu-agroprodukcii-solskij-rozpoviv-pro-peregovori-z-okremimi-krainami-ta-es.html" text:style-name="Internet_20_link" text:visited-style-name="Visited_20_Internet_20_Link">
</text:a>
</text:span>
 _, but they allowed them to transit.</text:p>
      <text:p text:style-name="P4">
<text:span text:style-name="T4">
 Read also: </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Ukrainian cargoes are now heading to the Polish and German ports of the Nabalian Sea, as well as to Romanian and Bulgarian ports on the Merneys.</text:p>
      <text:p text:style-name="P4">
News Source: <text:a xlink:type="simple" xlink:href="https://www.ukrinform.ua/rubric-economy/3700204-ukrzaliznica-vidnovila-tranzit-zerna-teritorieu-polsi.html" text:style-name="Internet_20_link" text:visited-style-name="Visited_20_Internet_20_Link">
https://www.ukrinform.ua/rubric-economy/3700204-ukrzaliznica-vidnovila-tranzit-zerna-teritorieu-polsi.html</text:a>
</text:p>
      <!--NEWS-->
      <text:h text:style-name="P10" text:outline-level="1">
<text:span text:style-name="T4">
Minoreintegration has published algorithms of actions for families of missing persons</text:span>
</text:h>
      <text:p text:style-name="P4">
Author: ['АРМІЯINFORM']</text:p>
      <text:p text:style-name="P4">
Time: 2023-04-24T31:00:00-04:00</text:p>
      <text:p text:style-name="P4">
Description: Rodini tsesklich often do not know, yak diyati that before the Yakik organized eating ’velig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minre.jpeg" text:style-name="Internet_20_link" text:visited-style-name="Visited_20_Internet_20_Link">
minre.jpeg</text:a>
']</text:p>
      <text:p text:style-name="P4">
Tags: []</text:p>
      <text:p text:style-name="P4">
Category: News</text:p>
      <!--METADATA-->
      <text:p text:style-name="P4">
<draw:frame draw:style-name="fr1" draw:name="Image187" text:anchor-type="as-char" svg:width="6.9236in" svg:height="5.1927in" draw:z-index="0">
<draw:image xlink:href="../Images/AРМІЯINFORM/2023-04-24T31-00-00-04-00/minre.jpeg" xlink:type="simple" xlink:show="embed" xlink:actuate="onLoad" draw:mime-type="image/jpeg"/>
</draw:frame>
The missing families often do not know how to act and to which bodies to call on issues that concern them.</text:p>
      <text:p text:style-name="P4">
Minireintegration <text:a xlink:type="simple" xlink:href="https://minre.gov.ua/2023/04/23/algorytmy-dij-dlya-rodyn-znyklyh-bezvisty/" text:style-name="Internet_20_link" text:visited-style-name="Visited_20_Internet_20_Link">
cite</text:a>
The most common questions:</text:p>
      <ul>
        <li>
Interaction of families disappeared with territorial centers of equipment and social support. * How to get information about the investigator who conducts criminal proceedings. * Registration of money of the missing person. * How to get an excerpt from the Unified Register of Pre -trial Investigations.</li>
      </ul>
      <text:p text:style-name="P4">
The Ministry of Reintegration has prepared algorithms for the most pressing issues. Algorithms were developed on the basis of requests received on the hot lines of the missing person. Answers to the most pressing questions are stamped on <text:a xlink:type="simple" xlink:href="https://minre.gov.ua/wp-content/uploads/2023/04/algorytm_dij_dlya_rodyn_znyklyh_bezvisty_04.pdf" text:style-name="Internet_20_link" text:visited-style-name="Visited_20_Internet_20_Link">
link</text:a>
.</text:p>
      <text:p text:style-name="P4">
News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NEWS-->
      <text:h text:style-name="P10" text:outline-level="1">
<text:span text:style-name="T4">
DShV artillerymen demonstrated which finale is waiting for each of the occupiers</text:span>
</text:h>
      <text:p text:style-name="P4">
Author: ['АРМІЯINFORM']</text:p>
      <text:p text:style-name="P4">
Time: 2023-04-24T32:00:00-04:00</text:p>
      <text:p text:style-name="P4">
Description: Sychelavski paratroopers by shock pace of the demobilizuvati Zagarbnikiv. Our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vidos_dshv.jpg" text:style-name="Internet_20_link" text:visited-style-name="Visited_20_Internet_20_Link">
vidos_dshv.jpg</text:a>
']</text:p>
      <text:p text:style-name="P4">
Tags: ['STOPRUSSIA', 'АГРЕСІЯ РФ', 'ВТОРГНЕННЯ РФ', 'ВТРАТИ ВОРОГА', 'ДШВ ЗС УКРАЇНИ']</text:p>
      <text:p text:style-name="P4">
Category: News</text:p>
      <!--METADATA-->
      <text:p text:style-name="P4">
<draw:frame draw:style-name="fr1" draw:name="Image188" text:anchor-type="as-char" svg:width="6.9236in" svg:height="4.557686in" draw:z-index="0">
<draw:image xlink:href="../Images/AРМІЯINFORM/2023-04-24T32-00-00-04-00/vidos_dshv.jpg" xlink:type="simple" xlink:show="embed" xlink:actuate="onLoad" draw:mime-type="image/jpeg"/>
</draw:frame>
The Sicheslav paratroopers continue to demobilize the rebellion. Our defenders are not tired of explaining that the occupiers are not the place of the science of the Ukrainian land and every time they prove who is the owner on it.</text:p>
      <ul>
        <li>
If you do not retreat or make a weapon, the finale will be one - Ukrainian black soil buried you forever, - our defenders say.</li>
      </ul>
      <text:p text:style-name="P4">
Source:(https://www.facebook.com/uaairborne/videos/1340095960237083/?<text:span text:style-name="T4">
cft</text:span>
%5b0%5d=AZUrNFobs3imcIkbC6iwrktd87lBaveqHWpRCHyBnX_RlOSBNrBiIOfGA0i2XuUMzQOOgL8syOc86BRDV-mdiZVE2_lTgsu_17yE1OUHIlxo2MBdp7QSGyP65KxJlhrhMZ1tkOrKc6krMoIPmMRLroazLS1tCgj_9cLQAoeSuJfvUrK4_duV1Ta5)</text:p>
      <text:p text:style-name="P4">
News Source: <text:a xlink:type="simple" xlink:href="https://armyinform.com.ua/2023/04/24/artylerysty-dshv-pokazaly-yakyj-final-ochikuye-na-kozhnogo-z-okupantiv/" text:style-name="Internet_20_link" text:visited-style-name="Visited_20_Internet_20_Link">
https://armyinform.com.ua/2023/04/24/artylerysty-dshv-pokazaly-yakyj-final-ochikuye-na-kozhnogo-z-okupantiv/</text:a>
</text:p>
      <!--NEWS-->
      <text:h text:style-name="P10" text:outline-level="1">
<text:span text:style-name="T4">
The General Staff of the Armed Forces showed how the Netherlands is taught by Ukrainian military</text:span>
</text:h>
      <text:p text:style-name="P4">
Author: ['АРМІЯINFORM']</text:p>
      <text:p text:style-name="P4">
Time: 2023-04-24T33:00:00-04:00</text:p>
      <text:p text:style-name="P4">
Description: On the own OFITSIISISH General headquarters of the Zbroyny forces of Ukraine, Vyplosy Vydlov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navchannya-u-niderlandah.png" text:style-name="Internet_20_link" text:visited-style-name="Visited_20_Internet_20_Link">
navchannya-u-niderlandah.png</text:a>
']</text:p>
      <text:p text:style-name="P4">
Tags: ['STOPRUSSIA', 'АГРЕСІЯ РФ', 'ВІЙНА', 'ВТОРГНЕННЯ РФ', 'НАВЧАННЯ ЗА КОРДОНОМ', 'НІДЕРЛАНДИ']</text:p>
      <text:p text:style-name="P4">
Category: News</text:p>
      <!--METADATA-->
      <text:p text:style-name="P4">
<draw:frame draw:style-name="fr1" draw:name="Image189" text:anchor-type="as-char" svg:width="6.9236in" svg:height="3.512709in" draw:z-index="0">
<draw:image xlink:href="../Images/AРМІЯINFORM/2023-04-24T33-00-00-04-00/navchannya-u-niderlandah.png" xlink:type="simple" xlink:show="embed" xlink:actuate="onLoad" draw:mime-type="image/png"/>
</draw:frame>
</text:p>
      <text:p text:style-name="P4">
На своїй офіційній сторінці Генеральний штаб Збройних Сил України висловиввдячність Нідерландам за підтримку й<text:a xlink:type="simple" xlink:href="https://www.facebook.com/watch/" text:style-name="Internet_20_link" text:visited-style-name="Visited_20_Internet_20_Link">
розмістив</text:a>
The documentary plot of the royal naval forces of the Netherlands of the Netherlands on how the instructors of the Corps of Marines are taught by Ukrainian military militia by all-life vehicles.</text:p>
      <text:p text:style-name="P4">
The Armed Forces General Staff is convinced that, together with the Netherlands partners, the Ukrainian people will continue to support the Ukrainian people with military and humanities.</text:p>
      <text:p text:style-name="P4">
News Source: <text:a xlink:type="simple" xlink:href="https://armyinform.com.ua/2023/04/24/genshtab-zsu-pokazav-yak-u-niderlandah-navchayut-ukrayinskyh-vijskovyh/" text:style-name="Internet_20_link" text:visited-style-name="Visited_20_Internet_20_Link">
https://armyinform.com.ua/2023/04/24/genshtab-zsu-pokazav-yak-u-niderlandah-navchayut-ukrayinskyh-vijskovyh/</text:a>
</text:p>
      <!--NEWS-->
      <text:h text:style-name="P10" text:outline-level="1">
<text:span text:style-name="T4">
In the capital of Slovenia, Ukrainians continued the right to free travel</text:span>
</text:h>
      <text:p text:style-name="P4">
Author: ['АРМІЯINFORM']</text:p>
      <text:p text:style-name="P4">
Time: 2023-04-24T34:00:00-04:00</text:p>
      <text:p text:style-name="P4">
Description: Ukrainian, yaki were confused to the Sloveni at Zv'yazku Zhinoi, Zmozhit Bezkoshtovno browned ... War with Ukraine 2022, War with Ukraine Latest news today, News War with Ukraine 2022 Last for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img_20230423_142844_796.jpg" text:style-name="Internet_20_link" text:visited-style-name="Visited_20_Internet_20_Link">
img_20230423_142844_796.jpg</text:a>
']</text:p>
      <text:p text:style-name="P4">
Tags: ['STOPRUSSIA', 'ВИМУШЕНІ ПЕРЕСЕЛЕНЦІ', 'СВІТ ПІДТРИМУЄ УКРАЇНУ']</text:p>
      <text:p text:style-name="P4">
Category: News</text:p>
      <!--METADATA-->
      <text:p text:style-name="P4">
<draw:frame draw:style-name="fr1" draw:name="Image190" text:anchor-type="as-char" svg:width="6.9236in" svg:height="3.4618in" draw:z-index="0">
<draw:image xlink:href="../Images/AРМІЯINFORM/2023-04-24T34-00-00-04-00/img_20230423_142844_796.jpg" xlink:type="simple" xlink:show="embed" xlink:actuate="onLoad" draw:mime-type="image/jpeg"/>
</draw:frame>
Ukrainians who have arrived in Slovenia in connection with the war will be able to use free public transport of Lublyanya by March 4, 2024, <text:a xlink:type="simple" xlink:href="https://minre.gov.ua/2023/04/23/u-stolyczi-sloveniyi-ukrayinczyam-prodovzhyly-pravo-na-bezkoshtovnyj-proyizd/" text:style-name="Internet_20_link" text:visited-style-name="Visited_20_Internet_20_Link">
reports</text:a>
Ministry of Independence of Reintegration of Temporarily Occupied Territories of Ukraine.</text:p>
      <text:p text:style-name="P4">
To do this, they should contact the Potnicki Centerlpp Central Branch at: Slovenska Cesta 56. There they will be able to issue a Urbana annual card. This card will allow you to use city transport for almost a year.</text:p>
      <text:p text:style-name="P4">
To design the Urbana card, Ukrainians need to present one of the three documents:</text:p>
      <ul>
        <li>
Temporary Protection Card("Iskaznitsa"); * decision on temporary protection and identity document; * Decision on the status of the asylum seeker and the identity document.</li>
      </ul>
      <text:p text:style-name="P4">
Thus, since April this year, free travel in the Public Transportation of Slovenia will only be provided to those citizens who will have an annual card. The specified travel document will need to be compiled every time at entry into transport.</text:p>
      <text:p text:style-name="P4">
<text:span text:style-name="T5">
Importantly!The privilege does not apply to suburban combinations.</text:span>
</text:p>
      <text:p text:style-name="P4">
News Source: <text:a xlink:type="simple" xlink:href="https://armyinform.com.ua/2023/04/24/u-stolyczi-sloveniyi-ukrayinczyam-prodovzhyly-pravo-na-bezkoshtovnyj-proyizd/" text:style-name="Internet_20_link" text:visited-style-name="Visited_20_Internet_20_Link">
https://armyinform.com.ua/2023/04/24/u-stolyczi-sloveniyi-ukrayinczyam-prodovzhyly-pravo-na-bezkoshtovnyj-proyizd/</text:a>
</text:p>
      <!--NEWS-->
      <text:h text:style-name="P10" text:outline-level="1">
<text:span text:style-name="T4">
We have a battalion here … - intercepting GUR</text:span>
</text:h>
      <text:p text:style-name="P4">
Author: ['АРМІЯINFORM']</text:p>
      <text:p text:style-name="P4">
Time: 2023-04-24T35:00:00-04:00</text:p>
      <text:p text:style-name="P4">
Description: Golovna managed by the Rosvіki of the Mini-Minnice of Ukraine on his Telegram-channe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ПЕРЕХОПЛЕННЯ']</text:p>
      <text:p text:style-name="P4">
Category: News</text:p>
      <!--METADATA-->
      <text:p text:style-name="P4">
<draw:frame draw:style-name="fr1" draw:name="Image191" text:anchor-type="as-char" svg:width="6.9236in" svg:height="3.894525in" draw:z-index="0">
<draw:image xlink:href="../Images/AРМІЯINFORM/2023-04-24T35-00-00-04-00/gurperehoplennya.jpg" xlink:type="simple" xlink:show="embed" xlink:actuate="onLoad" draw:mime-type="image/jpeg"/>
</draw:frame>
The Main Directorate of Intelligence of the Ministry of Defense of Ukraine on its Telegram-channel has announced another interception of the conversation of Russian invaders.</text:p>
      <text:p text:style-name="P4">
A serviceman who is in Donetsk tells about the intentions of abandonment due to a clutter in the unit and a low level of combat capability:</text:p>
      <ul>
        <li>
“I think crougting what is fleeing, in the bond(unauthorized abandonment of the part)Or somewhere, I'm already tired myself ”; * “We have something here in general, in short, a non-wort”; * “We just have a battalion broke up, we don’t have a battalion, just a penny I took it with them. God forbid me in short somehow took me away. 5 people of 300-th at once. " * “Maybe they can work there, but we have chlorkers in general. On drones in general - well, such nonsense "</li>
      </ul>
      <text:p text:style-name="P4">
News Source: <text:a xlink:type="simple" xlink:href="https://armyinform.com.ua/2023/04/24/mozhlyvo-u-vas-tam-umiyut-praczyuvaty-ale-u-nas-vzagali-chmoshnyky-perehoplennya-gur/" text:style-name="Internet_20_link" text:visited-style-name="Visited_20_Internet_20_Link">
https://armyinform.com.ua/2023/04/24/mozhlyvo-u-vas-tam-umiyut-praczyuvaty-ale-u-nas-vzagali-chmoshnyky-perehoplennya-gur/</text:a>
</text:p>
      <!--NEWS-->
      <text:h text:style-name="P10" text:outline-level="1">
<text:span text:style-name="T4">
The Cabinet of Ministers of Ukraine published a reference to 20 useful services</text:span>
</text:h>
      <text:p text:style-name="P4">
Author: ['АРМІЯINFORM']</text:p>
      <text:p text:style-name="P4">
Time: 2023-04-24T36:00:00-04:00</text:p>
      <text:p text:style-name="P4">
Description: Kabіnet Min) Ukrainian at his own Storinzi at Facebook Rosemystvi on Corisny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2882246_1471865476954998_3544433101025237572_n.jpg" text:style-name="Internet_20_link" text:visited-style-name="Visited_20_Internet_20_Link">
342882246_1471865476954998_3544433101025237572_n.jpg</text:a>
']</text:p>
      <text:p text:style-name="P4">
Tags: []</text:p>
      <text:p text:style-name="P4">
Category: News</text:p>
      <!--METADATA-->
      <text:p text:style-name="P4">
<draw:frame draw:style-name="fr1" draw:name="Image192" text:anchor-type="as-char" svg:width="6.9236in" svg:height="5.804039in" draw:z-index="0">
<draw:image xlink:href="../Images/AРМІЯINFORM/2023-04-24T36-00-00-04-00/342882246_1471865476954998_3544433101025237572_n.jpg" xlink:type="simple" xlink:show="embed" xlink:actuate="onLoad" draw:mime-type="image/jpeg"/>
</draw:frame>
The Cabinet of Ministers of Ukraine on its Facebook page <text:a xlink:type="simple" xlink:href="https://www.facebook.com/KabminUA/posts/pfbid02wRxxQobLFVQcDsmShb3RgRFCvSXQAdHg49vEBrj5MN1n7AhuLu23jGuHdUAwsR4jl" text:style-name="Internet_20_link" text:visited-style-name="Visited_20_Internet_20_Link">
posted</text:a>
Links to useful services and clarification.</text:p>
      <text:p text:style-name="P4">
News Source: <text:a xlink:type="simple" xlink:href="https://armyinform.com.ua/2023/04/24/kabinet-ministriv-ukrayiny-oprylyudnyv-posylannya-na-20-korysnyh-servisiv/" text:style-name="Internet_20_link" text:visited-style-name="Visited_20_Internet_20_Link">
https://armyinform.com.ua/2023/04/24/kabinet-ministriv-ukrayiny-oprylyudnyv-posylannya-na-20-korysnyh-servisiv/</text:a>
</text:p>
      <!--NEWS-->
      <text:h text:style-name="P10" text:outline-level="1">
<text:span text:style-name="T4">
Our artillery destroyed three enemy Reb stations</text:span>
</text:h>
      <text:p text:style-name="P4">
Author: ['АРМІЯINFORM']</text:p>
      <text:p text:style-name="P4">
Time: 2023-04-24T37:00:00-04:00</text:p>
      <text:p text:style-name="P4">
Description: PIDRODILI RAKENSH INICHK ISILIA 3 stalls Radioelektron Borotb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rta1.jpg" text:style-name="Internet_20_link" text:visited-style-name="Visited_20_Internet_20_Link">
arta1.jpg</text:a>
']</text:p>
      <text:p text:style-name="P4">
Tags: ['STOPRUSSIA', 'ВІЙНА', 'ВТОРГНЕННЯ РФ', 'ВТРАТИ ВОРОГА', 'ГШ ЗСУ']</text:p>
      <text:p text:style-name="P4">
Category: News</text:p>
      <!--METADATA-->
      <text:p text:style-name="P4">
<draw:frame draw:style-name="fr1" draw:name="Image193" text:anchor-type="as-char" svg:width="6.9236in" svg:height="3.894525in" draw:z-index="0">
<draw:image xlink:href="../Images/AРМІЯINFORM/2023-04-24T37-00-00-04-00/arta1.jpg" xlink:type="simple" xlink:show="embed" xlink:actuate="onLoad" draw:mime-type="image/jpeg"/>
</draw:frame>
** 🔥I</text:p>
      <text:p text:style-name="P4">
Divisions of missile troops and artillery were struck by 3 stations of enemy radio -electronic fabric, <text:a xlink:type="simple" xlink:href="https://www.facebook.com/GeneralStaff.ua/posts/pfbid024QbCc9Rb8SxW9ZjVmJ3o2jMfsMHJLFP7T994uUwCQQZ5CxVdqJ9bSLJv6jrB5qpJl" text:style-name="Internet_20_link" text:visited-style-name="Visited_20_Internet_20_Link">
reports</text:a>
General Staff of the Ukrainian.</text:p>
      <text:p text:style-name="P4">
The aviation of the Defense Forces of Ukraine over the past day has struck 14 beats in the areas of the occupation of the invaders. Also, 2 enemy reconnaissance UAVs of the Merlin and 1-"Orlan-10", as well as 8 drones-Kamikadze type "Lancet" were shot.</text:p>
      <text:p text:style-name="P4">
News Source: <text:a xlink:type="simple" xlink:href="https://armyinform.com.ua/2023/04/24/nasha-arta-znyshhyla-try-stancziyi-reb-voroga/" text:style-name="Internet_20_link" text:visited-style-name="Visited_20_Internet_20_Link">
https://armyinform.com.ua/2023/04/24/nasha-arta-znyshhyla-try-stancziyi-reb-voroga/</text:a>
</text:p>
      <!--NEWS-->
      <text:h text:style-name="P10" text:outline-level="1">
<text:span text:style-name="T4">
“Armored fist” that breaks the spine of a scrapeful enemy</text:span>
</text:h>
      <text:p text:style-name="P4">
Author: ['АРМІЯINFORM']</text:p>
      <text:p text:style-name="P4">
Time: 2023-04-24T38:00:00-04:00</text:p>
      <text:p text:style-name="P4">
Description: On Svitlinov - Vidvazhni Ukrainian Tanks of the Hall Brigades, Heroi Heroi. Їkhnі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1879368_941668166960021_5780972399976082641_n.jpg" text:style-name="Internet_20_link" text:visited-style-name="Visited_20_Internet_20_Link">
341879368_941668166960021_5780972399976082641_n.jpg</text:a>
', '<text:a xlink:type="simple" xlink:href="https://armyinform.com.ua/wp-content/uploads/2023/04/341713562_1776645779416554_1170318554046365167_n-150x150.jpg" text:style-name="Internet_20_link" text:visited-style-name="Visited_20_Internet_20_Link">
341713562_1776645779416554_1170318554046365167_n-150x150.jpg</text:a>
', '<text:a xlink:type="simple" xlink:href="https://armyinform.com.ua/wp-content/uploads/2023/04/341754625_3532142507069473_7540621139698692477_n-150x150.jpg" text:style-name="Internet_20_link" text:visited-style-name="Visited_20_Internet_20_Link">
341754625_3532142507069473_7540621139698692477_n-150x150.jpg</text:a>
', '<text:a xlink:type="simple" xlink:href="https://armyinform.com.ua/wp-content/uploads/2023/04/342028660_1367342824122299_4109425107630877583_n-150x150.jpg" text:style-name="Internet_20_link" text:visited-style-name="Visited_20_Internet_20_Link">
342028660_1367342824122299_4109425107630877583_n-150x150.jpg</text:a>
', '<text:a xlink:type="simple" xlink:href="https://armyinform.com.ua/wp-content/uploads/2023/04/342192470_615582623784948_89696591435139623_n-150x150.jpg" text:style-name="Internet_20_link" text:visited-style-name="Visited_20_Internet_20_Link">
342192470_615582623784948_89696591435139623_n-150x150.jpg</text:a>
', '<text:a xlink:type="simple" xlink:href="https://armyinform.com.ua/wp-content/uploads/2023/04/342765305_564533182470441_8032576460995580886_n-150x150.jpg" text:style-name="Internet_20_link" text:visited-style-name="Visited_20_Internet_20_Link">
342765305_564533182470441_8032576460995580886_n-150x150.jpg</text:a>
', '<text:a xlink:type="simple" xlink:href="https://armyinform.com.ua/wp-content/uploads/2023/04/342804501_6546126522073893_4856379989763277326_n-150x150.jpg" text:style-name="Internet_20_link" text:visited-style-name="Visited_20_Internet_20_Link">
342804501_6546126522073893_4856379989763277326_n-150x150.jpg</text:a>
', '<text:a xlink:type="simple" xlink:href="https://armyinform.com.ua/wp-content/uploads/2023/04/342850578_1423081388497420_9081890842141559302_n-150x150.jpg" text:style-name="Internet_20_link" text:visited-style-name="Visited_20_Internet_20_Link">
342850578_1423081388497420_9081890842141559302_n-150x150.jpg</text:a>
']</text:p>
      <text:p text:style-name="P4">
Tags: []</text:p>
      <text:p text:style-name="P4">
Category: News</text:p>
      <!--METADATA-->
      <text:p text:style-name="P4">
<draw:frame draw:style-name="fr1" draw:name="Image194" text:anchor-type="as-char" svg:width="6.9236in" svg:height="3.311789in" draw:z-index="0">
<draw:image xlink:href="../Images/AРМІЯINFORM/2023-04-24T38-00-00-04-00/341879368_941668166960021_5780972399976082641_n.jpg" xlink:type="simple" xlink:show="embed" xlink:actuate="onLoad" draw:mime-type="image/jpeg"/>
</draw:frame>
In the photos - brave Ukrainian tankers of the Iron Brigade, real heroes.</text:p>
      <text:p text:style-name="P4">
<text:a xlink:type="simple" xlink:href="https://armyinform.com.ua/wp-content/uploads/2023/04/341713562_1776645779416554_1170318554046365167_n.jpg" text:style-name="Internet_20_link" text:visited-style-name="Visited_20_Internet_20_Link">
!(Images/AРМІЯINFORM/2023-04-24T38-00-00-04-00/341713562_1776645779416554_1170318554046365167_n-150x150.jpg)</text:a>
</text:p>
      <text:p text:style-name="P4">
<text:a xlink:type="simple" xlink:href="https://armyinform.com.ua/wp-content/uploads/2023/04/341754625_3532142507069473_7540621139698692477_n.jpg" text:style-name="Internet_20_link" text:visited-style-name="Visited_20_Internet_20_Link">
<draw:frame draw:style-name="fr1" draw:name="Image195" text:anchor-type="as-char" svg:width="6.9236in" svg:height="6.9236in" draw:z-index="0">
<draw:image xlink:href="../Images/AРМІЯINFORM/2023-04-24T38-00-00-04-00/341754625_3532142507069473_7540621139698692477_n-150x150.jpg" xlink:type="simple" xlink:show="embed" xlink:actuate="onLoad" draw:mime-type="image/jpeg"/>
</draw:frame>
</text:a>
</text:p>
      <text:p text:style-name="P4">
<text:a xlink:type="simple" xlink:href="https://armyinform.com.ua/wp-content/uploads/2023/04/342028660_1367342824122299_4109425107630877583_n.jpg" text:style-name="Internet_20_link" text:visited-style-name="Visited_20_Internet_20_Link">
<draw:frame draw:style-name="fr1" draw:name="Image196" text:anchor-type="as-char" svg:width="6.9236in" svg:height="6.9236in" draw:z-index="0">
<draw:image xlink:href="../Images/AРМІЯINFORM/2023-04-24T38-00-00-04-00/342028660_1367342824122299_4109425107630877583_n-150x150.jpg" xlink:type="simple" xlink:show="embed" xlink:actuate="onLoad" draw:mime-type="image/jpeg"/>
</draw:frame>
</text:a>
</text:p>
      <text:p text:style-name="P4">
<text:a xlink:type="simple" xlink:href="https://armyinform.com.ua/wp-content/uploads/2023/04/342192470_615582623784948_89696591435139623_n.jpg" text:style-name="Internet_20_link" text:visited-style-name="Visited_20_Internet_20_Link">
<draw:frame draw:style-name="fr1" draw:name="Image197" text:anchor-type="as-char" svg:width="6.9236in" svg:height="6.9236in" draw:z-index="0">
<draw:image xlink:href="../Images/AРМІЯINFORM/2023-04-24T38-00-00-04-00/342192470_615582623784948_89696591435139623_n-150x150.jpg" xlink:type="simple" xlink:show="embed" xlink:actuate="onLoad" draw:mime-type="image/jpeg"/>
</draw:frame>
</text:a>
</text:p>
      <text:p text:style-name="P4">
<text:a xlink:type="simple" xlink:href="https://armyinform.com.ua/wp-content/uploads/2023/04/342765305_564533182470441_8032576460995580886_n.jpg" text:style-name="Internet_20_link" text:visited-style-name="Visited_20_Internet_20_Link">
<draw:frame draw:style-name="fr1" draw:name="Image198" text:anchor-type="as-char" svg:width="6.9236in" svg:height="6.9236in" draw:z-index="0">
<draw:image xlink:href="../Images/AРМІЯINFORM/2023-04-24T38-00-00-04-00/342765305_564533182470441_8032576460995580886_n-150x150.jpg" xlink:type="simple" xlink:show="embed" xlink:actuate="onLoad" draw:mime-type="image/jpeg"/>
</draw:frame>
</text:a>
</text:p>
      <text:p text:style-name="P4">
<text:a xlink:type="simple" xlink:href="https://armyinform.com.ua/wp-content/uploads/2023/04/342804501_6546126522073893_4856379989763277326_n.jpg" text:style-name="Internet_20_link" text:visited-style-name="Visited_20_Internet_20_Link">
<draw:frame draw:style-name="fr1" draw:name="Image199" text:anchor-type="as-char" svg:width="6.9236in" svg:height="6.9236in" draw:z-index="0">
<draw:image xlink:href="../Images/AРМІЯINFORM/2023-04-24T38-00-00-04-00/342804501_6546126522073893_4856379989763277326_n-150x150.jpg" xlink:type="simple" xlink:show="embed" xlink:actuate="onLoad" draw:mime-type="image/jpeg"/>
</draw:frame>
</text:a>
</text:p>
      <text:p text:style-name="P4">
<text:a xlink:type="simple" xlink:href="https://armyinform.com.ua/wp-content/uploads/2023/04/342850578_1423081388497420_9081890842141559302_n.jpg" text:style-name="Internet_20_link" text:visited-style-name="Visited_20_Internet_20_Link">
<draw:frame draw:style-name="fr1" draw:name="Image200" text:anchor-type="as-char" svg:width="6.9236in" svg:height="6.9236in" draw:z-index="0">
<draw:image xlink:href="../Images/AРМІЯINFORM/2023-04-24T38-00-00-04-00/342850578_1423081388497420_9081890842141559302_n-150x150.jpg" xlink:type="simple" xlink:show="embed" xlink:actuate="onLoad" draw:mime-type="image/jpeg"/>
</draw:frame>
</text:a>
Their forged hearts beat in the same rhythm with turbines of powerful combat vehicles, aruches skillfully manipulate heavy guns that exactly fall into the target. Every time successfully completed the task is a vivid "Glory to Ukraine!", Kissed by the backdrop of the history of the future Ukrainian victory.</text:p>
      <text:p text:style-name="P4">
Source: <text:a xlink:type="simple" xlink:href="https://www.facebook.com/MinistryofDefence.UA/posts/pfbid0UpwJEXqnkHpWiby6sPaakXnkyZfYDXQ6one2BwY16RitvLWnieUdLHnGYxRKG4mal" text:style-name="Internet_20_link" text:visited-style-name="Visited_20_Internet_20_Link">
Ministry of Defense of Ukraine</text:a>
</text:p>
      <text:p text:style-name="P4">
News Source: <text:a xlink:type="simple" xlink:href="https://armyinform.com.ua/2023/04/24/bronovanyj-kulak-yakyj-lamaye-hrebet-skazhenomu-vorogu/" text:style-name="Internet_20_link" text:visited-style-name="Visited_20_Internet_20_Link">
https://armyinform.com.ua/2023/04/24/bronovanyj-kulak-yakyj-lamaye-hrebet-skazhenomu-vorogu/</text:a>
</text:p>
      <!--NEWS-->
      <text:h text:style-name="P10" text:outline-level="1">
<text:span text:style-name="T4">
During the day our warriors repulsed about 60 enemy attacks</text:span>
</text:h>
      <text:p text:style-name="P4">
Author: ['АРМІЯINFORM']</text:p>
      <text:p text:style-name="P4">
Time: 2023-04-24T39:00:00-04:00</text:p>
      <text:p text:style-name="P4">
Description: Rosiyska Federalsiya izhnoruvati mute -people's law, Terorizuchi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bojovi-diyi-3.jpg" text:style-name="Internet_20_link" text:visited-style-name="Visited_20_Internet_20_Link">
bojovi-diyi-3.jpg</text:a>
']</text:p>
      <text:p text:style-name="P4">
Tags: ['STOPRUSSIA', 'АГРЕСІЯ РФ', 'ВІЙНА', 'ВТОРГНЕННЯ РФ', 'ГШ ЗСУ', 'ХРОНІКА ОБОРОНИ']</text:p>
      <text:p text:style-name="P4">
Category: News</text:p>
      <!--METADATA-->
      <text:p text:style-name="P4">
<draw:frame draw:style-name="fr1" draw:name="Image201" text:anchor-type="as-char" svg:width="6.9236in" svg:height="3.894525in" draw:z-index="0">
<draw:image xlink:href="../Images/AРМІЯINFORM/2023-04-24T39-00-00-04-00/bojovi-diyi-3.jpg" xlink:type="simple" xlink:show="embed" xlink:actuate="onLoad" draw:mime-type="image/jpeg"/>
</draw:frame>
<text:span text:style-name="T4">
 🔥 Situation on Russian invasion </text:span>
</text:p>
      <text:p text:style-name="P4">
The Russian Federation continues to ignore international humanitarian law by terrorizing civilians and destroying housing and critical infrastructure.</text:p>
      <text:p text:style-name="P4">
During the last day, the enemy has caused 1 missile and 46 aircraft blows. About 60 shelling of rocket launchers on positions of troops and settlements. Actively uses aviation, using winged aviation bombs in Lugansk, Donetsk, Zaporizhzhya and Kherson region. As a result, private dwellings and other civilian infrastructure were destroyed and damaged by civilians, [reports] <text:a xlink:type="simple" xlink:href="https://www.facebook.com/GeneralStaff.ua/posts/pfbid024QbCc9Rb8SxW9ZjVmJ3o2jMfsMHJLFP7T994uUwCQQZ5CxVdqJ9bSLJv6jrB5qpJl" text:style-name="Internet_20_link" text:visited-style-name="Visited_20_Internet_20_Link">
reports</text:a>
General Staff of the Ukrainian.</text:p>
      <text:p text:style-name="P4">
The likelihood of rocket and aviation strikes throughout Ukraine is high.</text:p>
      <text:p text:style-name="P4">
The main efforts of the enemy focuses on conducting the offensive actions of the Nabakhmut, Avdeev and Mariinsky directions - reflecting about 60 attacks. The most fierce battles continue for Bakhmut and Marinka.</text:p>
      <text:p text:style-name="P4">
News Source: <text:a xlink:type="simple" xlink:href="https://armyinform.com.ua/2023/04/24/protyagom-doby-nashi-voyiny-vidbyly-blyzko-60-atak-protyvnyka/" text:style-name="Internet_20_link" text:visited-style-name="Visited_20_Internet_20_Link">
https://armyinform.com.ua/2023/04/24/protyagom-doby-nashi-voyiny-vidbyly-blyzko-60-atak-protyvnyka/</text:a>
</text:p>
      <!--NEWS-->
      <text:h text:style-name="P10" text:outline-level="1">
<text:span text:style-name="T4">
The Russians continue to keep significant forces in border areas with Ukraine</text:span>
</text:h>
      <text:p text:style-name="P4">
Author: ['АРМІЯINFORM']</text:p>
      <text:p text:style-name="P4">
Time: 2023-04-24T40:00:00-04:00</text:p>
      <text:p text:style-name="P4">
Description: At Volinsky, the situation is promptly promptly flooded by Poliykiye Light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tezhymo-2.jpg" text:style-name="Internet_20_link" text:visited-style-name="Visited_20_Internet_20_Link">
stezhymo-2.jpg</text:a>
']</text:p>
      <text:p text:style-name="P4">
Tags: ['STOPRUSSIA', 'АГРЕСІЯ РФ', 'ВТОРГНЕННЯ РФ', 'ПІВНІЧНИЙ НАПРЯМОК']</text:p>
      <text:p text:style-name="P4">
Category: News</text:p>
      <!--METADATA-->
      <text:p text:style-name="P4">
<draw:frame draw:style-name="fr1" draw:name="Image202" text:anchor-type="as-char" svg:width="6.9236in" svg:height="4.32725in" draw:z-index="0">
<draw:image xlink:href="../Images/AРМІЯINFORM/2023-04-24T40-00-00-04-00/stezhymo-2.jpg" xlink:type="simple" xlink:show="embed" xlink:actuate="onLoad" draw:mime-type="image/jpeg"/>
</draw:frame>
** 🔥I</text:p>
      <text:p text:style-name="P4">
In the Volyn and Polissya directions, the operational situation remains a steady. No signs of formation of offensive groups were detected.</text:p>
      <text:p text:style-name="P4">
In the Siversky and Slobozhansky directions, the enemy continues to keep the districts with Ukraine with Ukraine, Kursk and Belgorod regions. During the last day he fired at Gremyach of Chernihiv region; Red Zorya, Pavlovka, Kindrativka, Timofeevka of Sumy region, as well as Goptivka, Green, Neskutny, Budarki, Milovo and Red First in Kharkiv region, <text:a xlink:type="simple" xlink:href="https://www.facebook.com/GeneralStaff.ua/posts/pfbid024QbCc9Rb8SxW9ZjVmJ3o2jMfsMHJLFP7T994uUwCQQZ5CxVdqJ9bSLJv6jrB5qpJl" text:style-name="Internet_20_link" text:visited-style-name="Visited_20_Internet_20_Link">
reports</text:a>
General Staff of the Ukrainian.</text:p>
      <text:p text:style-name="P4">
In the Kupyansk direction of artillery shelling of the enemy were suffered by two -year, Gryanivka, Masutivka, Lyman first, Kislivka and Berestovo of Kharkiv region; Novoselivske in Luhansk region; Thorns and controversial Donetsk region.</text:p>
      <text:p text:style-name="P4">
News Source: <text:a xlink:type="simple" xlink:href="https://armyinform.com.ua/2023/04/24/rosiyany-i-nadali-trymayut-znachni-syly-u-prykordonnyh-z-ukrayinoyu-rajonah/" text:style-name="Internet_20_link" text:visited-style-name="Visited_20_Internet_20_Link">
https://armyinform.com.ua/2023/04/24/rosiyany-i-nadali-trymayut-znachni-syly-u-prykordonnyh-z-ukrayinoyu-rajonah/</text:a>
</text:p>
      <!--NEWS-->
      <text:h text:style-name="P10" text:outline-level="1">
<text:span text:style-name="T4">
The occupiers rob grain and mobilize civilians</text:span>
</text:h>
      <text:p text:style-name="P4">
Author: ['АРМІЯINFORM']</text:p>
      <text:p text:style-name="P4">
Time: 2023-04-24T41:00:00-04:00</text:p>
      <text:p text:style-name="P4">
Description: Yak the General Headquarters of the ZS Ukrainian, the payers are disastrous not to be the Medical ...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kupant-1.jpg" text:style-name="Internet_20_link" text:visited-style-name="Visited_20_Internet_20_Link">
okupant-1.jpg</text:a>
']</text:p>
      <text:p text:style-name="P4">
Tags: ['STOPRUSSIA', 'АГРЕСІЯ РФ', 'ВІЙНА', 'ВІЙСЬКОВІ ЗЛОЧИНИ РФ', 'ВТОРГНЕННЯ РФ']</text:p>
      <text:p text:style-name="P4">
Category: News</text:p>
      <!--METADATA-->
      <text:p text:style-name="P4">
<draw:frame draw:style-name="fr1" draw:name="Image203" text:anchor-type="as-char" svg:width="6.9236in" svg:height="3.893007in" draw:z-index="0">
<draw:image xlink:href="../Images/AРМІЯINFORM/2023-04-24T41-00-00-04-00/okupant-1.jpg" xlink:type="simple" xlink:show="embed" xlink:actuate="onLoad" draw:mime-type="image/jpeg"/>
</draw:frame>
As <text:a xlink:type="simple" xlink:href="https://www.facebook.com/GeneralStaff.ua/posts/pfbid024QbCc9Rb8SxW9ZjVmJ3o2jMfsMHJLFP7T994uUwCQQZ5CxVdqJ9bSLJv6jrB5qpJl" text:style-name="Internet_20_link" text:visited-style-name="Visited_20_Internet_20_Link">
reports</text:a>
The General Staff of the UKRAINE, the occupiers are catastrophically lacking in the medical staff on the battlefield. The purpose of replenishing the non -complex of military doctors, local employees of Memories of Berdyansk, who received passports of citizens of Russian federation, began to be compelled to the enemy. Involve - threatens them loss of jobs.</text:p>
      <text:p text:style-name="P4">
In addition, Russian invaders continue to rob the civilian population of Ukraine, appropriation of grain crops. Thus, in the city of Berdyansk, Zaporizhzhya region, such a Russian occupation "power" tries to take out the stolen grain, loading it on enemy cargo vessels.</text:p>
      <text:p text:style-name="P4">
News Source: <text:a xlink:type="simple" xlink:href="https://armyinform.com.ua/2023/04/24/okupanty-grabuyut-zerno-ta-mobilizuyut-czyvilnyh-likariv/" text:style-name="Internet_20_link" text:visited-style-name="Visited_20_Internet_20_Link">
https://armyinform.com.ua/2023/04/24/okupanty-grabuyut-zerno-ta-mobilizuyut-czyvilnyh-likariv/</text:a>
</text:p>
      <!--NEWS-->
      <text:h text:style-name="P10" text:outline-level="1">
<text:span text:style-name="T4">
Defense forces per day eliminated nearly 700 invaders, destroyed 8 tanks and 12 artsystems</text:span>
</text:h>
      <text:p text:style-name="P4">
Author: ['АРМІЯINFORM']</text:p>
      <text:p text:style-name="P4">
Time: 2023-04-24T42:00:00-04:00</text:p>
      <text:p text:style-name="P4">
Description: Zagalni Boyov, take the enemy on 02.24.22 to 04.2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6d5547a-bf06-4a2e-a4df-295b2f2421fa-scaled.jpg" text:style-name="Internet_20_link" text:visited-style-name="Visited_20_Internet_20_Link">
46d5547a-bf06-4a2e-a4df-295b2f2421fa-scaled.jpg</text:a>
']</text:p>
      <text:p text:style-name="P4">
Tags: ['STOPRUSSIA', 'АГРЕСІЯ РФ', 'ВТОРГНЕННЯ РФ', 'ВТРАТИ ВОРОГА', 'ГШ ЗСУ']</text:p>
      <text:p text:style-name="P4">
Category: News</text:p>
      <!--METADATA-->
      <text:p text:style-name="P4">
<draw:frame draw:style-name="fr1" draw:name="Image204" text:anchor-type="as-char" svg:width="6.9236in" svg:height="6.981297in" draw:z-index="0">
<draw:image xlink:href="../Images/AРМІЯINFORM/2023-04-24T42-00-00-04-00/46d5547a-bf06-4a2e-a4df-295b2f2421fa-scaled.jpg" xlink:type="simple" xlink:show="embed" xlink:actuate="onLoad" draw:mime-type="image/jpeg"/>
</draw:frame>
The total combat loss of the enemy from 24.02.22 to 24.04.23 will be orientated:</text:p>
      <text:p text:style-name="P4">
<text:span text:style-name="T4">
<text:span text:style-name="T5">
 Personnel - </text:span>
* 187080(+660)persons eliminated</text:span>
<text:span text:style-name="T5">
 tanks - </text:span>
<text:span text:style-name="T5">
 3683(+8)</text:span>
<text:span text:style-name="T4">
 combat armored vehicles - </text:span>
 7139(+8)<text:span text:style-name="T4">
<text:span text:style-name="T5">
 Artillery Systems - </text:span>
<text:span text:style-name="T5">
 2849(+12)</text:span>
 </text:span>
 RSZV - <text:span text:style-name="T4">
 539(0)</text:span>
<text:span text:style-name="T5">
 air defense means - </text:span>
<text:span text:style-name="T5">
 289(0)</text:span>
<text:span text:style-name="T4">
 aircraft - </text:span>
 308(0)<text:span text:style-name="T4">
<text:span text:style-name="T5">
 helicopters - </text:span>
* 294(0)</text:span>
<text:span text:style-name="T5">
 UAV Operative Tactical Level-</text:span>
<text:span text:style-name="T5">
 2413(+11)</text:span>
<text:span text:style-name="T4">
 Winged missiles - </text:span>
 911(0)  * <text:span text:style-name="T4">
кораблі / катери ‒</text:span>
 18 (0)<text:span text:style-name="T4">
<text:span text:style-name="T5">
 Automobile equipment and tanks - </text:span>
* 5753(+23)</text:span>
<text:span text:style-name="T5">
 SPECIAL TECHANGE - </text:span>
* 339(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4.04.23.</text:p>
      <text:p text:style-name="P4">
News Source: <text:a xlink:type="simple" xlink:href="https://armyinform.com.ua/2023/04/24/syly-oborony-za-dobu-likviduvaly-majzhe-700-okupantiv-znyshhyly-8-tankiv-i-12-artsystem/" text:style-name="Internet_20_link" text:visited-style-name="Visited_20_Internet_20_Link">
https://armyinform.com.ua/2023/04/24/syly-oborony-za-dobu-likviduvaly-majzhe-700-okupantiv-znyshhyly-8-tankiv-i-12-artsystem/</text:a>
</text:p>
      <!--NEWS-->
      <text:h text:style-name="P10" text:outline-level="1">
<text:span text:style-name="T4">
The army of the Russian Federation was fired at Chernihiv region: 13 parishes were recorded</text:span>
</text:h>
      <text:p text:style-name="P4">
Author: ['АРМІЯINFORM']</text:p>
      <text:p text:style-name="P4">
Time: 2023-04-24T43:00:00-04:00</text:p>
      <text:p text:style-name="P4">
Description: Rosіyskі Pytnkiyinі, they had shifted the banged districts of the district Chernigivso ... War with Ukraine 2022, war with Ukraine Latest news today, News War with Ukraine 2022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4/1fa93dc4e5d9ed52-1.jpg" text:style-name="Internet_20_link" text:visited-style-name="Visited_20_Internet_20_Link">
1fa93dc4e5d9ed52-1.jpg</text:a>
']</text:p>
      <text:p text:style-name="P4">
Tags: ['STOPRUSSIA', 'ВОРОЖІ ОБСТРІЛИ', 'ОПЕРАТИВНЕ КОМАНДУВАННЯ «ПІВНІЧ»']</text:p>
      <text:p text:style-name="P4">
Category: News</text:p>
      <!--METADATA-->
      <text:p text:style-name="P4">
<draw:frame draw:style-name="fr1" draw:name="Image205" text:anchor-type="as-char" svg:width="6.9236in" svg:height="4.612827in" draw:z-index="0">
<draw:image xlink:href="../Images/AРМІЯINFORM/2023-04-24T43-00-00-04-00/1fa93dc4e5d9ed52-1.jpg" xlink:type="simple" xlink:show="embed" xlink:actuate="onLoad" draw:mime-type="image/jpeg"/>
</draw:frame>
Russian occupation troops continued shelling of border districts of Chernihiv region.</text:p>
      <text:p text:style-name="P4">
About it <text:a xlink:type="simple" xlink:href="https://t.me/ok_pivnich1/2011" text:style-name="Internet_20_link" text:visited-style-name="Visited_20_Internet_20_Link">
reports</text:a>
Operational Command "North".</text:p>
      <text:p text:style-name="P4">
"From 06:35 to 07:20, 13 parishes were recorded, probably from the SAU, on the inhabitant Gremyach," - the message reads.</text:p>
      <text:p text:style-name="P4">
It is noted that information was not received about losses among the local population or damage to civil infrastructure.</text:p>
      <text:p text:style-name="P4">
News Source: <text:a xlink:type="simple" xlink:href="https://armyinform.com.ua/2023/04/24/armiya-rf-vchergove-obstrilyala-chernigivshhynu-zafiksovano-13-pryhodiv/" text:style-name="Internet_20_link" text:visited-style-name="Visited_20_Internet_20_Link">
https://armyinform.com.ua/2023/04/24/armiya-rf-vchergove-obstrilyala-chernigivshhynu-zafiksovano-13-pryhodiv/</text:a>
</text:p>
      <!--NEWS-->
      <text:h text:style-name="P10" text:outline-level="1">
<text:span text:style-name="T4">
Coordinating Staff urged families of prisoners not to provide personal data to outsiders</text:span>
</text:h>
      <text:p text:style-name="P4">
Author: ['АРМІЯINFORM']</text:p>
      <text:p text:style-name="P4">
Time: 2023-04-24T44:00:00-04:00</text:p>
      <text:p text:style-name="P4">
Description: At the coordinating headquarters, Zustinich Zustinch was sodenikh I tone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ez-imeni-11.jpg" text:style-name="Internet_20_link" text:visited-style-name="Visited_20_Internet_20_Link">
bez-imeni-11.jpg</text:a>
']</text:p>
      <text:p text:style-name="P4">
Tags: ['ВІЙСЬКОВОПОЛОНЕНІ', 'ДМИТРО УСОВ',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06" text:anchor-type="as-char" svg:width="6.9236in" svg:height="3.921088in" draw:z-index="0">
<draw:image xlink:href="../Images/AРМІЯINFORM/2023-04-24T44-00-00-04-00/bez-imeni-11.jpg" xlink:type="simple" xlink:show="embed" xlink:actuate="onLoad" draw:mime-type="image/jpeg"/>
</draw:frame>
The Coordination Headquarters met with the families of prisoners and disappeared defenders under the chairmanship of the secretary of the headquarters Dmitry Usov, during which he drew attention to the issues of information security. He urged not to entrust information from unverified sources and not to provide personal data to his or her non -servicemen to outsiders.</text:p>
      <text:p text:style-name="P4">
About it <text:a xlink:type="simple" xlink:href="https://t.me/Koord_shtab/881" text:style-name="Internet_20_link" text:visited-style-name="Visited_20_Internet_20_Link">
reports</text:a>
Coordinating headquarters for the issue of prisoners of war.</text:p>
      <text:p text:style-name="P4">
According to Dmitry Usov, from Russian captivity returning, in particular, to Tivian servants who were considered missing. Everyone who is in the uniform register of the National Information Bureau is involved in the exchange processes.</text:p>
      <text:p text:style-name="P4">
Another of the topics that were broken during the meeting was the return of Tilzag's defenders.</text:p>
      <text:p text:style-name="P4">
"We are negotiating, we are looking for different ways to return the bodies of our defenders and defenders," Oleg Kotenko, a commissioner for persons, said disappeared. "But in order to work out surely locations, you need to have access to these places and conditions for safe work."</text:p>
      <text:p text:style-name="P4">
A representative of the Department of Civil-Military Cooperation of Armed Siline assured that search groups are ready for the relevant tasks.</text:p>
      <text:p text:style-name="P4">
Separately paid attention to cooperation with the International Committee of the Red Cross(ICCH), participation of the organization in the procedures for the return of bodies of dead military servicemen and access to places of detention. Dmitry Usov reported that the Coordination Headquarters asked the ICCC to execute his mandate and to provoke the places of maintenance of our prisoners in the Russian Federation and at the time of occupied Ukrainian territories.</text:p>
      <text:p text:style-name="P4">
For her part, the ICCH representative stressed that not all the information that the organization would be, can be disclosed. In the case where there is information of the maintenance of the serviceman, the ICCH makes appropriate requests, to keep access to it.</text:p>
      <text:p text:style-name="P4">
"We cannot directly pick up the bodies of fallen servicemen and we are not turned prisoners," the ICCH representative said. - Our task is to keep access to places of detention and imprisonment. However, we can be more likely within our powers. "</text:p>
      <text:p text:style-name="P4">
News Source: <text:a xlink:type="simple" xlink:href="https://armyinform.com.ua/2023/04/24/koordynaczijnyj-shtab-zaklykav-rodyny-polonenyh-ne-nadavaty-personalni-dani-storonnim-osobam/" text:style-name="Internet_20_link" text:visited-style-name="Visited_20_Internet_20_Link">
https://armyinform.com.ua/2023/04/24/koordynaczijnyj-shtab-zaklykav-rodyny-polonenyh-ne-nadavaty-personalni-dani-storonnim-osobam/</text:a>
</text:p>
      <!--NEWS-->
      <text:h text:style-name="P10" text:outline-level="1">
<text:span text:style-name="T4">
In Ukraine a moment of silence</text:span>
</text:h>
      <text:p text:style-name="P4">
Author: ['АРМІЯINFORM']</text:p>
      <text:p text:style-name="P4">
Time: 2023-04-24T45: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207" text:anchor-type="as-char" svg:width="6.9236in" svg:height="3.895992in" draw:z-index="0">
<draw:image xlink:href="../Images/AРМІЯINFORM/2023-04-24T45-00-00-04-00/candle-1.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4/v-ukrayini-hvylyna-movchannya-3/" text:style-name="Internet_20_link" text:visited-style-name="Visited_20_Internet_20_Link">
https://armyinform.com.ua/2023/04/24/v-ukrayini-hvylyna-movchannya-3/</text:a>
</text:p>
      <!--NEWS-->
      <text:h text:style-name="P10" text:outline-level="1">
<text:span text:style-name="T4">
Ukraine urged Cyprus to join the creation</text:span>
</text:h>
      <text:p text:style-name="P4">
Author: ['АРМІЯINFORM']</text:p>
      <text:p text:style-name="P4">
Time: 2023-04-24T46:00:00-04:00</text:p>
      <text:p text:style-name="P4">
Description: The head of the Supreme for the sake of Ruslan Stefanchuk PID Hour Zustychi Iz President of the Palac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2213152_2353361768187373_7547471472107045612_n.jpg" text:style-name="Internet_20_link" text:visited-style-name="Visited_20_Internet_20_Link">
342213152_2353361768187373_7547471472107045612_n.jpg</text:a>
']</text:p>
      <text:p text:style-name="P4">
Tags: ['КІПР', 'РУСЛАН СТЕФАНЧУК', 'СПЕЦТРИБУНАЛ ПРОТИ РФ']</text:p>
      <text:p text:style-name="P4">
Category: News</text:p>
      <!--METADATA-->
      <text:p text:style-name="P4">
<draw:frame draw:style-name="fr1" draw:name="Image208" text:anchor-type="as-char" svg:width="6.9236in" svg:height="5.083076in" draw:z-index="0">
<draw:image xlink:href="../Images/AРМІЯINFORM/2023-04-24T46-00-00-04-00/342213152_2353361768187373_7547471472107045612_n.jpg" xlink:type="simple" xlink:show="embed" xlink:actuate="onLoad" draw:mime-type="image/jpeg"/>
</draw:frame>
The Chairman of the Verkhovna Rada Ruslan Stefanchuk, during a meeting with the President of the Republic of Cyprus, Annita Dimitru called on to get involved in the reconciliation of a special about a tribunal about Russia's crimes against Ukraine.</text:p>
      <text:p text:style-name="P4">
About this <text:a xlink:type="simple" xlink:href="https://www.facebook.com/stefanchuk.official/posts/pfbid02HqUbLLZ8RMvVirjQFx8WSofT8YsT8yPLku1u1TBNxH3Q2DU3q8PSWJGEW7jYCMAMl" text:style-name="Internet_20_link" text:visited-style-name="Visited_20_Internet_20_Link">
it is referred</text:a>
Ruslan Stefanchuk, the head of the Verkhovna Rada of Ukraine, on the Facebook page of the Verkhovna Rada of Ukraine.</text:p>
      <text:p text:style-name="P4">
“Not only the victory on the battlefield, but also the prosecution of reference for crimes in Ukraine is very important. He called on Cyprus to join the reconciliation of a special tribunal on the crime of aggression of the Russian Federation against Ukraine, ”the message goes.</text:p>
      <text:p text:style-name="P4">
Separately, the chairman of the Verkhovna Rada stopped on the issue of sanctions against Russian federation. Especially - against Russian nuclear energy and Rosatom.</text:p>
      <text:p text:style-name="P4">
He also invited a colleague to visit Ukraine.</text:p>
      <text:p text:style-name="P4">
"This will promote the intensification of inter -parliamentary dialogue between countries," - said Rusan Stefanchuk.</text:p>
      <text:p text:style-name="P4">
Earlier, the Minister of Foreign Affairs of Ukraine Dmitry Kuleb <text:a xlink:type="simple" xlink:href="https://armyinform.com.ua/2023/03/16/do-koalicziyi-zi-stvorennya-specztrybunalu-dlya-rf-pryyednalas-avstriya/" text:style-name="Internet_20_link" text:visited-style-name="Visited_20_Internet_20_Link">
informed</text:a>
that a coalition that works on the parameters of the future special tribunal against Russia for crime against Ukraine already has 33 countries.</text:p>
      <text:p text:style-name="P4">
News Source: <text:a xlink:type="simple" xlink:href="https://armyinform.com.ua/2023/04/24/v-ukrayini-zaklykaly-kipr-doluchytysya-do-stvorennya-specztrybunalu-nad-rf/" text:style-name="Internet_20_link" text:visited-style-name="Visited_20_Internet_20_Link">
https://armyinform.com.ua/2023/04/24/v-ukrayini-zaklykaly-kipr-doluchytysya-do-stvorennya-specztrybunalu-nad-rf/</text:a>
</text:p>
      <!--NEWS-->
      <text:h text:style-name="P10" text:outline-level="1">
<text:span text:style-name="T4">
The native prisoners of the winter hike met with representatives of the coordination headquarters</text:span>
</text:h>
      <text:p text:style-name="P4">
Author: ['АРМІЯINFORM']</text:p>
      <text:p text:style-name="P4">
Time: 2023-04-24T47:00:00-04:00</text:p>
      <text:p text:style-name="P4">
Description: At the PIVDENNED Regional Center Coordinating Headquarters to Pol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fdcc4fc-141e-471c-86a1-0f28425c12cd.jpg" text:style-name="Internet_20_link" text:visited-style-name="Visited_20_Internet_20_Link">
2fdcc4fc-141e-471c-86a1-0f28425c12cd.jpg</text:a>
']</text:p>
      <text:p text:style-name="P4">
Tags: ['ВІЙСЬКОВОПОЛОНЕН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09" text:anchor-type="as-char" svg:width="6.9236in" svg:height="4.280334in" draw:z-index="0">
<draw:image xlink:href="../Images/AРМІЯINFORM/2023-04-24T47-00-00-04-00/2fdcc4fc-141e-471c-86a1-0f28425c12cd.jpg" xlink:type="simple" xlink:show="embed" xlink:actuate="onLoad" draw:mime-type="image/jpeg"/>
</draw:frame>
At the Southern Regional Center of the Coordination Staff on the behavior of the Warm -owned, a meeting with the families of defenders of a separate -mechanized brigade named after the knights of the winter campaign was held.</text:p>
      <text:p text:style-name="P4">
About it <text:a xlink:type="simple" xlink:href="https://t.me/Koord_shtab/892" text:style-name="Internet_20_link" text:visited-style-name="Visited_20_Internet_20_Link">
reports</text:a>
Coordinating headquarters for the issue of prisoners of war.</text:p>
      <text:p text:style-name="P4">
As part of the meeting, they discussed cooperation with the International Committee of the Chervonoro -Rrest, the procedure for appealing and communication with the organization, an algorithm for the change in the serviceman of the serviceman in case of confirmation of his stay in the afternoon.</text:p>
      <text:p text:style-name="P4">
The families of the defenders were also explained the procedure for further passing by the servicemen who returned from captivity, the mechanisms of their treatment of tareabilitation, as well as the payment of cash.</text:p>
      <text:p text:style-name="P4">
The specialists of the Center informed the native defenders about their rights after the request of the police on the facts of disappearance or captivity, the procedure for interaction and cooperation with investigators, the submission of requests for the involvement of criminal proceedings.</text:p>
      <text:p text:style-name="P4">
Particular attention was paid to the discussion of combating fraudulent actions by the malefactors with the relatives of prisoners and missing persons. They also gave recommendations on reporting such cases to law enforcement agencies.</text:p>
      <text:p text:style-name="P4">
At the end of the meeting, all the families of the defenders received individual consultation and clarification on personal issues.</text:p>
      <text:p text:style-name="P4">
News Source: <text:a xlink:type="simple" xlink:href="https://armyinform.com.ua/2023/04/24/ridni-polonenyh-lyczariv-zymovogo-pohodu-zustrilysya-z-predstavnykamy-koordynaczijnogo-shtabu/" text:style-name="Internet_20_link" text:visited-style-name="Visited_20_Internet_20_Link">
https://armyinform.com.ua/2023/04/24/ridni-polonenyh-lyczariv-zymovogo-pohodu-zustrilysya-z-predstavnykamy-koordynaczijnogo-shtabu/</text:a>
</text:p>
      <!--NEWS-->
      <text:h text:style-name="P10" text:outline-level="1">
<text:span text:style-name="T4">
Almost 300 explosive items were neutralized by pyrotechnics per day</text:span>
</text:h>
      <text:p text:style-name="P4">
Author: ['АРМІЯINFORM']</text:p>
      <text:p text:style-name="P4">
Time: 2023-04-24T48:00:00-04:00</text:p>
      <text:p text:style-name="P4">
Description: PIDRODILI of the DSNS lasts 23 KVITYSHNELI of 127 Viyzdiv on Lіkvidatsiy Naslidkiv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4/miny.jpg" text:style-name="Internet_20_link" text:visited-style-name="Visited_20_Internet_20_Link">
miny.jpg</text:a>
']</text:p>
      <text:p text:style-name="P4">
Tags: ['STOPRUSSIA', 'ДСНС УКРАЇНИ']</text:p>
      <text:p text:style-name="P4">
Category: News</text:p>
      <!--METADATA-->
      <text:p text:style-name="P4">
<draw:frame draw:style-name="fr1" draw:name="Image210" text:anchor-type="as-char" svg:width="6.9236in" svg:height="3.893007in" draw:z-index="0">
<draw:image xlink:href="../Images/AРМІЯINFORM/2023-04-24T48-00-00-04-00/miny.jpg" xlink:type="simple" xlink:show="embed" xlink:actuate="onLoad" draw:mime-type="image/jpeg"/>
</draw:frame>
Illustrative photo</text:p>
      <text:p text:style-name="P4">
The SES units during the day on April 23 made <text:span text:style-name="T4">
 127 </text:span>
 trips to recover the consequences of shelling of settlements and object -infrastructure. Eliminated <text:span text:style-name="T4">
 4 </text:span>
 fires. Psychological assistance is provided <text:span text:style-name="T4">
 52 </text:span>
 to persons.</text:p>
      <text:p text:style-name="P4">
About it <text:a xlink:type="simple" xlink:href="https://dsns.gov.ua/uk/news/nadzvicaini-podiyi/operativna-informaciia-dsns-shhodo-naslidkiv-vedennia-boiovix-dii-rosiiskoiu-federacijeiu-136" text:style-name="Internet_20_link" text:visited-style-name="Visited_20_Internet_20_Link">
reports</text:a>
SES of Ukraine.</text:p>
      <text:p text:style-name="P4">
During the day, Pyrotechnical units of the SES were involved <text:span text:style-name="T4">
 106 </text:span>
 times, found, seized and disposed of <text:span text:style-name="T4">
 299 </text:span>
 units of explosive objects, survey of the area of <text:span text:style-name="T4">
 21 </text:span>
 a hectare.</text:p>
      <text:p text:style-name="P4">
In total, from the beginning of a large -scale military invasion of the Russian Federation, the territory of Ukraine has made 90 thousand 750 departures for the elimination of consequences, 14 thousand 328 fires were eliminated, 4 thousand 9 people were rescued, 210 thousand 964 persons were provided.</text:p>
      <text:p text:style-name="P4">
News Source: <text:a xlink:type="simple" xlink:href="https://armyinform.com.ua/2023/04/24/majzhe-300-vybuhonebezpechnyh-predmetiv-zneshkodyly-pirotehniky-za-dobu-2/" text:style-name="Internet_20_link" text:visited-style-name="Visited_20_Internet_20_Link">
https://armyinform.com.ua/2023/04/24/majzhe-300-vybuhonebezpechnyh-predmetiv-zneshkodyly-pirotehniky-za-dobu-2/</text:a>
</text:p>
      <!--NEWS-->
      <text:h text:style-name="P10" text:outline-level="1">
<text:span text:style-name="T4">
Approved Directory for Entrants to Higher Military Educational Institutions in 2023</text:span>
</text:h>
      <text:p text:style-name="P4">
Author: ['Євген Проворний']</text:p>
      <text:p text:style-name="P4">
Time: 2023-04-24T49:00:00-04:00</text:p>
      <text:p text:style-name="P4">
Description: Pershest Intercessor Ministan defense of Ukraine, Lieutenant General Oleksandr Pavlyuk, hardene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olovna-48.jpg" text:style-name="Internet_20_link" text:visited-style-name="Visited_20_Internet_20_Link">
golovna-48.jpg</text:a>
', '<text:a xlink:type="simple" xlink:href="https://armyinform.com.ua/wp-content/uploads/2023/04/foto-1-13.jpg" text:style-name="Internet_20_link" text:visited-style-name="Visited_20_Internet_20_Link">
foto-1-13.jpg</text:a>
']</text:p>
      <text:p text:style-name="P4">
Tags: ['ВВНЗ', 'ВИЩА ВІЙСЬКОВА ОСВІТА']</text:p>
      <text:p text:style-name="P4">
Category: News</text:p>
      <!--METADATA-->
      <text:p text:style-name="P4">
<draw:frame draw:style-name="fr1" draw:name="Image211" text:anchor-type="as-char" svg:width="6.9236in" svg:height="4.615733in" draw:z-index="0">
<draw:image xlink:href="../Images/AРМІЯINFORM/2023-04-24T49-00-00-04-00/golovna-48.jpg" xlink:type="simple" xlink:show="embed" xlink:actuate="onLoad" draw:mime-type="image/jpeg"/>
</draw:frame>
<text:span text:style-name="T5">
 First Deputy Minister of Defense of Ukraine Lieutenant General Oleksandr Pavlyukzatted a guide to entrants to the institutions of professional higher military education, higher military educational institutions and military educational units of higher education institutions(ZFPVO, Higher Education and GNP. - Ed.)In 2023.</text:span>
</text:p>
      <text:p text:style-name="P4">
<text:span text:style-name="T5">
-</text:span>
 The start of the introductory campaign is approaching - 2023 to military universities of the Tazaclade of professional higher military education. The experts of our department have received the annual information directory to the entrants to the institutions of professional advanced military education, higher military educational institutions of the Tavi educational units of higher education institutions of the Higher Education of the Ministry of Defense of Ukraine, - said the head of the Department of Military Education and Science.</text:p>
      <text:p text:style-name="P4">
According to him, the directory is a detailed guide for those who want to obtain militaryfa, which contains comprehensive information regarding the procedure for introductory testing:</text:p>
      <ul>
        <li>
It will be useful not only for entrants, but also for officials of the authorities, HEIs, GNP of the HUB and ZFPVO, territorial centrals of completing and social support, which are directly engaged in the organization of selection of entrants of all categories.</li>
      </ul>
      <text:p text:style-name="P4">
<draw:frame draw:style-name="fr1" draw:name="Image212" text:anchor-type="as-char" svg:width="6.9236in" svg:height="4.615733in" draw:z-index="0">
<draw:image xlink:href="../Images/AРМІЯINFORM/2023-04-24T49-00-00-04-00/foto-1-13.jpg" xlink:type="simple" xlink:show="embed" xlink:actuate="onLoad" draw:mime-type="image/jpeg"/>
</draw:frame>
The directory contains the procedure for the competitive selection and enrollment in the establishment of military education institutions belonging to the sphere of the Department of Defense of Ukraine.</text:p>
      <text:p text:style-name="P4">
For the convenience of entrants, the directory contains comprehensive lists of HEIs and GNP HEA, which prepare military specialists for the military service of the positions of officers of the tactical level, and institutions of professional advanced military education, which prepare military specialists for the passage of military service.</text:p>
      <text:p text:style-name="P4">
The Directory for Entrants 2023 was developed by experts of the Department of Military Education of INUKUKO MOU, it will soon be posted on the website of the Ministry of Defense of Ukraine in the section <text:a xlink:type="simple" xlink:href="https://www.mil.gov.ua/diyalnist/vijskova-osvita-na-tauka/#dovidnuk" text:style-name="Internet_20_link" text:visited-style-name="Visited_20_Internet_20_Link">
"Military Education of Tanauka".</text:a>
<text:span text:style-name="T5">
 Photo illustrative</text:span>
</text:p>
      <text:p text:style-name="P4">
News Source: <text:a xlink:type="simple" xlink:href="https://armyinform.com.ua/2023/04/24/zatverdzheno-dovidnyk-dlya-vstupnykiv-do-vyshhyh-vijskovyh-navchalnyh-zakladiv-u-2023-roczi/" text:style-name="Internet_20_link" text:visited-style-name="Visited_20_Internet_20_Link">
https://armyinform.com.ua/2023/04/24/zatverdzheno-dovidnyk-dlya-vstupnykiv-do-vyshhyh-vijskovyh-navchalnyh-zakladiv-u-2023-roczi/</text:a>
</text:p>
      <!--NEWS-->
      <text:h text:style-name="P10" text:outline-level="1">
<text:span text:style-name="T4">
Concerning the entry into force of certain points of the Law of Ukraine “On Defense Procurement</text:span>
</text:h>
      <text:p text:style-name="P4">
Author: ['АРМІЯINFORM']</text:p>
      <text:p text:style-name="P4">
Time: 2023-04-24T50:00:00-04:00</text:p>
      <text:p text:style-name="P4">
Description: 23 KVITRY 2023 Roku Povili Finer Smrem durled by the Law of Ukraine 24 Lyuby 2023 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ПРО ОБОРОННІ ЗАКУПІВЛІ»', 'МІНІСТЕРСТВО ОБОРОНИ УКРАЇНИ']</text:p>
      <text:p text:style-name="P4">
Category: News</text:p>
      <!--METADATA-->
      <text:p text:style-name="P4">
<draw:frame draw:style-name="fr1" draw:name="Image213" text:anchor-type="as-char" svg:width="6.9236in" svg:height="4.376989in" draw:z-index="0">
<draw:image xlink:href="../Images/AРМІЯINFORM/2023-04-24T50-00-00-04-00/02e284b9be58db3d46a9d31490538857a0693354-1.jpg" xlink:type="simple" xlink:show="embed" xlink:actuate="onLoad" draw:mime-type="image/jpeg"/>
</draw:frame>
On April 23, 2023, individual points of the Law of Ukraine of February 24, 20123 N 2958-IX came into force, which amended the Law of Ukraine "On Defense Procurement".</text:p>
      <text:p text:style-name="P4">
In particular, it is about:</text:p>
      <ol>
        <li>
          <text:p text:style-name="P4">
Part 3 of Art. 30 of the Law on Purchase. - From now on, such ads will be made within 1(<text:span text:style-name="T5">
Otn</text:span>
)Working day the date of placement in the e -procurement system.</text:p>
        </li>
        <li>
          <text:p text:style-name="P4">
Part 4 and 5 of Art. 30 of the Law on Publication of the Procurement Agreement. - From now on in the case of purchase(food, property, fuel, etc.)From 200 thousand hryvnias for goods and services, and 1.5 million hryvnias for work of non -use of electronic procurement system, the contract report is published by 10(<text:span text:style-name="T5">
Yaty</text:span>
)working days from the date of conclusion of such a contract.</text:p>
        </li>
        <li>
          <text:p text:style-name="P4">
Final and transitional provisions of the Law on Publication in the electronic procurement system of the report on contracts concluded in the period from 24.02.2023 to 24.03.2023. - determined that within 60(<text:span text:style-name="T5">
Sevetest</text:span>
)days from the day following the day of part 5 of Art. 30 of this Law - that is, until June 22, 2023, the reports concluded on contracts concluded from February 242023 to March 24, 2023 should be published.</text:p>
        </li>
      </ol>
      <text:p text:style-name="P4">
<text:span text:style-name="T4">
 Reference. </text:span>
 Law of Ukraine on Amendments to the Law of Ukraine "On Defense" for the introduction of transparency(In addition to consciousness of purchasing goods, works and services of defense, a certain state secret)With the protection of state laws from military threats during the period of legal regime of martial law in Ukraine N 2958-IX was adopted on February 24, 2023.</text:p>
      <text:p text:style-name="P4">
The law came into force after publication - March 24, 2023, except for paragraphs 5.6, 10 - 12 of paragraph 6 of Section I of this Law, which enter into force after 30 days from the date of entry into force of this Law - that is, April 23, 2023.</text:p>
      <text:p text:style-name="P4">
Also, the final and transitional provisions found that the information that is not reached in the period from February 24, 2023 by the day of the entry into force of this law, is published in accordance with the requirements of this Law within 60 days of the day after the day, as a final and transitional provisions. The entry into force of part 5 of Article 30 of the Law of Ukraine "On Defense Procurement".</text:p>
      <text:p text:style-name="P4">
The text of the law can be found on <text:a xlink:type="simple" xlink:href="https://zakon.rada.gov.ua/laws/show/2958-20#n22" text:style-name="Internet_20_link" text:visited-style-name="Visited_20_Internet_20_Link">
link</text:a>
.</text:p>
      <text:p text:style-name="P4">
News Source: <text:a xlink:type="simple" xlink:href="https://armyinform.com.ua/2023/04/24/shhodo-nabuttya-chynnosti-okremyh-punktiv-zakonu-ukrayiny-pro-oboronni-zakupivli/" text:style-name="Internet_20_link" text:visited-style-name="Visited_20_Internet_20_Link">
https://armyinform.com.ua/2023/04/24/shhodo-nabuttya-chynnosti-okremyh-punktiv-zakonu-ukrayiny-pro-oboronni-zakupivli/</text:a>
</text:p>
      <!--NEWS-->
      <text:h text:style-name="P10" text:outline-level="1">
<text:span text:style-name="T4">
The Armians won "silver" and "bronze" at the European Championship in Greco-Roman Wrestling</text:span>
</text:h>
      <text:p text:style-name="P4">
Author: ['АРМІЯINFORM']</text:p>
      <text:p text:style-name="P4">
Time: 2023-04-24T51:00:00-04:00</text:p>
      <text:p text:style-name="P4">
Description: At the Chemical Svropi Borotbi at Zagrebi (Croaty) Ukrainian athletes,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48535646182033020_x.jpg" text:style-name="Internet_20_link" text:visited-style-name="Visited_20_Internet_20_Link">
photo_5348535646182033020_x.jpg</text:a>
', '<text:a xlink:type="simple" xlink:href="https://armyinform.com.ua/wp-content/uploads/2023/04/photo_5348535646182033021_x.jpg" text:style-name="Internet_20_link" text:visited-style-name="Visited_20_Internet_20_Link">
photo_5348535646182033021_x.jpg</text:a>
']</text:p>
      <text:p text:style-name="P4">
Tags: ['АРМІЙСЬКИЙ СПОРТ', 'ГРЕКО-РИМСЬКА БОРОТЬБА']</text:p>
      <text:p text:style-name="P4">
Category: News</text:p>
      <!--METADATA-->
      <text:p text:style-name="P4">
<draw:frame draw:style-name="fr1" draw:name="Image214" text:anchor-type="as-char" svg:width="6.9236in" svg:height="4.578231in" draw:z-index="0">
<draw:image xlink:href="../Images/AРМІЯINFORM/2023-04-24T51-00-00-04-00/photo_5348535646182033020_x.jpg" xlink:type="simple" xlink:show="embed" xlink:actuate="onLoad" draw:mime-type="image/jpeg"/>
</draw:frame>
At the European Championships on Sports Wrestling in Zagreb(Croatia)Ukrainian portmen, representatives of the Armed Forces of Ukraine, won two awards.</text:p>
      <text:p text:style-name="P4">
About it <text:a xlink:type="simple" xlink:href="https%3A%2F%2Fwww.facebook.com%2Fgreco.rome%2Fposts%2Fpfbid0GoXD5Xk8293CD1LChJC8vqZKHP5dZv1mPh4qj3QdrTRypwp6u8rAhqW9hKanCYLyl&amp;show_text=true&amp;width=500" text:style-name="Internet_20_link" text:visited-style-name="Visited_20_Internet_20_Link">
reports</text:a>
Federation of Greco-Roman struggle of Ukraine.</text:p>
      <text:p text:style-name="P4">
The silver medal was won by Yaroslav Filchakov in the weight category up to 82 kg.</text:p>
      <text:p text:style-name="P4">
According to additional indicators, the athlete gave way to the current World Champion Burhanacbudak from Turkey(Final account - 3: 3).</text:p>
      <text:p text:style-name="P4">
Бронзовим призером став Парвіз Насібов (67 kg), which in the fight for the 3rd locality was a mountain over Romanian Mikhai's advice.</text:p>
      <text:p text:style-name="P4">
<draw:frame draw:style-name="fr1" draw:name="Image215" text:anchor-type="as-char" svg:width="6.9236in" svg:height="5.1927in" draw:z-index="0">
<draw:image xlink:href="../Images/AРМІЯINFORM/2023-04-24T51-00-00-04-00/photo_5348535646182033021_x.jpg" xlink:type="simple" xlink:show="embed" xlink:actuate="onLoad" draw:mime-type="image/jpeg"/>
</draw:frame>
</text:p>
      <text:p text:style-name="P4">
News Source: <text:a xlink:type="simple" xlink:href="https://armyinform.com.ua/2023/04/24/armijczi-zdobuly-sriblo-ta-bronzu-na-chempionati-yevropy-z-greko-rymskoyi-borotby/" text:style-name="Internet_20_link" text:visited-style-name="Visited_20_Internet_20_Link">
https://armyinform.com.ua/2023/04/24/armijczi-zdobuly-sriblo-ta-bronzu-na-chempionati-yevropy-z-greko-rymskoyi-borotby/</text:a>
</text:p>
      <!--NEWS-->
      <text:h text:style-name="P10" text:outline-level="1">
<text:span text:style-name="T4">
The FSB agent of the Russian Federation was detained, which collected information about the movement of defense forces in Cherkasy region</text:span>
</text:h>
      <text:p text:style-name="P4">
Author: ['АРМІЯINFORM']</text:p>
      <text:p text:style-name="P4">
Time: 2023-04-24T52:00:00-04:00</text:p>
      <text:p text:style-name="P4">
Description: PID Hour of special operations at the Cherkasy Vikrita FSB agent, Yak for the Vorog Vorog Vskazyvk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d053fb45bb353eeae6eacdd727d98baa.jpeg" text:style-name="Internet_20_link" text:visited-style-name="Visited_20_Internet_20_Link">
d053fb45bb353eeae6eacdd727d98baa.jpeg</text:a>
']</text:p>
      <text:p text:style-name="P4">
Tags: ['STOPRUSSIA', 'АГЕНТ ФСБ', 'АГРЕСІЯ РФ', 'КОНТРРОЗВІДКА СБУ']</text:p>
      <text:p text:style-name="P4">
Category: News</text:p>
      <!--METADATA-->
      <text:p text:style-name="P4">
<draw:frame draw:style-name="fr1" draw:name="Image216" text:anchor-type="as-char" svg:width="6.9236in" svg:height="4.615733in" draw:z-index="0">
<draw:image xlink:href="../Images/AРМІЯINFORM/2023-04-24T52-00-00-04-00/d053fb45bb353eeae6eacdd727d98baa.jpeg" xlink:type="simple" xlink:show="embed" xlink:actuate="onLoad" draw:mime-type="image/jpeg"/>
</draw:frame>
During a special operation in the Cherkasy region, an Agent of the FSB was exposed, which by a renovation of the enemy gathered information about the places of base and movement of siloboron in the region.</text:p>
      <text:p text:style-name="P4">
About it <text:a xlink:type="simple" xlink:href="https://ssu.gov.ua/novyny/sbu-zatrymala-ahentku-fsb-rf-yaka-namahalasia-vlashtuvatysia-do-orhanu-mistsevoho-samovriaduvannia-na-cherkashchyni" text:style-name="Internet_20_link" text:visited-style-name="Visited_20_Internet_20_Link">
reports</text:a>
Security Service of Ukraine.</text:p>
      <text:p text:style-name="P4">
To do this, she went to the area and studied the situation around Ukrainian military units. The obtained information was transmitted to the aggressor through the closed chat in the messenger in the form of coordinates and a detailed description of the objects.</text:p>
      <text:p text:style-name="P4">
In addition, the defendant distributed in the forbidden social network "VKontakte" of fakero war in Ukraine and justified the actions of the invaders.</text:p>
      <text:p text:style-name="P4">
Subsequently, the Russian agent received another hostile task-to settle the domestic body of self-government for the implementation of reconnaissance and subversion "inside" of the institution. In case of office, she had to collect the technical condition and functioning of critical infrastructureregion.</text:p>
      <text:p text:style-name="P4">
However, she failed to realize the hostile plan. The malefactor was in a timely manner and in stages the criminal acts were documented, after which it was detained.</text:p>
      <text:p text:style-name="P4">
According to the investigation, the traitor was a local resident, who was remotely involved in the Russian Casade Service in the beginning of this year.</text:p>
      <text:p text:style-name="P4">
In case of successful tasks, the occupiers promised their associates a high -end reward. During the search at the place of residence, the defendant revealed a mobile phone she used to correspond with a FSB representative.</text:p>
      <text:p text:style-name="P4">
On the basis of the evidence collected, the investigators of the Security Service informed the detainee proading under two articles of the Criminal Code of Ukraine:</text:p>
      <ul>
        <li>
State betrayal committed in the conditions of martial law; * justification, recognition legitimate, denial of armed aggression of the Russian Federation against Ukraine, glorification of its participants.</li>
      </ul>
      <text:p text:style-name="P4">
Currently, the malefactor has chosen a preventive measure - detention. Long investigation to establish all the circumstances of the crime.</text:p>
      <text:p text:style-name="P4">
News Source: <text:a xlink:type="simple" xlink:href="https://armyinform.com.ua/2023/04/24/zatrymano-agentku-fsb-rf-yaka-zbyrala-informacziyu-pro-peremishhennya-syl-oborony-na-cherkashhyni/" text:style-name="Internet_20_link" text:visited-style-name="Visited_20_Internet_20_Link">
https://armyinform.com.ua/2023/04/24/zatrymano-agentku-fsb-rf-yaka-zbyrala-informacziyu-pro-peremishhennya-syl-oborony-na-cherkashhyni/</text:a>
</text:p>
      <!--NEWS-->
      <text:h text:style-name="P10" text:outline-level="1">
<text:span text:style-name="T4">
The Russian army fired at 98 settlements in nine regions of Ukraine a day</text:span>
</text:h>
      <text:p text:style-name="P4">
Author: ['АРМІЯINFORM']</text:p>
      <text:p text:style-name="P4">
Time: 2023-04-24T53:00:00-04:00</text:p>
      <text:p text:style-name="P4">
Description: For Permanu Dob Rosiyski Vіsyska, they were shelled by the Terito of the Virgins of the regions of Ukrain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photo_5346302181583734613_y.jpg" text:style-name="Internet_20_link" text:visited-style-name="Visited_20_Internet_20_Link">
photo_5346302181583734613_y.jpg</text:a>
']</text:p>
      <text:p text:style-name="P4">
Tags: ['MILITARY MEDIA CENTER', 'ВОРОЖІ ОБСТРІЛИ', 'ХАРКІВСЬКИЙ ТРИБУНАЛ']</text:p>
      <text:p text:style-name="P4">
Category: News</text:p>
      <!--METADATA-->
      <text:p text:style-name="P4">
<draw:frame draw:style-name="fr1" draw:name="Image217" text:anchor-type="as-char" svg:width="6.9236in" svg:height="4.987748in" draw:z-index="0">
<draw:image xlink:href="../Images/AРМІЯINFORM/2023-04-24T53-00-00-04-00/photo_5346302181583734613_y.jpg" xlink:type="simple" xlink:show="embed" xlink:actuate="onLoad" draw:mime-type="image/jpeg"/>
</draw:frame>
Over the past day, Russian troops fired at the territory of nine regions of Ukraine.</text:p>
      <text:p text:style-name="P4">
About it <text:a xlink:type="simple" xlink:href="https://t.me/militarymediacenter/1776" text:style-name="Internet_20_link" text:visited-style-name="Visited_20_Internet_20_Link">
reports</text:a>
Military Mediacenter.</text:p>
      <text:p text:style-name="P4">
In general, of different types of weapons(mortars, tanks, artillery, RSZV, SCR, UAV, tactical aviation)The enemy fired at 98 settlements, confirmed by an impression of 128 infrastructure.</text:p>
      <text:p text:style-name="P4">
According to preliminary information, they are killed and injured among civilians, the number of sacrifices is specified.</text:p>
      <text:p text:style-name="P4">
News Source: <text:a xlink:type="simple" xlink:href="https://armyinform.com.ua/2023/04/24/armiya-rf-za-dobu-obstrilyala-98-naselenyh-punktiv-u-devyaty-oblastyah-ukrayiny/" text:style-name="Internet_20_link" text:visited-style-name="Visited_20_Internet_20_Link">
https://armyinform.com.ua/2023/04/24/armiya-rf-za-dobu-obstrilyala-98-naselenyh-punktiv-u-devyaty-oblastyah-ukrayiny/</text:a>
</text:p>
      <!--NEWS-->
      <text:h text:style-name="P10" text:outline-level="1">
<text:span text:style-name="T4">
Urgent Air Defense Product - Supplies of more anti -aircraft missile remedies and fighters</text:span>
</text:h>
      <text:p text:style-name="P4">
Author: ['АРМІЯINFORM']</text:p>
      <text:p text:style-name="P4">
Time: 2023-04-24T54:00:00-04:00</text:p>
      <text:p text:style-name="P4">
Description: About Tse in Interv'yu for Armyinform, by telling the colos, the intercessor of the chief of the General Staff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romanenko-patriot.jpg" text:style-name="Internet_20_link" text:visited-style-name="Visited_20_Internet_20_Link">
romanenko-patriot.jpg</text:a>
']</text:p>
      <text:p text:style-name="P4">
Tags: ['F-16', 'SAAB JAS 39 GRIPEN', 'ВИНИЩУВАЧІ F-18', 'ВТОРГНЕННЯ РФ', 'ЛІТАКИ', 'ППО ЗСУ']</text:p>
      <text:p text:style-name="P4">
Category: News</text:p>
      <!--METADATA-->
      <text:p text:style-name="P4">
<draw:frame draw:style-name="fr1" draw:name="Image218" text:anchor-type="as-char" svg:width="6.9236in" svg:height="4.32725in" draw:z-index="0">
<draw:image xlink:href="../Images/AРМІЯINFORM/2023-04-24T54-00-00-04-00/romanenko-patriot.jpg" xlink:type="simple" xlink:show="embed" xlink:actuate="onLoad" draw:mime-type="image/jpeg"/>
</draw:frame>
About it in <text:a xlink:type="simple" xlink:href="https://armyinform.com.ua/2023/04/24/czya-vijna-pokazala-shho-perevagu-na-poli-boyu-mayut-mobilni-zrk-igor-romanenko/" text:style-name="Internet_20_link" text:visited-style-name="Visited_20_Internet_20_Link">
interview for the Armyinform</text:a>
Former Deputy Chief of the General Staff of the Armed Forces of Ukraine Lieutenant-Lieutenant Igor Romanenko said.</text:p>
      <text:p text:style-name="P4">
In particular, answering questions about the most urgent military assistance to the partner, he noted: “If you look at the situation realistically, then a contagious issue is the supply of more anti-aircraft missile remedies for re-empty defense. And it is extremely important that we are beating on, it is a question of giving us Western fighters, at least a generation of "four plus". This is F-16, F-18, GriPen and similar aviation equipment with the capacity of modern NATO base aircraft. "</text:p>
      <text:p text:style-name="P4">
In addition, Lieutenant General Romanenko emphasized that "we have been squeezed from outdated Soviet models."</text:p>
      <ul>
        <li>
The Russians and more manned and unmanned aircraft, Ivons are more modern, - said a military expert. - In order to solve this serious problem in combating air attacks, we need more equipment, as well as its quality. And this applies to non -rich rocket complexes - near, medium, long range, but fighters and fighters with the capabilities of generation aircraft 4+.</li>
      </ul>
      <text:p text:style-name="P4">
News Source: <text:a xlink:type="simple" xlink:href="https://armyinform.com.ua/2023/04/24/nagalne-pytannya-ppo-postachannya-bilshoyi-kilkosti-zenitnyh-raketnyh-zasobiv-i-vynyshhuvachiv/" text:style-name="Internet_20_link" text:visited-style-name="Visited_20_Internet_20_Link">
https://armyinform.com.ua/2023/04/24/nagalne-pytannya-ppo-postachannya-bilshoyi-kilkosti-zenitnyh-raketnyh-zasobiv-i-vynyshhuvachiv/</text:a>
</text:p>
      <!--NEWS-->
      <text:h text:style-name="P10" text:outline-level="1">
<text:span text:style-name="T4">
Alexei Danilov: Weapons are the best mediator and understandable for the Russian Federation argument of communication</text:span>
</text:h>
      <text:p text:style-name="P4">
Author: ['АРМІЯINFORM']</text:p>
      <text:p text:style-name="P4">
Time: 2023-04-24T55:00:00-04:00</text:p>
      <text:p text:style-name="P4">
Description: The secretary for the sake of National Bezpeki, the defense of Ukraine Oleksii Danylov, having written with Twritte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ОЛЕКСІЙ ДАНІЛОВ', 'РНБО УКРАЇНИ']</text:p>
      <text:p text:style-name="P4">
Category: News</text:p>
      <!--METADATA-->
      <text:p text:style-name="P4">
<draw:frame draw:style-name="fr1" draw:name="Image219" text:anchor-type="as-char" svg:width="6.9236in" svg:height="3.894525in" draw:z-index="0">
<draw:image xlink:href="../ConvertedIMGs/AРМІЯINFORM/2023-04-24T55-00-00-04-00/124169412_728e27f1-5076-4016-ae2e-9fb07e605c88.jpg.png" xlink:type="simple" xlink:show="embed" xlink:actuate="onLoad" draw:mime-type="image/png"/>
</draw:frame>
Secretary of the National Security and Defense Council of Ukraine Alexey Danilov <text:a xlink:type="simple" xlink:href="https://twitter.com/OleksiyDanilov/status/1650033467294457858" text:style-name="Internet_20_link" text:visited-style-name="Visited_20_Internet_20_Link">
wrote</text:a>
Twitter that Ukraine does not need to be planted at the negotiation table with Russia, but to better weapons.</text:p>
      <text:p text:style-name="P4">
“When the purpose of the Russian aggressor is unchanged - the destruction of Ukraine, the initiative settlement of recent times is pro -Russian peacekeeping. It is not Trebanas to constantly plant at the negotiating table, give us enough weapons. Weapons are the best mediator and the argument of communication is clear to the Russian Federation, ”he said.</text:p>
      <text:p text:style-name="P4">
News Source: <text:a xlink:type="simple" xlink:href="https://armyinform.com.ua/2023/04/24/oleksij-danilov-zbroya-najkrashhyj-poserednyk-i-zrozumilyj-dlya-rf-argument-spilkuvannya/" text:style-name="Internet_20_link" text:visited-style-name="Visited_20_Internet_20_Link">
https://armyinform.com.ua/2023/04/24/oleksij-danilov-zbroya-najkrashhyj-poserednyk-i-zrozumilyj-dlya-rf-argument-spilkuvannya/</text:a>
</text:p>
      <!--NEWS-->
      <text:h text:style-name="P10" text:outline-level="1">
<text:span text:style-name="T4">
We are actively counterattacking - Alexander Sirsky about the situation in Bakhmut</text:span>
</text:h>
      <text:p text:style-name="P4">
Author: ['АРМІЯINFORM']</text:p>
      <text:p text:style-name="P4">
Time: 2023-04-24T56:00:00-04:00</text:p>
      <text:p text:style-name="P4">
Description: Commander of the SCIDARY Ugro-WICHECK Colonel General Oleksandr Sirskoy, who was coming up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346302181583734502_y.jpg" text:style-name="Internet_20_link" text:visited-style-name="Visited_20_Internet_20_Link">
photo_5346302181583734502_y.jpg</text:a>
', '<text:a xlink:type="simple" xlink:href="https://armyinform.com.ua/wp-content/uploads/2023/04/photo_5346302181583734501_y-150x150.jpg" text:style-name="Internet_20_link" text:visited-style-name="Visited_20_Internet_20_Link">
photo_5346302181583734501_y-150x150.jpg</text:a>
', '<text:a xlink:type="simple" xlink:href="https://armyinform.com.ua/wp-content/uploads/2023/04/photo_5346302181583734503_y-150x150.jpg" text:style-name="Internet_20_link" text:visited-style-name="Visited_20_Internet_20_Link">
photo_5346302181583734503_y-150x150.jpg</text:a>
', '<text:a xlink:type="simple" xlink:href="https://armyinform.com.ua/wp-content/uploads/2023/04/photo_5346302181583734500_y.jpg" text:style-name="Internet_20_link" text:visited-style-name="Visited_20_Internet_20_Link">
photo_5346302181583734500_y.jpg</text:a>
']</text:p>
      <text:p text:style-name="P4">
Tags: ['MILITARY MEDIA CENTER', 'БАХМУТ', 'ЛИМАНСЬКИЙ НАПРЯМОК', 'ОЛЕКСАНДР СИРСЬКИЙ', 'СИТУАЦІЯ НА ФРОНТІ']</text:p>
      <text:p text:style-name="P4">
Category: News</text:p>
      <!--METADATA-->
      <text:p text:style-name="P4">
<draw:frame draw:style-name="fr1" draw:name="Image220" text:anchor-type="as-char" svg:width="6.9236in" svg:height="4.661597in" draw:z-index="0">
<draw:image xlink:href="../Images/AРМІЯINFORM/2023-04-24T56-00-00-04-00/photo_5346302181583734502_y.jpg" xlink:type="simple" xlink:show="embed" xlink:actuate="onLoad" draw:mime-type="image/jpeg"/>
</draw:frame>
The commander of the Eastern Group of Troops, Colonel-General Alexander Syrsky, commented on the situation in the areas of hostilities in Lymansky and Bakhmutskaya.</text:p>
      <text:p text:style-name="P4">
About this <text:a xlink:type="simple" xlink:href="https://t.me/militarymediacenter/1782" text:style-name="Internet_20_link" text:visited-style-name="Visited_20_Internet_20_Link">
it is referred</text:a>
on Military Mediacenter.</text:p>
      <text:p text:style-name="P4">
The commander noted that after a number of unsuccessful attempts to break our defense to the Naliman direction, the enemy suffered significant losses and was forced to overgrade his units.</text:p>
      <text:p text:style-name="P4">
“In the Bakhmut direction, the situation remains tense. Heavy battles continue. In several suburban settlements Bakhmut, the offensive actions of the warfare were failure. However, the enemy does not leave the goal of surrounding Bakhmut and uses all possible forces and means to the total destruction of the city, ”said Colonel-Colonel Alexander Sirsky.</text:p>
      <text:p text:style-name="P4">
<text:a xlink:type="simple" xlink:href="https://armyinform.com.ua/wp-content/uploads/2023/04/photo_5346302181583734501_y.jpg" text:style-name="Internet_20_link" text:visited-style-name="Visited_20_Internet_20_Link">
!(Images/AРМІЯINFORM/2023-04-24T56-00-00-04-00/photo_5346302181583734501_y-150x150.jpg)</text:a>
</text:p>
      <text:p text:style-name="P4">
<text:a xlink:type="simple" xlink:href="https://armyinform.com.ua/wp-content/uploads/2023/04/photo_5346302181583734503_y.jpg" text:style-name="Internet_20_link" text:visited-style-name="Visited_20_Internet_20_Link">
<draw:frame draw:style-name="fr1" draw:name="Image221" text:anchor-type="as-char" svg:width="6.9236in" svg:height="6.9236in" draw:z-index="0">
<draw:image xlink:href="../Images/AРМІЯINFORM/2023-04-24T56-00-00-04-00/photo_5346302181583734503_y-150x150.jpg" xlink:type="simple" xlink:show="embed" xlink:actuate="onLoad" draw:mime-type="image/jpeg"/>
</draw:frame>
</text:a>
He added that our fighters do not only defense in Bakhmut, but also counter -attack.</text:p>
      <text:p text:style-name="P4">
"This gives us the opportunity to restrain the enemy's offensive to increase the front in this direction for several months, to destroy its best units for a time," the commander explained.</text:p>
      <text:p text:style-name="P4">
<draw:frame draw:style-name="fr1" draw:name="Image222" text:anchor-type="as-char" svg:width="6.9236in" svg:height="4.543613in" draw:z-index="0">
<draw:image xlink:href="../Images/AРМІЯINFORM/2023-04-24T56-00-00-04-00/photo_5346302181583734500_y.jpg" xlink:type="simple" xlink:show="embed" xlink:actuate="onLoad" draw:mime-type="image/jpeg"/>
</draw:frame>
Colonel-General Alexander Sirsky recalled that the decisions on the organization of defense are being received on the spot. Before that, he listens to the commanders and analyzes the operative situation.</text:p>
      <text:p text:style-name="P4">
Also, the commander awarded more than 130 years with honors and valuable gifts.</text:p>
      <text:p text:style-name="P4">
News Source: <text:a xlink:type="simple" xlink:href="https://armyinform.com.ua/2023/04/24/my-aktyvno-kontratakuyemo-oleksandr-syrskyj-pro-sytuacziyu-u-bahmuti/" text:style-name="Internet_20_link" text:visited-style-name="Visited_20_Internet_20_Link">
https://armyinform.com.ua/2023/04/24/my-aktyvno-kontratakuyemo-oleksandr-syrskyj-pro-sytuacziyu-u-bahmuti/</text:a>
</text:p>
      <!--NEWS-->
      <text:h text:style-name="P10" text:outline-level="1">
<text:span text:style-name="T4">
Occupation troops have increased the number of tavriya shelling</text:span>
</text:h>
      <text:p text:style-name="P4">
Author: ['Вячеслав Діордієв']</text:p>
      <text:p text:style-name="P4">
Time: 2023-04-24T57:00:00-04:00</text:p>
      <text:p text:style-name="P4">
Description: The yak was naked to the Efir TV Marathon “єini News” Kerivnik Op'Dnay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marnka_rect.jpg" text:style-name="Internet_20_link" text:visited-style-name="Visited_20_Internet_20_Link">
marnka_rect.jpg</text:a>
']</text:p>
      <text:p text:style-name="P4">
Tags: ['ОЛЕКСІЙ ДМИТРАШКІВСЬКИЙ']</text:p>
      <text:p text:style-name="P4">
Category: News</text:p>
      <!--METADATA-->
      <text:p text:style-name="P4">
<draw:frame draw:style-name="fr1" draw:name="Image223" text:anchor-type="as-char" svg:width="6.9236in" svg:height="3.88283in" draw:z-index="0">
<draw:image xlink:href="../Images/AРМІЯINFORM/2023-04-24T57-00-00-04-00/marnka_rect.jpg" xlink:type="simple" xlink:show="embed" xlink:actuate="onLoad" draw:mime-type="image/jpeg"/>
</draw:frame>
As he emphasized on the broadcast <text:a xlink:type="simple" xlink:href="https://www.youtube.com/watch" text:style-name="Internet_20_link" text:visited-style-name="Visited_20_Internet_20_Link">
TV Marathon</text:a>
The "only news" of the leadership of the Press Center of Defense forces of Tavriysky direction Colonel Alexeydmitrashkivsky, recently the Russian occupation troops began to increase the artillery shelling in the Tavriya direction. In particular, during the last day, the enemy has fired at the position of defense forces of Ukraine494 times and in fact returned to the number of shelling, which was observed in February.</text:p>
      <text:p text:style-name="P4">
According to him, in the last day, 26 assault hostilities were responsible for the enemy in a certain area and enemy attacks in Marinka in Marina continued.</text:p>
      <ul>
        <li>
In addition, it should be noted that we have received information about the movement of the tank brigade to the area of Avdiivka. In the near future we will see if the occupiers will use it on the battlefield. Throughout the last two -tobivts, the enemy carried out his assault actions without the support of armored vehicles - the reporter of the united Press Center of Defense forces of Tavriysk.</li>
      </ul>
      <text:p text:style-name="P4">
The officer also said that over 200 people had been killed and wounded during the last day. And regular massive shelling of the artillery of the coal, which has been traced in recent days, may indicate that the enemy can re -work in this direction assault actions.</text:p>
      <text:p text:style-name="P4">
News Source: <text:a xlink:type="simple" xlink:href="https://armyinform.com.ua/2023/04/24/okupaczijni-vijska-zbilshyly-kilkist-artobstriliv-na-tavrijskomu-napryamku-oleksij-dmytrashkivskyj/" text:style-name="Internet_20_link" text:visited-style-name="Visited_20_Internet_20_Link">
https://armyinform.com.ua/2023/04/24/okupaczijni-vijska-zbilshyly-kilkist-artobstriliv-na-tavrijskomu-napryamku-oleksij-dmytrashkivskyj/</text:a>
</text:p>
      <!--NEWS-->
      <text:h text:style-name="P10" text:outline-level="1">
<text:span text:style-name="T4">
Three ways to get closer to a few clicks in your smartphone</text:span>
</text:h>
      <text:p text:style-name="P4">
Author: ['АРМІЯINFORM']</text:p>
      <text:p text:style-name="P4">
Time: 2023-04-24T58:00:00-04:00</text:p>
      <text:p text:style-name="P4">
Description: For this, Schob Ukrainian Army has gone to the most prying of the Vorog on the overshadow, the war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906935_281739494176160_1224738712895801878_n.jpg" text:style-name="Internet_20_link" text:visited-style-name="Visited_20_Internet_20_Link">
342906935_281739494176160_1224738712895801878_n.jpg</text:a>
']</text:p>
      <text:p text:style-name="P4">
Tags: ['UNITED24', 'АРМІЯ ДРОНІВ', 'ВІЙСЬКОВІ ОБЛІГАЦІЇ', 'МІНЦИФРИ', 'ЧАТБОТ ЄВОРОГ']</text:p>
      <text:p text:style-name="P4">
Category: News</text:p>
      <!--METADATA-->
      <text:p text:style-name="P4">
<draw:frame draw:style-name="fr1" draw:name="Image224" text:anchor-type="as-char" svg:width="6.9236in" svg:height="4.493866in" draw:z-index="0">
<draw:image xlink:href="../Images/AРМІЯINFORM/2023-04-24T58-00-00-04-00/342906935_281739494176160_1224738712895801878_n.jpg" xlink:type="simple" xlink:show="embed" xlink:actuate="onLoad" draw:mime-type="image/jpeg"/>
</draw:frame>
In order for the Ukrainian army to continue to successfully destroy the enemy on the front line, everyone needs the help of everyone. It is possible to multiply good news from the front by several stocks in a smartphone.</text:p>
      <text:p text:style-name="P4">
Ministry of Digital Transformation of Ukraine <text:a xlink:type="simple" xlink:href="https://www.facebook.com/mintsyfra/posts/pfbid02JCfUU8FcCuaCKSQsqHGFoK1A7ycAD9RD45XR6SydB96zbkynXCPGo6B1ejm9HKTHl" text:style-name="Internet_20_link" text:visited-style-name="Visited_20_Internet_20_Link">
reminds</text:a>
About three effective ways.</text:p>
      <text:p text:style-name="P4">
<text:span text:style-name="T4">
 Chatbot Evorog </text:span>
, with which you can communicate the defense forces of pro -Russian equipment, the accumulation of personnel and collaborators through the Chatbot of the Rediotics. Applications help identify and destroy the enemy's positions. The passed Evorog can be from the main screen in the application action or by <text:a xlink:type="simple" xlink:href="t.me/evorog_bot" text:style-name="Internet_20_link" text:visited-style-name="Visited_20_Internet_20_Link">
reference</text:a>
.</text:p>
      <text:p text:style-name="P4">
<text:span text:style-name="T4">
Військові облігації в застосунку Дія.</text:span>
 Придбання військових облігацій — цедієвий спосіб підтримати армію та економіку України. Кожна облігація — цезброя, техніка та необхідні медикаменти для наших захисників та захисниць. Аще вигідна інвестиція. З придбаної облігації ви отримаєте прибуток: вкладенікошти плюс відсоток.</text:p>
      <text:p text:style-name="P4">
<text:span text:style-name="T4">
Армія дронів від UNITED24.</text:span>
 Донати на нові «пташки» для нашої армії, а це«очі» військових, які проводять розвідку, допомагають знищувати ворога тазберігають життя українським захисникам та захисницям.</text:p>
      <text:p text:style-name="P4">
News Source: <text:a xlink:type="simple" xlink:href="https://armyinform.com.ua/2023/04/24/try-sposoby-nablyzyty-peremogu-za-kilka-klikiv-u-smartfoni/" text:style-name="Internet_20_link" text:visited-style-name="Visited_20_Internet_20_Link">
https://armyinform.com.ua/2023/04/24/try-sposoby-nablyzyty-peremogu-za-kilka-klikiv-u-smartfoni/</text:a>
</text:p>
      <!--NEWS-->
      <text:h text:style-name="P10" text:outline-level="1">
<text:span text:style-name="T4">
More than 82 thousand military crimes of the Russian Federation documented the Office of Prosecutor General</text:span>
</text:h>
      <text:p text:style-name="P4">
Author: ['АРМІЯINFORM']</text:p>
      <text:p text:style-name="P4">
Time: 2023-04-24T59: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77.jpg" text:style-name="Internet_20_link" text:visited-style-name="Visited_20_Internet_20_Link">
1-77.jpg</text:a>
', '<text:a xlink:type="simple" xlink:href="https://armyinform.com.ua/wp-content/uploads/2023/04/2-68.jpg" text:style-name="Internet_20_link" text:visited-style-name="Visited_20_Internet_20_Link">
2-68.jpg</text:a>
']</text:p>
      <text:p text:style-name="P4">
Tags: ['ВОЄННІ ЗЛОЧИНИ РФ', 'ОФІС ГЕНЕРАЛЬНОГО ПРОКУРОРА УКРАЇНИ']</text:p>
      <text:p text:style-name="P4">
Category: News</text:p>
      <!--METADATA-->
      <text:p text:style-name="P4">
<draw:frame draw:style-name="fr1" draw:name="Image225" text:anchor-type="as-char" svg:width="6.9236in" svg:height="4.448413in" draw:z-index="0">
<draw:image xlink:href="../Images/AРМІЯINFORM/2023-04-24T59-00-00-04-00/1-77.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4, it is registered:</text:p>
      <ul>
        <li>
82 313 Military Crimes, * 17 074 Crimes against National Security of Ukraine.</li>
      </ul>
      <text:p text:style-name="P4">
In addition, according to the official data of juvenile prosecutors, 1419 children were affected by the aggression of the Russian Federation, of which:</text:p>
      <ul>
        <li>
470 - children were killed, * 94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26" text:anchor-type="as-char" svg:width="6.9236in" svg:height="4.448413in" draw:z-index="0">
<draw:image xlink:href="../Images/AРМІЯINFORM/2023-04-24T59-00-00-04-00/2-68.jpg" xlink:type="simple" xlink:show="embed" xlink:actuate="onLoad" draw:mime-type="image/jpeg"/>
</draw:frame>
</text:p>
      <text:p text:style-name="P4">
News Source: <text:a xlink:type="simple" xlink:href="https://armyinform.com.ua/2023/04/24/ponad-82-tysyachi-voyennyh-zlochyniv-rf-zadokumentuvav-ofis-genprokurora/" text:style-name="Internet_20_link" text:visited-style-name="Visited_20_Internet_20_Link">
https://armyinform.com.ua/2023/04/24/ponad-82-tysyachi-voyennyh-zlochyniv-rf-zadokumentuvav-ofis-genprokurora/</text:a>
</text:p>
      <!--NEWS-->
      <text:h text:style-name="P10" text:outline-level="1">
<text:span text:style-name="T4">
More than 35 "calibers": the Russian Federation holds two rocket launchers in the Black Sea, three more in the Mediterranean</text:span>
</text:h>
      <text:p text:style-name="P4">
Author: ['АРМІЯINFORM']</text:p>
      <text:p text:style-name="P4">
Time: 2023-04-24T60:00:00-04:00</text:p>
      <text:p text:style-name="P4">
Description: The village of 24 KVITRY AT THE CHORN MORI on the Boyal Cherguvanniy Chotiri Voroz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АЗОВСЬКЕ МОРЕ', 'ВМС ЗСУ', 'РАКЕТИ «КАЛІБР»', 'ЧОРНЕ МОРЕ']</text:p>
      <text:p text:style-name="P4">
Category: News</text:p>
      <!--METADATA-->
      <text:p text:style-name="P4">
<draw:frame draw:style-name="fr1" draw:name="Image227" text:anchor-type="as-char" svg:width="6.9236in" svg:height="3.956343in" draw:z-index="0">
<draw:image xlink:href="../Images/AРМІЯINFORM/2023-04-24T60-00-00-04-00/chorne-more.jpg" xlink:type="simple" xlink:show="embed" xlink:actuate="onLoad" draw:mime-type="image/jpeg"/>
</draw:frame>
As of April 24, there are four female ships in the Black Sea, including two carbive carriers, a total of eight rockets.</text:p>
      <text:p text:style-name="P4">
About it <text:a xlink:type="simple" xlink:href="https://www.facebook.com/navy.mil.gov.ua/posts/613308687503384" text:style-name="Internet_20_link" text:visited-style-name="Visited_20_Internet_20_Link">
reports</text:a>
Command of the Navy of the Armed Forces of Ukraine.</text:p>
      <text:p text:style-name="P4">
There is one enemy ship in the Sea of Azov.</text:p>
      <text:p text:style-name="P4">
In the Mediterranean, there are three enemy ships on the combat duty, and three carbives of the caliber missiles, a total volley of up to 28 rockets.</text:p>
      <text:p text:style-name="P4">
During the day in the interests of the Russian Federation the passage of the Kerch-Yenikhal Strait made:</text:p>
      <ul>
        <li>
to the Azov Sea - 28 vessels, 9 of them moved from the Bosphorus Strait; * To the Black Sea - 22 vessels, 4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24/blyzko-36-kalibriv-rf-utrymuye-u-chornomu-mori-dva-raketonosiyi-shhe-try-u-seredzemnomu/" text:style-name="Internet_20_link" text:visited-style-name="Visited_20_Internet_20_Link">
https://armyinform.com.ua/2023/04/24/blyzko-36-kalibriv-rf-utrymuye-u-chornomu-mori-dva-raketonosiyi-shhe-try-u-seredzemnomu/</text:a>
</text:p>
      <!--NEWS-->
      <text:h text:style-name="P10" text:outline-level="1">
<text:span text:style-name="T4">
To go to the borders of 1991 - a completely achievable task this year - Kirill Budanov</text:span>
</text:h>
      <text:p text:style-name="P4">
Author: ['АРМІЯINFORM']</text:p>
      <text:p text:style-name="P4">
Time: 2023-04-24T61: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0230424-01.jpg" text:style-name="Internet_20_link" text:visited-style-name="Visited_20_Internet_20_Link">
20230424-01.jpg</text:a>
']</text:p>
      <text:p text:style-name="P4">
Tags: ['ГУР МІНОБОРОНИ УКРАЇНИ', 'КИРИЛО БУДАНОВ']</text:p>
      <text:p text:style-name="P4">
Category: News</text:p>
      <!--METADATA-->
      <text:p text:style-name="P4">
<draw:frame draw:style-name="fr1" draw:name="Image228" text:anchor-type="as-char" svg:width="6.9236in" svg:height="4.615733in" draw:z-index="0">
<draw:image xlink:href="../Images/AРМІЯINFORM/2023-04-24T61-00-00-04-00/20230424-01.jpg" xlink:type="simple" xlink:show="embed" xlink:actuate="onLoad" draw:mime-type="image/jpeg"/>
</draw:frame>
The head of the Main Directorate of Intelligence of the Ministry of Defense of Ukraine, Major-General Kirill Budanov considers it real to reach the borders of Ukraine in 1991 this year.</text:p>
      <text:p text:style-name="P4">
About it, as <text:a xlink:type="simple" xlink:href="https://gur.gov.ua/content/vyity-na-kordony-1991-roku-tsilkom-dosiazhne-zavdannia-tsoho-roku.html" text:style-name="Internet_20_link" text:visited-style-name="Visited_20_Internet_20_Link">
reports</text:a>
GUR MOU, the head of military intelligence of Ukraine told in a big interview for <text:a xlink:type="simple" xlink:href="https://www.rbc.ua/rus/news/kirilo-budanov-viyti-kordoni-1991-roku-tsilkom-1682282231.html" text:style-name="Internet_20_link" text:visited-style-name="Visited_20_Internet_20_Link">
RBC-Ukraine.</text:a>
In particular, Major General Kirill Budanov answered questions about his previous prediction that Ukrainian troops would enter the Crimea by the summer.</text:p>
      <text:p text:style-name="P4">
“According to how everything should happen, everything will take place on the return of all borders. I do not know why you focus on Crimea so much, because I can say directly: Crimea is part of the territory of Ukraine, without returning the crimorization will not end. No one will finish it, no matter how I want, ” - said the Committee of Military Intelligence of Ukraine.</text:p>
      <text:p text:style-name="P4">
News Source: <text:a xlink:type="simple" xlink:href="https://armyinform.com.ua/2023/04/24/vyjty-na-kordony-1991-roku-czilkom-dosyazhne-zavdannya-czogo-roku-kyrylo-budanov/" text:style-name="Internet_20_link" text:visited-style-name="Visited_20_Internet_20_Link">
https://armyinform.com.ua/2023/04/24/vyjty-na-kordony-1991-roku-czilkom-dosyazhne-zavdannya-czogo-roku-kyrylo-budanov/</text:a>
</text:p>
      <!--NEWS-->
      <text:h text:style-name="P10" text:outline-level="1">
<text:span text:style-name="T4">
Ukraine's defense forces are very effectively used by UAV - Alexey Dmitrashkivsky</text:span>
</text:h>
      <text:p text:style-name="P4">
Author: ['Вячеслав Діордієв']</text:p>
      <text:p text:style-name="P4">
Time: 2023-04-24T62:00:00-04:00</text:p>
      <text:p text:style-name="P4">
Description: Vidpovlychi on the vesting of the bucket of the bucket of the nonsense by our pydrozdins of the nonsense ... The war with Ukraine 2022, the war with Ukraine latest news today, the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dmytrashkivskyj.jpg" text:style-name="Internet_20_link" text:visited-style-name="Visited_20_Internet_20_Link">
dmytrashkivskyj.jpg</text:a>
']</text:p>
      <text:p text:style-name="P4">
Tags: ['БПЛА', 'ЄДИНІ НОВИНИ', 'ОЛЕКСІЙ ДМИТРАШКІВСЬКИЙ', 'ТАВРІЙСЬКИЙ НАПРЯМОК']</text:p>
      <text:p text:style-name="P4">
Category: News</text:p>
      <!--METADATA-->
      <text:p text:style-name="P4">
<draw:frame draw:style-name="fr1" draw:name="Image229" text:anchor-type="as-char" svg:width="6.9236in" svg:height="3.940682in" draw:z-index="0">
<draw:image xlink:href="../Images/AРМІЯINFORM/2023-04-24T62-00-00-04-00/dmytrashkivskyj.jpg" xlink:type="simple" xlink:show="embed" xlink:actuate="onLoad" draw:mime-type="image/jpeg"/>
</draw:frame>
Alexei Dmitrashkivsky. Illustrative photo</text:p>
      <text:p text:style-name="P4">
Answering the question of the presenter on the use of our units of spylistic aircraft, the spokesman of the united press center(https://www.youtube.com/watch?v=WY8sDvZdWEA)The only news emphasized that the forces of Ukraine's defense forces are very effectively used by UAVs to express hostile positions.</text:p>
      <text:p text:style-name="P4">
In this context, the officer also said that in recent times, when with the help of radio electronic struggle, our units will successfully "land" Russian drones, which will subsequently re -programs and further use effectively to strike in the positions of the occupiers.</text:p>
      <ul>
        <li>
In general, this war is distinguished from others by the very active use of these gender, quadcopters. And in the coming wars, they will probably have a more motto than artillery. Yes, there are some factors that adversely affect UAVs. In particular, it is very difficult to work with the weather. Alesagaluzh drones and are cheaper than artillery, and are enemy aptly and, flying to the enemy's positions, affects the purpose of the need to be destroyed. Yes, our drones are also knocked down. But, agree that it is not necessary to count the unmanned flying machine than to lose our soldiers and the soldiers of our soldiers, - said Alexei Dmitrashkivsky.</li>
      </ul>
      <text:p text:style-name="P4">
News Source: <text:a xlink:type="simple" xlink:href="https://armyinform.com.ua/2023/04/24/syly-oborony-ukrayiny-duzhe-efektyvno-vykorystovuyut-bpla-oleksij-dmytrashkivskyj/" text:style-name="Internet_20_link" text:visited-style-name="Visited_20_Internet_20_Link">
https://armyinform.com.ua/2023/04/24/syly-oborony-ukrayiny-duzhe-efektyvno-vykorystovuyut-bpla-oleksij-dmytrashkivskyj/</text:a>
</text:p>
      <!--NEWS-->
      <text:h text:style-name="P10" text:outline-level="1">
<text:span text:style-name="T4">
South Korea expands restrictions on export of more than 740 goods to the Russian Federation and Belarus</text:span>
</text:h>
      <text:p text:style-name="P4">
Author: ['АРМІЯINFORM']</text:p>
      <text:p text:style-name="P4">
Time: 2023-04-24T63:00:00-04:00</text:p>
      <text:p text:style-name="P4">
Description: Pіvdenna Korea Paculi, control over the hectic of the prostrins of the goods befor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orea-1.jpg" text:style-name="Internet_20_link" text:visited-style-name="Visited_20_Internet_20_Link">
korea-1.jpg</text:a>
']</text:p>
      <text:p text:style-name="P4">
Tags: ['ЕКОНОМІКА РФ', 'КРАХ ЕКОНОМІКИ РФ', 'ПІВДЕННА КОРЕЯ', 'САНКЦІЇ РФ']</text:p>
      <text:p text:style-name="P4">
Category: News</text:p>
      <!--METADATA-->
      <text:p text:style-name="P4">
<draw:frame draw:style-name="fr1" draw:name="Image230" text:anchor-type="as-char" svg:width="6.9236in" svg:height="3.894525in" draw:z-index="0">
<draw:image xlink:href="../Images/AРМІЯINFORM/2023-04-24T63-00-00-04-00/korea-1.jpg" xlink:type="simple" xlink:show="embed" xlink:actuate="onLoad" draw:mime-type="image/jpeg"/>
</draw:frame>
South Korea increases the control over the export of a number of industrial goods of Dorosya and Belarus.</text:p>
      <text:p text:style-name="P4">
This is stated in <text:a xlink:type="simple" xlink:href="http://www.motie.go.kr/motie/ne/presse/press2/bbs/bbsView.do" text:style-name="Internet_20_link" text:visited-style-name="Visited_20_Internet_20_Link">
message</text:a>
Ministry of Commerce, Industry and Energy of South Korea.</text:p>
      <text:p text:style-name="P4">
From April 28, the list of goods for which to export to Russia and Belarus it is necessary to maintain a special permit will increase from 57 to 798 positions. These are pro -conductors, chemicals, steel, parts for cars, mechanical engineering, quantum computers.</text:p>
      <text:p text:style-name="P4">
At the same time, the South Korean Trade Agency plans to increase repression of the ordering in order to prevent situational permission to enter Russia with Chibilorus bypassing third countries.</text:p>
      <text:p text:style-name="P4">
News Source: <text:a xlink:type="simple" xlink:href="https://armyinform.com.ua/2023/04/24/pivdenna-koreya-rozshyryuye-obmezhennya-na-eksport-ponad-740-tovariv-do-rf-ta-bilorusi/" text:style-name="Internet_20_link" text:visited-style-name="Visited_20_Internet_20_Link">
https://armyinform.com.ua/2023/04/24/pivdenna-koreya-rozshyryuye-obmezhennya-na-eksport-ponad-740-tovariv-do-rf-ta-bilorusi/</text:a>
</text:p>
      <!--NEWS-->
      <text:h text:style-name="P10" text:outline-level="1">
<text:span text:style-name="T4">
Ministry of Veterans is working on modernization of services, guarantees and opportunities for veterans and their families</text:span>
</text:h>
      <text:p text:style-name="P4">
Author: ['АРМІЯINFORM']</text:p>
      <text:p text:style-name="P4">
Time: 2023-04-24T64:00:00-04:00</text:p>
      <text:p text:style-name="P4">
Description: About Chendomil, the intercessor of Ministra at the right of the veteran of Ukraine Zwan digital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tetyana-kalyta.jpg" text:style-name="Internet_20_link" text:visited-style-name="Visited_20_Internet_20_Link">
tetyana-kalyta.jpg</text:a>
']</text:p>
      <text:p text:style-name="P4">
Tags: ['ВЕТЕРАНИ', 'МІНВЕТЕРАНІВ']</text:p>
      <text:p text:style-name="P4">
Category: News</text:p>
      <!--METADATA-->
      <text:p text:style-name="P4">
<draw:frame draw:style-name="fr1" draw:name="Image231" text:anchor-type="as-char" svg:width="6.9236in" svg:height="3.894525in" draw:z-index="0">
<draw:image xlink:href="../Images/AРМІЯINFORM/2023-04-24T64-00-00-04-00/tetyana-kalyta.jpg" xlink:type="simple" xlink:show="embed" xlink:actuate="onLoad" draw:mime-type="image/jpeg"/>
</draw:frame>
This was reported by the Deputy Minister for Veterans of Ukraine for digital development, digital transformations and digitalization of Tatiana Kalita to the harmful air of the National News Marathon.</text:p>
      <text:p text:style-name="P4">
She noted that the Ministry of Veterans conducted a detailed analysis of the most popular services used by war veterans and their families. The average used are the benefits of housing and communal services and transport services. The types of sought after services in each region of the country can be different, so the ministry specialists are currently detailing such data and provider services to simplify access to them.</text:p>
      <text:p text:style-name="P4">
“The vast majority of future veterans and veterans are young people, accordingly, the list of their sought after services should be in line with modern realities. Amendments to the current legislation have already been concerned with the intent to conduct a comprehensive overview and renewal of the social protection system of war, their families, and our experts continue to actively develop in this direction, ”Tatiana Kalita stressed.</text:p>
      <text:p text:style-name="P4">
In addition, according to the Deputy Minister, the priority of the Ministry of Veterans - the expansion, digitalization and availability of services for Ukrainian veterans, their families and families of fallen soldiers. One of the already existing digital tools is created by the specialists of the Ministry of the portal "<text:a xlink:type="simple" xlink:href="https://eveteran.gov.ua/" text:style-name="Internet_20_link" text:visited-style-name="Visited_20_Internet_20_Link">
e-veteran</text:a>
» - for informing and providing skilled services to such persons.</text:p>
      <text:p text:style-name="P4">
“At each stage of the process of transition from military service to civil life, the defenders and defenders need a large number of services: from psychological assistance - to their relatives. Therefore, we do everything to be able to integrate them comfortably into civilian life, communities and economics after returning from the war, including with digital decisions, ”Tatiana Kalina said.</text:p>
      <text:p text:style-name="P4">
<text:span text:style-name="T5">
Derello: <text:a xlink:type="simple" xlink:href="https://mva.gov.ua/ua/news/tetyana-kalita-minveteraniv-pracyuye-nad-osuchasnennyam-poslug-garantij-ta-mozhlivostej-dlya-veteraniv-ta-yihnih-rodin" text:style-name="Internet_20_link" text:visited-style-name="Visited_20_Internet_20_Link">
Ministry of Veterans of Ukraine</text:a>
</text:span>
</text:p>
      <text:p text:style-name="P4">
News Source: <text:a xlink:type="simple" xlink:href="https://armyinform.com.ua/2023/04/24/minveteraniv-praczyuye-nad-osuchasnennyam-poslug/" text:style-name="Internet_20_link" text:visited-style-name="Visited_20_Internet_20_Link">
https://armyinform.com.ua/2023/04/24/minveteraniv-praczyuye-nad-osuchasnennyam-poslug/</text:a>
</text:p>
      <!--NEWS-->
      <text:h text:style-name="P10" text:outline-level="1">
<text:span text:style-name="T4">
In Kharkiv region, the defenders of Ukraine turned into a trash shock drone Kamikadze</text:span>
</text:h>
      <text:p text:style-name="P4">
Author: ['АРМІЯINFORM']</text:p>
      <text:p text:style-name="P4">
Time: 2023-04-24T65:00:00-04:00</text:p>
      <text:p text:style-name="P4">
Description: Prordordonnii at Kharkivshchini at the warehouse of the defense forces of Ukraine at onc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2.jpeg" text:style-name="Internet_20_link" text:visited-style-name="Visited_20_Internet_20_Link">
1-2.jpeg</text:a>
', '<text:a xlink:type="simple" xlink:href="https://armyinform.com.ua/wp-content/uploads/2023/04/2-7-150x150.jpeg" text:style-name="Internet_20_link" text:visited-style-name="Visited_20_Internet_20_Link">
2-7-150x150.jpeg</text:a>
', '<text:a xlink:type="simple" xlink:href="https://armyinform.com.ua/wp-content/uploads/2023/04/3-4-150x150.jpeg" text:style-name="Internet_20_link" text:visited-style-name="Visited_20_Internet_20_Link">
3-4-150x150.jpeg</text:a>
', '<text:a xlink:type="simple" xlink:href="https://armyinform.com.ua/wp-content/uploads/2023/04/4-4-150x150.jpeg" text:style-name="Internet_20_link" text:visited-style-name="Visited_20_Internet_20_Link">
4-4-150x150.jpeg</text:a>
', '<text:a xlink:type="simple" xlink:href="https://armyinform.com.ua/wp-content/uploads/2023/04/5-2-150x150.jpeg" text:style-name="Internet_20_link" text:visited-style-name="Visited_20_Internet_20_Link">
5-2-150x150.jpeg</text:a>
']</text:p>
      <text:p text:style-name="P4">
Tags: ['ДЕРЖАВНА ПРИКОРДОННА СЛУЖБА УКРАЇНИ', 'ДРОНИ', 'ХАРКІВЩИНА']</text:p>
      <text:p text:style-name="P4">
Category: News</text:p>
      <!--METADATA-->
      <text:p text:style-name="P4">
<draw:frame draw:style-name="fr1" draw:name="Image232" text:anchor-type="as-char" svg:width="6.9236in" svg:height="5.208927in" draw:z-index="0">
<draw:image xlink:href="../Images/AРМІЯINFORM/2023-04-24T65-00-00-04-00/1-2.jpeg" xlink:type="simple" xlink:show="embed" xlink:actuate="onLoad" draw:mime-type="image/jpeg"/>
</draw:frame>
Border units in Kharkiv region as a part of the Defense Forces of Ukraine together with other Ukrainian defenders continue to defend their homeland.</text:p>
      <text:p text:style-name="P4">
About it <text:a xlink:type="simple" xlink:href="https://dpsu.gov.ua/ua/news/Na-Harkivshchini-prikordonniki-peretvorili-na-smittya-udarniy-dron-kamikadze/" text:style-name="Internet_20_link" text:visited-style-name="Visited_20_Internet_20_Link">
reports</text:a>
press service of the Border Guard Service of Ukraine.</text:p>
      <text:p text:style-name="P4">
The fighters are actively opposed to the enemy's air purposes, which have been trying to strike at the positions of border guards and defense forces in the state recently.</text:p>
      <text:p text:style-name="P4">
<text:a xlink:type="simple" xlink:href="https://armyinform.com.ua/wp-content/uploads/2023/04/2-7.jpeg" text:style-name="Internet_20_link" text:visited-style-name="Visited_20_Internet_20_Link">
!(Images/AРМІЯINFORM/2023-04-24T65-00-00-04-00/2-7-150x150.jpeg)</text:a>
</text:p>
      <text:p text:style-name="P4">
<text:a xlink:type="simple" xlink:href="https://armyinform.com.ua/wp-content/uploads/2023/04/3-4.jpeg" text:style-name="Internet_20_link" text:visited-style-name="Visited_20_Internet_20_Link">
<draw:frame draw:style-name="fr1" draw:name="Image233" text:anchor-type="as-char" svg:width="6.9236in" svg:height="6.9236in" draw:z-index="0">
<draw:image xlink:href="../Images/AРМІЯINFORM/2023-04-24T65-00-00-04-00/3-4-150x150.jpeg" xlink:type="simple" xlink:show="embed" xlink:actuate="onLoad" draw:mime-type="image/jpeg"/>
</draw:frame>
</text:a>
</text:p>
      <text:p text:style-name="P4">
<text:a xlink:type="simple" xlink:href="https://armyinform.com.ua/wp-content/uploads/2023/04/4-4.jpeg" text:style-name="Internet_20_link" text:visited-style-name="Visited_20_Internet_20_Link">
<draw:frame draw:style-name="fr1" draw:name="Image234" text:anchor-type="as-char" svg:width="6.9236in" svg:height="6.9236in" draw:z-index="0">
<draw:image xlink:href="../Images/AРМІЯINFORM/2023-04-24T65-00-00-04-00/4-4-150x150.jpeg" xlink:type="simple" xlink:show="embed" xlink:actuate="onLoad" draw:mime-type="image/jpeg"/>
</draw:frame>
</text:a>
</text:p>
      <text:p text:style-name="P4">
<text:a xlink:type="simple" xlink:href="https://armyinform.com.ua/wp-content/uploads/2023/04/5-2.jpeg" text:style-name="Internet_20_link" text:visited-style-name="Visited_20_Internet_20_Link">
<draw:frame draw:style-name="fr1" draw:name="Image235" text:anchor-type="as-char" svg:width="6.9236in" svg:height="6.9236in" draw:z-index="0">
<draw:image xlink:href="../Images/AРМІЯINFORM/2023-04-24T65-00-00-04-00/5-2-150x150.jpeg" xlink:type="simple" xlink:show="embed" xlink:actuate="onLoad" draw:mime-type="image/jpeg"/>
</draw:frame>
</text:a>
The aggressor country continues to pollute the environment of our homeland with its maturity. The other day, during combat missions, the border guards recorded Kamikadze's Drone Drone, who crossed the state border and flying of Ukraine. The flight was short. Due to the constant vigilance and apt fire, the shock drone Kamikadze was transformed.</text:p>
      <text:p text:style-name="P4">
Everything will be a victory!</text:p>
      <text:p text:style-name="P4">
News Source: <text:a xlink:type="simple" xlink:href="https://armyinform.com.ua/2023/04/24/zahysnyky-ukrayiny-peretvoryly-na-smittya-udarnyj-dron/" text:style-name="Internet_20_link" text:visited-style-name="Visited_20_Internet_20_Link">
https://armyinform.com.ua/2023/04/24/zahysnyky-ukrayiny-peretvoryly-na-smittya-udarnyj-dron/</text:a>
</text:p>
      <!--NEWS-->
      <text:h text:style-name="P10" text:outline-level="1">
<text:span text:style-name="T4">
Giving F-16 will be an investment of decade in the security of the continent-Dmitry Kuleb</text:span>
</text:h>
      <text:p text:style-name="P4">
Author: ['АРМІЯINFORM']</text:p>
      <text:p text:style-name="P4">
Time: 2023-04-24T66:00:00-04:00</text:p>
      <text:p text:style-name="P4">
Description: About CED DOIMELA, URIVAS PORTAL. Nadannya of Ukrainian Council of Boyan Aviaziya ... War with Ukraine 2022, War with Ukraine latest news today, News War with Ukraine 2022 The last for today, will there be a war between Ukraine and Russia and when, the war with Ukraine will be or not, Will there be a war with Ukraine in the near future, they say, the war with Ukraine, Ukrainian news today, Ukrainian news in Ukrainian media in Russian</text:p>
      <text:p text:style-name="P4">
Images: ['<text:a xlink:type="simple" xlink:href="https://armyinform.com.ua/wp-content/uploads/2022/11/1200px-f-16_fighting_falcon.jpg" text:style-name="Internet_20_link" text:visited-style-name="Visited_20_Internet_20_Link">
1200px-f-16_fighting_falcon.jpg</text:a>
']</text:p>
      <text:p text:style-name="P4">
Tags: ['STOPRUSSIA', 'АГРЕСІЯ РФ', 'ВІЙНА', 'ВТОРГНЕННЯ РФ', 'ДМИТРО КУЛЕБА']</text:p>
      <text:p text:style-name="P4">
Category: News</text:p>
      <!--METADATA-->
      <text:p text:style-name="P4">
<draw:frame draw:style-name="fr1" draw:name="Image236" text:anchor-type="as-char" svg:width="6.9236in" svg:height="4.032997in" draw:z-index="0">
<draw:image xlink:href="../Images/AРМІЯINFORM/2023-04-24T66-00-00-04-00/1200px-f-16_fighting_falcon.jpg" xlink:type="simple" xlink:show="embed" xlink:actuate="onLoad" draw:mime-type="image/jpeg"/>
</draw:frame>
Illustrative photo</text:p>
      <text:p text:style-name="P4">
About it <text:a xlink:type="simple" xlink:href="https://www.kmu.gov.ua/news/dmytro-kuleba-ukraina-zakhyshchaie-ievropu-i-nadannia-f-16-stane-investytsiieiu-desiatylittia-u-bezpeku-kontynentu" text:style-name="Internet_20_link" text:visited-style-name="Visited_20_Internet_20_Link">
reports</text:a>
Government portal.</text:p>
      <text:p text:style-name="P4">
Providing Ukraine with modern combat aircraft will be the best investment of the European continent in the way and should be approved as soon as possible.</text:p>
      <text:p text:style-name="P4">
The Minister of Foreign Affairs of Ukraine Dmytro Kuleba declared this at EU foreign administrations on Monday, April 24.</text:p>
      <text:p text:style-name="P4">
"There are no rational arguments why Ukraine cannot receive modern -day planes in Western type, and I am convinced that this decision will be made. Ukraine is a defender of Europe. The provision of F-16 aircraft to Ukraine will be the best investment of this decade into the safety of the European continent, ”-said Dmitry Kuleba.</text:p>
      <text:p text:style-name="P4">
The Minister has believed that the European Union countries are capable of playing a conductive role in making a decision to give Ukraine modern combat aviation and thus demonstrate its strategic leadership.</text:p>
      <text:p text:style-name="P4">
“It is necessary to start training Ukrainian pilots on aircraft type as soon as possible, so that at the time of their provision we can immediately use them. It will save the lives of our soldiers and civilians and guarantee Ukraine's attitude over the enemy in the air, ”the minister said.</text:p>
      <text:p text:style-name="P4">
The Minister separately stressed that the provision of F-16 and integration of the prototype and missing defense of Ukraine and neighboring countries will be the formation of the formation of the infrastructure of the peaceful European sky.</text:p>
      <text:p text:style-name="P4">
News Source: <text:a xlink:type="simple" xlink:href="https://armyinform.com.ua/2023/04/24/nadannya-f-16-stane-investycziyeyu-desyatylittya/" text:style-name="Internet_20_link" text:visited-style-name="Visited_20_Internet_20_Link">
https://armyinform.com.ua/2023/04/24/nadannya-f-16-stane-investycziyeyu-desyatylittya/</text:a>
</text:p>
      <!--NEWS-->
      <text:h text:style-name="P10" text:outline-level="1">
<text:span text:style-name="T4">
Dmytro Kuleba urged the European Union to speed up the supply of weapons and artillery ammunition</text:span>
</text:h>
      <text:p text:style-name="P4">
Author: ['АРМІЯINFORM']</text:p>
      <text:p text:style-name="P4">
Time: 2023-04-24T67:00:00-04:00</text:p>
      <text:p text:style-name="P4">
Description: Bezpeka єvropi Ofts to lie in the Schwidkosti, the Omphozygs of the Support of Zbro is the Boyspasі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dmytro-kuleba.jpg" text:style-name="Internet_20_link" text:visited-style-name="Visited_20_Internet_20_Link">
dmytro-kuleba.jpg</text:a>
']</text:p>
      <text:p text:style-name="P4">
Tags: []</text:p>
      <text:p text:style-name="P4">
Category: News</text:p>
      <!--METADATA-->
      <text:p text:style-name="P4">
<draw:frame draw:style-name="fr1" draw:name="Image237" text:anchor-type="as-char" svg:width="6.9236in" svg:height="4.619339in" draw:z-index="0">
<draw:image xlink:href="../Images/AРМІЯINFORM/2023-04-24T67-00-00-04-00/dmytro-kuleba.jpg" xlink:type="simple" xlink:show="embed" xlink:actuate="onLoad" draw:mime-type="image/jpeg"/>
</draw:frame>
Dmytro Kuleba. Photo: Carolyn Kaster / AFP</text:p>
      <text:p text:style-name="P4">
The security of Europe now depends on the speed and volume of supply of camp weapons to support Ukraine in the restoration of the territorial integrity of the truthful peace.</text:p>
      <text:p text:style-name="P4">
The Minister of Foreign Affairs of Ukraine Dmytro Kuleba declared this at EU foreign administrations on Monday, April 24.</text:p>
      <text:p text:style-name="P4">
“The defeat of Russia is a guarantee of normal life for Europe. There is no more important task now. To achieve Ukraine require more weapons of camps, and all this must be delivered as soon as possible, ”the minister said.</text:p>
      <text:p text:style-name="P4">
Dmytro Kuleba stressed that a party that has better logistics and supply has a better chance of winning the war. He called on European colleagues to summarize supply and to ensure the decisive advantage of Ukraine over Rosiyin Field of Battle.</text:p>
      <text:p text:style-name="P4">
“We have a common strategic goal: to ensure peace in Europe for future prisoners. This goal now depends on the speed of your decisions and their implementation. Let us save all the paper walls. We overcome all procedural obstacles. We will speed up every process. We will destroy any delays on the way between the decision of weapons and its arrival at the border of Ukraine, ”he urged.</text:p>
      <text:p text:style-name="P4">
The minister listed short -term, medium -term and long -term military. He urged Ukraine to give Ukraine more armored vehicles, tanks and artillery systems, long-range artillery camps, strengthen Ukraine's air defense and anti-missile defense, and integrate it with neighboring EU countries, as well as the immediate start of Ukrainian pilots.</text:p>
      <text:p text:style-name="P4">
In the medium term, the minister called on European colleagues to increase the omissive capacity of logistics and repair hubs, to continue and expand training programs for the Ukrainian military, to cover the need for ammunition for increasing production.</text:p>
      <text:p text:style-name="P4">
In the long run for several years, the Foreign Minister of Ukraine called on the EU foreign ministers to focus on the development of a common political policy, which will include Ukraine as an integral part.<text:span text:style-name="T5">
Derelo: <text:a xlink:type="simple" xlink:href="https://www.kmu.gov.ua/news/dmytro-kuleba-zaklykav-ministriv-zakordonnykh-sprav-ievrosoiuzu-pryshvydshyty-postachannia-zbroi-ta-artyleriiskykh-boieprypasiv" text:style-name="Internet_20_link" text:visited-style-name="Visited_20_Internet_20_Link">
Ministry of Foreign Affairs of Ukraine</text:a>
</text:span>
</text:p>
      <text:p text:style-name="P4">
News Source: <text:a xlink:type="simple" xlink:href="https://armyinform.com.ua/2023/04/24/dmytro-kuleba-zaklykav-yevrosoyuz-pryshvydshyty-postachannya-zbroyi-ta-artylerijskyh-boyeprypasiv/" text:style-name="Internet_20_link" text:visited-style-name="Visited_20_Internet_20_Link">
https://armyinform.com.ua/2023/04/24/dmytro-kuleba-zaklykav-yevrosoyuz-pryshvydshyty-postachannya-zbroyi-ta-artylerijskyh-boyeprypasiv/</text:a>
</text:p>
      <!--NEWS-->
      <text:h text:style-name="P10" text:outline-level="1">
<text:span text:style-name="T4">
In the use of the Ministry of Defense returned the premises in Bila Tserkva</text:span>
</text:h>
      <text:p text:style-name="P4">
Author: ['АРМІЯINFORM']</text:p>
      <text:p text:style-name="P4">
Time: 2023-04-24T68:00:00-04:00</text:p>
      <text:p text:style-name="P4">
Description: The Viconnya Rishnnya Mr. Kiwasko, Yak, was gained by the fourth Pisl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12/photo_2021-12-10_12-16-09.jpg" text:style-name="Internet_20_link" text:visited-style-name="Visited_20_Internet_20_Link">
photo_2021-12-10_12-16-09.jpg</text:a>
']</text:p>
      <text:p text:style-name="P4">
Tags: ['МОУ', 'СПЕЦІАЛЬНА ПРОКУРАТУРА У СФЕРІ ОБОРОНИ']</text:p>
      <text:p text:style-name="P4">
Category: News</text:p>
      <!--METADATA-->
      <text:p text:style-name="P4">
<draw:frame draw:style-name="fr1" draw:name="Image238" text:anchor-type="as-char" svg:width="6.9236in" svg:height="4.608521in" draw:z-index="0">
<draw:image xlink:href="../Images/AРМІЯINFORM/2023-04-24T68-00-00-04-00/photo_2021-12-10_12-16-09.jpg" xlink:type="simple" xlink:show="embed" xlink:actuate="onLoad" draw:mime-type="image/jpeg"/>
</draw:frame>
Ministry of Defence Ukraine</text:p>
      <text:p text:style-name="P4">
In accordance with the decision of the Commercial Court of the Kyiv region, which, after the appeal review, at the end of April, the current, the Rokavore Commission of the Defense Office was adopted by the act of acceptance and transfer in Bila Tserkva, the estimated value of which is almost 3 million.</text:p>
      <text:p text:style-name="P4">
About it <text:a xlink:type="simple" xlink:href="https://vppnr.gp.gov.ua/ua/news.html" text:style-name="Internet_20_link" text:visited-style-name="Visited_20_Internet_20_Link">
reports</text:a>
Specialized Prosecutor's Office in the Central Region Defense.</text:p>
      <text:p text:style-name="P4">
The Bilotserkiv Specialized Prosecutor's Office in the field of defense of the Central Region ensured the implementation of the decision of the Commercial Court of the Kyiv region on 30.08.2022 on the return to the use of the apartment and operational department of Bila Tserkva of non-residential premises, which belongs to the Ministry of Defense of Ukraine.</text:p>
      <text:p text:style-name="P4">
According to the Provisional Services Agreement, the tenant-an individual entrepreneur was obliged to return the KEV in Bila Tserkva. The specified premises of 156.4 square meters. m, which was used to carry out economic activity.</text:p>
      <text:p text:style-name="P4">
Contrary to the terms of the concluded contract, the tenant did not comply with the sebete liabilities.</text:p>
      <text:p text:style-name="P4">
In order to restore the interests of the state, the prosecutors of the Belotserkovskaya Prosecutor's Office filed a statement of claim in the interests of the Ministry of Defense of Ukraine.</text:p>
      <text:p text:style-name="P4">
According to the results of long -term trial, the court agreed with the prosecutor's office and satisfied the claim.</text:p>
      <text:p text:style-name="P4">
News Source: <text:a xlink:type="simple" xlink:href="https://armyinform.com.ua/2023/04/24/u-korystuvannya-minoborony-povernuto-prymishhennya-u-bilij-czerkvi/" text:style-name="Internet_20_link" text:visited-style-name="Visited_20_Internet_20_Link">
https://armyinform.com.ua/2023/04/24/u-korystuvannya-minoborony-povernuto-prymishhennya-u-bilij-czerkvi/</text:a>
</text:p>
      <!--NEWS-->
      <text:h text:style-name="P10" text:outline-level="1">
<text:span text:style-name="T4">
President of Ukraine: Life and Peace are the highest value, and the greatest meanness is to wage bandit wars</text:span>
</text:h>
      <text:p text:style-name="P4">
Author: ['АРМІЯINFORM']</text:p>
      <text:p text:style-name="P4">
Time: 2023-04-24T69:00:00-04:00</text:p>
      <text:p text:style-name="P4">
Description: Zhitty - Ts Nyveshchi Tsіnnіst. The world is Nyvishchi I NUBILSHA PIDLIST - IT AGRESIY ... War with Ukraine 2022, War with Ukraine Latest News Today, News War with Ukraine 2022 The last for today, will there be a war between Ukraine and Russia and when, the war with Ukraine will be or not, it will be, Will there be a war with Ukraine in the near future, they say, the war with Ukraine, Ukrainian news today, Ukrainian news in Ukrainian media in Russian</text:p>
      <text:p text:style-name="P4">
Images: ['<text:a xlink:type="simple" xlink:href="https://armyinform.com.ua/wp-content/uploads/2023/04/photo_5348229449373567051_y.jpg" text:style-name="Internet_20_link" text:visited-style-name="Visited_20_Internet_20_Link">
photo_5348229449373567051_y.jpg</text:a>
', '<text:a xlink:type="simple" xlink:href="https://armyinform.com.ua/wp-content/uploads/2023/04/photo_5348229449373567045_y-150x150.jpg" text:style-name="Internet_20_link" text:visited-style-name="Visited_20_Internet_20_Link">
photo_5348229449373567045_y-150x150.jpg</text:a>
', '<text:a xlink:type="simple" xlink:href="https://armyinform.com.ua/wp-content/uploads/2023/04/photo_5348229449373567046_y-150x150.jpg" text:style-name="Internet_20_link" text:visited-style-name="Visited_20_Internet_20_Link">
photo_5348229449373567046_y-150x150.jpg</text:a>
', '<text:a xlink:type="simple" xlink:href="https://armyinform.com.ua/wp-content/uploads/2023/04/photo_5348229449373567048_y-150x150.jpg" text:style-name="Internet_20_link" text:visited-style-name="Visited_20_Internet_20_Link">
photo_5348229449373567048_y-150x150.jpg</text:a>
', '<text:a xlink:type="simple" xlink:href="https://armyinform.com.ua/wp-content/uploads/2023/04/photo_5348229449373567050_y-150x150.jpg" text:style-name="Internet_20_link" text:visited-style-name="Visited_20_Internet_20_Link">
photo_5348229449373567050_y-150x150.jpg</text:a>
']</text:p>
      <text:p text:style-name="P4">
Tags: ['ПРЕЗИДЕНТ УКРАЇНИ']</text:p>
      <text:p text:style-name="P4">
Category: News</text:p>
      <!--METADATA-->
      <text:p text:style-name="P4">
<draw:frame draw:style-name="fr1" draw:name="Image239" text:anchor-type="as-char" svg:width="6.9236in" svg:height="4.01713in" draw:z-index="0">
<draw:image xlink:href="../Images/AРМІЯINFORM/2023-04-24T69-00-00-04-00/photo_5348229449373567051_y.jpg" xlink:type="simple" xlink:show="embed" xlink:actuate="onLoad" draw:mime-type="image/jpeg"/>
</draw:frame>
Life is the highest value. Peace is the highest value. And the greatest meanness is to aggression against another people and to wage bandit wars.</text:p>
      <text:p text:style-name="P4">
This <text:a xlink:type="simple" xlink:href="https://t.me/V_Zelenskiy_official/5980" text:style-name="Internet_20_link" text:visited-style-name="Visited_20_Internet_20_Link">
noted</text:a>
President of Ukraine Vladimir Zelensky in his telegram.</text:p>
      <text:p text:style-name="P4">
“Can Ukraine not resist the aggression of a terrorist? No, because then we lose life. And it's not just about something abstract. Our land came to those for a life, ”the head of state explained.</text:p>
      <text:p text:style-name="P4">
<text:a xlink:type="simple" xlink:href="https://armyinform.com.ua/wp-content/uploads/2023/04/photo_5348229449373567045_y.jpg" text:style-name="Internet_20_link" text:visited-style-name="Visited_20_Internet_20_Link">
!(Images/AРМІЯINFORM/2023-04-24T69-00-00-04-00/photo_5348229449373567045_y-150x150.jpg)</text:a>
</text:p>
      <text:p text:style-name="P4">
<text:a xlink:type="simple" xlink:href="https://armyinform.com.ua/wp-content/uploads/2023/04/photo_5348229449373567046_y.jpg" text:style-name="Internet_20_link" text:visited-style-name="Visited_20_Internet_20_Link">
<draw:frame draw:style-name="fr1" draw:name="Image240" text:anchor-type="as-char" svg:width="6.9236in" svg:height="6.9236in" draw:z-index="0">
<draw:image xlink:href="../Images/AРМІЯINFORM/2023-04-24T69-00-00-04-00/photo_5348229449373567046_y-150x150.jpg" xlink:type="simple" xlink:show="embed" xlink:actuate="onLoad" draw:mime-type="image/jpeg"/>
</draw:frame>
</text:a>
</text:p>
      <text:p text:style-name="P4">
<text:a xlink:type="simple" xlink:href="https://armyinform.com.ua/wp-content/uploads/2023/04/photo_5348229449373567048_y.jpg" text:style-name="Internet_20_link" text:visited-style-name="Visited_20_Internet_20_Link">
<draw:frame draw:style-name="fr1" draw:name="Image241" text:anchor-type="as-char" svg:width="6.9236in" svg:height="6.9236in" draw:z-index="0">
<draw:image xlink:href="../Images/AРМІЯINFORM/2023-04-24T69-00-00-04-00/photo_5348229449373567048_y-150x150.jpg" xlink:type="simple" xlink:show="embed" xlink:actuate="onLoad" draw:mime-type="image/jpeg"/>
</draw:frame>
</text:a>
</text:p>
      <text:p text:style-name="P4">
<text:a xlink:type="simple" xlink:href="https://armyinform.com.ua/wp-content/uploads/2023/04/photo_5348229449373567050_y.jpg" text:style-name="Internet_20_link" text:visited-style-name="Visited_20_Internet_20_Link">
<draw:frame draw:style-name="fr1" draw:name="Image242" text:anchor-type="as-char" svg:width="6.9236in" svg:height="6.9236in" draw:z-index="0">
<draw:image xlink:href="../Images/AРМІЯINFORM/2023-04-24T69-00-00-04-00/photo_5348229449373567050_y-150x150.jpg" xlink:type="simple" xlink:show="embed" xlink:actuate="onLoad" draw:mime-type="image/jpeg"/>
</draw:frame>
</text:a>
</text:p>
      <text:p text:style-name="P4">
News Source: <text:a xlink:type="simple" xlink:href="https://armyinform.com.ua/2023/04/24/prezydent-ukrayiny-zhyttya-i-myr-najvyshha-czinnist-a-najbilsha-pidlist-vesty-bandytski-vijny/" text:style-name="Internet_20_link" text:visited-style-name="Visited_20_Internet_20_Link">
https://armyinform.com.ua/2023/04/24/prezydent-ukrayiny-zhyttya-i-myr-najvyshha-czinnist-a-najbilsha-pidlist-vesty-bandytski-vijny/</text:a>
</text:p>
      <!--NEWS-->
      <text:h text:style-name="P10" text:outline-level="1">
<text:span text:style-name="T4">
The Wagnerian will stand before the court, which stormed the positions of defense forces under Bakhmut</text:span>
</text:h>
      <text:p text:style-name="P4">
Author: ['АРМІЯINFORM']</text:p>
      <text:p text:style-name="P4">
Time: 2023-04-24T70:00:00-04:00</text:p>
      <text:p text:style-name="P4">
Description: Zikrauno Dokazov’s base of the Boyfish of the Rosiyski -Privata Companion “Wagner”, Yakii Fate at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2998952_260839229631415_692207420163808890_n.jpg" text:style-name="Internet_20_link" text:visited-style-name="Visited_20_Internet_20_Link">
342998952_260839229631415_692207420163808890_n.jpg</text:a>
']</text:p>
      <text:p text:style-name="P4">
Tags: ['ПВК "ВАГНЕР"', 'СБУ']</text:p>
      <text:p text:style-name="P4">
Category: News</text:p>
      <!--METADATA-->
      <text:p text:style-name="P4">
<draw:frame draw:style-name="fr1" draw:name="Image243" text:anchor-type="as-char" svg:width="6.9236in" svg:height="4.66766in" draw:z-index="0">
<draw:image xlink:href="../Images/AРМІЯINFORM/2023-04-24T70-00-00-04-00/342998952_260839229631415_692207420163808890_n.jpg" xlink:type="simple" xlink:show="embed" xlink:actuate="onLoad" draw:mime-type="image/jpeg"/>
</draw:frame>
The evidence base of the militant of the Russian private company "Wagner" was collected, which participated in hostilities against the forces of defense on the Eastern Front. The Ukrainian respects were captured by the occupier at the end of December last year during the Bakhmut direction.</text:p>
      <text:p text:style-name="P4">
About it <text:a xlink:type="simple" xlink:href="https://ssu.gov.ua/novyny/za-materialamy-sbu-pered-sudom-postane-vahnerivets-yakyi-shturmuvav-pozytsii-syl-oborony-pid-bakhmutom" text:style-name="Internet_20_link" text:visited-style-name="Visited_20_Internet_20_Link">
reports</text:a>
Security Service of Ukraine.</text:p>
      <text:p text:style-name="P4">
According to the investigation, the attacker is a 23-year-old citizen of one of the countries of central Asia, who served his sentence in the Tyumen correctional colony of the Russian Federation. In October last year, Wagner representatives offered to the Russian private company to participate in the Anti -Ukraine war. Under the terms of the "contract" he was promised 200 thousand rubles and "cancellation" of criminal record.</text:p>
      <text:p text:style-name="P4">
A month later, he, together with other convicts who joined Wagner, arrived in Rostov, where he received a military uniform, weapons of the camp. Then the mercenaries were sent to the Training Polygon, which is released in the temporarily occupied territory of Luhansk region. However, due to the performance of combat training instructors, the "training course" was not fulfilled.</text:p>
      <text:p text:style-name="P4">
In early December last year, the person involved in the occupying group was thrown to the Eastern Front. But he did not stay there.</text:p>
      <text:p text:style-name="P4">
The person was reported suspicion. The attacker is in custody. Now he grows up to 10 years in prison.</text:p>
      <text:p text:style-name="P4">
News Source: <text:a xlink:type="simple" xlink:href="https://armyinform.com.ua/2023/04/24/pered-sudom-postane-vagnerivecz-yakyj-shturmuvav-pozycziyi-syl-oborony-pid-bahmutom/" text:style-name="Internet_20_link" text:visited-style-name="Visited_20_Internet_20_Link">
https://armyinform.com.ua/2023/04/24/pered-sudom-postane-vagnerivecz-yakyj-shturmuvav-pozycziyi-syl-oborony-pid-bahmutom/</text:a>
</text:p>
      <!--NEWS-->
      <text:h text:style-name="P10" text:outline-level="1">
<text:span text:style-name="T4">
Military Education in the Russian Federation: What changed from February 24, 2022</text:span>
</text:h>
      <text:p text:style-name="P4">
Author: ['АРМІЯINFORM']</text:p>
      <text:p text:style-name="P4">
Time: 2023-04-24T71:00:00-04:00</text:p>
      <text:p text:style-name="P4">
Description: Skilki Ofіtsev before the invaders Vitinati VIISKOVI VISHI RF Shorto? Skilki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p>
      <text:p text:style-name="P4">
Tags: ['ПЕТРО ЧЕРНИК']</text:p>
      <text:p text:style-name="P4">
Category: News</text:p>
      <!--METADATA-->
      <text:p text:style-name="P4">
How many officers could have been released before the invasion of the Russian universities every year? How many training centers were the Russians planned to open after 24th 2022? But will this affect the further course of fighting? Military analyst Petro Chernik told about cespectionally for the army.</text:p>
      <text:p text:style-name="P4">
News Source: <text:a xlink:type="simple" xlink:href="https://armyinform.com.ua/2023/04/24/vijskova-osvita-v-rf-shho-zminylos-vid-24-lyutogo-2022-roku/" text:style-name="Internet_20_link" text:visited-style-name="Visited_20_Internet_20_Link">
https://armyinform.com.ua/2023/04/24/vijskova-osvita-v-rf-shho-zminylos-vid-24-lyutogo-2022-roku/</text:a>
</text:p>
      <!--NEWS-->
      <text:h text:style-name="P10" text:outline-level="1">
<text:span text:style-name="T4">
EU and Ukraine will recognize and enforce each other's court decisions</text:span>
</text:h>
      <text:p text:style-name="P4">
Author: ['АРМІЯINFORM']</text:p>
      <text:p text:style-name="P4">
Time: 2023-04-24T72:00:00-04:00</text:p>
      <text:p text:style-name="P4">
Description: Syogodnі, 24 kvіniki 2023 Roku, єvrrada, got up to get up of the Dogovirni Vindosi z ... War with Ukraine 2022,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europe_ukraine.jpg" text:style-name="Internet_20_link" text:visited-style-name="Visited_20_Internet_20_Link">
europe_ukraine.jpg</text:a>
']</text:p>
      <text:p text:style-name="P4">
Tags: ['ЄВРОПЕЙСЬКИЙ СОЮЗ', 'ЄВРОРАДА', 'СУДОВА СИСТЕМА']</text:p>
      <text:p text:style-name="P4">
Category: News</text:p>
      <!--METADATA-->
      <text:p text:style-name="P4">
<draw:frame draw:style-name="fr1" draw:name="Image244" text:anchor-type="as-char" svg:width="6.9236in" svg:height="3.894525in" draw:z-index="0">
<draw:image xlink:href="../Images/AРМІЯINFORM/2023-04-24T72-00-00-04-00/europe_ukraine.jpg" xlink:type="simple" xlink:show="embed" xlink:actuate="onLoad" draw:mime-type="image/jpeg"/>
</draw:frame>
Today, on April 24, 2023, the Euro Council agreed to establish a contractual relation with Ukraine within the framework of the Hague Convention on the recognition and execution of foreign court decisions in civil or commercial cases(The so -called statement of court decisions). Ця Гаазька конвенція, укладена у 2019 році, єміжнародним договором, який зобов’язує держави-учасниці визнавати тавиконувати судові рішення, винесені у цивільних або комерційних справах вінших державах-учасницях.</text:p>
      <text:p text:style-name="P4">
Про це <text:a xlink:type="simple" xlink:href="https://www.consilium.europa.eu/en/press/press-releases/2023/04/24/the-eu-and-ukraine-will-recognise-and-enforce-each-other-s-court-decisions/" text:style-name="Internet_20_link" text:visited-style-name="Visited_20_Internet_20_Link">
йдеться</text:a>
in the message of the European Council.</text:p>
      <text:p text:style-name="P4">
In 2022, Ukraine ratified the Convention, according to which the contractual relations between Ukraine and the EU will be established <text:span text:style-name="T4">
 September 1, 2023 </text:span>
, if none is deny.</text:p>
      <text:p text:style-name="P4">
The Member States of the European Union believe that there are no fundamental obstacles, such as related to the independence and efficiency of the judicial system, the struggle of the corruption or the observance of fundamental rights that could interfere with the EU to join in the right relations with Ukraine.</text:p>
      <text:p text:style-name="P4">
Thus, today's decision opens the EU way to join the contracting relations with Ukraine in accordance with the Convention on Judgments. It is to promote and enforce the EU and Ukraine court decisions in civil and commercial laws, which makes it an important tool for promoting international trade.</text:p>
      <text:p text:style-name="P4">
News Source: <text:a xlink:type="simple" xlink:href="https://armyinform.com.ua/2023/04/24/yes-i-ukrayina-vyznavatymut-j-vykonuvatymut-sudovi-rishennya-odyn-odnogo/" text:style-name="Internet_20_link" text:visited-style-name="Visited_20_Internet_20_Link">
https://armyinform.com.ua/2023/04/24/yes-i-ukrayina-vyznavatymut-j-vykonuvatymut-sudovi-rishennya-odyn-odnogo/</text:a>
</text:p>
      <!--NEWS-->
      <text:h text:style-name="P10" text:outline-level="1">
<text:span text:style-name="T4">
Almost 16 million hryvnias of state assistance were listed to those who were or still in captivity</text:span>
</text:h>
      <text:p text:style-name="P4">
Author: ['АРМІЯINFORM']</text:p>
      <text:p text:style-name="P4">
Time: 2023-04-24T73:00:00-04:00</text:p>
      <text:p text:style-name="P4">
Description: 13.3 million hryvnias on banivsky rahunki Sim'ykh of the Ukrainian Bastards, Yaki were hidden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0/groshova-dopomoga.jpg" text:style-name="Internet_20_link" text:visited-style-name="Visited_20_Internet_20_Link">
groshova-dopomoga.jpg</text:a>
']</text:p>
      <text:p text:style-name="P4">
Tags: ['ВІЙСЬКОВОПОЛОНЕНІ', 'ДЕРЖАВНА ДОПОМОГА', 'МІНРЕІНТЕГРАЦІЇ']</text:p>
      <text:p text:style-name="P4">
Category: News</text:p>
      <!--METADATA-->
      <text:p text:style-name="P4">
<draw:frame draw:style-name="fr1" draw:name="Image245" text:anchor-type="as-char" svg:width="6.9236in" svg:height="4.542853in" draw:z-index="0">
<draw:image xlink:href="../Images/AРМІЯINFORM/2023-04-24T73-00-00-04-00/groshova-dopomoga.jpg" xlink:type="simple" xlink:show="embed" xlink:actuate="onLoad" draw:mime-type="image/jpeg"/>
</draw:frame>
13.3 million hryvnias were sent to bank accounts to families of Ukrainian citizens who are illegally deprived of freedom by the Russian Federation. And UAH 2.4 million was released from Russian captivity.</text:p>
      <text:p text:style-name="P4">
About it <text:a xlink:type="simple" xlink:href="https://minre.gov.ua/2023/04/24/minreintegracziyi-pererahuvalo-shhe-157-mln-gryven-tym-hto-buv-chy-dosi-v-poloni/" text:style-name="Internet_20_link" text:visited-style-name="Visited_20_Internet_20_Link">
reports</text:a>
The Ministry of Reintegration of Temporarily Occupied Territories.</text:p>
      <text:p text:style-name="P4">
Thus, state financial aid for 100 thousand hryvnias received another 133 people of political prisoners, civilians and prisoners of war. And also 24 persons who were released from captivity.</text:p>
      <text:p text:style-name="P4">
It should be noted that in January-March, the Ministry of Reintegration transferred UAH 100,000 to 226 released from captivity and 122 families of prisoners.</text:p>
      <text:p text:style-name="P4">
News Source: <text:a xlink:type="simple" xlink:href="https://armyinform.com.ua/2023/04/24/pererahovano-majzhe16-mln-gryven-derzhdopomogy-tym-hto-buv-chy-dosi-v-poloni/" text:style-name="Internet_20_link" text:visited-style-name="Visited_20_Internet_20_Link">
https://armyinform.com.ua/2023/04/24/pererahovano-majzhe16-mln-gryven-derzhdopomogy-tym-hto-buv-chy-dosi-v-poloni/</text:a>
</text:p>
      <!--NEWS-->
      <text:h text:style-name="P10" text:outline-level="1">
<text:span text:style-name="T4">
Ukraine has increased the ban on the use of symbolism, associated with#8217;</text:span>
</text:h>
      <text:p text:style-name="P4">
Author: ['АРМІЯINFORM']</text:p>
      <text:p text:style-name="P4">
Time: 2023-04-24T74:00:00-04:00</text:p>
      <text:p text:style-name="P4">
Description: Kabіnet Minstryv Ukrainian, dating the fence on Vikoristanni Symboliki, the good of the ...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aborona.jpg" text:style-name="Internet_20_link" text:visited-style-name="Visited_20_Internet_20_Link">
zaborona.jpg</text:a>
']</text:p>
      <text:p text:style-name="P4">
Tags: ['STOPRUSSIA', 'АГРЕСІЯ РФ', 'КАБІНЕТ МІНІСТРІВ УКРАЇНИ']</text:p>
      <text:p text:style-name="P4">
Category: News</text:p>
      <!--METADATA-->
      <text:p text:style-name="P4">
<draw:frame draw:style-name="fr1" draw:name="Image246" text:anchor-type="as-char" svg:width="6.9236in" svg:height="3.894525in" draw:z-index="0">
<draw:image xlink:href="../Images/AРМІЯINFORM/2023-04-24T74-00-00-04-00/zaborona.jpg" xlink:type="simple" xlink:show="embed" xlink:actuate="onLoad" draw:mime-type="image/jpeg"/>
</draw:frame>
The Cabinet of Ministers of Ukraine increased the ban on the use of symbols related to Russian Nazism.</text:p>
      <text:p text:style-name="P4">
This is stated in the appropriate <text:a xlink:type="simple" xlink:href="https://www.kmu.gov.ua/npas/pro-vnesennia-zminy-do-punktu-2-postanovy-kabine-a367" text:style-name="Internet_20_link" text:visited-style-name="Visited_20_Internet_20_Link">
decision</text:a>
Ukrainian Government.</text:p>
      <text:p text:style-name="P4">
Resolution No. 367 of April 21, 2023 prohibited the use of "symbolism of communist totalitarian regime, national-socialist(Nazi)the totalitarian regime and the military invasion of the Russian Nazi totalitarian regime in Ukraine. ”</text:p>
      <text:p text:style-name="P4">
News Source: <text:a xlink:type="simple" xlink:href="https://armyinform.com.ua/2023/04/24/ukrayina-posylyla-zaboronu-na-vykorystannya-symvoliky-povyazanoyi-z-rosijskym-naczyzmom/" text:style-name="Internet_20_link" text:visited-style-name="Visited_20_Internet_20_Link">
https://armyinform.com.ua/2023/04/24/ukrayina-posylyla-zaboronu-na-vykorystannya-symvoliky-povyazanoyi-z-rosijskym-naczyzmom/</text:a>
</text:p>
      <!--NEWS-->
      <text:h text:style-name="P10" text:outline-level="1">
<text:span text:style-name="T4">
On April 25, hotline calls will be answered</text:span>
</text:h>
      <text:p text:style-name="P4">
Author: ['АРМІЯINFORM']</text:p>
      <text:p text:style-name="P4">
Time: 2023-04-24T75:00:00-04:00</text:p>
      <text:p text:style-name="P4">
Description: 25 KVITRY Z 13:00 to 14:00 at the number of Garyachoi LINIї 0 800 507 028 VIISKOVOVOSKY forces ... War with Ukraine 2022, War with Ukraine Latest News today, News War with Ukraine 2022 Last for today, will there be a war between Ukraine and there is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1-59-1.jpg" text:style-name="Internet_20_link" text:visited-style-name="Visited_20_Internet_20_Link">
1-59-1.jpg</text:a>
']</text:p>
      <text:p text:style-name="P4">
Tags: ['ГАРЯЧА ЛІНІЯ', 'ГЕНЕРАЛ-МАЙОР ІГОР ТАНЦЮРА', 'СИЛИ ТЕРИТОРІАЛЬНОЇ ОБОРОНИ']</text:p>
      <text:p text:style-name="P4">
Category: News</text:p>
      <!--METADATA-->
      <text:p text:style-name="P4">
<draw:frame draw:style-name="fr1" draw:name="Image247" text:anchor-type="as-char" svg:width="6.9236in" svg:height="4.615733in" draw:z-index="0">
<draw:image xlink:href="../Images/AРМІЯINFORM/2023-04-24T75-00-00-04-00/1-59-1.jpg" xlink:type="simple" xlink:show="embed" xlink:actuate="onLoad" draw:mime-type="image/jpeg"/>
</draw:frame>
<text:span text:style-name="T4">
 April 25 from 1:00 pm to 14:00 </text:span>
 at the hotline <text:span text:style-name="T4">
 0 800 507 02 </text:span>
 8-year-old servicemen of the Armed Forces of the Armed Forces and their relatives will be able to settle with the Commander of the Armed Forces of the Armed Forces of the Armed Forces of the Armed Forces of Ukraine.</text:p>
      <text:p text:style-name="P4">
About it <text:a xlink:type="simple" xlink:href="https://www.facebook.com/TerritorialDefenseForces/posts/pfbid0DAXawDEeFJHZxTe2CEvceevCTrEsSuiJ6HqiifA1nSV9cX3uKxMaHS69TkfQtBXXl" text:style-name="Internet_20_link" text:visited-style-name="Visited_20_Internet_20_Link">
reports</text:a>
Public Relations Service of the Armed Forces of the Armed Forces.</text:p>
      <text:p text:style-name="P4">
“Our hotline has been operating daily since the beginning of February 2022. During this time, about 90,000 calls were received. We try to resolve every issue that we are asking us. It is very important for us to support every one of our homes, ”the message reads.</text:p>
      <text:p text:style-name="P4">
News Source: <text:a xlink:type="simple" xlink:href="https://armyinform.com.ua/2023/04/24/25-kvitnya-na-dzvinky-garyachoyi-liniyi-vidpovidatyme-komanduvach-syl-teroborony-zsu/" text:style-name="Internet_20_link" text:visited-style-name="Visited_20_Internet_20_Link">
https://armyinform.com.ua/2023/04/24/25-kvitnya-na-dzvinky-garyachoyi-liniyi-vidpovidatyme-komanduvach-syl-teroborony-zsu/</text:a>
</text:p>
      <!--NEWS-->
      <text:h text:style-name="P10" text:outline-level="1">
<text:span text:style-name="T4">
In Sumy region, a residential building - OK "North" caught fire as a result of Russian shelling.</text:span>
</text:h>
      <text:p text:style-name="P4">
Author: ['АРМІЯINFORM']</text:p>
      <text:p text:style-name="P4">
Time: 2023-04-24T76:00:00-04:00</text:p>
      <text:p text:style-name="P4">
Description: Rosіyskі Pytnkiyinі biechi fired a prinnet for the Summodnoye Zi Stvil ... War with Ukraine 2022, War with Ukraine Latest News today, News War with Ukraine 2022 Last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630_360_1574102935-316-5.jpg" text:style-name="Internet_20_link" text:visited-style-name="Visited_20_Internet_20_Link">
630_360_1574102935-316-5.jpg</text:a>
']</text:p>
      <text:p text:style-name="P4">
Tags: ['ВОРОЖІ ОБСТРІЛИ', 'ОПЕРАТИВНЕ КОМАНДУВАННЯ «ПІВНІЧ»']</text:p>
      <text:p text:style-name="P4">
Category: News</text:p>
      <!--METADATA-->
      <text:p text:style-name="P4">
<draw:frame draw:style-name="fr1" draw:name="Image248" text:anchor-type="as-char" svg:width="6.9236in" svg:height="3.956343in" draw:z-index="0">
<draw:image xlink:href="../Images/AРМІЯINFORM/2023-04-24T76-00-00-04-00/630_360_1574102935-316-5.jpg" xlink:type="simple" xlink:show="embed" xlink:actuate="onLoad" draw:mime-type="image/jpeg"/>
</draw:frame>
The Russian occupation troops fired at the border of Sumy region of the CEO of Artillery twice.</text:p>
      <text:p text:style-name="P4">
About it <text:a xlink:type="simple" xlink:href="https://t.me/ok_pivnich1/2028" text:style-name="Internet_20_link" text:visited-style-name="Visited_20_Internet_20_Link">
reports</text:a>
Operational Command "North".</text:p>
      <text:p text:style-name="P4">
"From <text:span text:style-name="T4">
 14: 00 to 14:15 </text:span>
 9 parishes were recorded, probably from the artillery, in the area of Kucherivka settlement," the post reads.</text:p>
      <text:p text:style-name="P4">
According to the SES, a dwelling house caught fire as a result of shelling. Rescuers work on the place.</text:p>
      <text:p text:style-name="P4">
"<text:span text:style-name="T4">
 13: 51 to 14: 10 </text:span>
 8 parishes were recorded, probably from the barrel artillery, to the area of the settlement of Shalyigine," - said in the command.</text:p>
      <text:p text:style-name="P4">
There was no information about losses among the local population or damage to civilian infrastructure.</text:p>
      <text:p text:style-name="P4">
News Source: <text:a xlink:type="simple" xlink:href="https://armyinform.com.ua/2023/04/24/na-sumshhyni-unaslidok-rosijskogo-obstrilu-zagorivsya-zhytlovyj-budynok-ok-pivnich/" text:style-name="Internet_20_link" text:visited-style-name="Visited_20_Internet_20_Link">
https://armyinform.com.ua/2023/04/24/na-sumshhyni-unaslidok-rosijskogo-obstrilu-zagorivsya-zhytlovyj-budynok-ok-pivnich/</text:a>
</text:p>
      <!--NEWS-->
      <text:h text:style-name="P10" text:outline-level="1">
<text:span text:style-name="T4">
Ukrainian defenders and defenders have applied for grants for entrepreneurship for UAH 21 million</text:span>
</text:h>
      <text:p text:style-name="P4">
Author: ['АРМІЯINFORM']</text:p>
      <text:p text:style-name="P4">
Time: 2023-04-24T77:00:00-04:00</text:p>
      <text:p text:style-name="P4">
Description: Behind the PIDSUMKI Pershvii, by putting on grants for veteran for the proceeding “Verisn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yerobota-1.jpg" text:style-name="Internet_20_link" text:visited-style-name="Visited_20_Internet_20_Link">
yerobota-1.jpg</text:a>
']</text:p>
      <text:p text:style-name="P4">
Tags: ['STOPRUSSIA', 'ВЛАСНА СПРАВА', 'ГРАНТИ', 'УЧАСНИКИ БОЙОВИХ ДІ']</text:p>
      <text:p text:style-name="P4">
Category: News</text:p>
      <!--METADATA-->
      <text:p text:style-name="P4">
<draw:frame draw:style-name="fr1" draw:name="Image249" text:anchor-type="as-char" svg:width="6.9236in" svg:height="3.894525in" draw:z-index="0">
<draw:image xlink:href="../Images/AРМІЯINFORM/2023-04-24T77-00-00-04-00/yerobota-1.jpg" xlink:type="simple" xlink:show="embed" xlink:actuate="onLoad" draw:mime-type="image/jpeg"/>
</draw:frame>
According to the results of the first wave of applications for grants for veterans under the Program "Own business" 54 Ukrainian defenders and defenders, as well as the second departed spouse invited grant funds for UAH 21 million to start the development of their business.</text:p>
      <text:p text:style-name="P4">
About it <text:a xlink:type="simple" xlink:href="https://www.kmu.gov.ua/news/yerobota-ukrainski-zakhysnyky-i-zakhysnytsi-podaly-zaiavky-na-otrymannia-hrantiv-vid-derzhavy-na-21-mln-hrn-dlia-pidpryiemnytstva" text:style-name="Internet_20_link" text:visited-style-name="Visited_20_Internet_20_Link">
reports</text:a>
Government portal.</text:p>
      <text:p text:style-name="P4">
From now on, April 24, 2023, the second wave of applications will start.</text:p>
      <text:p text:style-name="P4">
“54 Ukrainian defenders and defenders took advantage of financial support for the development of their own business and applied for veterans in the first wave. The maximum amount of the grant in UAH 1 million was asked for 5 applicants, 15 applications received from the second spouse veteran uprooter up to 500 thousand UAH. I note that 80% of the applicants asked grants to co -financing, that is, they are ready to separate responsibility with the state for the development of their business and plan to invest a more project of 30% of their own funds. In total, veterans invited grants to 21 million UAH and intend to sell their business projections worth more than UAH 32 million, ”said Deputy Minister of Economy of Ukraine Tatiana Berezhna.</text:p>
      <text:p text:style-name="P4">
The grant applications received within the next 15 working days will be operated by the Savings Bank and the State Employment Service, which will check the applicant's deed and the documents submitted by him, will evaluate the realisticness of his business plan, after which he must be interviewed grant.</text:p>
      <text:p text:style-name="P4">
The Deputy Minister recalled that veterans grants are foreseen:</text:p>
      <ul>
        <li>
250 thousand UAH - for a participant in hostilities and/or persons with disabilities as a result of war, provided that one workplace is created; * 500 thousand UAH - for the wife/husband of a participant of hostilities and/or persons with disabilities as a result of war, provided that two jobs are created; * 1 million UAH - for a participant in hostilities and/or persons with disabilities due to a war registered as a FOP for at least 3 years, subject to the creation of four jobs, at least 2 of whom will occupy veterans or persons with disabilities as a result of war.Grant funds are returned to the state in the form of taxes paid and fees in the activity of the entrepreneur over three years. Applications for receiving granting through portal <text:a xlink:type="simple" xlink:href="https://diia.gov.ua/services/categories/biznesu/yerobota" text:style-name="Internet_20_link" text:visited-style-name="Visited_20_Internet_20_Link">
Action</text:a>
Together the lobby plan.</li>
      </ul>
      <text:p text:style-name="P4">
News Source: <text:a xlink:type="simple" xlink:href="https://armyinform.com.ua/2023/04/24/ukrayinski-zahysnyky-j-zahysnyczi-podaly-zayavky-na-otrymannya-grantiv-dlya-pidpryyemnycztva-na-21-mln-grn/" text:style-name="Internet_20_link" text:visited-style-name="Visited_20_Internet_20_Link">
https://armyinform.com.ua/2023/04/24/ukrayinski-zahysnyky-j-zahysnyczi-podaly-zayavky-na-otrymannya-grantiv-dlya-pidpryyemnycztva-na-21-mln-grn/</text:a>
</text:p>
      <!--NEWS-->
      <text:h text:style-name="P10" text:outline-level="1">
<text:span text:style-name="T4">
To the resident of the Buchan district, who glorified "Kadyrivs", threatens up to three years in prison</text:span>
</text:h>
      <text:p text:style-name="P4">
Author: ['АРМІЯINFORM']</text:p>
      <text:p text:style-name="P4">
Time: 2023-04-24T78:00:00-04:00</text:p>
      <text:p text:style-name="P4">
Description: To the court, the accusatory act of the Schodo Meshkantsi Buchansky district for the fact ... War with Ukraine 2022, the war with Ukraine is the latest news today, the war with Ukraine 2022, the last ones for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uchanecz.jpg" text:style-name="Internet_20_link" text:visited-style-name="Visited_20_Internet_20_Link">
buchanecz.jpg</text:a>
']</text:p>
      <text:p text:style-name="P4">
Tags: ['STOPRUSSIA', 'АГРЕСІЯ РФ', 'КОЛАБОРАНТ', 'ОФІС ГЕНЕРАЛЬНОГО ПРОКУРОРА']</text:p>
      <text:p text:style-name="P4">
Category: News</text:p>
      <!--METADATA-->
      <text:p text:style-name="P4">
<draw:frame draw:style-name="fr1" draw:name="Image250" text:anchor-type="as-char" svg:width="6.9236in" svg:height="3.894525in" draw:z-index="0">
<draw:image xlink:href="../Images/AРМІЯINFORM/2023-04-24T78-00-00-04-00/buchanecz.jpg" xlink:type="simple" xlink:show="embed" xlink:actuate="onLoad" draw:mime-type="image/jpeg"/>
</draw:frame>
The court was sent to the court on the resident of the Buchansky district on the fact of agrobeation of persons who carry out armed aggression of the Russian Federation against Ukraine.</text:p>
      <text:p text:style-name="P4">
About it <text:a xlink:type="simple" xlink:href="https://www.gp.gov.ua/ua/posts/vixvalyav-kadirivciv-yaki-zaxopili-ta-zruinuvali-borodyanku-suditimut-meskancya-bucanskogo-raionu" text:style-name="Internet_20_link" text:visited-style-name="Visited_20_Internet_20_Link">
reports</text:a>
The press service of the Office of the Prosecutor General of Ukraine.</text:p>
      <text:p text:style-name="P4">
The investigation found that the defendant in December 2022 on Vodar Street from the villages of the Buchansky district loudly shouted the words of support to the "Kadyrivtsi". He told that they were proud of how they were seized administrative and residential buildings in Borodyanka, and also burned a local police department.</text:p>
      <text:p text:style-name="P4">
Pursuant to Article 436-2 of the Criminal Code of Ukraine, the male gains up to three years in prison.</text:p>
      <text:p text:style-name="P4">
News Source: <text:a xlink:type="simple" xlink:href="https://armyinform.com.ua/2023/04/24/meshkanczyu-buchanskogo-rajonu-yakyj-proslavlyav-kadyrivcziv-zagrozhuye-do-troh-rokiv-pozbavlennya-voli/" text:style-name="Internet_20_link" text:visited-style-name="Visited_20_Internet_20_Link">
https://armyinform.com.ua/2023/04/24/meshkanczyu-buchanskogo-rajonu-yakyj-proslavlyav-kadyrivcziv-zagrozhuye-do-troh-rokiv-pozbavlennya-voli/</text:a>
</text:p>
      <!--NEWS-->
      <text:h text:style-name="P10" text:outline-level="1">
<text:span text:style-name="T4">
Excerpt about criminal record can now be obtained in action</text:span>
</text:h>
      <text:p text:style-name="P4">
Author: ['АРМІЯINFORM']</text:p>
      <text:p text:style-name="P4">
Time: 2023-04-24T79:00:00-04:00</text:p>
      <text:p text:style-name="P4">
Description: Vidteper Odrimati Vityag about impurities now can online through the servis "DIA".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03/diya.jpg" text:style-name="Internet_20_link" text:visited-style-name="Visited_20_Internet_20_Link">
diya.jpg</text:a>
']</text:p>
      <text:p text:style-name="P4">
Tags: ['ВИТЯГ ПРО ВІДСУТНІСТЬ СУДИМОСТІ', 'ДІЯ']</text:p>
      <text:p text:style-name="P4">
Category: News</text:p>
      <!--METADATA-->
      <text:p text:style-name="P4">
<draw:frame draw:style-name="fr1" draw:name="Image251" text:anchor-type="as-char" svg:width="6.9236in" svg:height="3.642416in" draw:z-index="0">
<draw:image xlink:href="../Images/AРМІЯINFORM/2023-04-24T79-00-00-04-00/diya.jpg" xlink:type="simple" xlink:show="embed" xlink:actuate="onLoad" draw:mime-type="image/jpeg"/>
</draw:frame>
From now on, you can now get an excerpt of criminal record through the Action Service.</text:p>
      <text:p text:style-name="P4">
About it <text:a xlink:type="simple" xlink:href="https://t.me/mintsyfra/4003" text:style-name="Internet_20_link" text:visited-style-name="Visited_20_Internet_20_Link">
reports</text:a>
Ministry of digital transformation.</text:p>
      <text:p text:style-name="P4">
The new service is available in an application for all users who have reached 14 years.</text:p>
      <text:p text:style-name="P4">
To get an excerpt of criminal record in action, you need:</text:p>
      <ul>
        <li>
go to the service section; * choose certificates and extracts - an excerpt on lack of criminal record; * choose the type and purpose of the request; * fill in self data; * Send a request.</li>
      </ul>
      <text:p text:style-name="P4">
If the information is in the central database and does not require additional verification, the extract is formed automatically. And you will get it on the phone right away.</text:p>
      <text:p text:style-name="P4">
“After using the service, evaluate it in action. You will come to the Push notification. For 24 hours put the smiley in the ranking from 1 to 5 tap with the impressions of the service. Your estimates help the team to create even more convenient services, ”the message reads.</text:p>
      <text:p text:style-name="P4">
News Source: <text:a xlink:type="simple" xlink:href="https://armyinform.com.ua/2023/04/24/vytyag-pro-nesudymist-teper-mozhna-otrymaty-v-diyi/" text:style-name="Internet_20_link" text:visited-style-name="Visited_20_Internet_20_Link">
https://armyinform.com.ua/2023/04/24/vytyag-pro-nesudymist-teper-mozhna-otrymaty-v-diyi/</text:a>
</text:p>
      <!--NEWS-->
      <text:h text:style-name="P10" text:outline-level="1">
<text:span text:style-name="T4">
Ukraine appreciates every unit of weapons transferred to us by Estonia - Volodymyr Zelenskyy</text:span>
</text:h>
      <text:p text:style-name="P4">
Author: ['АРМІЯINFORM']</text:p>
      <text:p text:style-name="P4">
Time: 2023-04-24T80:00:00-04:00</text:p>
      <text:p text:style-name="P4">
Description: PID Hour Robochka in Zhytomyr region President President Volodymyr Zele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7fae74cbe8f24c053fb7657dd94777d9_1682338857_extra_large-1.jpeg" text:style-name="Internet_20_link" text:visited-style-name="Visited_20_Internet_20_Link">
7fae74cbe8f24c053fb7657dd94777d9_1682338857_extra_large-1.jpeg</text:a>
', '<text:a xlink:type="simple" xlink:href="https://armyinform.com.ua/wp-content/uploads/2023/04/102.jpg" text:style-name="Internet_20_link" text:visited-style-name="Visited_20_Internet_20_Link">
102.jpg</text:a>
', '<text:a xlink:type="simple" xlink:href="https://armyinform.com.ua/wp-content/uploads/2023/04/103-1.jpg" text:style-name="Internet_20_link" text:visited-style-name="Visited_20_Internet_20_Link">
103-1.jpg</text:a>
', '<text:a xlink:type="simple" xlink:href="https://armyinform.com.ua/wp-content/uploads/2023/04/104.jpg" text:style-name="Internet_20_link" text:visited-style-name="Visited_20_Internet_20_Link">
104.jpg</text:a>
', '<text:a xlink:type="simple" xlink:href="https://armyinform.com.ua/wp-content/uploads/2023/04/105.jpg" text:style-name="Internet_20_link" text:visited-style-name="Visited_20_Internet_20_Link">
105.jpg</text:a>
']</text:p>
      <text:p text:style-name="P4">
Tags: ['ВОЛОДИМИР ЗЕЛЕНСЬКИЙ', 'ДОПОМОГА ПАРТНЕРІВ', 'ЕСТОНІЯ', 'КАЯ КАЛЛАС', 'ПРЕЗИДЕНТ УКРАЇНИ', 'СВІТ ПІДТРИМУЄ УКРАЇНУ']</text:p>
      <text:p text:style-name="P4">
Category: News</text:p>
      <!--METADATA-->
      <text:p text:style-name="P4">
<draw:frame draw:style-name="fr1" draw:name="Image252" text:anchor-type="as-char" svg:width="6.9236in" svg:height="4.617948in" draw:z-index="0">
<draw:image xlink:href="../Images/AРМІЯINFORM/2023-04-24T80-00-00-04-00/7fae74cbe8f24c053fb7657dd94777d9_1682338857_extra_large-1.jpeg" xlink:type="simple" xlink:show="embed" xlink:actuate="onLoad" draw:mime-type="image/jpeg"/>
</draw:frame>
During his working trip to the Zhytomyr region, President of Ukraine Volodymyrzelensky met with the Prime Minister of the Estonian Republic of Kayyukallas, who arrived in our country on a visit.</text:p>
      <text:p text:style-name="P4">
About it <text:a xlink:type="simple" xlink:href="https://www.president.gov.ua/news/estoniya-mozhe-buti-vpevnenoyu-sho-peremoga-ukrayini-u-vijni-82449" text:style-name="Internet_20_link" text:visited-style-name="Visited_20_Internet_20_Link">
reports</text:a>
Office of the President of Ukraine.</text:p>
      <text:p text:style-name="P4">
Welcoming the head of the Estonian government in Ukraine, Volodymyr Zelenskyy noted that Chinese Callas is a real leader and defender of our common European freedom.</text:p>
      <text:p text:style-name="P4">
"If each of the leaders and each of the states were just as honestly respectively, our joint freedom on the continent, Russia's aggression would already be defeated," the President said when communicating with representatives with representatives on the results of negotiations with Kaya Callas in Zhytomyr.</text:p>
      <text:p text:style-name="P4">
The Head of State expressed gratitude to the Prime Minister and the entire Estonian people of Zalasir and extremely timely support for Ukraine's defense.</text:p>
      <text:p text:style-name="P4">
<draw:frame draw:style-name="fr1" draw:name="Image253" text:anchor-type="as-char" svg:width="6.9236in" svg:height="4.617948in" draw:z-index="0">
<draw:image xlink:href="../Images/AРМІЯINFORM/2023-04-24T80-00-00-04-00/102.jpg" xlink:type="simple" xlink:show="embed" xlink:actuate="onLoad" draw:mime-type="image/jpeg"/>
</draw:frame>
“In terms of per capita, the help of Estonia for our protection is one of the world's more familiar in the world. Ukraine appreciates every unit of weapons transferred to us by Estonia. Especially I would like to point out the decision of Estonia to transfer all the 122 and 155th calibers available in it. I thank Estonia as well, the Prime Minister, for the initiative on joint European direct purchases of camp weapons, which provides for the provision of EU members of Ukraine one millionators of 155mm caliber to Ukraine, ”Vladimir Zelensky said.</text:p>
      <text:p text:style-name="P4">
He also thanked Estonia for helping to treat, prosthetics of Ukrainian soldiers after the wounds they were on the battlefield.</text:p>
      <text:p text:style-name="P4">
The President of Ukraine has highly noted cooperation with Estonia on the issue of ciber.</text:p>
      <text:p text:style-name="P4">
“Ukrainians will always remember how much your support has become. Estonia can be confident that our Ukrainian victory in this war will be a reliable guarantee of a historical result for all completely peoples of Europe, including the Estonian people. After our victory, Russian revenge will never break the life of any person in Europe again, ”the Head of State emphasized.</text:p>
      <text:p text:style-name="P4">
During the negotiations, the interlocutors focused on strengthening Ukraine's opportunities on the forefront.</text:p>
      <text:p text:style-name="P4">
<draw:frame draw:style-name="fr1" draw:name="Image254" text:anchor-type="as-char" svg:width="6.9236in" svg:height="4.617948in" draw:z-index="0">
<draw:image xlink:href="../Images/AРМІЯINFORM/2023-04-24T80-00-00-04-00/103-1.jpg" xlink:type="simple" xlink:show="embed" xlink:actuate="onLoad" draw:mime-type="image/jpeg"/>
</draw:frame>
</text:p>
      <text:p text:style-name="P4">
Сторони також обговорили політичну взаємодію й рух України до набуттяповноправного членства у Євросоюзі та НАТО.</text:p>
      <text:p text:style-name="P4">
«Сьогодні ми обговорили наші очікування від Вільнюського саміту НАТО. Заразсаме той час, коли Альянс потребує амбітних рішень. Надійна безпека у Європіможе ґрунтуватися лише на повній визначеності у відносинах на східному фланзіНАТО, передусім у відносинах між Україною й НАТО. Потрібне позитивне політичнерішення Альянсу щодо вступу України, і я дякую Естонії за підтримку саметакого посилення НАТО й за фіксацію в підписаній нами декларації нашоїспільної мети», — зазначив Президент.</text:p>
      <text:p text:style-name="P4">
Під час зустрічі йшлося й про відбудову України. Як повідомив ВолодимирЗеленський, Естонія стала першою державою, яка почала практичне відновленняукраїнського регіону — Житомирської області. Це може стати прикладом для іншихпартнерів.</text:p>
      <text:p text:style-name="P4">
«Впевнений: багато зробимо разом. Я сьогодні порушив питання щодоструктуризації допомоги щодо відбудови, зокрема створення відповідногопредставництва, офісу тут, на Житомирщині», — розповів Глава держави.</text:p>
      <text:p text:style-name="P4">
Він також висловив подяку Естонії за принциповість у питанні посилення санкційза агресію росії та у питанні щодо притягнення до відповідальної держави-терориста за скоєне в Україні.</text:p>
      <text:p text:style-name="P4">
За визначні особисті заслуги у зміцненні українсько-естонського міждержавногоспівробітництва, підтримку суверенітету й територіальної цілісності УкраїниПрезидент нагородив Каю Каллас орденом князя Ярослава Мудрого II ступеня.</text:p>
      <text:p text:style-name="P4">
<draw:frame draw:style-name="fr1" draw:name="Image255" text:anchor-type="as-char" svg:width="6.9236in" svg:height="4.617948in" draw:z-index="0">
<draw:image xlink:href="../Images/AРМІЯINFORM/2023-04-24T80-00-00-04-00/104.jpg" xlink:type="simple" xlink:show="embed" xlink:actuate="onLoad" draw:mime-type="image/jpeg"/>
</draw:frame>
“It is an honor for me today to give you a special Nongorod on behalf of all Ukrainians - this is the Order of Yaroslav the Wise. I thank you for the new history of Europe and your people, your state - we create it together, ”Vladimirzelensky said.</text:p>
      <text:p text:style-name="P4">
For her part, Kai Callas thanked the Head of State and the whole Ukrainian Narodov for recognition. She noted that her first foreign visit to the official of the Estonian government in Ukraine symbolizes the support of Estonia of the Ukrainian people.</text:p>
      <text:p text:style-name="P4">
"As you have noted correctly, freedom should overcome tyranny - this is our joint and our focus number one," she stressed.</text:p>
      <text:p text:style-name="P4">
The head of the Estonia Government emphasized that the assistance of weapons, ammunition for the tape of the Ukrainian soldiers should continue on a sufficient scale so that Ukraine has won in this war.The Prime Minister noted that last week the Estonian government decided to send artillery shells to Ukraine, and expressed his hope that other EU countries would do it every day.</text:p>
      <text:p text:style-name="P4">
<draw:frame draw:style-name="fr1" draw:name="Image256" text:anchor-type="as-char" svg:width="6.9236in" svg:height="4.617948in" draw:z-index="0">
<draw:image xlink:href="../Images/AРМІЯINFORM/2023-04-24T80-00-00-04-00/105.jpg" xlink:type="simple" xlink:show="embed" xlink:actuate="onLoad" draw:mime-type="image/jpeg"/>
</draw:frame>
“We believe in your victory. We believe in Ukraine, which will prosper, with liberal democracy, free market economy and the affiliation of the pre -Atlantic community. Your struggle, your victims have clearly shown that the right peace is the elimination of "gray zones" in European security, "she said.</text:p>
      <text:p text:style-name="P4">
“For peace in Europe, we need Ukraine in the European Union and NATO. And he was able to send a joint declaration that we have just signed, ”Estonia said.</text:p>
      <text:p text:style-name="P4">
She also stressed that the Russian steering and performers should be held accountable for the crime of aggression against Ukraine and the illegalodes of our citizens.</text:p>
      <text:p text:style-name="P4">
Kai Callas expressed gratitude for the invitation to visit Zhytomyr region, Estonia is focused on the reconstruction. Among the objects that resume with estonia are the kindergarten in Ovruch and a number of other social and tinfrastructure sites.</text:p>
      <text:p text:style-name="P4">
The head of the Estonian Government expressed the hope that rebuilding together with reform and European integration will create opportunities for rapid economic growth and will allow Ukraine to become one of Europe's most successful economies.</text:p>
      <text:p text:style-name="P4">
News Source: <text:a xlink:type="simple" xlink:href="https://armyinform.com.ua/2023/04/24/ukrayina-czinuye-kozhnu-peredanu-nam-estoniyeyu-odynyczyu-zbroyi-prezydent-ukrayiny/" text:style-name="Internet_20_link" text:visited-style-name="Visited_20_Internet_20_Link">
https://armyinform.com.ua/2023/04/24/ukrayina-czinuye-kozhnu-peredanu-nam-estoniyeyu-odynyczyu-zbroyi-prezydent-ukrayiny/</text:a>
</text:p>
      <!--NEWS-->
      <text:h text:style-name="P10" text:outline-level="1">
<text:span text:style-name="T4">
We work to be released from captivity by both military and civilians - President of Ukraine</text:span>
</text:h>
      <text:p text:style-name="P4">
Author: ['АРМІЯINFORM']</text:p>
      <text:p text:style-name="P4">
Time: 2023-04-24T81:00:00-04:00</text:p>
      <text:p text:style-name="P4">
Description: President of Ukraine Volodymyr Zelensky, Scho of Rosiyki Polonu Stiiln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rezydent-zvilnennya-polonenyh.jpg" text:style-name="Internet_20_link" text:visited-style-name="Visited_20_Internet_20_Link">
prezydent-zvilnennya-polonenyh.jpg</text:a>
']</text:p>
      <text:p text:style-name="P4">
Tags: ['STOPRUSSIA', 'АГРЕСІЯ РФ', 'ВОЛОДИМИР ЗЕЛЕНСЬКИЙ', 'ВТОРГНЕННЯ РФ', 'ЗВІЛЬНЕННЯ ВІЙСЬКОВОПОЛОНЕНИХ', 'ПРЕЗИДЕНТ УКРАЇНИ']</text:p>
      <text:p text:style-name="P4">
Category: News</text:p>
      <!--METADATA-->
      <text:p text:style-name="P4">
<draw:frame draw:style-name="fr1" draw:name="Image257" text:anchor-type="as-char" svg:width="6.9236in" svg:height="4.617948in" draw:z-index="0">
<draw:image xlink:href="../Images/AРМІЯINFORM/2023-04-24T81-00-00-04-00/prezydent-zvilnennya-polonenyh.jpg" xlink:type="simple" xlink:show="embed" xlink:actuate="onLoad" draw:mime-type="image/jpeg"/>
</draw:frame>
President of Ukraine Volodymyr Zelensky has informed that more than 2230 people have been served from Russian captivity, and Ukraine is constantly working for the liberation of all agrees and civilians who are still in captivity.</text:p>
      <text:p text:style-name="P4">
Answering the questions of media representatives after meeting with Prime Minister Kaya Callas in Zhytomyr, the Head of State noted that 2238 people were released from captivity, of which 140 were civil.</text:p>
      <text:p text:style-name="P4">
According to Volodymyr Zelensky, the united center for coordinating the search for the search for illegally deprived persons as a result of armed aggression of RFFFFFFF at from the clock.</text:p>
      <text:p text:style-name="P4">
“We are working on the release of both military and civilians. Well, torture, primarily about the heroes of our country, those who defended. We will be constantly and will continue to do it, ”the President of Ukraine emphasized.</text:p>
      <text:p text:style-name="P4">
_ Dudelo: <text:a xlink:type="simple" xlink:href="https://www.president.gov.ua/news/prezident-ukrayini-pracyuyemo-nad-zvilnennyam-iz-polonu-yak-82453" text:style-name="Internet_20_link" text:visited-style-name="Visited_20_Internet_20_Link">
Presidential Office</text:a>
_</text:p>
      <text:p text:style-name="P4">
News Source: <text:a xlink:type="simple" xlink:href="https://armyinform.com.ua/2023/04/24/praczyuyemo-nad-zvilnennyam-iz-polonu-yak-vijskovyh-tak-i-czyvilnyh-prezydent-ukrayiny/" text:style-name="Internet_20_link" text:visited-style-name="Visited_20_Internet_20_Link">
https://armyinform.com.ua/2023/04/24/praczyuyemo-nad-zvilnennyam-iz-polonu-yak-vijskovyh-tak-i-czyvilnyh-prezydent-ukrayiny/</text:a>
</text:p>
      <!--NEWS-->
      <text:h text:style-name="P10" text:outline-level="1">
<text:span text:style-name="T4">
Ukrzaliznytsia restores the connection to Pokrovsk</text:span>
</text:h>
      <text:p text:style-name="P4">
Author: ['АРМІЯINFORM']</text:p>
      <text:p text:style-name="P4">
Time: 2023-04-24T82: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2/ukrzaliznyczya.jpg" text:style-name="Internet_20_link" text:visited-style-name="Visited_20_Internet_20_Link">
ukrzaliznyczya.jpg</text:a>
']</text:p>
      <text:p text:style-name="P4">
Tags: ['STOPRUSSIA', 'АГРЕСІЯ РФ', 'ВІЙНА', 'ВТОРГНЕННЯ РФ', 'УКРЗАЛІЗНИЦЯ']</text:p>
      <text:p text:style-name="P4">
Category: News</text:p>
      <!--METADATA-->
      <text:p text:style-name="P4">
<draw:frame draw:style-name="fr1" draw:name="Image258" text:anchor-type="as-char" svg:width="6.9236in" svg:height="3.896998in" draw:z-index="0">
<draw:image xlink:href="../Images/AРМІЯINFORM/2023-04-24T82-00-00-04-00/ukrzaliznyczya.jpg" xlink:type="simple" xlink:show="embed" xlink:actuate="onLoad" draw:mime-type="image/jpeg"/>
</draw:frame>
About it <text:a xlink:type="simple" xlink:href="https://minre.gov.ua/2023/04/24/ukrzaliznyczya-vidnovlyuye-spoluchennya-do-pokrovska/" text:style-name="Internet_20_link" text:visited-style-name="Visited_20_Internet_20_Link">
reports</text:a>
Ministry of Reintegration of the Occupied Territories of Ukraine.</text:p>
      <text:p text:style-name="P4">
For the first time since the beginning of the Large War, the National Carrier opens tickets for regular flights from Pokrovsk, Donetsk region.</text:p>
      <text:p text:style-name="P4">
Earlier, only evacuation trains were running. And tickets were sold exclusively flights from Pokrovsk to Lviv and Kiev and for suburban connections with the Dnieper.</text:p>
      <text:p text:style-name="P4">
<text:span text:style-name="T4">
 From April 28 will start to run the non -duty groups of wagons in warehouses: </text:span>
</text:p>
      <ul>
        <li>
86/234-233/85 Lviv-Pokrovsk-Lviv</li>
      </ul>
      <text:p text:style-name="P4">
<text:span text:style-name="T4">
 Departure from Lviv daily at 10:40, arrival at Pokrovsk at 13: 00. Call flight at 14:15 with arrival at 12:44. </text:span>
</text:p>
      <ul>
        <li>
80/234-233/79 Kiev-Pokrovsk-Kiev</li>
      </ul>
      <text:p text:style-name="P4">
Departure from the capital daily at 23:05, arrival in Pokrovsk at 13:00. The train will leave at 14:15 and arrive at 05:54.</text:p>
      <text:p text:style-name="P4">
News Source: <text:a xlink:type="simple" xlink:href="https://armyinform.com.ua/2023/04/24/ukrzaliznyczya-vidnovlyuye-spoluchennya-do-pokrovska/" text:style-name="Internet_20_link" text:visited-style-name="Visited_20_Internet_20_Link">
https://armyinform.com.ua/2023/04/24/ukrzaliznyczya-vidnovlyuye-spoluchennya-do-pokrovska/</text:a>
</text:p>
      <!--NEWS-->
      <text:h text:style-name="P10" text:outline-level="1">
<text:span text:style-name="T4">
The enemy continues to apply the tactics of covering their military objects to the civilian population - Natalia Humeniuk</text:span>
</text:h>
      <text:p text:style-name="P4">
Author: ['АРМІЯINFORM']</text:p>
      <text:p text:style-name="P4">
Time: 2023-04-24T83:00:00-04:00</text:p>
      <text:p text:style-name="P4">
Description: Yak Rospovіla in the Efiri Telemarafon “єini News”, the chief of the advantage of the President of force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2-nataliya-gumenyuk-e1672058964734-1.jpg" text:style-name="Internet_20_link" text:visited-style-name="Visited_20_Internet_20_Link">
2-nataliya-gumenyuk-e1672058964734-1.jpg</text:a>
']</text:p>
      <text:p text:style-name="P4">
Tags: ['STOPRUSSIA', 'АГРЕСІЯ РФ', 'ВІЙНА', 'ВТОРГНЕННЯ РФ', 'НАТАЛІЯ ГУМЕНЮК']</text:p>
      <text:p text:style-name="P4">
Category: News</text:p>
      <!--METADATA-->
      <text:p text:style-name="P4">
<draw:frame draw:style-name="fr1" draw:name="Image259" text:anchor-type="as-char" svg:width="6.9236in" svg:height="4.206087in" draw:z-index="0">
<draw:image xlink:href="../Images/AРМІЯINFORM/2023-04-24T83-00-00-04-00/2-nataliya-gumenyuk-e1672058964734-1.jpg" xlink:type="simple" xlink:show="embed" xlink:actuate="onLoad" draw:mime-type="image/jpeg"/>
</draw:frame>
As she said on the air(https://www.youtube.com/watch?v=WY8sDvZdWEA)The only news is the head of the united Press Center of Defense forces of Southern Ukraine Captain 1 Rangunatalia Humeniuk, in the southern direction the enemy is constantly maneuvering and sophisticated for the location and basement of both his living power and equipment.</text:p>
      <ul>
        <li>
In addition, the enemy does not stop building defense structures and equipped in engineering. He also transports our civilian residents to realize the shameful tactics to cover their military objects with peaceful registration, - said Natalia Humeniuk.</li>
      </ul>
      <text:p text:style-name="P4">
Captain 1 rank Natalia Humeniuk also stressed that the Russian Okupatikovian continue to fire the Right Bank of Ukraine, using in this managed aviation bombs, and with the help of their drones, they are intelligence of our positions in order to find out about what "surprises" and from which side. .</text:p>
      <text:p text:style-name="P4">
News Source: <text:a xlink:type="simple" xlink:href="https://armyinform.com.ua/2023/04/24/vorog-prodovzhuye-zastosovuvaty-taktyku-prykryttya-svoyih-vijskovyh-obyektiv-myrnym-naselennyam-nataliya-gumenyuk/" text:style-name="Internet_20_link" text:visited-style-name="Visited_20_Internet_20_Link">
https://armyinform.com.ua/2023/04/24/vorog-prodovzhuye-zastosovuvaty-taktyku-prykryttya-svoyih-vijskovyh-obyektiv-myrnym-naselennyam-nataliya-gumenyuk/</text:a>
</text:p>
      <!--NEWS-->
      <text:h text:style-name="P10" text:outline-level="1">
<text:span text:style-name="T4">
Spouses of military doctors received the title of Honored Doctors of Ukraine</text:span>
</text:h>
      <text:p text:style-name="P4">
Author: ['АРМІЯINFORM']</text:p>
      <text:p text:style-name="P4">
Time: 2023-04-24T84:00:00-04:00</text:p>
      <text:p text:style-name="P4">
Description: LiKarі Great Literi. Olga Andriy Swist Syogodnі renounced the Zavnnya Hero ... War with Ukraine 2022, War with Ukraine Latest News today, News War with Ukraine 2022 Last for today, will there be a war between Ukraine and Russia and when, Ukraine with Ukraine will be or will be or will be in 2022 No, will there be a war with Ukraine in the near future, they say, the war with Ukraine, Ukrainian news today, Ukrainian news in Ukrainian media in Russian</text:p>
      <text:p text:style-name="P4">
Images: ['<text:a xlink:type="simple" xlink:href="https://armyinform.com.ua/wp-content/uploads/2023/04/33.jpg" text:style-name="Internet_20_link" text:visited-style-name="Visited_20_Internet_20_Link">
33.jpg</text:a>
', '<text:a xlink:type="simple" xlink:href="https://armyinform.com.ua/wp-content/uploads/2023/04/31.jpg" text:style-name="Internet_20_link" text:visited-style-name="Visited_20_Internet_20_Link">
31.jpg</text:a>
', '<text:a xlink:type="simple" xlink:href="https://armyinform.com.ua/wp-content/uploads/2023/04/32.jpg" text:style-name="Internet_20_link" text:visited-style-name="Visited_20_Internet_20_Link">
32.jpg</text:a>
', '<text:a xlink:type="simple" xlink:href="https://armyinform.com.ua/wp-content/uploads/2023/04/35.jpg" text:style-name="Internet_20_link" text:visited-style-name="Visited_20_Internet_20_Link">
35.jpg</text:a>
']</text:p>
      <text:p text:style-name="P4">
Tags: ['ВІЙСЬКОВІ МЕДИКИ', 'ЗАСЛУЖЕНИЙ ЛІКАР УКРАЇНИ', 'МІНІСТЕРСТВО ОХОРОНИ ЗДОРОВ’Я УКРАЇНИ', 'УКРАЇНСЬКИЙ НАРОД НЕПЕРЕМОЖНИЙ']</text:p>
      <text:p text:style-name="P4">
Category: News</text:p>
      <!--METADATA-->
      <text:p text:style-name="P4">
<draw:frame draw:style-name="fr1" draw:name="Image260" text:anchor-type="as-char" svg:width="6.9236in" svg:height="4.621503in" draw:z-index="0">
<draw:image xlink:href="../Images/AРМІЯINFORM/2023-04-24T84-00-00-04-00/33.jpg" xlink:type="simple" xlink:show="embed" xlink:actuate="onLoad" draw:mime-type="image/jpeg"/>
</draw:frame>
Capital letters. Olga and Andriy Svist have received the title of felt by doctors of Ukraine today!</text:p>
      <text:p text:style-name="P4">
About this <text:a xlink:type="simple" xlink:href="https://www.facebook.com/moz.ukr/posts/pfbid0YDjXUyWmWPsk5hYRqpvGcW8iAs1PyVAQCXo85nxnDdM8SKiMbx4vrtp4JLgkXYFwl" text:style-name="Internet_20_link" text:visited-style-name="Visited_20_Internet_20_Link">
it is a testament</text:a>
Ministry of Health of Ukraine.</text:p>
      <text:p text:style-name="P4">
In the early days of the large -scale war, they, without hesitation, went to Bucha - where they were most needed. Andrew performed difficult several hours of operations, drawing fragments and balls. Olga determined the severity of the lesions, treated children after operations, worked with volunteers, formed a list of necessary medical and more.</text:p>
      <text:p text:style-name="P4">
<draw:frame draw:style-name="fr1" draw:name="Image261" text:anchor-type="as-char" svg:width="6.9236in" svg:height="4.621503in" draw:z-index="0">
<draw:image xlink:href="../Images/AРМІЯINFORM/2023-04-24T84-00-00-04-00/31.jpg" xlink:type="simple" xlink:show="embed" xlink:actuate="onLoad" draw:mime-type="image/jpeg"/>
</draw:frame>
They worked almost around the clock. Without proper operational, without equipment, sub -stable shelling and in danger. Prepared on the street. They illuminated the robes, so as not to get under enemy fire.</text:p>
      <text:p text:style-name="P4">
When the time came, more than 50 patients were evacuated. They traveled 20 kilometers for more than 7 hours!They made sure that all the evacuated ones are placed in Kiev. And 2 days after their evacuation, the enemy occupied the enemy ...</text:p>
      <text:p text:style-name="P4">
<draw:frame draw:style-name="fr1" draw:name="Image262" text:anchor-type="as-char" svg:width="6.9236in" svg:height="4.621503in" draw:z-index="0">
<draw:image xlink:href="../Images/AРМІЯINFORM/2023-04-24T84-00-00-04-00/32.jpg" xlink:type="simple" xlink:show="embed" xlink:actuate="onLoad" draw:mime-type="image/jpeg"/>
</draw:frame>
Today, this incredible couple defends Ukraine in the Armed Forces.</text:p>
      <text:p text:style-name="P4">
Olga is an officer, at one of the military units. Andrew - a combat physician, he tried to move into the battle part to the east, but fate decided otherwise - the neurosurgeon returned to his favorite business - he will operate the wounded.</text:p>
      <text:p text:style-name="P4">
<draw:frame draw:style-name="fr1" draw:name="Image263" text:anchor-type="as-char" svg:width="6.9236in" svg:height="4.621503in" draw:z-index="0">
<draw:image xlink:href="../Images/AРМІЯINFORM/2023-04-24T84-00-00-04-00/35.jpg" xlink:type="simple" xlink:show="embed" xlink:actuate="onLoad" draw:mime-type="image/jpeg"/>
</draw:frame>
It is an honor - to hand over rewards to such people. The incredible story of incredible people.</text:p>
      <text:p text:style-name="P4">
Low bow to heroes for their work!</text:p>
      <text:p text:style-name="P4">
News Source: <text:a xlink:type="simple" xlink:href="https://armyinform.com.ua/2023/04/24/podruzhzhya-vijskovyh-medykiv-otrymalo-zvannya-zasluzhenyh-likariv-ukrayiny/" text:style-name="Internet_20_link" text:visited-style-name="Visited_20_Internet_20_Link">
https://armyinform.com.ua/2023/04/24/podruzhzhya-vijskovyh-medykiv-otrymalo-zvannya-zasluzhenyh-likariv-ukrayiny/</text:a>
</text:p>
      <!--NEWS-->
      <text:h text:style-name="P10" text:outline-level="1">
<text:span text:style-name="T4">
The Defense Forces of Ukraine destroyed the enemy SCR and two stations of the Reb</text:span>
</text:h>
      <text:p text:style-name="P4">
Author: ['АРМІЯINFORM']</text:p>
      <text:p text:style-name="P4">
Time: 2023-04-24T85:00:00-04:00</text:p>
      <text:p text:style-name="P4">
Description: Avіaatsіya defense forces for Dob took 6 hit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ГРЕСІЯ РФ', 'ВТОРГНЕННЯ РФ', 'ВТРАТИ ВОРОГА', 'ГШ ЗСУ', 'ОПЕРАТИВНА ІНФОРМАЦІЯ']</text:p>
      <text:p text:style-name="P4">
Category: News</text:p>
      <!--METADATA-->
      <text:p text:style-name="P4">
<draw:frame draw:style-name="fr1" draw:name="Image264" text:anchor-type="as-char" svg:width="6.9236in" svg:height="5.185007in" draw:z-index="0">
<draw:image xlink:href="../Images/AРМІЯINFORM/2023-04-24T85-00-00-04-00/ukrayinska-aviacziya.jpg" xlink:type="simple" xlink:show="embed" xlink:actuate="onLoad" draw:mime-type="image/jpeg"/>
</draw:frame>
Illustrative Photo <text:span text:style-name="T4">
 🔥 Situation on Russian invasion </text:span>
</text:p>
      <text:p text:style-name="P4">
Aviation of the Defense Forces per day struck 6 strokes in the areas of concentration of personnel and military equipment of the invaders. There are also 2 enemy reconnaissance splashes of different types.</text:p>
      <text:p text:style-name="P4">
About it <text:a xlink:type="simple" xlink:href="https://www.facebook.com/GeneralStaff.ua/posts/pfbid02v5fPoxj8Hcjnj6XDyN6ZahdA1L6LjrgF1rKSaRmbPGPNHXyjo9VZ2C4qHL6gXCtwl" text:style-name="Internet_20_link" text:visited-style-name="Visited_20_Internet_20_Link">
reports</text:a>
General Staff of the Armed Forces of Ukraine.</text:p>
      <text:p text:style-name="P4">
"The departments of rocket troops and artillery during the day were struck by the anti-aircraft missile complex and 2 stations of the enemy radio-electronic struggle,"-said the testification of the General Staff of the Armed Forces.</text:p>
      <text:p text:style-name="P4">
News Source: <text:a xlink:type="simple" xlink:href="https://armyinform.com.ua/2023/04/24/sylamy-oborony-ukrayiny-znyshheni-vorozhyj-zrk-ta-dvi-stancziyi-reb/" text:style-name="Internet_20_link" text:visited-style-name="Visited_20_Internet_20_Link">
https://armyinform.com.ua/2023/04/24/sylamy-oborony-ukrayiny-znyshheni-vorozhyj-zrk-ta-dvi-stancziyi-reb/</text:a>
</text:p>
      <!--NEWS-->
      <text:h text:style-name="P10" text:outline-level="1">
<text:span text:style-name="T4">
The enemy leads offensive actions in three directions - operational information of the General Staff of the Armed Forces</text:span>
</text:h>
      <text:p text:style-name="P4">
Author: ['АРМІЯINFORM']</text:p>
      <text:p text:style-name="P4">
Time: 2023-04-24T86:00:00-04:00</text:p>
      <text:p text:style-name="P4">
Description: Basic Zusill adversary ZoServzhu on the leading advanced di at Bakhmut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vedennya.jpg" text:style-name="Internet_20_link" text:visited-style-name="Visited_20_Internet_20_Link">
zvedenny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65" text:anchor-type="as-char" svg:width="6.9236in" svg:height="4.615733in" draw:z-index="0">
<draw:image xlink:href="../Images/AРМІЯINFORM/2023-04-24T86-00-00-04-00/zvedennya.jpg" xlink:type="simple" xlink:show="embed" xlink:actuate="onLoad" draw:mime-type="image/jpeg"/>
</draw:frame>
Illustrative Photo <text:span text:style-name="T4">
 🔥 Situation on Russian invasion </text:span>
</text:p>
      <text:p text:style-name="P4">
The main efforts of the enemy focuses on conducting the offensive actions of the Nabakhmut, Avdeev and Mariinsky directions - more than 30 -wave attacks are reflected. The most fierce battles continue for Bakhmut and Marinka.</text:p>
      <text:p text:style-name="P4">
About it <text:a xlink:type="simple" xlink:href="https://www.facebook.com/GeneralStaff.ua/posts/pfbid02v5fPoxj8Hcjnj6XDyN6ZahdA1L6LjrgF1rKSaRmbPGPNHXyjo9VZ2C4qHL6gXCtwl" text:style-name="Internet_20_link" text:visited-style-name="Visited_20_Internet_20_Link">
reports</text:a>
General Staff of the Armed Forces of Ukraine.</text:p>
      <text:p text:style-name="P4">
In the Volyn and Polissya directions, the operational situation without significant changes. No signs of formation of offensive groups were detected.</text:p>
      <text:p text:style-name="P4">
In the Siversky and Slobozhansky directions, the enemy retains military adventure in the border areas with Ukraine of Bryansk, Kursk Tabelgorod regions.</text:p>
      <text:p text:style-name="P4">
In the Kupyansk direction, the enemy continues to be the fortification equipment of the layers in separate areas.</text:p>
      <text:p text:style-name="P4">
In the estuary direction, the enemy did not take the offensive actions.</text:p>
      <text:p text:style-name="P4">
In the Bakhmut direction, the enemy continues to take offensive actions. The city of Bakhmut continues. In addition, during the day, the enemy conducted unsuccessful consonant actions in the direction of the settlements of Novomarka and chrome.</text:p>
      <text:p text:style-name="P4">
In the Avdeevsky direction, the enemy conducted the offensive actions near the inhabited novokalin, steppe and Pervomaisk Donetsk region, and success has no success.</text:p>
      <text:p text:style-name="P4">
In the Mariinsky direction, our defenders were reflected by our defenders in the area of the settlement of Marinka, as well as near Nonovomikhailivka.</text:p>
      <text:p text:style-name="P4">
In the mineral direction during the current day, the enemy of offensive actions was not.</text:p>
      <text:p text:style-name="P4">
In Zaporizhzhya and Kherson directions, the enemy continues to conduct defense.</text:p>
      <text:p text:style-name="P4">
News Source: <text:a xlink:type="simple" xlink:href="https://armyinform.com.ua/2023/04/24/protyvnyk-vede-nastupalni-diyi-na-troh-napryamkah/" text:style-name="Internet_20_link" text:visited-style-name="Visited_20_Internet_20_Link">
https://armyinform.com.ua/2023/04/24/protyvnyk-vede-nastupalni-diyi-na-troh-napryamkah/</text:a>
</text:p>
      <!--NEWS-->
      <text:h text:style-name="P10" text:outline-level="1">
<text:span text:style-name="T4">
The Russians no longer experience the Sevastopol harbor of such "native" - Natalia Humeniuk</text:span>
</text:h>
      <text:p text:style-name="P4">
Author: ['Вячеслав Діордієв']</text:p>
      <text:p text:style-name="P4">
Time: 2023-04-24T87:00:00-04:00</text:p>
      <text:p text:style-name="P4">
Description: Yak Doldomil PD Hour of the Teleziziyny Marathon “єdini News” The chief of the Obnay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nataliya-gumenyuk-e1672058964734-1.jpg" text:style-name="Internet_20_link" text:visited-style-name="Visited_20_Internet_20_Link">
2-nataliya-gumenyuk-e1672058964734-1.jpg</text:a>
']</text:p>
      <text:p text:style-name="P4">
Tags: ['STOPRUSSIA', 'АГРЕСІЯ РФ', 'ВІЙНА', 'ВТОРГНЕННЯ РФ', 'НАТАЛІЯ ГУМЕНЮК']</text:p>
      <text:p text:style-name="P4">
Category: News</text:p>
      <!--METADATA-->
      <text:p text:style-name="P4">
<draw:frame draw:style-name="fr1" draw:name="Image266" text:anchor-type="as-char" svg:width="6.9236in" svg:height="4.206087in" draw:z-index="0">
<draw:image xlink:href="../Images/AРМІЯINFORM/2023-04-24T87-00-00-04-00/2-nataliya-gumenyuk-e1672058964734-1.jpg" xlink:type="simple" xlink:show="embed" xlink:actuate="onLoad" draw:mime-type="image/jpeg"/>
</draw:frame>
As reported during <text:a xlink:type="simple" xlink:href="https://www.youtube.com/watch" text:style-name="Internet_20_link" text:visited-style-name="Visited_20_Internet_20_Link">
television marathon</text:a>
The only news is the head of the united coordination press center of the South Defense Forces of Ukraine Humeniuk, and there is now a Russian shipwreck in the Black Sea, consisting of eight ships, including two underwater rocket launchers.</text:p>
      <text:p text:style-name="P4">
According to the officer, they have been alternating there for a long time and will predominate that they are still ready to use caliber missiles.</text:p>
      <ul>
        <li>
I want to state that today the enemy is trying to keep up with the abrasive, in his opinion, the area and constantly disperses his own border group. In addition, the Russians no longer experience the Sevastopol Havan such a "native" that they have always talked about. After all, the season "cotton" and "battle crucian" continues, which has confirmed the night that has passed. Therefore, the opponent was more tempted to the Russian shores, whose bays, in particular in the Union, began to have his ships more often to replenish the reserves, "Natalia Humeniuk, the captain of the 1st rank.</li>
      </ul>
      <text:p text:style-name="P4">
The head of the united Press Center of Defense forces of the South also noted that the last time the activity of the enemy in the Black Sea is not observed, but in no case should this Fact should sprinkle the vigilance of the Defense Forces of Ukraine.</text:p>
      <text:p text:style-name="P4">
News Source: <text:a xlink:type="simple" xlink:href="https://armyinform.com.ua/2023/04/24/rosiyany-vzhe-ne-vidchuvayut-sevastopolsku-gavan-takoyu-ridnoyu-nataliya-gumenyuk/" text:style-name="Internet_20_link" text:visited-style-name="Visited_20_Internet_20_Link">
https://armyinform.com.ua/2023/04/24/rosiyany-vzhe-ne-vidchuvayut-sevastopolsku-gavan-takoyu-ridnoyu-nataliya-gumenyuk/</text:a>
</text:p>
      <!--NEWS-->
      <text:h text:style-name="P10" text:outline-level="1">
<text:span text:style-name="T4">
The General Staff of the Armed Forces warned the high probability of missile and air strikes throughout Ukraine</text:span>
</text:h>
      <text:p text:style-name="P4">
Author: ['АРМІЯINFORM']</text:p>
      <text:p text:style-name="P4">
Time: 2023-04-24T88:00:00-04:00</text:p>
      <text:p text:style-name="P4">
Description: The opponent of the capture of the 6 rocket launchers of the 47 Avіaetsiychi, by the healthy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viaczijni-udary.jpg" text:style-name="Internet_20_link" text:visited-style-name="Visited_20_Internet_20_Link">
aviaczijni-udary.jpg</text:a>
']</text:p>
      <text:p text:style-name="P4">
Tags: ['STOPRUSSIA', 'АГРЕСІЯ РФ', 'ВТОРГНЕННЯ РФ', 'ГШ ЗСУ', 'ОПЕРАТИВНА ІНФОРМАЦІЯ', 'РАКЕТНІ ОБСТРІЛИ']</text:p>
      <text:p text:style-name="P4">
Category: News</text:p>
      <!--METADATA-->
      <text:p text:style-name="P4">
<draw:frame draw:style-name="fr1" draw:name="Image267" text:anchor-type="as-char" svg:width="6.9236in" svg:height="4.615733in" draw:z-index="0">
<draw:image xlink:href="../Images/AРМІЯINFORM/2023-04-24T88-00-00-04-00/aviaczijni-udary.jpg" xlink:type="simple" xlink:show="embed" xlink:actuate="onLoad" draw:mime-type="image/jpeg"/>
</draw:frame>
The consequences of enemy shelling. Illustrative Photo <text:span text:style-name="T4">
 🔥 The Situation of Russian Completion </text:span>
</text:p>
      <text:p text:style-name="P4">
During the day, the enemy struck 6 rocket and 47 aviation strikes, and made 25 -fits from the rocket launchers of the volley fire on the positions of our troops with the instructive infrastructure of settlements.</text:p>
      <text:p text:style-name="P4">
About it <text:a xlink:type="simple" xlink:href="https://www.facebook.com/GeneralStaff.ua/posts/pfbid02v5fPoxj8Hcjnj6XDyN6ZahdA1L6LjrgF1rKSaRmbPGPNHXyjo9VZ2C4qHL6gXCtwl" text:style-name="Internet_20_link" text:visited-style-name="Visited_20_Internet_20_Link">
reports</text:a>
General Staff of the Armed Forces of Ukraine.</text:p>
      <text:p text:style-name="P4">
"The likelihood of further rocket and aviation strikes throughout Ukraine is high," - said in the message of the Armed Forces of the Armed Forces.</text:p>
      <text:p text:style-name="P4">
News Source: <text:a xlink:type="simple" xlink:href="https://armyinform.com.ua/2023/04/24/poperedyv-pro-vysoku-jmovirnist-raketnyh/" text:style-name="Internet_20_link" text:visited-style-name="Visited_20_Internet_20_Link">
https://armyinform.com.ua/2023/04/24/poperedyv-pro-vysoku-jmovirnist-raketnyh/</text:a>
</text:p>
      <!--NEWS-->
      <text:h text:style-name="P10" text:outline-level="1">
<text:span text:style-name="T4">
The aggressor tries to displace our units from the position in Bakhmut - Anna Malyar</text:span>
</text:h>
      <text:p text:style-name="P4">
Author: ['АРМІЯINFORM']</text:p>
      <text:p text:style-name="P4">
Time: 2023-04-24T89:00:00-04:00</text:p>
      <text:p text:style-name="P4">
Description: The intercessor of the Ministra defense of Ukraine Ganna Malleser at his dusphist in Telegram PIDSUMULA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hmut-5.jpg" text:style-name="Internet_20_link" text:visited-style-name="Visited_20_Internet_20_Link">
bahmut-5.jpg</text:a>
']</text:p>
      <text:p text:style-name="P4">
Tags: ['STOPRUSSIA', 'АГРЕСІЯ РФ', 'ВІЙНА', 'ВТОРГНЕННЯ РФ', 'ГАННА МАЛЯР', 'ЗАСТУПНИК МІНІСТРА ОБОРОНИ УКРАЇНИ', 'ЗВЕДЕННЯ', 'ОПЕРАТИВНА ІНФОРМАЦІЯ', 'ХРОНІКА ОБОРОНИ']</text:p>
      <text:p text:style-name="P4">
Category: News</text:p>
      <!--METADATA-->
      <text:p text:style-name="P4">
<draw:frame draw:style-name="fr1" draw:name="Image268" text:anchor-type="as-char" svg:width="6.9236in" svg:height="4.32725in" draw:z-index="0">
<draw:image xlink:href="../Images/AРМІЯINFORM/2023-04-24T89-00-00-04-00/bahmut-5.jpg" xlink:type="simple" xlink:show="embed" xlink:actuate="onLoad" draw:mime-type="image/jpeg"/>
</draw:frame>
Illustrative photo</text:p>
      <text:p text:style-name="P4">
Deputy Minister of Defense of Ukraine Anna Malyar in her <text:a xlink:type="simple" xlink:href="https://t.me/annamaliar/669" text:style-name="Internet_20_link" text:visited-style-name="Visited_20_Internet_20_Link">
posts of fan</text:a>
Summarized today's reports on the front situation at the front.</text:p>
      <text:p text:style-name="P4">
_ "Simple words today's summary: _</text:p>
      <text:p text:style-name="P4">
<text:span text:style-name="T5">
Epiecenter - East .</text:span>
</text:p>
      <text:p text:style-name="P4">
<text:span text:style-name="T5">
On the north, from Belarus, signs of formation of offensive groups is not detected.</text:span>
</text:p>
      <text:p text:style-name="P4">
In the north, on the part of the Russian Federation, the enemy continues, as before, to keep the border with Ukraine with a certain number of its troops ”, _ is a painter.</text:p>
      <text:p text:style-name="P4">
<text:span text:style-name="T4">
EAST</text:span>
</text:p>
      <text:p text:style-name="P4">
The enemy changes the actions.</text:p>
      <text:p text:style-name="P4">
Of the four destinations, the offensive continues for three - Marinski, Avdiivsky, Bakhmutsky.</text:p>
      <text:p text:style-name="P4">
In the <text:span text:style-name="T4">
 Liman direction </text:span>
 the aggressor was unable to break through our defense and its activity decreased somewhat.</text:p>
      <text:p text:style-name="P4">
At the same time, the enemy fired at our positions in this direction and regroups.</text:p>
      <text:p text:style-name="P4">
<text:span text:style-name="T4">
 The most fierce battles are now underway for Bakhmut and Marinka. </text:span>
 The enemy is trying to establish control of these two cities.</text:p>
      <text:p text:style-name="P4">
In the <text:span text:style-name="T4">
 Bakhmut direction </text:span>
 the aggressor focused on the main effort and tries to identify our units from the point of view in Bakhmut.</text:p>
      <text:p text:style-name="P4">
Using the so -called "Syrian tactics" of the total destruction of the buildings of spray, the enemy is in some places to promote due to destroyed objects.</text:p>
      <text:p text:style-name="P4">
At the same time, our defenders carry out active assault actions and do not allow the city to go under control.</text:p>
      <text:p text:style-name="P4">
In addition, the enemy is constantly storming the suburbs of Bakhmut.</text:p>
      <text:p text:style-name="P4">
In several directions in the East, the enemy carries out a systematic fire in order to interact the actions of the units of the Defense Forces of Ukraine.</text:p>
      <text:p text:style-name="P4">
In the <text:span text:style-name="T4">
 Zaporizhzhya and Kherson directions </text:span>
 the aggressor is in defense. Zuzikh forces tries to maintain control of busy borders and prevent our troops from beingributed.</text:p>
      <text:p text:style-name="P4">
News Source: <text:a xlink:type="simple" xlink:href="https://armyinform.com.ua/2023/04/24/agresor-namagayetsya-vytisnyaty-nashi-pidrozdily/" text:style-name="Internet_20_link" text:visited-style-name="Visited_20_Internet_20_Link">
https://armyinform.com.ua/2023/04/24/agresor-namagayetsya-vytisnyaty-nashi-pidrozdily/</text:a>
</text:p>
      <!--NEWS-->
      <text:h text:style-name="P10" text:outline-level="1">
<text:span text:style-name="T4">
We are already preparing our energy for the next winter - President of Ukraine</text:span>
</text:h>
      <text:p text:style-name="P4">
Author: ['АРМІЯINFORM']</text:p>
      <text:p text:style-name="P4">
Time: 2023-04-24T90:00:00-04:00</text:p>
      <text:p text:style-name="P4">
Description: I am healthy, Shanovna Ukrainian!Turning to Kiwa Iz Vidrezhennya in Zhytomyr, ... War with Ukraine 2022, war with Ukraine Latest news today, News War with Ukraine 2022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zvernennya-prezydenta.jpg" text:style-name="Internet_20_link" text:visited-style-name="Visited_20_Internet_20_Link">
zvernennya-prezydenta.jpg</text:a>
']</text:p>
      <text:p text:style-name="P4">
Tags: ['STOPRUSSIA', 'АГРЕСІЯ РФ', 'ВІДЕОЗВЕРНЕННЯ', 'ВІЙНА', 'ВОЛОДИМИР ЗЕЛЕНСЬКИЙ', 'ВТОРГНЕННЯ РФ', 'ОФІС ПРЕЗИДЕНТА УКРАЇНИ']</text:p>
      <text:p text:style-name="P4">
Category: News</text:p>
      <!--METADATA-->
      <text:p text:style-name="P4">
<draw:frame draw:style-name="fr1" draw:name="Image269" text:anchor-type="as-char" svg:width="6.9236in" svg:height="4.703717in" draw:z-index="0">
<draw:image xlink:href="../Images/AРМІЯINFORM/2023-04-24T90-00-00-04-00/zvernennya-prezydenta.jpg" xlink:type="simple" xlink:show="embed" xlink:actuate="onLoad" draw:mime-type="image/jpeg"/>
</draw:frame>
<text:span text:style-name="T5">
 Because health, dear Ukrainians!</text:span>
</text:p>
      <text:p text:style-name="P4">
He returned to Kiev from a business trip to Zhytomyr, in fact working all day.</text:p>
      <text:p text:style-name="P4">
Initially, Ms. Callas Prime Minister's visit. Negotiations, signing a joint declaration. I am grateful to Ms. Prime Minister and all-Noroda Estonia for his clear and unchanged support for our movement to the European Union, and NATO has relevant alliance points in the Declaration.</text:p>
      <text:p text:style-name="P4">
Today, the most attention was paid to defense issues, and this is clear. Estonia is the fastest and greatest help to our defense, if you look at the ratio of assistance and GDP of the country. This also applies to guns for our artillery, shells, and weapons for our anti -aircraft… many aspects.</text:p>
      <text:p text:style-name="P4">
They also discussed the decisions on weapons and ammunition, which are still being implemented with other partners in the European Union. The case where the speed of supply, the sound of already made decisions, depends directly on the life of people. I thank you for their willingness to promote in appropriate communication with other partners.</text:p>
      <text:p text:style-name="P4">
Zhytomyr was chosen for our negotiations by chance. It is the Zditomyr region that the project of reconstruction was implemented, which gives Estonia the championship - the first in how quickly what they agreed is realized. In the city of Ovruchyzhitomy region, the reconstruction of kindergarten - from Estonia should be completed by June 1. This project will be further expanded. There are other projects from where the work - sure, we all realize</text:p>
      <text:p text:style-name="P4">
It was very nice to visit Zhytomyr Polytechnic - to communicate with the houses of the university. Classroom University - feels that they really care about students. They take care of Ukraine - taking into account how the university of Gotumeda of the country of various specialists.</text:p>
      <text:p text:style-name="P4">
Thank you to everyone who was at a meeting in the Polytechnic, who asked the question and who responded sincerely to the answers. Good, energetic communication. This is what we are moting for all Ukraine now - that all our children, all Ukrainian students in every part of our country can feel free, enjoy freedom, get education and realize themselves in life as they want it. And it will be. Ukraine will protect its freedom.</text:p>
      <text:p text:style-name="P4">
He also held a special coordination meeting with everyone who answers. They considered in detail the safety, economic and social situation of the Volta. There is a solution, in particular, to restore energy after Russian Humans. And we are already preparing our energy for the next winter.Particular attention was paid to the border. There was a report of the head of the Zhytomyr Regional Administration and the Head of the State Border Guard Service. Protection, border arrangement, the situation in general. Thank you all who provide us with this strength of our state border.</text:p>
      <text:p text:style-name="P4">
And, by the way, I want to mention today our border warriors-those who, with all the forces of the defense of our country, defend Ukraine on the forefront. There is something to thank. Lugansk and Kramatorsk border units - thank you, warriors, for the stability in Bakhmut!Lutsk Border Squad - Thank you guys, for your power in the Avdeevsky direction!Kherson and Berdyansk borderline - thank you for the successful completion of tasks in the south of our country. All youth!</text:p>
      <text:p text:style-name="P4">
Glory to all our soldiers, who is now in battle, in combat posts, in combat operations!</text:p>
      <text:p text:style-name="P4">
Thank you all who help Ukraine defend themselves from Russian evil!</text:p>
      <text:p text:style-name="P4">
I thank Zhytomyr for today.</text:p>
      <text:p text:style-name="P4">
<text:span text:style-name="T5">
Glory to Ukraine!</text:span>
</text:p>
      <text:p text:style-name="P4">
<text:span text:style-name="T4">
 Source: </text:span>
 _ <text:a xlink:type="simple" xlink:href="https://www.president.gov.ua/news/uzhe-gotuyemo-nashu-energetiku-do-nastupnoyi-zimi-zvernennya-82465" text:style-name="Internet_20_link" text:visited-style-name="Visited_20_Internet_20_Link">
Presidential Office</text:a>
_</text:p>
      <text:p text:style-name="P4">
News Source: <text:a xlink:type="simple" xlink:href="https://armyinform.com.ua/2023/04/24/prezydent-ukrayiny-proviv-koordynaczijnu-naradu-na-zhytomyrshhyni/" text:style-name="Internet_20_link" text:visited-style-name="Visited_20_Internet_20_Link">
https://armyinform.com.ua/2023/04/24/prezydent-ukrayiny-proviv-koordynaczijnu-naradu-na-zhytomyrshhyni/</text:a>
</text:p>
      <!--NEWS-->
      <text:h text:style-name="P10" text:outline-level="1">
<text:span text:style-name="T4">
Any new captive data is entered in the relevant register-coordination headquarters</text:span>
</text:h>
      <text:p text:style-name="P4">
Author: ['АРМІЯINFORM']</text:p>
      <text:p text:style-name="P4">
Time: 2023-04-24T91:00:00-04:00</text:p>
      <text:p text:style-name="P4">
Description: At the coordinating headquarters of Putin, Zustychovniy Zustychovye Zustychych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41.jpg" text:style-name="Internet_20_link" text:visited-style-name="Visited_20_Internet_20_Link">
41.jpg</text:a>
', '<text:a xlink:type="simple" xlink:href="https://armyinform.com.ua/wp-content/uploads/2023/04/42.jpg" text:style-name="Internet_20_link" text:visited-style-name="Visited_20_Internet_20_Link">
42.jpg</text:a>
', '<text:a xlink:type="simple" xlink:href="https://armyinform.com.ua/wp-content/uploads/2023/04/43.jpg" text:style-name="Internet_20_link" text:visited-style-name="Visited_20_Internet_20_Link">
43.jpg</text:a>
', '<text:a xlink:type="simple" xlink:href="https://armyinform.com.ua/wp-content/uploads/2023/04/44.jpg" text:style-name="Internet_20_link" text:visited-style-name="Visited_20_Internet_20_Link">
44.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0" text:anchor-type="as-char" svg:width="6.9236in" svg:height="3.883707in" draw:z-index="0">
<draw:image xlink:href="../Images/AРМІЯINFORM/2023-04-24T91-00-00-04-00/41.jpg" xlink:type="simple" xlink:show="embed" xlink:actuate="onLoad" draw:mime-type="image/jpeg"/>
</draw:frame>
At the Coordination Headquarters on the management of prisoners of war, there was a meeting with the families of defenders of a separate presidential brigade named after Hetmanabogdan Khmelnitsky.</text:p>
      <text:p text:style-name="P4">
About it <text:a xlink:type="simple" xlink:href="https://t.me/Koord_shtab/897" text:style-name="Internet_20_link" text:visited-style-name="Visited_20_Internet_20_Link">
reports</text:a>
The press service of the coordination. It is noted that representatives of the staff and national police of Ukraine communicated with relatives of prisoners and missing persons.</text:p>
      <text:p text:style-name="P4">
<draw:frame draw:style-name="fr1" draw:name="Image271" text:anchor-type="as-char" svg:width="6.9236in" svg:height="4.002706in" draw:z-index="0">
<draw:image xlink:href="../Images/AРМІЯINFORM/2023-04-24T91-00-00-04-00/42.jpg" xlink:type="simple" xlink:show="embed" xlink:actuate="onLoad" draw:mime-type="image/jpeg"/>
</draw:frame>
According to a representative of the coordination headquarters, if returned from the captivity certifying the missing person of the serviceman in the afternoon, then there may be reasons to change his accounting category, in particular, in particular. Any new data on the prisoners, their place of health are analyzed and entered in the appropriate registry. It should be noted that a significant amount of information for the work is collected and reported by relatives of servicemen.</text:p>
      <text:p text:style-name="P4">
<draw:frame draw:style-name="fr1" draw:name="Image272" text:anchor-type="as-char" svg:width="6.9236in" svg:height="3.883707in" draw:z-index="0">
<draw:image xlink:href="../Images/AРМІЯINFORM/2023-04-24T91-00-00-04-00/43.jpg" xlink:type="simple" xlink:show="embed" xlink:actuate="onLoad" draw:mime-type="image/jpeg"/>
</draw:frame>
One of the issues that was raised during the meeting was the exchange of Tilasaglast defenders. The staff representative noted that the Office of the Commissioner for Persons who disappeared in the case of comprehensive circumstances has comprehensive information. With his participation, they occur as an exchange negotiations, such search groups for the implementation of appropriate measures at the territories.</text:p>
      <text:p text:style-name="P4">
<draw:frame draw:style-name="fr1" draw:name="Image273" text:anchor-type="as-char" svg:width="6.9236in" svg:height="4.61393in" draw:z-index="0">
<draw:image xlink:href="../Images/AРМІЯINFORM/2023-04-24T91-00-00-04-00/44.jpg" xlink:type="simple" xlink:show="embed" xlink:actuate="onLoad" draw:mime-type="image/jpeg"/>
</draw:frame>
They also drew attention to information security. The representative staffed that the enemy for different purposes and in different ways collect information. Therefore, it is necessary to publicly disseminate or transmit information to untested persons, quality serviceman.</text:p>
      <text:p text:style-name="P4">
News Source: <text:a xlink:type="simple" xlink:href="https://armyinform.com.ua/2023/04/24/vnosyatsya-do-vidpovidnogo-reyestru-koordynaczijnyj-shtab/" text:style-name="Internet_20_link" text:visited-style-name="Visited_20_Internet_20_Link">
https://armyinform.com.ua/2023/04/24/vnosyatsya-do-vidpovidnogo-reyestru-koordynaczijnyj-shtab/</text:a>
</text:p>
      <!--NEWS-->
      <text:h text:style-name="P10" text:outline-level="1">
<text:span text:style-name="T4">
The occupiers use Ukrainian schools as military medical points</text:span>
</text:h>
      <text:p text:style-name="P4">
Author: ['АРМІЯINFORM']</text:p>
      <text:p text:style-name="P4">
Time: 2023-04-24T92:00:00-04:00</text:p>
      <text:p text:style-name="P4">
Description: The enemy is the Vikoristovati Tsivilno INFRASTRUSTRUSTRUSTRYSTRATURATURASTOVENKOVO ... War with Ukraine 2022, War with Ukraine Latest news today, News War with Ukraine 2022 Last for today, will there be a war between Ukraine and Russia and when, Ukraine with Ukraine in 2022 will or not will be or not , Will there be a war with Ukraine in the near future, they say, the war with Ukraine, Ukrainian news today, Ukrainian news in Ukrainian media in Russian</text:p>
      <text:p text:style-name="P4">
Images: ['<text:a xlink:type="simple" xlink:href="https://armyinform.com.ua/wp-content/uploads/2023/04/okupanty-1.jpg" text:style-name="Internet_20_link" text:visited-style-name="Visited_20_Internet_20_Link">
okupanty-1.jpg</text:a>
']</text:p>
      <text:p text:style-name="P4">
Tags: ['STOPRUSSIA', 'АГРЕСІЯ РФ', 'ВТОРГНЕННЯ РФ', 'ГШ ЗСУ', 'ЛУГАНЩИНА', 'ОКУПАНТИ', 'ОПЕРАТИВНА ІНФОРМАЦІЯ']</text:p>
      <text:p text:style-name="P4">
Category: News</text:p>
      <!--METADATA-->
      <text:p text:style-name="P4">
<draw:frame draw:style-name="fr1" draw:name="Image274" text:anchor-type="as-char" svg:width="6.9236in" svg:height="3.874787in" draw:z-index="0">
<draw:image xlink:href="../Images/AРМІЯINFORM/2023-04-24T92-00-00-04-00/okupanty-1.jpg" xlink:type="simple" xlink:show="embed" xlink:actuate="onLoad" draw:mime-type="image/jpeg"/>
</draw:frame>
Russian invaders. Illustrative Photo <text:span text:style-name="T4">
 🔥 The Situation of Russian Completion </text:span>
</text:p>
      <text:p text:style-name="P4">
The enemy continues to use the civilian infrastructure of temporarily seized settlements for its own purposes.</text:p>
      <text:p text:style-name="P4">
About it <text:a xlink:type="simple" xlink:href="https://www.facebook.com/GeneralStaff.ua/posts/pfbid02v5fPoxj8Hcjnj6XDyN6ZahdA1L6LjrgF1rKSaRmbPGPNHXyjo9VZ2C4qHL6gXCtwl" text:style-name="Internet_20_link" text:visited-style-name="Visited_20_Internet_20_Link">
reports</text:a>
General Staff of the Armed Forces of Ukraine.</text:p>
      <text:p text:style-name="P4">
"In particular, in Golubivka, which in Luhansk region, Russian invaders use one school as a medical center to provide medical care to their servicemen," - said in the message of the Armed Forces of the Armed Forces.</text:p>
      <text:p text:style-name="P4">
News Source: <text:a xlink:type="simple" xlink:href="https://armyinform.com.ua/2023/04/24/okupanty-vykorystovuyut-ukrayinski-shkoly-yak-vijskovi-medychni-punkty/" text:style-name="Internet_20_link" text:visited-style-name="Visited_20_Internet_20_Link">
https://armyinform.com.ua/2023/04/24/okupanty-vykorystovuyut-ukrayinski-shkoly-yak-vijskovi-medychni-punkty/</text:a>
</text:p>
      <!--NEWS-->
      <text:h text:style-name="P10" text:outline-level="1">
<text:span text:style-name="T4">
The Center for Military History of the Armed Forces was presented by the Union of White Eagle and the Golden Trizub Union</text:span>
</text:h>
      <text:p text:style-name="P4">
Author: ['Валентина Вілюра']</text:p>
      <text:p text:style-name="P4">
Time: 2023-04-24T93:00:00-04:00</text:p>
      <text:p text:style-name="P4">
Description: The Center for Doslіneni of the Istoriya forces of Ukraine Za Nazi 103- Richnitzi izhnik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golovna-49.jpg" text:style-name="Internet_20_link" text:visited-style-name="Visited_20_Internet_20_Link">
golovna-49.jpg</text:a>
', '<text:a xlink:type="simple" xlink:href="https://armyinform.com.ua/wp-content/uploads/2023/04/img_0222.jpg" text:style-name="Internet_20_link" text:visited-style-name="Visited_20_Internet_20_Link">
img_0222.jpg</text:a>
', '<text:a xlink:type="simple" xlink:href="https://armyinform.com.ua/wp-content/uploads/2023/04/img_0273-150x150.jpg" text:style-name="Internet_20_link" text:visited-style-name="Visited_20_Internet_20_Link">
img_0273-150x150.jpg</text:a>
', '<text:a xlink:type="simple" xlink:href="https://armyinform.com.ua/wp-content/uploads/2023/04/img_0262-150x150.jpg" text:style-name="Internet_20_link" text:visited-style-name="Visited_20_Internet_20_Link">
img_0262-150x150.jpg</text:a>
', '<text:a xlink:type="simple" xlink:href="https://armyinform.com.ua/wp-content/uploads/2023/04/img_0270-150x150.jpg" text:style-name="Internet_20_link" text:visited-style-name="Visited_20_Internet_20_Link">
img_0270-150x150.jpg</text:a>
', '<text:a xlink:type="simple" xlink:href="https://armyinform.com.ua/wp-content/uploads/2023/04/polkovnyk-kosyak.jpg" text:style-name="Internet_20_link" text:visited-style-name="Visited_20_Internet_20_Link">
polkovnyk-kosyak.jpg</text:a>
', '<text:a xlink:type="simple" xlink:href="https://armyinform.com.ua/wp-content/uploads/2023/04/tylishhak.jpg" text:style-name="Internet_20_link" text:visited-style-name="Visited_20_Internet_20_Link">
tylishhak.jpg</text:a>
']</text:p>
      <text:p text:style-name="P4">
Tags: ['ІСТОРІЯ', 'КИЇВ', 'СОЮЗ БІЛОГО ОРЛА ТА\xa0ЗОЛОТОГО ТРИЗУБА', 'УКРАЇНА - ПОЛЬЩА', 'ЦЕНТР ДОСЛІДЖЕНЬ ВОЄННОЇ ІСТОРІЇ']</text:p>
      <text:p text:style-name="P4">
Category: News</text:p>
      <!--METADATA-->
      <text:p text:style-name="P4">
<draw:frame draw:style-name="fr1" draw:name="Image275" text:anchor-type="as-char" svg:width="6.9236in" svg:height="4.615733in" draw:z-index="0">
<draw:image xlink:href="../Images/AРМІЯINFORM/2023-04-24T93-00-00-04-00/golovna-49.jpg" xlink:type="simple" xlink:show="embed" xlink:actuate="onLoad" draw:mime-type="image/jpeg"/>
</draw:frame>
The Center for Studies of the Military History of the Armed Forces of Ukraine on the occasion of the 103rd anniversary of the Warsaw Treaty between Ukraine and Poland in 1920 presented a new exhibition project "Union of White Eagle and Golden Trizub". He tells in detail the military assistance provided by the Poles more than a hundred years ago, as well as the help that is now provided during the Russian-Ukrainian War.</text:p>
      <ul>
        <li>
Poland and Ukraine have part of a common history. At this time, we want modern citizens of our countries to remember what connects us, - said the Director of the Polish Institute, Advisor to the Embassy of the Republic of Poland in Ukraine Robertchizhevsky.</li>
      </ul>
      <text:p text:style-name="P4">
<draw:frame draw:style-name="fr1" draw:name="Image276" text:anchor-type="as-char" svg:width="6.9236in" svg:height="4.615733in" draw:z-index="0">
<draw:image xlink:href="../Images/AРМІЯINFORM/2023-04-24T93-00-00-04-00/img_0222.jpg" xlink:type="simple" xlink:show="embed" xlink:actuate="onLoad" draw:mime-type="image/jpeg"/>
</draw:frame>
It is worth noting that the history of Ukrainian-Polish relations has a rich and saturated fire. The Poles and Ukrainians are not uncommon to unite. Especially if it went from the original enemy - Muscovy. And one prudent pages of mutual history are the conclusion of a political law between the Ukrainian People's Republic and the Republic of Poland on April 21, 1920.</text:p>
      <text:p text:style-name="P4">
<text:a xlink:type="simple" xlink:href="https://armyinform.com.ua/wp-content/uploads/2023/04/img_0273.jpg" text:style-name="Internet_20_link" text:visited-style-name="Visited_20_Internet_20_Link">
!(Images/AРМІЯINFORM/2023-04-24T93-00-00-04-00/img_0273-150x150.jpg)</text:a>
</text:p>
      <text:p text:style-name="P4">
<text:a xlink:type="simple" xlink:href="https://armyinform.com.ua/wp-content/uploads/2023/04/img_0262.jpg" text:style-name="Internet_20_link" text:visited-style-name="Visited_20_Internet_20_Link">
<draw:frame draw:style-name="fr1" draw:name="Image277" text:anchor-type="as-char" svg:width="6.9236in" svg:height="6.9236in" draw:z-index="0">
<draw:image xlink:href="../Images/AРМІЯINFORM/2023-04-24T93-00-00-04-00/img_0262-150x150.jpg" xlink:type="simple" xlink:show="embed" xlink:actuate="onLoad" draw:mime-type="image/jpeg"/>
</draw:frame>
</text:a>
</text:p>
      <text:p text:style-name="P4">
<text:a xlink:type="simple" xlink:href="https://armyinform.com.ua/wp-content/uploads/2023/04/img_0270.jpg" text:style-name="Internet_20_link" text:visited-style-name="Visited_20_Internet_20_Link">
<draw:frame draw:style-name="fr1" draw:name="Image278" text:anchor-type="as-char" svg:width="6.9236in" svg:height="6.9236in" draw:z-index="0">
<draw:image xlink:href="../Images/AРМІЯINFORM/2023-04-24T93-00-00-04-00/img_0270-150x150.jpg" xlink:type="simple" xlink:show="embed" xlink:actuate="onLoad" draw:mime-type="image/jpeg"/>
</draw:frame>
</text:a>
It was part of the Military Convention, which laid down the fundamental Polish-Ukrainian military action against the Bolshevik troops of Ukraine. The importance of these and subsequent allied initiatives can be completely characterized by the words of Jerzy Gedroyts, a well -known Polish publicist, politician and public figure: "There is no independent Poland of inadvertent Ukraine."</text:p>
      <ul>
        <li>
          <text:p text:style-name="P4">
It was here in Kiev that joint hostilities with the participation of the UNR Army of Ipol soldiers against the Bolshevik authorities took place. As in 1920, a common enemy, a Russian aggressor, united the efforts of two neighboring peoples in our time. We see the sufferer that Poland is the most powerful lobbyist of Ukraine. It provides logistics support for Ukraine, assists weapons and equipment, has become a refuge of more than 3 million Ukrainians, - says Colonel Igor Kosyak, Head of the Center for Military History.Knowing the price of Russian occupation, Ukraine and Poland are doing everything to prevent the repetition of the events of 1920 and 2022. And from the beginning of the large -scale intensification of Russia, Poland has taken a clear pro -Ukrainian position.</text:p>
        </li>
        <li>
          <text:p text:style-name="P4">
Maybe then in 1920 we did not win, but now our union is much more. After all, Ukraine enlisted the support of most countries of the world. And we will necessarily win. We continue to create a new Europe together. And this Europe will be released due to the courage and courage of Ukrainians, - said Volodymyr Tilishchak, Deputy Chairman of Ukrainian Institute of National Memory.</text:p>
        </li>
      </ul>
      <text:p text:style-name="P4">
<draw:frame draw:style-name="fr1" draw:name="Image279" text:anchor-type="as-char" svg:width="6.9236in" svg:height="4.615733in" draw:z-index="0">
<draw:image xlink:href="../Images/AРМІЯINFORM/2023-04-24T93-00-00-04-00/tylishhak.jpg" xlink:type="simple" xlink:show="embed" xlink:actuate="onLoad" draw:mime-type="image/jpeg"/>
</draw:frame>
Vladimir Tilishchak</text:p>
      <text:p text:style-name="P4">
<text:span text:style-name="T5">
Opto author</text:span>
</text:p>
      <text:p text:style-name="P4">
News Source: <text:a xlink:type="simple" xlink:href="https://armyinform.com.ua/2023/04/24/u-kyyevi-predstavyly-vystavkovyj-proyekt-soyuz-bilogo-orla-ta-zolotogo-tryzuba/" text:style-name="Internet_20_link" text:visited-style-name="Visited_20_Internet_20_Link">
https://armyinform.com.ua/2023/04/24/u-kyyevi-predstavyly-vystavkovyj-proyekt-soyuz-bilogo-orla-ta-zolotogo-tryzuba/</text:a>
</text:p>
      <!--NEWS-->
      <text:h text:style-name="P10" text:outline-level="1">
<text:span text:style-name="T4">
In the metro subway presented the exhibition "The real causes of war, or how Russian propaganda works"</text:span>
</text:h>
      <text:p text:style-name="P4">
Author: ['Тетяна Головатюк']</text:p>
      <text:p text:style-name="P4">
Time: 2023-04-24T94:00:00-04:00</text:p>
      <text:p text:style-name="P4">
Description: At the Kievsky metro -soldier at the Zoloty Gate metro station, Interoractive was presented ... War with Ukraine 2022, the war with Ukraine is the latest news today, the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124ac8e-3c63-4da4-8fe7-a36542a9d7b4.jpg" text:style-name="Internet_20_link" text:visited-style-name="Visited_20_Internet_20_Link">
1124ac8e-3c63-4da4-8fe7-a36542a9d7b4.jpg</text:a>
', '<text:a xlink:type="simple" xlink:href="https://armyinform.com.ua/wp-content/uploads/2023/04/15bc4302-13e1-48c9-a372-7d36242f2c4a.jpg" text:style-name="Internet_20_link" text:visited-style-name="Visited_20_Internet_20_Link">
15bc4302-13e1-48c9-a372-7d36242f2c4a.jpg</text:a>
', '<text:a xlink:type="simple" xlink:href="https://armyinform.com.ua/wp-content/uploads/2023/04/140be72c-dec7-4d5b-9590-1f28be7c9edd-150x150.jpg" text:style-name="Internet_20_link" text:visited-style-name="Visited_20_Internet_20_Link">
140be72c-dec7-4d5b-9590-1f28be7c9edd-150x150.jpg</text:a>
', '<text:a xlink:type="simple" xlink:href="https://armyinform.com.ua/wp-content/uploads/2023/04/00aff214-cb4a-4420-b379-6366b760222f-150x150.jpg" text:style-name="Internet_20_link" text:visited-style-name="Visited_20_Internet_20_Link">
00aff214-cb4a-4420-b379-6366b760222f-150x150.jpg</text:a>
', '<text:a xlink:type="simple" xlink:href="https://armyinform.com.ua/wp-content/uploads/2023/04/96ebcfc2-3031-4b0e-be11-ab6aa517850d-150x150.jpg" text:style-name="Internet_20_link" text:visited-style-name="Visited_20_Internet_20_Link">
96ebcfc2-3031-4b0e-be11-ab6aa517850d-150x150.jpg</text:a>
', '<text:a xlink:type="simple" xlink:href="https://armyinform.com.ua/wp-content/uploads/2023/04/cd16368b-507b-441e-884f-53edeba396f8-150x150.jpg" text:style-name="Internet_20_link" text:visited-style-name="Visited_20_Internet_20_Link">
cd16368b-507b-441e-884f-53edeba396f8-150x150.jpg</text:a>
', '<text:a xlink:type="simple" xlink:href="https://armyinform.com.ua/wp-content/uploads/2023/04/564b8d5a-6459-4ea7-ba81-de1b26292ab5-150x150.jpg" text:style-name="Internet_20_link" text:visited-style-name="Visited_20_Internet_20_Link">
564b8d5a-6459-4ea7-ba81-de1b26292ab5-150x150.jpg</text:a>
', '<text:a xlink:type="simple" xlink:href="https://armyinform.com.ua/wp-content/uploads/2023/04/7569d4f2-c813-41c0-b8d8-2da1314e0f35-150x150.jpg" text:style-name="Internet_20_link" text:visited-style-name="Visited_20_Internet_20_Link">
7569d4f2-c813-41c0-b8d8-2da1314e0f35-150x150.jpg</text:a>
', '<text:a xlink:type="simple" xlink:href="https://armyinform.com.ua/wp-content/uploads/2023/04/92780345-80a9-44b9-85a9-ed89639d62ae-150x150.jpg" text:style-name="Internet_20_link" text:visited-style-name="Visited_20_Internet_20_Link">
92780345-80a9-44b9-85a9-ed89639d62ae-150x150.jpg</text:a>
']</text:p>
      <text:p text:style-name="P4">
Tags: ['STOPRUSSIA', 'АГРЕСІЯ РФ', 'ВИСТАВКА', 'ВІЙНА', 'ВТОРГНЕННЯ РФ', 'КИЇВ']</text:p>
      <text:p text:style-name="P4">
Category: News</text:p>
      <!--METADATA-->
      <text:p text:style-name="P4">
<draw:frame draw:style-name="fr1" draw:name="Image280" text:anchor-type="as-char" svg:width="6.9236in" svg:height="5.1927in" draw:z-index="0">
<draw:image xlink:href="../Images/AРМІЯINFORM/2023-04-24T94-00-00-04-00/1124ac8e-3c63-4da4-8fe7-a36542a9d7b4.jpg" xlink:type="simple" xlink:show="embed" xlink:actuate="onLoad" draw:mime-type="image/jpeg"/>
</draw:frame>
In the Kiev Metro at the Golden Gate metro station, an interactive exhibition "True Causes of War, or how Russian propaganda works".</text:p>
      <text:p text:style-name="P4">
This XR exhibition explains in detail how the system of Russian propaganda is built, debunking well-known fakes and manipulations that have been working against Ukraine for years, and the chief-shows what it can lead to the examples of war.</text:p>
      <text:p text:style-name="P4">
<draw:frame draw:style-name="fr1" draw:name="Image281" text:anchor-type="as-char" svg:width="6.9236in" svg:height="5.1927in" draw:z-index="0">
<draw:image xlink:href="../Images/AРМІЯINFORM/2023-04-24T94-00-00-04-00/15bc4302-13e1-48c9-a372-7d36242f2c4a.jpg" xlink:type="simple" xlink:show="embed" xlink:actuate="onLoad" draw:mime-type="image/jpeg"/>
</draw:frame>
- Here we show for very different audiences, how the propaganda actually works what methods are using the Russians to expose reality. During the development of this project, we tried to take into account the needs of the target audience. Therefore, these posters are multifunctional. Interactive formats with virtual reality help any audience to gain new knowledge in a simple sobby form,-says the organizer of the project Alona Romanyuk.</text:p>
      <text:p text:style-name="P4">
The exposition was developed by Valery Korshunov team from NGO "European Institute" in partnership with the famous fact checker Alona Romanyuk(Notagonota initiative)As part of the EU Civil Support for Civil Society, the Isar of Unity is introduced under the financial support of the European Union and with the assistance of the Ministry of Culture and Information Policy and support of the KP "Kyiv Metropolitan".</text:p>
      <text:p text:style-name="P4">
<text:a xlink:type="simple" xlink:href="https://armyinform.com.ua/wp-content/uploads/2023/04/140be72c-dec7-4d5b-9590-1f28be7c9edd.jpg" text:style-name="Internet_20_link" text:visited-style-name="Visited_20_Internet_20_Link">
!(Images/AРМІЯINFORM/2023-04-24T94-00-00-04-00/140be72c-dec7-4d5b-9590-1f28be7c9edd-150x150.jpg)</text:a>
</text:p>
      <text:p text:style-name="P4">
<text:a xlink:type="simple" xlink:href="https://armyinform.com.ua/wp-content/uploads/2023/04/00aff214-cb4a-4420-b379-6366b760222f.jpg" text:style-name="Internet_20_link" text:visited-style-name="Visited_20_Internet_20_Link">
<draw:frame draw:style-name="fr1" draw:name="Image282" text:anchor-type="as-char" svg:width="6.9236in" svg:height="6.9236in" draw:z-index="0">
<draw:image xlink:href="../Images/AРМІЯINFORM/2023-04-24T94-00-00-04-00/00aff214-cb4a-4420-b379-6366b760222f-150x150.jpg" xlink:type="simple" xlink:show="embed" xlink:actuate="onLoad" draw:mime-type="image/jpeg"/>
</draw:frame>
</text:a>
</text:p>
      <text:p text:style-name="P4">
<text:a xlink:type="simple" xlink:href="https://armyinform.com.ua/wp-content/uploads/2023/04/96ebcfc2-3031-4b0e-be11-ab6aa517850d.jpg" text:style-name="Internet_20_link" text:visited-style-name="Visited_20_Internet_20_Link">
<draw:frame draw:style-name="fr1" draw:name="Image283" text:anchor-type="as-char" svg:width="6.9236in" svg:height="6.9236in" draw:z-index="0">
<draw:image xlink:href="../Images/AРМІЯINFORM/2023-04-24T94-00-00-04-00/96ebcfc2-3031-4b0e-be11-ab6aa517850d-150x150.jpg" xlink:type="simple" xlink:show="embed" xlink:actuate="onLoad" draw:mime-type="image/jpeg"/>
</draw:frame>
</text:a>
The organizers have researched the techniques of Soviet and Russian propaganda for several years and decided to present their work in an interactive format.</text:p>
      <text:p text:style-name="P4">
The exhibition combines the format of posters with the latest technologies: after the smartphone, the mobile application activates and enlivens posters. Thanks to Edar app, you can put a burnt tank of the invaders next to him, or to see Banksy's work in Borodyanka and to look at orc trenches in the red forest.</text:p>
      <text:p text:style-name="P4">
<text:a xlink:type="simple" xlink:href="https://armyinform.com.ua/wp-content/uploads/2023/04/cd16368b-507b-441e-884f-53edeba396f8.jpg" text:style-name="Internet_20_link" text:visited-style-name="Visited_20_Internet_20_Link">
<draw:frame draw:style-name="fr1" draw:name="Image284" text:anchor-type="as-char" svg:width="6.9236in" svg:height="6.9236in" draw:z-index="0">
<draw:image xlink:href="../Images/AРМІЯINFORM/2023-04-24T94-00-00-04-00/cd16368b-507b-441e-884f-53edeba396f8-150x150.jpg" xlink:type="simple" xlink:show="embed" xlink:actuate="onLoad" draw:mime-type="image/jpeg"/>
</draw:frame>
</text:a>
</text:p>
      <text:p text:style-name="P4">
<text:a xlink:type="simple" xlink:href="https://armyinform.com.ua/wp-content/uploads/2023/04/564b8d5a-6459-4ea7-ba81-de1b26292ab5.jpg" text:style-name="Internet_20_link" text:visited-style-name="Visited_20_Internet_20_Link">
<draw:frame draw:style-name="fr1" draw:name="Image285" text:anchor-type="as-char" svg:width="6.9236in" svg:height="6.9236in" draw:z-index="0">
<draw:image xlink:href="../Images/AРМІЯINFORM/2023-04-24T94-00-00-04-00/564b8d5a-6459-4ea7-ba81-de1b26292ab5-150x150.jpg" xlink:type="simple" xlink:show="embed" xlink:actuate="onLoad" draw:mime-type="image/jpeg"/>
</draw:frame>
</text:a>
</text:p>
      <text:p text:style-name="P4">
<text:a xlink:type="simple" xlink:href="https://armyinform.com.ua/wp-content/uploads/2023/04/7569d4f2-c813-41c0-b8d8-2da1314e0f35.jpg" text:style-name="Internet_20_link" text:visited-style-name="Visited_20_Internet_20_Link">
<draw:frame draw:style-name="fr1" draw:name="Image286" text:anchor-type="as-char" svg:width="6.9236in" svg:height="6.9236in" draw:z-index="0">
<draw:image xlink:href="../Images/AРМІЯINFORM/2023-04-24T94-00-00-04-00/7569d4f2-c813-41c0-b8d8-2da1314e0f35-150x150.jpg" xlink:type="simple" xlink:show="embed" xlink:actuate="onLoad" draw:mime-type="image/jpeg"/>
</draw:frame>
</text:a>
</text:p>
      <text:p text:style-name="P4">
<text:a xlink:type="simple" xlink:href="https://armyinform.com.ua/wp-content/uploads/2023/04/92780345-80a9-44b9-85a9-ed89639d62ae.jpg" text:style-name="Internet_20_link" text:visited-style-name="Visited_20_Internet_20_Link">
<draw:frame draw:style-name="fr1" draw:name="Image287" text:anchor-type="as-char" svg:width="6.9236in" svg:height="6.9236in" draw:z-index="0">
<draw:image xlink:href="../Images/AРМІЯINFORM/2023-04-24T94-00-00-04-00/92780345-80a9-44b9-85a9-ed89639d62ae-150x150.jpg" xlink:type="simple" xlink:show="embed" xlink:actuate="onLoad" draw:mime-type="image/jpeg"/>
</draw:frame>
</text:a>
The authors of the idea seek that the innovative exhibition "True Causes of War, or how Russian propaganda" can see as many people as possible.</text:p>
      <text:p text:style-name="P4">
The organizers intend to hold this exhibition in 5000 Ukrainian schools and 20 countries of the world.</text:p>
      <text:p text:style-name="P4">
Those who want to hold an exhibition in schools, institutes, cultural and public institutions in Ukraine and around the world, in order to increase their information security, can <text:a xlink:type="simple" xlink:href="https://edar.app/#%D0%B4%D0%BE%D0%BB%D1%83%D1%87%D0%B8%D1%82%D0%B8%D1%81%D1%8C" text:style-name="Internet_20_link" text:visited-style-name="Visited_20_Internet_20_Link">
leave</text:a>
application.</text:p>
      <text:p text:style-name="P4">
You can visit the exhibition by May 24 at the Golden Gate metro lobby.</text:p>
      <text:p text:style-name="P4">
<text:span text:style-name="T5">
Opto author</text:span>
</text:p>
      <text:p text:style-name="P4">
News Source: <text:a xlink:type="simple" xlink:href="https://armyinform.com.ua/2023/04/24/u-stolychnomu-metro-predstavyly-vystavku-spravzhni-prychyny-vijny-abo-yak-praczyuye-rosijska-propaganda/" text:style-name="Internet_20_link" text:visited-style-name="Visited_20_Internet_20_Link">
https://armyinform.com.ua/2023/04/24/u-stolychnomu-metro-predstavyly-vystavku-spravzhni-prychyny-vijny-abo-yak-praczyuye-rosijska-propaganda/</text:a>
</text:p>
      <!--NEWS-->
      <text:h text:style-name="P10" text:outline-level="1">
<text:span text:style-name="T4">
Russian troops fired the border of Sumy and Chernihiv region - OK "North"</text:span>
</text:h>
      <text:p text:style-name="P4">
Author: ['АРМІЯINFORM']</text:p>
      <text:p text:style-name="P4">
Time: 2023-04-24T95:00:00-04:00</text:p>
      <text:p text:style-name="P4">
Description: About CED DOIMLAY OK "Pivnich". The village at 20:00 Rosiyski Vіsyska Shchel Trichi was ongoing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4d5fbc687df29d24a9da861290277eb6.jpeg" text:style-name="Internet_20_link" text:visited-style-name="Visited_20_Internet_20_Link">
4d5fbc687df29d24a9da861290277eb6.jpeg</text:a>
']</text:p>
      <text:p text:style-name="P4">
Tags: ['STOPRUSSIA', 'АГРЕСІЯ РФ', 'ВІЙНА', 'ВОРОЖІ ОБСТРІЛИ', 'ВТОРГНЕННЯ РФ', 'ОК «ПІВНІЧ»']</text:p>
      <text:p text:style-name="P4">
Category: News</text:p>
      <!--METADATA-->
      <text:p text:style-name="P4">
<draw:frame draw:style-name="fr1" draw:name="Image288" text:anchor-type="as-char" svg:width="6.9236in" svg:height="3.896076in" draw:z-index="0">
<draw:image xlink:href="../Images/AРМІЯINFORM/2023-04-24T95-00-00-04-00/4d5fbc687df29d24a9da861290277eb6.jpeg" xlink:type="simple" xlink:show="embed" xlink:actuate="onLoad" draw:mime-type="image/jpeg"/>
</draw:frame>
Illustrative photo</text:p>
      <text:p text:style-name="P4">
About it <text:a xlink:type="simple" xlink:href="https://t.me/ok_pivnich1/2029" text:style-name="Internet_20_link" text:visited-style-name="Visited_20_Internet_20_Link">
reports</text:a>
OK "North".</text:p>
      <text:p text:style-name="P4">
As of 20:00, Russian troops fired at the border of Sumy and Chernihiv region three more times.</text:p>
      <text:p text:style-name="P4">
<text:span text:style-name="T4">
 From 14:40 to 15.20 </text:span>
 15 parishes were recorded, probably with a mortar 82 mm, Uda NP. Novasilivka. There was no information about the losses among the local population or damage to civilian infrastructure.</text:p>
      <text:p text:style-name="P4">
<text:span text:style-name="T4">
 From 16:41 to 18:00 </text:span>
 22 trips were recorded, probably from the artillery, in the area of N.P. Gramyach. There was no information about the losses among the local population or damage to civilian infrastructure.</text:p>
      <text:p text:style-name="P4">
<text:span text:style-name="T4">
 From 18:05 to 18: 10 </text:span>
 3 parishes have been recorded, probably with a mortar 120 mm, Uda NP. The key. About the loss among the local population or damage of civilian infrastructure information was not received</text:p>
      <text:p text:style-name="P4">
News Source: <text:a xlink:type="simple" xlink:href="https://armyinform.com.ua/2023/04/24/rosijski-vijska-obstrilyaly-prykordonnya-sumskoyi-ta-chernigivskoyi-oblasti-ok-pivnich/" text:style-name="Internet_20_link" text:visited-style-name="Visited_20_Internet_20_Link">
https://armyinform.com.ua/2023/04/24/rosijski-vijska-obstrilyaly-prykordonnya-sumskoyi-ta-chernigivskoyi-oblasti-ok-pivnich/</text:a>
</text:p>
      <!--NEWS-->
      <text:h text:style-name="P10" text:outline-level="1">
<text:span text:style-name="T4">
Since the beginning of the day, nine enemy UAVs have been destroyed by air forces</text:span>
</text:h>
      <text:p text:style-name="P4">
Author: ['АРМІЯINFORM']</text:p>
      <text:p text:style-name="P4">
Time: 2023-04-24T96:00:00-04:00</text:p>
      <text:p text:style-name="P4">
Description: About the CHILDOMELA, the command of the VISTRICS of the ZSU at the Facebook, the war with Ukraine 2022, the war with Ukraine is the latest news with Ukraine 2022, the last war between Ukraine and Russia and when, the war with the war with Ukraine.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667456_753161613117256_6530370200478725658_n.jpg" text:style-name="Internet_20_link" text:visited-style-name="Visited_20_Internet_20_Link">
342667456_753161613117256_6530370200478725658_n.jpg</text:a>
']</text:p>
      <text:p text:style-name="P4">
Tags: ['SHAHED', 'STOPRUSSIA', 'АГРЕСІЯ РФ', 'ВІЙНА', 'ВТОРГНЕННЯ РФ', 'ВТРАТИ ВОРОГА']</text:p>
      <text:p text:style-name="P4">
Category: News</text:p>
      <!--METADATA-->
      <text:p text:style-name="P4">
About it <text:a xlink:type="simple" xlink:href="https://www.facebook.com/kpszsu/posts/pfbid0taqmx4cTfasY7TNiLyLgVjmTcqTAFVGZbDqchd5b6HJVMddYFR5fRDmYDdiScgYjl" text:style-name="Internet_20_link" text:visited-style-name="Visited_20_Internet_20_Link">
reports</text:a>
The Armed Forces Command on its official Facebook page.</text:p>
      <text:p text:style-name="P4">
Nine hostile unmanned-unmanned-pools were destroyed by the Air Force of the Armed Forces -t tactical level.</text:p>
      <text:p text:style-name="P4">
<draw:frame draw:style-name="fr1" draw:name="Image289" text:anchor-type="as-char" svg:width="6.9236in" svg:height="6.9236in" draw:z-index="0">
<draw:image xlink:href="../Images/AРМІЯINFORM/2023-04-24T96-00-00-04-00/342667456_753161613117256_6530370200478725658_n.jpg" xlink:type="simple" xlink:show="embed" xlink:actuate="onLoad" draw:mime-type="image/jpeg"/>
</draw:frame>
Let's keep the sky!</text:p>
      <text:p text:style-name="P4">
Together to victory!</text:p>
      <text:p text:style-name="P4">
News Source: <text:a xlink:type="simple" xlink:href="https://armyinform.com.ua/2023/04/24/z-pochatku-doby-povitryanymy-sylamy-znyshheno-devyat-vorozhyh-bpla/" text:style-name="Internet_20_link" text:visited-style-name="Visited_20_Internet_20_Link">
https://armyinform.com.ua/2023/04/24/z-pochatku-doby-povitryanymy-sylamy-znyshheno-devyat-vorozhyh-bpla/</text:a>
</text:p>
      <!--NEWS-->
      <text:h text:style-name="P10" text:outline-level="1">
<text:span text:style-name="T4">
“We are simple, maybe we do not fight at all!Maybe ours on the other hand? ”</text:span>
</text:h>
      <text:p text:style-name="P4">
Author: ['АРМІЯINFORM']</text:p>
      <text:p text:style-name="P4">
Time: 2023-04-24T97:00:00-04:00</text:p>
      <text:p text:style-name="P4">
Description: Golovna managed by the Rosvіdi Minobornoki Ukrainian, published Chergov Perekholnnya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p>
      <text:p text:style-name="P4">
Tags: ['ГУР МОУ', 'ГУР ПЕРЕХОПЛЕННЯ']</text:p>
      <text:p text:style-name="P4">
Category: News</text:p>
      <!--METADATA-->
      <text:p text:style-name="P4">
Main Directorate of Intelligence of the Ministry of Defense of Ukraine <text:a xlink:type="simple" xlink:href="https://gur.gov.ua/content/my-prosto-mozhet-voobshche-ne-za-tekh-voiuem-mozhet-nashy-s-druhoi-storony.html" text:style-name="Internet_20_link" text:visited-style-name="Visited_20_Internet_20_Link">
published</text:a>
Another intercepting telephone conversation of the occupiers, in which a serviceman of the 70-homotic regiment of the Russian Federation tells about losses under the coledar and how their "elite" unit, which was one of the first to go on February 24 on the territory of Ukraine, became the place of stay of none.</text:p>
      <text:p text:style-name="P4">
News Source: <text:a xlink:type="simple" xlink:href="https://armyinform.com.ua/2023/04/24/my-prosto-mozhe-vzagali-ne-za-tyh-voyuyemo-mozhe-nashi-z-inshogo-boku/" text:style-name="Internet_20_link" text:visited-style-name="Visited_20_Internet_20_Link">
https://armyinform.com.ua/2023/04/24/my-prosto-mozhe-vzagali-ne-za-tyh-voyuyemo-mozhe-nashi-z-inshogo-boku/</text:a>
</text:p>
      <!--NEWS-->
      <text:h text:style-name="P10" text:outline-level="1">
<text:span text:style-name="T4">
Army athletes have won two more medals at the European Championships in fighting</text:span>
</text:h>
      <text:p text:style-name="P4">
Author: ['АРМІЯINFORM']</text:p>
      <text:p text:style-name="P4">
Time: 2023-04-24T98:00:00-04:00</text:p>
      <text:p text:style-name="P4">
Description: The final day of the Coopіnate єvropi z Borotbi, Having passed with the Croatian Zagreb,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196285_232027086169778_1399020363829296165_n.jpg" text:style-name="Internet_20_link" text:visited-style-name="Visited_20_Internet_20_Link">
343196285_232027086169778_1399020363829296165_n.jpg</text:a>
']</text:p>
      <text:p text:style-name="P4">
Tags: ['СПОРТСМЕНИ', 'ЦСК ЗСУ']</text:p>
      <text:p text:style-name="P4">
Category: News</text:p>
      <!--METADATA-->
      <text:p text:style-name="P4">
<draw:frame draw:style-name="fr1" draw:name="Image290" text:anchor-type="as-char" svg:width="6.9236in" svg:height="3.7351in" draw:z-index="0">
<draw:image xlink:href="../Images/AРМІЯINFORM/2023-04-24T98-00-00-04-00/343196285_232027086169778_1399020363829296165_n.jpg" xlink:type="simple" xlink:show="embed" xlink:actuate="onLoad" draw:mime-type="image/jpeg"/>
</draw:frame>
Yaroslav Filchakov</text:p>
      <text:p text:style-name="P4">
The final day of the European Championship in the fighting in the Croatian band brought two awards to Ukraine. On the pedestal of honor, the athletes are the representatives of the Greco-Roman style.</text:p>
      <text:p text:style-name="P4">
About it <text:a xlink:type="simple" xlink:href="https://www.facebook.com/CSKA1992/posts/pfbid02rk2rfPwcT2yi3YAKGG15TS8NQmizbDanAF7TgCHLPM1UEb2mrMf1FPf1gMiWzfYil" text:style-name="Internet_20_link" text:visited-style-name="Visited_20_Internet_20_Link">
reports</text:a>
Central Sports Club of the Armed Forces of Ukraine.</text:p>
      <text:p text:style-name="P4">
Yaroslav Filchakov won his first continental championship medal(up to 82kg). 27-річний харків’янин, який торік став бронзовим призером чемпіонатусвіту, тепер має титул віцечемпіона Європи.</text:p>
      <text:p text:style-name="P4">
Бронзовим призером у ваговій категорії до 67 кг, став 24-річний Парвіз Насібовіз Запоріжжя. Відзначимо, що для віцечемпіона Олімпіади-2020 це також перша вкар’єрі нагорода ЧЄ!</text:p>
      <text:p text:style-name="P4">
Вітаємо спортсменів та їхніх тренерів!</text:p>
      <text:p text:style-name="P4">
News Source: <text:a xlink:type="simple" xlink:href="https://armyinform.com.ua/2023/04/24/armijski-sportsmeny-zdobuly-shhe-dvi-medali-na-chempionati-yevropy-z-borotby/" text:style-name="Internet_20_link" text:visited-style-name="Visited_20_Internet_20_Link">
https://armyinform.com.ua/2023/04/24/armijski-sportsmeny-zdobuly-shhe-dvi-medali-na-chempionati-yevropy-z-borotby/</text:a>
</text:p>
      <!--NEWS-->
      <text:h text:style-name="P10" text:outline-level="1">
<text:span text:style-name="T4">
Short. War. Day 425. Videoodigest</text:span>
</text:h>
      <text:p text:style-name="P4">
Author: ['АРМІЯINFORM']</text:p>
      <text:p text:style-name="P4">
Time: 2023-04-24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ДЕОДАЙДЖЕСТ', 'ВІЙНА', 'ВТОРГНЕННЯ РФ', 'ГШ ЗСУ']</text:p>
      <text:p text:style-name="P4">
Category: News</text:p>
      <!--METADATA-->
      <text:p text:style-name="P4">
<text:span text:style-name="T4">
 Source: </text:span>
 <text:a xlink:type="simple" xlink:href="https://www.facebook.com/GeneralStaff.ua/videos/878963153168846/" text:style-name="Internet_20_link" text:visited-style-name="Visited_20_Internet_20_Link">
<text:span text:style-name="T5">
gshzu</text:span>
</text:a>
</text:p>
      <text:p text:style-name="P4">
News Source: <text:a xlink:type="simple" xlink:href="https://armyinform.com.ua/2023/04/24/korotko-vijna-den-425-videodajdzhest/" text:style-name="Internet_20_link" text:visited-style-name="Visited_20_Internet_20_Link">
https://armyinform.com.ua/2023/04/24/korotko-vijna-den-425-videodajdzhest/</text:a>
</text:p>
      <!--NEWS-->
      <text:h text:style-name="P10" text:outline-level="1">
<text:span text:style-name="T4">
In Ukraine, they plan to restore the Canadian police mission - the Ministry of Internal Affairs</text:span>
</text:h>
      <text:p text:style-name="P4">
Authors: Ukrinform (Person)</text:p>
      <text:p text:style-name="P4">
Publisher: Укринформ (Organization)</text:p>
      <text:p text:style-name="P4">
Published Time: 2023-04-25T-31:29:00+03:00</text:p>
      <text:p text:style-name="P4">
Modified Time: 2023-04-25T00:29:00+03:00</text:p>
      <text:p text:style-name="P4">
Description: Representatives of the Canadian police hope to start training for Ukrainian law enforcement as soon as possible by restoring the Cupdp mission. - Ukrinform.</text:p>
      <text:p text:style-name="P4">
Images: ["<text:a xlink:type="simple" xlink:href="https://static.ukrinform.com/photos/2023_04/thumb_files/630_360_1682372283-706.jpg" text:style-name="Internet_20_link" text:visited-style-name="Visited_20_Internet_20_Link">
630_360_16823...</text:a>
", "<text:a xlink:type="simple" xlink:href="https://static.ukrinform.com/photos/2023_04/1682372283-490.jpg" text:style-name="Internet_20_link" text:visited-style-name="Visited_20_Internet_20_Link">
1682372283-49...</text:a>
", "<text:a xlink:type="simple" xlink:href="https://static.ukrinform.com/photos/2023_04/1682372284-954.jpg" text:style-name="Internet_20_link" text:visited-style-name="Visited_20_Internet_20_Link">
1682372284-95...</text:a>
"]</text:p>
      <text:p text:style-name="P4">
Tags: ['Канада', 'МВС', 'Поліція', 'Україна']</text:p>
      <text:p text:style-name="P4">
Type: Article</text:p>
      <!--METADATA-->
      <text:p text:style-name="P4">
<draw:frame draw:style-name="fr1" draw:name="Image291" text:anchor-type="as-char" svg:width="6.9236in" svg:height="3.956343in" draw:z-index="0">
<draw:image xlink:href="../Images/yкринформ/2023-04-25T-31-29-00-03-00/630_360_1682372283-706.jpg" xlink:type="simple" xlink:show="embed" xlink:actuate="onLoad" draw:mime-type="image/jpeg"/>
</draw:frame>
Representatives of the Canadian police hope to start training Ukrainian law enforcement as soon as possible by restoring the Cupdp mission.</text:p>
      <text:p text:style-name="P4">
As Ukrinform reports, about it <text:a xlink:type="simple" xlink:href="https://mvs.gov.ua/uk/news/v-ukrayini-planuiut-vidnoviti-kanadsku-policeisku-misiiu" text:style-name="Internet_20_link" text:visited-style-name="Visited_20_Internet_20_Link">
</text:a>
Ministry of Internal Affairs of Ukraine.</text:p>
      <text:p text:style-name="P4">
On Monday, April 24, the Deputy Minister of Internal Affairs Katerynapavlichenko discussed with representatives of the Canadian police the possibility of a Canadian police mission in Ukraine(CUPDP).</text:p>
      <text:p text:style-name="P4">
<text:span text:style-name="T4">
Читайте також:</text:span>
 <text:span text:style-name="T4">
<text:a xlink:type="simple" xlink:href="https://www.ukrinform.ua/rubric-ato/3697549-usi-obicani-kanadou-tanki-leopard-2-dla-ukraini-vze-u-polsi-smigal.html" text:style-name="Internet_20_link" text:visited-style-name="Visited_20_Internet_20_Link">
 </text:a>
</text:span>
</text:p>
      <text:p text:style-name="P4">
CUPDP is a project that supports the police reform by providing advice, trainings and equipment to improve professional development and standards for more efficient community -oriented police services.</text:p>
      <text:p text:style-name="P4">
“We understand that the important component of support for Ukrainian police is in particular trainings. We would now identify three key information, which should be taken into account in the preparation of appropriate training plans. In particular, it is a tactical training, police work in de -mentioned territories and support for mental health, ”Pavlichenko said.</text:p>
      <text:p text:style-name="P4">
<draw:frame draw:style-name="fr1" draw:name="Image292" text:anchor-type="as-char" svg:width="6.9236in" svg:height="4.615733in" draw:z-index="0">
<draw:image xlink:href="../Images/yкринформ/2023-04-25T-31-29-00-03-00/1682372283-490.jpg" xlink:type="simple" xlink:show="embed" xlink:actuate="onLoad" draw:mime-type="image/jpeg"/>
</draw:frame>
<text:span text:style-name="T4">
 Read also: </text:span>
 <text:span text:style-name="T4">
 <text:a xlink:type="simple" xlink:href="https://www.ukrinform.ua/rubric-ato/3698859-kanada-ogolosila-pro-novij-paket-vijskovoi-dopomogi-ukraini.html" text:style-name="Internet_20_link" text:visited-style-name="Visited_20_Internet_20_Link">
</text:a>
</text:span>
</text:p>
      <text:p text:style-name="P4">
In turn, representatives of the Canadian police noted that they hope to start training for Ukrainian law enforcement officers as soon as possible. The training is planned to attract about 45 instructors who will be able to share their knowledge and experience with Ukrainian colleagues.</text:p>
      <text:p text:style-name="P4">
<draw:frame draw:style-name="fr1" draw:name="Image293" text:anchor-type="as-char" svg:width="6.9236in" svg:height="4.615733in" draw:z-index="0">
<draw:image xlink:href="../Images/yкринформ/2023-04-25T-31-29-00-03-00/1682372284-954.jpg" xlink:type="simple" xlink:show="embed" xlink:actuate="onLoad" draw:mime-type="image/jpeg"/>
</draw:frame>
<text:span text:style-name="T4">
 Read also: </text:span>
 _ <text:span text:style-name="T4">
 <text:a xlink:type="simple" xlink:href="https://www.ukrinform.ua/rubric-ato/3697044-u-britanii-norvezki-instruktori-navcaut-ukrainskih-bijciv-vesti-vogon-v-oboroni.html" text:style-name="Internet_20_link" text:visited-style-name="Visited_20_Internet_20_Link">
</text:a>
</text:span>
 _</text:p>
      <text:p text:style-name="P4">
According to Ukrinform, in the United Kingdom, servicemen of armed force Ukraine are undergoing minership training for special features of explosion installation.</text:p>
      <text:p text:style-name="P4">
<text:span text:style-name="T5">
Foto: Ministry of Internal Affairs</text:span>
</text:p>
      <text:p text:style-name="P4">
News Source: <text:a xlink:type="simple" xlink:href="https://www.ukrinform.ua/rubric-society/3700206-v-ukraini-planuut-vidnoviti-kanadsku-policejsku-misiu-mvs.html" text:style-name="Internet_20_link" text:visited-style-name="Visited_20_Internet_20_Link">
https://www.ukrinform.ua/rubric-society/3700206-v-ukraini-planuut-vidnoviti-kanadsku-policejsku-misiu-mvs.html</text:a>
</text:p>
      <!--NEWS-->
      <text:h text:style-name="P10" text:outline-level="1">
<text:span text:style-name="T4">
Pentagon by the end of the year plans to pass the Armed Forces Abrams Tanks</text:span>
</text:h>
      <text:p text:style-name="P4">
Authors: Ukrinform (Person)</text:p>
      <text:p text:style-name="P4">
Publisher: Укринформ (Organization)</text:p>
      <text:p text:style-name="P4">
Published Time: 2023-04-25T-33:17:00+03:00</text:p>
      <text:p text:style-name="P4">
Modified Time: 2023-04-25T00:17:00+03:00</text:p>
      <text:p text:style-name="P4">
Description: American M1 Abrams tanks, which the US will soon be transferred to Germany, will only be used for the exercises of Ukrainian units in graphene and different from combat tanks that will be provided to Ukraine separately. - Ukrinform.</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США', 'Танк', 'ЗСУ', 'Abrams ']</text:p>
      <text:p text:style-name="P4">
Type: Article</text:p>
      <!--METADATA-->
      <text:p text:style-name="P4">
<draw:frame draw:style-name="fr1" draw:name="Image294" text:anchor-type="as-char" svg:width="6.9236in" svg:height="3.956343in" draw:z-index="0">
<draw:image xlink:href="../Images/yкринформ/2023-04-25T-33-17-00-03-00/630_360_1459395029-2600-abrams-ssa-tank-foto-nuinanet.jpg" xlink:type="simple" xlink:show="embed" xlink:actuate="onLoad" draw:mime-type="image/jpeg"/>
</draw:frame>
The US M1 Abrams tanks that the United States will soon have to expel to Germany will only be used for the exercises of Ukrainian units in the graphene and will be different from combat tanks that have been given to Ukraine separately.</text:p>
      <text:p text:style-name="P4">
This was announced during a briefing by Pentagon spokesman General Patrick Ryder, reports Ukrinform's own correspondent.</text:p>
      <text:p text:style-name="P4">
“These tanks(which will be sent to Germany - ed.)Lystep training will be prescribed. These are not the updated tanks that will go to Ukraine later, ”the US defense agency said.</text:p>
      <text:p text:style-name="P4">
<text:span text:style-name="T4">
 Read also: </text:span>
 <text:span text:style-name="T4">
 <text:a xlink:type="simple" xlink:href="https://www.ukrinform.ua/rubric-ato/3699042-persi-navcalni-tanki-abrams-dla-ukrainskih-vijskovih-nadijdut-za-kilka-tizniv.html" text:style-name="Internet_20_link" text:visited-style-name="Visited_20_Internet_20_Link">
</text:a>
</text:span>
</text:p>
      <text:p text:style-name="P4">
According to him, training tanks are not stored from the US Army, but other storage sites, which will allow you to speed up the preparation and shipment of vehicles to Ukraine.</text:p>
      <text:p text:style-name="P4">
He also noted that the M1 Abrams, designed to use Ukrainian forces directly in real conditions, will be equipped according to the specificity of hostilities in Ukraine.</text:p>
      <text:p text:style-name="P4">
<text:span text:style-name="T4">
 Read also: </text:span>
 <text:span text:style-name="T4">
 <text:a xlink:type="simple" xlink:href="https://www.ukrinform.ua/rubric-ato/3698897-stati-najblizcim-casom-pocnut-navcanna-ukrainskih-vijskovih-na-tankah-abrams-ap.html" text:style-name="Internet_20_link" text:visited-style-name="Visited_20_Internet_20_Link">
</text:a>
</text:span>
</text:p>
      <text:p text:style-name="P4">
The Ryder also expected that the final preparation of the personnel of the abandon of American tanks, as well as the transfer to Ukraine of individual combat units of M1ABRAMS will take place during the period until the end of the year.</text:p>
      <text:p text:style-name="P4">
<text:span text:style-name="T4">
 Read also: </text:span>
 <text:span text:style-name="T4">
 <text:a xlink:type="simple" xlink:href="https://www.ukrinform.ua/rubric-ato/3699101-gensek-nato-pro-ramstajn-ukraina-teper-gotova-zvilniti-se-bilse-okupovanih-teritorij.html" text:style-name="Internet_20_link" text:visited-style-name="Visited_20_Internet_20_Link">
</text:a>
</text:span>
</text:p>
      <text:p text:style-name="P4">
As reported by Ukrinform, last week the head of the United States Committee on US Headquarters Mark Millie said the results of the Ramstein-11 meeting that training of the Ukrainian military on tanks will begin in a few weeks <text:span text:style-name="T4">
 [] <text:a xlink:type="simple" xlink:href="https://www.ukrinform.ua/tag-abrams" text:style-name="Internet_20_link" text:visited-style-name="Visited_20_Internet_20_Link">
</text:a>
 </text:span>
 .</text:p>
      <text:p text:style-name="P4">
News Source: <text:a xlink:type="simple" xlink:href="https://www.ukrinform.ua/rubric-ato/3700205-pentagon-do-kinca-roku-planue-peredati-zsu-bojovi-tanki-abrams.html" text:style-name="Internet_20_link" text:visited-style-name="Visited_20_Internet_20_Link">
https://www.ukrinform.ua/rubric-ato/3700205-pentagon-do-kinca-roku-planue-peredati-zsu-bojovi-tanki-abrams.html</text:a>
</text:p>
      <!--NEWS-->
      <text:h text:style-name="P10" text:outline-level="1">
<text:span text:style-name="T4">
Pentagon by the end of the year plans to pass the Armed Forces Abrams Tanks</text:span>
</text:h>
      <text:p text:style-name="P4">
Authors: Ukrinform (Person)</text:p>
      <text:p text:style-name="P4">
Publisher: Укринформ (Organization)</text:p>
      <text:p text:style-name="P4">
Published Time: 2023-04-25T00:17:00+03:00</text:p>
      <text:p text:style-name="P4">
Modified Time: 2023-04-25T00:17:00+03:00</text:p>
      <text:p text:style-name="P4">
Description: American M1 Abrams tanks, which the US will soon be transferred to Germany, will only be used for the exercises of Ukrainian units in graphene and different from combat tanks that will be provided to Ukraine separately. - Ukrinform.</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США', 'Танк', 'ЗСУ', 'Abrams ']</text:p>
      <text:p text:style-name="P4">
Type: Article</text:p>
      <!--METADATA-->
      <text:p text:style-name="P4">
<draw:frame draw:style-name="fr1" draw:name="Image295" text:anchor-type="as-char" svg:width="6.9236in" svg:height="3.956343in" draw:z-index="0">
<draw:image xlink:href="../Images/yкринформ/2023-04-25T00-17-00-03-00/630_360_1459395029-2600-abrams-ssa-tank-foto-nuinanet.jpg" xlink:type="simple" xlink:show="embed" xlink:actuate="onLoad" draw:mime-type="image/jpeg"/>
</draw:frame>
The US M1 Abrams tanks that the United States will soon have to expel to Germany will only be used for the exercises of Ukrainian units in the graphene and will be different from combat tanks that have been given to Ukraine separately.</text:p>
      <text:p text:style-name="P4">
This was announced during a briefing by Pentagon spokesman General Patrick Ryder, reports Ukrinform's own correspondent.</text:p>
      <text:p text:style-name="P4">
“These tanks(which will be sent to Germany - ed.)Lystep training will be prescribed. These are not the updated tanks that will go to Ukraine later, ”the US defense agency said.</text:p>
      <text:p text:style-name="P4">
<text:span text:style-name="T4">
 Read also: </text:span>
 <text:span text:style-name="T4">
 <text:a xlink:type="simple" xlink:href="https://www.ukrinform.ua/rubric-ato/3699042-persi-navcalni-tanki-abrams-dla-ukrainskih-vijskovih-nadijdut-za-kilka-tizniv.html" text:style-name="Internet_20_link" text:visited-style-name="Visited_20_Internet_20_Link">
</text:a>
</text:span>
</text:p>
      <text:p text:style-name="P4">
According to him, training tanks are not stored from the US Army, but other storage sites, which will allow you to speed up the preparation and shipment of vehicles to Ukraine.</text:p>
      <text:p text:style-name="P4">
He also noted that the M1 Abrams, designed to use Ukrainian forces directly in real conditions, will be equipped according to the specificity of hostilities in Ukraine.</text:p>
      <text:p text:style-name="P4">
<text:span text:style-name="T4">
 Read also: </text:span>
 <text:span text:style-name="T4">
 <text:a xlink:type="simple" xlink:href="https://www.ukrinform.ua/rubric-ato/3698897-stati-najblizcim-casom-pocnut-navcanna-ukrainskih-vijskovih-na-tankah-abrams-ap.html" text:style-name="Internet_20_link" text:visited-style-name="Visited_20_Internet_20_Link">
</text:a>
</text:span>
</text:p>
      <text:p text:style-name="P4">
The Ryder also expected that the final preparation of the personnel of the abandon of American tanks, as well as the transfer to Ukraine of individual combat units of M1ABRAMS will take place during the period until the end of the year.</text:p>
      <text:p text:style-name="P4">
<text:span text:style-name="T4">
 Read also: </text:span>
 <text:span text:style-name="T4">
 <text:a xlink:type="simple" xlink:href="https://www.ukrinform.ua/rubric-ato/3699101-gensek-nato-pro-ramstajn-ukraina-teper-gotova-zvilniti-se-bilse-okupovanih-teritorij.html" text:style-name="Internet_20_link" text:visited-style-name="Visited_20_Internet_20_Link">
</text:a>
</text:span>
</text:p>
      <text:p text:style-name="P4">
As reported by Ukrinform, last week the head of the United States Committee on US Headquarters Mark Millie said the results of the Ramstein-11 meeting that training of the Ukrainian military on tanks will begin in a few weeks <text:span text:style-name="T4">
 [] <text:a xlink:type="simple" xlink:href="https://www.ukrinform.ua/tag-abrams" text:style-name="Internet_20_link" text:visited-style-name="Visited_20_Internet_20_Link">
</text:a>
 </text:span>
 .</text:p>
      <text:p text:style-name="P4">
News Source: <text:a xlink:type="simple" xlink:href="https://www.ukrinform.ua/rubric-ato/3700205-pentagon-do-kinca-roku-planue-peredati-zsu-bojovi-tanki-abrams.html" text:style-name="Internet_20_link" text:visited-style-name="Visited_20_Internet_20_Link">
https://www.ukrinform.ua/rubric-ato/3700205-pentagon-do-kinca-roku-planue-peredati-zsu-bojovi-tanki-abrams.html</text:a>
</text:p>
      <!--NEWS-->
      <text:h text:style-name="P10" text:outline-level="1">
<text:span text:style-name="T4">
In Ukraine, they plan to restore the Canadian police mission - the Ministry of Internal Affairs</text:span>
</text:h>
      <text:p text:style-name="P4">
Authors: Ukrinform (Person)</text:p>
      <text:p text:style-name="P4">
Publisher: Укринформ (Organization)</text:p>
      <text:p text:style-name="P4">
Published Time: 2023-04-25T00:29:00+03:00</text:p>
      <text:p text:style-name="P4">
Modified Time: 2023-04-25T00:29:00+03:00</text:p>
      <text:p text:style-name="P4">
Description: Representatives of the Canadian police hope to start training for Ukrainian law enforcement as soon as possible by restoring the Cupdp mission. - Ukrinform.</text:p>
      <text:p text:style-name="P4">
Images: ["<text:a xlink:type="simple" xlink:href="https://static.ukrinform.com/photos/2023_04/thumb_files/630_360_1682372283-706.jpg" text:style-name="Internet_20_link" text:visited-style-name="Visited_20_Internet_20_Link">
630_360_16823...</text:a>
", "<text:a xlink:type="simple" xlink:href="https://static.ukrinform.com/photos/2023_04/1682372283-490.jpg" text:style-name="Internet_20_link" text:visited-style-name="Visited_20_Internet_20_Link">
1682372283-49...</text:a>
", "<text:a xlink:type="simple" xlink:href="https://static.ukrinform.com/photos/2023_04/1682372284-954.jpg" text:style-name="Internet_20_link" text:visited-style-name="Visited_20_Internet_20_Link">
1682372284-95...</text:a>
"]</text:p>
      <text:p text:style-name="P4">
Tags: ['Канада', 'МВС', 'Поліція', 'Україна']</text:p>
      <text:p text:style-name="P4">
Type: Article</text:p>
      <!--METADATA-->
      <text:p text:style-name="P4">
<draw:frame draw:style-name="fr1" draw:name="Image296" text:anchor-type="as-char" svg:width="6.9236in" svg:height="3.956343in" draw:z-index="0">
<draw:image xlink:href="../Images/yкринформ/2023-04-25T00-29-00-03-00/630_360_1682372283-706.jpg" xlink:type="simple" xlink:show="embed" xlink:actuate="onLoad" draw:mime-type="image/jpeg"/>
</draw:frame>
Representatives of the Canadian police hope to start training Ukrainian law enforcement as soon as possible by restoring the Cupdp mission.</text:p>
      <text:p text:style-name="P4">
As Ukrinform reports, about it <text:a xlink:type="simple" xlink:href="https://mvs.gov.ua/uk/news/v-ukrayini-planuiut-vidnoviti-kanadsku-policeisku-misiiu" text:style-name="Internet_20_link" text:visited-style-name="Visited_20_Internet_20_Link">
</text:a>
Ministry of Internal Affairs of Ukraine.</text:p>
      <text:p text:style-name="P4">
On Monday, April 24, the Deputy Minister of Internal Affairs Katerynapavlichenko discussed with representatives of the Canadian police the possibility of a Canadian police mission in Ukraine(CUPDP).</text:p>
      <text:p text:style-name="P4">
<text:span text:style-name="T4">
Читайте також:</text:span>
 <text:span text:style-name="T4">
<text:a xlink:type="simple" xlink:href="https://www.ukrinform.ua/rubric-ato/3697549-usi-obicani-kanadou-tanki-leopard-2-dla-ukraini-vze-u-polsi-smigal.html" text:style-name="Internet_20_link" text:visited-style-name="Visited_20_Internet_20_Link">
 </text:a>
</text:span>
</text:p>
      <text:p text:style-name="P4">
CUPDP is a project that supports the police reform by providing advice, trainings and equipment to improve professional development and standards for more efficient community -oriented police services.</text:p>
      <text:p text:style-name="P4">
“We understand that the important component of support for Ukrainian police is in particular trainings. We would now identify three key information, which should be taken into account in the preparation of appropriate training plans. In particular, it is a tactical training, police work in de -mentioned territories and support for mental health, ”Pavlichenko said.</text:p>
      <text:p text:style-name="P4">
<draw:frame draw:style-name="fr1" draw:name="Image297" text:anchor-type="as-char" svg:width="6.9236in" svg:height="4.615733in" draw:z-index="0">
<draw:image xlink:href="../Images/yкринформ/2023-04-25T00-29-00-03-00/1682372283-490.jpg" xlink:type="simple" xlink:show="embed" xlink:actuate="onLoad" draw:mime-type="image/jpeg"/>
</draw:frame>
<text:span text:style-name="T4">
 Read also: </text:span>
 <text:span text:style-name="T4">
 <text:a xlink:type="simple" xlink:href="https://www.ukrinform.ua/rubric-ato/3698859-kanada-ogolosila-pro-novij-paket-vijskovoi-dopomogi-ukraini.html" text:style-name="Internet_20_link" text:visited-style-name="Visited_20_Internet_20_Link">
</text:a>
</text:span>
</text:p>
      <text:p text:style-name="P4">
In turn, representatives of the Canadian police noted that they hope to start training for Ukrainian law enforcement officers as soon as possible. The training is planned to attract about 45 instructors who will be able to share their knowledge and experience with Ukrainian colleagues.</text:p>
      <text:p text:style-name="P4">
<draw:frame draw:style-name="fr1" draw:name="Image298" text:anchor-type="as-char" svg:width="6.9236in" svg:height="4.615733in" draw:z-index="0">
<draw:image xlink:href="../Images/yкринформ/2023-04-25T00-29-00-03-00/1682372284-954.jpg" xlink:type="simple" xlink:show="embed" xlink:actuate="onLoad" draw:mime-type="image/jpeg"/>
</draw:frame>
<text:span text:style-name="T4">
 Read also: </text:span>
 _ <text:span text:style-name="T4">
 <text:a xlink:type="simple" xlink:href="https://www.ukrinform.ua/rubric-ato/3697044-u-britanii-norvezki-instruktori-navcaut-ukrainskih-bijciv-vesti-vogon-v-oboroni.html" text:style-name="Internet_20_link" text:visited-style-name="Visited_20_Internet_20_Link">
</text:a>
</text:span>
 _</text:p>
      <text:p text:style-name="P4">
According to Ukrinform, in the United Kingdom, servicemen of armed force Ukraine are undergoing minership training for special features of explosion installation.</text:p>
      <text:p text:style-name="P4">
<text:span text:style-name="T5">
Foto: Ministry of Internal Affairs</text:span>
</text:p>
      <text:p text:style-name="P4">
News Source: <text:a xlink:type="simple" xlink:href="https://www.ukrinform.ua/rubric-society/3700206-v-ukraini-planuut-vidnoviti-kanadsku-policejsku-misiu-mvs.html" text:style-name="Internet_20_link" text:visited-style-name="Visited_20_Internet_20_Link">
https://www.ukrinform.ua/rubric-society/3700206-v-ukraini-planuut-vidnoviti-kanadsku-policejsku-misiu-mvs.html</text:a>
</text:p>
      <!--NEWS-->
      <text:h text:style-name="P10" text:outline-level="1">
<text:span text:style-name="T4">
Fox News tore a contract with such as Carlson, who opposed Ukraine's support</text:span>
</text:h>
      <text:p text:style-name="P4">
Authors: Ukrinform (Person)</text:p>
      <text:p text:style-name="P4">
Publisher: Укринформ (Organization)</text:p>
      <text:p text:style-name="P4">
Published Time: 2023-04-25T00:40:00+03:00</text:p>
      <text:p text:style-name="P4">
Modified Time: 2023-04-25T00:40:00+03:00</text:p>
      <text:p text:style-name="P4">
Description: The Fox News network has terminated cooperation with the presenter of Carlson, who is considered a far -right extremist, a supporter of conspiracy theories, a fervent supporter of Donald Trump and the support of Ukraine support by Ukraine. - Ukrinform.</text:p>
      <text:p text:style-name="P4">
Images: ["<text:a xlink:type="simple" xlink:href="https://static.ukrinform.com/photos/2023_04/thumb_files/630_360_1682372813-741.jpg" text:style-name="Internet_20_link" text:visited-style-name="Visited_20_Internet_20_Link">
630_360_16823...</text:a>
"]</text:p>
      <text:p text:style-name="P4">
Tags: ['США', 'ЗМІ', 'Телебачення', 'Fox News']</text:p>
      <text:p text:style-name="P4">
Type: Article</text:p>
      <!--METADATA-->
      <text:p text:style-name="P4">
<draw:frame draw:style-name="fr1" draw:name="Image299" text:anchor-type="as-char" svg:width="6.9236in" svg:height="3.956343in" draw:z-index="0">
<draw:image xlink:href="../Images/yкринформ/2023-04-25T00-40-00-03-00/630_360_1682372813-741.jpg" xlink:type="simple" xlink:show="embed" xlink:actuate="onLoad" draw:mime-type="image/jpeg"/>
</draw:frame>
The Foxnews network has broken off cooperation with the presenter of Carlson, who is considered an ultra -right extremist, a supporter of conspiracy theories, a fervent supporter of Donald Trump and the supporter of Ukraine's support by Ukraine.</text:p>
      <text:p text:style-name="P4">
This is stated in <text:a xlink:type="simple" xlink:href="https://press.foxnews.com/2023/04/fox-news-media-and-tucker-carlson-part-ways" text:style-name="Internet_20_link" text:visited-style-name="Visited_20_Internet_20_Link">
</text:a>
Distributed on Monday on Fox News Media, Ukrinform reports.</text:p>
      <text:p text:style-name="P4">
“Fox News Media and Taver Carlson decided to stop interaction. We are a disposal for his work on the network as a presenter, and before that as an author, ”the message reads.</text:p>
      <text:p text:style-name="P4">
It is noted that the last Carlson program was aired last manner, April 21. Instead of its release at this time, which is considered a prime time, other shows on a rotary basis will now be broadcast, Natlekanal said.</text:p>
      <text:p text:style-name="P4">
<text:span text:style-name="T4">
 Read also: </text:span>
 <text:span text:style-name="T4">
 <text:a xlink:type="simple" xlink:href="https://www.ukrinform.ua/rubric-world/3697766-fox-news-kompensue-7875-miljona-u-spravi-pro-naklep-sodo-falsifikacii-viboriv-prezidenta-u-ssa.html" text:style-name="Internet_20_link" text:visited-style-name="Visited_20_Internet_20_Link">
</text:a>
</text:span>
</text:p>
      <text:p text:style-name="P4">
An announcement of the termination of the contract appeared a week after Foxnews Media regulated a lawsuit filed against it by the company Dominion Voting Systems worth $ 787.5 million due to the distribution of the election network. The lawsuit, in particular, exposed Carlson in a disrespectful attitude of Prpring, and also included a number of accusations of sexism on his show.</text:p>
      <text:p text:style-name="P4">
Not only has Carlson repeatedly sustained doubts about the legitimacy of the election of 2020, but he also promoted the theories of conspiracy on vaccines against the Covid-19s were tailoring to support the positions of white nationalists.</text:p>
      <text:p text:style-name="P4">
<text:span text:style-name="T4">
 Read also: </text:span>
 <text:span text:style-name="T4">
 <text:a xlink:type="simple" xlink:href="https://www.ukrinform.ua/rubric-world/3699729-trampa-gotovi-pidtrimati-dvi-tretini-respublikanciv.html" text:style-name="Internet_20_link" text:visited-style-name="Visited_20_Internet_20_Link">
</text:a>
</text:span>
</text:p>
      <text:p text:style-name="P4">
Separately, the odious presenter promoted the rhetoric of the far -right wing of the Republican Party, which associate with Trump, to terminate Ukraine's support for Ukraine's regulation of aggressive policy of the Russian Federation. He spread false pro -Russian kinas about allegedly <text:a xlink:type="simple" xlink:href="https://twitter.com/TuckerCarlson/status/1503548039268601864" text:style-name="Internet_20_link" text:visited-style-name="Visited_20_Internet_20_Link">
</text:a>
When the threads of two Russian "northern streams" exploded in the Baltic Sea, Carlson began to claim that it was in no way beneficial to Putin, because it was, they say, his gas pipelines. He stated that Joe Biden seemed to have been saying that he could "remove" and "blow up" these gas pipelines in three weeks, although Biden had never said it.<text:span text:style-name="T4">
 Read also: </text:span>
 <text:span text:style-name="T4">
 <text:a xlink:type="simple" xlink:href="https://www.ukrinform.ua/rubric-polytics/3700194-bilij-dim-vidpoviv-na-zakliki-okremih-respublikanciv-skorotiti-pidtrimku-ukraini.html" text:style-name="Internet_20_link" text:visited-style-name="Visited_20_Internet_20_Link">
</text:a>
</text:span>
</text:p>
      <text:p text:style-name="P4">
Fox News Media, owned by Fox, is reported, managed by TV channels and flow services, which covers about 200 million on a monthly basis. TV channel <text:span text:style-name="T4">
 <text:a xlink:type="simple" xlink:href="https://www.ukrinform.ua/tag-fox-news" text:style-name="Internet_20_link" text:visited-style-name="Visited_20_Internet_20_Link">
</text:a>
</text:span>
, on which Carlson's show was published, is considered one of the most popular in the whole cable television of the United States.</text:p>
      <text:p text:style-name="P4">
<text:span text:style-name="T5">
Foto: rich grassle/icon Sportswire</text:span>
</text:p>
      <text:p text:style-name="P4">
News Source: <text:a xlink:type="simple" xlink:href="https://www.ukrinform.ua/rubric-world/3700207-fox-news-rozirvala-kontrakt-z-takerom-karlsonom-akij-vistupav-proti-pidtrimki-ukraini.html" text:style-name="Internet_20_link" text:visited-style-name="Visited_20_Internet_20_Link">
https://www.ukrinform.ua/rubric-world/3700207-fox-news-rozirvala-kontrakt-z-takerom-karlsonom-akij-vistupav-proti-pidtrimki-ukraini.html</text:a>
</text:p>
      <!--NEWS-->
      <text:h text:style-name="P10" text:outline-level="1">
<text:span text:style-name="T4">
The UN Secretary General Through Lavrov handed Putin a letter to the Grain Agreement</text:span>
</text:h>
      <text:p text:style-name="P4">
Authors: Ukrinform (Person)</text:p>
      <text:p text:style-name="P4">
Publisher: Укринформ (Organization)</text:p>
      <text:p text:style-name="P4">
Published Time: 2023-04-25T00:58:00+03:00</text:p>
      <text:p text:style-name="P4">
Modified Time: 2023-04-25T00:58:00+03:00</text:p>
      <text:p text:style-name="P4">
Description: UN Secretary General Anthony Guterres met with Foreign Minister Sergei Lavrov, who arrived in New York to hold UN Security Council meetings on April 24 and 25. - Ukrinform.</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ООН', 'путін', 'Україна', 'Зерно', 'Агресія РФ']</text:p>
      <text:p text:style-name="P4">
Type: Article</text:p>
      <!--METADATA-->
      <text:p text:style-name="P4">
<draw:frame draw:style-name="fr1" draw:name="Image300" text:anchor-type="as-char" svg:width="6.9236in" svg:height="3.956343in" draw:z-index="0">
<draw:image xlink:href="../Images/yкринформ/2023-04-25T00-58-00-03-00/630_360_1682350611-574.jpg" xlink:type="simple" xlink:show="embed" xlink:actuate="onLoad" draw:mime-type="image/jpeg"/>
</draw:frame>
UN Secretary General Anthony Guterres met with Foreign Minister Sergei Lavrov, who arrived in New York for High-Level Radoscurity Radions on April 24 and 25.</text:p>
      <text:p text:style-name="P4">
As Ukrinform reports, about it <text:a xlink:type="simple" xlink:href="https://www.un.org/sg/en/content/sg/readout/2023-04-24/readout-of-the-secretary-generals-meeting-he-mr-sergey-lavrov-foreign-minister-of-the-russian-federation" text:style-name="Internet_20_link" text:visited-style-name="Visited_20_Internet_20_Link">
</text:a>
UN press service.</text:p>
      <text:p text:style-name="P4">
It is noted that they "discussed the war in Ukraine" as well as the situation of Vaffganistan and Syria.</text:p>
      <text:p text:style-name="P4">
During the discussion of the Black Sea grain initiative, Guterrash expressed the conduct of obstacles, which is faced by the joint coordination center of their daily activities.</text:p>
      <text:p text:style-name="P4">
<text:span text:style-name="T4">
 Read also: </text:span>
 <text:span text:style-name="T4">
 <text:a xlink:type="simple" xlink:href="https://www.ukrinform.ua/rubric-economy/3699462-kraini-g7-zaklikali-prodovziti-ta-rozsiriti-zernovu-ugodu.html" text:style-name="Internet_20_link" text:visited-style-name="Visited_20_Internet_20_Link">
</text:a>
</text:span>
</text:p>
      <text:p text:style-name="P4">
Secretary -General also handed over a laurel letter in the name of Russian President Vladimir Putin, the proposals for "Improve, Continuation and Extension" <text:span text:style-name="T4">
 [] were outlined. <text:a xlink:type="simple" xlink:href="https://www.ukrinform.ua/tag-zerno" text:style-name="Internet_20_link" text:visited-style-name="Visited_20_Internet_20_Link">
</text:a>
</text:span>
 Initiatives "taking into account positions recently expressed by the parties, as well as risks related to global food safety."</text:p>
      <text:p text:style-name="P4">
"A similar letter was sent to two other signalors of the agreement(Ukraine to Taturkchyna - ed.)", - the message reads.</text:p>
      <text:p text:style-name="P4">
<text:span text:style-name="T4">
 Read also: </text:span>
 <text:span text:style-name="T4">
 <text:a xlink:type="simple" xlink:href="https://www.ukrinform.ua/rubric-economy/3698852-blokuvanna-rosieu-zernovogo-koridoru-fiksuut-dokumentalno-posol-v-tureccini.html" text:style-name="Internet_20_link" text:visited-style-name="Visited_20_Internet_20_Link">
</text:a>
</text:span>
</text:p>
      <text:p text:style-name="P4">
The Secretary General also took into account the concern expressed by Moscow on the implementation of the memorialum of mutual understanding between the Russian Federation and the UN Secretariat "on the promotion of Russian food and fertilizers in the world markets." He told the prorogress achieved in this matter and confirmed the UN readiness to work on it.</text:p>
      <text:p text:style-name="P4">
Secretary General also spoke about the efforts of the Secretariat that he made to provide American visas to Russian officials who came to New York.</text:p>
      <text:p text:style-name="P4">
<text:span text:style-name="T4">
 Read also: </text:span>
 <text:span text:style-name="T4">
 <text:a xlink:type="simple" xlink:href="https://www.ukrinform.ua/rubric-economy/3700053-v-oon-gotovi-dopomogti-es-virisiti-pitanna-z-nadliskom-ukrainskogo-zerna.html" text:style-name="Internet_20_link" text:visited-style-name="Visited_20_Internet_20_Link">
</text:a>
</text:span>
</text:p>
      <text:p text:style-name="P4">
It was reported that on Monday at the UN Security Council under the chairman of Lavrov is undergoing "effective multilaterality through the protection of the principles of the UN Charter".</text:p>
      <text:p text:style-name="P4">
On Tuesday, he should preserve at the Middle East's RB meeting. Also Tuesday, the United Kingdom convenes a meeting of the Council for a military conflict in Sudan.</text:p>
      <text:p text:style-name="P4">
News Source: <text:a xlink:type="simple" xlink:href="https://www.ukrinform.ua/rubric-world/3700208-gensek-oon-cerez-lavrova-peredav-putinu-lista-sodo-zernovoi-ugodi.html" text:style-name="Internet_20_link" text:visited-style-name="Visited_20_Internet_20_Link">
https://www.ukrinform.ua/rubric-world/3700208-gensek-oon-cerez-lavrova-peredav-putinu-lista-sodo-zernovoi-ugodi.html</text:a>
</text:p>
      <!--NEWS-->
      <text:h text:style-name="P10" text:outline-level="1">
<text:span text:style-name="T4">
Ukraine and the world are against Russian aggression. Sanctions in action</text:span>
</text:h>
      <text:p text:style-name="P4">
Author: ['АРМІЯINFORM']</text:p>
      <text:p text:style-name="P4">
Time: 2023-04-25T97: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1.jpg" text:style-name="Internet_20_link" text:visited-style-name="Visited_20_Internet_20_Link">
antyrosijski-sankcziyi-1.jpg</text:a>
']</text:p>
      <text:p text:style-name="P4">
Tags: ['АНТИРОСІЙСЬКІ САНКЦІЇ', 'СЗР']</text:p>
      <text:p text:style-name="P4">
Category: News</text:p>
      <!--METADATA-->
      <text:p text:style-name="P4">
<draw:frame draw:style-name="fr1" draw:name="Image301" text:anchor-type="as-char" svg:width="6.9236in" svg:height="3.745668in" draw:z-index="0">
<draw:image xlink:href="../Images/AРМІЯINFORM/2023-04-25T97-00-00-04-00/antyrosijski-sankcziyi-1.jpg" xlink:type="simple" xlink:show="embed" xlink:actuate="onLoad" draw:mime-type="image/jpeg"/>
</draw:frame>
Ukraine's external intelligence service continues <text:a xlink:type="simple" xlink:href="https://www.facebook.com/SZRUkraine/posts/pfbid02kUh257wRmEMzQ2y9KvkqnxrszgFHq7FxJQSpauYHTg4bdwFb21XuuiJA9ZUzQAral" text:style-name="Internet_20_link" text:visited-style-name="Visited_20_Internet_20_Link">
to tell</text:a>
on the sanctions and other actions of the international community against the terrorist country.</text:p>
      <text:p text:style-name="P4">
<text:span text:style-name="T4">
 Situation as of April 24 2023 </text:span>
</text:p>
      <text:p text:style-name="P4">
Canada has announced the transfer of a new $ 34.6 million military aid package to Ukraine. This party is free of charge Ottawa's support and will be transmitted to the trace fund of a comprehensive assistance package of our country organized by NATO partners, Canada Minister Anita Ananda said during the Stone-11 Summit ”. A new financial package for the Ukrainian army: will ensure the implementation of NATO CAP fuel materials - 3.3 million required fuel reserves; will allow to implement the project of the trust fund of a comprehensive NATO assistance package to Ukraine - modular floating bridges to ensure the possibility of crossing water obstacles; It will make the first contribution to the provision of medical first aid kits of the trust fund of a complex package of assistance to Ukraine.</text:p>
      <text:p text:style-name="P4">
Estonia's commander -in -chief, General Martin Herme, believes that war will only be warmed when Russia breaks into small states.</text:p>
      <text:p text:style-name="P4">
The retired Lieutenant General, the former US Army Commander in Europe, Bengjes called "political excuses" about delaying supplies for landscape missiles. He stressed that he was proud of what the United States has already done to help the Armed Forces, but I am sure that the government can find ways to expand the types of arms that transmit the Ukrainian army. _ “In fact, I prefer not to talk about a specific type of weapon. Rather - about capabilities; about the ability of Ukraine to make Crimea inaccessible to the Russians; About the opportunity to strike the Posivastopol, on saki, on janka. And how these blows will be made - a drone Greyeagle, ATCMS, Glsdb or Storm Shadow - no matter. Give Ukraine the opportunity to make such blows, ”_ - said Goodges.</text:p>
      <text:p text:style-name="P4">
Ukraine and France have signed a memorandum on mutual understanding of the cooperation of the Usphere, which involves partnership in the assessment of the damage caused to the tag of Ukrainian transport systems, with an emphasis on the transition of pre -ecological low carbon mobility.</text:p>
      <text:p text:style-name="P4">
The Latvian government will allocate 4 million euros to study Ukrainian refugees to Latvian.</text:p>
      <text:p text:style-name="P4">
The G7 countries were called for continuation, complete implementation and expansion of the Black Sea Grain Initiative.Cyprus announced the blocking of the accounts of individuals and legal entities, which have more than the United Kingdom and the United States to help the Russian moligarcham to bypass anti -Russian sanctions.</text:p>
      <text:p text:style-name="P4">
<text:span text:style-name="T4">
 RF </text:span>
</text:p>
      <text:p text:style-name="P4">
During the year, the rental agreements in the business centers of the Russian Federation with a Moscow-dawned area of up to 329 thousand square meters were terminated. m - ten times more than from April 2021 to March 2022. According to experts, by the end of 2023 at least 15 thousand square meters will fall off. m.</text:p>
      <text:p text:style-name="P4">
Gossuma deputies sent a letter to the head of the Government with a proposal to propose to Russian millionaires an additional 2 % of the tax to support the buyers who are fighting against the Ukrainian people.</text:p>
      <text:p text:style-name="P4">
Once popular car brands have now become scarce goods on the Russian Federation: there are ten Volkswagen Polo cars left all over Moscow, a little larger Kia Rio, Skoda Rapid disappeared altogether. What remained in the dealers is 2.5 times more expensive than the Russian invasion of Ukraine.</text:p>
      <text:p text:style-name="P4">
The Russian energy companies, which have suffered losses due to the sharp increase in the prices of electricity, require the government to allow them not to modernize heat -power plants. It is 13 objects of 1.5 GW, the cost of which is increased 79 % of the initial estimate.</text:p>
      <text:p text:style-name="P4">
The full -scale war of the Russian Federation against Ukraine influenced the health of Russian man - a year later, many of them have had problems with stress. Accordingly, the demand for drugs to increase it beat the previous reards - large -scale mobilization has added reasons for stress. According to the Danius system, the "Church Sign", for the first three months of 2023 the sale of "male power" sales, increased by 39 %. In total, since January, this year, the Russians bought 2.7 million packs of various aphrodisiacs, spending 1.8 billion rubles on them. Analysts have estimated that on average, adult men who now live in Russia, 392 packs of such drugs were stopped during this period. Most often, aphrodisiacs were bought by Vomskiv, Moscow region, St. Petersburg, Krasnodar Tamagadan region.</text:p>
      <text:p text:style-name="P4">
The Alexandrinsky Theater in the Russian St. Petersburg, without explanation, canceled the shows of the play "Sirano de Berzrak" on the 19th century French play due to the "discredited" of the Russian army.</text:p>
      <text:p text:style-name="P4">
According to human rights defenders, at least 58 people who returned to their homeland from abroad in Belarus for 2022 and early 2023 were in Belarus. Most of them were convicted of criminal articles to imprisonment.The Qualification Commission on Advocacy in the RB conducted an alternation, which has been deprived of licenses as a result of five more lawyers. The pronouncement of independent lawyers, the process of depriving licenses lawyers continuously is stored from August 2020. First of all, those lawyers fall under it, who are in the way to protect the rights of people who have been persecuted through their political views. In addition, the purposefulness of the clearing of the law firm is not hidden.</text:p>
      <text:p text:style-name="P4">
News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Commander OB ’ United forces visited the positions of defense forces in Sumy region</text:span>
</text:h>
      <text:p text:style-name="P4">
Author: ['АРМІЯINFORM']</text:p>
      <text:p text:style-name="P4">
Time: 2023-04-25T98: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ВІДЕО', 'СЕРГІЙ НАЄВ', 'СУМЩИНА']</text:p>
      <text:p text:style-name="P4">
Category: News</text:p>
      <!--METADATA-->
      <text:p text:style-name="P4">
The Commander of the Joint Forces of the Armed Forces of Ukraine, Lieutenant General Sergey Naivvitly, visited Ukrainian border positions in the Sumy region.</text:p>
      <text:p text:style-name="P4">
“He visited the servicemen who retain the defense of the Sumy region. Studying service and performing combat missions, as well as strengthening the protection of critical objects of civil infrastructure in the border of Sumy region. While communicating with the commanders of the units, he outlined a number of specific measures aimed at ensuring the defense capability of the territory and instant reacting on enemy shelling, ”said Lieutenant General Naev in his own construction on Facebook.</text:p>
      <text:p text:style-name="P4">
Let's win together!</text:p>
      <text:p text:style-name="P4">
News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